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1875in"/>
    </style:style>
    <style:style style:name="co2" style:family="table-column">
      <style:table-column-properties fo:break-before="auto" style:column-width="1.0104166666666667in"/>
    </style:style>
    <style:style style:name="co3" style:family="table-column">
      <style:table-column-properties fo:break-before="auto" style:column-width="0.59375in"/>
    </style:style>
    <style:style style:name="co4" style:family="table-column">
      <style:table-column-properties fo:break-before="auto" style:column-width="0.6145833333333334in"/>
    </style:style>
    <style:style style:name="co5" style:family="table-column">
      <style:table-column-properties fo:break-before="auto" style:column-width="0.5208333333333334in"/>
    </style:style>
    <style:style style:name="co6" style:family="table-column">
      <style:table-column-properties fo:break-before="auto" style:column-width="0.4375in"/>
    </style:style>
    <style:style style:name="co7" style:family="table-column">
      <style:table-column-properties fo:break-before="auto" style:column-width="0.4166666666666667in"/>
    </style:style>
    <style:style style:name="co8" style:family="table-column">
      <style:table-column-properties fo:break-before="auto" style:column-width="0.9479166666666666in"/>
    </style:style>
    <style:style style:name="co9" style:family="table-column">
      <style:table-column-properties fo:break-before="auto" style:column-width="0.5in"/>
    </style:style>
    <style:style style:name="co10" style:family="table-column">
      <style:table-column-properties fo:break-before="auto" style:column-width="0.6666666666666666in"/>
    </style:style>
    <style:style style:name="co11" style:family="table-column">
      <style:table-column-properties fo:break-before="auto" style:column-width="1.03125in"/>
    </style:style>
    <style:style style:name="ro1" style:family="table-row">
      <style:table-row-properties style:row-height="0.2604166666666667in" fo:break-before="auto" style:use-optimal-row-height="false"/>
    </style:style>
    <style:style style:name="ro2" style:family="table-row">
      <style:table-row-properties style:row-height="1.4166666666666667in" fo:break-before="auto" style:use-optimal-row-height="true"/>
    </style:style>
    <style:style style:name="ro3" style:family="table-row">
      <style:table-row-properties style:row-height="5.68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177">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77">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177">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0">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Sheet1" table:style-name="ta1" table:print="false">
        <office:forms form:automatic-focus="false" form:apply-design-mode="false"/>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default-cell-style-name="ce-1"/>
        <table:table-column table:style-name="co2" table:number-columns-repeated="2" table:default-cell-style-name="ce-1"/>
        <table:table-column table:style-name="co1" table:number-columns-repeated="30" table:default-cell-style-name="ce-1"/>
        <table:table-column table:style-name="co1" table:default-cell-style-name="ce15" table:number-columns-repeated="210"/>
        <table:table-row table:style-name="ro2">
          <table:table-cell/>
          <table:table-cell table:style-name="ce21" office:value-type="string">
            <text:p>key:</text:p>
          </table:table-cell>
          <table:table-cell table:style-name="ce22" office:value-type="string">
            <text:p>1 = error / not mentioned, NA = not applicable 0 = correct / present</text:p>
          </table:table-cell>
          <table:table-cell/>
          <table:table-cell table:style-name="ce21" office:value-type="string">
            <text:p>interpretation</text:p>
          </table:table-cell>
          <table:table-cell table:style-name="ce21" office:value-type="string">
            <text:p>exact</text:p>
          </table:table-cell>
          <table:table-cell table:style-name="ce21" office:value-type="string">
            <text:p>interpretation</text:p>
          </table:table-cell>
          <table:table-cell table:style-name="ce21" office:value-type="string">
            <text:p>exact</text:p>
          </table:table-cell>
          <table:table-cell table:style-name="ce21" office:value-type="string">
            <text:p>interpretation</text:p>
          </table:table-cell>
          <table:table-cell table:style-name="ce21" office:value-type="string">
            <text:p>exact</text:p>
          </table:table-cell>
          <table:table-cell table:style-name="ce21" office:value-type="string">
            <text:p>interpretation</text:p>
          </table:table-cell>
          <table:table-cell table:style-name="ce21" office:value-type="string">
            <text:p>exact</text:p>
          </table:table-cell>
          <table:table-cell table:style-name="ce22" office:value-type="string">
            <text:p>Lee, 2001</text:p>
          </table:table-cell>
          <table:table-cell/>
          <table:table-cell table:style-name="ce21" office:value-type="string">
            <text:p>interpretation</text:p>
          </table:table-cell>
        </table:table-row>
        <table:table-row table:style-name="ro1">
          <table:table-cell table:style-name="ce23" office:value-type="string">
            <text:p>Identifier</text:p>
          </table:table-cell>
          <table:table-cell table:style-name="ce23" office:value-type="string">
            <text:p>Raw Evidence</text:p>
          </table:table-cell>
          <table:table-cell table:style-name="ce23" office:value-type="string">
            <text:p>randILD?</text:p>
          </table:table-cell>
          <table:table-cell table:style-name="ce23" office:value-type="string">
            <text:p>Gap coding?</text:p>
          </table:table-cell>
          <table:table-cell table:style-name="ce23" office:value-type="string">
            <text:p>Replications</text:p>
          </table:table-cell>
          <table:table-cell table:style-name="ce23" office:value-type="string">
            <text:p>“Reps”</text:p>
          </table:table-cell>
          <table:table-cell table:style-name="ce23" office:value-type="string">
            <text:p>Search settings</text:p>
          </table:table-cell>
          <table:table-cell table:style-name="ce23" office:value-type="string">
            <text:p>“Search”</text:p>
          </table:table-cell>
          <table:table-cell table:style-name="ce23" office:value-type="string">
            <text:p>P-value(s)</text:p>
          </table:table-cell>
          <table:table-cell table:style-name="ce24" office:value-type="string">
            <text:p>“P-val”</text:p>
          </table:table-cell>
          <table:table-cell table:style-name="ce23" office:value-type="string">
            <text:p>Critical value explicit?</text:p>
          </table:table-cell>
          <table:table-cell table:style-name="ce23" office:value-type="string">
            <text:p>“Critical value”</text:p>
          </table:table-cell>
          <table:table-cell table:style-name="ce23" office:value-type="string">
            <text:p>Uninformative data?</text:p>
          </table:table-cell>
          <table:table-cell table:style-name="ce23" office:value-type="string">
            <text:p>Misc.</text:p>
          </table:table-cell>
          <table:table-cell table:style-name="ce23" office:value-type="string">
            <text:p>Overall</text:p>
          </table:table-cell>
          <table:table-cell/>
          <table:table-cell table:style-name="ce23" office:value-type="string">
            <text:p>Author</text:p>
          </table:table-cell>
          <table:table-cell table:style-name="ce23" office:value-type="string">
            <text:p>Title</text:p>
          </table:table-cell>
          <table:table-cell table:style-name="ce23" office:value-type="string">
            <text:p>Journal</text:p>
          </table:table-cell>
          <table:table-cell table:style-name="ce23" office:value-type="string">
            <text:p>Volume</text:p>
          </table:table-cell>
          <table:table-cell table:style-name="ce23" office:value-type="string">
            <text:p>Number</text:p>
          </table:table-cell>
          <table:table-cell table:style-name="ce23" office:value-type="string">
            <text:p>Month</text:p>
          </table:table-cell>
          <table:table-cell table:style-name="ce23" office:value-type="string">
            <text:p>Pages</text:p>
          </table:table-cell>
          <table:table-cell table:style-name="ce23" office:value-type="string">
            <text:p>Year</text:p>
          </table:table-cell>
          <table:table-cell table:style-name="ce23" office:value-type="string">
            <text:p>URL</text:p>
          </table:table-cell>
          <table:table-cell table:style-name="ce23" office:value-type="string">
            <text:p>Publisher</text:p>
          </table:table-cell>
          <table:table-cell table:style-name="ce23" office:value-type="string">
            <text:p>Annote</text:p>
          </table:table-cell>
          <table:table-cell table:style-name="ce23" office:value-type="string">
            <text:p>Abstract</text:p>
          </table:table-cell>
          <table:table-cell table:style-name="ce23" office:value-type="string">
            <text:p>Custom2</text:p>
          </table:table-cell>
          <table:table-cell table:style-name="ce23" office:value-type="string">
            <text:p>Keywords</text:p>
          </table:table-cell>
          <table:table-cell table:style-name="ce23" office:value-type="string">
            <text:p>Custom4</text:p>
          </table:table-cell>
          <table:table-cell table:style-name="ce23" office:value-type="string">
            <text:p>Custom5</text:p>
          </table:table-cell>
        </table:table-row>
        <table:table-row table:style-name="ro3">
          <table:table-cell table:style-name="ce22" office:value-type="string">
            <text:p>Allegrucci2009</text:p>
          </table:table-cell>
          <table:table-cell table:style-name="ce25" office:value-type="string">
            <text:p>Congruence among
partitions was assessed by the partition-homogeneity test [also
named the incongruence length difference (ILD) test; Farris
et al., 1994, 1995], as implemented in paup*. All data sets were
subsequently combined for a total evidence analysi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Allegrucci, Giuliana; Rampini, Mauro; Gratton, Paolo; Todisco, Valentina &amp; Sbordoni, Valerio</text:p>
          </table:table-cell>
          <table:table-cell table:style-name="ce22" office:value-type="string">
            <text:p>Testing phylogenetic hypotheses for reconstructing the evolutionary history of Dolichopoda cave crickets in the eastern Mediterranean</text:p>
          </table:table-cell>
          <table:table-cell table:style-name="ce22" office:value-type="string">
            <text:p>Journal of Biogeography</text:p>
          </table:table-cell>
          <table:table-cell table:style-name="ce22" office:value-type="float" office:value="36">
            <text:p>36</text:p>
          </table:table-cell>
          <table:table-cell table:style-name="ce22" office:value-type="float" office:value="9">
            <text:p>9</text:p>
          </table:table-cell>
          <table:table-cell table:style-name="ce22" office:value-type="string">
            <text:p>September</text:p>
          </table:table-cell>
          <table:table-cell table:style-name="ce22" office:value-type="string">
            <text:p>1785--1797</text:p>
          </table:table-cell>
          <table:table-cell table:style-name="ce22" office:value-type="float" office:value="2009">
            <text:p>2009</text:p>
          </table:table-cell>
          <table:table-cell table:style-name="ce22" office:value-type="string">
            <text:p>http://doi.wiley.com/10.1111/j.1365-2699.2009.02130.x</text:p>
          </table:table-cell>
          <table:table-cell table:number-columns-repeated="4"/>
          <table:table-cell table:style-name="ce22" office:value-type="string">
            <text:p>biogeography,cave crickets,correspondence,divergence times,dolichopoda,east mediterranean,giuliana allegrucci,mitochondrial dna,orthoptera,phylogeography</text:p>
          </table:table-cell>
        </table:table-row>
        <table:table-row table:style-name="ro3">
          <table:table-cell table:style-name="ce22" office:value-type="string">
            <text:p>Allender2009</text:p>
          </table:table-cell>
          <table:table-cell table:style-name="ce25" office:value-type="string">
            <text:p>We also tested for compatible evolutionary relationships between these two genes using a partition homogeneity test (5) in PAUP* with 1,000 replicates, heuristic searches, sequence data
from the six available cultures in GenBank (Table 2), and our long fragments... Finally, our partition homogeneity test of phylogenetic in-
congruence detected a significant difference (P Ͻ 0.01) be-
tween sequence information at mcyA and mcyB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5">
            <text:p>0.5</text:p>
          </table:table-cell>
          <table:table-cell table:style-name="ce22" office:value-type="string">
            <text:p>?</text:p>
          </table:table-cell>
          <table:table-cell table:style-name="ce22" office:value-type="float" office:value="0">
            <text:p>0</text:p>
          </table:table-cell>
          <table:table-cell table:style-name="ce26" office:value-type="string">
            <text:p>“&gt;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Allender, Christopher J; LeCleir, Gary R; Rinta-Kanto, Johanna M; Small, Randall L; Satchwell, Michael F; Boyer, Gregory L &amp; Wilhelm, Steven W</text:p>
          </table:table-cell>
          <table:table-cell table:style-name="ce22" office:value-type="string">
            <text:p>Identifying the source of unknown microcystin genes and predicting microcystin variants by comparing genes within uncultured cyanobacterial cells.</text:p>
          </table:table-cell>
          <table:table-cell table:style-name="ce22" office:value-type="string">
            <text:p>Applied and environmental microbiology</text:p>
          </table:table-cell>
          <table:table-cell table:style-name="ce22" office:value-type="float" office:value="75">
            <text:p>75</text:p>
          </table:table-cell>
          <table:table-cell table:style-name="ce22" office:value-type="float" office:value="11">
            <text:p>11</text:p>
          </table:table-cell>
          <table:table-cell table:style-name="ce22" office:value-type="string">
            <text:p>June</text:p>
          </table:table-cell>
          <table:table-cell table:style-name="ce22" office:value-type="string">
            <text:p>3598--604</text:p>
          </table:table-cell>
          <table:table-cell table:style-name="ce22" office:value-type="float" office:value="2009">
            <text:p>2009</text:p>
          </table:table-cell>
          <table:table-cell table:style-name="ce22" office:value-type="string">
            <text:p>http://www.pubmedcentral.nih.gov/articlerender.fcgi?artid=2687263\&amp;tool=pmcentrez\&amp;rendertype=abstract</text:p>
          </table:table-cell>
          <table:table-cell table:number-columns-repeated="2"/>
          <table:table-cell table:style-name="ce22" office:value-type="string">
            <text:p>While multiple phylogenetic markers have been used in the culture-independent study of microcystin-producing cyanobacteria, in only a few instances have multiple markers been studied within individual cells, and in all cases these studies have been conducted with cultured isolates. Here, we isolate and evaluate large DNA fragments (&gt;6 kb) encompassing two genes involved in microcystin biosynthesis (mcyA2 and mcyB1) and use them to identify the source of gene fragments found in water samples. Further investigation of these gene loci from individual cyanobacterial cells allowed for improved analysis of the genetic diversity within microcystin producers as well as a method to predict microcystin variants for individuals. These efforts have also identified the source of the novel mcyA genotype previously termed Microcystis-like that is pervasive in the Laurentian Great Lakes and they predict the microcystin variant(s) that it produces.</text:p>
          </table:table-cell>
          <table:table-cell/>
          <table:table-cell table:style-name="ce22" office:value-type="string">
            <text:p>Biodiversity,Cyanobacteria,Cyanobacteria: classification,Cyanobacteria: genetics,DNA, Bacterial,DNA, Bacterial: chemistry,DNA, Bacterial: genetics,DNA, Bacterial: isolation \&amp; purification,Genes, Bacterial,Microcystins,Microcystins: genetics,Molecular Sequence Data,Phylogeny,Polymorphism, Genetic,Sequence Analysis, DNA,Sequence Homology,Water Microbiology</text:p>
          </table:table-cell>
        </table:table-row>
        <table:table-row table:style-name="ro3">
          <table:table-cell table:style-name="ce22" office:value-type="string">
            <text:p>Almada2009</text:p>
          </table:table-cell>
          <table:table-cell table:style-name="ce25" office:value-type="string">
            <text:p>Congruence
among all data sets was tested by the incongruence-length difference test (ILD) (Farris et al., 1985), as implemented in Paup*
v.4.0b10 (Swofford, 2003). ILD tests did not reveal signiﬁcant heterogeneity neither among the mitochondrial markers (p = 0.85) nor
between the combined mitochondrial data and the S7 intron
(p = 0.57). Thus, all markers were combined and analyzed as a single data set. In addition, we also analyzed data sets including only
the S7 nuclear region, a combined mitochondrial data set, and each
mitochondrial fragment separately.
Maximum parsimony-based (MP) phylogenetic relationships
were estimated using PAUP* with 100 heuristic searches using random additions of sequences and implementing the TBR algorithm.</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RAS + TBR</text:p>
          </table:table-cell>
          <table:table-cell table:style-name="ce22" office:value-type="float" office:value="0">
            <text:p>0</text:p>
          </table:table-cell>
          <table:table-cell table:style-name="ce26" office:value-type="string">
            <text:p>0.85, 0.5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Farris et al., 1985”</text:p>
          </table:table-cell>
          <table:table-cell table:number-columns-repeated="2"/>
          <table:table-cell table:style-name="ce22" office:value-type="string">
            <text:p>Almada, V C; Robalo, J I; Levy, A; Freyhof, J; Bernardi, G &amp; Doadrio, I</text:p>
          </table:table-cell>
          <table:table-cell table:style-name="ce22" office:value-type="string">
            <text:p>Phylogenetic analysis of peri-Mediterranean blennies of the genus Salaria: molecular insights on the colonization of freshwaters.</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2">
            <text:p>2</text:p>
          </table:table-cell>
          <table:table-cell table:style-name="ce22" office:value-type="string">
            <text:p>August</text:p>
          </table:table-cell>
          <table:table-cell table:style-name="ce22" office:value-type="string">
            <text:p>424--31</text:p>
          </table:table-cell>
          <table:table-cell table:style-name="ce22" office:value-type="float" office:value="2009">
            <text:p>2009</text:p>
          </table:table-cell>
          <table:table-cell table:style-name="ce22" office:value-type="string">
            <text:p>http://www.ncbi.nlm.nih.gov/pubmed/19348958</text:p>
          </table:table-cell>
          <table:table-cell table:number-columns-repeated="2"/>
          <table:table-cell table:style-name="ce22" office:value-type="string">
            <text:p>In this paper, the phylogenetic relationships of the marine blenny Salaria pavo and the freshwater S. fluviatilis and S. economidisi were analyzed using four molecular markers: the mitochondrial 12S rRNA, 16S rRNA, and the control region and the nuclear first intron of the S7 ribosomal protein. The monophyly of Salaria is supported, as well as that of S. pavo and that of all the freshwater members of Salaria. Thus, the present results support a single origin for all freshwater Mediterranean blenniids. Our results reject the placement of the species of Salaria in the genus Lipophrys as proposed in previous studies. Using a molecular clock calibrated with trans-Isthmian geminate blenniid species, the split between the ancestor of the freshwater lineage and the ancestor of S. pavo is tentatively placed in the Middle Miocene (well before the Messinian). The marine S. pavo displays a very low level of intraspecific sequence divergence consistent with a Pleistocene bottleneck. S. fluviatilis is a paraphyletic entity with S. economidisi nested within it. A Moroccan population of S. fluviatilis is more divergent than S. economidisi, both in nuclear and mitochondrial genes. Fish from Israel together with some Turkish samples represent the second oldest split. It is argued that these populations may represent cryptic species. Thus, further studies on the taxonomy of these freshwater blennies are urgently needed.</text:p>
          </table:table-cell>
          <table:table-cell/>
          <table:table-cell table:style-name="ce22" office:value-type="string">
            <text:p>2009,Animals,Bayes Theorem,Cell Nucleus,Cell Nucleus: genetics,DNA,Evolution,Fresh Water,Genetic,Genetic Markers,Genetic Speciation,Likelihood Functions,Mediterranean Sea,Mitochondrial,Mitochondrial: genetics,Models,Molecular,Perciformes,Perciformes: classification,Perciformes: genetics,Phylogeny,Sequence Alignment,Sequence Analysis,speciation,treebase1:S2322,treebase2:S9986</text:p>
          </table:table-cell>
        </table:table-row>
        <table:table-row table:style-name="ro3">
          <table:table-cell table:style-name="ce22" office:value-type="string">
            <text:p>Alvarez-Molina2009</text:p>
          </table:table-cell>
          <table:table-cell table:style-name="ce25" office:value-type="string">
            <text:p>The signiﬁcance of character incongruence among partitions of the total matrices was assessed using the incongruence length difference (ILD) test (Farris et al., 1995) implemented in Winclada 1.00.08 and
PAUP* 4.0b10 as the partition homogeneity test (PHT). Partitions corresponded
to various pairwise: two-way, three-way, and four-way combinations of character sets using 1000 replicates with 10 random addition sequences per replicate
holding two trees at each step, and saving only one tree per replicate. Interpretation of the incongruency among data partitions using the ILD test followed
suggestions by Cunningham (1997).</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text:p>
          </table:table-cell>
          <table:table-cell table:style-name="ce22" office:value-type="float" office:value="0">
            <text:p>0</text:p>
          </table:table-cell>
          <table:table-cell table:style-name="ce26" office:value-type="string">
            <text:p>To 4 sf</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holding two trees at each step, and saving only one tree per replicate”, no corrections for multiple hypothesis tests, 0.09 &lt; 0.01 apparently!</text:p>
          </table:table-cell>
          <table:table-cell table:style-name="ce22" office:value-type="string">
            <text:p>SERIOUS</text:p>
          </table:table-cell>
          <table:table-cell/>
          <table:table-cell table:style-name="ce22" office:value-type="string">
            <text:p>Alvarez-Molina, a. &amp; Cameron, K. M.</text:p>
          </table:table-cell>
          <table:table-cell table:style-name="ce22" office:value-type="string">
            <text:p>Molecular phylogenetics of Prescottiinae s.l. and their close allies (Orchidaceae, Cranichideae) inferred from plastid and nuclear ribosomal DNA sequences</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5">
            <text:p>5</text:p>
          </table:table-cell>
          <table:table-cell table:style-name="ce22" office:value-type="string">
            <text:p>May</text:p>
          </table:table-cell>
          <table:table-cell table:style-name="ce22" office:value-type="string">
            <text:p>1020--1040</text:p>
          </table:table-cell>
          <table:table-cell table:style-name="ce22" office:value-type="float" office:value="2009">
            <text:p>2009</text:p>
          </table:table-cell>
          <table:table-cell table:style-name="ce22" office:value-type="string">
            <text:p>http://www.amjbot.org/cgi/doi/10.3732/ajb.0800219</text:p>
          </table:table-cell>
          <table:table-cell table:number-columns-repeated="4"/>
          <table:table-cell table:style-name="ce22" office:value-type="string">
            <text:p>cranichideae,cranichidinae,molecular phylogenetics,orchidaceae,prescottiinae,spiranthinae,terrestrial</text:p>
          </table:table-cell>
        </table:table-row>
        <table:table-row table:style-name="ro3">
          <table:table-cell table:style-name="ce22" office:value-type="string">
            <text:p>Andjic2010</text:p>
          </table:table-cell>
          <table:table-cell table:style-name="ce25" office:value-type="string">
            <text:p>a
partition homogeneity test (PHT) had been performed in
PAUP v. 4.0b10 (Swofford, 2000) to determine whether
sequence data from the four separate gene regions were
statistically congruent (Farris et al., 1995; Huelsenbeck
et al., 1996)... The aligned data set for the
combined bT, ITS-2 and EF-1a sequences consisted of
990 characters of which 446 were parsimony informative
and used in the analysis. The partition homogeneity test
showed no significant difference (P &gt; 0Æ01; P = 0Æ33)
between data from the different gene regions (sum of
lengths of original partition was 1020, range for 1000
randomizations was 1013–1027)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33</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0">
            <text:p>0</text:p>
          </table:table-cell>
          <table:table-cell/>
          <table:table-cell table:style-name="ce22" office:value-type="string">
            <text:p>not too bad</text:p>
          </table:table-cell>
          <table:table-cell/>
          <table:table-cell table:style-name="ce22" office:value-type="string">
            <text:p>Andjic, V; Pegg, G; Carnegie, A; Callister, A; Hardy, G E &amp; Burgess, T I</text:p>
          </table:table-cell>
          <table:table-cell table:style-name="ce22" office:value-type="string">
            <text:p>Teratosphaeria pseudoeucalypti, a new cryptic species responsible for leaf blight of Eucalyptus in subtropical and tropical Australia</text:p>
          </table:table-cell>
          <table:table-cell table:style-name="ce22" office:value-type="string">
            <text:p>Plant Pathology</text:p>
          </table:table-cell>
          <table:table-cell table:number-columns-repeated="4"/>
          <table:table-cell table:style-name="ce22" office:value-type="float" office:value="2010">
            <text:p>2010</text:p>
          </table:table-cell>
          <table:table-cell table:style-name="ce22" office:value-type="string">
            <text:p>http://dx.doi.org/10.1111/j.1365-3059.2010.02308.x</text:p>
          </table:table-cell>
          <table:table-cell table:number-columns-repeated="4"/>
          <table:table-cell table:style-name="ce22" office:value-type="string">
            <text:p>2010,treebase2:S10502</text:p>
          </table:table-cell>
        </table:table-row>
        <table:table-row table:style-name="ro3">
          <table:table-cell table:style-name="ce22" office:value-type="string">
            <text:p>Antonelli2009</text:p>
          </table:table-cell>
          <table:table-cell table:style-name="ce25" office:value-type="string">
            <text:p>The Partition Homogeneity Test [54] was applied to test
for conflicting phylogenetic signal among these regions by
performing a heuristic search with 5000 replicates, 100
random addition sequences, TBR branch swapping and
saving up to 50 trees per replicate in PAUP* version
4.0b10 [55]. Since the test did not approach significance
(P = 0.962), the three markers were combined for the subsequent analyses.</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5000">
            <text:p>5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96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saving up to 50 trees per replicate”</text:p>
          </table:table-cell>
          <table:table-cell table:number-columns-repeated="2"/>
          <table:table-cell table:style-name="ce22" office:value-type="string">
            <text:p>Antonelli, Alexandre</text:p>
          </table:table-cell>
          <table:table-cell table:style-name="ce22" office:value-type="string">
            <text:p>Have giant lobelias evolved several times independently? Life form shifts and historical biogeography of the cosmopolitan and highly diverse subfamily Lobelioideae (Campanulaceae).</text:p>
          </table:table-cell>
          <table:table-cell table:style-name="ce22" office:value-type="string">
            <text:p>BMC biology</text:p>
          </table:table-cell>
          <table:table-cell table:style-name="ce22" office:value-type="float" office:value="7">
            <text:p>7</text:p>
          </table:table-cell>
          <table:table-cell/>
          <table:table-cell table:style-name="ce22" office:value-type="string">
            <text:p>January</text:p>
          </table:table-cell>
          <table:table-cell table:style-name="ce27" office:value-type="string">
            <text:p>82</text:p>
          </table:table-cell>
          <table:table-cell table:style-name="ce22" office:value-type="float" office:value="2009">
            <text:p>2009</text:p>
          </table:table-cell>
          <table:table-cell table:style-name="ce22" office:value-type="string">
            <text:p>http://www.ncbi.nlm.nih.gov/pubmed/19941635</text:p>
          </table:table-cell>
          <table:table-cell table:number-columns-repeated="2"/>
          <table:table-cell table:style-name="ce22" office:value-type="string">
            <text:p>BACKGROUND: The tendency of animals and plants to independently develop similar features under similar evolutionary pressures - convergence - is a widespread phenomenon in nature. In plants, convergence has been suggested to explain the striking similarity in life form between the giant lobelioids (Campanulaceae, the bellflower family) of Africa and the Hawaiian Islands. Under this assumption these plants would have developed the giant habit from herbaceous ancestors independently, in much the same way as has been suggested for the giant senecios of Africa and the silversword alliance of Hawaii. RESULTS: Phylogenetic analyses based on plastid (rbcL, trnL-F) and nuclear (internal transcribed spacer [ITS]) DNA sequences for 101 species in subfamily Lobelioideae demonstrate that the large lobelioids from eastern Africa the Hawaiian Islands, and also South America, French Polynesia and southeast Asia, form a strongly supported monophyletic group. Ancestral state reconstructions of life form and distribution, taking into account phylogenetic uncertainty, indicate their descent from a woody ancestor that was probably confined to Africa. Molecular dating analyses using Penalized Likelihood and Bayesian relaxed clock approaches, and combining multiple calibration points, estimate their first diversification at approximately 25-33 million years ago (Ma), shortly followed by several long-distance dispersal events that resulted in the current pantropical distribution. CONCLUSION: These results confidently show that lobelioid species, commonly called 'giant', are very closely related and have not developed their giant form from herbaceous ancestors independently. This study, which includes the hitherto largest taxon sampling for subfamily Lobelioideae, highlights the need for a broad phylogenetic framework for testing assumptions about morphological development in general, and convergent evolution in particular.</text:p>
          </table:table-cell>
          <table:table-cell/>
          <table:table-cell table:style-name="ce22" office:value-type="string">
            <text:p>Animals,Campanulaceae,Campanulaceae: anatomy \&amp; histology,Campanulaceae: genetics,Cell Nucleus,Cell Nucleus: genetics,Evolution, Molecular,Genetic Speciation,Geography,Phylogeny,Plastids,Plastids: genetics,Sequence Alignment,Sequence Analysis, DNA</text:p>
          </table:table-cell>
        </table:table-row>
        <table:table-row table:style-name="ro3">
          <table:table-cell table:style-name="ce22" office:value-type="string">
            <text:p>Araujo2009</text:p>
          </table:table-cell>
          <table:table-cell table:style-name="ce25" office:value-type="string">
            <text:p>However, congruence between data for the different genes was assessed by conducting a partition homogeneity
test (implemented in PAUP* as ILD test: Mickevich &amp; Farris,
1981; Farris et al., 1994) on a matrix including the species for
which we had data for both genes.
Phylogenetic analyses (maximum parsimony, MP;
maximum likelihood, ML and neighbour-joining, NJ) were
conducted using PAUP* 4.0b10 (Swofford, 2001). Equalweighted parsimony analyses were performed with gaps coded
both as missing data and as a ﬁfth character, through heuristic
searches with TBR branch swapping and 10 random
Additions.</text:p>
          </table:table-cell>
          <table:table-cell table:style-name="ce22" office:value-type="float" office:value="0">
            <text:p>0</text:p>
          </table:table-cell>
          <table:table-cell table:style-name="ce22" office:value-type="float" office:value="0">
            <text:p>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9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Araujo, R.; Toledo, C.; {Van Damme}, D.; Ghamizi, M. &amp; Machordom, a.</text:p>
          </table:table-cell>
          <table:table-cell table:style-name="ce22" office:value-type="string">
            <text:p>Margaritifera marocana (Pallary, 1918): a valid species inhabiting Moroccan rivers</text:p>
          </table:table-cell>
          <table:table-cell table:style-name="ce22" office:value-type="string">
            <text:p>Journal of Molluscan Studies</text:p>
          </table:table-cell>
          <table:table-cell table:style-name="ce22" office:value-type="float" office:value="75">
            <text:p>75</text:p>
          </table:table-cell>
          <table:table-cell table:style-name="ce22" office:value-type="float" office:value="2">
            <text:p>2</text:p>
          </table:table-cell>
          <table:table-cell table:style-name="ce22" office:value-type="string">
            <text:p>January</text:p>
          </table:table-cell>
          <table:table-cell table:style-name="ce22" office:value-type="string">
            <text:p>95--101</text:p>
          </table:table-cell>
          <table:table-cell table:style-name="ce22" office:value-type="float" office:value="2009">
            <text:p>2009</text:p>
          </table:table-cell>
          <table:table-cell table:style-name="ce22" office:value-type="string">
            <text:p>http://www.mollus.oxfordjournals.org/cgi/doi/10.1093/mollus/eyn043</text:p>
          </table:table-cell>
        </table:table-row>
        <table:table-row table:style-name="ro3">
          <table:table-cell table:style-name="ce22" office:value-type="string">
            <text:p>Avino2009</text:p>
          </table:table-cell>
          <table:table-cell table:style-name="ce25" office:value-type="string">
            <text:p>Settings for the MP
analyses were identical to those described above. To avoid
being trapped in local length minima, the ‘‘new technology’’ search approach was also used (Goloboff 1999b) with
default settings (except for what follows). This approach
consists in a very aggressive search for minimum length
trees (initial level 100, ﬁnding minimal length ten times),
followed by the production (via branch swapping) of
independent hits to that length.
To assess the potential incongruence between the nuclear
and the chloroplast matrices, the incongruence length difference (ILD) test of Farris et al. (1994) was carried out (200
replicas, tree space 10,000, ten iterations per replica, ten trees
per iteration) as implemented in Winclada.
As any alignment obtained using clustering procedures
will be inﬂuenced by gap opening and extension parameters,
the elision approach, described by Wheeler et al. (1995), was
used to evaluate how sensitive topology is to ambiguous gap
positions. This technique consists in ‘‘eliding’’ various
individual alignments into a single combined alignment on
which a phylogenetic analysis is carried out. Six alignments
were generated for all the markers separately. These alignments were generated using ClustalX (Thompson et al. 1997)
with the same parameters as above, but with variable gap
opening and extension costs at wide intervals in each
alignment (PWGAPOPEN = GAPOPEN from 5 to 25 and
PWGAPEXT = GAPEXT from 2 to 11). The six alignments
obtained plus the original alignment was combined, for each
dataset, into a single matrix. These elided matrices were
analysed both separately and in combination, in this case
scoring all gaps as missing characters. The ILD test (Farris et al. 1994) indicated that the
nuclear and choloroplastic matrices were not significantly
incongruent (P = 0.3980). As a consequence, the four data
sets were combined in a single matrix.</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200">
            <text:p>200</text:p>
          </table:table-cell>
          <table:table-cell table:style-name="ce22" office:value-type="float" office:value="0">
            <text:p>0</text:p>
          </table:table-cell>
          <table:table-cell table:style-name="ce22" office:value-type="string">
            <text:p>10RAS (in TNT)</text:p>
          </table:table-cell>
          <table:table-cell table:style-name="ce22" office:value-type="float" office:value="0">
            <text:p>0</text:p>
          </table:table-cell>
          <table:table-cell table:style-name="ce26" office:value-type="string">
            <text:p>“0.398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Avino, M.; Tortoriello, G. &amp; Caputo, P.</text:p>
          </table:table-cell>
          <table:table-cell table:style-name="ce22" office:value-type="string">
            <text:p>A phylogenetic analysis of Dipsacaceae based on four DNA regions</text:p>
          </table:table-cell>
          <table:table-cell table:style-name="ce22" office:value-type="string">
            <text:p>Plant Systematics and Evolution</text:p>
          </table:table-cell>
          <table:table-cell table:style-name="ce22" office:value-type="float" office:value="279">
            <text:p>279</text:p>
          </table:table-cell>
          <table:table-cell table:style-name="ce27" office:value-type="string">
            <text:p>1-4</text:p>
          </table:table-cell>
          <table:table-cell table:style-name="ce22" office:value-type="string">
            <text:p>March</text:p>
          </table:table-cell>
          <table:table-cell table:style-name="ce22" office:value-type="string">
            <text:p>69--86</text:p>
          </table:table-cell>
          <table:table-cell table:style-name="ce22" office:value-type="float" office:value="2009">
            <text:p>2009</text:p>
          </table:table-cell>
          <table:table-cell table:style-name="ce22" office:value-type="string">
            <text:p>http://www.springerlink.com/index/10.1007/s00606-009-0147-y</text:p>
          </table:table-cell>
          <table:table-cell table:number-columns-repeated="4"/>
          <table:table-cell table:style-name="ce22" office:value-type="string">
            <text:p>dipsacaceae \'{a} internal transcribed,its,psbh \'{a} trnl intron,spacers,trnf intergenic spacer,trnl,\'{a},\'{a} phylogeny \'{a} psbb</text:p>
          </table:table-cell>
        </table:table-row>
        <table:table-row table:style-name="ro3">
          <table:table-cell table:style-name="ce22" office:value-type="string">
            <text:p>DenBakker2010</text:p>
          </table:table-cell>
          <table:table-cell table:style-name="ce25" office:value-type="string">
            <text:p>Third, we tested the null hypothesis of phylogenetic congruence among individual marker loci in the G. etunicatum
data set by conducting a partition homogeneity test (Farris
et al. 1995) implemented in PAUP* (Swofford 2002). Under
the model of clonality, genealogical histories of marker
genes are expected to be congruent because they are inherited together. Under the model of recombination, genealogies of unlinked genes are likely to be in conﬂict because
recombination would break up allele associations. This conﬂict can be expressed as increased homoplasy and increased
length of phylogenetic trees. The partition homogeneity
test statistics reﬂects the difference between the numbers
of steps required by individual versus combined analyses of
the marker genes. The distribution of the test statistic is
estimated by calculating it ﬁrst for the original partition
and then for a series of randomized partitions that are
of the same size as the original partition but each represents
a mixture of characters from all partitions (Cunningham
1997). We ran 100,000 replicates of the randomization procedure on a data set representing concatenated marker
gene sequences with invariant characters removed; alignment gaps were treated as missing data and the maximum
number of trees held per replicate was set to 1,000. Next, we conducted the partition
homogeneity test (Farris et al. 1995) to look for phylogenetic incongruence that could be indicative of a history of
recombination among the marker loci in the G. etunicatum
population. The partition homogeneity test revealed a signiﬁcant conﬂict among the data partitions representing individual markers (P 5 0.0194) in the G. etunicatum
concatenated haplotype data set.</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19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0.0194 = “significant conflict”</text:p>
          </table:table-cell>
          <table:table-cell table:style-name="ce22" office:value-type="string">
            <text:p>SERIOUS</text:p>
          </table:table-cell>
          <table:table-cell/>
          <table:table-cell table:style-name="ce22" office:value-type="string">
            <text:p>den Bakker, Henk C; Vankuren, Nicholas W; Morton, Joseph B &amp; Pawlowska, Teresa E</text:p>
          </table:table-cell>
          <table:table-cell table:style-name="ce22" office:value-type="string">
            <text:p>Clonality and recombination in the life history of an asexual arbuscular mycorrhizal fungus.</text:p>
          </table:table-cell>
          <table:table-cell table:style-name="ce22" office:value-type="string">
            <text:p>Molecular biology and evolution</text:p>
          </table:table-cell>
          <table:table-cell table:style-name="ce22" office:value-type="float" office:value="27">
            <text:p>27</text:p>
          </table:table-cell>
          <table:table-cell table:style-name="ce22" office:value-type="float" office:value="11">
            <text:p>11</text:p>
          </table:table-cell>
          <table:table-cell table:style-name="ce22" office:value-type="string">
            <text:p>November</text:p>
          </table:table-cell>
          <table:table-cell table:style-name="ce22" office:value-type="string">
            <text:p>2474--86</text:p>
          </table:table-cell>
          <table:table-cell table:style-name="ce22" office:value-type="float" office:value="2010">
            <text:p>2010</text:p>
          </table:table-cell>
          <table:table-cell table:style-name="ce22" office:value-type="string">
            <text:p>http://www.ncbi.nlm.nih.gov/pubmed/20566475</text:p>
          </table:table-cell>
          <table:table-cell table:number-columns-repeated="2"/>
          <table:table-cell table:style-name="ce22" office:value-type="string">
            <text:p>Arbuscular mycorrhizal (AM) fungi in the phylum Glomeromycota colonize roots of the majority of land plants and assist them in the uptake of mineral nutrients in exchange for plant-assimilated carbon. In the absence of sexual reproductive structures and with asexual spore morphology conserved since the Ordovician, Glomeromycota may be one of the oldest eukaryotic lineages that rely predominantly on asexual reproduction for gene transmission. Clonal population structure detected in the majority of AM fungi examined to date supports this hypothesis. However, evidence of recombination found in few local populations suggests that genetic exchanges may be more common in these organisms than is currently recognized. To explore the significance of clonal expansion versus genetic recombination in the life history of modern Glomeromycota, we examined the global population of a cosmopolitan fungus Glomus etunicatum and made inferences about the population structure and the occurrence of recombination in the history of this species. We sampled eight loci from 84 isolates. We found that although the global population of G. etunicatum showed a pattern of significant differentiation, several haplotypes had a broad geographic distribution spanning multiple continents. Molecular variation among the sampled isolates indicated an overwhelmingly clonal population structure and suggested that clonal expansion plays an important role in the ecological success of modern Glomeromycota. In contrast, a pattern of homoplasy consistent with a history of recombination suggested that gene exchanges are not completely absent from the life history of these organisms, although they are likely to be very rare.</text:p>
          </table:table-cell>
          <table:table-cell/>
          <table:table-cell table:style-name="ce22" office:value-type="string">
            <text:p>glomeromycota,glomus etunicatum,population structure,reproduction</text:p>
          </table:table-cell>
        </table:table-row>
        <table:table-row table:style-name="ro3">
          <table:table-cell table:style-name="ce22" office:value-type="string">
            <text:p>Bapteste2009</text:p>
          </table:table-cell>
          <table:table-cell table:style-name="ce25" office:value-type="string">
            <text:p>In those tests (e.g., character congruence tests
such as the incongruence length difference test [49] and
variants, or likelihood based tests), the null hypothesis
(H0) is "that the same tree underlies all of the dataset parti-
tions" [48].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6"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table-cell table:style-name="ce22" office:value-type="string">
            <text:p>Bapteste, Eric; O'Malley, Maureen a; Beiko, Robert G; Ereshefsky, Marc; Gogarten, J Peter; Franklin-Hall, Laura; Lapointe, Fran\c{c}ois-Joseph; Dupr\'{e}, John; Dagan, Tal; Boucher, Yan &amp; Martin, William</text:p>
          </table:table-cell>
          <table:table-cell table:style-name="ce22" office:value-type="string">
            <text:p>Prokaryotic evolution and the tree of life are two different things.</text:p>
          </table:table-cell>
          <table:table-cell table:style-name="ce22" office:value-type="string">
            <text:p>Biology direct</text:p>
          </table:table-cell>
          <table:table-cell table:style-name="ce22" office:value-type="float" office:value="4">
            <text:p>4</text:p>
          </table:table-cell>
          <table:table-cell/>
          <table:table-cell table:style-name="ce22" office:value-type="string">
            <text:p>January</text:p>
          </table:table-cell>
          <table:table-cell table:style-name="ce27" office:value-type="string">
            <text:p>34</text:p>
          </table:table-cell>
          <table:table-cell table:style-name="ce22" office:value-type="float" office:value="2009">
            <text:p>2009</text:p>
          </table:table-cell>
          <table:table-cell table:style-name="ce22" office:value-type="string">
            <text:p>http://www.pubmedcentral.nih.gov/articlerender.fcgi?artid=2761302\&amp;tool=pmcentrez\&amp;rendertype=abstract</text:p>
          </table:table-cell>
          <table:table-cell table:number-columns-repeated="2"/>
          <table:table-cell table:style-name="ce22" office:value-type="string">
            <text:p>BACKGROUND: The concept of a tree of life is prevalent in the evolutionary literature. It stems from attempting to obtain a grand unified natural system that reflects a recurrent process of species and lineage splittings for all forms of life. Traditionally, the discipline of systematics operates in a similar hierarchy of bifurcating (sometimes multifurcating) categories. The assumption of a universal tree of life hinges upon the process of evolution being tree-like throughout all forms of life and all of biological time. In multicellular eukaryotes, the molecular mechanisms and species-level population genetics of variation do indeed mainly cause a tree-like structure over time. In prokaryotes, they do not. Prokaryotic evolution and the tree of life are two different things, and we need to treat them as such, rather than extrapolating from macroscopic life to prokaryotes. In the following we will consider this circumstance from philosophical, scientific, and epistemological perspectives, surmising that phylogeny opted for a single model as a holdover from the Modern Synthesis of evolution. RESULTS: It was far easier to envision and defend the concept of a universal tree of life before we had data from genomes. But the belief that prokaryotes are related by such a tree has now become stronger than the data to support it. The monistic concept of a single universal tree of life appears, in the face of genome data, increasingly obsolete. This traditional model to describe evolution is no longer the most scientifically productive position to hold, because of the plurality of evolutionary patterns and mechanisms involved. Forcing a single bifurcating scheme onto prokaryotic evolution disregards the non-tree-like nature of natural variation among prokaryotes and accounts for only a minority of observations from genomes. CONCLUSION: Prokaryotic evolution and the tree of life are two different things. Hence we will briefly set out alternative models to the tree of life to study their evolution. Ultimately, the plurality of evolutionary patterns and mechanisms involved, such as the discontinuity of the process of evolution across the prokaryote-eukaryote divide, summons forth a pluralistic approach to studying evolution. REVIEWERS: This article was reviewed by Ford Doolittle, John Logsdon and Nicolas Galtier.</text:p>
          </table:table-cell>
          <table:table-cell/>
          <table:table-cell table:style-name="ce22" office:value-type="string">
            <text:p>Classification,Evolution,Models, Biological,Phylogeny,Prokaryotic Cells,Prokaryotic Cells: physiology</text:p>
          </table:table-cell>
        </table:table-row>
        <table:table-row table:style-name="ro3">
          <table:table-cell table:style-name="ce22" office:value-type="string">
            <text:p>Barr2009</text:p>
          </table:table-cell>
          <table:table-cell table:style-name="ce25" office:value-type="string">
            <text:p>Congruence between data partitions was analyzed using Partitioned Bremer Support (PBS) values using the MP tree of the combined analysis (Baker and DeSalle, 1997) and the Partitioned
Homogeneity Test (PHT; i.e., the Incongruence Length Difference
Test of Farris et al., 1994) as implemented in PAUP. The PBS values
were calculated using TreeRot.v2 (Sorenson, 1999) for each of the
six data partitions based on the combined six-gene MP tree. The
PHT was performed on all six partitions simultaneously and on
pairwise comparisons of the six partitions. Congruence of information in data partitions
When the six partitions were analyzed simultaneously for the
Partition Homogeneity Test (PHT) congruence was rejected
(p &lt; 0.01). Pairwise comparisons of the six partitions using the
PHT resulted in incongruent signal 47% of the time. The results of
the pairwise PHTs are given in Table 4.
Based on the PHT, the tango and COI partitions were statistically
congruent with all other partitions expect the ND6 partition (p = 0.04 and 0.05, respectively). The ND6 partition was congruent
only with the CAD1 partition. Although derived from the same protein (but different domains), the CAD1 and CAD5 partitions were
incongruent (p = 0.03). The period partition was incongruent with
CAD1 (p = 0.01), CAD5 (p = 0.01), and ND6 (p = 0.01). The lack of
pattern between incongruence and molecular origin (e.g., mtDNA
versus nucDNA or linkage between CAD1 and CAD5) and the lack
of consistent incongruence between any two partitions produces
an ‘‘asymmetrical” matrix (Table 4) similar to that reported by
Baker and DeSalle (1997) for their Hawaiian Drosophilid data set.
The PHT results indicate that analysis of a concatenated data set
could introduce homoplasy into the tree search. This could result
in a relatively lower CI value for the tree generated from a concatenated data set in comparison to trees generated from the partitions. Although the CI values are higher for trees generated from
the nuclear partitions the opposite is true for the trees of the
mtDNA partitions (Table 2). Dolphin et al. (2000) discuss the
importance of separating true phylogenetic incongruence from
noise in an analysis of incongruent signal; it is possible that since
no clear pattern exists between partitions, rejection of congruence
by the PHT is partly the result of background noise.</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lots</text:p>
          </table:table-cell>
          <table:table-cell table:style-name="ce22" office:value-type="float" office:value="0">
            <text:p>0</text:p>
          </table:table-cell>
          <table:table-cell table:style-name="ce22" office:value-type="float" office:value="0.01">
            <text:p>0.01</text:p>
          </table:table-cell>
          <table:table-cell table:style-name="ce22" office:value-type="string">
            <text:p>NA</text:p>
          </table:table-cell>
          <table:table-cell table:style-name="ce22" office:value-type="string">
            <text:p>“1000 maxtrees”</text:p>
          </table:table-cell>
          <table:table-cell table:style-name="ce22" office:value-type="string">
            <text:p>no multiple correction</text:p>
          </table:table-cell>
          <table:table-cell/>
          <table:table-cell table:style-name="ce22" office:value-type="string">
            <text:p>Barr, Norman B &amp; Wiegmann, Brian M</text:p>
          </table:table-cell>
          <table:table-cell table:style-name="ce22" office:value-type="string">
            <text:p>Phylogenetic relationships of Ceratitis fruit flies inferred from nuclear CAD and tango/ARNT gene fragments: testing monophyly of the subgenera Ceratitis (Ceratitis) and C. (Pterandrus).</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2">
            <text:p>2</text:p>
          </table:table-cell>
          <table:table-cell table:style-name="ce22" office:value-type="string">
            <text:p>November</text:p>
          </table:table-cell>
          <table:table-cell table:style-name="ce22" office:value-type="string">
            <text:p>412--24</text:p>
          </table:table-cell>
          <table:table-cell table:style-name="ce22" office:value-type="float" office:value="2009">
            <text:p>2009</text:p>
          </table:table-cell>
          <table:table-cell table:style-name="ce22" office:value-type="string">
            <text:p>http://www.ncbi.nlm.nih.gov/pubmed/19607929</text:p>
          </table:table-cell>
          <table:table-cell table:style-name="ce22" office:value-type="string">
            <text:p>Elsevier Inc.</text:p>
          </table:table-cell>
          <table:table-cell/>
          <table:table-cell table:style-name="ce22" office:value-type="string">
            <text:p>Systematic studies of Ceratitis (Tephritidae) fruit flies using molecular (i.e., COI, ND6, and period genes) and morphological (plus host-use characters) data have recently challenged the monophyly of the subgenera Ceratitis (Ceratitis) and Ceratitis (Pterandrus). In this paper, we report on the phylogenetic utility of three single-copy nuclear gene regions (two non-overlapping fragments of the carbamoylphosphate synthetase, CPS, locus of CAD, and a fragment of tango) within these taxa and investigate evolutionary relationships based on a concatenated ca. 3.4kb data set that includes the six protein encoding gene regions. Results indicate that the CAD and tango genes provide useful phylogenetic signal within the taxa and are compatible with the previously studied genes. The two subgenera, as currently classified, are not monophyletic. Our molecular phylogenetic analyses support a revised classification in which (1) the subgenus C. (Pterandrus) comprises two lineages called A and B, (2) the C. (Pterandrus) B species should be included in C. (Ceratitis), and (3) the newly defined subgenera C. (Pterandrus) (=Pterandrus section A) and C. (Ceratitis) [=C. (Ceratitis)+C. (Pterandrus) section B] are reciprocally monophyletic.</text:p>
          </table:table-cell>
          <table:table-cell/>
          <table:table-cell table:style-name="ce22" office:value-type="string">
            <text:p>Amino Acid Sequence,Animals,Bayes Theorem,Cell Nucleus,Cell Nucleus: genetics,Evolution, Molecular,Genes, Insect,Genetic Variation,Molecular Sequence Data,Phylogeny,Sequence Alignment,Sequence Analysis, DNA,Tephritidae,Tephritidae: classification,Tephritidae: genetics</text:p>
          </table:table-cell>
        </table:table-row>
        <table:table-row table:style-name="ro3">
          <table:table-cell table:style-name="ce22" office:value-type="string">
            <text:p>Bastida2009</text:p>
          </table:table-cell>
          <table:table-cell table:style-name="ce25" office:value-type="string">
            <text:p>In order to test the homogeneity among the three
data sets, 1,000 replicates of the incongruence length difference test (ILD, Farris et al. 1994) were implemented in
PAUP*4.0b1.0 (Swofford 2003) under the heuristic search
constraints. ILD test showed no signiﬁcant differences
between the cpDNA data sets (P = 1.00) and between
the ITS and cpDNA data sets (P = 0.17). Therefore, the
phylogenetic analyses were conducted separately on the
ITS and cpDNA, and we then combined the evidence of
the three data sets. Insertion/deletion mutations were
manually coded as appended characters (Table 1), following the logic of Kelchner (2000) and Simmons and
Ochotorena (2000).
The phylogenetic trees were estimated by maximum
parsimony (MP) and Bayesian inference (BI) for each data
set. PAUP* 4.0b10 (Swofford 2002) was used to reconstruct the phylogenetic relationships by MP with equal
weighting of all of the characters and of transitions/transversions. We performed heuristic searches using treebisection-reconnection (TBR) branch swapping, with one
tree held at each step during the stepwise addition, the
MulTrees option in effect, steepest descent off, MaxTrees
set to 10,000 (increase = auto) and 5,000 replicates of
random addition.</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5000RAS + TBR</text:p>
          </table:table-cell>
          <table:table-cell table:style-name="ce22" office:value-type="float" office:value="0">
            <text:p>0</text:p>
          </table:table-cell>
          <table:table-cell table:style-name="ce26" office:value-type="string">
            <text:p>1.00, 0.17</text:p>
          </table:table-cell>
          <table:table-cell table:style-name="ce22" office:value-type="float" office:value="1">
            <text:p>1</text:p>
          </table:table-cell>
          <table:table-cell table:style-name="ce22" office:value-type="string">
            <text:p>NA</text:p>
          </table:table-cell>
          <table:table-cell table:style-name="ce22" office:value-type="string">
            <text:p>NA</text:p>
          </table:table-cell>
          <table:table-cell table:number-columns-repeated="3"/>
          <table:table-cell table:style-name="ce22" office:value-type="string">
            <text:p>Bastida, Jes\'{u}s M.; Alc\'{a}ntara, Julio M.; Rey, Pedro J.; Vargas, Pablo &amp; Herrera, Carlos M.</text:p>
          </table:table-cell>
          <table:table-cell table:style-name="ce22" office:value-type="string">
            <text:p>Extended phylogeny of Aquilegia: the biogeographical and ecological patterns of two simultaneous but contrasting radiations</text:p>
          </table:table-cell>
          <table:table-cell table:style-name="ce22" office:value-type="string">
            <text:p>Plant Systematics and Evolution</text:p>
          </table:table-cell>
          <table:table-cell table:style-name="ce22" office:value-type="float" office:value="284">
            <text:p>284</text:p>
          </table:table-cell>
          <table:table-cell table:style-name="ce27" office:value-type="string">
            <text:p>3-4</text:p>
          </table:table-cell>
          <table:table-cell table:style-name="ce22" office:value-type="string">
            <text:p>December</text:p>
          </table:table-cell>
          <table:table-cell table:style-name="ce22" office:value-type="string">
            <text:p>171--185</text:p>
          </table:table-cell>
          <table:table-cell table:style-name="ce22" office:value-type="float" office:value="2009">
            <text:p>2009</text:p>
          </table:table-cell>
          <table:table-cell table:style-name="ce22" office:value-type="string">
            <text:p>http://www.springerlink.com/index/10.1007/s00606-009-0243-z</text:p>
          </table:table-cell>
          <table:table-cell table:number-columns-repeated="4"/>
          <table:table-cell table:style-name="ce22" office:value-type="string">
            <text:p>adaptive radiation \'{a} allopatric,columbines \'{a} habitat specialisation,contingency \'{a} pollination syndromes,electronic supplementary material the,online version of this,speciation \'{a},\'{a} historical,\'{a} sympatric speciation</text:p>
          </table:table-cell>
        </table:table-row>
        <table:table-row table:style-name="ro3">
          <table:table-cell table:style-name="ce22" office:value-type="string">
            <text:p>Bayer2009</text:p>
          </table:table-cell>
          <table:table-cell table:style-name="ce25" office:value-type="string">
            <text:p>This same partitioning was used as
the basis of a partition homogeneity test (Farris et al., 1995) to explore differences in phylogenetic signal among regions. The bootstrap analyses used 200
bootstrap replicates, with two random addition sequence replicates per replicate, holding a maximum of 100 trees per random addition sequence replicate.
The same random addition sequence replicate settings were used for each of
100 partition homogeneity replicates.</text:p>
          </table:table-cell>
          <table:table-cell table:style-name="ce22" office:value-type="float" office:value="0">
            <text:p>0</text:p>
          </table:table-cell>
          <table:table-cell table:style-name="ce22" office:value-type="string">
            <text:p>not coded</text:p>
          </table:table-cell>
          <table:table-cell table:style-name="ce22" office:value-type="float" office:value="0">
            <text:p>0</text:p>
          </table:table-cell>
          <table:table-cell table:style-name="ce22" office:value-type="float" office:value="100">
            <text:p>100</text:p>
          </table:table-cell>
          <table:table-cell/>
          <table:table-cell table:style-name="ce22" office:value-type="string">
            <text:p>2RAS</text:p>
          </table:table-cell>
          <table:table-cell table:style-name="ce22" office:value-type="float" office:value="0">
            <text:p>0</text:p>
          </table:table-cell>
          <table:table-cell table:style-name="ce26" office:value-type="string">
            <text:p>0.01</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Bayer, R. J.; Mabberley, D. J.; Morton, C.; Miller, C. H.; Sharma, I. K.; Pfeil, B. E.; Rich, S.; Hitchcock, R. &amp; Sykes, S.</text:p>
          </table:table-cell>
          <table:table-cell table:style-name="ce22" office:value-type="string">
            <text:p>A molecular phylogeny of the orange subfamily(Rutaceae: Aurantioideae) using nine cpDNA sequences</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3">
            <text:p>3</text:p>
          </table:table-cell>
          <table:table-cell table:style-name="ce22" office:value-type="string">
            <text:p>February</text:p>
          </table:table-cell>
          <table:table-cell table:style-name="ce22" office:value-type="string">
            <text:p>668--685</text:p>
          </table:table-cell>
          <table:table-cell table:style-name="ce22" office:value-type="float" office:value="2009">
            <text:p>2009</text:p>
          </table:table-cell>
          <table:table-cell table:style-name="ce22" office:value-type="string">
            <text:p>http://www.amjbot.org/cgi/doi/10.3732/ajb.0800341</text:p>
          </table:table-cell>
          <table:table-cell table:number-columns-repeated="4"/>
          <table:table-cell table:style-name="ce22" office:value-type="string">
            <text:p>2008,africa,aurantioideae,berley,citreae,citrus,clauseneae,cosmopolitan with major centers,cpdna,genera and 1900 species,is sub-,mab-,molecular systematics,of diversity in southern,order sapindales,phylogeny,rutaceae,rutaceae comprise some 158,the family</text:p>
          </table:table-cell>
        </table:table-row>
        <table:table-row table:style-name="ro3">
          <table:table-cell table:style-name="ce22" office:value-type="string">
            <text:p>Bayha2010</text:p>
          </table:table-cell>
          <table:table-cell table:style-name="ce25" office:value-type="string">
            <text:p>Conflict between the SSU and LSU data partitions
was tested a priori using the partition homogeneity
test (Farris et al. 1994, 1995) in PAUP* 4.0b10
(Swofford 2003) applying unweighted maximum
parsimony, heuristic TBR search, and 100 homogeneity replicates. The partitions were not re-sampled
to adjust for unequal sizes so reported P-values are
likely smaller than the true P-value (Lee 2001). The partition-homogeneity test did not refute congruence between the SSU and LSU partitions in the
AS2i alignment (P = 0.25)</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5">
            <text:p>0.5</text:p>
          </table:table-cell>
          <table:table-cell table:style-name="ce22" office:value-type="string">
            <text:p>TBR</text:p>
          </table:table-cell>
          <table:table-cell table:style-name="ce22" office:value-type="float" office:value="0">
            <text:p>0</text:p>
          </table:table-cell>
          <table:table-cell table:style-name="ce26" office:value-type="string">
            <text:p>0.12, 0.25</text:p>
          </table:table-cell>
          <table:table-cell table:style-name="ce22" office:value-type="float" office:value="1">
            <text:p>1</text:p>
          </table:table-cell>
          <table:table-cell table:style-name="ce22" office:value-type="string">
            <text:p>NA</text:p>
          </table:table-cell>
          <table:table-cell table:style-name="ce22" office:value-type="string">
            <text:p>?</text:p>
          </table:table-cell>
          <table:table-cell table:style-name="ce22" office:value-type="string">
            <text:p>mentions Lee 2001</text:p>
          </table:table-cell>
          <table:table-cell table:number-columns-repeated="2"/>
          <table:table-cell table:style-name="ce22" office:value-type="string">
            <text:p>Bayha, K. M.; Dawson, M. N.; Collins, a. G.; Barbeitos, M. S. &amp; Haddock, S. H. D.</text:p>
          </table:table-cell>
          <table:table-cell table:style-name="ce22" office:value-type="string">
            <text:p>Evolutionary Relationships Among Scyphozoan Jellyfish Families Based on Complete Taxon Sampling and Phylogenetic Analyses of 18S and 28S Ribosomal DNA</text:p>
          </table:table-cell>
          <table:table-cell table:style-name="ce22" office:value-type="string">
            <text:p>Integrative and Comparative Biology</text:p>
          </table:table-cell>
          <table:table-cell table:style-name="ce22" office:value-type="float" office:value="50">
            <text:p>50</text:p>
          </table:table-cell>
          <table:table-cell table:style-name="ce22" office:value-type="float" office:value="3">
            <text:p>3</text:p>
          </table:table-cell>
          <table:table-cell table:style-name="ce22" office:value-type="string">
            <text:p>June</text:p>
          </table:table-cell>
          <table:table-cell table:style-name="ce22" office:value-type="string">
            <text:p>436--455</text:p>
          </table:table-cell>
          <table:table-cell table:style-name="ce22" office:value-type="float" office:value="2010">
            <text:p>2010</text:p>
          </table:table-cell>
          <table:table-cell table:style-name="ce22" office:value-type="string">
            <text:p>http://icb.oxfordjournals.org/cgi/doi/10.1093/icb/icq074</text:p>
          </table:table-cell>
        </table:table-row>
        <table:table-row table:style-name="ro3">
          <table:table-cell table:style-name="ce22" office:value-type="string">
            <text:p>Bell2010</text:p>
          </table:table-cell>
          <table:table-cell table:style-name="ce25" office:value-type="string">
            <text:p>To assess congruence of the 18S and c/m data under parsimony we searched for nodes supported in one topology that were
contradicted by well-supported nodes in the other. Although metrics such as the incongruence length difference test (Farris et al.,
1994, 1995) exist for assessing congruence under parsimony, the
inappropriate use of these has been widely criticised (Siddall,
1997; Reeves et al., 2001; Yoder et al., 2001; Barker and Lutzoni,
2002).</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6"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number-columns-repeated="3"/>
          <table:table-cell table:style-name="ce22" office:value-type="string">
            <text:p>Bell, Neil E &amp; Hyvonen, Jaakko</text:p>
          </table:table-cell>
          <table:table-cell table:style-name="ce22" office:value-type="string">
            <text:p>Phylogeny of the moss class Polytrichopsida (BRYOPHYTA): Generic-level structure and incongruent gene trees.</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2">
            <text:p>2</text:p>
          </table:table-cell>
          <table:table-cell table:style-name="ce22" office:value-type="string">
            <text:p>May</text:p>
          </table:table-cell>
          <table:table-cell table:style-name="ce22" office:value-type="string">
            <text:p>381--98</text:p>
          </table:table-cell>
          <table:table-cell table:style-name="ce22" office:value-type="float" office:value="2010">
            <text:p>2010</text:p>
          </table:table-cell>
          <table:table-cell table:style-name="ce22" office:value-type="string">
            <text:p>http://www.ncbi.nlm.nih.gov/pubmed/20152915</text:p>
          </table:table-cell>
          <table:table-cell table:style-name="ce22" office:value-type="string">
            <text:p>Elsevier Inc.</text:p>
          </table:table-cell>
          <table:table-cell/>
          <table:table-cell table:style-name="ce22" office:value-type="string">
            <text:p>Analysis of an extensive new molecular dataset for the moss class Polytrichopsida provides convincing support for many traditionally recognised genera and identifies higher level phylogenetic structure with a strong geographic component. A large apical clade that is most diverse in the northern hemisphere is subtended by a grade of southern temperate and tropical genera, while the earliest diverging lineages have widely separated relictual distributions. However, there is strongly supported topological incongruence between the nuclear 18S rRNA gene tree and the chloroplast and mitochondrial data for the positions of some taxa and notably for the status of Pogonatum. While Pogonatum is unambiguously paraphyletic in the 18S tree, it is well supported as monophyletic by the combined chloroplast and mitochondrial data, this being corroborated by several distinctive morphological synapomorphies and a 51-53 bp deletion in the rps4-trnS spacer. We explore various reticulate historical processes and methodological issues as possible explanations for incongruence, and suggest that either (1) the 18S topology is an artefact created by convergence of substitutions at specific sites due to functional and/or molecular-structural constraints not accounted for by the model, or (2) the incongruence is a product of ancient hybridization events. Under the latter scenario, incongruent topologies for Pogonatum are parsimoniously explained if Polytrichum (including Polytrichastrum sect. Aporotheca) is ultimately descended from a hybridization event involving an extinct maternal taxon derived from the branch ancestral to the combined Pogonatum/Polytrichum s.l. clade, and a paternal taxon belonging to (or ancestral to) the apical Pogonatum group to which the majority of extant species belong. Numerous novel relationships of taxonomic and evolutionary significance are supported. Notably, both Polytrichastrum and Oligotrichum are polyphyletic. While Polytrichastrum sect. Aporotheca is closely related to Polytrichum, other species, including the type, are not. The large majority of Oligotrichum species sampled occur in one of two distantly related clades with predominantly northern and southern hemisphere distributions, respectively, implying convergent evolution of this morphology in each of the two temperate zones.</text:p>
          </table:table-cell>
          <table:table-cell/>
          <table:table-cell table:style-name="ce22" office:value-type="string">
            <text:p>Bayes Theorem,Bryophyta,Bryophyta: classification,Bryophyta: genetics,Cell Nucleus,Cell Nucleus: genetics,DNA, Mitochondrial,DNA, Mitochondrial: genetics,DNA, Plant,DNA, Plant: genetics,Evolution, Molecular,Geography,Models, Genetic,Phylogeny,RNA, Ribosomal, 18S,RNA, Ribosomal, 18S: genetics,Sequence Alignment,Sequence Analysis, DNA</text:p>
          </table:table-cell>
        </table:table-row>
        <table:table-row table:style-name="ro3">
          <table:table-cell table:style-name="ce22" office:value-type="string">
            <text:p>Bentlage2010</text:p>
          </table:table-cell>
          <table:table-cell table:style-name="ce25" office:value-type="string">
            <text:p>In order to investigate the possibility of strongly supported
character conﬂict among partitions in the combined datasets,
we performed an incongruence length difference (ILD) test
(Farris et al. 1995a,b) as implemented in PAUP*. The ILD
test has often been used as a test of combinability of datasets
for phylogenetic analyses (e.g. Cunningham 1997), but
interpretation of ILD test results has been the subject of
debate (e.g. Barker &amp; Lutzoni 2002).</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38, 0.56</text:p>
          </table:table-cell>
          <table:table-cell table:style-name="ce22" office:value-type="float" office:value="1">
            <text:p>1</text:p>
          </table:table-cell>
          <table:table-cell table:style-name="ce22" office:value-type="string">
            <text:p>NA</text:p>
          </table:table-cell>
          <table:table-cell table:style-name="ce22" office:value-type="string">
            <text:p>NA</text:p>
          </table:table-cell>
          <table:table-cell table:number-columns-repeated="3"/>
          <table:table-cell table:style-name="ce22" office:value-type="string">
            <text:p>Bentlage, Bastian; Cartwright, Paulyn; Yanagihara, Angel a; Lewis, Cheryl; Richards, Gemma S &amp; Collins, Allen G</text:p>
          </table:table-cell>
          <table:table-cell table:style-name="ce22" office:value-type="string">
            <text:p>Evolution of box jellyfish (Cnidaria: Cubozoa), a group of highly toxic invertebrates.</text:p>
          </table:table-cell>
          <table:table-cell table:style-name="ce22" office:value-type="string">
            <text:p>Proceedings. Biological sciences / The Royal Society</text:p>
          </table:table-cell>
          <table:table-cell table:style-name="ce22" office:value-type="float" office:value="277">
            <text:p>277</text:p>
          </table:table-cell>
          <table:table-cell table:style-name="ce22" office:value-type="float" office:value="1680">
            <text:p>1680</text:p>
          </table:table-cell>
          <table:table-cell table:style-name="ce22" office:value-type="string">
            <text:p>March</text:p>
          </table:table-cell>
          <table:table-cell table:style-name="ce22" office:value-type="string">
            <text:p>493--501</text:p>
          </table:table-cell>
          <table:table-cell table:style-name="ce22" office:value-type="float" office:value="2010">
            <text:p>2010</text:p>
          </table:table-cell>
          <table:table-cell table:style-name="ce22" office:value-type="string">
            <text:p>http://www.ncbi.nlm.nih.gov/pubmed/19923131</text:p>
          </table:table-cell>
          <table:table-cell table:number-columns-repeated="2"/>
          <table:table-cell table:style-name="ce22" office:value-type="string">
            <text:p>Cubozoa (Cnidaria: Medusozoa) represents a small clade of approximately 50 described species, some of which cause serious human envenomations. Our understanding of the evolutionary history of Cubozoa has been limited by the lack of a sound phylogenetic hypothesis for the group. Here, we present a comprehensive cubozoan phylogeny based on ribosomal genes coding for near-complete nuclear 18S (small subunit) and 28S (large subunit) and partial mitochondrial 16S. We discuss the implications of this phylogeny for our understanding of cubozoan venom evolution, biogeography and life-history evolution. Our phylogenetic hypothesis suggests that: (i) the last common ancestor of Carybdeida probably possessed the mechanism(s) underlying Irukandji syndrome, (ii) deep divergences between Atlantic and Indo-Pacific clades may be explained by ancient vicariant events, and (iii) sexual dimorphism evolved a single time in concert with complex sexual behaviour. Furthermore, several cubozoan taxa are either para- or polyphyletic, and we address some of these taxonomic issues by designating a new family, Carukiidae, a new genus, Copula, and by redefining the families Tamoyidae and Tripedaliidae. Lastly, cubozoan species identities have long been misunderstood and the data presented here support many of the recent scientific descriptions of cubozoan species. However, the results of a phylogeographic analysis of Alatina moseri from Hawai'i and Alatina mordens from Australia indicate that these two nominal species represent a single species that has maintained metapopulation cohesion by natural or anthropogenic dispersal.</text:p>
          </table:table-cell>
          <table:table-cell/>
          <table:table-cell table:style-name="ce22" office:value-type="string">
            <text:p>Animals,Cnidarian Venoms,Cnidarian Venoms: genetics,Cubozoa,Cubozoa: classification,Cubozoa: genetics,Cubozoa: growth \&amp; development,Cubozoa: pathogenicity,DNA, Mitochondrial,DNA, Mitochondrial: genetics,DNA, Ribosomal,DNA, Ribosomal: analysis,Evolution, Molecular,Geography,Humans,Molecular Sequence Data,Phylogeny,RNA, Ribosomal, 16S,RNA, Ribosomal, 16S: genetics,RNA, Ribosomal, 18S,RNA, Ribosomal, 18S: genetics,RNA, Ribosomal, 28S,RNA, Ribosomal, 28S: genetics,Sequence Analysis, DNA</text:p>
          </table:table-cell>
        </table:table-row>
        <table:table-row table:style-name="ro3">
          <table:table-cell table:style-name="ce22" office:value-type="string">
            <text:p>Betancur-R2010</text:p>
          </table:table-cell>
          <table:table-cell table:style-name="ce25" office:value-type="string">
            <text:p>Additionally, congruence
among data partitions was assessed using 100 replicates of the partition homogeneity test in PAUP* [=incongruence length difference
test of Farris et al. (1994)].</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85</text:p>
          </table:table-cell>
          <table:table-cell table:style-name="ce22" office:value-type="float" office:value="1">
            <text:p>1</text:p>
          </table:table-cell>
          <table:table-cell table:style-name="ce22" office:value-type="string">
            <text:p>NA</text:p>
          </table:table-cell>
          <table:table-cell table:style-name="ce22" office:value-type="string">
            <text:p>NA</text:p>
          </table:table-cell>
          <table:table-cell table:number-columns-repeated="3"/>
          <table:table-cell table:style-name="ce22" office:value-type="string">
            <text:p>Betancur-R, R</text:p>
          </table:table-cell>
          <table:table-cell table:style-name="ce22" office:value-type="string">
            <text:p>Molecular phylogenetics supports multiple evolutionary transitions from marine to freshwater habitats in ariid catfishes.</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1">
            <text:p>1</text:p>
          </table:table-cell>
          <table:table-cell table:style-name="ce22" office:value-type="string">
            <text:p>April</text:p>
          </table:table-cell>
          <table:table-cell table:style-name="ce22" office:value-type="string">
            <text:p>249--58</text:p>
          </table:table-cell>
          <table:table-cell table:style-name="ce22" office:value-type="float" office:value="2010">
            <text:p>2010</text:p>
          </table:table-cell>
          <table:table-cell table:style-name="ce22" office:value-type="string">
            <text:p>http://www.ncbi.nlm.nih.gov/pubmed/20045737</text:p>
          </table:table-cell>
          <table:table-cell table:style-name="ce22" office:value-type="string">
            <text:p>Elsevier Inc.</text:p>
          </table:table-cell>
          <table:table-cell/>
          <table:table-cell table:style-name="ce22" office:value-type="string">
            <text:p>Transitions between the marine and freshwater environments represent an extraordinary ecological shift that has promoted diversification in many groups of aquatic organisms. Here, molecular phylogenetics is utilized to investigate habitat transitions in a group of catfishes (Ariidae) that includes species inhabiting marine and brackish waters (&gt;110 species) as well as freshwater environments (approximately 40 species). The Ariidae is nested within the Otophysi, the largest clade of primary freshwater fishes with four orders and 67 families. Optimizations of habitat transitions (freshwater vs. marine) onto a previously inferred phylogeny suggest a single invasion of marine waters at the root of the ariid tree followed by 10-15 events of freshwater colonization, implying reversion to the primitive otophysan condition. Thus, ariids provide an extraordinary example of bidirectional habitat transitions in fishes. Freshwater recolonization has occurred in all major provinces where ariids are present, such as the New World (Mesoamerica and South America), Madagascar, Africa, Southeast Asia, and the Sahul continent (Australia and New Guinea). The remarkable diversity of freshwater ariids in Australia-New Guinea and Mesoamerica is presumed to have been facilitated by the originally depauperate freshwater ichthyofaunas in both regions, particularly the low diversity of primary otophysan families in Mesoamerica and their absence in Australia and New Guinea. The lack of phylogenetic resolution among basal Sahul lineages coupled with their extraordinary level of morphological divergence and trophic diversity suggests an ancient rapid radiation promoted by freshwater colonization. For this reason, Sahul ariids represent an excellent system for studying diversification associated with habitat transitions.</text:p>
          </table:table-cell>
          <table:table-cell/>
          <table:table-cell table:style-name="ce22" office:value-type="string">
            <text:p>Animals,Catfishes,Catfishes: classification,Catfishes: genetics,Cell Nucleus,Cell Nucleus: genetics,DNA, Mitochondrial,DNA, Mitochondrial: genetics,DNA, Ribosomal,DNA, Ribosomal: genetics,Ecosystem,Evolution, Molecular,Fresh Water,Geography,Phylogeny,Seawater,Sequence Analysis, DNA</text:p>
          </table:table-cell>
        </table:table-row>
        <table:table-row table:style-name="ro3">
          <table:table-cell table:style-name="ce22" office:value-type="string">
            <text:p>Beukema2010</text:p>
          </table:table-cell>
          <table:table-cell table:style-name="ce25" office:value-type="string">
            <text:p>Topological incongruence among partitions was
tested using the incongruence length difference (ILD)
test (Michkevich &amp; Farris, 1981; Farris et al., 1994).
In this, 10 000 heuristic searches were carried out
after removing all invariable characters from the data
set (Cunningham, 1997).</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 10,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7</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refs Cunningham 97</text:p>
          </table:table-cell>
          <table:table-cell table:style-name="ce22" office:value-type="string">
            <text:p>SERIOUS</text:p>
          </table:table-cell>
          <table:table-cell/>
          <table:table-cell table:style-name="ce22" office:value-type="string">
            <text:p>Beukema, WOUTER; {DE POUS}, PHILIP; DONAIRE, DAVID; ESCORIZA, DANIEL; BOGAERTS, SERGE; TOXOPEUS, ALBERTUS G.; {DE BIE}, CORNELIS A. J. M.; ROCA, JOSEP &amp; CARRANZA, SALVADOR</text:p>
          </table:table-cell>
          <table:table-cell table:style-name="ce22" office:value-type="string">
            <text:p>Biogeography and contemporary climatic differentiation among Moroccan Salamandra algira</text:p>
          </table:table-cell>
          <table:table-cell table:style-name="ce22" office:value-type="string">
            <text:p>Biological Journal of the Linnean Society</text:p>
          </table:table-cell>
          <table:table-cell table:style-name="ce22" office:value-type="float" office:value="101">
            <text:p>101</text:p>
          </table:table-cell>
          <table:table-cell table:style-name="ce22" office:value-type="float" office:value="3">
            <text:p>3</text:p>
          </table:table-cell>
          <table:table-cell table:style-name="ce22" office:value-type="string">
            <text:p>November</text:p>
          </table:table-cell>
          <table:table-cell table:style-name="ce22" office:value-type="string">
            <text:p>626--641</text:p>
          </table:table-cell>
          <table:table-cell table:style-name="ce22" office:value-type="float" office:value="2010">
            <text:p>2010</text:p>
          </table:table-cell>
          <table:table-cell table:style-name="ce22" office:value-type="string">
            <text:p>http://doi.wiley.com/10.1111/j.1095-8312.2010.01506.x</text:p>
          </table:table-cell>
          <table:table-cell/>
          <table:table-cell table:style-name="ce22" office:value-type="string">
            <text:p>Topological incongruence among partitions was tested using the incongruence length difference (ILD) test</text:p>
          </table:table-cell>
          <table:table-cell table:number-columns-repeated="2"/>
          <table:table-cell table:style-name="ce22" office:value-type="string">
            <text:p>randILD</text:p>
          </table:table-cell>
        </table:table-row>
        <table:table-row table:style-name="ro3">
          <table:table-cell table:style-name="ce22" office:value-type="string">
            <text:p>Bloch2009</text:p>
          </table:table-cell>
          <table:table-cell table:style-name="ce25" office:value-type="string">
            <text:p>The combinability of ITS and matK was tested using the Incon-
gruence Length Difference (ILD) test (Farris et al., 1994) imple-
mented as partition-homogeneity test in PAUP treating gaps as
missing data and using 1000 partition replicates each comprising
100 random sequence addition replicates, and TBR branch swap-
ping and keeping one tree each step. After exclusion of invariable
characters, combinability was tested for (1) the whole data sets,
(2) for data sets without M. nutans, M. glabrum and M. longipilum,
which were resolved at conflicting positions in the different mark-
ers (see Section 3), and (3) data sets where additionally all poly-
ploid taxa were excluded, as these might be of allopolyploid
origin with potentially conflicting positions.</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0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Keeping 1 tree, excluded uninf</text:p>
          </table:table-cell>
          <table:table-cell table:number-columns-repeated="2"/>
          <table:table-cell table:style-name="ce22" office:value-type="string">
            <text:p>Blo}ch, Cordula; Weiss-Schneeweiss, Hanna; Schneeweiss, Gerald M; Barfuss, Michael H J; Rebernig, Carolin a; Villase\ {n}or, Jos\'{e} Luis &amp; Stuessy, Tod F</text:p>
          </table:table-cell>
          <table:table-cell table:style-name="ce22" office:value-type="string">
            <text:p>Molecular phylogenetic analyses of nuclear and plastid DNA sequences support dysploid and polyploid chromosome number changes and reticulate evolution in the diversification of Melampodium (Millerieae, Asteraceae).</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1">
            <text:p>1</text:p>
          </table:table-cell>
          <table:table-cell table:style-name="ce22" office:value-type="string">
            <text:p>October</text:p>
          </table:table-cell>
          <table:table-cell table:style-name="ce22" office:value-type="string">
            <text:p>220--33</text:p>
          </table:table-cell>
          <table:table-cell table:style-name="ce22" office:value-type="float" office:value="2009">
            <text:p>2009</text:p>
          </table:table-cell>
          <table:table-cell table:style-name="ce22" office:value-type="string">
            <text:p>http://www.ncbi.nlm.nih.gov/pubmed/19272456</text:p>
          </table:table-cell>
          <table:table-cell table:style-name="ce22" office:value-type="string">
            <text:p>Elsevier Inc.</text:p>
          </table:table-cell>
          <table:table-cell/>
          <table:table-cell table:style-name="ce22" office:value-type="string">
            <text:p>Chromosome evolution (including polyploidy, dysploidy, and structural changes) as well as hybridization and introgression are recognized as important aspects in plant speciation. A suitable group for investigating the evolutionary role of chromosome number changes and reticulation is the medium-sized genus Melampodium (Millerieae, Asteraceae), which contains several chromosome base numbers (x=9, 10, 11, 12, 14) and a number of polyploid species, including putative allopolyploids. A molecular phylogenetic analysis employing both nuclear (ITS) and plastid (matK) DNA sequences, and including all species of the genus, suggests that chromosome base numbers are predictive of evolutionary lineages within Melampodium. Dysploidy, therefore, has clearly been important during evolution of the group. Reticulate evolution is evident with allopolyploids, which prevail over autopolyploids and several of which are confirmed here for the first time, and also (but less often) on the diploid level. Within sect. Melampodium, the complex pattern of bifurcating phylogenetic structure among diploid taxa overlain by reticulate relationships from allopolyploids has non-trivial implications for intrasectional classification.</text:p>
          </table:table-cell>
          <table:table-cell/>
          <table:table-cell table:style-name="ce22" office:value-type="string">
            <text:p>Asteraceae,Asteraceae: classification,Asteraceae: genetics,Bayes Theorem,Cell Nucleus,Cell Nucleus: genetics,Chromosomes, Plant,Chromosomes, Plant: genetics,DNA, Plant,DNA, Plant: genetics,DNA, Ribosomal Spacer,DNA, Ribosomal Spacer: genetics,Evolution, Molecular,Phylogeny,Plastids,Plastids: genetics,Polyploidy,Sequence Alignment,Sequence Analysis, DNA</text:p>
          </table:table-cell>
        </table:table-row>
        <table:table-row table:style-name="ro3">
          <table:table-cell table:style-name="ce22" office:value-type="string">
            <text:p>Blank2009</text:p>
          </table:table-cell>
          <table:table-cell table:style-name="ce25" office:value-type="string">
            <text:p>Incongruence length difference tests (Farris et al., 1994) were performed in PAUP*
with the 20-genome data set to identify sequence pairs with
statistically different topologies... Twenty-two sequences were found to be significantly in-
congruent with other sequences (P values &lt; 0.01) with the
incongruence length difference test. The most highly incon-
gruent were Enolase and MetS, which showed conflict with
39 and 33 other sequences, respectively.
</text:p>
          </table:table-cell>
          <table:table-cell table:style-name="ce22" office:value-type="string">
            <text:p>?</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no idea</text:p>
          </table:table-cell>
          <table:table-cell table:style-name="ce22" office:value-type="string">
            <text:p>SERIOUS</text:p>
          </table:table-cell>
          <table:table-cell/>
          <table:table-cell table:style-name="ce22" office:value-type="string">
            <text:p>Blank, Carrine E</text:p>
          </table:table-cell>
          <table:table-cell table:style-name="ce22" office:value-type="string">
            <text:p>Phylogenomic dating--a method of constraining the age of microbial taxa that lack a conventional fossil record.</text:p>
          </table:table-cell>
          <table:table-cell table:style-name="ce22" office:value-type="string">
            <text:p>Astrobiology</text:p>
          </table:table-cell>
          <table:table-cell table:style-name="ce22" office:value-type="float" office:value="9">
            <text:p>9</text:p>
          </table:table-cell>
          <table:table-cell table:style-name="ce22" office:value-type="float" office:value="2">
            <text:p>2</text:p>
          </table:table-cell>
          <table:table-cell table:style-name="ce22" office:value-type="string">
            <text:p>March</text:p>
          </table:table-cell>
          <table:table-cell table:style-name="ce22" office:value-type="string">
            <text:p>173--91</text:p>
          </table:table-cell>
          <table:table-cell table:style-name="ce22" office:value-type="float" office:value="2009">
            <text:p>2009</text:p>
          </table:table-cell>
          <table:table-cell table:style-name="ce22" office:value-type="string">
            <text:p>http://www.ncbi.nlm.nih.gov/pubmed/19371160</text:p>
          </table:table-cell>
          <table:table-cell table:number-columns-repeated="2"/>
          <table:table-cell table:style-name="ce22" office:value-type="string">
            <text:p>A phylogenomic dating approach was used to identify potential age constraints for multiple archaeal groups, many of which have no fossil, isotopic, or biomarker record. First, well-resolved phylogenetic trees were inferred with the use of multiple gene sequences obtained from whole genome sequences. Next, the ability to use oxygen as a terminal electron acceptor was coded into characters, and ancestral state reconstruction was used to identify clades with taxa that metabolize oxygen and likely had an aerobic ancestor. Next, the habitat of the ancestor was inferred. If the local presence of Cyanobacteria could be excluded from the putative ancestral habitat, then these clades would have originated after the rise in atmospheric oxygen 2.32 Ga. With this method, an upper age of 2.32 Ga (an oxygen age constraint") is proposed for four major archaeal clades: the Sulfolobales</text:p>
          </table:table-cell>
          <table:table-cell table:style-name="ce22" office:value-type="string">
            <text:p> Thermoplasmatales</text:p>
          </table:table-cell>
          <table:table-cell table:style-name="ce22" office:value-type="string">
            <text:p> Thermoproteus neutrophilus/Pyrobaculum spp.</text:p>
          </table:table-cell>
          <table:table-cell table:style-name="ce22" office:value-type="string">
            <text:p> and the Thermoproteales. It was also shown that the halophilic archaea likely had an aerobic common ancestor</text:p>
          </table:table-cell>
          <table:table-cell table:style-name="ce22" office:value-type="string">
            <text:p> yet the possibility of local oxygen oases before oxygenation of the atmosphere could not be formally rejected. Thus</text:p>
          </table:table-cell>
          <table:table-cell table:style-name="ce22" office:value-type="string">
            <text:p> an oxygen age constraint was not assessed for this group. This work suggests that many archaeal groups are not as ancient as many in the research community have previously assumed</text:p>
          </table:table-cell>
          <table:table-cell table:style-name="ce22" office:value-type="string">
            <text:p> and it provides a new method for establishing upper age constraints for major microbial groups that lack a conventional fossil record."</text:p>
          </table:table-cell>
          <table:table-cell/>
          <table:table-cell table:style-name="ce22" office:value-type="string">
            <text:p>Amino Acid Sequence,Bacteria,Bacteria: classification,Bacteria: genetics,Bayes Theorem,Conserved Sequence,Evolution, Molecular,Fossils,Genes, Archaeal,Genes, Archaeal: genetics,Genes, Bacterial,Genes, Bacterial: genetics,Genomics,Genomics: methods,Models, Genetic,Molecular Sequence Data,Phylogeny,RNA, Ribosomal, 16S,RNA, Ribosomal, 16S: genetics,RNA, Ribosomal, 23S,RNA, Ribosomal, 23S: genetics,Sequence Alignment,Species Specificity</text:p>
          </table:table-cell>
        </table:table-row>
        <table:table-row table:style-name="ro3">
          <table:table-cell table:style-name="ce22" office:value-type="string">
            <text:p>Blank2009a</text:p>
          </table:table-cell>
          <table:table-cell table:style-name="ce25" office:value-type="string">
            <text:p>The incongruence length difference (ILD) test (Farris et al.
1994, 1995) was used to test for heterogeneity between data
partitions between mt DNA data sets. Using the complete data
sets the test failed because of exceeding long computation
time. Thus, the test was done on a reduced data set including
three haplotypes of each ingroup species. The ILD showed
no significant incongruence between all partitions tested
(16S: COI P = 0.32; 16S: Cyt b P = 0.32; COI: Cyt b P =
0.23), so we combined the data sets for the analysi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 </text:p>
          </table:table-cell>
          <table:table-cell table:style-name="ce22" office:value-type="float" office:value="0">
            <text:p>0</text:p>
          </table:table-cell>
          <table:table-cell table:style-name="ce26" office:value-type="string">
            <text:p>To 2 d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o multiple corrections</text:p>
          </table:table-cell>
          <table:table-cell table:number-columns-repeated="2"/>
          <table:table-cell table:style-name="ce22" office:value-type="string">
            <text:p>Blank, Miriam &amp; Bastrop, Ralf</text:p>
          </table:table-cell>
          <table:table-cell table:style-name="ce22" office:value-type="string">
            <text:p>Phylogeny of the mud worm genus Marenzelleria (Polychaeta, Spionidae) inferred from mitochondrial DNA sequences</text:p>
          </table:table-cell>
          <table:table-cell table:style-name="ce22" office:value-type="string">
            <text:p>Zoologica Scripta</text:p>
          </table:table-cell>
          <table:table-cell table:style-name="ce22" office:value-type="float" office:value="38">
            <text:p>38</text:p>
          </table:table-cell>
          <table:table-cell table:style-name="ce22" office:value-type="float" office:value="3">
            <text:p>3</text:p>
          </table:table-cell>
          <table:table-cell table:style-name="ce22" office:value-type="string">
            <text:p>May</text:p>
          </table:table-cell>
          <table:table-cell table:style-name="ce22" office:value-type="string">
            <text:p>313--321</text:p>
          </table:table-cell>
          <table:table-cell table:style-name="ce22" office:value-type="float" office:value="2009">
            <text:p>2009</text:p>
          </table:table-cell>
          <table:table-cell table:style-name="ce22" office:value-type="string">
            <text:p>http://doi.wiley.com/10.1111/j.1463-6409.2008.00370.x</text:p>
          </table:table-cell>
        </table:table-row>
        <table:table-row table:style-name="ro3">
          <table:table-cell table:style-name="ce22" office:value-type="string">
            <text:p>Bode2010</text:p>
          </table:table-cell>
          <table:table-cell table:style-name="ce25" office:value-type="string">
            <text:p>A partition homogeneity test (Farris et al., 1994), also called
incongruence length difference test (ILD), was performed with
1,000 replicates on the concatenated COI + 16S dataset using PAUP
v.4.0 b10. (Swofford, 2003).</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83</text:p>
          </table:table-cell>
          <table:table-cell table:style-name="ce22" office:value-type="float" office:value="1">
            <text:p>1</text:p>
          </table:table-cell>
          <table:table-cell table:style-name="ce22" office:value-type="string">
            <text:p>NA</text:p>
          </table:table-cell>
          <table:table-cell table:number-columns-repeated="4"/>
          <table:table-cell table:style-name="ce22" office:value-type="string">
            <text:p>Bode, S N S; Adolfsson, S; Lamatsch, D K; Martins, M J F; Schmit, O; Vandekerkhove, J; Mezquita, F; Namiotko, T; Rossetti, G; Scho}n, I; Butlin, R K &amp; Martens, K</text:p>
          </table:table-cell>
          <table:table-cell table:style-name="ce22" office:value-type="string">
            <text:p>Exceptional cryptic diversity and multiple origins of parthenogenesis in a freshwater ostracod.</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February</text:p>
          </table:table-cell>
          <table:table-cell table:style-name="ce22" office:value-type="string">
            <text:p>542--52</text:p>
          </table:table-cell>
          <table:table-cell table:style-name="ce22" office:value-type="float" office:value="2010">
            <text:p>2010</text:p>
          </table:table-cell>
          <table:table-cell table:style-name="ce22" office:value-type="string">
            <text:p>http://www.ncbi.nlm.nih.gov/pubmed/19703573</text:p>
          </table:table-cell>
          <table:table-cell table:style-name="ce22" office:value-type="string">
            <text:p>Elsevier Inc.</text:p>
          </table:table-cell>
          <table:table-cell/>
          <table:table-cell table:style-name="ce22" office:value-type="string">
            <text:p>The persistence of asexual reproduction in many taxa depends on a balance between the origin of new asexual lineages and the extinction of old ones. This turnover determines the diversity of extant asexual populations and so influences the interaction between sexual and asexual modes of reproduction. Species with mixed reproduction, like the freshwater ostracod (Crustacea) morphospecies Eucypris virens, are a good model to examine these dynamics. This species is also a geographic parthenogen, in which sexual females and males co-exist with asexual females in the circum-Mediterranean area only, whereas asexual females occur all over Europe. A molecular phylogeny of E. virens based on the mitochondrial COI and 16S fragments is presented. It is characterised by many distinct clusters of haplotypes which are either exclusively sexual or asexual, with only one exception, and are often separated by deep branches. Analysis of the phylogeny reveals an astonishing cryptic diversity, which indicates the existence of a species complex with more than 40 cryptic taxa. We therefore suggest a revision of the single species status of E. virens. The phylogeny indicates multiple transitions from diverse sexual ancestor populations to asexuality. Although many transitions appear to be ancient, we argue that this may be an artefact of the existence of unsampled or extinct sexual lineages.</text:p>
          </table:table-cell>
          <table:table-cell/>
          <table:table-cell table:style-name="ce22" office:value-type="string">
            <text:p>Animals,Bayes Theorem,Cluster Analysis,Crustacea,Crustacea: classification,Crustacea: genetics,DNA, Mitochondrial,DNA, Mitochondrial: genetics,Europe,Evolution, Molecular,Female,Genetic Speciation,Geography,Haplotypes,Male,Mediterranean Region,Models, Genetic,Parthenogenesis,Parthenogenesis: genetics,Phylogeny,Sequence Analysis, DNA</text:p>
          </table:table-cell>
        </table:table-row>
        <table:table-row table:style-name="ro3">
          <table:table-cell table:style-name="ce22" office:value-type="string">
            <text:p>Bogale2010</text:p>
          </table:table-cell>
          <table:table-cell table:style-name="ce25" office:value-type="string">
            <text:p>The partition homogeneity test (PHT) or the incongruence length difference (ILD) test
(Farris et al. 1995; Huelsenbeck et al. 1996) in PAUP) was
used to test combinability of data sets by heuristic searches
employing 10 000 replications.</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string">
            <text:p>10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97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Bogale, Mesfin; Orr, Mary-Jane; O'Hara, Matthew J &amp; Untereiner, Wendy a</text:p>
          </table:table-cell>
          <table:table-cell table:style-name="ce22" office:value-type="string">
            <text:p>Systematics of Catenulifera (anamorphic Hyaloscyphaceae) with an assessment of the phylogenetic position of Phialophora hyalina.</text:p>
          </table:table-cell>
          <table:table-cell table:style-name="ce22" office:value-type="string">
            <text:p>Fungal biology</text:p>
          </table:table-cell>
          <table:table-cell table:style-name="ce22" office:value-type="float" office:value="114">
            <text:p>114</text:p>
          </table:table-cell>
          <table:table-cell table:style-name="ce27" office:value-type="string">
            <text:p>5-6</text:p>
          </table:table-cell>
          <table:table-cell/>
          <table:table-cell table:style-name="ce22" office:value-type="string">
            <text:p>396--409</text:p>
          </table:table-cell>
          <table:table-cell table:style-name="ce22" office:value-type="float" office:value="2010">
            <text:p>2010</text:p>
          </table:table-cell>
          <table:table-cell table:style-name="ce22" office:value-type="string">
            <text:p>http://www.ncbi.nlm.nih.gov/pubmed/20943150</text:p>
          </table:table-cell>
          <table:table-cell table:style-name="ce22" office:value-type="string">
            <text:p>Elsevier Ltd</text:p>
          </table:table-cell>
          <table:table-cell/>
          <table:table-cell table:style-name="ce22" office:value-type="string">
            <text:p>Catenulifera, typified by C. rhodogena (=Scopulariopsis rhodogena), was established to accommodate the anamorphs of Hyphodiscus (Ascomycota, Helotiales) and to delimit these taxa from members of Phialophora section Catenulatae. Catenulifera rhodogena has been inferred as monophyletic, but its relationship to ascomycetes with poorly differentiated phialidic anamorphs remains enigmatic. To test the hypothesis that C. rhodogena is closely related to morphologically similar species of Phialophora and to further explore the systematics of Catenulifera, we analyzed nuclear rDNA and $\beta$-tubulin gene sequences of isolates identified as C. rhodogena, Hyphodiscus hymeniophilus, P. brachyconia, P. brevicollaris and P. hyalina. ITS-LSU and ITS-LSU-$\beta$-tubulin phylogenies positioned all isolates except P. hyalina in a single, well-supported clade that consisted of three subclades. Subclade 1 included fungicolous isolates of C. rhodogena and H. hymeniophilus that did not fluoresce when exposed to long-wave UV light. Subclade 2 contained fungicolous and lignicolous strains of C. rhodogena that produced fluorescent colonies and possessed a 366bp indel in the LSU rRNA gene. Neither lineage encompassed the ex-type strains of Cistella rubescens (=H. hymeniophilus) or S. rhodogena, but the former isolate was inferred as sister to Subclade 2. Subclade 3 included all isolates of P. brachyconia, a species recognized here as C. brachyconia comb. nov. A fourth isolate of P. brachyconia that was extralimital to Subclade 3 is described as C. luxurians sp. nov. The positions of C. brevicollaris comb. nov., a species based on P. brevicollaris, and C. luxurians were not resolved in the ITS-LSU phylogeny. P. hyalina is not closely related to Catenulifera.</text:p>
          </table:table-cell>
        </table:table-row>
        <table:table-row table:style-name="ro3">
          <table:table-cell table:style-name="ce22" office:value-type="string">
            <text:p>Bonaventura2010</text:p>
          </table:table-cell>
          <table:table-cell table:style-name="ce25" office:value-type="string">
            <text:p>In addition to examining incongruence by comparing tree
topologies, we also used the Incongruence Length Difference
(ILD) test (Farris et al., 1994) to estimate the proportion of partitions that show statistically signiﬁcant incongruence. We used
the 633 gene partitions with full taxonomic representation. Because of the large number of pairwise comparisons possible for this
number of partitions we randomly selected 1000 pairwise comparisons. Out of the 1000 comparisons we examined, 63% show significant ILD values between the two partitions being compared at
p &lt; 0.05 (74% at p &lt; 0.01). These results are indicative of rampant
emergent incongruence amongst single gene partitions. Maximum parsimony (MP) phylogenetic trees were constructed
using PAUP (Swofford, 1999) with the heuristic search option using
100 random taxon additions and TBR branch swapping. Gaps in the
amino acid alignments were treated as missing data. ILD statistics were generated using scripts written in
the same way as mILD (Planet and Sarkar, 2005) and using the
‘‘partition homogeneity” option in PAUP*.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633 gene partitions</text:p>
          </table:table-cell>
          <table:table-cell table:number-columns-repeated="2"/>
          <table:table-cell table:style-name="ce22" office:value-type="string">
            <text:p>Bonaventura, Maria Pia Di; Lee, Ernest K; Desalle, Rob &amp; Planet, Paul J</text:p>
          </table:table-cell>
          <table:table-cell table:style-name="ce22" office:value-type="string">
            <text:p>A whole-genome phylogeny of the family Pasteurellaceae.</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3">
            <text:p>3</text:p>
          </table:table-cell>
          <table:table-cell table:style-name="ce22" office:value-type="string">
            <text:p>March</text:p>
          </table:table-cell>
          <table:table-cell table:style-name="ce22" office:value-type="string">
            <text:p>950--6</text:p>
          </table:table-cell>
          <table:table-cell table:style-name="ce22" office:value-type="float" office:value="2010">
            <text:p>2010</text:p>
          </table:table-cell>
          <table:table-cell table:style-name="ce22" office:value-type="string">
            <text:p>http://www.ncbi.nlm.nih.gov/pubmed/19686857</text:p>
          </table:table-cell>
          <table:table-cell table:style-name="ce22" office:value-type="string">
            <text:p>Elsevier Inc.</text:p>
          </table:table-cell>
          <table:table-cell/>
          <table:table-cell table:style-name="ce22" office:value-type="string">
            <text:p>A phylogenomic approach was used to generate an amino acid phylogeny for 12 whole genomes representing 10 species in the family Pasteurellaceae. Orthology of genes was determined using an approach similar to OrthologID (http://nypg.bio.nyu.edu/orthologid/about.html) and resulted in the generation of a matrix with 3130 genes with 1,194,615 aligned amino acid characters of which 239,504 characters are phylogenetically informative. Phylogenetic analysis of the concatenated matrix using all standard approaches (maximum parsimony, maximum likelihood, and Bayesian analysis) results in a single extremely robust phylogenetic hypothesis for the species examined in this study. Remarkably, no single gene partition gives the same tree as the concatenated analysis. By analyzing partitioned support in the data matrix, we show that there is very little negative support emanating from individual gene partitions to suggest that the concatenated hypothesis is not tenable. The large number of characters in the matrix allows us to test hypotheses concerning missing data and character number in phylogenomic studies, and we conclude that matrices constructed using genome level information are very robust to missing data. We show that a very large number of concatenated gene sequences (&gt;160) are needed to reliably obtain the same topology as the overall analysis.</text:p>
          </table:table-cell>
          <table:table-cell/>
          <table:table-cell table:style-name="ce22" office:value-type="string">
            <text:p>Bayes Theorem,DNA, Bacterial,DNA, Bacterial: genetics,Genes, Bacterial,Genome, Bacterial,Genomics,Genomics: methods,Likelihood Functions,Models, Genetic,Pasteurellaceae,Pasteurellaceae: classification,Pasteurellaceae: genetics,Phylogeny,Sequence Analysis, DNA</text:p>
          </table:table-cell>
        </table:table-row>
        <table:table-row table:style-name="ro3">
          <table:table-cell table:style-name="ce22" office:value-type="string">
            <text:p>Braun2009</text:p>
          </table:table-cell>
          <table:table-cell table:style-name="ce25" office:value-type="string">
            <text:p>We
used the incongruence length difference test (Farris et al., 1995)
as implemented in PAUP* (Swofford, 2002), where it is known as
the partition homogeneity test.
Maximum parsimony (MP) tree searches were conducted for
each gene separately and the two genes combined using PAUP* v.
4.0b10 (Swofford, 2002). We ran heuristic searches with equal
weighting, 10 random sequence addition replicates, and tree bisection-reconnection (TBR) branch swapping. Bootstrap analyses
were performed with equal weighting, 1000 bootstrap pseudoreplicates, and 10 random sequence addition replicates for every pseudoreplicate... A partition homogeneity test found no signiﬁcant incongruence between the two genes
(P = 0.189). We therefore combined the data for further analysis.</text:p>
          </table:table-cell>
          <table:table-cell table:style-name="ce22" office:value-type="float" office:value="0">
            <text:p>0</text:p>
          </table:table-cell>
          <table:table-cell table:style-name="ce22" office:value-type="float" office:value="0">
            <text:p>0</text:p>
          </table:table-cell>
          <table:table-cell table:number-columns-repeated="3"/>
          <table:table-cell table:style-name="ce22" office:value-type="string">
            <text:p>10RAS + TBR</text:p>
          </table:table-cell>
          <table:table-cell table:style-name="ce22" office:value-type="float" office:value="0">
            <text:p>0</text:p>
          </table:table-cell>
          <table:table-cell table:style-name="ce26" office:value-type="string">
            <text:p>0.18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Braun, Michael J &amp; Huddleston, Christopher J</text:p>
          </table:table-cell>
          <table:table-cell table:style-name="ce22" office:value-type="string">
            <text:p>A molecular phylogenetic survey of caprimulgiform nightbirds illustrates the utility of non-coding sequences.</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3">
            <text:p>3</text:p>
          </table:table-cell>
          <table:table-cell table:style-name="ce22" office:value-type="string">
            <text:p>December</text:p>
          </table:table-cell>
          <table:table-cell table:style-name="ce22" office:value-type="string">
            <text:p>948--60</text:p>
          </table:table-cell>
          <table:table-cell table:style-name="ce22" office:value-type="float" office:value="2009">
            <text:p>2009</text:p>
          </table:table-cell>
          <table:table-cell table:style-name="ce22" office:value-type="string">
            <text:p>http://www.ncbi.nlm.nih.gov/pubmed/19720151</text:p>
          </table:table-cell>
          <table:table-cell table:style-name="ce22" office:value-type="string">
            <text:p>Elsevier Inc.</text:p>
          </table:table-cell>
          <table:table-cell/>
          <table:table-cell table:style-name="ce22" office:value-type="string">
            <text:p>The order Caprimulgiformes comprises five bird families adapted to nocturnal activity. The order has been regarded as monophyletic, but recent evidence suggests that swifts and hummingbirds (Apodiformes) belong within it. To explore the group's phylogeny, we obtained more than 2000 bp of DNA sequence from the cytochrome b and c-myc genes for 35 taxa, representing all major lineages and outgroups. Non-coding sequences of the c-myc gene were unsaturated, readily alignable and contained numerous informative insertions and deletions (indels), signalling broad utility for higher level phylogenetics. A 12 bp insertion in c-myc links Apodiformes with owlet-nightjars, confirming paraphyly of the traditional Caprimulgiformes. However, even this rare genomic change is homoplasious when all birds are considered. Monophyly of each of the five traditional families was strongly confirmed, but relationships among families were poorly resolved. The tree structure argues against family status for Eurostopodus and Batrachostomus, which should be retained in Caprimulgidae and Podargidae, respectively. The genus Caprimulgus and both subfamilies of Caprimulgidae appear to be polyphyletic. The phylogeny elucidates the evolution of adaptive traits such as nocturnality and hypothermia, but whether nocturnality evolved once or multiple times is an open question.</text:p>
          </table:table-cell>
          <table:table-cell/>
          <table:table-cell table:style-name="ce22" office:value-type="string">
            <text:p>Adaptation, Biological,Adaptation, Biological: genetics,Animals,Base Sequence,Birds,Birds: classification,Birds: genetics,Cytochromes b,Cytochromes b: genetics,Evolution, Molecular,Genes, myc,INDEL Mutation,Introns,Likelihood Functions,Models, Genetic,Molecular Sequence Data,Phylogeny,RNA, Untranslated,RNA, Untranslated: genetics,Sequence Alignment,Sequence Analysis, DNA</text:p>
          </table:table-cell>
        </table:table-row>
        <table:table-row table:style-name="ro3">
          <table:table-cell table:style-name="ce22" office:value-type="string">
            <text:p>Bray2009</text:p>
          </table:table-cell>
          <table:table-cell table:style-name="ce25" office:value-type="string">
            <text:p>A partition homogeneity test (incongruence length difference test; Farris et al. 1995), as implemented in PAUP* (Swofford 2002), was conducted to determine whether lsrDNA and
nad1 data partitions were significantly heterogeneous from one
Another... Partition homogeneity tests indicated that nad1 and lsrDNA
were significantly heterogeneous (P = 0.01)... All the methods treated missing characters</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Bray, Rodney a.; Waeschenbach, Andrea; Cribb, Thomas H.; Weedall, Gareth D.; Dyal, Patricia &amp; Littlewood, D. T. J.</text:p>
          </table:table-cell>
          <table:table-cell table:style-name="ce22" office:value-type="string">
            <text:p>The phylogeny of the Lepocreadioidea (Platyhelminthes, Digenea) inferred from nuclear and mitochondrial genes: Implications for their systematics and evolution</text:p>
          </table:table-cell>
          <table:table-cell table:style-name="ce22" office:value-type="string">
            <text:p>Acta Parasitologica</text:p>
          </table:table-cell>
          <table:table-cell table:style-name="ce22" office:value-type="float" office:value="54">
            <text:p>54</text:p>
          </table:table-cell>
          <table:table-cell table:style-name="ce22" office:value-type="float" office:value="4">
            <text:p>4</text:p>
          </table:table-cell>
          <table:table-cell table:style-name="ce22" office:value-type="string">
            <text:p>October</text:p>
          </table:table-cell>
          <table:table-cell table:style-name="ce22" office:value-type="string">
            <text:p>310--329</text:p>
          </table:table-cell>
          <table:table-cell table:style-name="ce22" office:value-type="float" office:value="2009">
            <text:p>2009</text:p>
          </table:table-cell>
          <table:table-cell table:style-name="ce22" office:value-type="string">
            <text:p>http://www.springerlink.com/index/10.2478/s11686-009-0045-z</text:p>
          </table:table-cell>
          <table:table-cell table:number-columns-repeated="4"/>
          <table:table-cell table:style-name="ce22" office:value-type="string">
            <text:p>deep-sea,digenea,dn,ds,lepocreadiidae,lsrdna,nad1,phylogeny,plagiorchiida,selection</text:p>
          </table:table-cell>
        </table:table-row>
        <table:table-row table:style-name="ro3">
          <table:table-cell table:style-name="ce22" office:value-type="string">
            <text:p>Buerki2009</text:p>
          </table:table-cell>
          <table:table-cell table:style-name="ce25" office:value-type="string">
            <text:p>Before computing total evidence trees, an incongruence length difference (ILD) test (Farris
et al., 1994) was performed as implemented in PAUP version
4.0b10 (Swofford, 2002) with 100 replicates. In addition, the ILD test was not signiﬁcant (P = 0.9) and indicated that the eight data sets were congruent. Those results allowed the combination of the partitions in a total evidence
Approach.</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00RAS + SPR</text:p>
          </table:table-cell>
          <table:table-cell table:style-name="ce22" office:value-type="float" office:value="0">
            <text:p>0</text:p>
          </table:table-cell>
          <table:table-cell table:style-name="ce26" office:value-type="string">
            <text:p>0.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Buerki, Sven; Forest, F\'{e}lix; Acevedo-Rodr\'{\i}guez, Pedro; Callmander, Martin W; Nylander, Johan a a; Harrington, Mark; Sanmart\'{\i}n, Isabel; Ku}pfer, Philippe &amp; Alvarez, Nadir</text:p>
          </table:table-cell>
          <table:table-cell table:style-name="ce22" office:value-type="string">
            <text:p>Plastid and nuclear DNA markers reveal intricate relationships at subfamilial and tribal levels in the soapberry family (Sapindaceae).</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2">
            <text:p>2</text:p>
          </table:table-cell>
          <table:table-cell table:style-name="ce22" office:value-type="string">
            <text:p>January</text:p>
          </table:table-cell>
          <table:table-cell table:style-name="ce22" office:value-type="string">
            <text:p>238--258</text:p>
          </table:table-cell>
          <table:table-cell table:style-name="ce22" office:value-type="float" office:value="2009">
            <text:p>2009</text:p>
          </table:table-cell>
          <table:table-cell table:style-name="ce22" office:value-type="string">
            <text:p>http://www.ncbi.nlm.nih.gov/pubmed/19640435</text:p>
          </table:table-cell>
          <table:table-cell table:style-name="ce22" office:value-type="string">
            <text:p>Elsevier Inc.</text:p>
          </table:table-cell>
          <table:table-cell/>
          <table:table-cell table:style-name="ce22" office:value-type="string">
            <text:p>The economically important soapberry family (Sapindaceae) comprises about 1900 species mainly found in the tropical regions of the world, with only a few genera being restricted to temperate areas. The infrafamilial classification of the Sapindaceae and its relationships to the closely related Aceraceae and Hippocastanaceae -- which have now been included in an expanded definition of Sapindaceae (i.e., subfamily Hippocastanoideae) -- have been debated for decades. Here we present a phylogenetic analysis of Sapindaceae based on eight DNA sequence regions from the plastid and nuclear genomes and including 85 of the 141 genera defined within the family. Our study comprises 997 new sequences of Sapindaceae from 152 specimens. Despite presenting 18.6\% of missing data our complete data set produced a topology fully congruent with the one obtained from a subset without missing data, but including fewer markers. The use of additional information therefore led to a consistent result in the relative position of clades and allowed the definition of a new phylogenetic hypothesis. Our results confirm a high level of paraphyly and polyphyly at the subfamilial and tribal levels and even contest the monophyletic status of several genera. Our study confirms that the Chinese monotypic genus Xanthoceras is sister to the rest of the family, in which subfamily Hippocastanoideae is sister to a clade comprising subfamilies Dodonaeoideae and Sapindoideae. On the basis of the strong support demonstrated in Sapindoideae, Dodonaeoideae and Hippocastanoideae as well as in 14 subclades, we propose and discuss informal groupings as basis for a new classification of Sapindaceae.</text:p>
          </table:table-cell>
        </table:table-row>
        <table:table-row table:style-name="ro3">
          <table:table-cell table:style-name="ce22" office:value-type="string">
            <text:p>Burnier2009</text:p>
          </table:table-cell>
          <table:table-cell table:style-name="ce25" office:value-type="string">
            <text:p>The ILD test was
not signiﬁcant (P = 1.0) and indicated that the three
chloroplast data sets were congruent, thus allowing
them to be combined for analysis in a total evidence
approach (sensu Kluge 1989). Maximum parsimony
analyses were performed on the combined chloroplast
matrix and on the ITS matrix in PAUP* version 4.0b10
(Swofford 2003) by using a heuristic search strategy
with a random addition sequence (10 replicates), TBR
branch swapping, MULTREES, ALLSWAP, steepest
descent in effect, MAXTREES = 1000 and GAPMODE = newstate.</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1.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3 partitions, one test</text:p>
          </table:table-cell>
          <table:table-cell table:style-name="ce22" office:value-type="string">
            <text:p>SERIOUS</text:p>
          </table:table-cell>
          <table:table-cell/>
          <table:table-cell table:style-name="ce22" office:value-type="string">
            <text:p>Burnier, J; Buerki, S; Arrigo, N; Ku}pfer, P &amp; Alvarez, N</text:p>
          </table:table-cell>
          <table:table-cell table:style-name="ce22" office:value-type="string">
            <text:p>Genetic structure and evolution of Alpine polyploid complexes: Ranunculus kuepferi (Ranunculaceae) as a case study.</text:p>
          </table:table-cell>
          <table:table-cell table:style-name="ce22" office:value-type="string">
            <text:p>Molecular ecology</text:p>
          </table:table-cell>
          <table:table-cell table:style-name="ce22" office:value-type="float" office:value="18">
            <text:p>18</text:p>
          </table:table-cell>
          <table:table-cell table:style-name="ce22" office:value-type="float" office:value="17">
            <text:p>17</text:p>
          </table:table-cell>
          <table:table-cell table:style-name="ce22" office:value-type="string">
            <text:p>September</text:p>
          </table:table-cell>
          <table:table-cell table:style-name="ce22" office:value-type="string">
            <text:p>3730--44</text:p>
          </table:table-cell>
          <table:table-cell table:style-name="ce22" office:value-type="float" office:value="2009">
            <text:p>2009</text:p>
          </table:table-cell>
          <table:table-cell table:style-name="ce22" office:value-type="string">
            <text:p>http://www.ncbi.nlm.nih.gov/pubmed/19674303</text:p>
          </table:table-cell>
          <table:table-cell table:number-columns-repeated="2"/>
          <table:table-cell table:style-name="ce22" office:value-type="string">
            <text:p>The alpine white-flowered buttercup, Ranunculus kuepferi Greuter \&amp; Burdet, is a polyploid complex with diploids endemic to the southwestern Alps and polyploids - which have been previously described as apomictic - widespread throughout European mountains. Due to the polymorphic status of both its ploidy level and its reproductive mode, R. kuepferi represents a key species for understanding the evolution of polyploid lineages in alpine habitats. To disentangle the phylogeography of this polyploid taxon, we used cpDNA sequences and AFLP (amplified fragment length polymorphism) markers in 33 populations of R. kuepferi representative of its ploidy level and distribution area. Polyploid individuals were shown to be the result of at least two polyploidization events that may have taken place in the southwestern Alps. From this region, one single main migration of tetraploids colonized the entire Alpine range, the Apennines and Corsica. Genetic recombination among tetraploids was also observed, revealing the facultative nature of the apomictic reproductive mode in R. kuepferi polyploids. Our study shows the contrasting role played by diploid lineages mostly restricted to persistent refugia and by tetraploids, whose dispersal abilities have permitted their range extension all over the previously glaciated Alpine area and throughout neighbouring mountain massifs.</text:p>
          </table:table-cell>
          <table:table-cell/>
          <table:table-cell table:style-name="ce22" office:value-type="string">
            <text:p>Amplified Fragment Length Polymorphism Analysis,Base Sequence,DNA, Chloroplast,DNA, Chloroplast: genetics,DNA, Plant,DNA, Plant: genetics,Europe,Evolution, Molecular,Genetic Variation,Genetics, Population,Geography,Molecular Sequence Data,Phylogeny,Polyploidy,Ranunculus,Ranunculus: genetics,Recombination, Genetic,Sequence Alignment,Sequence Analysis, DNA</text:p>
          </table:table-cell>
        </table:table-row>
        <table:table-row table:style-name="ro3">
          <table:table-cell table:style-name="ce22" office:value-type="string">
            <text:p>Burrell2009</text:p>
          </table:table-cell>
          <table:table-cell table:style-name="ce25" office:value-type="string">
            <text:p>A partition
homogeneity test (Farris et al., 1994, as implemented in PAUP*
4.0b, Swofford, 2004; 1000 repetitions) found no signiﬁcant difference in minimal length topology between the two linked genes (p = 0.499), which were therefore concatenated into a sequence of
1342 bp for all the remaining analyse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49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Burrell, Andrew S; Jolly, Clifford J; Tosi, Anthony J &amp; Disotell, Todd R</text:p>
          </table:table-cell>
          <table:table-cell table:style-name="ce22" office:value-type="string">
            <text:p>Mitochondrial evidence for the hybrid origin of the kipunji, Rungwecebus kipunji (Primates: Papionini).</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2">
            <text:p>2</text:p>
          </table:table-cell>
          <table:table-cell table:style-name="ce22" office:value-type="string">
            <text:p>May</text:p>
          </table:table-cell>
          <table:table-cell table:style-name="ce22" office:value-type="string">
            <text:p>340--8</text:p>
          </table:table-cell>
          <table:table-cell table:style-name="ce22" office:value-type="float" office:value="2009">
            <text:p>2009</text:p>
          </table:table-cell>
          <table:table-cell table:style-name="ce22" office:value-type="string">
            <text:p>http://www.ncbi.nlm.nih.gov/pubmed/19236932</text:p>
          </table:table-cell>
          <table:table-cell table:style-name="ce22" office:value-type="string">
            <text:p>Elsevier Inc.</text:p>
          </table:table-cell>
          <table:table-cell/>
          <table:table-cell table:style-name="ce22" office:value-type="string">
            <text:p>Common baboons (Papio), gelada baboons (Theropithecus) and baboon-mangabeys (Lophocebus) are closely related African papionin monkeys. In 2005, the species Lophocebus kipunji was described from relict montane and submontane forests in Tanzania, based upon a single specimen and observations of living animals. Its initial assignment to Lophocebus was based on its overall morphology, but subsequent genetic studies suggesting that it was sister taxon to common baboons (Papio) led to its generic separation, as Rungwecebus. As a mangabey-like sister-taxon to Papio, Rungwecebus could be interpreted either as an arboreal derivative from a more terrestrial, baboon-like ancestor, or as a survivor of a mangabey-like common ancestor of the Lophocebus-Papio-Theropithecus clade. Here, we present a new, strongly-supported, mitochondrial DNA (mtDNA) phylogeny that includes Papio baboons from populations geographically close to the kipunji. Rather than supporting sister-taxon status, the new phylogeny not only situates the kipunji's mtDNA among Papio haplotypes, it clearly assigns it to a mitochondrial clade including geographically adjacent yellow baboons (Papio cynocephalus). This relationship suggests either that the kipunji is descended from a yellow baboon, and has converged on a mangabey-like morphology, or, much more likely, that it originated by hybridization between Papio cf.cynocephalus females and Lophocebus sp. males, about 0.65 Ma. We believe this to be the first case among mammals in which a natural occurrence of inter-generic hybridization can be shown to have resulted in a new, distinct, long-surviving taxon. More such cases can be anticipated as molecular evidence accumulates.</text:p>
          </table:table-cell>
          <table:table-cell/>
          <table:table-cell table:style-name="ce22" office:value-type="string">
            <text:p>Animals,Cercopithecinae,Cercopithecinae: classification,Cercopithecinae: genetics,DNA, Mitochondrial,DNA, Mitochondrial: genetics,Evolution, Molecular,Genetic Speciation,Hybridization, Genetic,Phylogeny,Sequence Analysis, DNA,Species Specificity,Tanzania</text:p>
          </table:table-cell>
        </table:table-row>
        <table:table-row table:style-name="ro3">
          <table:table-cell table:style-name="ce22" office:value-type="string">
            <text:p>Calvo2009</text:p>
          </table:table-cell>
          <table:table-cell table:style-name="ce25" office:value-type="string">
            <text:p>A partition homogeneity test
(implemented in PAUP* as the ILD test: Mickevich &amp;
Farris, 1981; Farris et al., 1994) was used (1000 replicates) on the different partitions to assess congruence among data for the different genes. Phylogenetic
analyses under the assumptions of maximum parsimony (MP) and maximum likelihood (ML) were
conducted using PAUP* 4.0b10 (Swofford, 2001)
and Treeﬁnder (Jobb, 2008) or PhyML (Guindon &amp;
Gascuel, 2003), respectively. Equal-weighted parsimony analyses were performed, with gaps coded both
as missing data and as a ﬁfth character, through
heuristic or branch and bound searches with tree... A partition–homogeneity test as implemented in PAUP indicated no signiﬁcant conﬂicts
between the COI and 16S datasets (P = 0.62) nor
between the mtDNA and nuclear regions (P = 0.92).
bisection–reconnection (TBR) branch swapping and
10 random additions and 1000 bootstrap replicates to
assess the robustness of the topologies (Felsenstein,
1985).</text:p>
          </table:table-cell>
          <table:table-cell table:style-name="ce22" office:value-type="float" office:value="0">
            <text:p>0</text:p>
          </table:table-cell>
          <table:table-cell table:style-name="ce22" office:value-type="string">
            <text:p>both</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62, 0.9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Calvo, Marta; Templado, Jos\'{e}; Oliverio, Marco &amp; Machordom, Annie</text:p>
          </table:table-cell>
          <table:table-cell table:style-name="ce22" office:value-type="string">
            <text:p>Hidden Mediterranean biodiversity: molecular evidence for a cryptic species complex within the reef building vermetid gastropod Dendropoma petraeum (Mollusca: Caenogastropoda)</text:p>
          </table:table-cell>
          <table:table-cell table:style-name="ce22" office:value-type="string">
            <text:p>Biological Journal of the Linnean Society</text:p>
          </table:table-cell>
          <table:table-cell table:style-name="ce22" office:value-type="float" office:value="96">
            <text:p>96</text:p>
          </table:table-cell>
          <table:table-cell table:style-name="ce22" office:value-type="float" office:value="4">
            <text:p>4</text:p>
          </table:table-cell>
          <table:table-cell table:style-name="ce22" office:value-type="string">
            <text:p>March</text:p>
          </table:table-cell>
          <table:table-cell table:style-name="ce22" office:value-type="string">
            <text:p>898--912</text:p>
          </table:table-cell>
          <table:table-cell table:style-name="ce22" office:value-type="float" office:value="2009">
            <text:p>2009</text:p>
          </table:table-cell>
          <table:table-cell table:style-name="ce22" office:value-type="string">
            <text:p>http://doi.wiley.com/10.1111/j.1095-8312.2008.01167.x</text:p>
          </table:table-cell>
        </table:table-row>
        <table:table-row table:style-name="ro3">
          <table:table-cell table:style-name="ce22" office:value-type="string">
            <text:p>Campbell2009</text:p>
          </table:table-cell>
          <table:table-cell table:style-name="ce25" office:value-type="string">
            <text:p>Character
congruence tests compare the fit of the data on two competing trees (e.g.
ILD: Mickevich and Farris 1981; Farris, Källersjö, Kluge, and Bult 1994;
Templeton Test: Templeton 1983; and T-PTP: Faith 1991). These tests
will not be reviewed further here</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number-columns-repeated="3"/>
          <table:table-cell table:style-name="ce22" office:value-type="string">
            <text:p>Campbell, V\'{e}ronique; Legendre, Pierre &amp; Lapointe, Fran\c{c}ois-Joseph</text:p>
          </table:table-cell>
          <table:table-cell table:style-name="ce22" office:value-type="string">
            <text:p>Assessing Congruence Among Ultrametric Distance Matrices</text:p>
          </table:table-cell>
          <table:table-cell table:style-name="ce22" office:value-type="string">
            <text:p>Journal of Classification</text:p>
          </table:table-cell>
          <table:table-cell table:style-name="ce22" office:value-type="float" office:value="26">
            <text:p>26</text:p>
          </table:table-cell>
          <table:table-cell table:style-name="ce22" office:value-type="float" office:value="1">
            <text:p>1</text:p>
          </table:table-cell>
          <table:table-cell table:style-name="ce22" office:value-type="string">
            <text:p>April</text:p>
          </table:table-cell>
          <table:table-cell table:style-name="ce22" office:value-type="string">
            <text:p>103--117</text:p>
          </table:table-cell>
          <table:table-cell table:style-name="ce22" office:value-type="float" office:value="2009">
            <text:p>2009</text:p>
          </table:table-cell>
          <table:table-cell table:style-name="ce22" office:value-type="string">
            <text:p>http://www.springerlink.com/index/10.1007/s00357-009-9028-x</text:p>
          </table:table-cell>
          <table:table-cell table:number-columns-repeated="4"/>
          <table:table-cell table:style-name="ce22" office:value-type="string">
            <text:p>for their constructive comments,incongruence,laboratoire d,manuscript as well as,mol\'{e}culaire et d,of universit\'{e} de montr\'{e}al,on a,power,preliminary version of this,simulation,statistical test,thank the members of,the lemee,this study,three anonymous reviewers,type i error rate,we would like to,\'{e}cologie,\'{e}volution</text:p>
          </table:table-cell>
        </table:table-row>
        <table:table-row table:style-name="ro3">
          <table:table-cell table:style-name="ce22" office:value-type="string">
            <text:p>Campos2010</text:p>
          </table:table-cell>
          <table:table-cell table:style-name="ce25" office:value-type="string">
            <text:p>We used the partition homogeneity test (Incongruence
length difference test – ILD; Farris et al. 1994) to check
for congruence in phylogenetic signal between the genetic regions (cytochrome b and 16S ribosomal RNA),
as implemented in PAUP 4.0b10 (Swofford 2003).</text:p>
          </table:table-cell>
          <table:table-cell table:style-name="ce22" office:value-type="string">
            <text:p>?</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Campos, Paula F.; Sher, Andrei; Mead, Jim I.; Tikhonov, Alexei; Buckley, Michael; Collins, Matthew; Willerslev, Eske &amp; Gilbert, M. Thomas P.</text:p>
          </table:table-cell>
          <table:table-cell table:style-name="ce22" office:value-type="string">
            <text:p>Clarification of the taxonomic relationship of the extant and extinct ovibovids, Ovibos, Praeovibos, Euceratherium and Bootherium</text:p>
          </table:table-cell>
          <table:table-cell table:style-name="ce22" office:value-type="string">
            <text:p>Quaternary Science Reviews</text:p>
          </table:table-cell>
          <table:table-cell table:style-name="ce22" office:value-type="float" office:value="29">
            <text:p>29</text:p>
          </table:table-cell>
          <table:table-cell table:style-name="ce22" office:value-type="string">
            <text:p>17-18</text:p>
          </table:table-cell>
          <table:table-cell table:style-name="ce22" office:value-type="string">
            <text:p>August</text:p>
          </table:table-cell>
          <table:table-cell table:style-name="ce22" office:value-type="string">
            <text:p>2123--2130</text:p>
          </table:table-cell>
          <table:table-cell table:style-name="ce22" office:value-type="float" office:value="2010">
            <text:p>2010</text:p>
          </table:table-cell>
          <table:table-cell table:style-name="ce22" office:value-type="string">
            <text:p>http://linkinghub.elsevier.com/retrieve/pii/S0277379110001423</text:p>
          </table:table-cell>
          <table:table-cell table:style-name="ce22" office:value-type="string">
            <text:p>Elsevier Ltd</text:p>
          </table:table-cell>
        </table:table-row>
        <table:table-row table:style-name="ro3">
          <table:table-cell table:style-name="ce22" office:value-type="string">
            <text:p>Campos2010a</text:p>
          </table:table-cell>
          <table:table-cell table:style-name="ce25" office:value-type="string">
            <text:p>We used the partition homogeneity test (Incongruence length
difference test - ILD, Farris et al., 1994) to check for congruence in
phylogenetic signal between the genetic regions (cytochrome b and
16S ribosomal RNA), as implemented in PAUP 4.0b10 (Swofford,
2003). </text:p>
          </table:table-cell>
          <table:table-cell table:style-name="ce22" office:value-type="string">
            <text:p>?</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Campos, Paula F.; Willerslev, Eske; Mead, Jim I.; Hofreiter, Michael &amp; Gilbert, M. Thomas P.</text:p>
          </table:table-cell>
          <table:table-cell table:style-name="ce22" office:value-type="string">
            <text:p>Molecular identification of the extinct mountain goat, Oreamnos harringtoni (Bovidae)</text:p>
          </table:table-cell>
          <table:table-cell table:style-name="ce22" office:value-type="string">
            <text:p>Boreas</text:p>
          </table:table-cell>
          <table:table-cell table:style-name="ce22" office:value-type="float" office:value="39">
            <text:p>39</text:p>
          </table:table-cell>
          <table:table-cell table:style-name="ce22" office:value-type="float" office:value="1">
            <text:p>1</text:p>
          </table:table-cell>
          <table:table-cell table:style-name="ce22" office:value-type="string">
            <text:p>January</text:p>
          </table:table-cell>
          <table:table-cell table:style-name="ce22" office:value-type="string">
            <text:p>18--23</text:p>
          </table:table-cell>
          <table:table-cell table:style-name="ce22" office:value-type="float" office:value="2010">
            <text:p>2010</text:p>
          </table:table-cell>
          <table:table-cell table:style-name="ce22" office:value-type="string">
            <text:p>http://doi.wiley.com/10.1111/j.1502-3885.2009.00111.x</text:p>
          </table:table-cell>
        </table:table-row>
        <table:table-row table:style-name="ro3">
          <table:table-cell table:style-name="ce22" office:value-type="string">
            <text:p>Cardoso2009</text:p>
          </table:table-cell>
          <table:table-cell table:style-name="ce25" office:value-type="string">
            <text:p>Parsimony analyses were performed with
paup* 4.0b10 (Swofford 2002) conducting heuristic searches
with 10 random sequence addition replicates and treebisection–reconnection (TBR) branch-swapping, with
gaps coded as a fifth character state. Gapped characters
were either given equal weight or were downweighted in
multiresidue indels to give less weight per nucleotide
proportional to indel size (e.g. for an indel with four
nucleotides each would be weighted 0.25). Nodal support
was assessed based on bootstrap proportions from 1000
replicates of a heuristic search each with 10 random
sequence addition replicates and TBR branch swapping.
Congruence between the ITS1 and the cox1 data sets was
assessed using the incongruence length difference (ILD)
test of (Farris et al. 1994) as implemented in paup* by
performing 1000 homogeneity replicates with 10 random
sequence addition replicates each... The ILD test between the two molecular partitions
(cox1 and ITS1) was highly significant (P = 0.001), and
major topological differences and inconsistent geographical
distributions in the two markers were easily apparent.</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Cardoso, a; Serrano, a &amp; Vogler, a P</text:p>
          </table:table-cell>
          <table:table-cell table:style-name="ce22" office:value-type="string">
            <text:p>Morphological and molecular variation in tiger beetles of the Cicindela hybrida complex: is an 'integrative taxonomy' possible?</text:p>
          </table:table-cell>
          <table:table-cell table:style-name="ce22" office:value-type="string">
            <text:p>Molecular ecology</text:p>
          </table:table-cell>
          <table:table-cell table:style-name="ce22" office:value-type="float" office:value="18">
            <text:p>18</text:p>
          </table:table-cell>
          <table:table-cell table:style-name="ce22" office:value-type="float" office:value="4">
            <text:p>4</text:p>
          </table:table-cell>
          <table:table-cell table:style-name="ce22" office:value-type="string">
            <text:p>February</text:p>
          </table:table-cell>
          <table:table-cell table:style-name="ce22" office:value-type="string">
            <text:p>648--64</text:p>
          </table:table-cell>
          <table:table-cell table:style-name="ce22" office:value-type="float" office:value="2009">
            <text:p>2009</text:p>
          </table:table-cell>
          <table:table-cell table:style-name="ce22" office:value-type="string">
            <text:p>http://www.ncbi.nlm.nih.gov/pubmed/19175505</text:p>
          </table:table-cell>
          <table:table-cell table:number-columns-repeated="2"/>
          <table:table-cell table:style-name="ce22" office:value-type="string">
            <text:p>Current taxon assignments at the species level are frequently discordant with DNA-based analyses. Recent studies on tiger beetles in the Cicindela hybrida complex identified discordance between mtDNA patterns and the entities currently defined by the taxonomic literature. To test the accuracy of morphologically delimited groups, five named taxa (species) from 24 representative sampling sites across Europe were scored for 41 external morphological characters. Three of the named taxa were 'diagnosable', that is, defined by between one and three characters unique to each group. Newly sequenced ITS1 and existing mitochondrial cox1 markers established 20 and 22 different haplotypes, respectively, but only cox1 produced (four) diagnosable units. Phylogenetic analysis and statistical parsimony networks showed poor congruence of character variation with the taxonomic entities (and each other). Variation in morphological characters was therefore tested directly for association with DNA-based nesting groups at various hierarchical levels using permutational contingency analysis. Significant statistical associations of 11 (of 13 variable) morphological characters were observed with nesting groups from ITS1 and mitochondrial DNA markers, predominantly at the 4-step level. The analysis demonstrates the need for formal tests of congruence with morphological variation at the level of individual characters, a step that is omitted from recent studies of 'integrative taxonomy'. In addition, statistical correlation of particular morphological characters with DNA-based nesting groups can identify the lowest hierarchical level at which various character sets show congruence, as a means to define evolutionarily separated entities supported by diverse data sources.</text:p>
          </table:table-cell>
          <table:table-cell/>
          <table:table-cell table:style-name="ce22" office:value-type="string">
            <text:p>Animals,Base Sequence,Beetles,Beetles: anatomy \&amp; histology,Beetles: classification,Beetles: genetics,DNA, Mitochondrial,DNA, Mitochondrial: genetics,Europe,Evolution, Molecular,Genetic Speciation,Genetic Variation,Haplotypes,Mitochondria,Mitochondria: genetics,Molecular Sequence Data,Phylogeny,Sequence Analysis, DNA,Species Specificity</text:p>
          </table:table-cell>
        </table:table-row>
        <table:table-row table:style-name="ro3">
          <table:table-cell table:style-name="ce22" office:value-type="string">
            <text:p>CenziDeRe2010</text:p>
          </table:table-cell>
          <table:table-cell table:style-name="ce25" office:value-type="string">
            <text:p>The MP analysis
was implemented with an equal weight criterion, with
gaps treated as a new state. These analyses were
performed through a heuristic search, with Tree-
Bisection-Reconnection branch swapping applied to
1000 random stepwise-addition starting trees...
The congruence among partitions was tested using
a pairwise Partition Homogeneity Test (PHT)... The PHT was implemented in PAUP 4.0b10 with
1000 replications... As with the mitochondrial loci, the PHT did not
reveal signiﬁcant heterogeneity among the phylogenetic signals presented by the nuclear partitions (Table 3)</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no multiple corrections</text:p>
          </table:table-cell>
          <table:table-cell table:number-columns-repeated="2"/>
          <table:table-cell table:style-name="ce22" office:value-type="string">
            <text:p>{Cenzi De R\'{e}}, Francine; Loreto, Elgion L. S. &amp; Robe, Lizandra J.</text:p>
          </table:table-cell>
          <table:table-cell table:style-name="ce22" office:value-type="string">
            <text:p>Gene and species trees reveal mitochondrial and nuclear discordance in the Drosophila cardini group (Diptera: Drosophilidae)</text:p>
          </table:table-cell>
          <table:table-cell table:style-name="ce22" office:value-type="string">
            <text:p>Invertebrate Biology</text:p>
          </table:table-cell>
          <table:table-cell table:style-name="ce22" office:value-type="float" office:value="129">
            <text:p>129</text:p>
          </table:table-cell>
          <table:table-cell table:style-name="ce22" office:value-type="float" office:value="4">
            <text:p>4</text:p>
          </table:table-cell>
          <table:table-cell table:style-name="ce22" office:value-type="string">
            <text:p>September</text:p>
          </table:table-cell>
          <table:table-cell table:style-name="ce22" office:value-type="string">
            <text:p>no--no</text:p>
          </table:table-cell>
          <table:table-cell table:style-name="ce22" office:value-type="float" office:value="2010">
            <text:p>2010</text:p>
          </table:table-cell>
          <table:table-cell table:style-name="ce22" office:value-type="string">
            <text:p>http://doi.wiley.com/10.1111/j.1744-7410.2010.00207.x</text:p>
          </table:table-cell>
        </table:table-row>
        <table:table-row table:style-name="ro3">
          <table:table-cell table:style-name="ce22" office:value-type="string">
            <text:p>Chatrou2009</text:p>
          </table:table-cell>
          <table:table-cell table:style-name="ce25" office:value-type="string">
            <text:p>To test for congruence between the chloroplast data partition
and the ﬂanking region data partition, we applied the incongruence length difference (ILD) test (Farris et al., 1995a,b), implemented in PAUP* 4.0b10, using informative characters only,
with 5000 replicates, and heuristic searches as described above.
The chloroplast markers rbcL and trnLF were combined into a single data partition, and we tested incongruence of the plastid data
partition with both ﬂanking region markers separately. Incongruence between the two ﬂanking regions was tested as well.
Statistics of the incongruence length difference tests are given
in Table 3... Furthermore, congruence of the
combined chloroplast markers and each flanking region was
demonstrated using the parsimony-based incongruence length
difference (ILD) test (Table 3). Both LMCH9 and LMCH10 were
not significantly incongruent with the chloroplast data partition
at the 95% confidence level. Finally, incongruence of the two
flanking regions was clearly refuted.</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5000">
            <text:p>5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To 4 dp</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Chatrou, Lars W; Escribano, M Pilar; Viruel, Maria a; Maas, Jan W; Richardson, James E &amp; Hormaza, Jos\'{e} I</text:p>
          </table:table-cell>
          <table:table-cell table:style-name="ce22" office:value-type="string">
            <text:p>Flanking regions of monomorphic microsatellite loci provide a new source of data for plant species-level phylogenetics.</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3">
            <text:p>3</text:p>
          </table:table-cell>
          <table:table-cell table:style-name="ce22" office:value-type="string">
            <text:p>December</text:p>
          </table:table-cell>
          <table:table-cell table:style-name="ce22" office:value-type="string">
            <text:p>726--33</text:p>
          </table:table-cell>
          <table:table-cell table:style-name="ce22" office:value-type="float" office:value="2009">
            <text:p>2009</text:p>
          </table:table-cell>
          <table:table-cell table:style-name="ce22" office:value-type="string">
            <text:p>http://www.ncbi.nlm.nih.gov/pubmed/19646541</text:p>
          </table:table-cell>
          <table:table-cell table:style-name="ce22" office:value-type="string">
            <text:p>Elsevier Inc.</text:p>
          </table:table-cell>
          <table:table-cell/>
          <table:table-cell table:style-name="ce22" office:value-type="string">
            <text:p>Well-resolved phylogenetic trees are essential for us to understand evolutionary processes at the level of species. The degree of species-level resolution in the plant phylogenetic literature is poor, however, largely due to the dearth of sufficiently variable molecular markers. Unlike the common genic approach to marker development, we generated DNA sequences of monomorphic nuclear microsatellite flanking regions in a phylogenetic study of Annona species (Annonaceae). The resulting data showed no evidence of paralogy or allelic diversity that would confound attempts to reconstruct the species tree. Microsatellite flanking regions are short, making them practical to use, yet have astounding proportions of variable characters. They have 3.5- to 10-fold higher substitution rates compared to two commonly used chloroplast markers, have no rate heterogeneity among nucleotide positions, evolve in a clock-like fashion, and show no evidence of saturation. These advantages are offset by the short length of the flanking regions, resulting in similar numbers of parsimony informative characters to the chloroplast markers. The neutral evolution and high variability of flanking regions, together with the wide availability of monomorphic microsatellite loci in angiosperms, are useful qualities for species-level phylogenetics. The general methodology we present here facilitates to find phylogenetic markers in groups where microsatellites have been developed.</text:p>
          </table:table-cell>
          <table:table-cell/>
          <table:table-cell table:style-name="ce22" office:value-type="string">
            <text:p>Annona,Annona: classification,Annona: genetics,DNA, Chloroplast,DNA, Chloroplast: genetics,DNA, Plant,DNA, Plant: genetics,Evolution, Molecular,Microsatellite Repeats,Models, Genetic,Phylogeny,Sequence Alignment,Sequence Analysis, DNA</text:p>
          </table:table-cell>
        </table:table-row>
        <table:table-row table:style-name="ro3">
          <table:table-cell table:style-name="ce22" office:value-type="string">
            <text:p>Chattopadhyay2009</text:p>
          </table:table-cell>
          <table:table-cell table:style-name="ce25" office:value-type="string">
            <text:p>To assess the level of congruent phylogenetic signals
between gene data sets, the incongruence length difference
(ILD) test (Farris et al. 1994) was performed using PAUP*
4.0b (Swofford 2000)... The ILD test shows that nadC is
highly congruent with pilA (P = 1). Also, the ﬁrst 600
bp of pilB (pilB–seg1), immediately downstream of pilA,
are congruent with pilA (P = 1), whereas the rest of the
pilB (pilB-seg2) and the entire pilC region are not (P 5
0.001).</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table-cell table:style-name="ce22" office:value-type="string">
            <text:p>SERIOUS</text:p>
          </table:table-cell>
          <table:table-cell/>
          <table:table-cell table:style-name="ce22" office:value-type="string">
            <text:p>Chattopadhyay, Sujay; Paranjpye, Rohinee N; Dykhuizen, Daniel E; Sokurenko, Evgeni V &amp; Strom, Mark S</text:p>
          </table:table-cell>
          <table:table-cell table:style-name="ce22" office:value-type="string">
            <text:p>Comparative evolutionary analysis of the major structural subunit of Vibrio vulnificus type IV pili.</text:p>
          </table:table-cell>
          <table:table-cell table:style-name="ce22" office:value-type="string">
            <text:p>Molecular biology and evolution</text:p>
          </table:table-cell>
          <table:table-cell table:style-name="ce22" office:value-type="float" office:value="26">
            <text:p>26</text:p>
          </table:table-cell>
          <table:table-cell table:style-name="ce22" office:value-type="float" office:value="10">
            <text:p>10</text:p>
          </table:table-cell>
          <table:table-cell table:style-name="ce22" office:value-type="string">
            <text:p>October</text:p>
          </table:table-cell>
          <table:table-cell table:style-name="ce22" office:value-type="string">
            <text:p>2185--96</text:p>
          </table:table-cell>
          <table:table-cell table:style-name="ce22" office:value-type="float" office:value="2009">
            <text:p>2009</text:p>
          </table:table-cell>
          <table:table-cell table:style-name="ce22" office:value-type="string">
            <text:p>http://www.pubmedcentral.nih.gov/articlerender.fcgi?artid=2766934\&amp;tool=pmcentrez\&amp;rendertype=abstract</text:p>
          </table:table-cell>
          <table:table-cell table:number-columns-repeated="2"/>
          <table:table-cell table:style-name="ce22" office:value-type="string">
            <text:p>Type IV pili contribute to virulence in Vibrio vulnificus, the bacterium responsible for the majority of fatal seafood-related infections. Here, we performed within- and between-species evolutionary analysis of the gene that encodes the major structural subunit of the pilus, pilA, by comparing it with pilD and gyrB, the genes encoding the type IV prepilin peptidase and beta subunit of DNA gyrase, respectively. Although the diversity in pilD and gyrB is similar to each other and likely to have accumulated after speciation of V. vulnificus, pilA is several times more diverse at both nonsynonymous and synonymous levels. Also, in contrast to pilD and gyrB, there are virtually unrestricted and highly localized horizontal movements of pilA alleles between the major phylogenetic groups of V. vulnificus. The frequent movement of pilA involves homologous recombination of the entire gene with no evidence for intragenic recombination between the alleles. We propose that pilA allelic diversity and horizontal movement is maintained in the population by both diversifying and frequency-dependent selection most likely to escape shellfish innate immunity defense or lytic phages. Other possibilities leading to such selection dynamics of V. vulnificus pilA could involve adaptation to diverse host populations or within-host compartments, or natural DNA uptake and transformation. We show that the history of nucleotide diversification in pilA predates V. vulnificus speciation and this diversification started at or before the time of the last common ancestor for V. vulnificus, Vibrio parahaemolyticus, and Vibrio cholerae. At the same time, it appears that within the various pilA groups of V. vulnificus, there is no positive selection for structural mutations and consequently no evidence for source-sink selection. In contrast, pilD has accumulated a number of apparently adaptive mutations in the regions encoding the membrane-spanning portions of the prepilin peptidase, possibly affecting fimbrial expression and/or function, and is being subjected to source-sink selection dynamics.</text:p>
          </table:table-cell>
          <table:table-cell/>
          <table:table-cell table:style-name="ce22" office:value-type="string">
            <text:p>Adaptation, Physiological,Adaptation, Physiological: genetics,Amino Acid Substitution,Bacterial Proteins,Bacterial Proteins: genetics,DNA, Bacterial,DNA, Bacterial: genetics,Escherichia coli,Escherichia coli: genetics,Evolution, Molecular,Fimbriae, Bacterial,Fimbriae, Bacterial: genetics,Genes, Bacterial,Genetic Linkage,Genetic Variation,Genotype,Likelihood Functions,Mutation,Mutation: genetics,Phylogeny,Protein Subunits,Protein Subunits: genetics,Time Factors,Vibrio vulnificus,Vibrio vulnificus: genetics</text:p>
          </table:table-cell>
        </table:table-row>
        <table:table-row table:style-name="ro3">
          <table:table-cell table:style-name="ce22" office:value-type="string">
            <text:p>Chen2010</text:p>
          </table:table-cell>
          <table:table-cell table:style-name="ce25" office:value-type="string">
            <text:p>We also tested for incongruent phylogenetic signal between nuclear and mt genes using the partition homogeneity (PHT) test (essentially the incongruence length difference (ILD) test of Farris et al. (1994) in PAUP* 4.0b10 (Swofford, 2002). Even if incongruence among datasets was observed, the combined data approach was adopted, which has
been favored by many to fully utilize genetic information in deriving phylogenetic estimates (Rokas and Carroll, 2006)... The partition homogeneity tests showed that no heterogeneity
in phylogenetic signal was detected between any of the mtDNA
genes, and that partitions were significantly heterogeneous be-
tween viperin and S7 intron 1, 2 (P = 0.013), and between com-
bined mtDNA and combined nuclear DNA (P = 0.001), etc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text:p>
          </table:table-cell>
          <table:table-cell table:style-name="ce22" office:value-type="float" office:value="0.5">
            <text:p>0.5</text:p>
          </table:table-cell>
          <table:table-cell table:style-name="ce26" office:value-type="string">
            <text:p>some</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0.013 is significant</text:p>
          </table:table-cell>
          <table:table-cell table:style-name="ce22" office:value-type="string">
            <text:p>SERIOUS</text:p>
          </table:table-cell>
          <table:table-cell/>
          <table:table-cell table:style-name="ce22" office:value-type="string">
            <text:p>Chen, Dali; Guo, Xianguang &amp; Nie, Pin</text:p>
          </table:table-cell>
          <table:table-cell table:style-name="ce22" office:value-type="string">
            <text:p>Phylogenetic studies of sinipercid fish (Perciformes: Sinipercidae) based on multiple genes, with first application of an immune-related gene, the virus-induced protein (viperin) gene.</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3">
            <text:p>3</text:p>
          </table:table-cell>
          <table:table-cell table:style-name="ce22" office:value-type="string">
            <text:p>June</text:p>
          </table:table-cell>
          <table:table-cell table:style-name="ce22" office:value-type="string">
            <text:p>1167--76</text:p>
          </table:table-cell>
          <table:table-cell table:style-name="ce22" office:value-type="float" office:value="2010">
            <text:p>2010</text:p>
          </table:table-cell>
          <table:table-cell table:style-name="ce22" office:value-type="string">
            <text:p>http://www.ncbi.nlm.nih.gov/pubmed/20138219</text:p>
          </table:table-cell>
          <table:table-cell table:style-name="ce22" office:value-type="string">
            <text:p>Elsevier Inc.</text:p>
          </table:table-cell>
          <table:table-cell/>
          <table:table-cell table:style-name="ce22" office:value-type="string">
            <text:p>The sinipercid fish represent a group of 12 species of freshwater percoid fish endemic to East Asia. To date published morphological and molecular phylogenetics hypotheses of sinipercid fish are part congruent, and there are some areas of significant disagreement with respect to species relationships. The present study used separate and combined methods to analyze 7307 bp of data from three mitochondrial genes (cyt b, CO1 and 16S rRNA; approximately 2312 bp) and three nuclear genes (viperin, the first two introns of S7 ribosomal protein gene; approximately 4995 bp) for the attempts to estimate the relationships among sinipercids and to assess the phylogenetic utility of these markers. Phylogenetic trees were reconstructed using maximum parsimony, maximum likelihood and partitioned Bayesian analyses. Despite the detection of significant heterogeneity of phylogenetic signal between the mitochondrial and nuclear partitions, the combined data analysis represented the best-supported topology of all data. The sinipercid fish form a monophyletic group with two distinct clades, one corresponding to the genus Siniperca and the other to Coreoperca. Coreoperca whiteheadi is the sister taxon to Coreoperca herzi plus Coreoperca kawamebari. In the Siniperca, Siniperca undulata is the sister taxon to the other members of Siniperca, within the subclade containing the other members of the genus, Siniperca chuatsi and Siniperca kneri are sister species, next joined by Siniperca obscura, Siniperca roulei, Sinipercascherzeri and finally by Siniperca fortis. The potential utilities of six different genes for phylogenetic resolution of closely related sinipercid species were also evaluated, with special interest in that of the novel virus-induced protein (viperin) gene.</text:p>
          </table:table-cell>
          <table:table-cell/>
          <table:table-cell table:style-name="ce22" office:value-type="string">
            <text:p>Animals,Bayes Theorem,Cell Nucleus,Cell Nucleus: genetics,DNA, Mitochondrial,DNA, Mitochondrial: genetics,Evolution, Molecular,Fish Proteins,Fish Proteins: genetics,Fish Proteins: immunology,Likelihood Functions,Models, Genetic,Perciformes,Perciformes: classification,Perciformes: genetics,Perciformes: immunology,Phylogeny,Sequence Alignment,Sequence Analysis, DNA</text:p>
          </table:table-cell>
        </table:table-row>
        <table:table-row table:style-name="ro3">
          <table:table-cell table:style-name="ce22" office:value-type="string">
            <text:p>Chen2010a</text:p>
          </table:table-cell>
          <table:table-cell table:style-name="ce25" office:value-type="string">
            <text:p> The incongruence
length difference (ILD) test (Farris et al., 1995) was used to detect potential conflicts between the phylogenetic indications
provided by the nuclear and plastid datasets, and to determine whether it would be valid to combine them. The ILD test was
implemented as a partition homogeneity test in the PAUP* program (Sinauer Associates Inc., Sunderland, MA, USA), in which
1000 replicates were each heuristically searched with 100 random sequence additions... Since the ILD test showed potential conflicts between the nuclear ITS and plastid trnL datasets (P 1⁄4 0.01), the data for two
fragments were not combined.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data not combined</text:p>
          </table:table-cell>
          <table:table-cell table:number-columns-repeated="2"/>
          <table:table-cell table:style-name="ce22" office:value-type="string">
            <text:p>Chen, Shengyun; Wu, Guili; Chen, Shilong; Ren, Jiawen &amp; Qin, Dahe</text:p>
          </table:table-cell>
          <table:table-cell table:style-name="ce22" office:value-type="string">
            <text:p>Molecular phylogeny and biogeography of the narrow endemic Coelonema and affinitive Draba (Brassicaceae) based on two DNA regions</text:p>
          </table:table-cell>
          <table:table-cell table:style-name="ce22" office:value-type="string">
            <text:p>Biochemical Systematics and Ecology</text:p>
          </table:table-cell>
          <table:table-cell table:style-name="ce22" office:value-type="float" office:value="38">
            <text:p>38</text:p>
          </table:table-cell>
          <table:table-cell table:style-name="ce22" office:value-type="float" office:value="4">
            <text:p>4</text:p>
          </table:table-cell>
          <table:table-cell table:style-name="ce22" office:value-type="string">
            <text:p>August</text:p>
          </table:table-cell>
          <table:table-cell table:style-name="ce22" office:value-type="string">
            <text:p>796--805</text:p>
          </table:table-cell>
          <table:table-cell table:style-name="ce22" office:value-type="float" office:value="2010">
            <text:p>2010</text:p>
          </table:table-cell>
          <table:table-cell table:style-name="ce22" office:value-type="string">
            <text:p>http://linkinghub.elsevier.com/retrieve/pii/S030519781000147X</text:p>
          </table:table-cell>
          <table:table-cell table:style-name="ce22" office:value-type="string">
            <text:p>Elsevier Ltd</text:p>
          </table:table-cell>
        </table:table-row>
        <table:table-row table:style-name="ro3">
          <table:table-cell table:style-name="ce22" office:value-type="string">
            <text:p>Christidis2010</text:p>
          </table:table-cell>
          <table:table-cell table:style-name="ce25" office:value-type="string">
            <text:p>In order to test whether the phylogenetic signal among the nu-
clear loci and between them and the mtDNA partition displays any
conflict, we carried out a partition-homogeneity test (Farris et al.,
1994) using 1100 bootstrap replicates, for which starting trees
were obtained by stepwise addition with a random addition se-
quence using 100 replicates. A partition-homogeneity test (Farris et al.,
1994) showed no conflict in phylogenetic signal among data parti-
tions (p = 0.056).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100">
            <text:p>1100</text:p>
          </table:table-cell>
          <table:table-cell table:style-name="ce22" office:value-type="float" office:value="0">
            <text:p>0</text:p>
          </table:table-cell>
          <table:table-cell table:style-name="ce22" office:value-type="string">
            <text:p>100RAS  </text:p>
          </table:table-cell>
          <table:table-cell table:style-name="ce22" office:value-type="float" office:value="0">
            <text:p>0</text:p>
          </table:table-cell>
          <table:table-cell table:style-name="ce26" office:value-type="string">
            <text:p>0.056</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Christidis, Les; Rheindt, Frank E; Boles, Walter E &amp; Norman, Janette a</text:p>
          </table:table-cell>
          <table:table-cell table:style-name="ce22" office:value-type="string">
            <text:p>Plumage patterns are good indicators of taxonomic diversity, but not of phylogenetic affinities, in Australian grasswrens Amytornis (Aves: Maluridae).</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2">
            <text:p>2</text:p>
          </table:table-cell>
          <table:table-cell table:style-name="ce22" office:value-type="string">
            <text:p>November</text:p>
          </table:table-cell>
          <table:table-cell table:style-name="ce22" office:value-type="string">
            <text:p>868--77</text:p>
          </table:table-cell>
          <table:table-cell table:style-name="ce22" office:value-type="float" office:value="2010">
            <text:p>2010</text:p>
          </table:table-cell>
          <table:table-cell table:style-name="ce22" office:value-type="string">
            <text:p>http://www.ncbi.nlm.nih.gov/pubmed/20816977</text:p>
          </table:table-cell>
          <table:table-cell table:style-name="ce22" office:value-type="string">
            <text:p>Elsevier Inc.</text:p>
          </table:table-cell>
          <table:table-cell/>
          <table:table-cell table:style-name="ce22" office:value-type="string">
            <text:p>The grasswrens (Maluridae: Amytornis) are elusive songbirds from the arid zones of Australia. Although some other Australian bird genera are also largely restricted to arid regions, none show the level of localized taxonomic diversity seen in Amytornis. Furthermore, their cryptic plumage patterns provide excellent camouflage but make it difficult to determine whether shared patterns reflect phylogenetic relationships or adaptations to similar terrain. To resolve the systematics and patterns of ecological diversification within Amytornis, we here present the results of a phylogenetic analysis of mitochondrial and nuclear multi-locus data for all recognized species and most subspecies, using traditional concatenation-based methods as well as a coalescent-based species-tree approach. Phylogenetic patterns retrieved by the species-tree approach were highly congruent with traditional methods, although branch support was generally higher in concatenation-based analysis, suggesting that species-tree methods may furnish more conservative results. In terms of identifying taxonomic diversity there was good concordance between plumage-based assessments and DNA distances. The same concordance was not found when comparing plumage-based and DNA-based predictions of phylogenetic relationships. Four primary lineages were identified: (a) barbatus; (b) merrotsyi; (c) the textilis complex, purnelli, ballarae, goyderi and housei; and (d) woodwardi, dorotheae, and the striatus complex. There was no robust resolution of relationships between lineages. It appears that in Amytornis, plumage differentiation between discrete populations is taxonomically significant, and not greatly influenced by ecophenotypic variation. However, at the deeper phylogenetic level, similar suites of plumage characters may be phylogenetically uninformative because of homoplasy. The study reveals higher levels of taxonomic diversity in Amytornis than previously recognized, with many taxa being highly localized. Such extensive short range endemism is mainly encountered in poorly-dispersing invertebrates and is unique in Australian birds. The identification here of the additional restricted range taxa has important conservation implications.</text:p>
          </table:table-cell>
        </table:table-row>
        <table:table-row table:style-name="ro3">
          <table:table-cell table:style-name="ce22" office:value-type="string">
            <text:p>Chungu2009</text:p>
          </table:table-cell>
          <table:table-cell table:style-name="ce25" office:value-type="string">
            <text:p>A partition homogeneity test
(PHT) (Farris et al. 1994) was applied to the combined data
of rDNA ITS and β-tubulin sequences prior to exclusion of
uninformative sites, using 1,000 replicates, to ascertain
whether they could be collectively analysed. All gaps were
coded as missing data and characters were assigned equal
weight. The Heuristic search option with random stepwise
addition and tree bisection reconnection (TBR) was used as
the swapping algorithm. The Mulpar option was in effect
and branches collapsed if they equalled zero... Congruence
of the rDNA ITS and β-tubulin datasets was not supported by
the partition homogeneity test (PHT) (P=0.03). This was most
probably due to the highly conserved nature of the rDNA ITS
genes of Chrysoporthe spp. (Myburg et al. 2002; Gryzenhout
et al. 2004) resulting in poor resolution of the terminal
branches. This P value was less than the conventionally
accepted P value of 0.05 required to combine data. However,
several studies have accepted a P value less than 0.05 and
have further stated that the conventional P value of 0.05 is
conservative (Cunningham 1997; Darlu and Lecointre 2002;
Dettman et al. 2003).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RAS + TBR</text:p>
          </table:table-cell>
          <table:table-cell table:style-name="ce22" office:value-type="float" office:value="0">
            <text:p>0</text:p>
          </table:table-cell>
          <table:table-cell table:style-name="ce26" office:value-type="string">
            <text:p>0.03</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discuss P-val</text:p>
          </table:table-cell>
          <table:table-cell table:number-columns-repeated="2"/>
          <table:table-cell table:style-name="ce22" office:value-type="string">
            <text:p>Chungu, Donald; Gryzenhout, Marieka; Muimba-Kankolongo, Ambayeba; Wingfield, Michael J. &amp; Roux, Jolanda</text:p>
          </table:table-cell>
          <table:table-cell table:style-name="ce22" office:value-type="string">
            <text:p>Taxonomy and pathogenicity of two novel Chrysoporthe species from Eucalyptus grandis and Syzygium guineense in Zambia</text:p>
          </table:table-cell>
          <table:table-cell table:style-name="ce22" office:value-type="string">
            <text:p>Mycological Progress</text:p>
          </table:table-cell>
          <table:table-cell table:style-name="ce22" office:value-type="float" office:value="9">
            <text:p>9</text:p>
          </table:table-cell>
          <table:table-cell table:style-name="ce22" office:value-type="float" office:value="3">
            <text:p>3</text:p>
          </table:table-cell>
          <table:table-cell table:style-name="ce22" office:value-type="string">
            <text:p>December</text:p>
          </table:table-cell>
          <table:table-cell table:style-name="ce22" office:value-type="string">
            <text:p>379--393</text:p>
          </table:table-cell>
          <table:table-cell table:style-name="ce22" office:value-type="float" office:value="2009">
            <text:p>2009</text:p>
          </table:table-cell>
          <table:table-cell table:style-name="ce22" office:value-type="string">
            <text:p>http://www.springerlink.com/index/10.1007/s11557-009-0646-9</text:p>
          </table:table-cell>
          <table:table-cell table:number-columns-repeated="4"/>
          <table:table-cell table:style-name="ce22" office:value-type="string">
            <text:p>africa,cryphonectriaceae,forest diseases,fungal pathogens,myrtales</text:p>
          </table:table-cell>
        </table:table-row>
        <table:table-row table:style-name="ro3">
          <table:table-cell table:style-name="ce22" office:value-type="string">
            <text:p>Cialdella2010</text:p>
          </table:table-cell>
          <table:table-cell table:style-name="ce25" office:value-type="string">
            <text:p>Direct
optimization has often been used in combination with
sensitivity analysis (sensu Wheeler, 1995; Wheeler and
Hayashi, 1998; Giribet, 2003), where several cost regimes
are explored and subsequently evaluated by congruence
measures, as for example the incongruence length differ-
ence (ILD) index (Mickevich and Farris, 1981; Farris
et al., 1995; Aagesen et al., 2005) to select the cost set that
yields the highest congruence between the data parti-
Tions. Congruence among the partitions was measured using
the ILD index (Mickevich and Farris, 1981; Aagesen
et al., 2005) as proposed by Wheeler (1995).

</text:p>
          </table:table-cell>
          <table:table-cell table:style-name="ce22" office:value-type="string">
            <text:p>no</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why F95 for the index?</text:p>
          </table:table-cell>
          <table:table-cell table:style-name="ce22" office:value-type="string">
            <text:p>W95 instrumental in using index for congruence</text:p>
          </table:table-cell>
          <table:table-cell/>
          <table:table-cell table:style-name="ce22" office:value-type="string">
            <text:p>Cialdella, Ana M.; Salariato, Diego L.; Aagesen, Lone; Giussani, Liliana M.; Zuloaga, Fernando O. &amp; Morrone, Osvaldo</text:p>
          </table:table-cell>
          <table:table-cell table:style-name="ce22" office:value-type="string">
            <text:p>Phylogeny of New World Stipeae (Poaceae): an evaluation of the monophyly of Aciachne and Amelichloa</text:p>
          </table:table-cell>
          <table:table-cell table:style-name="ce22" office:value-type="string">
            <text:p>Cladistics</text:p>
          </table:table-cell>
          <table:table-cell table:style-name="ce22" office:value-type="float" office:value="26">
            <text:p>26</text:p>
          </table:table-cell>
          <table:table-cell table:style-name="ce22" office:value-type="float" office:value="6">
            <text:p>6</text:p>
          </table:table-cell>
          <table:table-cell table:style-name="ce22" office:value-type="string">
            <text:p>December</text:p>
          </table:table-cell>
          <table:table-cell table:style-name="ce22" office:value-type="string">
            <text:p>563--578</text:p>
          </table:table-cell>
          <table:table-cell table:style-name="ce22" office:value-type="float" office:value="2010">
            <text:p>2010</text:p>
          </table:table-cell>
          <table:table-cell table:style-name="ce22" office:value-type="string">
            <text:p>http://doi.wiley.com/10.1111/j.1096-0031.2010.00310.x</text:p>
          </table:table-cell>
          <table:table-cell table:number-columns-repeated="4"/>
          <table:table-cell table:style-name="ce22" office:value-type="string">
            <text:p>2010,Cladistics,treebase2:S10359</text:p>
          </table:table-cell>
        </table:table-row>
        <table:table-row table:style-name="ro3">
          <table:table-cell table:style-name="ce22" office:value-type="string">
            <text:p>Cicconardi2010</text:p>
          </table:table-cell>
          <table:table-cell table:style-name="ce25" office:value-type="string">
            <text:p>A partition homoge-
neity test (Farris et al. 1994), as implemented in PAUP*,
was used to examine the concordance between the two
Datasets... Following a parti-
tion homogeneity test and the exclusion of six concate-
nated sequences out of 160, the combined dataset was
again analysed under BI and ML, that both converged
to the topology depicted in Fig. 4, not in conflict with
single gene topologi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string">
            <text:p>NA</text:p>
          </table:table-cell>
          <table:table-cell table:style-name="ce22" office:value-type="string">
            <text:p>missing!</text:p>
          </table:table-cell>
          <table:table-cell table:style-name="ce22" office:value-type="string">
            <text:p>SERIOUS</text:p>
          </table:table-cell>
          <table:table-cell/>
          <table:table-cell table:style-name="ce22" office:value-type="string">
            <text:p>Cicconardi, F; Nardi, F; Emerson, B C; Frati, F &amp; Fanciulli, P P</text:p>
          </table:table-cell>
          <table:table-cell table:style-name="ce22" office:value-type="string">
            <text:p>Deep phylogeographic divisions and long-term persistence of forest invertebrates (Hexapoda: Collembola) in the North-Western Mediterranean basin.</text:p>
          </table:table-cell>
          <table:table-cell table:style-name="ce22" office:value-type="string">
            <text:p>Molecular ecology</text:p>
          </table:table-cell>
          <table:table-cell table:style-name="ce22" office:value-type="float" office:value="19">
            <text:p>19</text:p>
          </table:table-cell>
          <table:table-cell table:style-name="ce22" office:value-type="float" office:value="2">
            <text:p>2</text:p>
          </table:table-cell>
          <table:table-cell table:style-name="ce22" office:value-type="string">
            <text:p>January</text:p>
          </table:table-cell>
          <table:table-cell table:style-name="ce22" office:value-type="string">
            <text:p>386--400</text:p>
          </table:table-cell>
          <table:table-cell table:style-name="ce22" office:value-type="float" office:value="2010">
            <text:p>2010</text:p>
          </table:table-cell>
          <table:table-cell table:style-name="ce22" office:value-type="string">
            <text:p>http://www.ncbi.nlm.nih.gov/pubmed/20015142</text:p>
          </table:table-cell>
          <table:table-cell table:number-columns-repeated="2"/>
          <table:table-cell table:style-name="ce22" office:value-type="string">
            <text:p>The North-Western Mediterranean basin is well known for its high number of relictual endemic taxa, and has been indicated as one of the world's major biodiversity hotspots at the species level. A possible contributing factor may be long-term persistence of populations and their prolonged stability. This study was designed to investigate the phylogeographic structure of three common species of the genus Lepidocyrtus (Hexapoda: Collembola), soil-dwelling arthropods characterized by limited dispersal capabilities and generally associated with forest habitats. We observed a remarkable geographic structure, with numerous deeply divergent genetic lineages occupying islands as well as mainland sites with no apparent gene flow among most sites, even across distances of only tens of kilometres. The reconstructed time frame for the evolution of these lineages suggests divergence between 5 and 15 Ma. This indicates a remarkably ancient origin and long-term persistence of individual lineages over a fine geographic scale despite the occurrence of abrupt sea level and climatic fluctuations in the area. This further suggests that currently recognized morphological species might be a serious underestimation of the true springtail biodiversity within this region.</text:p>
          </table:table-cell>
          <table:table-cell/>
          <table:table-cell table:style-name="ce22" office:value-type="string">
            <text:p>Animals,Arthropods,Arthropods: genetics,Biodiversity,Evolution, Molecular,Gene Flow,Genetics, Population,Geography,Haplotypes,Mediterranean Region,Phylogeny,Sequence Alignment,Sequence Analysis, DNA</text:p>
          </table:table-cell>
        </table:table-row>
        <table:table-row table:style-name="ro3">
          <table:table-cell table:style-name="ce22" office:value-type="string">
            <text:p>Clarke2009</text:p>
          </table:table-cell>
          <table:table-cell table:style-name="ce25" office:value-type="string">
            <text:p> Prior to phylogenetic analyses, the incongru-
ence length difference (ILD) test of Farris et al. (1994) was
performed to test for a difference in phylogenetic signal
between adult and larval character sets. The ILD was
performed in PAUP* (as the partition homogeneity test)
by first designating adult and larval character sets (com-
mands: charset adults 1⁄4 1–135; charset larvae 1⁄4 136–167)
and then executing the following commands: charpartition
adultslarvae 1⁄4 1: adults, 2: larvae; exclude uninf; hompart
partition 1⁄4 adultslarvae nreps 1⁄4 1000 seed 1⁄4 123;). All
other default settings were followed. A P-value greater
than 0.05 indicates that both character sets have congruent
phylogenetic signal and that combining them should
increase phylogenetic accuracy (Cunningham, 1997). We
performed this test only on our reduced dataset (see
description of Analysis 3, below) owing to excessively
long computation time, presumably caused by missing
data for 12 of the terminals included in Analysis 1 (see
Below). The incongruence length difference test was performed only
for Analysis 3, producing a P-value of 0.558, and therefore
demonstrated no significant difference in phylogenetic signal
between adult and larval character sets.

</text:p>
          </table:table-cell>
          <table:table-cell table:style-name="ce22" office:value-type="float" office:value="0">
            <text:p>0</text:p>
          </table:table-cell>
          <table:table-cell table:style-name="ce22" office:value-type="string">
            <text:p>NA</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TBR</text:p>
          </table:table-cell>
          <table:table-cell table:style-name="ce22" office:value-type="float" office:value="0">
            <text:p>0</text:p>
          </table:table-cell>
          <table:table-cell table:style-name="ce26" office:value-type="string">
            <text:p>0.558</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0">
            <text:p>0</text:p>
          </table:table-cell>
          <table:table-cell table:style-name="ce22" office:value-type="string">
            <text:p>on a reduced dataset! LOL; morphology</text:p>
          </table:table-cell>
          <table:table-cell table:number-columns-repeated="2"/>
          <table:table-cell table:style-name="ce22" office:value-type="string">
            <text:p>Clarke, Dave J. &amp; Grebennikov, Vasily V.</text:p>
          </table:table-cell>
          <table:table-cell table:style-name="ce22" office:value-type="string">
            <text:p>Monophyly of Euaesthetinae (Coleoptera: Staphylinidae): phylogenetic evidence from adults and larvae, review of austral genera, and new larval descriptions</text:p>
          </table:table-cell>
          <table:table-cell table:style-name="ce22" office:value-type="string">
            <text:p>Systematic Entomology</text:p>
          </table:table-cell>
          <table:table-cell table:style-name="ce22" office:value-type="float" office:value="34">
            <text:p>34</text:p>
          </table:table-cell>
          <table:table-cell table:style-name="ce22" office:value-type="float" office:value="2">
            <text:p>2</text:p>
          </table:table-cell>
          <table:table-cell table:style-name="ce22" office:value-type="string">
            <text:p>April</text:p>
          </table:table-cell>
          <table:table-cell table:style-name="ce22" office:value-type="string">
            <text:p>346--397</text:p>
          </table:table-cell>
          <table:table-cell table:style-name="ce22" office:value-type="float" office:value="2009">
            <text:p>2009</text:p>
          </table:table-cell>
          <table:table-cell table:style-name="ce22" office:value-type="string">
            <text:p>http://doi.wiley.com/10.1111/j.1365-3113.2009.00472.x</text:p>
          </table:table-cell>
        </table:table-row>
        <table:table-row table:style-name="ro3">
          <table:table-cell table:style-name="ce22" office:value-type="string">
            <text:p>Corrigan2009</text:p>
          </table:table-cell>
          <table:table-cell table:style-name="ce25" office:value-type="string">
            <text:p>A
partition-homogeneity test (Farris et al., 1994) implemented in
PAUP* v4.0b10 (Swofford, 1998) was also applied to the mitochon-
drial data to evaluate whether the three gene regions contained
similar phylogenetic signals. There was no significant incongru-
ence between CR and ATPase data (p = 0.09) indicating it was
appropriate to combine them in a concatenated sequence for phy-
logenetic analysi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Corrigan, Shannon &amp; Beheregaray, Luciano B</text:p>
          </table:table-cell>
          <table:table-cell table:style-name="ce22" office:value-type="string">
            <text:p>A recent shark radiation: molecular phylogeny, biogeography and speciation of wobbegong sharks (family: Orectolobidae).</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1">
            <text:p>1</text:p>
          </table:table-cell>
          <table:table-cell table:style-name="ce22" office:value-type="string">
            <text:p>July</text:p>
          </table:table-cell>
          <table:table-cell table:style-name="ce22" office:value-type="string">
            <text:p>205--16</text:p>
          </table:table-cell>
          <table:table-cell table:style-name="ce22" office:value-type="float" office:value="2009">
            <text:p>2009</text:p>
          </table:table-cell>
          <table:table-cell table:style-name="ce22" office:value-type="string">
            <text:p>http://www.ncbi.nlm.nih.gov/pubmed/19303452</text:p>
          </table:table-cell>
          <table:table-cell table:style-name="ce22" office:value-type="string">
            <text:p>Elsevier Inc.</text:p>
          </table:table-cell>
          <table:table-cell/>
          <table:table-cell table:style-name="ce22" office:value-type="string">
            <text:p>The elasmobranch fish are an ancient, evolutionarily successful, but under-researched vertebrate group, particularly in regard to their recent evolutionary history. Their lineage has survived four mass extinction events and most present day taxa are thought to be derived from Mesozoic forms. Here we present a molecular phylogenetic analysis of the family Orectolobidae that provides evidence for recent events of diversification in this shark group. Species interrelationships in Orectolobidae were reconstructed based on four mitochondrial and nuclear genes. In line with previous morphological work, our results do not support current taxonomic arrangements in Orectolobidae and indicate that a taxonomic revision of the family is warranted. We propose that the onset of diversification of orectolobid sharks is of Miocene age and occurred within the Indo-Australian region. Surprisingly, we also find evidence for a recent ( approximately last 2 million years) and rapid radiation of wobbegong sharks. Allopatric speciation followed by range expansion seems like the general most likely explanation to account for wobbegong relationships and distributions. We suggest that the evolution of this shark group was mostly influenced by two temporal scenarios of diversification. The oldest relates to major geological changes in the Indo-West Pacific associated with the Miocene collision of the Indo-Australian and Eurasian plates. The most recent scenario was influenced by changes in oceanography and the emergence of biogeographic barriers related to Pleistocene glacial cycles in Australian waters.</text:p>
          </table:table-cell>
          <table:table-cell/>
          <table:table-cell table:style-name="ce22" office:value-type="string">
            <text:p>Animals,Australia,Cell Nucleus,Cell Nucleus: genetics,DNA, Mitochondrial,DNA, Mitochondrial: genetics,Evolution, Molecular,Genetic Speciation,Geography,Phylogeny,Sequence Alignment,Sequence Analysis, DNA,Sharks,Sharks: classification,Sharks: genetics</text:p>
          </table:table-cell>
        </table:table-row>
        <table:table-row table:style-name="ro3">
          <table:table-cell table:style-name="ce22" office:value-type="string">
            <text:p>Cosacov2009</text:p>
          </table:table-cell>
          <table:table-cell table:style-name="ce25" office:value-type="string">
            <text:p>In contrast, the morphological data set
showed topological incongruence with the molecular partition, which was con-
firmed using the incongruence length difference (ILD) test of Farris et al. (1994)
as implemented in the program WinClada (Nixon, 2002) (see Results, Phyloge-
netic analyses). However molecular and morphological evidence was combined
applying a “total evidence” criterion (Kluge, 1989, 1998; Nixon and Carpenter,
1996; DeSalle and Brower, 1997). Results with the morphological matrix and
with the molecular matrix (ITS+matK) are also presented.
Parsimony searches were conducted with the program TNT (Goloboff et al.,
2003) using only potentially informative characters. “Traditional” heuristic
searches were carried out with a total of 1000 random addition sequences and
submitted to tree-bisection-reconnection (TBR) branch swapping, holding 50
trees, followed by a more extensive TBR holding 50 000 trees... The ILD results indicated that ITS
and matK partitions were congruent (P = 0.15). Although the ILD results indi-
cated that morphology and molecular partitions were signifi-
cantly incongruent (P = 0.02), the combined evidence analysis
retrieved more strongly supported clad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15, 0.0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Cosacov, a.; Sersic, a. N.; Sosa, V.; De-Nova, J. a.; Nylinder, S. &amp; Cocucci, a. a.</text:p>
          </table:table-cell>
          <table:table-cell table:style-name="ce22" office:value-type="string">
            <text:p>New insights into the phylogenetic relationships, character evolution, and phytogeographic patterns of Calceolaria (Calceolariaceae)</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12">
            <text:p>12</text:p>
          </table:table-cell>
          <table:table-cell table:style-name="ce22" office:value-type="string">
            <text:p>November</text:p>
          </table:table-cell>
          <table:table-cell table:style-name="ce22" office:value-type="string">
            <text:p>2240--2255</text:p>
          </table:table-cell>
          <table:table-cell table:style-name="ce22" office:value-type="float" office:value="2009">
            <text:p>2009</text:p>
          </table:table-cell>
          <table:table-cell table:style-name="ce22" office:value-type="string">
            <text:p>http://www.amjbot.org/cgi/doi/10.3732/ajb.0900165</text:p>
          </table:table-cell>
          <table:table-cell table:number-columns-repeated="4"/>
          <table:table-cell table:style-name="ce22" office:value-type="string">
            <text:p>andean and patagonian fl,andes,biogeographical patterns and diversifi,calceolaria,calceolariaceae,cation processes in,centris,chalepogenus,elaiophore,in particular their ex-,morphological evolution,nototribic,oil fl owers,owering plants,polyploidy,sternotribic</text:p>
          </table:table-cell>
        </table:table-row>
        <table:table-row table:style-name="ro3">
          <table:table-cell table:style-name="ce22" office:value-type="string">
            <text:p>Couvreur2010</text:p>
          </table:table-cell>
          <table:table-cell table:style-name="ce25" office:value-type="string">
            <text:p>either im-
possible to apply or prohibitively computer intensive (e.g.,
incongruence length difference test; Farris et al. 1994). Here
we choose to generate separate maximum likelihood (ML)-
based gene trees (see below) and scanned them for well-
supported incongruencies.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test rejected due to size of supermatrix</text:p>
          </table:table-cell>
          <table:table-cell table:number-columns-repeated="2"/>
          <table:table-cell table:style-name="ce22" office:value-type="string">
            <text:p>Couvreur, Thomas L P; Franzke, Andreas; Al-Shehbaz, Ihsan a; Bakker, Freek T; Koch, Marcus a &amp; Mummenhoff, Klaus</text:p>
          </table:table-cell>
          <table:table-cell table:style-name="ce22" office:value-type="string">
            <text:p>Molecular phylogenetics, temporal diversification, and principles of evolution in the mustard family (Brassicaceae).</text:p>
          </table:table-cell>
          <table:table-cell table:style-name="ce22" office:value-type="string">
            <text:p>Molecular biology and evolution</text:p>
          </table:table-cell>
          <table:table-cell table:style-name="ce22" office:value-type="float" office:value="27">
            <text:p>27</text:p>
          </table:table-cell>
          <table:table-cell table:style-name="ce22" office:value-type="float" office:value="1">
            <text:p>1</text:p>
          </table:table-cell>
          <table:table-cell table:style-name="ce22" office:value-type="string">
            <text:p>January</text:p>
          </table:table-cell>
          <table:table-cell table:style-name="ce22" office:value-type="string">
            <text:p>55--71</text:p>
          </table:table-cell>
          <table:table-cell table:style-name="ce22" office:value-type="float" office:value="2010">
            <text:p>2010</text:p>
          </table:table-cell>
          <table:table-cell table:style-name="ce22" office:value-type="string">
            <text:p>http://www.ncbi.nlm.nih.gov/pubmed/19744998</text:p>
          </table:table-cell>
          <table:table-cell table:number-columns-repeated="2"/>
          <table:table-cell table:style-name="ce22" office:value-type="string">
            <text:p>Brassicaceae is an important family at both the agronomic and scientific level. The family not only includes several model species, but it is also becoming an evolutionary model at the family level. However, resolving the phylogenetic relationships within the family has been problematic, and a large-scale molecular phylogeny in terms of generic sampling and number of genes is still lacking. In particular, the deeper relationships within the family, for example between the three major recognized lineages, prove particularly hard to resolve. Using a slow-evolving mitochondrial marker (nad4 intron 1), we reconstructed a comprehensive phylogeny in generic representation for the family. In addition, and because resolution was very low in previous single marker phylogenies, we adopted a supermatrix approach by concatenating all checked and reliable sequences available on GenBank as well as new sequences for a total 207 currently recognized genera and eight molecular markers representing a comprehensive coverage of all three genomes. The supermatrix was dated under an uncorrelated relaxed molecular clock using a direct fossil calibration approach. Finally, a lineage-through-time-plot and rates of diversification for the family were generated. The resulting tree, the largest in number of genera and markers sampled to date and covering the whole family in a representative way, provides important insights into the evolution of the family on a broad scale. The backbone of the tree remained largely unresolved and is interpreted as the consequence of early rapid radiation within the family. The age of the family was inferred to be 37.6 (24.2-49.4) Ma, which largely agrees with previous studies. The ages of all major lineages and tribes are also reported. Analysis of diversification suggests that Brassicaceae underwent a rapid period of diversification, after the split with the early diverging tribe Aethionemeae. Given the dates found here, the family appears to have originated under a warm and humid climate approximately 37 Ma. We suggest that the rapid radiation detected was caused by a global cooling during the Oligocene coupled with a genome duplication event. This duplication could have allowed the family to rapidly adapt to the changing climate.</text:p>
          </table:table-cell>
          <table:table-cell/>
          <table:table-cell table:style-name="ce22" office:value-type="string">
            <text:p>Bayes Theorem,Brassicaceae,Brassicaceae: genetics,Electron Transport Complex I,Electron Transport Complex I: genetics,Evolution, Molecular,Fossils,Genetic Variation,Phylogeny,Plant Proteins,Plant Proteins: genetics</text:p>
          </table:table-cell>
        </table:table-row>
        <table:table-row table:style-name="ro3">
          <table:table-cell table:style-name="ce22" office:value-type="string">
            <text:p>Croll2009</text:p>
          </table:table-cell>
          <table:table-cell table:style-name="ce25" office:value-type="string">
            <text:p>The partition homogeneity test [33,34] implemented in
PAUP 4.0b10 [60] was used to estimate the degree of
incongruence among loci created by recombination. To
compare the degree of incongruence, 1000 datasets were
artificially created by re-sampling all sites without replace-
ment, regardless of the loci boundaries. The summed tree
length of the maximum parsimony trees of each locus
found for the original dataset was compared to the
summed tree lengths of the maximum parsimony trees of
each locus for the artificially created dataset. Firstly, the analysis was performed giving equal weight to substitu-
tions and indel polymorphisms, giving a total of 77 parsi-
mony-informative sites. An additional 70 variable sites
were parsimony-uninformative. Secondly, the analysis
was performed considering only substitutions in the
sequences. This provided 32 parsimony-informative char-
acters and 43 parsimony-uninformative characters

</text:p>
          </table:table-cell>
          <table:table-cell table:style-name="ce22" office:value-type="float" office:value="0">
            <text:p>0</text:p>
          </table:table-cell>
          <table:table-cell table:style-name="ce22" office:value-type="string">
            <text:p>both</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lt; 0.001, 0.01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est figured</text:p>
          </table:table-cell>
          <table:table-cell table:number-columns-repeated="2"/>
          <table:table-cell table:style-name="ce22" office:value-type="string">
            <text:p>Croll, Daniel &amp; Sanders, Ian R</text:p>
          </table:table-cell>
          <table:table-cell table:style-name="ce22" office:value-type="string">
            <text:p>Recombination in Glomus intraradices, a supposed ancient asexual arbuscular mycorrhizal fungus.</text:p>
          </table:table-cell>
          <table:table-cell table:style-name="ce22" office:value-type="string">
            <text:p>BMC evolutionary biology</text:p>
          </table:table-cell>
          <table:table-cell table:style-name="ce22" office:value-type="float" office:value="9">
            <text:p>9</text:p>
          </table:table-cell>
          <table:table-cell/>
          <table:table-cell table:style-name="ce22" office:value-type="string">
            <text:p>January</text:p>
          </table:table-cell>
          <table:table-cell table:style-name="ce27" office:value-type="string">
            <text:p>13</text:p>
          </table:table-cell>
          <table:table-cell table:style-name="ce22" office:value-type="float" office:value="2009">
            <text:p>2009</text:p>
          </table:table-cell>
          <table:table-cell table:style-name="ce22" office:value-type="string">
            <text:p>http://www.ncbi.nlm.nih.gov/pubmed/19146661</text:p>
          </table:table-cell>
          <table:table-cell table:number-columns-repeated="2"/>
          <table:table-cell table:style-name="ce22" office:value-type="string">
            <text:p>BACKGROUND: Arbuscular mycorrhizal fungi (AMF) are important symbionts of most plant species, promoting plant diversity and productivity. This symbiosis is thought to have contributed to the early colonisation of land by plants. Morphological stasis over 400 million years and the lack of an observed sexual stage in any member of the phylum Glomeromycota led to the controversial suggestion of AMF being ancients asexuals. Evidence for recombination in AMF is contradictory. RESULTS: We addressed the question of recombination in the AMF Glomus intraradices by sequencing 11 polymorphic nuclear loci in 40 morphologically identical isolates from one field. Phylogenetic relationships among genotypes showed a reticulate network pattern providing a rationale to test for recombination. Five statistical tests predicted multiple recombinant regions in the genome of a core set of isolates. In contrast, five clonal lineages had fixed a large number of differences. CONCLUSION: Our data show that AMF from one field have undergone recombination but that clonal lineages coexist. This finding has important consequences for understanding AMF evolution, co-evolution of AMF and plants and highlights the potential for commercially introduced AMF inoculum recombining with existing local populations. Finally, our results reconcile seemingly contradictory studies on whether AMF are clonal or form recombining populations.</text:p>
          </table:table-cell>
          <table:table-cell/>
          <table:table-cell table:style-name="ce22" office:value-type="string">
            <text:p>DNA, Fungal,DNA, Fungal: genetics,Evolution, Molecular,Genome, Fungal,Genotype,Glomeromycota,Glomeromycota: genetics,Mycorrhizae,Mycorrhizae: genetics,Phylogeny,Polymorphism, Genetic,Recombination, Genetic</text:p>
          </table:table-cell>
        </table:table-row>
        <table:table-row table:style-name="ro3">
          <table:table-cell table:style-name="ce22" office:value-type="string">
            <text:p>DaCosta2009</text:p>
          </table:table-cell>
          <table:table-cell table:style-name="ce25" office:value-type="string">
            <text:p>Even though the analyzed genes
belong to a single linkage group, we executed the incon-
gruence length difference (ILD) test (Farris et al. 1994) to
ensure that each gene contained congruent phylogenetic
signal. The test consisted of 100 replicates, and did not
detect a significant difference between the genes (P 00.64).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6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DaCosta, Jeffrey M.; Spellman, Garth M.; Escalante, Patricia &amp; Klicka, John</text:p>
          </table:table-cell>
          <table:table-cell table:style-name="ce22" office:value-type="string">
            <text:p>A molecular systematic revision of two historically problematic songbird clades: Aimophila and Pipilo</text:p>
          </table:table-cell>
          <table:table-cell table:style-name="ce22" office:value-type="string">
            <text:p>Journal of Avian Biology</text:p>
          </table:table-cell>
          <table:table-cell table:style-name="ce22" office:value-type="float" office:value="40">
            <text:p>40</text:p>
          </table:table-cell>
          <table:table-cell table:style-name="ce22" office:value-type="float" office:value="2">
            <text:p>2</text:p>
          </table:table-cell>
          <table:table-cell table:style-name="ce22" office:value-type="string">
            <text:p>March</text:p>
          </table:table-cell>
          <table:table-cell table:style-name="ce22" office:value-type="string">
            <text:p>206--216</text:p>
          </table:table-cell>
          <table:table-cell table:style-name="ce22" office:value-type="float" office:value="2009">
            <text:p>2009</text:p>
          </table:table-cell>
          <table:table-cell table:style-name="ce22" office:value-type="string">
            <text:p>http://doi.wiley.com/10.1111/j.1600-048X.2009.04514.x</text:p>
          </table:table-cell>
        </table:table-row>
        <table:table-row table:style-name="ro3">
          <table:table-cell table:style-name="ce22" office:value-type="string">
            <text:p>Daly2010</text:p>
          </table:table-cell>
          <table:table-cell table:style-name="ce25" office:value-type="string">
            <text:p>The
Incongruence Length Difference test (ILD: Farris
et al. 1994) was used to identify instances of signif-
icant incongruence within and between the nuclear
and mitochondrial markers.
</text:p>
          </table:table-cell>
          <table:table-cell table:style-name="ce22" office:value-type="string">
            <text:p>?</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Daly, M.; Gusmao, L. C.; Reft, a. J. &amp; Rodriguez, E.</text:p>
          </table:table-cell>
          <table:table-cell table:style-name="ce22" office:value-type="string">
            <text:p>Phylogenetic Signal in Mitochondrial and Nuclear Markers in Sea Anemones (Cnidaria, Actiniaria)</text:p>
          </table:table-cell>
          <table:table-cell table:style-name="ce22" office:value-type="string">
            <text:p>Integrative and Comparative Biology</text:p>
          </table:table-cell>
          <table:table-cell table:style-name="ce22" office:value-type="float" office:value="50">
            <text:p>50</text:p>
          </table:table-cell>
          <table:table-cell table:style-name="ce22" office:value-type="float" office:value="3">
            <text:p>3</text:p>
          </table:table-cell>
          <table:table-cell table:style-name="ce22" office:value-type="string">
            <text:p>July</text:p>
          </table:table-cell>
          <table:table-cell table:style-name="ce22" office:value-type="string">
            <text:p>371--388</text:p>
          </table:table-cell>
          <table:table-cell table:style-name="ce22" office:value-type="float" office:value="2010">
            <text:p>2010</text:p>
          </table:table-cell>
          <table:table-cell table:style-name="ce22" office:value-type="string">
            <text:p>http://icb.oxfordjournals.org/cgi/doi/10.1093/icb/icq081</text:p>
          </table:table-cell>
        </table:table-row>
        <table:table-row table:style-name="ro3">
          <table:table-cell table:style-name="ce22" office:value-type="string">
            <text:p>Davis2010</text:p>
          </table:table-cell>
          <table:table-cell table:style-name="ce25" office:value-type="string">
            <text:p>Homoplasy indices were computed for each partition. An incon-
gruence-length difference test (ILD) (Farris et al., 1995) (1000 rep-
licates) both within and between partitions followed the precedent
set by Sullivan (1996) and Cunningham (1997) in implementing a
significance threshold of a = 0.01... Combinability between and within the defined partitions (ILD,
a = 0.01) (Cunningham, 1997; Sullivan, 1996) indicated sufficient
congruence for individual gene segments within each partition,
with the exception of the autosomal partition (ILD = 0.002) (Sup-
plementary Table 8). This partition was incongruent with the Y
chromosome (ILD = 0.001), and was nearly incongruent with the
X chromosome (ILD = 0.016). Within the nuclear partition there
was also significant incongruence between gene segments
(ILD = 0.008). When the mtDNA partition was added to any other
partition combination, the ILD score increased above statistical sig-
nificance, most likely due to the heterogeneity of the phylogenetic
signal within this partition. The complete supermatrix passed ILD
when partitioning each gene segment separately (43 partitions)
and with the mitochondria and Y chromosome as individual parti-
tions respectively (29 partitions). However, with four partitions
(autosomes, mitochondria, X chromosome and Y chromosome)
the dataset was statistically incongruent. Therefore the dataset
was analyzed with multiple phylogenetic methods and varying
partitioning schemes to ensure an accurate species tree topology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number-columns-repeated="3"/>
          <table:table-cell table:style-name="ce22" office:value-type="string">
            <text:p>Davis, Brian W; Li, Gang &amp; Murphy, William J</text:p>
          </table:table-cell>
          <table:table-cell table:style-name="ce22" office:value-type="string">
            <text:p>Supermatrix and species tree methods resolve phylogenetic relationships within the big cats, Panthera (Carnivora: Felidae).</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1">
            <text:p>1</text:p>
          </table:table-cell>
          <table:table-cell table:style-name="ce22" office:value-type="string">
            <text:p>July</text:p>
          </table:table-cell>
          <table:table-cell table:style-name="ce22" office:value-type="string">
            <text:p>64--76</text:p>
          </table:table-cell>
          <table:table-cell table:style-name="ce22" office:value-type="float" office:value="2010">
            <text:p>2010</text:p>
          </table:table-cell>
          <table:table-cell table:style-name="ce22" office:value-type="string">
            <text:p>http://www.ncbi.nlm.nih.gov/pubmed/20138224</text:p>
          </table:table-cell>
          <table:table-cell table:style-name="ce22" office:value-type="string">
            <text:p>Elsevier Inc.</text:p>
          </table:table-cell>
          <table:table-cell/>
          <table:table-cell table:style-name="ce22" office:value-type="string">
            <text:p>The pantherine lineage of cats diverged from the remainder of modern Felidae less than 11 million years ago and consists of the five big cats of the genus Panthera, the lion, tiger, jaguar, leopard, and snow leopard, as well as the closely related clouded leopard. A significant problem exists with respect to the precise phylogeny of these highly threatened great cats. Despite multiple publications on the subject, no two molecular studies have reconstructed Panthera with the same topology. These evolutionary relationships remain unresolved partially due to the recent and rapid radiation of pantherines in the Pliocene, individual speciation events occurring within less than 1 million years, and probable introgression between lineages following their divergence. We provide an alternative, highly supported interpretation of the evolutionary history of the pantherine lineage using novel and published DNA sequence data from the autosomes, both sex chromosomes and the mitochondrial genome. New sequences were generated for 39 single-copy regions of the felid Y chromosome, as well as four mitochondrial and four autosomal gene segments, totaling 28.7 kb. Phylogenetic analysis of these new data, combined with all published data in GenBank, highlighted the prevalence of phylogenetic disparities stemming either from the amplification of a mitochondrial to nuclear translocation event (numt), or errors in species identification. Our 47.6 kb combined dataset was analyzed as a supermatrix and with respect to individual partitions using maximum likelihood and Bayesian phylogenetic inference, in conjunction with Bayesian Estimation of Species Trees (BEST) which accounts for heterogeneous gene histories. Our results yield a robust consensus topology supporting the monophyly of lion and leopard, with jaguar sister to these species, as well as a sister species relationship of tiger and snow leopard. These results highlight new avenues for the study of speciation genomics and understanding the historical events surrounding the origin of the members of this lineage.</text:p>
          </table:table-cell>
        </table:table-row>
        <table:table-row table:style-name="ro3">
          <table:table-cell table:style-name="ce22" office:value-type="string">
            <text:p>Degtjareva2009</text:p>
          </table:table-cell>
          <table:table-cell table:style-name="ce25" office:value-type="string">
            <text:p>The incongruence length difference (ILD; Farris
et al., 1994) and the Shimodaira–Hasegawa (SH; Shi-
modaira &amp; Hasegawa, 1999; Goldman, Anderson &amp;
Rodrigo, 2000) tests were carried out using PAUP* to
evaluate the congruence between the plastid and the
nuclear data sets. For the ILD test, 100 homogeneity
replicates of heuristic searches were performed with
random taxon addition... P-values
should not be taken as evidence that data partitions
are not combinable (e.g. Hipp, Hall &amp; Sytsma, 2004).
Therefore, the ITS and psbA-trnH data sets were
combined for the subsequent phylogenetic analysi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RAS  </text:p>
          </table:table-cell>
          <table:table-cell table:style-name="ce22" office:value-type="float" office:value="0">
            <text:p>0</text:p>
          </table:table-cell>
          <table:table-cell table:style-name="ce26" office:value-type="string">
            <text:p>0.0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Degtjareva, G V; Kljuykov, E V; Samigullin, T H &amp; Pimenov, M G</text:p>
          </table:table-cell>
          <table:table-cell table:style-name="ce22" office:value-type="string">
            <text:p>Molecular appraisal of Bunium and some related arid and subarid geophilic Apiaceae ÔÇô Apioideae taxa of the</text:p>
          </table:table-cell>
          <table:table-cell table:style-name="ce22" office:value-type="string">
            <text:p>Biological Journal of the Linnean Society</text:p>
          </table:table-cell>
          <table:table-cell table:number-columns-repeated="3"/>
          <table:table-cell table:style-name="ce22" office:value-type="string">
            <text:p>149--170</text:p>
          </table:table-cell>
          <table:table-cell table:style-name="ce22" office:value-type="float" office:value="2009">
            <text:p>2009</text:p>
          </table:table-cell>
        </table:table-row>
        <table:table-row table:style-name="ro3">
          <table:table-cell table:style-name="ce22" office:value-type="string">
            <text:p>DelCampo2010</text:p>
          </table:table-cell>
          <table:table-cell table:style-name="ce25" office:value-type="string">
            <text:p> To test if data combination would improve phylogenetic
accuracy (Cunningham, 1997), we implemented the PHT (Farris
et al., 1995)... To test if data combination
would improve phylogenetic accuracy (Cunningham, 1997), we
implemented the PHT test (Farris et al., 1995). This test would indi-
cate whether or not both data sets had a different phylogenetic his-
tory. The PTH for the ITS and plastid LSU rDNA indicated that data
partitions were not significantly different from random partitions
(P = 0.49). Therefore we decided to combine the two data sets to im-
prove resolution and support.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49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Del Campo}, E M; Casano, L M; Gasulla, F &amp; Barreno, E</text:p>
          </table:table-cell>
          <table:table-cell table:style-name="ce22" office:value-type="string">
            <text:p>Suitability of chloroplast LSU rDNA and its diverse group I introns for species recognition and phylogenetic analyses of lichen-forming Trebouxia algae.</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February</text:p>
          </table:table-cell>
          <table:table-cell table:style-name="ce22" office:value-type="string">
            <text:p>437--44</text:p>
          </table:table-cell>
          <table:table-cell table:style-name="ce22" office:value-type="float" office:value="2010">
            <text:p>2010</text:p>
          </table:table-cell>
          <table:table-cell table:style-name="ce22" office:value-type="string">
            <text:p>http://www.ncbi.nlm.nih.gov/pubmed/19874905</text:p>
          </table:table-cell>
          <table:table-cell table:style-name="ce22" office:value-type="string">
            <text:p>Elsevier Inc.</text:p>
          </table:table-cell>
          <table:table-cell/>
          <table:table-cell table:style-name="ce22" office:value-type="string">
            <text:p>To date, species identification of lichen photobionts has been performed principally on the basis of microscopic examinations and molecular data from nuclear-encoded genes. In plants, the chloroplast genome has been more readily exploited than the nuclear genome for systematic investigations. At the present time, very little information is available about the chloroplast genome of lichen-forming algae. For this reason, we have sequenced a portion of the gene encoding for the chloroplast large sub-unit rRNA (LSU rDNA) as a new molecular marker. Sequencing of the chloroplast LSU rDNAs revealed the existence of an unusual diversity of group I introns (a total of 31) within 15 analyzed Trebouxia species. The number, sequence and insertion site of these introns were very different among species, contributing to their recognition. A relatively large intron-free portion of the chloroplast LSU rDNA and part of the nuclear ribosomal cistron (18S-5.8S-26S) between the nuclear internal transcribed spacers (nrITS) were subjected to phylogenetic analyses. The obtained results indicate that data combination from both nuclear and chloroplast sequences can improve phylogenetic accuracy. Herein, we propose the suitability of both intronic and exonic sequences of the chloroplast LSU rDNA for species recognition, and an exonic sequence spanning from position 879 to 1837 in the Escherichia coli 23S rDNA for phylogenetic analyses of Trebouxia phycobionts.</text:p>
          </table:table-cell>
          <table:table-cell/>
          <table:table-cell table:style-name="ce22" office:value-type="string">
            <text:p>Bayes Theorem,Cell Nucleus,Cell Nucleus: genetics,Chlorophyta,Chlorophyta: classification,Chlorophyta: genetics,DNA, Chloroplast,DNA, Chloroplast: genetics,DNA, Ribosomal,DNA, Ribosomal Spacer,DNA, Ribosomal Spacer: genetics,DNA, Ribosomal: genetics,Evolution, Molecular,Genome, Chloroplast,Introns,Likelihood Functions,Phylogeny,Sequence Analysis, DNA,Species Specificity</text:p>
          </table:table-cell>
        </table:table-row>
        <table:table-row table:style-name="ro3">
          <table:table-cell table:style-name="ce22" office:value-type="string">
            <text:p>Doadrio2009</text:p>
          </table:table-cell>
          <table:table-cell table:style-name="ce25" office:value-type="string">
            <text:p>The incongruence length difference test (Farris et al., 1995) as
implemented in PAUP* 4.0b10 was used to determine if different
gene partitions had significantly different signals, for their use in
the combined dataset analyses. Since no significant differences
were found (partition-homogeneity test, p &gt; 0.05), all analyses
were performed on the combined data set.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Doadrio, Ignacio; Perea, Silvia; Alcaraz, Lourdes &amp; Hernandez, Natividad</text:p>
          </table:table-cell>
          <table:table-cell table:style-name="ce22" office:value-type="string">
            <text:p>Molecular phylogeny and biogeography of the Cuban genus Girardinus Poey, 1854 and relationships within the tribe Girardinini (Actinopterygii, Poeciliidae).</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1">
            <text:p>1</text:p>
          </table:table-cell>
          <table:table-cell table:style-name="ce22" office:value-type="string">
            <text:p>January</text:p>
          </table:table-cell>
          <table:table-cell table:style-name="ce22" office:value-type="string">
            <text:p>16--30</text:p>
          </table:table-cell>
          <table:table-cell table:style-name="ce22" office:value-type="float" office:value="2009">
            <text:p>2009</text:p>
          </table:table-cell>
          <table:table-cell table:style-name="ce22" office:value-type="string">
            <text:p>http://www.ncbi.nlm.nih.gov/pubmed/18854217</text:p>
          </table:table-cell>
          <table:table-cell table:style-name="ce22" office:value-type="string">
            <text:p>Elsevier Inc.</text:p>
          </table:table-cell>
          <table:table-cell/>
          <table:table-cell table:style-name="ce22" office:value-type="string">
            <text:p>Phylogenetic relationships among members of the freshwater fish tribe Girardinini were inferred to test existing colonization and diversification hypotheses for this group in the Caribbean. The genetic material examined was mitochondrial (cytochrome b, 1140 bp) and nuclear (RAG-1 and beta-actin, 2450 bp) DNA from 161 specimens representing 44 ingroup and three outgroup taxa. Our mtDNA and combined data matrix (mtDNA+nuclear DNA) results rendered a well-supported phylogeny for the tribe Girardinini and suggest the need to review the group's current taxonomy. From the data presented here, it may be inferred that the Girardinini diverged from other poeciliid fishes approximately 62 Mya ago in the Palaeocene period. This estimate, however, conflicts with the hypothesis that today's vertebrate fauna is the result of the more recent colonization of the Antillean islands during the Early Oligocene (35-33 Mya ago). The isolation of western, central and eastern Cuba during the Miocene and that of the Juventud Island and Guanahacabibes Peninsula during the Pliocene, are the main geologic events that could have promoted speciation in this group.</text:p>
          </table:table-cell>
          <table:table-cell/>
          <table:table-cell table:style-name="ce22" office:value-type="string">
            <text:p>Animals,Cuba,Fishes,Fishes: classification,Fishes: genetics,Geography,Phylogeny</text:p>
          </table:table-cell>
        </table:table-row>
        <table:table-row table:style-name="ro3">
          <table:table-cell table:style-name="ce22" office:value-type="string">
            <text:p>Dong2010</text:p>
          </table:table-cell>
          <table:table-cell table:style-name="ce25" office:value-type="string">
            <text:p>Prior to all analyses, the incongruence length difference test
(Farris et al., 1994) based on parsimony criteria was conducted in
PAUP* 4.10b (Swofford, 2002). We detected no significant incon-
gruence in the phylogenetic signal of the different genes included
in this study.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Dong, Feng; Li, Shou-Hsien &amp; Yang, Xiao-Jun</text:p>
          </table:table-cell>
          <table:table-cell table:style-name="ce22" office:value-type="string">
            <text:p>Molecular systematics and diversification of the Asian scimitar babblers (Timaliidae, Aves) based on mitochondrial and nuclear DNA sequences.</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3">
            <text:p>3</text:p>
          </table:table-cell>
          <table:table-cell table:style-name="ce22" office:value-type="string">
            <text:p>October</text:p>
          </table:table-cell>
          <table:table-cell table:style-name="ce22" office:value-type="string">
            <text:p>1268--1275</text:p>
          </table:table-cell>
          <table:table-cell table:style-name="ce22" office:value-type="float" office:value="2010">
            <text:p>2010</text:p>
          </table:table-cell>
          <table:table-cell table:style-name="ce22" office:value-type="string">
            <text:p>http://www.ncbi.nlm.nih.gov/pubmed/20937399</text:p>
          </table:table-cell>
          <table:table-cell table:style-name="ce22" office:value-type="string">
            <text:p>Elsevier Inc.</text:p>
          </table:table-cell>
          <table:table-cell/>
          <table:table-cell table:style-name="ce22" office:value-type="string">
            <text:p>The Asian scimitar babblers, including the genus Pomatorhinus and Xiphirhynchus, are a small group of babblers characterized by long down-curved bills and a distribution throughout East and Southeast Asia. To infer the molecular phylogeny of this group and their divergence time, we examined sequences of multiple fragments including two entire mitochondrial genes and four nuclear introns (4352bp in total) from multiple samples of eight of the nine recognized species of Asian scimitar babblers. The phylogeny resulting from the concatenated multi-locus dataset suggests that Pomatorhinus is paraphyletic. Due to its paraphyly, we propose dividing the traditional genus Pomatorhinus into two morphologically and genetically diagnosable genera: Pomatorhinus and Erythrogenys. Results of the molecular dating based on the conventional mitochondrial DNA divergence rate indicates that the diversification of these babblers is likely congruent with the historical climatic events. Our findings shed light on the diversification of avian species in southern Asia, a poorly studied biodiversity hotspot.</text:p>
          </table:table-cell>
        </table:table-row>
        <table:table-row table:style-name="ro3">
          <table:table-cell table:style-name="ce22" office:value-type="string">
            <text:p>Douglas2010</text:p>
          </table:table-cell>
          <table:table-cell table:style-name="ce25" office:value-type="string">
            <text:p>As a mechanism to combine sequences for our analyses, we
applied the partition homogeneity test (=incongruence length dif-
ference test; Farris et al., 1994), as implemented in Paup*... Combining MTDNA sequences was supported by a non-significant
partition homogeneity test (Paup*: P &gt; 0.42).

</text:p>
          </table:table-cell>
          <table:table-cell table:style-name="ce22" office:value-type="float" office:value="0">
            <text:p>0</text:p>
          </table:table-cell>
          <table:table-cell table:style-name="ce22" office:value-type="string">
            <text: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gt; 0.4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Douglas, Michael E; Douglas, Marlis R; Schuett, Gordon W; Beck, Daniel D &amp; Sullivan, Brian K</text:p>
          </table:table-cell>
          <table:table-cell table:style-name="ce22" office:value-type="string">
            <text:p>Conservation phylogenetics of helodermatid lizards using multiple molecular markers and a supertree approach.</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1">
            <text:p>1</text:p>
          </table:table-cell>
          <table:table-cell table:style-name="ce22" office:value-type="string">
            <text:p>April</text:p>
          </table:table-cell>
          <table:table-cell table:style-name="ce22" office:value-type="string">
            <text:p>153--67</text:p>
          </table:table-cell>
          <table:table-cell table:style-name="ce22" office:value-type="float" office:value="2010">
            <text:p>2010</text:p>
          </table:table-cell>
          <table:table-cell table:style-name="ce22" office:value-type="string">
            <text:p>http://www.ncbi.nlm.nih.gov/pubmed/20006722</text:p>
          </table:table-cell>
          <table:table-cell table:style-name="ce22" office:value-type="string">
            <text:p>Elsevier Inc.</text:p>
          </table:table-cell>
          <table:table-cell/>
          <table:table-cell table:style-name="ce22" office:value-type="string">
            <text:p>We analyzed both mitochondrial (mt-) and nuclear (n) DNAs in a conservation phylogenetic framework to examine deep and shallow histories of the Beaded Lizard (Heloderma horridum) and Gila Monster (H. suspectum) throughout their geographic ranges in North and Central America. Both mtDNA and intron markers clearly partitioned each species. One intron and mtDNA further subdivided H. horridum into its four recognized subspecies (H. n. alvarezi, charlesbogerti,exasperatum, and horridum). However, the two subspecies of H. suspectum (H. s. suspectum and H. s. cinctum) were undefined. A supertree approach sustained these relationships. Overall, the Helodermatidae is reaffirmed as an ancient and conserved group. Its most recent common ancestor (MRCA) was Lower Eocene [35.4 million years ago (mya)], with a approximately 25 my period of stasis before the MRCA of H. horridum diversified in Lower Miocene. Another approximately 5 my passed before H. h. exasperatum and H. h. horridum diverged, followed by approximately 1.5 my before H. h. alvarezi and H. h. charlesbogerti separated. Heloderma suspectum reflects an even longer period of stasis (approximately 30 my) before diversifying from its MRCA. Both H. suspectum (M\'{e}xico) and H. h. alvarezi also revealed evidence of historic range expansion following a recent bottleneck. Our conservation phylogenetic approach emphasizes the origin and diversification of this group, yields information on the manner by which past environmental variance may have impacted its populations and, in turn, allows us to disentangle historic from contemporary impacts that might threaten its long-term persistence. The value of helodermatid conservation resides in natural services and medicinal products, particularly venom constituents, and these are only now being realized.</text:p>
          </table:table-cell>
          <table:table-cell/>
          <table:table-cell table:style-name="ce22" office:value-type="string">
            <text:p>Animals,Biodiversity,Cell Nucleus,Cell Nucleus: genetics,Central America,Conservation of Natural Resources,DNA, Mitochondrial,DNA, Mitochondrial: genetics,Evolution, Molecular,INDEL Mutation,Introns,Lizards,Lizards: classification,Lizards: genetics,Models, Genetic,North America,Phylogeny,Sequence Alignment,Sequence Analysis, DNA,Species Specificity</text:p>
          </table:table-cell>
        </table:table-row>
        <table:table-row table:style-name="ro3">
          <table:table-cell table:style-name="ce22" office:value-type="string">
            <text:p>Douglas2009</text:p>
          </table:table-cell>
          <table:table-cell table:style-name="ce25" office:value-type="string">
            <text:p>the effectiveness of
combining the two gene sequences for analysis was tested
with the partition homogeneity test (Farris et al., 1994)
implemented in paup*... Combining these two gene sequences was supported by a non-
significant partition homogeneity test (paup*: P &gt; 0.32)

</text:p>
          </table:table-cell>
          <table:table-cell table:style-name="ce22" office:value-type="float" office:value="0">
            <text:p>0</text:p>
          </table:table-cell>
          <table:table-cell table:style-name="ce22" office:value-type="string">
            <text: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gt; 0.3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Douglas, Michael E.; Douglas, Marlis R.; Schuett, Gordon W. &amp; Porras, Louis W.</text:p>
          </table:table-cell>
          <table:table-cell table:style-name="ce22" office:value-type="string">
            <text:p>Climate change and evolution of the New World pitviper genus Agkistrodon (Viperidae)</text:p>
          </table:table-cell>
          <table:table-cell table:style-name="ce22" office:value-type="string">
            <text:p>Journal of Biogeography</text:p>
          </table:table-cell>
          <table:table-cell table:style-name="ce22" office:value-type="float" office:value="36">
            <text:p>36</text:p>
          </table:table-cell>
          <table:table-cell table:style-name="ce22" office:value-type="float" office:value="6">
            <text:p>6</text:p>
          </table:table-cell>
          <table:table-cell table:style-name="ce22" office:value-type="string">
            <text:p>June</text:p>
          </table:table-cell>
          <table:table-cell table:style-name="ce22" office:value-type="string">
            <text:p>1164--1180</text:p>
          </table:table-cell>
          <table:table-cell table:style-name="ce22" office:value-type="float" office:value="2009">
            <text:p>2009</text:p>
          </table:table-cell>
          <table:table-cell table:style-name="ce22" office:value-type="string">
            <text:p>http://doi.wiley.com/10.1111/j.1365-2699.2008.02075.x</text:p>
          </table:table-cell>
          <table:table-cell table:number-columns-repeated="4"/>
          <table:table-cell table:style-name="ce22" office:value-type="string">
            <text:p>correspondence,douglas,glaciation,institute,michael e,mtdna,north america,okefenokee trough,phylogeography,pleistocene,pliocene,quaternary,refugia,subspecies</text:p>
          </table:table-cell>
        </table:table-row>
        <table:table-row table:style-name="ro3">
          <table:table-cell table:style-name="ce22" office:value-type="string">
            <text:p>Draisma2010</text:p>
          </table:table-cell>
          <table:table-cell table:style-name="ce25" office:value-type="string">
            <text:p>The rbcL BI and ML trees were incongruent
with the psbC and combined BI and ML trees,
but there was no strong support for this incongru-
ence. Statistical tests for incongruence (e.g. incon-
gruence length difference test; Farris et al., 1994)
between the two markers were not conducted,
because these tests have shown to be unreliable
under certain conditions (Hipp et al., 2004 and ref-
erences therein). The combined analysis of incon-
gruent data sets can in some cases lead to a more
robust phylogeny, but if the parts of the resulting
tree are in strongly supported conflict between data
sets this should be interpreted with caution (Wiens,
1998).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ot conducted, ref Hipp et al 2004</text:p>
          </table:table-cell>
          <table:table-cell table:number-columns-repeated="2"/>
          <table:table-cell table:style-name="ce22" office:value-type="string">
            <text:p>Draisma, Stefano; {Prud'homme Van Reine}, Willem F. &amp; Kawai, Hiroshi</text:p>
          </table:table-cell>
          <table:table-cell table:style-name="ce22" office:value-type="string">
            <text:p>A revised classification of the Sphacelariales (Phaeophyceae) inferred from a psbC and rbcL based phylogeny</text:p>
          </table:table-cell>
          <table:table-cell table:style-name="ce22" office:value-type="string">
            <text:p>European Journal of Phycology</text:p>
          </table:table-cell>
          <table:table-cell table:style-name="ce22" office:value-type="float" office:value="45">
            <text:p>45</text:p>
          </table:table-cell>
          <table:table-cell table:style-name="ce22" office:value-type="float" office:value="3">
            <text:p>3</text:p>
          </table:table-cell>
          <table:table-cell table:style-name="ce22" office:value-type="string">
            <text:p>August</text:p>
          </table:table-cell>
          <table:table-cell table:style-name="ce22" office:value-type="string">
            <text:p>308--326</text:p>
          </table:table-cell>
          <table:table-cell table:style-name="ce22" office:value-type="float" office:value="2010">
            <text:p>2010</text:p>
          </table:table-cell>
          <table:table-cell table:style-name="ce22" office:value-type="string">
            <text:p>http://www.informaworld.com/openurl?genre=article\&amp;doi=10.1080/09670262.2010.490959\&amp;magic=crossref||D404A21C5BB053405B1A640AFFD44AE3</text:p>
          </table:table-cell>
        </table:table-row>
        <table:table-row table:style-name="ro3">
          <table:table-cell table:style-name="ce22" office:value-type="string">
            <text:p>Eaton2009</text:p>
          </table:table-cell>
          <table:table-cell table:style-name="ce25" office:value-type="string">
            <text:p>For MP, we tested data partitions for congruence by using
100 replicates of the partition homogeneity tests (PHT, Farris
et al., 1994), implemented in PAUPÃ 4.0b10 (Swofford, 2002)... Although phylogenetic homogeneity was found between nucle-
ar genes (PHT, p = 1.0), among mitochondrial gene fragments (PHT,
p = 1.0), and between mtDNA and nuDNA gene regions (PHT,
p = 0.13) we acknowledged the conserved nature of the nuclear
DNA fragments relative to the mitochondrial genes and performed
separate MP analyses of the mtDNA and nuDNA set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 0.13</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gnored results and did what they wanted anyway</text:p>
          </table:table-cell>
          <table:table-cell table:number-columns-repeated="2"/>
          <table:table-cell table:style-name="ce22" office:value-type="string">
            <text:p>Eaton, Mitchell J; Martin, Andrew; Thorbjarnarson, John &amp; Amato, George</text:p>
          </table:table-cell>
          <table:table-cell table:style-name="ce22" office:value-type="string">
            <text:p>Species-level diversification of African dwarf crocodiles (Genus Osteolaemus): a geographic and phylogenetic perspective.</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3">
            <text:p>3</text:p>
          </table:table-cell>
          <table:table-cell table:style-name="ce22" office:value-type="string">
            <text:p>March</text:p>
          </table:table-cell>
          <table:table-cell table:style-name="ce22" office:value-type="string">
            <text:p>496--506</text:p>
          </table:table-cell>
          <table:table-cell table:style-name="ce22" office:value-type="float" office:value="2009">
            <text:p>2009</text:p>
          </table:table-cell>
          <table:table-cell table:style-name="ce22" office:value-type="string">
            <text:p>http://www.ncbi.nlm.nih.gov/pubmed/19056500</text:p>
          </table:table-cell>
          <table:table-cell table:style-name="ce22" office:value-type="string">
            <text:p>Elsevier Inc.</text:p>
          </table:table-cell>
          <table:table-cell/>
          <table:table-cell table:style-name="ce22" office:value-type="string">
            <text:p>The taxonomy of the African dwarf crocodile (genus Osteolaemus) has been disputed since a novel morphotype was discovered in the early 20th Century. Because this poorly-known reptile is widely hunted throughout the forests of Central and West Africa, resolving the existence and extent of taxonomic units has important management and conservation implications. Lack of molecular data from individuals of known origin and historical disagreement on diagnostic morphological characters have hindered attempts to settle one of the most important taxonomic questions in the Crocodylia. In an effort to clarify the evolutionary relationships among dwarf crocodiles, we sequenced three mitochondrial and two nuclear genes using a large sample of dwarf crocodiles from known localities across major drainage basins of forested Africa. Concordant results from Bayesian, maximum likelihood, maximum parsimony and population aggregation analytical methods support a previously recognized division of the dwarf crocodile into a Congo Basin form (O. osborni) and a West African form (Osteolaemus tetraspis), but also reveal a third diagnosable lineage from West Africa warranting recognition as an separate taxonomic unit. Corrected genetic distances between geographic regions ranged from 0.2\% to 0.6\% in nuclear fragments and 10.0 to 16.2\% in mitochondrial COI. Population aggregation, using fixed and alternate character (nucleotide) states to cluster or divide populations, recovered 232 such molecular characters in 4286 bp of sequence data and unambiguously aggregated populations into their respective geographic clade. Several previously recognized morphological differences coincide with our molecular analysis to distinguish Congo Basin crocodiles from the Ogoou\'{e} Basin and West Africa. Discrete morphological characters have not yet been documented between the latter two regions, suggesting further work is needed or molecular data may be required to recognize taxonomic divisions in cases where putative species are morphologically cryptic. This study highlights the importance of using widespread taxon sampling and a multiple evidence approach to diagnose species boundaries and reveal cryptic diversity.</text:p>
          </table:table-cell>
          <table:table-cell/>
          <table:table-cell table:style-name="ce22" office:value-type="string">
            <text:p>Africa,Alligators and Crocodiles,Alligators and Crocodiles: anatomy \&amp; histology,Alligators and Crocodiles: classification,Alligators and Crocodiles: genetics,Animals,Cell Nucleus,Cell Nucleus: genetics,DNA, Mitochondrial,DNA, Mitochondrial: genetics,Evolution, Molecular,Genetic Speciation,Genetics, Population,Geography,Haplotypes,Phylogeny,Sequence Alignment,Sequence Analysis, DNA,Species Specificity</text:p>
          </table:table-cell>
        </table:table-row>
        <table:table-row table:style-name="ro3">
          <table:table-cell table:style-name="ce22" office:value-type="string">
            <text:p>Elven2010</text:p>
          </table:table-cell>
          <table:table-cell table:style-name="ce25" office:value-type="string">
            <text:p>The dataset was tested for incongruence between partitions
using the incongruence length difference (ILD) test of Farris et al.
(1995) implemented as Hompart option in PAUP* 4.0b10. The three
target regions were tested against each other, and each gene was
tested against each of the other six. Constant sites were excluded
prior to comparison as recommended by Cunningham (1997). Only
taxa with sequence information for all three target regions were
included in this analysis... The ILD tests (Table 5) revealed statistically significant incon-
gruence between 18S and several of the mitochondrial genes
(16S, Leu1, Leu2, and NADH1), and also between 16S and the
NADH1 and CO2 genes. However, several of the included genes
contained very few parsimony informative characters (i.e. Leu1,
Leu2, and NADH1, Table 4), and there was no significant conflict
when the target regions were tested against each other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no multiple corrections</text:p>
          </table:table-cell>
          <table:table-cell table:number-columns-repeated="2"/>
          <table:table-cell table:style-name="ce22" office:value-type="string">
            <text:p>Elven, Hallvard; Bachmann, Lutz &amp; Gusarov, Vladimir I</text:p>
          </table:table-cell>
          <table:table-cell table:style-name="ce22" office:value-type="string">
            <text:p>Phylogeny of the tribe Athetini (Coleoptera: Staphylinidae) inferred from mitochondrial and nuclear sequence data.</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1">
            <text:p>1</text:p>
          </table:table-cell>
          <table:table-cell table:style-name="ce22" office:value-type="string">
            <text:p>October</text:p>
          </table:table-cell>
          <table:table-cell table:style-name="ce22" office:value-type="string">
            <text:p>84--100</text:p>
          </table:table-cell>
          <table:table-cell table:style-name="ce22" office:value-type="float" office:value="2010">
            <text:p>2010</text:p>
          </table:table-cell>
          <table:table-cell table:style-name="ce22" office:value-type="string">
            <text:p>http://www.ncbi.nlm.nih.gov/pubmed/20554052</text:p>
          </table:table-cell>
          <table:table-cell table:style-name="ce22" office:value-type="string">
            <text:p>Elsevier Inc.</text:p>
          </table:table-cell>
          <table:table-cell/>
          <table:table-cell table:style-name="ce22" office:value-type="string">
            <text:p>The Athetini are the largest and taxonomically most challenging tribe in the subfamily Aleocharinae. We present the first molecular phylogeny of Athetini. Nucleotide sequences were obtained from three genome regions for 58 athetine and 23 non-athetine species. The sequenced genes are cytochrome oxidase subunits 1 and 2 (2030bp), tRNA-Leucine 1 and 2 (154bp), 16S (628bp, partial sequence), NADH dehydrogenase subunit 1 (54bp, partial sequence), and the nuclear 18S gene (999bp, partial sequence). The Athetini were recovered as paraphyletic with respect to Lomechusini and Ecitocharini. Lomechusini were recovered as polyphyletic, with Myrmedonota grouping separately from Pella and Drusilla. The basal topology of Athetini remained largely unresolved but many apical clades were well supported, e.g. Geostiba+Earota, Pontomalota+Tarphiota, Mocyta+Atheta (Oxypodera)+Atheta (Mycetota), Liogluta+Atheta (Thinobaena)+Atheta (Oreostiba), and Lyprocorrhe+Atheta (Datomicra). The monophyly of Atheta was refuted, as several species of Atheta formed well supported clades with members of other genera. Additionally, the following groups were rejected: Strigotina (=Acrotonina) and Dimetrotina sensu Newton et al. (2000), Acrotona sensu Brundin (1952), Liogluta series (Yosii and Sawada, 1976), Atheta (Dimetrota) and Atheta (Alaobia) sensu Smetana (2004). New tribal placements are proposed for four genera: Halobrecta is removed from Athetini and provisionally placed in Oxypodini; Thendelecrotona is removed from Athetini and treated as Aleocharinae incertae sedis; Meronera and Thamiaraea are included in the Athetini.</text:p>
          </table:table-cell>
          <table:table-cell/>
          <table:table-cell table:style-name="ce22" office:value-type="string">
            <text:p>Animals,Beetles,Beetles: classification,Beetles: genetics,Cell Nucleus,Cell Nucleus: genetics,DNA, Mitochondrial,DNA, Mitochondrial: genetics,Phylogeny,Sequence Alignment,Sequence Analysis, DNA</text:p>
          </table:table-cell>
        </table:table-row>
        <table:table-row table:style-name="ro3">
          <table:table-cell table:style-name="ce22" office:value-type="string">
            <text:p>Englund2009</text:p>
          </table:table-cell>
          <table:table-cell table:style-name="ce25" office:value-type="string">
            <text:p>All tests were done
using an updated version of the program Arn (1991;
Farris et al., 1994) that allows branch swapping. The
tests were performed using 1000 replicates, each with ten
random addition sequence replicates. The ILD tests
were applied to detect sources of conflicts between the
data sets, and more importantly if there are any
evolutionary explanations for the conflicts. Following
Nixon and Carpenter (1996), we did not conduct the
tests to decide whether data sets should be combined or
Not... All of the ILD tests carried out with psbA–trnH and
its possible inversion included showed significant incon-
gruence at a significance level of a = 0.01. Following
exclusion of the possible inversion, significant incongru-
ence at this level was no longer detected in three of the
tests. The simultaneous test of all chloroplast markers
and the test between trnL–F and psbA–trnH were,
however, significantly incongruent at a significance level
of a = 0.05, but not the test between ndhF and psbA–
trnH (a = 0.142). The test between ndhF and trnL–F
was not significant (a = 0.094).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number-columns-repeated="3"/>
          <table:table-cell table:style-name="ce22" office:value-type="string">
            <text:p>Englund, Markus; Pornpongrungrueng, Pimwadee; Gustafsson, Mats H. G. &amp; Anderberg, Arne a.</text:p>
          </table:table-cell>
          <table:table-cell table:style-name="ce22" office:value-type="string">
            <text:p>Phylogenetic relationships and generic delimitation in Inuleae subtribe Inulinae (Asteraceae) based on ITS and cpDNA sequence data</text:p>
          </table:table-cell>
          <table:table-cell table:style-name="ce22" office:value-type="string">
            <text:p>Cladistics</text:p>
          </table:table-cell>
          <table:table-cell table:style-name="ce22" office:value-type="float" office:value="25">
            <text:p>25</text:p>
          </table:table-cell>
          <table:table-cell table:style-name="ce22" office:value-type="float" office:value="4">
            <text:p>4</text:p>
          </table:table-cell>
          <table:table-cell table:style-name="ce22" office:value-type="string">
            <text:p>August</text:p>
          </table:table-cell>
          <table:table-cell table:style-name="ce22" office:value-type="string">
            <text:p>319--352</text:p>
          </table:table-cell>
          <table:table-cell table:style-name="ce22" office:value-type="float" office:value="2009">
            <text:p>2009</text:p>
          </table:table-cell>
          <table:table-cell table:style-name="ce22" office:value-type="string">
            <text:p>http://doi.wiley.com/10.1111/j.1096-0031.2009.00256.x</text:p>
          </table:table-cell>
        </table:table-row>
        <table:table-row table:style-name="ro3">
          <table:table-cell table:style-name="ce22" office:value-type="string">
            <text:p>EscobarGarcia2009</text:p>
          </table:table-cell>
          <table:table-cell table:style-name="ce25" office:value-type="string">
            <text:p>Given that the plastid genome behaves as a single linked region
and that the single regions exhibited low levels of variation (see
Section 3), the four plastid markers (psbA-trnH, trnL-trnF, matK-
trnK, ndhF) were concatenated a priori. Congruence with the nucle-
ar ITS partition was tested using the Incongruence Length Differ-
ence tests (ILD, Farris et al., 1994) implemented as partition
homogeneity test in PAUP*4.0b10 (Swofford, 2000) excluding con-
stant characters. Including all taxa, significant incongruence was
found (see Section 3), so the test was repeated after sequential re-
moval of taxa likely responsible for these incongruences, until the
result was no longer significant. For all ILD tests, 100 replicates
were used, each with 1000 random stepwise addition replicates,
holding and saving 10 trees per replicate, with tree bisection-
reconnection (TBR) branch swapping and a significance level of
0.01 (Cunningham, 1997)... Gaps were coded following the
simple method of Simmons and Ochoterena (2003)... The ILD test detected statistically significant incongruence
(P = 0.01) between plastid and nuclear data. To test for the extent
of this incongruence, several species were sequentially removed
from the analysis, starting with the putative hybrids L. mauritanica
and Malvalthaea transcaucasica as evident sources of incongruence.
As the ILD test results remained significant (P = 0.01), three more
species that showed labile phylogenetic positions (L. phoenicea, L.
trimestris and L. plazzae) were additionally removed, resulting in
the lack of significant incongruence (P = 0.21).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01</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invariant excluded, spp jackknifed</text:p>
          </table:table-cell>
          <table:table-cell table:number-columns-repeated="2"/>
          <table:table-cell table:style-name="ce22" office:value-type="string">
            <text:p>{Escobar Garc\'{\i}a}, Pedro; Scho}nswetter, Peter; {Fuertes Aguilar}, Javier; {Nieto Feliner}, Gonzalo &amp; Schneeweiss, Gerald M</text:p>
          </table:table-cell>
          <table:table-cell table:style-name="ce22" office:value-type="string">
            <text:p>Five molecular markers reveal extensive morphological homoplasy and reticulate evolution in the Malva alliance (Malvaceae).</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2">
            <text:p>2</text:p>
          </table:table-cell>
          <table:table-cell table:style-name="ce22" office:value-type="string">
            <text:p>February</text:p>
          </table:table-cell>
          <table:table-cell table:style-name="ce22" office:value-type="string">
            <text:p>226--39</text:p>
          </table:table-cell>
          <table:table-cell table:style-name="ce22" office:value-type="float" office:value="2009">
            <text:p>2009</text:p>
          </table:table-cell>
          <table:table-cell table:style-name="ce22" office:value-type="string">
            <text:p>http://www.ncbi.nlm.nih.gov/pubmed/19026753</text:p>
          </table:table-cell>
          <table:table-cell table:style-name="ce22" office:value-type="string">
            <text:p>Elsevier Inc.</text:p>
          </table:table-cell>
          <table:table-cell/>
          <table:table-cell table:style-name="ce22" office:value-type="string">
            <text:p>The Malva alliance is a well-defined group with extensive morphological homoplasy. As a result, the relationships among the taxa as well as the evolution of morphological traits have remained elusive and the traditional classifications are highly artificial. Using five molecular markers (nuclear ITS, plastid matK plus trnK, ndhF, trnL-trnF, psbA-trnH), we arrived at a phylogenetic hypothesis of this group, the genera Alcea, Althaea and Malvalthaea being studied here for the first time with molecular data. Althaea and, in particular, Lavatera and Malva are highly polyphyletic as currently circumscribed, because their diagnostic characters, the number and degree of fusion of the epicalyx bracts, evolve in a highly homoplasious manner. In contrast, fruit morphology largely agrees with the molecularly delimited groups. Hybrid origins confirmed for the genus Malvalthaea and for Lavatera mauritanica and hybridization in the group of ruderal small-flowered mallows underline the importance of reticulate evolution in shaping the history of this group and complicating the interpretation of morphological evolution.</text:p>
          </table:table-cell>
          <table:table-cell/>
          <table:table-cell table:style-name="ce22" office:value-type="string">
            <text:p>Bayes Theorem,DNA, Plant,DNA, Plant: genetics,Evolution, Molecular,Genetic Markers,Genetic Speciation,Hybridization, Genetic,Malvaceae,Malvaceae: anatomy \&amp; histology,Malvaceae: classification,Malvaceae: genetics,Phylogeny,Plastids,Plastids: genetics,Sequence Analysis, DNA</text:p>
          </table:table-cell>
        </table:table-row>
        <table:table-row table:style-name="ro3">
          <table:table-cell table:style-name="ce22" office:value-type="string">
            <text:p>Espindola2010</text:p>
          </table:table-cell>
          <table:table-cell table:style-name="ce25" office:value-type="string">
            <text:p>Before computing total evidence
trees, we tested for incongruence among the four
regions by applying the partition homogeneity test as
implemented in PAUP* v4.0b10 with 100 replicates
(this test is equivalent to the incongruence length
difference test of Farris et al., 1994; for convenience, it
is referred to as the ILD test)... The partition homoge-
neity test was passed (P = 0.07), indicating that the
information provided by the four plastid regions was
congruent.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Esp\'{\i}ndola, Anah\'{\i}; Buerki, Sven; Bedalov, Marija; Ku}pfer, Philippe &amp; Alvarez, Nadir</text:p>
          </table:table-cell>
          <table:table-cell table:style-name="ce22" office:value-type="string">
            <text:p>New insights into the phylogenetics and biogeography of Arum (Araceae): unravelling its evolutionary history</text:p>
          </table:table-cell>
          <table:table-cell table:style-name="ce22" office:value-type="string">
            <text:p>Botanical Journal of the Linnean Society</text:p>
          </table:table-cell>
          <table:table-cell table:style-name="ce22" office:value-type="float" office:value="163">
            <text:p>163</text:p>
          </table:table-cell>
          <table:table-cell table:style-name="ce22" office:value-type="float" office:value="1">
            <text:p>1</text:p>
          </table:table-cell>
          <table:table-cell table:style-name="ce22" office:value-type="string">
            <text:p>May</text:p>
          </table:table-cell>
          <table:table-cell table:style-name="ce22" office:value-type="string">
            <text:p>14--32</text:p>
          </table:table-cell>
          <table:table-cell table:style-name="ce22" office:value-type="float" office:value="2010">
            <text:p>2010</text:p>
          </table:table-cell>
          <table:table-cell table:style-name="ce22" office:value-type="string">
            <text:p>http://doi.wiley.com/10.1111/j.1095-8339.2010.01049.x</text:p>
          </table:table-cell>
        </table:table-row>
        <table:table-row table:style-name="ro3">
          <table:table-cell table:style-name="ce22" office:value-type="string">
            <text:p>EspregueiraThemudo2009</text:p>
          </table:table-cell>
          <table:table-cell table:style-name="ce25" office:value-type="string">
            <text:p>The partition
homogeneity test (or Incongruence length difference test; Farris
et al., 1994) as implemented in PAUP 4.0b10 (Swofford, 2003)
was used to check for congruence in phylogenetics signal among
genes. Phylogenetic congruence was rejected for all pairs of mark-
ers, except the two mitochondrial genes... indels were excluded... </text:p>
          </table:table-cell>
          <table:table-cell table:style-name="ce22" office:value-type="float" office:value="0">
            <text:p>0</text:p>
          </table:table-cell>
          <table:table-cell table:style-name="ce22" office:value-type="string">
            <text:p>not coded</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Espregueira Themudo}, G; Wielstra, B &amp; Arntzen, J W</text:p>
          </table:table-cell>
          <table:table-cell table:style-name="ce22" office:value-type="string">
            <text:p>Multiple nuclear and mitochondrial genes resolve the branching order of a rapid radiation of crested newts (Triturus arntzenii) (corrected).</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2">
            <text:p>2</text:p>
          </table:table-cell>
          <table:table-cell table:style-name="ce22" office:value-type="string">
            <text:p>August</text:p>
          </table:table-cell>
          <table:table-cell table:style-name="ce22" office:value-type="string">
            <text:p>321--8</text:p>
          </table:table-cell>
          <table:table-cell table:style-name="ce22" office:value-type="float" office:value="2009">
            <text:p>2009</text:p>
          </table:table-cell>
          <table:table-cell table:style-name="ce22" office:value-type="string">
            <text:p>http://www.ncbi.nlm.nih.gov/pubmed/19348957</text:p>
          </table:table-cell>
          <table:table-cell table:style-name="ce22" office:value-type="string">
            <text:p>Elsevier Inc.</text:p>
          </table:table-cell>
          <table:table-cell/>
          <table:table-cell table:style-name="ce22" office:value-type="string">
            <text:p>Newts of the genus Triturus are parapatrically distributed across Europe. Within this group, the crested newts (Triturus cristatus superspecies) radiated in a short temporal interval. Given the relatively short timespan in between branching events and to address the gene tree-species tree problem, we sequenced two mitochondrial and five nuclear genes from populations representing the distribution range of all the five crested newt species. We built gene trees using non-hierarchical Bayesian phylogenetics and phylogenetic networks, and a species tree with a recently developed method, which uses a hierarchical Bayesian approach. While the single gene trees did not provide resolution, the hierarchical Bayesian method yielded an almost fully resolved species tree, even though branching events followed one another closely. Results show a previously undetected basal dichotomy between T. karelinii and the other four species and a deep differentiation of T. karelinii in two lineages, here raised to full species status.</text:p>
          </table:table-cell>
          <table:table-cell/>
          <table:table-cell table:style-name="ce22" office:value-type="string">
            <text:p>Animals,Bayes Theorem,Cell Nucleus,Cell Nucleus: genetics,DNA, Mitochondrial,DNA, Mitochondrial: genetics,Evolution, Molecular,Genes, Mitochondrial,Genetic Speciation,Haplotypes,INDEL Mutation,Models, Genetic,Phylogeny,Polymorphism, Genetic,Sequence Alignment,Sequence Analysis, DNA,Triturus,Triturus: classification,Triturus: genetics</text:p>
          </table:table-cell>
        </table:table-row>
        <table:table-row table:style-name="ro3">
          <table:table-cell table:style-name="ce22" office:value-type="string">
            <text:p>Fijridiyanto2009</text:p>
          </table:table-cell>
          <table:table-cell table:style-name="ce25" office:value-type="string">
            <text:p>Phylogenetic analyses based on the maximum parsi-
mony criterion were performed using PAUP* version
4.0b10 (Swofford 2002). Insertions and deletions were
treated as missing data. All characters were equally
weighted and unordered (Fitch 1971). Both data sets were
analyzed by the heuristic search method option with both
tree bisection-reconnection (TBR) branch-swapping and
the MULTREES option on, ten replications of sequence
addition with the stepwise addition option, and all of the
most parsimonious trees (MPTs) saved. The evaluation of
internal support of clades was conducted by bootstrap
analysis (Felsentein 1985) utilizing 1,000 replicates with
TBR branch-swapping and the MULTREES option off.
The number of steps, consistency indices (CI) and retention
indices (RI) were calculated with one of the MPTs in each
analysis using the TREE SCORE command in PAUP*.
Because our matK and ndhF data showed a low level of
sequence divergence, we combined matK and ndhF data in
our analysis. The congruence between the matK and ndhF
datasets was tested with the incongruence length differ-
ences (ILD) test (Mickevich and Farris 1981; Farris et al.
1994; Darlu and Lecointre 2002) as implemented in
PAUP* as the partition-homogeneity test... The combined matK and ndhF dataset comprised 3,733
characters. Results of the ILD test indicated that matK
and ndhF data were significantly congruent (P = 0.95)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95</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Fijridiyanto, Izu a &amp; Murakami, Noriaki</text:p>
          </table:table-cell>
          <table:table-cell table:style-name="ce22" office:value-type="string">
            <text:p>Phylogeny of Litsea and related genera (Laureae-Lauraceae) based on analysis of rpb2 gene sequences.</text:p>
          </table:table-cell>
          <table:table-cell table:style-name="ce22" office:value-type="string">
            <text:p>Journal of plant research</text:p>
          </table:table-cell>
          <table:table-cell table:style-name="ce22" office:value-type="float" office:value="122">
            <text:p>122</text:p>
          </table:table-cell>
          <table:table-cell table:style-name="ce22" office:value-type="float" office:value="3">
            <text:p>3</text:p>
          </table:table-cell>
          <table:table-cell table:style-name="ce22" office:value-type="string">
            <text:p>May</text:p>
          </table:table-cell>
          <table:table-cell table:style-name="ce22" office:value-type="string">
            <text:p>283--98</text:p>
          </table:table-cell>
          <table:table-cell table:style-name="ce22" office:value-type="float" office:value="2009">
            <text:p>2009</text:p>
          </table:table-cell>
          <table:table-cell table:style-name="ce22" office:value-type="string">
            <text:p>http://www.ncbi.nlm.nih.gov/pubmed/19219578</text:p>
          </table:table-cell>
          <table:table-cell table:number-columns-repeated="2"/>
          <table:table-cell table:style-name="ce22" office:value-type="string">
            <text:p>The relationship between Litsea and related genera is currently unclear. Previous molecular studies on these taxa using cpDNA and nrITS were unable to produce well-resolved phylogenetic trees. In this study, we explored the potential of the rpb2 gene as a source of molecular information to better resolve the phylogenetic analysis. Although rpb2 was believed to be a single-copy gene, our cloning results showed that most species examined possessed several copies of these sequences. However, the genetic distance among copies from any one species was low, and these copies always formed monophyletic groups in our molecular trees. Our phylogenetic analyses of rpb2 data resulted in better resolved tree topologies compared to those based on cpDNA or nrITS data. Our results show that monophyly of the genus Litsea is supported only for section Litsea. As a genus, Litsea was shown to be polyphyletic. The genera Actinodaphne and Neolitsea were resolved as monophyletic groups in all analyses. They were also shown to be sisters and closer to the genus Lindera than to the genus Litsea. Our results also revealed that the genus Lindera is not a monophyletic group.</text:p>
          </table:table-cell>
          <table:table-cell/>
          <table:table-cell table:style-name="ce22" office:value-type="string">
            <text:p>Base Sequence,Bayes Theorem,DNA, Ribosomal Spacer,DNA, Ribosomal Spacer: genetics,Gene Dosage,Gene Dosage: genetics,Genes, Plant,Lauraceae,Lauraceae: genetics,Phylogeny,Sequence Analysis, DNA</text:p>
          </table:table-cell>
        </table:table-row>
        <table:table-row table:style-name="ro3">
          <table:table-cell table:style-name="ce22" office:value-type="string">
            <text:p>Flores-Prado2010</text:p>
          </table:table-cell>
          <table:table-cell table:style-name="ce25" office:value-type="string">
            <text:p>In order to test for congruence among data partitions, 104 rep-
licates of the partition homogeneity test (IDL, Farris et al., 1994,
1995) were run in PAUP, comparing the phylogenetic signal be-
tween both mitochondrial genes and between mtDNA and EF-
1aF1.
Since the IDL test showed incongruence of phylogenetic signal
between mtDNA and EF-1aF1, suggesting distortion of phyloge-
netic signal in EF-1aF1... third codon positions (respectively, P = 0.602 and 0.621, homoge-
neity test). However, conflict between phylogenetic signal derived
from mitochondrial genes and EF-1aF1 was detected when third
codon positions were included (P = 0.032, homogeneity test). This
discordance vanished when third codon positions were excluded
from the entire dataset (P = 0.991, homogeneity test) or from EF-
1aF1 alone (P = 0.997, homogeneity test). Overall these results
indicate that the discordant phylogenetic signal between mito-
chondrial genes and EF-1aF1 resides within the third codon posi-
tions of EF-1aF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string">
            <text:p>10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DL test, no multiple corrections</text:p>
          </table:table-cell>
          <table:table-cell table:number-columns-repeated="2"/>
          <table:table-cell table:style-name="ce22" office:value-type="string">
            <text:p>Flores-Prado, Luis; Flores, Sergio V &amp; McAllister, Bryant F</text:p>
          </table:table-cell>
          <table:table-cell table:style-name="ce22" office:value-type="string">
            <text:p>Phylogenetic relationships among tribes in Xylocopinae (Apidae) and implications on nest structure evolution.</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1">
            <text:p>1</text:p>
          </table:table-cell>
          <table:table-cell table:style-name="ce22" office:value-type="string">
            <text:p>October</text:p>
          </table:table-cell>
          <table:table-cell table:style-name="ce22" office:value-type="string">
            <text:p>237--44</text:p>
          </table:table-cell>
          <table:table-cell table:style-name="ce22" office:value-type="float" office:value="2010">
            <text:p>2010</text:p>
          </table:table-cell>
          <table:table-cell table:style-name="ce22" office:value-type="string">
            <text:p>http://www.ncbi.nlm.nih.gov/pubmed/20599514</text:p>
          </table:table-cell>
          <table:table-cell table:style-name="ce22" office:value-type="string">
            <text:p>Elsevier Inc.</text:p>
          </table:table-cell>
          <table:table-cell/>
          <table:table-cell table:style-name="ce22" office:value-type="string">
            <text:p>The subfamily Xylocopinae has been recognized as the most basal lineage within the family Apidae, comprising four tribes; Allodapini, Ceratinini, Xylocopini and Manueliini. Relationships among the tribes are not well resolved with morphological data. In particular, Manueliini and Xylocopini have each been placed as the most basal lineage in separate analyses of the subfamily. While relationships within each tribe, excepting Manueliini, have been investigated using molecular data, these data have not been applied to examine the relationships among tribes, which remain controversial. Here we present results of molecular phylogenetic analyses using sequences of CoI, Cytb and EF-1alphaF1 from members of the four tribes of Xylocopinae. We used available data from other studies in combination with data generated for the three species of Manueliini. Competing phylogenetic hypotheses regarding the alternate positions proposed to Manueliini and Xylocopini were evaluated through statistical tests. The basal position of either Manueliini or Xylocopini has contrasting implications on the evolutionary history of nest architecture, which mediates the potential for contact between adult and immature individuals. Our results indicate that Manueliini is the most basal lineage of Xylocopinae, in agreement with an evolutionary transition from nests having completely sealed cells to nests lacking cells. A nest structure with closed cells prevents physical interactions between adult and immature stages, whereas an open structure provides the opportunity for interactions that may play an important role in the emergence of sociality.</text:p>
          </table:table-cell>
          <table:table-cell/>
          <table:table-cell table:style-name="ce22" office:value-type="string">
            <text:p>Animals,Bees,Bees: classification,Bees: genetics,DNA, Mitochondrial,DNA, Mitochondrial: genetics,Evolution, Molecular,Nesting Behavior,Phylogeny,Sequence Analysis, DNA</text:p>
          </table:table-cell>
        </table:table-row>
        <table:table-row table:style-name="ro3">
          <table:table-cell table:style-name="ce22" office:value-type="string">
            <text:p>Fonseca2009</text:p>
          </table:table-cell>
          <table:table-cell table:style-name="ce25" office:value-type="string">
            <text:p>We have tested the homogeneity between gene fragments
(Incongruence Length Difference test—ILD; Farris et al., 1995) and
the homogeneity of base frequencies across taxa (v2 test). Both
tests were implemented in PAUPÃ. The ILD test was run after
removing all invariant characters (Lee, 2001)... For the combined dataset, the
ILD test showed no incongruence between fragments (ILD
p = 0.08)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8</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refs Lee</text:p>
          </table:table-cell>
          <table:table-cell table:number-columns-repeated="2"/>
          <table:table-cell table:style-name="ce22" office:value-type="string">
            <text:p>Fonseca, Miguel M; Brito, Jos\'{e} C; Paulo, Oct\'{a}vio S; Carretero, Miguel a &amp; Harris, D James</text:p>
          </table:table-cell>
          <table:table-cell table:style-name="ce22" office:value-type="string">
            <text:p>Systematic and phylogeographical assessment of the Acanthodactylus erythrurus group (Reptilia: Lacertidae) based on phylogenetic analyses of mitochondrial and nuclear DNA.</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2">
            <text:p>2</text:p>
          </table:table-cell>
          <table:table-cell table:style-name="ce22" office:value-type="string">
            <text:p>May</text:p>
          </table:table-cell>
          <table:table-cell table:style-name="ce22" office:value-type="string">
            <text:p>131--42</text:p>
          </table:table-cell>
          <table:table-cell table:style-name="ce22" office:value-type="float" office:value="2009">
            <text:p>2009</text:p>
          </table:table-cell>
          <table:table-cell table:style-name="ce22" office:value-type="string">
            <text:p>http://www.ncbi.nlm.nih.gov/pubmed/19070671</text:p>
          </table:table-cell>
          <table:table-cell table:style-name="ce22" office:value-type="string">
            <text:p>Elsevier Inc.</text:p>
          </table:table-cell>
          <table:table-cell/>
          <table:table-cell table:style-name="ce22" office:value-type="string">
            <text:p>We have used mitochondrial 12S rRNA, 16S rRNA and nuclear beta-fibrinogen (intron 7) sequences to investigate the phylogenetic and phylogeographic relationships between Acanthodactylus erythrurus group species (except for A. boueti). The phylogenetic analyses of the Acanthodactylus genus did not cluster A. guineensis and A. savignyi with the remaining species of the group (A. blanci, A. lineomaculatus and A. erythrurus). Within the A. erythrurus group, the results of the mitochondrial DNA (mtDNA) and nuclear DNA (nDNA) showed a complex phylogeny with geographic structure, but it was not congruent with the present taxonomy. Some taxonomic units, such as A. blanci, A. lineomaculatus, A. e. atlanticus and A. e. belli did not form monophyletic genetic units. The application of a molecular clock suggested that the uplift of the Atlas Mountains in the mid-late Miocene and the reopening of the Strait of Gibraltar could be major biogeographic events responsible for the genetic differentiation in the group. Additionally, diverse micro-evolutionary patterns due to the recent contraction/expansion phases of the habitats in North Africa associated with the high dispersal capabilities of these lizards could be related to the complex phylogenetic patterns observed.</text:p>
          </table:table-cell>
          <table:table-cell/>
          <table:table-cell table:style-name="ce22" office:value-type="string">
            <text:p>Africa, Northern,Animals,Cell Nucleus,Cell Nucleus: genetics,Climate,DNA, Mitochondrial,DNA, Mitochondrial: genetics,Evolution, Molecular,Genetics, Population,Geography,Lizards,Lizards: classification,Lizards: genetics,Models, Genetic,Phylogeny,RNA, Ribosomal,RNA, Ribosomal, 16S,RNA, Ribosomal, 16S: genetics,RNA, Ribosomal: genetics,Sequence Alignment,Sequence Analysis, DNA,Spain</text:p>
          </table:table-cell>
        </table:table-row>
        <table:table-row table:style-name="ro3">
          <table:table-cell table:style-name="ce22" office:value-type="string">
            <text:p>Fougere-Danezan2010</text:p>
          </table:table-cell>
          <table:table-cell table:style-name="ce25" office:value-type="string">
            <text:p>The partition homogeneity test or incongruence length
difference test (ILD test; Farris et al., 1995) as implemented
in PAUP* was used to test for incongruence among the differ-
ent data sets. A threshold a = 0.01 was used as recommended
by Cunningham (1997)</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01</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ignores, refs Yoder</text:p>
          </table:table-cell>
          <table:table-cell table:number-columns-repeated="2"/>
          <table:table-cell table:style-name="ce22" office:value-type="string">
            <text:p>Foug\`{e}re-Danezan, Marie; Herendeen, Patrick S; Maumont, St\'{e}phan &amp; Bruneau, Anne</text:p>
          </table:table-cell>
          <table:table-cell table:style-name="ce22" office:value-type="string">
            <text:p>Morphological evolution in the variable resin-producing Detarieae (Fabaceae): do morphological characters retain a phylogenetic signal?</text:p>
          </table:table-cell>
          <table:table-cell table:style-name="ce22" office:value-type="string">
            <text:p>Annals of botany</text:p>
          </table:table-cell>
          <table:table-cell table:style-name="ce22" office:value-type="float" office:value="105">
            <text:p>105</text:p>
          </table:table-cell>
          <table:table-cell table:style-name="ce22" office:value-type="float" office:value="2">
            <text:p>2</text:p>
          </table:table-cell>
          <table:table-cell table:style-name="ce22" office:value-type="string">
            <text:p>February</text:p>
          </table:table-cell>
          <table:table-cell table:style-name="ce22" office:value-type="string">
            <text:p>311--25</text:p>
          </table:table-cell>
          <table:table-cell table:style-name="ce22" office:value-type="float" office:value="2010">
            <text:p>2010</text:p>
          </table:table-cell>
          <table:table-cell table:style-name="ce22" office:value-type="string">
            <text:p>http://www.ncbi.nlm.nih.gov/pubmed/19939978</text:p>
          </table:table-cell>
          <table:table-cell table:number-columns-repeated="2"/>
          <table:table-cell table:style-name="ce22" office:value-type="string">
            <text:p>BACKGROUND AND AIMS: Previous molecular phylogenetic studies disagree with the informal generic-level taxonomic groups based on morphology. In this study morphological characters in the caesalpinioid clade Detarieae are evaluated within a phylogenetic framework as a means of better understanding phylogenetic relationships and morphological evolution. METHODS: Morphological characters were observed and scored for representative species of Detarieae focusing on the resin-producing genera. Phylogenetic analyses were carried out with morphological characters alone and then combined with DNA sequences. KEY RESULTS: Despite a high level of homoplasy, morphological data support several clades corresponding to those recovered in molecular phylogenetic analyses. The more strongly supported clades are each defined by at least one morphological synapomorphy. Several characters (e.g. apetaly) previously used to define informal generic groups evolved several times independently, leading to the differences observed with the molecular phylogenetic analyses. Although floral evolution is complex in Detarieae some patterns are recovered. CONCLUSIONS: New informal taxonomic groupings are proposed based on the present findings. Floral evolution in the diverse Detarieae clade is characterized by a repeated tendency toward zygomorphy through the reduction of lateral petals and toward complete loss of petals.</text:p>
          </table:table-cell>
          <table:table-cell/>
          <table:table-cell table:style-name="ce22" office:value-type="string">
            <text:p>Evolution,Fabaceae,Fabaceae: anatomy \&amp; histology,Fabaceae: classification,Fabaceae: growth \&amp; development,Phylogeny</text:p>
          </table:table-cell>
        </table:table-row>
        <table:table-row table:style-name="ro3">
          <table:table-cell table:style-name="ce22" office:value-type="string">
            <text:p>Fourie2009</text:p>
          </table:table-cell>
          <table:table-cell table:style-name="ce25" office:value-type="string">
            <text:p>To test for the combinability of data sets, the partition homogeneity test (18)
implemented in PAUP*, version 10b (79), was used on parsimony informative
sites only (14, 16, 40). These tests were based on 1,000 repartitions and heuristic
searches using 100 rounds of random sequence additions with tree bisection
reconnection branch swapping.
The partition ho- mogeneity test supported the combination of the TEF and MtSSU datasets (P ϭ 0.9) but rejected all of the possible combinations of the other regions (P &lt; 0.0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9 </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0">
            <text:p>0</text:p>
          </table:table-cell>
          <table:table-cell table:style-name="ce22" office:value-type="string">
            <text:p>refs Lee</text:p>
          </table:table-cell>
          <table:table-cell table:number-columns-repeated="2"/>
          <table:table-cell table:style-name="ce22" office:value-type="string">
            <text:p>Fourie, Gerda; Steenkamp, E T; Gordon, T R &amp; Viljoen, a</text:p>
          </table:table-cell>
          <table:table-cell table:style-name="ce22" office:value-type="string">
            <text:p>Evolutionary relationships among the Fusarium oxysporum f. sp. cubense vegetative compatibility groups.</text:p>
          </table:table-cell>
          <table:table-cell table:style-name="ce22" office:value-type="string">
            <text:p>Applied and environmental microbiology</text:p>
          </table:table-cell>
          <table:table-cell table:style-name="ce22" office:value-type="float" office:value="75">
            <text:p>75</text:p>
          </table:table-cell>
          <table:table-cell table:style-name="ce22" office:value-type="float" office:value="14">
            <text:p>14</text:p>
          </table:table-cell>
          <table:table-cell table:style-name="ce22" office:value-type="string">
            <text:p>July</text:p>
          </table:table-cell>
          <table:table-cell table:style-name="ce22" office:value-type="string">
            <text:p>4770--81</text:p>
          </table:table-cell>
          <table:table-cell table:style-name="ce22" office:value-type="float" office:value="2009">
            <text:p>2009</text:p>
          </table:table-cell>
          <table:table-cell table:style-name="ce22" office:value-type="string">
            <text:p>http://www.pubmedcentral.nih.gov/articlerender.fcgi?artid=2708428\&amp;tool=pmcentrez\&amp;rendertype=abstract</text:p>
          </table:table-cell>
          <table:table-cell table:number-columns-repeated="2"/>
          <table:table-cell table:style-name="ce22" office:value-type="string">
            <text:p>Fusarium oxysporum f. sp. cubense, the causal agent of fusarium wilt of banana (Musa spp.), is one of the most destructive strains of the vascular wilt fungus F. oxysporum. Genetic relatedness among and within vegetative compatibility groups (VCGs) of F. oxysporum f. sp. cubense was studied by sequencing two nuclear and two mitochondrial DNA regions in a collection of 70 F. oxysporum isolates that include representatives of 20 VCGs of F. oxysporum f. sp. cubense, other formae speciales, and nonpathogens. To determine the ability of F. oxysporum f. sp. cubense to sexually recombine, crosses were made between isolates of opposite mating types. Phylogenetic analysis separated the F. oxysporum isolates into two clades and eight lineages. Phylogenetic relationships between F. oxysporum f. sp. cubense and other formae speciales of F. oxysporum and the relationships among VCGs and races of F. oxysporum f. sp. cubense clearly showed that F. oxysporum f. sp. cubense's ability to cause disease on banana has emerged multiple times, independently, and that the ability to cause disease to a specific banana cultivar is also a polyphyletic trait. These analyses further suggest that both coevolution with the host and horizontal gene transfer may have played important roles in the evolutionary history of the pathogen. All examined isolates harbored one of the two mating-type idiomorphs, but never both, which suggests a heterothallic mating system should sexual reproduction occur. Although, no sexual structures were observed, some lineages of F. oxysporum f. sp. cubense harbored MAT-1 and MAT-2 isolates, suggesting a potential that these lineages have a sexual origin that might be more recent than initially anticipated.</text:p>
          </table:table-cell>
          <table:table-cell/>
          <table:table-cell table:style-name="ce22" office:value-type="string">
            <text:p>Cluster Analysis,Crosses, Genetic,DNA, Fungal,DNA, Fungal: chemistry,DNA, Fungal: genetics,DNA, Mitochondrial,DNA, Mitochondrial: chemistry,DNA, Mitochondrial: genetics,Evolution, Molecular,Fusarium,Fusarium: classification,Fusarium: genetics,Fusarium: isolation \&amp; purification,Genes, Mating Type, Fungal,Molecular Sequence Data,Musa,Musa: microbiology,Phylogeny,Plant Diseases,Plant Diseases: microbiology,Recombination, Genetic,Sequence Analysis, DNA</text:p>
          </table:table-cell>
        </table:table-row>
        <table:table-row table:style-name="ro3">
          <table:table-cell table:style-name="ce22" office:value-type="string">
            <text:p>Fraser2010</text:p>
          </table:table-cell>
          <table:table-cell table:style-name="ce25" office:value-type="string">
            <text:p>A partition-
homogeneity test (using PAUP: Swofford, 1998; implementing
the ILD test: Farris et al., 1994) was carried out on the concatenated
dataset; only taxa for which sequences were obtained from all four
markers were included in this analysis (the analysis nonetheless
contained at least one representative from each major COI clade)... The partition-homogeneity test indicated that the phylogenetic
signals of the four markers (COI, rbcL, 18S and 28S) were not
significantly discordant (1000 replicates, P = 0.33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331</text:p>
          </table:table-cell>
          <table:table-cell table:style-name="ce22" office:value-type="float" office:value="0">
            <text:p>0</text:p>
          </table:table-cell>
          <table:table-cell table:style-name="ce22" office:value-type="string">
            <text:p>NA</text:p>
          </table:table-cell>
          <table:table-cell table:style-name="ce22" office:value-type="float" office:value="1">
            <text:p>1</text:p>
          </table:table-cell>
          <table:table-cell table:style-name="ce22" office:value-type="string">
            <text:p>4 loci, one test!</text:p>
          </table:table-cell>
          <table:table-cell table:style-name="ce22" office:value-type="string">
            <text:p>SERIOUS</text:p>
          </table:table-cell>
          <table:table-cell/>
          <table:table-cell table:style-name="ce22" office:value-type="string">
            <text:p>Fraser, Ceridwen I; Winter, David J; Spencer, Hamish G &amp; Waters, Jonathan M</text:p>
          </table:table-cell>
          <table:table-cell table:style-name="ce22" office:value-type="string">
            <text:p>Multigene phylogeny of the southern bull-kelp genus Durvillaea (Phaeophyceae: Fucales).</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3">
            <text:p>3</text:p>
          </table:table-cell>
          <table:table-cell table:style-name="ce22" office:value-type="string">
            <text:p>October</text:p>
          </table:table-cell>
          <table:table-cell table:style-name="ce22" office:value-type="string">
            <text:p>1301--1311</text:p>
          </table:table-cell>
          <table:table-cell table:style-name="ce22" office:value-type="float" office:value="2010">
            <text:p>2010</text:p>
          </table:table-cell>
          <table:table-cell table:style-name="ce22" office:value-type="string">
            <text:p>http://www.ncbi.nlm.nih.gov/pubmed/20971197</text:p>
          </table:table-cell>
          <table:table-cell table:style-name="ce22" office:value-type="string">
            <text:p>Elsevier Inc.</text:p>
          </table:table-cell>
          <table:table-cell/>
          <table:table-cell table:style-name="ce22" office:value-type="string">
            <text:p>Durvillaea (southern bull-kelp) is an economically and ecologically important brown algal genus that dominates many exposed, rocky coasts in the cold-temperate Southern Hemisphere. Of its five currently-recognized species, four are non-buoyant and restricted to the south-western Pacific, whereas one is both buoyant and widely distributed. Durvillaea has had an unsettled taxonomic history. Although its position within the brown algae (Phaeophyceae) has now been largely resolved through the use of molecular techniques, the taxonomic status of several Durvillaea species/morphotypes remains unresolved. Previous molecular phylogenetic studies of phaeophycean taxa have included few Durvillaea samples, and have consequently paid little or no attention to variation within this genus. The current study presents phylogenetic analyses of four genetic markers (mitchondrial: COI; chloroplast: rbcL; and nuclear: 18S and 28S) to resolve phylogenetic relationships within Durvillaea. Results support the monophyly of solid-bladed taxa D. willana, D. potatorum, and D. sp. A (an undescribed species from the Antipodes Islands), whereas the widespread, buoyant D. antarctica is paraphyletic, with solid-bladed D.chathamensis placed sister to a D. antarctica clade from northern NZ but within D. antarctica sensu lato. The phylogenetic and ecological diversity detected within D. antarctica indicate that it is a species complex of five deeply divergent clades. Under a phylogenetic species concept, Durvillaea can be interpreted as a complex of nine distinct evolutionary lineages, only one of which has an intercontinental distribution ('subantarctic'D. antarctica).</text:p>
          </table:table-cell>
        </table:table-row>
        <table:table-row table:style-name="ro3">
          <table:table-cell table:style-name="ce22" office:value-type="string">
            <text:p>Friend2010</text:p>
          </table:table-cell>
          <table:table-cell table:style-name="ce25" office:value-type="string">
            <text:p>A partition homogeneity test (PHT; Farris et al. 1995)
was performed in PAUP* version 4.0b10 (Swofford 2003)
before combined analyses to determine if the ITS and
trnT–trnF regions have significantly different phylogenetic
signals. The PHT was conducted using 100 replicate par-
titions. For each replicate partition, no more than 500 trees
were saved with a score greater than 1. The resulting
P value (0.01) indicated that the two regions are incon-
gruent, which implied that the ITS and trnT–trnF regions
should not be combined. However, PHT has been found to
be sensitive to noise and different mutation rates between
genomic regions, and might not be an accurate measure of
congruence between regions (Baker and Lutzoni 2002;
Darlu and Lecointre 2002; Dolphin et al. 2000). To assess
the potential sources of conflict, the matrices for the two
genomic regions were analyzed separately and in combi-
nation. Comparison of trees derived from the partitioned
analyses showed that support for conflicting nodes was
low, implying soft incongruence (Johnson and Soltis 1998).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Friend, S. A.; Quandt, D.; Tallury, S. P.; Stalker, H. T. &amp; Hilu, K. W.</text:p>
          </table:table-cell>
          <table:table-cell table:style-name="ce22" office:value-type="string">
            <text:p>Species, genomes, and section relationships in the genus Arachis (Fabaceae): a molecular phylogeny</text:p>
          </table:table-cell>
          <table:table-cell table:style-name="ce22" office:value-type="string">
            <text:p>Plant Systematics and Evolution</text:p>
          </table:table-cell>
          <table:table-cell table:style-name="ce22" office:value-type="float" office:value="290">
            <text:p>290</text:p>
          </table:table-cell>
          <table:table-cell table:style-name="ce27" office:value-type="string">
            <text:p>1-4</text:p>
          </table:table-cell>
          <table:table-cell table:style-name="ce22" office:value-type="string">
            <text:p>October</text:p>
          </table:table-cell>
          <table:table-cell table:style-name="ce22" office:value-type="string">
            <text:p>185--199</text:p>
          </table:table-cell>
          <table:table-cell table:style-name="ce22" office:value-type="float" office:value="2010">
            <text:p>2010</text:p>
          </table:table-cell>
          <table:table-cell table:style-name="ce22" office:value-type="string">
            <text:p>http://www.springerlink.com/content/d286205g26k54588/</text:p>
          </table:table-cell>
          <table:table-cell table:style-name="ce22" office:value-type="string">
            <text:p>Springer Wien</text:p>
          </table:table-cell>
          <table:table-cell/>
          <table:table-cell table:style-name="ce22" office:value-type="string">
            <text:p>The economically important genus Arachis (Fabaceae) comprises 80 species restricted to South America. One monograph on the genus divided it into nine sections and included an intuitive assessment of evolutionary relationships. There is no comprehensive phylogenetic study of the genus. To test the current systematic treatment of the genus, we reconstructed a phylogeny for Arachis using nuclear ITS and plastid trnTÔÇôtrnF sequences from 46 species representing all nine sections. ITS cloning of the allotetraploid species of section Arachis indicated the presence of A and B genome alleles and chimeric sequences. Our study revealed that species from section Extranervosae were the first emerging lineage in the genus, followed by sections Triseminatae and Caulorrhizae, and two terminal major lineages, which we refer to as erectoides and arachis. The lineage erectoides comprises members of sections Erectoides, Heteranthae, Procumbentes, Rhizomatosae, and Trierectoides. Species in the arachis lineage form two major clades, arachis I (B and D genomes species and the aneuploids) and arachis II (A genome species). Our results substantiated the sectional treatment of Caulorrhizae, Extranervosae, and Triseminatae, but demonstrated that sections Erectoides, Procumbentes, and Trierectoides are not monophyletic. A detailed study of the genus Arachis with denser taxon sampling, additional genomic regions, plus information from morphology and cytogenetics is needed for comprehensive assessment of its systematics.</text:p>
          </table:table-cell>
          <table:table-cell/>
          <table:table-cell table:style-name="ce22" office:value-type="string">
            <text:p>Biomedical and Life Sciences,randILD</text:p>
          </table:table-cell>
        </table:table-row>
        <table:table-row table:style-name="ro3">
          <table:table-cell table:style-name="ce22" office:value-type="string">
            <text:p>Gobbeler2010</text:p>
          </table:table-cell>
          <table:table-cell table:style-name="ce25" office:value-type="string">
            <text:p>The incongruence length difference test (ILD) as described by
Farris et al. (1995) evaluates the significance of incongruence in
a combined dataset. This test is implemented in PAUP 4.0b10
(Swofford, 2002) as Partition Homogeneity test and was used
to investigate if the datasets of the single gene markers provide
a congruent phylogenetic signal and therefore can be concate-
nated and analysed as a single dataset. A heuristic search under
the Maximum parsimony criterion was conducted for 100 replicates... The incongruence length difference (ILD) test revealed that the
combination of the four gene partitions improves the phylogenetic
signal with a p-value of 0.01. Thus concatenation of the single
genes is reasonable.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4 loci, one test! Misinterprets p-value</text:p>
          </table:table-cell>
          <table:table-cell table:style-name="ce22" office:value-type="string">
            <text:p>SERIOUS</text:p>
          </table:table-cell>
          <table:table-cell/>
          <table:table-cell table:style-name="ce22" office:value-type="string">
            <text:p>Go}bbeler, Katrin &amp; Klussmann-Kolb, Annette</text:p>
          </table:table-cell>
          <table:table-cell table:style-name="ce22" office:value-type="string">
            <text:p>Out of Antarctica?--new insights into the phylogeny and biogeography of the Pleurobranchomorpha (Mollusca, Gastropoda).</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3">
            <text:p>3</text:p>
          </table:table-cell>
          <table:table-cell table:style-name="ce22" office:value-type="string">
            <text:p>June</text:p>
          </table:table-cell>
          <table:table-cell table:style-name="ce22" office:value-type="string">
            <text:p>996--1007</text:p>
          </table:table-cell>
          <table:table-cell table:style-name="ce22" office:value-type="float" office:value="2010">
            <text:p>2010</text:p>
          </table:table-cell>
          <table:table-cell table:style-name="ce22" office:value-type="string">
            <text:p>http://www.ncbi.nlm.nih.gov/pubmed/19995612</text:p>
          </table:table-cell>
          <table:table-cell table:style-name="ce22" office:value-type="string">
            <text:p>Elsevier Inc.</text:p>
          </table:table-cell>
          <table:table-cell/>
          <table:table-cell table:style-name="ce22" office:value-type="string">
            <text:p>The aim of the current study was to gain new insights into the phylogeny, biogeography and evolution of the opisthobranch clade Pleurobranchomorpha. We focused on testing the hypothesis of an Antarctic origin of this clade. The combination of four gene markers (18S rDNA, 28S rDNA, 16S rDNA and CO1) was used to infer a phylogenetic hypothesis of the Pleurobranchomorpha employing Maximum likelihood and Bayesian inference methods. Four methodologically distinct approaches were applied to reconstruct the historical biogeography and dating of the tree was performed via relaxed molecular clock analysis. Phylogenetic analyses supported the monophyly of the Pleurobranchomorpha and their sister group relationship to the Nudibranchia. Monophyly of the main subgroups Pleurobranchaeinae and Pleurobranchinae could not be revealed. Reconstruction of the ancestral area of the Pleurobranchomorpha yielded different possibilities in the diverse analyses. However, the Pleurobranchinae most probably derived from an Antarctic origin. Estimation of divergence times revealed a long credible interval for the Pleurobranchomorpha, whereas the Pleurobranchinae diverged in Early Oligocene and underwent rapid radiation during Oligocene and Early Miocene. Divergence of the Pleurobranchinae into the Antarctic Tomthompsonia and the remaining species in Early Oligocene coincides with two major geological events; namely the onset of glaciation in Antarctica and the opening of the Drake Passage with following formation of the Antarctic Circumpolar Current (ACC). These sudden and dramatic changes in climate probably led to subsequent migration of the last common ancestor of the remaining Pleurobranchinae into warmer regions, while the ACC may have accounted for larval dispersal to the Eastern Atlantic.</text:p>
          </table:table-cell>
          <table:table-cell/>
          <table:table-cell table:style-name="ce22" office:value-type="string">
            <text:p>Animals,Antarctic Regions,Bayes Theorem,DNA, Mitochondrial,DNA, Mitochondrial: genetics,DNA, Ribosomal,DNA, Ribosomal: genetics,Evolution, Molecular,Gastropoda,Gastropoda: classification,Gastropoda: genetics,Geography,Likelihood Functions,Models, Statistical,Phylogeny,Sequence Alignment,Sequence Analysis, DNA</text:p>
          </table:table-cell>
        </table:table-row>
        <table:table-row table:style-name="ro3">
          <table:table-cell table:style-name="ce22" office:value-type="string">
            <text:p>Gentile2010</text:p>
          </table:table-cell>
          <table:table-cell table:style-name="ce25" office:value-type="string">
            <text:p>We tested for phylogenetic incon-
gruence of different datasets by performing the incongruence
length difference test (ILD; Farris et al., 1994), after removing the
invariant characters (Cunningham, 1997)... PAUP* 4.0b10 was also used to
estimate uncorrected p-distances. MP heuristic parameters were
as follows: starting trees obtained by random-addition (10 repli-
cates) and TBR branch swapping. Gaps in the 12S were single-base
deletions and were coded as fifth character state.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gt; 0.99</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refs Cunningham 97</text:p>
          </table:table-cell>
          <table:table-cell table:number-columns-repeated="2"/>
          <table:table-cell table:style-name="ce22" office:value-type="string">
            <text:p>Gentile, Gabriele; Campanaro, Alessandro; Carosi, Monica; Sbordoni, Valerio &amp; Argano, Roberto</text:p>
          </table:table-cell>
          <table:table-cell table:style-name="ce22" office:value-type="string">
            <text:p>Phylogeography of Helleria brevicornis (Crustacea, Oniscidea): old and recent differentiations of an ancient lineage.</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February</text:p>
          </table:table-cell>
          <table:table-cell table:style-name="ce22" office:value-type="string">
            <text:p>640--6</text:p>
          </table:table-cell>
          <table:table-cell table:style-name="ce22" office:value-type="float" office:value="2010">
            <text:p>2010</text:p>
          </table:table-cell>
          <table:table-cell table:style-name="ce22" office:value-type="string">
            <text:p>http://www.ncbi.nlm.nih.gov/pubmed/19853050</text:p>
          </table:table-cell>
          <table:table-cell table:style-name="ce22" office:value-type="string">
            <text:p>Elsevier Inc.</text:p>
          </table:table-cell>
          <table:table-cell/>
          <table:table-cell table:style-name="ce22" office:value-type="string">
            <text:p>Helleria brevicornis has a disjunct, peri-Tyrrhenian distribution that mirrors that of several organisms, for which geographic vicariance is invoked, due to the geological events started with the Oligocene split of the Sardo-Corsican microplate from the Pyrenees, and successive separation between Sardinia and Corsica. Molecular phylogenetic analyses demonstrated that such a biogeographic model does not apply to Helleria. The original split of the Sardinian and Corsican lineages originated in the Early Pliocene. Further diversification occurred later. The colonization of the Tuscan archipelago, French, and Italian mainland occurred most recently, but a possible time dependency bias suggests that such colonization was driven by human-transport.</text:p>
          </table:table-cell>
          <table:table-cell/>
          <table:table-cell table:style-name="ce22" office:value-type="string">
            <text:p>Animals,Crustacea,Crustacea: classification,Crustacea: genetics,DNA, Mitochondrial,DNA, Mitochondrial: genetics,Evolution, Molecular,France,Genetic Speciation,Genetics, Population,Geography,Italy,Likelihood Functions,Models, Genetic,Phylogeny,Sequence Analysis, DNA</text:p>
          </table:table-cell>
        </table:table-row>
        <table:table-row table:style-name="ro3">
          <table:table-cell table:style-name="ce22" office:value-type="string">
            <text:p>Gentile2009</text:p>
          </table:table-cell>
          <table:table-cell table:style-name="ce25" office:value-type="string">
            <text:p>We tested for phylogenetic
incongruence of CR and cytb by performing the ILD test (17), after removing
the invariant characters (18)... MP heuristic parameters were as follows: starting trees obtained by
random-addition (10 replicates) and Tree Bisection and Reconnection (TBR)
branch swapping. Gaps in the CR were coded as unordered characters at the
end of the data matrix (contiguous gaps were treated as 1 single gap).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17</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refs Cunningham 97</text:p>
          </table:table-cell>
          <table:table-cell table:number-columns-repeated="2"/>
          <table:table-cell table:style-name="ce22" office:value-type="string">
            <text:p>Gentile, Gabriele; Fabiani, Anna; Marquez, Cruz; Snell, Howard L; Snell, Heidi M; Tapia, Washington &amp; Sbordoni, Valerio</text:p>
          </table:table-cell>
          <table:table-cell table:style-name="ce22" office:value-type="string">
            <text:p>An overlooked pink species of land iguana in the Galapagos.</text:p>
          </table:table-cell>
          <table:table-cell table:style-name="ce22" office:value-type="string">
            <text:p>Proceedings of the National Academy of Sciences of the United States of America</text:p>
          </table:table-cell>
          <table:table-cell table:style-name="ce22" office:value-type="float" office:value="106">
            <text:p>106</text:p>
          </table:table-cell>
          <table:table-cell table:style-name="ce22" office:value-type="float" office:value="2">
            <text:p>2</text:p>
          </table:table-cell>
          <table:table-cell table:style-name="ce22" office:value-type="string">
            <text:p>January</text:p>
          </table:table-cell>
          <table:table-cell table:style-name="ce22" office:value-type="string">
            <text:p>507--11</text:p>
          </table:table-cell>
          <table:table-cell table:style-name="ce22" office:value-type="float" office:value="2009">
            <text:p>2009</text:p>
          </table:table-cell>
          <table:table-cell table:style-name="ce22" office:value-type="string">
            <text:p>http://www.pubmedcentral.nih.gov/articlerender.fcgi?artid=2626733\&amp;tool=pmcentrez\&amp;rendertype=abstract</text:p>
          </table:table-cell>
          <table:table-cell table:number-columns-repeated="2"/>
          <table:table-cell table:style-name="ce22" office:value-type="string">
            <text:p>Despite the attention given to them, the Gal\'{a}pagos have not yet finished offering evolutionary novelties. When Darwin visited the Gal\'{a}pagos, he observed both marine (Amblyrhynchus) and land (Conolophus) iguanas but did not encounter a rare pink black-striped land iguana (herein referred to as rosada</text:p>
          </table:table-cell>
          <table:table-cell table:style-name="ce22" office:value-type="string">
            <text:p> meaning pink" in Spanish)</text:p>
          </table:table-cell>
          <table:table-cell table:style-name="ce22" office:value-type="string">
            <text:p> which</text:p>
          </table:table-cell>
          <table:table-cell table:style-name="ce22" office:value-type="string">
            <text:p> surprisingly</text:p>
          </table:table-cell>
          <table:table-cell table:style-name="ce22" office:value-type="string">
            <text:p> remained unseen until 1986. Here</text:p>
          </table:table-cell>
          <table:table-cell table:style-name="ce22" office:value-type="string">
            <text:p> we show that substantial genetic isolation exists between the rosada and syntopic yellow forms and that the rosada is basal to extant taxonomically recognized Gal\'{a}pagos land iguanas. The rosada</text:p>
          </table:table-cell>
          <table:table-cell table:style-name="ce22" office:value-type="string">
            <text:p> whose present distribution is a conundrum</text:p>
          </table:table-cell>
          <table:table-cell table:style-name="ce22" office:value-type="string">
            <text:p> is a relict lineage whose origin dates back to a period when at least some of the present-day islands had not yet formed. So far</text:p>
          </table:table-cell>
          <table:table-cell table:style-name="ce22" office:value-type="string">
            <text:p> this species is the only evidence of ancient diversification along the Gal\'{a}pagos land iguana lineage and documents one of the oldest events of divergence ever recorded in the Gal\'{a}pagos. Conservation efforts are needed to prevent this form</text:p>
          </table:table-cell>
          <table:table-cell table:style-name="ce22" office:value-type="string">
            <text:p> identified by us as a good species</text:p>
          </table:table-cell>
          <table:table-cell table:style-name="ce22" office:value-type="string">
            <text:p> from extinction."</text:p>
          </table:table-cell>
          <table:table-cell/>
          <table:table-cell table:style-name="ce22" office:value-type="string">
            <text:p>Animals,Classification,Ecuador,Extinction, Biological,Iguanas,Iguanas: classification,Iguanas: genetics,Molecular Sequence Data,Phylogeny</text:p>
          </table:table-cell>
        </table:table-row>
        <table:table-row table:style-name="ro3">
          <table:table-cell table:style-name="ce22" office:value-type="string">
            <text:p>Germann2009</text:p>
          </table:table-cell>
          <table:table-cell table:style-name="ce25" office:value-type="string">
            <text:p>MP [using the
heuristic search with stepwise addition option – tree bisection
reconnection (TBR) – branch swapping and 100 additional replicates]
was performed using PAUP*4.0b10 and the reliability of internal
branches was assessed by bootstrapping with 1000 pseudo-replicates...
The partition-homogeneity
test (Farris et al. 1994) implemented in PAUP*4.0b10 (Swofford 2002)
was used to test whether the data sets could be combined... In the case of the molecular data, the partition-homogeneity
test indicated that the four gene partitions were not signifi-
cantly mutually incongruent (p = 1 for the gene partition;
p = 0.74 for mtDNA versus ITS2) which justified the com-
bination of the four molecular data set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1, 0.7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4 loci, two tests!</text:p>
          </table:table-cell>
          <table:table-cell table:style-name="ce22" office:value-type="string">
            <text:p>SERIOUS</text:p>
          </table:table-cell>
          <table:table-cell/>
          <table:table-cell table:style-name="ce22" office:value-type="string">
            <text:p>Germann, Christoph; Pollet, Marc; Tanner, Samuel; Backeljau, Thierry &amp; Bernasconi, Marco Valerio</text:p>
          </table:table-cell>
          <table:table-cell table:style-name="ce22" office:value-type="string">
            <text:p>Legs of deception: disagreement between molecular markers and morphology of long-legged flies (Diptera, Dolichopodidae)</text:p>
          </table:table-cell>
          <table:table-cell table:style-name="ce22" office:value-type="string">
            <text:p>Journal of Zoological Systematics and Evolutionary Research</text:p>
          </table:table-cell>
          <table:table-cell table:style-name="ce22" office:value-type="float" office:value="48">
            <text:p>48</text:p>
          </table:table-cell>
          <table:table-cell table:style-name="ce27" office:value-type="string">
            <text:p>August 2009</text:p>
          </table:table-cell>
          <table:table-cell table:style-name="ce22" office:value-type="string">
            <text:p>October</text:p>
          </table:table-cell>
          <table:table-cell table:style-name="ce22" office:value-type="string">
            <text:p>238--247</text:p>
          </table:table-cell>
          <table:table-cell table:style-name="ce22" office:value-type="float" office:value="2009">
            <text:p>2009</text:p>
          </table:table-cell>
          <table:table-cell table:style-name="ce22" office:value-type="string">
            <text:p>http://doi.wiley.com/10.1111/j.1439-0469.2009.00549.x</text:p>
          </table:table-cell>
          <table:table-cell table:number-columns-repeated="4"/>
          <table:table-cell table:style-name="ce22" office:value-type="string">
            <text:p>12s,16s,coi,dolichopus plumipes species group,evolution,male secondary sexual characters,phylogeny,rapid reduction</text:p>
          </table:table-cell>
        </table:table-row>
        <table:table-row table:style-name="ro3">
          <table:table-cell table:style-name="ce22" office:value-type="string">
            <text:p>Geurgas2010</text:p>
          </table:table-cell>
          <table:table-cell table:style-name="ce25" office:value-type="string">
            <text:p>These individuals were used to
test for character congruence among the mitochondrial data set
with the incongruence length difference (ILD) test of Farris et al.
(1994) implemented in PAUP* 4.0b10 (Swofford, 2003). Partition
homogeneity test was performed excluding parsimony-uninforma-
tive characters, with the null distributions generated by 100 repli-
cations, under a heuristic search with five random-addition
sequences per replicate. As the ILD test did not reveal any signifi-
cant conflict in the phylogenetic signal among mitochondrial genes
(P = 0.45), sequences of 16S, cytb and ND4 genes were combined in
a single matrix with 100 individuals that presented unique haplo-
types for the concatenated genes.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5RAS + TBR</text:p>
          </table:table-cell>
          <table:table-cell table:style-name="ce22" office:value-type="float" office:value="0">
            <text:p>0</text:p>
          </table:table-cell>
          <table:table-cell table:style-name="ce26" office:value-type="string">
            <text:p>0.45</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number-columns-repeated="3"/>
          <table:table-cell table:style-name="ce22" office:value-type="string">
            <text:p>Geurgas, Silvia Rodrigues &amp; Rodrigues, Miguel Trefaut</text:p>
          </table:table-cell>
          <table:table-cell table:style-name="ce22" office:value-type="string">
            <text:p>The hidden diversity of Coleodactylus amazonicus (Sphaerodactylinae, Gekkota) revealed by molecular data.</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February</text:p>
          </table:table-cell>
          <table:table-cell table:style-name="ce22" office:value-type="string">
            <text:p>583--93</text:p>
          </table:table-cell>
          <table:table-cell table:style-name="ce22" office:value-type="float" office:value="2010">
            <text:p>2010</text:p>
          </table:table-cell>
          <table:table-cell table:style-name="ce22" office:value-type="string">
            <text:p>http://www.ncbi.nlm.nih.gov/pubmed/19818863</text:p>
          </table:table-cell>
          <table:table-cell table:style-name="ce22" office:value-type="string">
            <text:p>Elsevier Inc.</text:p>
          </table:table-cell>
          <table:table-cell/>
          <table:table-cell table:style-name="ce22" office:value-type="string">
            <text:p>Coleodactylus amazonicus, a small leaf-litter diurnal gecko widely distributed in Amazon Basin, has been considered a single species with no significant morphological differences between populations along its range. A recent molecular study, however, detected large genetic differences between populations of central Amazonia and those in the easternmost part of the Amazon Basin, suggesting the presence of taxonomically unrecognised diversity. In this study, DNA sequences of three mitochondrial (16S, cytb, and ND4) and two nuclear genes (RAG-1, c-mos) were used to investigate whether the species currently identified as C.amazonicus contains morphologically cryptic species lineages. The present phylogenetic analysis reveals further genetic subdivision including at least five potential species lineages, restricted to northeastern (lineage A), southeastern (lineage B), central-northern (lineage E) and central-southern (lineages C and D) parts of Amazon Basin. All clades are characterized by exclusive groups of alleles for both nuclear genes and highly divergent mitochondrial haplotype clades, with corrected pairwise net sequence divergence between sister lineages ranging from 9.1\% to 20.7\% for the entire mtDNA dataset. Results of this study suggest that the real diversity of C. amazonicus" has been underestimated due to its apparent cryptic diversification."</text:p>
          </table:table-cell>
          <table:table-cell/>
          <table:table-cell table:style-name="ce22" office:value-type="string">
            <text:p>Animals,Bayes Theorem,Cell Nucleus,Cell Nucleus: genetics,Evolution, Molecular,Genetic Speciation,Genetic Variation,Genetics, Population,Lizards,Lizards: classification,Lizards: genetics,Phylogeny,Sequence Alignment,Sequence Analysis, DNA</text:p>
          </table:table-cell>
        </table:table-row>
        <table:table-row table:style-name="ro3">
          <table:table-cell table:style-name="ce22" office:value-type="string">
            <text:p>Gibbs2009</text:p>
          </table:table-cell>
          <table:table-cell table:style-name="ce25" office:value-type="string">
            <text:p>The
incongruence length difference (ILD) test (Farris et al. 1994,
the partition homogeneity test in PAUP) was applied to test for
incongruence between the datasets. Heterogeneity was detected,
suggesting conservatively that combining the dataset in this way
into a single matrix may not be appropriate... The ITS2 and ETS regions were combined into a single
matrix since analyses (not shown) of them separately were not
in conflict.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Gibbs, Adele K.; Udovicic, Frank; Drinnan, Andrew N. &amp; Ladiges, Pauline Y.</text:p>
          </table:table-cell>
          <table:table-cell table:style-name="ce22" office:value-type="string">
            <text:p>Phylogeny and classification of Eucalyptus subgenus Eudesmia (Myrtaceae) based on nuclear ribosomal DNA, chloroplast DNA and morphology</text:p>
          </table:table-cell>
          <table:table-cell table:style-name="ce22" office:value-type="string">
            <text:p>Australian Systematic Botany</text:p>
          </table:table-cell>
          <table:table-cell table:style-name="ce22" office:value-type="float" office:value="22">
            <text:p>22</text:p>
          </table:table-cell>
          <table:table-cell table:style-name="ce22" office:value-type="float" office:value="3">
            <text:p>3</text:p>
          </table:table-cell>
          <table:table-cell/>
          <table:table-cell table:style-name="ce27" office:value-type="string">
            <text:p>158</text:p>
          </table:table-cell>
          <table:table-cell table:style-name="ce22" office:value-type="float" office:value="2009">
            <text:p>2009</text:p>
          </table:table-cell>
          <table:table-cell table:style-name="ce22" office:value-type="string">
            <text:p>http://www.publish.csiro.au/?paper=SB08043</text:p>
          </table:table-cell>
        </table:table-row>
        <table:table-row table:style-name="ro3">
          <table:table-cell table:style-name="ce22" office:value-type="string">
            <text:p>Giribet2010</text:p>
          </table:table-cell>
          <table:table-cell table:style-name="ce25" office:value-type="string">
            <text:p>Tests such as the Incongruence Length Difference or
ILD (Farris et al. 1994) have been used for deciding whether
data sets should be combined or not. However, other views
exist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review/discussion</text:p>
          </table:table-cell>
          <table:table-cell table:number-columns-repeated="2"/>
          <table:table-cell table:style-name="ce22" office:value-type="string">
            <text:p>Giribet, Gonzalo</text:p>
          </table:table-cell>
          <table:table-cell table:style-name="ce22" office:value-type="string">
            <text:p>\A new dimension in combining data? The use of morphology and phylogenomic data in metazoan systematics\</text:p>
          </table:table-cell>
          <table:table-cell table:style-name="ce22" office:value-type="string">
            <text:p>Acta Zoologica</text:p>
          </table:table-cell>
          <table:table-cell table:style-name="ce22" office:value-type="float" office:value="91">
            <text:p>91</text:p>
          </table:table-cell>
          <table:table-cell table:style-name="ce22" office:value-type="float" office:value="1">
            <text:p>1</text:p>
          </table:table-cell>
          <table:table-cell/>
          <table:table-cell table:style-name="ce22" office:value-type="string">
            <text:p>11--19</text:p>
          </table:table-cell>
          <table:table-cell table:style-name="ce22" office:value-type="float" office:value="2010">
            <text:p>2010</text:p>
          </table:table-cell>
          <table:table-cell table:style-name="ce22" office:value-type="string">
            <text:p>http://www.ingentaconnect.com/content/bsc/azo/2010/00000091/00000001/art00005 http://www3.interscience.wiley.com/cgi-bin/abstract/123220879/ABSTRACT</text:p>
          </table:table-cell>
          <table:table-cell table:style-name="ce22" office:value-type="string">
            <text:p>Blackwell Publishing</text:p>
          </table:table-cell>
          <table:table-cell/>
          <table:table-cell table:style-name="ce22" office:value-type="string">
            <text:p>\{Giribet, G. 2010. A new dimension in combining data? The use of morphology and phylogenomic data in metazoan systematics. 2014Acta Zoologica (Stockholm) 91: 11201319 Animal phylogenies have been traditionally inferred by using the character state information derived from the observation of a diverse array of morphological and anatomical features, but the incorporation of molecular data into the toolkit of phylogenetic characters has shifted drastically the way researchers infer phylogenies. A main reason for this is the ease at which molecular data can be obtained, compared to, e.g., traditional histological and microscopical techniques. Researchers now routinely use genomic data for reconstructing relationships among animal phyla (using whole genomes or Expressed Sequence Tags) but the amount of morphological data available to study the same phylogenetic patterns has not grown accordingly. Given the disparity between the amounts of molecular and morphological data, some authors have questioned entire morphological programs. In this review I discuss issues related to the combinability of genomic and morphological data, the informativeness of each set of characters, and conclude with a discussion of how morphology could be made scalable by utilizing new techniques that allow for non-intrusive examination of large amounts of preserved museum specimens. Morphology should therefore remains a strong field in evolutionary and comparative biology, as it continues to provide information for inferring phylogenetic patterns, is an important complement for the patterns derived from the molecular data, and it is the common nexus that allows studying fossil taxa with large data sets of molecular data.\}</text:p>
          </table:table-cell>
          <table:table-cell/>
          <table:table-cell table:style-name="ce22" office:value-type="string">
            <text:p>basal\_phylogeny,incongruence,morphology\_vs\_molecules</text:p>
          </table:table-cell>
        </table:table-row>
        <table:table-row table:style-name="ro3">
          <table:table-cell table:style-name="ce22" office:value-type="string">
            <text:p>Glazunova2010</text:p>
          </table:table-cell>
          <table:table-cell table:style-name="ce25" office:value-type="string">
            <text:p>To investigate incongruence between the recN data and the
dataset for each gene sequence, the incongruence length
difference (ILD) test of Farris et al. (1994) was performed
using the PAUP 4.0 beta version (Swofford, 1998). The
maximum-parsimony trees exploited for the ILD test were
obtained from parsimony-informative sites determined
using MEGA version 4... Most systematists consider data
partitions to be combinable if they are not strongly
incongruent with one another and use tests, such as the
ILD test, to evaluate incongruence (Planet, 2006). Our
results from the ILD test demonstrated no congruence
between the recN data and the data for the previously
studied genes (not shown). Therefore, we did not concat-
enate sequences that were obtained from different gen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missing!</text:p>
          </table:table-cell>
          <table:table-cell table:style-name="ce22" office:value-type="string">
            <text:p>SERIOUS</text:p>
          </table:table-cell>
          <table:table-cell/>
          <table:table-cell table:style-name="ce22" office:value-type="string">
            <text:p>Glazunova, Olga O; Raoult, Didier &amp; Roux, V\'{e}ronique</text:p>
          </table:table-cell>
          <table:table-cell table:style-name="ce22" office:value-type="string">
            <text:p>Partial recN gene sequencing: a new tool for identification and phylogeny within the genus Streptococcus.</text:p>
          </table:table-cell>
          <table:table-cell table:style-name="ce22" office:value-type="string">
            <text:p>International journal of systematic and evolutionary microbiology</text:p>
          </table:table-cell>
          <table:table-cell table:style-name="ce22" office:value-type="float" office:value="60">
            <text:p>60</text:p>
          </table:table-cell>
          <table:table-cell table:style-name="ce22" office:value-type="string">
            <text:p>Pt 9</text:p>
          </table:table-cell>
          <table:table-cell table:style-name="ce22" office:value-type="string">
            <text:p>September</text:p>
          </table:table-cell>
          <table:table-cell table:style-name="ce22" office:value-type="string">
            <text:p>2140--8</text:p>
          </table:table-cell>
          <table:table-cell table:style-name="ce22" office:value-type="float" office:value="2010">
            <text:p>2010</text:p>
          </table:table-cell>
          <table:table-cell table:style-name="ce22" office:value-type="string">
            <text:p>http://www.ncbi.nlm.nih.gov/pubmed/19880633</text:p>
          </table:table-cell>
          <table:table-cell table:number-columns-repeated="2"/>
          <table:table-cell table:style-name="ce22" office:value-type="string">
            <text:p>Partial sequences of the recN gene (1249 bp), which encodes a recombination and repair protein, were analysed to determine the phylogenetic relationship and identification of streptococci. The partial sequences presented interspecies nucleotide similarity of 56.4-98.2 \% and intersubspecies similarity of 89.8-98 \%. The mean DNA sequence similarity of recN gene sequences (66.6 \%) was found to be lower than those of the 16S rRNA gene (94.1 \%), rpoB (84.6 \%), sodA (74.8 \%), groEL (78.1 \%) and gyrB (73.2 \%). Phylogenetically derived trees revealed six statistically supported groups: Streptococcus salivarius, S. equinus, S. hyovaginalis/S. pluranimalium/S. thoraltensis, S. pyogenes, S. mutans and S. suis. The 'mitis' group was not supported by a significant bootstrap value, but three statistically supported subgroups were noted: Streptococcus sanguinis/S. cristatus/S. sinensis, S. anginosus/S. intermedius/S. constellatus (the 'anginosus' subgroup) and S. mitis/S. infantis/S. peroris/S. oralis/S. oligofermentans/S. pneumoniae/S. pseudopneumoniae. The partial recN gene sequence comparison highlighted a high percentage of divergence between Streptococcus dysgalactiae subsp. dysgalactiae and S. dysgalactiae subsp. equisimilis. This observation is confirmed by other gene sequence comparisons (groEL, gyrB, rpoB and sodA). A high percentage of similarity was found between S. intermedius and S. constellatus after sequence comparison of the recN gene. To study the genetic diversity among the 'anginosus' subgroup, recN, groEL, sodA, gyrB and rpoB sequences were determined for 36 clinical isolates. The results that were obtained confirmed the high genetic diversity within this group of streptococci.</text:p>
          </table:table-cell>
          <table:table-cell/>
          <table:table-cell table:style-name="ce22" office:value-type="string">
            <text:p>Bacterial Proteins,Bacterial Proteins: genetics,Bacterial Typing Techniques,DNA Restriction Enzymes,DNA Restriction Enzymes: genetics,DNA, Bacterial,DNA, Bacterial: genetics,DNA, Ribosomal,DNA, Ribosomal: genetics,Molecular Sequence Data,Phylogeny,RNA, Ribosomal, 16S,RNA, Ribosomal, 16S: genetics,Sequence Analysis, DNA,Streptococcus,Streptococcus: classification,Streptococcus: genetics,Streptococcus: isolation \&amp; purification</text:p>
          </table:table-cell>
        </table:table-row>
        <table:table-row table:style-name="ro3">
          <table:table-cell table:style-name="ce22" office:value-type="string">
            <text:p>Gontcharov2010</text:p>
          </table:table-cell>
          <table:table-cell table:style-name="ce25" office:value-type="string">
            <text:p>We also
assessed incongruence between the data sets by the incongru-
ence length difference (ILD) test (Farris et al. 1994) in PAUP
(partition homogeneity test with 1,000 replicates)
</text:p>
          </table:table-cell>
          <table:table-cell table:style-name="ce22" office:value-type="string">
            <text:p>?</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Gontcharov, Andrey a. &amp; Melkonian, Michael</text:p>
          </table:table-cell>
          <table:table-cell table:style-name="ce22" office:value-type="string">
            <text:p>Molecular Phylogeny and Revision of the Genus Netrium (Zygnematophyceae, Streptophyta): Nucleotaenium Gen. Nov.</text:p>
          </table:table-cell>
          <table:table-cell table:style-name="ce22" office:value-type="string">
            <text:p>Journal of Phycology</text:p>
          </table:table-cell>
          <table:table-cell table:style-name="ce22" office:value-type="float" office:value="46">
            <text:p>46</text:p>
          </table:table-cell>
          <table:table-cell table:style-name="ce22" office:value-type="float" office:value="2">
            <text:p>2</text:p>
          </table:table-cell>
          <table:table-cell table:style-name="ce22" office:value-type="string">
            <text:p>April</text:p>
          </table:table-cell>
          <table:table-cell table:style-name="ce22" office:value-type="string">
            <text:p>346--362</text:p>
          </table:table-cell>
          <table:table-cell table:style-name="ce22" office:value-type="float" office:value="2010">
            <text:p>2010</text:p>
          </table:table-cell>
          <table:table-cell table:style-name="ce22" office:value-type="string">
            <text:p>http://doi.wiley.com/10.1111/j.1529-8817.2010.00814.x</text:p>
          </table:table-cell>
        </table:table-row>
        <table:table-row table:style-name="ro3">
          <table:table-cell table:style-name="ce22" office:value-type="string">
            <text:p>Gouws2010</text:p>
          </table:table-cell>
          <table:table-cell table:style-name="ce25" office:value-type="string">
            <text:p>The Incongruence Length Difference (ILD) test (Farris et al.,
1994, 1995) was used to examine compatibility of data sets prior
to analyses. Even though such tests often reject the combination
of data sets, concatenation may still lead to more accurate phylog-
eny estimates (see Sullivan, 1996; Yoder et al., 2001)...  An ILD test indicated
that the two mitochondrial genes exhibited no greater intergenic
incongruence than two partitions drawn randomly from a homog-
enous data set (PI characters only: P = 0.632).

</text:p>
          </table:table-cell>
          <table:table-cell table:style-name="ce22" office:value-type="float" office:value="0">
            <text:p>0</text:p>
          </table:table-cell>
          <table:table-cell table:style-name="ce22" office:value-type="string">
            <text:p>(as missing) 1 </text:p>
          </table:table-cell>
          <table:table-cell/>
          <table:table-cell table:style-name="ce22" office:value-type="string">
            <text:p>NA</text:p>
          </table:table-cell>
          <table:table-cell table:style-name="ce22" office:value-type="float" office:value="0.5">
            <text:p>0.5</text:p>
          </table:table-cell>
          <table:table-cell table:style-name="ce22" office:value-type="string">
            <text:p>100RAS  </text:p>
          </table:table-cell>
          <table:table-cell table:style-name="ce22" office:value-type="float" office:value="0">
            <text:p>0</text:p>
          </table:table-cell>
          <table:table-cell table:style-name="ce26" office:value-type="string">
            <text:p>0.63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Gouws, G; Matthee, C A &amp; Stewart, B A</text:p>
          </table:table-cell>
          <table:table-cell table:style-name="ce22" office:value-type="string">
            <text:p>A multiple data set phylogeny for the endemic South African freshwater phreatoicidean isopod genus Mesamphisopus: Taxonomic and biogeographic implications.</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2">
            <text:p>2</text:p>
          </table:table-cell>
          <table:table-cell table:style-name="ce22" office:value-type="string">
            <text:p>May</text:p>
          </table:table-cell>
          <table:table-cell table:style-name="ce22" office:value-type="string">
            <text:p>541--51</text:p>
          </table:table-cell>
          <table:table-cell table:style-name="ce22" office:value-type="float" office:value="2010">
            <text:p>2010</text:p>
          </table:table-cell>
          <table:table-cell table:style-name="ce22" office:value-type="string">
            <text:p>http://www.ncbi.nlm.nih.gov/pubmed/20096796</text:p>
          </table:table-cell>
          <table:table-cell table:number-columns-repeated="2"/>
          <table:table-cell table:style-name="ce22" office:value-type="string">
            <text:p>The obligate, freshwater isopod suborder Phreatoicidea is represented in South Africa by ten species contained within the endemic genus Mesamphisopus (Mesamphisopidae). Here, phylogenetic hypotheses are proposed to describe the evolutionary and biogeographic history of the genus with respect to drainage basin evolution and to assess species diversity, particularly among populations variably identified as Mesamphisopusabbreviatus or Mesamphisopusdepressus. Twenty-three ingroup taxa were examined, including eight known species and representatives of the M. abbreviatus-depressus complex. Allozyme data from 12 loci were analysed phenetically and cladistically. Mitochondrial DNA sequence data from the 12S ribosomal RNA and cytochrome c oxidase subunit I genes were analysed as a combined mtDNA data set and as a total data set in combination with recoded allele frequency data. Analyses retrieved (1) a monophyletic Mesamphisopus; (2) Mesamphisopustsitsikamma and a Mesamphisopuspaludosus+Mesamphisopuspenicillatus clade as basal lineages; (3) a Mesamphisopuscapensis+Mesamphisopusbaccatus clade; and (4) a clade containing the M. abbreviatus-depressus complex, with these taxa nested among several other species. Large genetic distances among taxa and the paraphyly of the members of the M. abbreviatus-depressus complex suggested the presence of hidden taxonomic diversity in Mesamphisopus. Clear biogeographic patterns emerged with lineages and clades mostly restricted to geographically discrete regions. Patterns showed remarkable similarity to those seen in the region's terrestrial fauna and bore no relation to the history of drainage basins. These patterns suggested that vicariance and, possibly, limited dispersal events played a major role in the evolution of Mesamphisopus.</text:p>
          </table:table-cell>
          <table:table-cell/>
          <table:table-cell table:style-name="ce22" office:value-type="string">
            <text:p>2010,Animals,DNA,Evolution,Gene Frequency,Genetic,Genetic Speciation,Geography,Isoenzymes,Isoenzymes: genetics,Isopoda,Isopoda: classification,Isopoda: genetics,Mitochondrial,Mitochondrial: genetics,Models,Molecular,Phylogeny,RNA,Ribosomal,Ribosomal: genetics,Sequence Alignment,Sequence Analysis,South Africa,treebase1:S2575,treebase2:S10219</text:p>
          </table:table-cell>
        </table:table-row>
        <table:table-row table:style-name="ro3">
          <table:table-cell table:style-name="ce22" office:value-type="string">
            <text:p>Gruenstaeudl2009</text:p>
          </table:table-cell>
          <table:table-cell table:style-name="ce25" office:value-type="string">
            <text:p>To examine the advisability of combining nuclear and chloro-
plast DNA sequences, and merging both with morphological data,
we performed the incongruence length difference test (ILD; Farris
et al., 1995). Each test consisted of a heuristic search with 500 rep-
licates, and only the single best tree during each branch-swapping
step was saved. Taxa lacking sequence data for one or more mark-
ers under study were excluded from the analyses. We followed the
suggestions of Lecointre and Deleporte (2005) and excluded
Schlechtendalia luzulaefolia due to its inconsistent position in in-
ferred tree topologies. Two comparsions between data partitions
were performed: (1) cpDNA against nrDNA; and (2) morphological
data against all genomic markers combined... Both ILD tests detected significant character incongruence
(p &lt; 0.05) between the compared data partitions. Character incon-
gruence may reflect real differences in the evolutionary histories of
the compared data sets. Hence, Bull et al. (1993) discourage the
combination of data sets with presumably disparate genealogical
records. But significant p-values computed by the ILD test are not
necessarily indicative of character incongruence. Hipp et al.
(2004) point out that the ILD test is susceptible to false rejections
of congruence, and Yoder et al. (2001) suggest that p-values as low
as 0.001 should not prohibit combination of data sets. And even if
data partitions are truly incongruent, their combined analysis
can still increase resolution and statistical branch support for
phylogenetic inference, as demonstrated by Gatesy et al. (1999).
We therefore analyzed our data partitions in a matrix of all geno-
mic markers combined and a total evidence data set.

</text:p>
          </table:table-cell>
          <table:table-cell table:style-name="ce22" office:value-type="float" office:value="0">
            <text:p>0</text:p>
          </table:table-cell>
          <table:table-cell table:style-name="ce22" office:value-type="string">
            <text:p>MCIC</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
            <text:p>0</text:p>
          </table:table-cell>
          <table:table-cell table:style-name="ce22" office:value-type="string">
            <text:p>1000RAS + TBR</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treebased</text:p>
          </table:table-cell>
          <table:table-cell table:number-columns-repeated="2"/>
          <table:table-cell table:style-name="ce22" office:value-type="string">
            <text:p>Gruenstaeudl, M; Urtubey, E; Jansen, R; Samuel, R; Barfuss, M &amp; Stuessy, T</text:p>
          </table:table-cell>
          <table:table-cell table:style-name="ce22" office:value-type="string">
            <text:p>Phylogeny of Barnadesioideae (Asteraceae) inferred from DNA sequence data and morphology</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3">
            <text:p>3</text:p>
          </table:table-cell>
          <table:table-cell/>
          <table:table-cell table:style-name="ce22" office:value-type="string">
            <text:p>572--587</text:p>
          </table:table-cell>
          <table:table-cell table:style-name="ce22" office:value-type="float" office:value="2009">
            <text:p>2009</text:p>
          </table:table-cell>
          <table:table-cell table:style-name="ce22" office:value-type="string">
            <text:p>http://dx.doi.org/10.1016/j.ympev.2009.01.023</text:p>
          </table:table-cell>
          <table:table-cell table:number-columns-repeated="4"/>
          <table:table-cell table:style-name="ce22" office:value-type="string">
            <text:p>2009,treebase1:S2306,treebase2:S9970</text:p>
          </table:table-cell>
        </table:table-row>
        <table:table-row table:style-name="ro3">
          <table:table-cell table:style-name="ce22" office:value-type="string">
            <text:p>Guarnizo2009</text:p>
          </table:table-cell>
          <table:table-cell table:style-name="ce25" office:value-type="string">
            <text:p>In order to determine if the mitochondrial genes CO1 and cyt b
provided significantly different tree topologies, we evaluated first
their potential phylogenetic heterogeneity using the partition
homogeneity test (Farris et al., 1995) in PAUP... the
partition homogeneity test indicated that cyt b and CO1 could be
combined; P = 0.240).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24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Guarnizo, Carlos E; Am\'{e}zquita, Adolfo &amp; Bermingham, Eldredge</text:p>
          </table:table-cell>
          <table:table-cell table:style-name="ce22" office:value-type="string">
            <text:p>The relative roles of vicariance versus elevational gradients in the genetic differentiation of the high Andean tree frog, Dendropsophus labialis.</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1">
            <text:p>1</text:p>
          </table:table-cell>
          <table:table-cell table:style-name="ce22" office:value-type="string">
            <text:p>January</text:p>
          </table:table-cell>
          <table:table-cell table:style-name="ce22" office:value-type="string">
            <text:p>84--92</text:p>
          </table:table-cell>
          <table:table-cell table:style-name="ce22" office:value-type="float" office:value="2009">
            <text:p>2009</text:p>
          </table:table-cell>
          <table:table-cell table:style-name="ce22" office:value-type="string">
            <text:p>http://www.ncbi.nlm.nih.gov/pubmed/18957324</text:p>
          </table:table-cell>
          <table:table-cell table:style-name="ce22" office:value-type="string">
            <text:p>Elsevier Inc.</text:p>
          </table:table-cell>
          <table:table-cell/>
          <table:table-cell table:style-name="ce22" office:value-type="string">
            <text:p>There are two main competing hypotheses (vicariance and vertical ecotones) that attempt to explain the tremendous diversity of the tropical Andes. We test these hypotheses at the intraspecific level by analyzing mitochondrial and nuclear DNA sequences from 24 populations of the high Andean frog, Dendropsophus labialis (Anura: Hylidae). This species displays geographic variation in a number of phenotypic traits. Most of these traits covary with elevation, while few vary along the horizontal (latitudinal) axis. We found that, both, vicariance and elevation had important effects on the genetic differentiation in this species. We detected two highly divergent clades along the south-north axis using independent information from mitochondrial and nuclear genes, suggesting that this differentiation was the result of long-term barriers to gene flow rather than stochastic processes. We hypothesize mechanisms for D. labialis strong differentiation in light of geological and paleoenvironmental models of evolution in the northern Andean highlands.</text:p>
          </table:table-cell>
          <table:table-cell/>
          <table:table-cell table:style-name="ce22" office:value-type="string">
            <text:p>Altitude,Animals,Anura,Anura: classification,Anura: genetics,Colombia,Evolution, Molecular,Phylogeny,Population Dynamics</text:p>
          </table:table-cell>
        </table:table-row>
        <table:table-row table:style-name="ro3">
          <table:table-cell table:style-name="ce22" office:value-type="string">
            <text:p>Guo2010</text:p>
          </table:table-cell>
          <table:table-cell table:style-name="ce25" office:value-type="string">
            <text:p>We avoided using
the incongruence length difference test (ILD test;
Farris et al., 1994) as a test of combinability given
recent criticisms (e.g., Graham et al., 1998; Yoder
et al., 2001; Barker &amp; Lutzoni, 2002; Darlu &amp;
Lecointre, 2002).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ot conducted, ref Yoder</text:p>
          </table:table-cell>
          <table:table-cell table:number-columns-repeated="2"/>
          <table:table-cell table:style-name="ce22" office:value-type="string">
            <text:p>Guo, Xianguang &amp; Chen, Dali</text:p>
          </table:table-cell>
          <table:table-cell table:style-name="ce22" office:value-type="string">
            <text:p>Comparative evolution of the mitochondrial cytochrome b gene and nuclear S7 ribosomal protein gene intron 1 in sinipercid fishes and their relatives</text:p>
          </table:table-cell>
          <table:table-cell table:style-name="ce22" office:value-type="string">
            <text:p>Hydrobiologia</text:p>
          </table:table-cell>
          <table:table-cell table:style-name="ce22" office:value-type="float" office:value="649">
            <text:p>649</text:p>
          </table:table-cell>
          <table:table-cell table:style-name="ce22" office:value-type="float" office:value="1">
            <text:p>1</text:p>
          </table:table-cell>
          <table:table-cell table:style-name="ce22" office:value-type="string">
            <text:p>April</text:p>
          </table:table-cell>
          <table:table-cell table:style-name="ce22" office:value-type="string">
            <text:p>139--156</text:p>
          </table:table-cell>
          <table:table-cell table:style-name="ce22" office:value-type="float" office:value="2010">
            <text:p>2010</text:p>
          </table:table-cell>
          <table:table-cell table:style-name="ce22" office:value-type="string">
            <text:p>http://www.springerlink.com/index/10.1007/s10750-010-0236-5</text:p>
          </table:table-cell>
          <table:table-cell table:number-columns-repeated="4"/>
          <table:table-cell table:style-name="ce22" office:value-type="string">
            <text:p>c,cytochrome b \'{a} nucleotide,handling editor,intron 1 \'{a},s7 ribosomal protein gene,sinipercidae \'{a} phylogeny,sturmbauer,substitution pattern \'{a}</text:p>
          </table:table-cell>
        </table:table-row>
        <table:table-row table:style-name="ro3">
          <table:table-cell table:style-name="ce22" office:value-type="string">
            <text:p>Gusmao2010</text:p>
          </table:table-cell>
          <table:table-cell table:style-name="ce25" office:value-type="string">
            <text:p>Incongruence between individual data sets and between 
the mitochondrial and nuclear data sets was assessed using the 
Incongruence Length Difference Test (ILD, Farris et al., 1994, 1995)... The ILD test showed significant incon-
gruence for some pairwise gene comparisons, but not for the
comparison between mitochondrial and nuclear data sets (results
not shown). Because combining data from different sources is more
likely to accurately reflect evolutionary history (e.g., Eernisse and
Kluge, 1993), these two partitions were combined into a single
dataset that was used for all analyses.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TNT-based</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ot shown (missing!)</text:p>
          </table:table-cell>
          <table:table-cell table:style-name="ce22" office:value-type="string">
            <text:p>SERIOUS</text:p>
          </table:table-cell>
          <table:table-cell/>
          <table:table-cell table:style-name="ce22" office:value-type="string">
            <text:p>Gusm\ {a}o, Luciana C &amp; Daly, Marymegan</text:p>
          </table:table-cell>
          <table:table-cell table:style-name="ce22" office:value-type="string">
            <text:p>Evolution of sea anemones (Cnidaria: Actiniaria: Hormathiidae) symbiotic with hermit crabs.</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3">
            <text:p>3</text:p>
          </table:table-cell>
          <table:table-cell table:style-name="ce22" office:value-type="string">
            <text:p>September</text:p>
          </table:table-cell>
          <table:table-cell table:style-name="ce22" office:value-type="string">
            <text:p>868--77</text:p>
          </table:table-cell>
          <table:table-cell table:style-name="ce22" office:value-type="float" office:value="2010">
            <text:p>2010</text:p>
          </table:table-cell>
          <table:table-cell table:style-name="ce22" office:value-type="string">
            <text:p>http://www.ncbi.nlm.nih.gov/pubmed/20457262</text:p>
          </table:table-cell>
          <table:table-cell table:number-columns-repeated="2"/>
          <table:table-cell table:style-name="ce22" office:value-type="string">
            <text:p>Sea anemones in genera Adamsia, Calliactis and Paracalliactis (family Hormathiidae) engage in a mutualistic symbiosis with hermit crabs in which the anemone gains substrate and food in exchange for defending the crab. Some of the sea anemones also expand the living space of the crab by producing a carcinoecium, a chitinous structure that overlies the initial gastropod shell in which the hermit crab lives. The symbiosis is initiated either by the crab, or by the anemone. Although behavioral and physiological aspects of this symbiosis have been studied, interpretations cannot be generalized without an evolutionary framework. After reconstructing relationships among members of Hormathiidae using DNA sequences, we find that the association has evolved at least twice: Adamsia nests within Calliactis in a single clade, and Paracalliactis belongs to a different clade within the family. The carcinoecium and complex behavioral and anatomical features associated with the symbiosis are interpreted as having evolved at least twice within Hormathiidae and seem to be phylogenetically labile.</text:p>
          </table:table-cell>
          <table:table-cell/>
          <table:table-cell table:style-name="ce22" office:value-type="string">
            <text:p>Animals,Anomura,Bayes Theorem,Cell Nucleus,Cell Nucleus: genetics,DNA, Mitochondrial,DNA, Mitochondrial: genetics,Evolution, Molecular,Likelihood Functions,Phylogeny,Sea Anemones,Sea Anemones: classification,Sea Anemones: genetics,Sequence Alignment,Sequence Analysis, DNA,Symbiosis</text:p>
          </table:table-cell>
        </table:table-row>
        <table:table-row table:style-name="ro3">
          <table:table-cell table:style-name="ce22" office:value-type="string">
            <text:p>Hammer2010</text:p>
          </table:table-cell>
          <table:table-cell table:style-name="ce25" office:value-type="string">
            <text:p>The statistical significance
of the incongruence length difference (ILD; Farris et al., 1994,
1995) between COI and 12S rRNA was assessed in PAUP v4.0b10
(Swofford, 1998) by executing 10,000 replicates with only the taxa
common to both partitions included in the analysis... Maximum Parsimony (MP) phylogenies were estimated by heuris-
tic searching all sites equally weighted, 1000 random addition rep-
licates with tree-bisection-reconnection (TBR) branch swapping in
PAUP. Bootstrapping (500 heuristic replicates) was used to deter-
mine the strength of support for individual nodes... The louse phylogenies for COI and 12S rRNA with the different
reconstruction methods did not show significant differences
(Fig. A1) and the ILD found no significant difference in phyloge-
netic signal between the two data partitions (12S rRNA and COI,
P = 0.508).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50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Hammer, Sjurdur; Brown, Ruth; Bugoni, Leandro; Palma, Ricardo L &amp; Hughes, Joseph</text:p>
          </table:table-cell>
          <table:table-cell table:style-name="ce22" office:value-type="string">
            <text:p>On the origin of Halipeurus heraldicus on Round Island petrels: cophylogenetic relationships between petrels and their chewing lice.</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3">
            <text:p>3</text:p>
          </table:table-cell>
          <table:table-cell table:style-name="ce22" office:value-type="string">
            <text:p>June</text:p>
          </table:table-cell>
          <table:table-cell table:style-name="ce22" office:value-type="string">
            <text:p>1111--20</text:p>
          </table:table-cell>
          <table:table-cell table:style-name="ce22" office:value-type="float" office:value="2010">
            <text:p>2010</text:p>
          </table:table-cell>
          <table:table-cell table:style-name="ce22" office:value-type="string">
            <text:p>http://www.ncbi.nlm.nih.gov/pubmed/20079857</text:p>
          </table:table-cell>
          <table:table-cell table:number-columns-repeated="2"/>
          <table:table-cell table:style-name="ce22" office:value-type="string">
            <text:p>Lice phylogenetic relationships have often been used to elucidate host relationships and vice versa. In this study, we investigate the louse genus Halipeurus which parasitizes bird hosts in the families Procellariidae, Hydrobatidae and Pelecanoididae. The presence of two lice species on Pterodroma arminjoniana in different breeding grounds (Halipeurus heraldicus on Round Island, off Mauritius in the Indian Ocean and Halipeurus kermadecensis on Trindade Island in the Atlantic Ocean) has led to some confusion in the distribution of Pt. arminjoniana and its close relatives Pt. heraldica and Pt. neglecta. By using a cophylogenetic approach that incorporates uncertainties in phylogenetic reconstructions, we show significant overall coevolution between Halipeurus lice and their hosts. However, the study also indicates that the presence of H. heraldicus on Pt. arminjoniana and Pt. neglecta on Round Island and on Pt. heraldica on Gambier Island are the result of a host switch whereas H. kermadecensis is the ancestral parasite of Pt. arminjoniana. This suggests that H. kermadecensis was lost during or after colonisation of Round Island by Pt. arminjoniana. We conclude that cophylogenetic analyses are central to inferring the evolutionary history and biogeographical patterns of hosts and their parasites.</text:p>
          </table:table-cell>
          <table:table-cell/>
          <table:table-cell table:style-name="ce22" office:value-type="string">
            <text:p>2010,Animals,Bayes Theorem,Birds,Birds: classification,Birds: genetics,Birds: parasitology,DNA,Evolution,Female,Host-Parasite Interactions,Host-Parasite Interactions: genetics,Male,Mallophaga,Mallophaga: classification,Mallophaga: genetics,Mitochondrial,Mitochondrial: genetics,Molecular,Molecular phylogenetics and evolution,Phylogeny,RNA,Ribosomal,Ribosomal: genetics,Sequence Alignment,Sequence Analysis,coevolution,treebase1:S2601,treebase2:S10244</text:p>
          </table:table-cell>
        </table:table-row>
        <table:table-row table:style-name="ro3">
          <table:table-cell table:style-name="ce22" office:value-type="string">
            <text:p>Han2009</text:p>
          </table:table-cell>
          <table:table-cell table:style-name="ce25" office:value-type="string">
            <text:p>Phylogenetic
congruence between rpoC1/hetR/rbcLX/ITS and 16S rRNA
data sets was tested by Farris et al.’s [5] incongruence
length difference test (ILD)... The ILD test is a simple but effective measure to examine
the significance of incongruence among data sets. Signifi-
cant incongruences were observed between 16S rRNA and
rpoC1 (P &lt; 0.05), hetR (P &lt; 0.001), rbcLX (P &lt; 0.01), and
ITS (P &lt; 0.01).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table-cell table:style-name="ce26" office:value-type="string">
            <text:p>“&gt; 0.001”</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vastly insufficient information provided</text:p>
          </table:table-cell>
          <table:table-cell table:number-columns-repeated="2"/>
          <table:table-cell table:style-name="ce22" office:value-type="string">
            <text:p>Han, D; Fan, Y &amp; Hu, Z</text:p>
          </table:table-cell>
          <table:table-cell table:style-name="ce22" office:value-type="string">
            <text:p>An evaluation of four phylogenetic markers in Nostoc: implications for cyanobacterial phylogenetic studies at the intrageneric level.</text:p>
          </table:table-cell>
          <table:table-cell table:style-name="ce22" office:value-type="string">
            <text:p>Current microbiology</text:p>
          </table:table-cell>
          <table:table-cell table:style-name="ce22" office:value-type="float" office:value="58">
            <text:p>58</text:p>
          </table:table-cell>
          <table:table-cell table:style-name="ce22" office:value-type="float" office:value="2">
            <text:p>2</text:p>
          </table:table-cell>
          <table:table-cell table:style-name="ce22" office:value-type="string">
            <text:p>February</text:p>
          </table:table-cell>
          <table:table-cell table:style-name="ce22" office:value-type="string">
            <text:p>170--6</text:p>
          </table:table-cell>
          <table:table-cell table:style-name="ce22" office:value-type="float" office:value="2009">
            <text:p>2009</text:p>
          </table:table-cell>
          <table:table-cell table:style-name="ce22" office:value-type="string">
            <text:p>http://www.ncbi.nlm.nih.gov/pubmed/18972163</text:p>
          </table:table-cell>
          <table:table-cell table:number-columns-repeated="2"/>
          <table:table-cell table:style-name="ce22" office:value-type="string">
            <text:p>The success of some phylogenetic markers in cyanobacteria owes to the design of cyanobacteria-specific primers, but a few studies have directly investigated the evolution behavior" of the loci. In this study</text:p>
          </table:table-cell>
          <table:table-cell table:style-name="ce22" office:value-type="string">
            <text:p> we performed a case study in Nostoc to evaluate rpoC1</text:p>
          </table:table-cell>
          <table:table-cell table:style-name="ce22" office:value-type="string">
            <text:p> hetR</text:p>
          </table:table-cell>
          <table:table-cell table:style-name="ce22" office:value-type="string">
            <text:p> rbcLX</text:p>
          </table:table-cell>
          <table:table-cell table:style-name="ce22" office:value-type="string">
            <text:p> and 16S rRNA-tRNA(Ile)-tRNA(Ala)-23S rRNA internal transcribed spacer (ITS) as phylogenetic markers. The results indicated that the gene trees of these loci are not congruent with the phylogeny based on 16S rRNA gene. The mechanisms contributing to the incongruence include randomized variation and recombination. As the results suggested</text:p>
          </table:table-cell>
          <table:table-cell table:style-name="ce22" office:value-type="string">
            <text:p> one should be careful to choose the molecular markers for phylogenetic reconstruction at the intrageneric level in cyanobacteria."</text:p>
          </table:table-cell>
          <table:table-cell/>
          <table:table-cell table:style-name="ce22" office:value-type="string">
            <text:p>Bacterial Proteins,Bacterial Proteins: genetics,DNA Primers,DNA Primers: genetics,DNA, Bacterial,DNA, Bacterial: genetics,DNA, Ribosomal Spacer,DNA, Ribosomal Spacer: genetics,Evolution, Molecular,Genetic Markers,Nostoc,Nostoc: classification,Nostoc: genetics,Phylogeny,RNA, Ribosomal,RNA, Ribosomal: genetics</text:p>
          </table:table-cell>
        </table:table-row>
        <table:table-row table:style-name="ro3">
          <table:table-cell table:style-name="ce22" office:value-type="string">
            <text:p>HAN2010</text:p>
          </table:table-cell>
          <table:table-cell table:style-name="ce25" office:value-type="string">
            <text:p>Congruence
between the combined DNA data sets was assessed by
an incongruence length difference (ILD) test (Farris
et al., 1994). We implemented the partition homoge-
neity test in PAUP* 4.0b10 (Swofford, 2003) with an
heuristic search and random addition sequences... searches were conducted with 1000 random addition
replicates and the tree–bisection–reconnection (TBR)
branch-swapping algorithm, holding 10 trees at each
step with MulTrees on. All characters were equally
weighted and gaps were treated as missing data... Our ILD test indicated that the two partitions
(nuclear ITS and plastid DNA) are significantly incon-
gruent (P = 0.001). The phylogenetic relationships
among Asian species in each of the two subgenera
show incongruence between the nuclear (Fig. 1) and
plastid (Fig. 2)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HAN, JEONG EUN; CHUNG, KOOK-HYUN; NEMOTO, TOMOYUKI &amp; CHOI, BYOUNG-HEE</text:p>
          </table:table-cell>
          <table:table-cell table:style-name="ce22" office:value-type="string">
            <text:p>Phylogenetic analysis of eastern Asian and eastern North American disjunct Lespedeza (Fabaceae) inferred from nuclear ribosomal ITS and plastid region sequences</text:p>
          </table:table-cell>
          <table:table-cell table:style-name="ce22" office:value-type="string">
            <text:p>Botanical Journal of the Linnean Society</text:p>
          </table:table-cell>
          <table:table-cell table:style-name="ce22" office:value-type="float" office:value="164">
            <text:p>164</text:p>
          </table:table-cell>
          <table:table-cell table:style-name="ce22" office:value-type="float" office:value="3">
            <text:p>3</text:p>
          </table:table-cell>
          <table:table-cell table:style-name="ce22" office:value-type="string">
            <text:p>November</text:p>
          </table:table-cell>
          <table:table-cell table:style-name="ce22" office:value-type="string">
            <text:p>221--235</text:p>
          </table:table-cell>
          <table:table-cell table:style-name="ce22" office:value-type="float" office:value="2010">
            <text:p>2010</text:p>
          </table:table-cell>
          <table:table-cell table:style-name="ce22" office:value-type="string">
            <text:p>http://doi.wiley.com/10.1111/j.1095-8339.2010.01084.x</text:p>
          </table:table-cell>
          <table:table-cell table:number-columns-repeated="4"/>
          <table:table-cell table:style-name="ce22" office:value-type="string">
            <text:p>randILD</text:p>
          </table:table-cell>
        </table:table-row>
        <table:table-row table:style-name="ro3">
          <table:table-cell table:style-name="ce22" office:value-type="string">
            <text:p>Han2010</text:p>
          </table:table-cell>
          <table:table-cell table:style-name="ce25" office:value-type="string">
            <text:p>A partition homogeneity or incongruence length
difference test (ILD) (Farris et al., 1994) was also run in PAUP* to
test for phylogenetic incongruence among the genes.
Maximum parsimony (MP) analyses were performed on indi-
vidual genes, pairwise gene combinations, and all genes concate-
nated using PAUP*. A heuristic search of 1000 random taxon
addition search replicates and TBR branch swapping was per-
formed with MulTrees ‘‘on” and all characters equally weighted... An ILD test (Farris et al., 1995) of all data indicated significant
conflict in phylogenetic signal among the genes (p = 0.003). Pair-
wise analyses indicated that GH was the source of the conflict
(p = 0.001 for both), particularly due to the CR1 insertion. In fact,
significance decreased (p = 0.04) when the insertion was excluded
from the ILD test. As a result, separate phylogenetic analyses were
conducted on each gene, and on a combined MT-CYB and MYC data-
set. For comparison, all three datasets were also combined for anal-
ysis, as well as the nuclear genes, because some studies suggest the
ILD test may be too conservative (Cunningham, 1997; Darlu and
Lecointre, 2002; Hipp et al., 2004).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table-cell table:style-name="ce26" office:value-type="string">
            <text:p>0.003, 0.001, 0.0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Han, Kin-Lan; Robbins, Mark B &amp; Braun, Michael J</text:p>
          </table:table-cell>
          <table:table-cell table:style-name="ce22" office:value-type="string">
            <text:p>A multi-gene estimate of phylogeny in the nightjars and nighthawks (Caprimulgidae).</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2">
            <text:p>2</text:p>
          </table:table-cell>
          <table:table-cell table:style-name="ce22" office:value-type="string">
            <text:p>May</text:p>
          </table:table-cell>
          <table:table-cell table:style-name="ce22" office:value-type="string">
            <text:p>443--53</text:p>
          </table:table-cell>
          <table:table-cell table:style-name="ce22" office:value-type="float" office:value="2010">
            <text:p>2010</text:p>
          </table:table-cell>
          <table:table-cell table:style-name="ce22" office:value-type="string">
            <text:p>http://www.ncbi.nlm.nih.gov/pubmed/20123032</text:p>
          </table:table-cell>
          <table:table-cell table:style-name="ce22" office:value-type="string">
            <text:p>Elsevier Inc.</text:p>
          </table:table-cell>
          <table:table-cell/>
          <table:table-cell table:style-name="ce22" office:value-type="string">
            <text:p>Caprimulgidae is a cosmopolitan family of nocturnal and crepuscular insectivorous birds comprising the nightjars, nighthawks, and relatives. Sexual selection and convergence or parallelism in plumage and behavior have made it difficult to discern evolutionary relationships in this group. In order to provide a framework for comparative studies of this family, a molecular phylogeny was reconstructed using mitochondrial cytochrome b, and nuclear c-myc and growth hormone DNA sequences. Likelihood, parsimony and Bayesian analyses agree in placing Eurostopodus species and Caprimulgus enarratus, a Malagasy endemic, as the earliest branches of the tree. The remaining taxa are divided among four well-supported clades, three in the New World and one in the Old World. Insertion/deletion events, common in non-coding sequences, provide additional support in resolving the phylogeny. Neither of the traditional subfamilies, Caprimulginae (nightjars) and Chordeilinae (nighthawks), is monophyletic, suggesting that the morphological specializations characterizing nighthawks" evolved multiple times and the "nightjar" body plan is an old and conservative one. The large genus Caprimulgus is polyphyletic with respect to many other genera in the family</text:p>
          </table:table-cell>
          <table:table-cell table:style-name="ce22" office:value-type="string">
            <text:p> which are often defined by derived plumage traits that likely reflect sexual selection or ecological specialization. A taxonomic revision of the family is proposed based on the combined tree</text:p>
          </table:table-cell>
          <table:table-cell table:style-name="ce22" office:value-type="string">
            <text:p> including naming a new genus for C. enarratus."</text:p>
          </table:table-cell>
          <table:table-cell/>
          <table:table-cell table:style-name="ce22" office:value-type="string">
            <text:p>Animals,Bayes Theorem,Birds,Birds: classification,Birds: genetics,Cell Nucleus,Cell Nucleus: genetics,DNA, Mitochondrial,DNA, Mitochondrial: genetics,Evolution, Molecular,INDEL Mutation,Likelihood Functions,Models, Genetic,Phylogeny,Sequence Alignment,Sequence Analysis, DNA</text:p>
          </table:table-cell>
        </table:table-row>
        <table:table-row table:style-name="ro3">
          <table:table-cell table:style-name="ce22" office:value-type="string">
            <text:p>Hand2010</text:p>
          </table:table-cell>
          <table:table-cell table:style-name="ce25" office:value-type="string">
            <text:p>For
each data matrix, parsimony analysis was performed
using PAUP* v4.0b10 [76] with heuristic search options,
TBR branch swapping and 1000 replicates of random
sequence addition... The Incongruence Length Difference test [78]
was used to assess congruence between the nuclear gene
data sets and was implemented in PAUP* v4.0b10
through the partition homogeneity test with 1000
Replicates... The Incongruence Length Difference test implies
significant incongruence between the two nuclear gene
data sets (p = 0.0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Hand, Melanie L; Cogan, Noel O I; Stewart, Alan V &amp; Forster, John W</text:p>
          </table:table-cell>
          <table:table-cell table:style-name="ce22" office:value-type="string">
            <text:p>Evolutionary history of tall fescue morphotypes inferred from molecular phylogenetics of the Lolium-Festuca species complex.</text:p>
          </table:table-cell>
          <table:table-cell table:style-name="ce22" office:value-type="string">
            <text:p>BMC evolutionary biology</text:p>
          </table:table-cell>
          <table:table-cell table:style-name="ce22" office:value-type="float" office:value="10">
            <text:p>10</text:p>
          </table:table-cell>
          <table:table-cell table:style-name="ce22" office:value-type="float" office:value="1">
            <text:p>1</text:p>
          </table:table-cell>
          <table:table-cell table:style-name="ce22" office:value-type="string">
            <text:p>January</text:p>
          </table:table-cell>
          <table:table-cell table:style-name="ce27" office:value-type="string">
            <text:p>303</text:p>
          </table:table-cell>
          <table:table-cell table:style-name="ce22" office:value-type="float" office:value="2010">
            <text:p>2010</text:p>
          </table:table-cell>
          <table:table-cell table:style-name="ce22" office:value-type="string">
            <text:p>http://www.biomedcentral.com/1471-2148/10/303</text:p>
          </table:table-cell>
          <table:table-cell table:number-columns-repeated="2"/>
          <table:table-cell table:style-name="ce22" office:value-type="string">
            <text:p>The agriculturally important pasture grass tall fescue (Festuca arundinacea Schreb. syn. Lolium arundinaceum (Schreb.) Darbysh.) is an outbreeding allohexaploid, that may be more accurately described as a species complex consisting of three major (Continental, Mediterranean and rhizomatous) morphotypes. Observation of hybrid infertility in some crossing combinations between morphotypes suggests the possibility of independent origins from different diploid progenitors. This study aims to clarify the evolutionary relationships between each tall fescue morphotype through phylogenetic analysis using two low-copy nuclear genes (encoding plastid acetyl-CoA carboxylase [Acc1] and centroradialis [CEN]), the nuclear ribosomal DNA internal transcribed spacer (rDNA ITS) and the chloroplast DNA (cpDNA) genome-located matK gene. Other taxa within the closely related Lolium-Festuca species complex were also included in the study, to increase understanding of evolutionary processes in a taxonomic group characterised by multiple inter-specific hybridisation events.</text:p>
          </table:table-cell>
          <table:table-cell/>
          <table:table-cell table:style-name="ce22" office:value-type="string">
            <text:p>randILD</text:p>
          </table:table-cell>
        </table:table-row>
        <table:table-row table:style-name="ro3">
          <table:table-cell table:style-name="ce22" office:value-type="string">
            <text:p>Haponski2009</text:p>
          </table:table-cell>
          <table:table-cell table:style-name="ce25" office:value-type="string">
            <text:p>A partition homogeneity test was conducted to compare the similarity of phylogenetic
signal among sequence data from the mtDNA cyt b gene and control region to evaluate
whether the datasets could be reliably combined in a total evidence approach (Farris et al The test showed that the two datasets were incongruent. Uninformative sites
were removed and analyses re-run; the datasets, however, remained incongruent and thus
were not combined.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Missing! Not combined</text:p>
          </table:table-cell>
          <table:table-cell table:style-name="ce22" office:value-type="string">
            <text:p>SERIOUS</text:p>
          </table:table-cell>
          <table:table-cell/>
          <table:table-cell table:style-name="ce22" office:value-type="string">
            <text:p>Haponski, a E; Bollin, T L; Jedlicka, M a &amp; Stepien, C a</text:p>
          </table:table-cell>
          <table:table-cell table:style-name="ce22" office:value-type="string">
            <text:p>Landscape genetic patterns of the rainbow darter Etheostoma caeruleum: a catchment analysis of mitochondrial DNA sequences and nuclear microsatellites.</text:p>
          </table:table-cell>
          <table:table-cell table:style-name="ce22" office:value-type="string">
            <text:p>Journal of fish biology</text:p>
          </table:table-cell>
          <table:table-cell table:style-name="ce22" office:value-type="float" office:value="75">
            <text:p>75</text:p>
          </table:table-cell>
          <table:table-cell table:style-name="ce22" office:value-type="float" office:value="9">
            <text:p>9</text:p>
          </table:table-cell>
          <table:table-cell table:style-name="ce22" office:value-type="string">
            <text:p>December</text:p>
          </table:table-cell>
          <table:table-cell table:style-name="ce22" office:value-type="string">
            <text:p>2244--68</text:p>
          </table:table-cell>
          <table:table-cell table:style-name="ce22" office:value-type="float" office:value="2009">
            <text:p>2009</text:p>
          </table:table-cell>
          <table:table-cell table:style-name="ce22" office:value-type="string">
            <text:p>http://www.ncbi.nlm.nih.gov/pubmed/20738685</text:p>
          </table:table-cell>
          <table:table-cell table:number-columns-repeated="2"/>
          <table:table-cell table:style-name="ce22" office:value-type="string">
            <text:p>Catchment population structure and divergence patterns of the rainbow darter Etheostoma caeruleum (Percidae: Teleostei), an eastern North American benthic fish, are tested using a landscape genetics approach. Allelic variation at eight nuclear DNA microsatellite loci and two mitochondrial DNA regions [cytochrome (cyt) b gene and control region; 2056 aligned base pairs (bp)] is analysed from 89 individuals and six sites in the Lake Erie catchment (Blanchard, Chagrin, Cuyahoga and Grand Rivers) v. the Ohio River catchment (Big Darby Creek and Little Miami River). Genetic and geographic patterning is assessed using phylogenetic trees, pair-wise F(ST) analogues, AMOVA partitioning, Mantel regression, Bayesian assignment, 3D factorial correspondence and barrier analyses. Results identify 34 cyt b haplotypes, 22 control region haplotypes and 137 microsatellite alleles whose distributions demonstrate marked genetic divergence between populations from the Lake Erie and Ohio River catchments. Etheostoma caeruleum populations in the Lake Erie and Ohio River catchments diverged c. 1.6 mya during the Pleistocene glaciations. Greater genetic separations characterize the Ohio River populations, reflecting their older habitat age and less recent connectivity. Divergence levels within the Lake Erie catchment denote more recent post-glacial origins. Notably, the western Lake Erie Blanchard River population markedly differs from the three central basin tributary samples, which are each genetically distinguishable using microsatellites. Overall relationships among the Lake Erie sites refute a genetic isolation by geographic distance hypothesis. Etheostoma caeruleum populations thus exchange few genes and have low migration among tributaries and catchments.</text:p>
          </table:table-cell>
          <table:table-cell/>
          <table:table-cell table:style-name="ce22" office:value-type="string">
            <text:p>etheostoma caeruleum,freshwater fish,lake erie,landscape genetics,ohio river,pleistocene glaciations</text:p>
          </table:table-cell>
        </table:table-row>
        <table:table-row table:style-name="ro3">
          <table:table-cell table:style-name="ce22" office:value-type="string">
            <text:p>Harvey2010</text:p>
          </table:table-cell>
          <table:table-cell table:style-name="ce25" office:value-type="string">
            <text:p>The resulting Nexus file was then used to assess congruence
among the loci in a pairwise fashion via the Partition Homoge-
neity Test (PHT; the Incongruence Length Difference Test)
with 1000 replicates (Farris et al. 1994, 1995). MP analysis was
used to identify homoplasy in both fungal and host algal... phylogenies so that homoplastic characters could be excluded
for the PHT. The null model of congruence between data sets
is rejected by the PHT if p &lt; 0.001, indicating a statistically sig-
nificant difference between the distributions of the partitions
under assessment (Cunningham 1997). As previously de-
scribed, the PHT was also used to compare algal host ITS
and LSU data sets (leading to a verdict of congruence) before
combining both loci into the single data block... To test the statistical significance of apparent congruence
between the two phylograms, fungal and algal host rDNA
data sets were placed in a partitioned data matrix and ana-
lyzed using the PHT. Algal individuals that did not bear H. irri-
tans galls were excluded from the PHT. Likewise, fungal
individuals from galls whose corresponding algal hosts had
not been sequenced were excluded. The resulting data matrix
contained 71 parsimony-informative characters. Four homo-
plastic characters were identified using MP and excluded
from the analysis prior to implementing the PHT. As is evident
upon visual comparison of the two phylogenies (Fig 3), the al-
gal and fungal partitions were found to be significantly incon-
gruent ( p &lt; 0.001) by the PHT when all four groups were
included in the analysis. Removal of any one genetic group
(comprised of sequences for the fungi and their corresponding
hosts) from the analysis resulted in congruence between en-
dophyte and host data sets.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NA</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0">
            <text:p>0</text:p>
          </table:table-cell>
          <table:table-cell table:style-name="ce22" office:value-type="string">
            <text:p>homoplastic characters excluded</text:p>
          </table:table-cell>
          <table:table-cell table:style-name="ce22" office:value-type="string">
            <text:p>SERIOUS</text:p>
          </table:table-cell>
          <table:table-cell/>
          <table:table-cell table:style-name="ce22" office:value-type="string">
            <text:p>Harvey, J B J &amp; Goff, Lynda J</text:p>
          </table:table-cell>
          <table:table-cell table:style-name="ce22" office:value-type="string">
            <text:p>Genetic covariation of the marine fungal symbiont Haloguignardia irritans (Ascomycota, Pezizomycotina) with its algal hosts Cystoseira and Halidrys (Phaeophyceae, Fucales) along the west coast of North America.</text:p>
          </table:table-cell>
          <table:table-cell table:style-name="ce22" office:value-type="string">
            <text:p>Fungal biology</text:p>
          </table:table-cell>
          <table:table-cell table:style-name="ce22" office:value-type="float" office:value="114">
            <text:p>114</text:p>
          </table:table-cell>
          <table:table-cell table:style-name="ce22" office:value-type="float" office:value="1">
            <text:p>1</text:p>
          </table:table-cell>
          <table:table-cell table:style-name="ce22" office:value-type="string">
            <text:p>January</text:p>
          </table:table-cell>
          <table:table-cell table:style-name="ce22" office:value-type="string">
            <text:p>82--95</text:p>
          </table:table-cell>
          <table:table-cell table:style-name="ce22" office:value-type="float" office:value="2010">
            <text:p>2010</text:p>
          </table:table-cell>
          <table:table-cell table:style-name="ce22" office:value-type="string">
            <text:p>http://www.ncbi.nlm.nih.gov/pubmed/20965065</text:p>
          </table:table-cell>
          <table:table-cell table:style-name="ce22" office:value-type="string">
            <text:p>Elsevier Ltd</text:p>
          </table:table-cell>
          <table:table-cell/>
          <table:table-cell table:style-name="ce22" office:value-type="string">
            <text:p>The fungal endophyte Haloguignardia irritans induces gall formation on the brown algal genera Cystoseira and Halidrys occurring from Oregon to Baja California, Mexico. Here we examine genetic covariation and compare rDNA phylogenies to investigate the coevolutionary histories of H. irritans and its algal hosts. Despite recognition of H. irritans as a single morphological species, internal transcribed spacer rDNA sequences representative of its geographic range are characterized by sequence variation at the intraspecific to intrageneric levels. An assessment of parallel cladogenesis between endophyte and host phylogenies provides evidence for a combination of independent fungal divergence and host jumping, similar to that observed in terrestrial lichens. Our results suggest that reduced gene flow due to geographic isolation is a major contributing factor to more concerted covariation observed at one island site, rather than to differences among algal host species alone. Because geography and its effects on gene flow can create heterogeneous mosaics of coevolution for symbioses in terrestrial environments, our results support the notion that conservation efforts toward the maintenance of genetic diversity in marine environments should likewise consider geographic complexity and its effects on coevolving marine species.</text:p>
          </table:table-cell>
        </table:table-row>
        <table:table-row table:style-name="ro3">
          <table:table-cell table:style-name="ce22" office:value-type="string">
            <text:p>Helsen2009</text:p>
          </table:table-cell>
          <table:table-cell table:style-name="ce25" office:value-type="string">
            <text:p>Because genes and gene regions can evolve
under different evolutionary models, partition homo-
geneity tests (Farris et al., 1995) using 200 replicates
were run within PAUP 4b10 (Swofford, 2003). Tests
indicated that the phylogenetic signals of PhyC and ITS sequences differ significantly (P = 0.010) and con-
sequently only ITS + trnT and PhyC + trnT combined
sequences (P = 0.16 and 0.27 respectively) could be
used in further analysis.
</text:p>
          </table:table-cell>
          <table:table-cell table:style-name="ce22" office:value-type="float" office:value="0">
            <text:p>0</text:p>
          </table:table-cell>
          <table:table-cell table:style-name="ce22" office:value-type="string">
            <text:p>both</text:p>
          </table:table-cell>
          <table:table-cell table:style-name="ce22" office:value-type="float" office:value="0">
            <text:p>0</text:p>
          </table:table-cell>
          <table:table-cell table:style-name="ce22" office:value-type="float" office:value="200">
            <text:p>200</text:p>
          </table:table-cell>
          <table:table-cell table:style-name="ce22" office:value-type="float" office:value="0">
            <text:p>0</text:p>
          </table:table-cell>
          <table:table-cell table:style-name="ce22" office:value-type="string">
            <text:p>10RAS + TBR</text:p>
          </table:table-cell>
          <table:table-cell/>
          <table:table-cell table:style-name="ce26" office:value-type="string">
            <text:p>0.010,0.16,0.2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Helsen, Philippe; Browne, Robert a.; Anderson, David J.; Verdyck, Peter &amp; {Van Dongen}, Stefan</text:p>
          </table:table-cell>
          <table:table-cell table:style-name="ce22" office:value-type="string">
            <text:p>Gal\'apagos' Opuntia (prickly pear) cacti: extensive morphological diversity, low genetic variability</text:p>
          </table:table-cell>
          <table:table-cell table:style-name="ce22" office:value-type="string">
            <text:p>Biological Journal of the Linnean Society</text:p>
          </table:table-cell>
          <table:table-cell table:style-name="ce22" office:value-type="float" office:value="96">
            <text:p>96</text:p>
          </table:table-cell>
          <table:table-cell table:style-name="ce22" office:value-type="float" office:value="2">
            <text:p>2</text:p>
          </table:table-cell>
          <table:table-cell table:style-name="ce22" office:value-type="string">
            <text:p>January</text:p>
          </table:table-cell>
          <table:table-cell table:style-name="ce22" office:value-type="string">
            <text:p>451--461</text:p>
          </table:table-cell>
          <table:table-cell table:style-name="ce22" office:value-type="float" office:value="2009">
            <text:p>2009</text:p>
          </table:table-cell>
          <table:table-cell table:style-name="ce22" office:value-type="string">
            <text:p>http://doi.wiley.com/10.1111/j.1095-8312.2008.01141.x</text:p>
          </table:table-cell>
        </table:table-row>
        <table:table-row table:style-name="ro3">
          <table:table-cell table:style-name="ce22" office:value-type="string">
            <text:p>Hipsley2009</text:p>
          </table:table-cell>
          <table:table-cell table:style-name="ce25" office:value-type="string">
            <text:p>To test for incon-
gruence among genes, a partition homogeneity test [23]
was conducted in PAUP* 4.0b10 [24]. The test (100 repli-
cates of random addition heuristic search option with
tree-bisection-reconnection branch swapping) indicated
significant heterogeneity among genes (p = 0.01). How-
ever, since a growing number of studies indicate that
incongruence tests are not reliable indicators of data set</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Hipsley, Christy a; Himmelmann, Lin; Metzler, Dirk &amp; Mu}ller, Johannes</text:p>
          </table:table-cell>
          <table:table-cell table:style-name="ce22" office:value-type="string">
            <text:p>Integration of Bayesian molecular clock methods and fossil-based soft bounds reveals early Cenozoic origin of African lacertid lizards.</text:p>
          </table:table-cell>
          <table:table-cell table:style-name="ce22" office:value-type="string">
            <text:p>BMC evolutionary biology</text:p>
          </table:table-cell>
          <table:table-cell table:style-name="ce22" office:value-type="float" office:value="9">
            <text:p>9</text:p>
          </table:table-cell>
          <table:table-cell/>
          <table:table-cell table:style-name="ce22" office:value-type="string">
            <text:p>January</text:p>
          </table:table-cell>
          <table:table-cell table:style-name="ce27" office:value-type="string">
            <text:p>151</text:p>
          </table:table-cell>
          <table:table-cell table:style-name="ce22" office:value-type="float" office:value="2009">
            <text:p>2009</text:p>
          </table:table-cell>
          <table:table-cell table:style-name="ce22" office:value-type="string">
            <text:p>http://www.pubmedcentral.nih.gov/articlerender.fcgi?artid=2719621\&amp;tool=pmcentrez\&amp;rendertype=abstract</text:p>
          </table:table-cell>
          <table:table-cell table:number-columns-repeated="2"/>
          <table:table-cell table:style-name="ce22" office:value-type="string">
            <text:p>BACKGROUND: Although current molecular clock methods offer greater flexibility in modelling evolutionary events, calibration of the clock with dates from the fossil record is still problematic for many groups. Here we implement several new approaches in molecular dating to estimate the evolutionary ages of Lacertidae, an Old World family of lizards with a poor fossil record and uncertain phylogeny. Four different models of rate variation are tested in a new program for Bayesian phylogenetic analysis called TreeTime, based on a combination of mitochondrial and nuclear gene sequences. We incorporate paleontological uncertainty into divergence estimates by expressing multiple calibration dates as a range of probabilistic distributions. We also test the reliability of our proposed calibrations by exploring effects of individual priors on posterior estimates. RESULTS: According to the most reliable model, as indicated by Bayes factor comparison, modern lacertids arose shortly after the K/T transition and entered Africa about 45 million years ago, with the majority of their African radiation occurring in the Eocene and Oligocene. Our findings indicate much earlier origins for these clades than previously reported, and we discuss our results in light of paleogeographic trends during the Cenozoic. CONCLUSION: This study represents the first attempt to estimate evolutionary ages of a specific group of reptiles exhibiting uncertain phylogenetic relationships, molecular rate variation and a poor fossil record. Our results emphasize the sensitivity of molecular divergence dates to fossil calibrations, and support the use of combined molecular data sets and multiple, well-spaced dates from the fossil record as minimum node constraints. The bioinformatics program used here, TreeTime, is publicly available, and we recommend its use for molecular dating of taxa faced with similar challenges.</text:p>
          </table:table-cell>
          <table:table-cell/>
          <table:table-cell table:style-name="ce22" office:value-type="string">
            <text:p>Africa,Animals,Bayes Theorem,Cell Nucleus,Cell Nucleus: genetics,Computational Biology,DNA, Mitochondrial,DNA, Mitochondrial: genetics,Evolution, Molecular,Fossils,Lizards,Lizards: genetics,Models, Genetic,Phylogeny,Sequence Alignment,Sequence Analysis, DNA</text:p>
          </table:table-cell>
        </table:table-row>
        <table:table-row table:style-name="ro3">
          <table:table-cell table:style-name="ce22" office:value-type="string">
            <text:p>Hsieh2010</text:p>
          </table:table-cell>
          <table:table-cell table:style-name="ce25" office:value-type="string">
            <text:p>To determine whether analyses of combined sequences can be
conducted, statistical congruence was tested using a partition
homogeneity test (PHT) (Farris et al., 1995; Huelsenbeck et al.,
1996). The PHT was performed in PAUP (Swofford, 2003) using
100 replicates and the heuristic standard search options, and the
Goloboff fit criterion (K = 2) was employed to reduce the effect of
homoplasy on the tree (Goloboff, 1993). The partition homogeneity
test was conducted as a simultaneous three-way test and as each
possible pairwise comparison... In
the MP analyses, the heuristic searches were performed with AD-
DSEQ set to ‘‘RANDOM”, MAXTREES to ‘‘AUTO”, STEEPEST to ‘‘YES”, and SWAP
to ‘‘TBR.” Bootstrapping for each MP analysis was performed using
1000 replicates, each with one heuristic search with the same
parameter settings. All characters were assessed as independent,
unordered, and equally weighted. Gaps were treated as missing
characters.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RAS + TBR</text:p>
          </table:table-cell>
          <table:table-cell table:style-name="ce22" office:value-type="float" office:value="0">
            <text:p>0</text:p>
          </table:table-cell>
          <table:table-cell table:style-name="ce26" office:value-type="string">
            <text:p>to 2 dp</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no multiple corrections, implied weights?</text:p>
          </table:table-cell>
          <table:table-cell table:number-columns-repeated="2"/>
          <table:table-cell table:style-name="ce22" office:value-type="string">
            <text:p>Hsieh, Huei-Mei; Lin, Chun-Ru; Fang, Mei-Jane; Rogers, Jack D; Fournier, Jacques; Lechat, Christian &amp; Ju, Yu-Ming</text:p>
          </table:table-cell>
          <table:table-cell table:style-name="ce22" office:value-type="string">
            <text:p>Phylogenetic status of Xylaria subgenus Pseudoxylaria among taxa of the subfamily Xylarioideae (Xylariaceae) and phylogeny of the taxa involved in the subfamily.</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3">
            <text:p>3</text:p>
          </table:table-cell>
          <table:table-cell table:style-name="ce22" office:value-type="string">
            <text:p>March</text:p>
          </table:table-cell>
          <table:table-cell table:style-name="ce22" office:value-type="string">
            <text:p>957--69</text:p>
          </table:table-cell>
          <table:table-cell table:style-name="ce22" office:value-type="float" office:value="2010">
            <text:p>2010</text:p>
          </table:table-cell>
          <table:table-cell table:style-name="ce22" office:value-type="string">
            <text:p>http://www.ncbi.nlm.nih.gov/pubmed/20035889</text:p>
          </table:table-cell>
          <table:table-cell table:style-name="ce22" office:value-type="string">
            <text:p>Elsevier Inc.</text:p>
          </table:table-cell>
          <table:table-cell/>
          <table:table-cell table:style-name="ce22" office:value-type="string">
            <text:p>To infer the phylogenetic relationships of Xylaria species associated with termite nests within the genus Xylaria and among genera of the subfamily Xylarioideae, beta-tubulin, RPB2, and alpha-actin sequences of 131 cultures of 114 species from Xylaria and 11 other genera of the subfamily were analyzed. These 11 genera included Astrocystis, Amphirosellinia, Discoxylaria, Entoleuca, Euepixylon, Kretzschmaria, Nemania, Podosordaria, Poronia, Rosellinia, and Stilbohypoxylon. We showed that Xylaria species were distributed among three major clades, TE, HY, and PO, with clade TE-an equivalent of the subgenus Pseudoxylaria-encompassing exclusively those species associated with termite nests and the other two clades containing those associated with substrates other than termite nests. Xylaria appears to be a paraphyletic genus, with most of the 11 genera submerged within it. Podosordaria and Poronia, which formed a distinct clade, apparently diverged from Xylaria and the other genera early. Species of Entoleuca, Euepixylon, Nemania, and Rosellinia constituted clade NR, a major clade sister to clade PO, while those of Kretzschmaria were inserted within clade HY and those of Astrocystis, Amphirosellinia, Discoxylaria, and Stilbohypoxylon were within clade PO.</text:p>
          </table:table-cell>
          <table:table-cell/>
          <table:table-cell table:style-name="ce22" office:value-type="string">
            <text:p>Actins,Actins: genetics,Animals,Bayes Theorem,DNA, Fungal,DNA, Fungal: genetics,Genes, Fungal,Isoptera,Isoptera: microbiology,Phylogeny,Sequence Analysis, DNA,Tubulin,Tubulin: genetics,Xylariales,Xylariales: classification,Xylariales: genetics</text:p>
          </table:table-cell>
        </table:table-row>
        <table:table-row table:style-name="ro3">
          <table:table-cell table:style-name="ce22" office:value-type="string">
            <text:p>Hundsdoerfer2009</text:p>
          </table:table-cell>
          <table:table-cell table:style-name="ce25" office:value-type="string">
            <text:p>To verify that the combination of the mt and nuclear sequence
matrices did not reduce phylogenetic accuracy, we performed the
incongruence length difference test (ILD; Farris et al., 1995) as
implemented in PAUP (Swofford, 1998; settings add = cl
Nreps = 100)... The results of the ILD-test did not indicate highly significant
incongruence (P = 0.01) between the datasets (as per the empirical
guideline of Cunningham, 1997; if P &gt; 0.01, then pooling the data
improved or at least did not reduce phylogenetic accuracy) and
thus it is justifiable to merge the two datasets into a single matrix
for TE (total evidence) analysis.

</text:p>
          </table:table-cell>
          <table:table-cell table:style-name="ce22" office:value-type="float" office:value="0">
            <text:p>0</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float" office:value="0.01">
            <text:p>0.01</text:p>
          </table:table-cell>
          <table:table-cell/>
          <table:table-cell table:style-name="ce22" office:value-type="string">
            <text:p>missing!</text:p>
          </table:table-cell>
          <table:table-cell table:style-name="ce22" office:value-type="string">
            <text:p>SERIOUS</text:p>
          </table:table-cell>
          <table:table-cell/>
          <table:table-cell table:style-name="ce22" office:value-type="string">
            <text:p>Hundsdoerfer, Anna K; Rubinoff, Daniel; Atti\'{e}, Marc; Wink, Michael &amp; Kitching, Ian J</text:p>
          </table:table-cell>
          <table:table-cell table:style-name="ce22" office:value-type="string">
            <text:p>A revised molecular phylogeny of the globally distributed hawkmoth genus Hyles (Lepidoptera: Sphingidae), based on mitochondrial and nuclear DNA sequences.</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3">
            <text:p>3</text:p>
          </table:table-cell>
          <table:table-cell table:style-name="ce22" office:value-type="string">
            <text:p>September</text:p>
          </table:table-cell>
          <table:table-cell table:style-name="ce22" office:value-type="string">
            <text:p>852--65</text:p>
          </table:table-cell>
          <table:table-cell table:style-name="ce22" office:value-type="float" office:value="2009">
            <text:p>2009</text:p>
          </table:table-cell>
          <table:table-cell table:style-name="ce22" office:value-type="string">
            <text:p>http://www.ncbi.nlm.nih.gov/pubmed/19482093</text:p>
          </table:table-cell>
          <table:table-cell table:style-name="ce22" office:value-type="string">
            <text:p>Elsevier Inc.</text:p>
          </table:table-cell>
          <table:table-cell/>
          <table:table-cell table:style-name="ce22" office:value-type="string">
            <text:p>The hawkmoth genus Hyles comprises some 29 species with a global distribution. In this study, we augment the previous taxon sampling with more species and add sequences from a nuclear gene to produce a refined phylogenetic hypothesis. A total evidence reconstruction based on Bayesian analysis of the combined mitochondrial (COI, t-RNA-Leu, COII; 2284 bp) and nuclear (EF1alpha; 773 bp) sequences is discussed and compared with the results from separate analyses of the two genes. The total evidence phylogeny corroborates many of the phylogenetic relationships previously postulated within the genus. In addition, the hitherto unsampled enigmatic species Hyles biguttata from Madagascar appears as sister group to Hyles livornicoides from Australia, although support for the relationship is relatively weak. The high level of differentiation of Hyles perkinsi from H. calida (both Hawaii), and the status of these two as sister species, is corroborated by both sources of sequence data. However, their phylogenetic position when mt DNA sequences alone are considered differs markedly from that under total evidence. The previously postulated relationships within the Hyles euphorbiae complex (HEC) s.s. are largely corroborated, but H. dahlii is now more closely related and the HEC s.l. is redefined to include H. zygophylli and H. stroehlei (two species that had not been studied previously using molecular data) and to exclude H. siehei and H. hippophaes. The nuclear sequences alone are insufficiently variable to fully resolve all lineages and the phylogeny suggests that nuclear gene swapping and incomplete lineage sorting have occurred implying recent divergence. The results from the total evidence analysis provide a phylogenetic hypothesis that both corroborates and complements the previous biogeographic scenario, and provides new insights into the origins of several of the included taxa.</text:p>
          </table:table-cell>
          <table:table-cell/>
          <table:table-cell table:style-name="ce22" office:value-type="string">
            <text:p>Animals,Base Composition,Cell Nucleus,Cell Nucleus: genetics,DNA, Mitochondrial,DNA, Mitochondrial: genetics,Evolution, Molecular,Genes, Insect,Genetic Speciation,Geography,Models, Genetic,Moths,Moths: classification,Moths: genetics,Phylogeny,Sequence Alignment,Sequence Analysis, DNA</text:p>
          </table:table-cell>
        </table:table-row>
        <table:table-row table:style-name="ro3">
          <table:table-cell table:style-name="ce22" office:value-type="string">
            <text:p>Ilves2009</text:p>
          </table:table-cell>
          <table:table-cell table:style-name="ce25" office:value-type="string">
            <text:p>Partition homogeneity tests (Farris et al., 1994; Swofford, 2002)
were performed on the single individual datasets to determine the
validity of using a single concatenated matrix for the mtDNA,
nDNA, and allDNA partitions. These tests were implemented in... PAUP v.4.0b10 (Swofford, 2002) with 1000 replicates using a heuristic search with 10 replicates of random sequence addition and
TBR branch swapping... Partition homogeneity tests showed no significant conflict
among the mtDNA genes (P = 0.54) or the nDNA (P = 0.41) gene re-
gions, but did suggest conflict between the mtDNA and nDNA data-
sets (P = 0.01). Despite this significant difference, we considered it
acceptable to combine all of the data for analysis for two main rea-
sons: there was little phylogenetic resolution from the mtDNA
dataset and the nDNA and allDNA data resulted in the same topol-
ogy apart from poorly supported relationships in Osmerus (dis-
cussed below), which suggests a significance level at P = 0.05 is
too stringent for these data (Wiens, 1998).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54, 0.41, 0.01</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0.05 too stringent</text:p>
          </table:table-cell>
          <table:table-cell table:number-columns-repeated="2"/>
          <table:table-cell table:style-name="ce22" office:value-type="string">
            <text:p>Ilves, Katriina L &amp; Taylor, Eric B</text:p>
          </table:table-cell>
          <table:table-cell table:style-name="ce22" office:value-type="string">
            <text:p>Molecular resolution of the systematics of a problematic group of fishes (Teleostei: Osmeridae) and evidence for morphological homoplasy.</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1">
            <text:p>1</text:p>
          </table:table-cell>
          <table:table-cell table:style-name="ce22" office:value-type="string">
            <text:p>January</text:p>
          </table:table-cell>
          <table:table-cell table:style-name="ce22" office:value-type="string">
            <text:p>163--78</text:p>
          </table:table-cell>
          <table:table-cell table:style-name="ce22" office:value-type="float" office:value="2009">
            <text:p>2009</text:p>
          </table:table-cell>
          <table:table-cell table:style-name="ce22" office:value-type="string">
            <text:p>http://www.ncbi.nlm.nih.gov/pubmed/19015040</text:p>
          </table:table-cell>
          <table:table-cell table:style-name="ce22" office:value-type="string">
            <text:p>Elsevier Inc.</text:p>
          </table:table-cell>
          <table:table-cell/>
          <table:table-cell table:style-name="ce22" office:value-type="string">
            <text:p>Relationships among the species of Northern Hemisphere smelts (family Osmeridae) have long been debated in the fish systematics literature. Eight independent studies based on morphological characters failed to reach any consensus on osmerid interrelationships. We reconstruct the osmerid phylogeny based on DNA sequence data from three mitochondrial (cytb, 16S, 12S) and three nuclear (ITS2, S71, RAG1) gene regions from multiple individuals of the 14 species in 6 genera, using the Japanese ayu (Plecoglossus altivelis) as the outgroup. Analyses with different combinations of nuclear and mitochondrial datasets yielded a generally well-resolved phylogeny of the genera that conflicts with previous hypotheses of osmerid interrelationships, and Shimodaira-Hasegawa tests suggest our topology with the current molecular dataset is significantly better than earlier reconstructions. In addition, mapping 114 morphological characters used in previous studies onto our phylogeny shows widespread homoplasy, which is likely the source of the systematic disagreement produced in earlier works.</text:p>
          </table:table-cell>
          <table:table-cell/>
          <table:table-cell table:style-name="ce22" office:value-type="string">
            <text:p>Animals,DNA, Mitochondrial,DNA, Mitochondrial: genetics,Databases, Nucleic Acid,Evolution, Molecular,Osmeriformes,Osmeriformes: anatomy \&amp; histology,Osmeriformes: classification,Osmeriformes: genetics,Osmeriformes: metabolism,Phylogeny</text:p>
          </table:table-cell>
        </table:table-row>
        <table:table-row table:style-name="ro3">
          <table:table-cell table:style-name="ce22" office:value-type="string">
            <text:p>Ito2009</text:p>
          </table:table-cell>
          <table:table-cell table:style-name="ce25" office:value-type="string">
            <text:p>The partition homogeneity test (Farris et al. 1995) was
conducted by PAUP* with 1,000 replicates to determine whether the ITS and 28S rDNA data sets were in conflict.
An LRT was performed to assess whether the molecular
clock hypothesis was applicable to the ITS data set... MP
analyses were performed with the heuristic search option
using the ‘‘tree-bisection-reconstruction’’ (TBR) algorithm
with 100 random sequence additions to find the global
optimum tree. All sites were treated as unordered and
unweighted, with gaps treated as missing data...
 Because the result of the partition homogeneity test
showed no conflict between the ITS and 28S rDNA data
(P = 0.25), the ITS and 28S rDNA data sets were com-
bined to make a combined data set.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25</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Ito, Mitsuteru &amp; Takamatsu, Susumu</text:p>
          </table:table-cell>
          <table:table-cell table:style-name="ce22" office:value-type="string">
            <text:p>Molecular phylogeny and evolution of subsection Magnicellulatae (Erysiphaceae: Podosphaera) with special reference to host plants</text:p>
          </table:table-cell>
          <table:table-cell table:style-name="ce22" office:value-type="string">
            <text:p>Mycoscience</text:p>
          </table:table-cell>
          <table:table-cell table:style-name="ce22" office:value-type="float" office:value="51">
            <text:p>51</text:p>
          </table:table-cell>
          <table:table-cell table:style-name="ce22" office:value-type="float" office:value="1">
            <text:p>1</text:p>
          </table:table-cell>
          <table:table-cell table:style-name="ce22" office:value-type="string">
            <text:p>December</text:p>
          </table:table-cell>
          <table:table-cell table:style-name="ce22" office:value-type="string">
            <text:p>34--43</text:p>
          </table:table-cell>
          <table:table-cell table:style-name="ce22" office:value-type="float" office:value="2009">
            <text:p>2009</text:p>
          </table:table-cell>
          <table:table-cell table:style-name="ce22" office:value-type="string">
            <text:p>http://www.springerlink.com/index/10.1007/s10267-009-0005-3</text:p>
          </table:table-cell>
          <table:table-cell table:number-columns-repeated="4"/>
          <table:table-cell table:style-name="ce22" office:value-type="string">
            <text:p>asteraceae \'{a} erysiphales \'{a},molecular clock \'{a},rdna sequence \'{a} sphaerotheca</text:p>
          </table:table-cell>
        </table:table-row>
        <table:table-row table:style-name="ro3">
          <table:table-cell table:style-name="ce22" office:value-type="string">
            <text:p>Ivanovic2009</text:p>
          </table:table-cell>
          <table:table-cell table:style-name="ce25" office:value-type="string">
            <text:p>To
examine whether the sequences from the two genes should
be combined in a single analysis, a partition-homogeneity
test was run in PAUP (v.4.0b10, SwoVord 2002), and sig-
niWcance was estimated by 10,000 repartitions. This test,
which was described as the incongruence-length diVerence
test by Farris et al. (1995), indicated no conXicting phylo-
genetic signals between the datasets (p = 1.0).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1.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teresting</text:p>
          </table:table-cell>
          <table:table-cell table:number-columns-repeated="2"/>
          <table:table-cell table:style-name="ce22" office:value-type="string">
            <text:p>Ivanovi\'{c}, Ana; Sotiropoulos, Konstantinos; D\v{z}uki\'{c}, Georg &amp; Kalezi\'{c}, Milo\v{s} L.</text:p>
          </table:table-cell>
          <table:table-cell table:style-name="ce22" office:value-type="string">
            <text:p>Skull size and shape variation versus molecular phylogeny: a case study of alpine newts (Mesotriton alpestris, Salamandridae) from the Balkan Peninsula</text:p>
          </table:table-cell>
          <table:table-cell table:style-name="ce22" office:value-type="string">
            <text:p>Zoomorphology</text:p>
          </table:table-cell>
          <table:table-cell table:style-name="ce22" office:value-type="float" office:value="128">
            <text:p>128</text:p>
          </table:table-cell>
          <table:table-cell table:style-name="ce22" office:value-type="float" office:value="2">
            <text:p>2</text:p>
          </table:table-cell>
          <table:table-cell table:style-name="ce22" office:value-type="string">
            <text:p>January</text:p>
          </table:table-cell>
          <table:table-cell table:style-name="ce22" office:value-type="string">
            <text:p>157--167</text:p>
          </table:table-cell>
          <table:table-cell table:style-name="ce22" office:value-type="float" office:value="2009">
            <text:p>2009</text:p>
          </table:table-cell>
          <table:table-cell table:style-name="ce22" office:value-type="string">
            <text:p>http://www.springerlink.com/index/10.1007/s00435-009-0085-9</text:p>
          </table:table-cell>
          <table:table-cell table:number-columns-repeated="4"/>
          <table:table-cell table:style-name="ce22" office:value-type="string">
            <text:p>dorsal cranium,geometric morphometrics,phylogenetic signal,skull morphology</text:p>
          </table:table-cell>
        </table:table-row>
        <table:table-row table:style-name="ro3">
          <table:table-cell table:style-name="ce22" office:value-type="string">
            <text:p>Jorger2010</text:p>
          </table:table-cell>
          <table:table-cell table:style-name="ce25" office:value-type="string">
            <text:p>The incongruence
length difference (ILD) test [97] was carried out in Paup
4.0b10 [36]. This test was conducted with heuristic
searches and 100 replicates to evaluate incongruence
between single marker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Jo}rger, Katharina M; Sto}ger, Isabella; Kano, Yasunori; Fukuda, Hiroshi; Knebelsberger, Thomas &amp; Schro}dl, Michael</text:p>
          </table:table-cell>
          <table:table-cell table:style-name="ce22" office:value-type="string">
            <text:p>On the origin of Acochlidia and other enigmatic euthyneuran gastropods, with implications for the systematics of Heterobranchia.</text:p>
          </table:table-cell>
          <table:table-cell table:style-name="ce22" office:value-type="string">
            <text:p>BMC evolutionary biology</text:p>
          </table:table-cell>
          <table:table-cell table:style-name="ce22" office:value-type="float" office:value="10">
            <text:p>10</text:p>
          </table:table-cell>
          <table:table-cell table:style-name="ce22" office:value-type="float" office:value="1">
            <text:p>1</text:p>
          </table:table-cell>
          <table:table-cell table:style-name="ce22" office:value-type="string">
            <text:p>January</text:p>
          </table:table-cell>
          <table:table-cell table:style-name="ce27" office:value-type="string">
            <text:p>323</text:p>
          </table:table-cell>
          <table:table-cell table:style-name="ce22" office:value-type="float" office:value="2010">
            <text:p>2010</text:p>
          </table:table-cell>
          <table:table-cell table:style-name="ce22" office:value-type="string">
            <text:p>http://www.ncbi.nlm.nih.gov/pubmed/20973994</text:p>
          </table:table-cell>
          <table:table-cell table:style-name="ce22" office:value-type="string">
            <text:p>BioMed Central Ltd</text:p>
          </table:table-cell>
          <table:table-cell/>
          <table:table-cell table:style-name="ce22" office:value-type="string">
            <text:p>ABSTRACT: BACKGROUND: A robust phylogenetic hypothesis of euthyneuran gastropods, as a basis to reconstructing their evolutionary history, is still hindered by several groups of aberrant, more or less worm-like slugs with unclear phylogenetic relationships. As a traditional order" in the Opisthobranchia</text:p>
          </table:table-cell>
          <table:table-cell table:style-name="ce22" office:value-type="string">
            <text:p> the Acochlidia have a long history of controversial placements</text:p>
          </table:table-cell>
          <table:table-cell table:style-name="ce22" office:value-type="string">
            <text:p> among others influenced by convergent adaptation to the mainly meiofaunal habitats. The present study includes six out of seven acochlidian families in a comprehensive euthyneuran taxon sampling with special focus on minute</text:p>
          </table:table-cell>
          <table:table-cell table:style-name="ce22" office:value-type="string">
            <text:p> aberrant slugs. Since there is no fossil record of tiny</text:p>
          </table:table-cell>
          <table:table-cell table:style-name="ce22" office:value-type="string">
            <text:p> shell-less gastropods</text:p>
          </table:table-cell>
          <table:table-cell table:style-name="ce22" office:value-type="string">
            <text:p> a molecular clock was used to estimate divergence times within Euthyneura. RESULTS: Our multi-locus molecular study confirms Acochlidia in a pulmonate relationship</text:p>
          </table:table-cell>
          <table:table-cell table:style-name="ce22" office:value-type="string">
            <text:p> as sister to Eupulmonata. Previous hypotheses of opisthobranch relations</text:p>
          </table:table-cell>
          <table:table-cell table:style-name="ce22" office:value-type="string">
            <text:p> or of a common origin with other meiofaunal Euthyneura</text:p>
          </table:table-cell>
          <table:table-cell table:style-name="ce22" office:value-type="string">
            <text:p> are clearly rejected. The enigmatic amphibious and insectivorous Aitengidae incerta sedis clusters within Acochlidia</text:p>
          </table:table-cell>
          <table:table-cell table:style-name="ce22" office:value-type="string">
            <text:p> as sister to meiofaunal and brackish Pseudunelidae and limnic Acochlidiidae. Euthyneura</text:p>
          </table:table-cell>
          <table:table-cell table:style-name="ce22" office:value-type="string">
            <text:p> Opisthobranchia and Pulmonata as traditionally defined are non-monophyletic. A relaxed molecular clock approach indicates a late Palaeozoic diversification of Euthyneura and a Mesozoic origin of the major euthyneuran diversity</text:p>
          </table:table-cell>
          <table:table-cell table:style-name="ce22" office:value-type="string">
            <text:p> including Acochlidia. CONCLUSIONS: The present study shows that the inclusion of small</text:p>
          </table:table-cell>
          <table:table-cell table:style-name="ce22" office:value-type="string">
            <text:p> enigmatic groups is necessary to solve deep-level phylogenetic relationships</text:p>
          </table:table-cell>
          <table:table-cell table:style-name="ce22" office:value-type="string">
            <text:p> and underlines that "pulmonate" and "opisthobranch" phylogeny</text:p>
          </table:table-cell>
          <table:table-cell table:style-name="ce22" office:value-type="string">
            <text:p> respectively</text:p>
          </table:table-cell>
          <table:table-cell table:style-name="ce22" office:value-type="string">
            <text:p> cannot be solved independently from each other. Our phylogenetic hypothesis requires reinvestigation of the traditional classification of Euthyneura: morphological synapomorphies of the traditionally defined Pulmonata and Opisthobranchia are evaluated in light of the presented phylogeny</text:p>
          </table:table-cell>
          <table:table-cell table:style-name="ce22" office:value-type="string">
            <text:p> and a redefinition of major groups is proposed. It is demonstrated that the invasion of the meiofaunal habitat has occurred several times independently in various euthyneuran taxa</text:p>
          </table:table-cell>
          <table:table-cell table:style-name="ce22" office:value-type="string">
            <text:p> leading to convergent adaptations previously misinterpreted as synapomorphies. The inclusion of Acochlidia extends the structural and biological diversity in pulmonates</text:p>
          </table:table-cell>
          <table:table-cell table:style-name="ce22" office:value-type="string">
            <text:p> presenting a remarkable flexibility concerning habitat choice."</text:p>
          </table:table-cell>
        </table:table-row>
        <table:table-row table:style-name="ro3">
          <table:table-cell table:style-name="ce22" office:value-type="string">
            <text:p>Jacobs2010</text:p>
          </table:table-cell>
          <table:table-cell table:style-name="ce25" office:value-type="string">
            <text:p>Phylogenetic analysis was based on parsimony using PAUP
4.0* (Phylogenetic Analysis Using Parsimony* and Other
Methods version 4; Swofford 2002). Heuristic searches were
done with random addition of sequences (100 replicates),
tree bisection-reconnection (TBR) branch swapping, and MUL-
PAR effective and MaxTrees set to auto-increase... The combinability
of the TEF and BT data sets was tested using the partition
homogeneity test in PAUP 4.0* (Farris et al. 1994)... The partition homogeneity test
showed sufficient probability to accept the null hypothesis
(P &lt; 0.5) to combine the data sets for the TEF and BT gene regions.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5">
            <text:p>0.5</text:p>
          </table:table-cell>
          <table:table-cell/>
          <table:table-cell table:style-name="ce22" office:value-type="string">
            <text:p>EFL perhaps</text:p>
          </table:table-cell>
          <table:table-cell table:style-name="ce22" office:value-type="string">
            <text:p>SERIOUS</text:p>
          </table:table-cell>
          <table:table-cell/>
          <table:table-cell table:style-name="ce22" office:value-type="string">
            <text:p>Jacobs, Adriaana; {Van Wyk}, Pieter Schalk; Marasas, Walter F O; Wingfield, Brenda D; Wingfield, Michael J &amp; Coutinho, Teresa a</text:p>
          </table:table-cell>
          <table:table-cell table:style-name="ce22" office:value-type="string">
            <text:p>Fusarium ananatum sp. nov. in the Gibberella fujikuroi species complex from pineapples with fruit rot in South Africa.</text:p>
          </table:table-cell>
          <table:table-cell table:style-name="ce22" office:value-type="string">
            <text:p>Fungal biology</text:p>
          </table:table-cell>
          <table:table-cell table:style-name="ce22" office:value-type="float" office:value="114">
            <text:p>114</text:p>
          </table:table-cell>
          <table:table-cell table:style-name="ce22" office:value-type="float" office:value="7">
            <text:p>7</text:p>
          </table:table-cell>
          <table:table-cell table:style-name="ce22" office:value-type="string">
            <text:p>July</text:p>
          </table:table-cell>
          <table:table-cell table:style-name="ce22" office:value-type="string">
            <text:p>515--27</text:p>
          </table:table-cell>
          <table:table-cell table:style-name="ce22" office:value-type="float" office:value="2010">
            <text:p>2010</text:p>
          </table:table-cell>
          <table:table-cell table:style-name="ce22" office:value-type="string">
            <text:p>http://www.ncbi.nlm.nih.gov/pubmed/20943163</text:p>
          </table:table-cell>
          <table:table-cell table:style-name="ce22" office:value-type="string">
            <text:p>Elsevier Ltd</text:p>
          </table:table-cell>
          <table:table-cell/>
          <table:table-cell table:style-name="ce22" office:value-type="string">
            <text:p>Pineapple (Ananas comosus) is native to South America and widely planted as a fruit crop in the tropics and sub-tropics. This plant is susceptible to a number of fungal diseases of which the most severe is fusariosis. The disease is caused by Fusarium guttiforme and occurs only in South and Central America. The occurrence of a similar disease on pineapples in South Africa has prompted a re-evaluation of the Fusarium sp. associated with pineapple fruit rot. Phylogenetic relationships of isolates from pineapples collected in Brazil and South Africa were assessed based on sequence data for the translation elongation factor-1-$\alpha$, histone H3 and $\beta$-tubulin gene regions. Analyses showed that the South African isolates represent a species distinct from Brazilian isolates. The South African isolates are characterised by a concentration of aerial mycelium at the centres of the colonies, different to the Brazilian isolates that have an even distribution of aerial mycelium. Both phylogenetic and morphological data show that the disease on pineapple in South Africa is caused by a new Fusarium species described here as F. ananatum sp. nov.</text:p>
          </table:table-cell>
          <table:table-cell/>
          <table:table-cell table:style-name="ce22" office:value-type="string">
            <text:p>Ananas,Ananas: microbiology,Brazil,Fruit,Fruit: microbiology,Fungal Proteins,Fungal Proteins: genetics,Fusarium,Fusarium: classification,Fusarium: genetics,Fusarium: isolation \&amp; purification,Gibberella,Gibberella: classification,Gibberella: genetics,Gibberella: isolation \&amp; purification,Molecular Sequence Data,Peptide Elongation Factor 1,Peptide Elongation Factor 1: genetics,Phylogeny,Plant Diseases,Plant Diseases: microbiology,South Africa</text:p>
          </table:table-cell>
        </table:table-row>
        <table:table-row table:style-name="ro3">
          <table:table-cell table:style-name="ce22" office:value-type="string">
            <text:p>Jacobs2009</text:p>
          </table:table-cell>
          <table:table-cell table:style-name="ce25" office:value-type="string">
            <text:p>Both a partition homogeneity test (Farris et al.
1995) and a Templeton Nonparametric Wilcoxon Signed
Ranked Test (Kellogg et al. 1996) was performed to
determine whether the three datasets could be combined... Results of both the partition
homogeneity test (Farris et al. 1995) as well as a Templeton
Nonparametric Wilcoxon Signed Ranked Test (Kellogg et
al. 1996) showed that the three datasets could be combined.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Jacobs, Karin; Krokene, Paal; Solheim, Halvor &amp; Wingfield, Michael J.</text:p>
          </table:table-cell>
          <table:table-cell table:style-name="ce22" office:value-type="string">
            <text:p>Two new species of Leptographium from Dryocetes authographus and Hylastes cunicularius in Norway</text:p>
          </table:table-cell>
          <table:table-cell table:style-name="ce22" office:value-type="string">
            <text:p>Mycological Progress</text:p>
          </table:table-cell>
          <table:table-cell table:style-name="ce22" office:value-type="float" office:value="9">
            <text:p>9</text:p>
          </table:table-cell>
          <table:table-cell table:style-name="ce22" office:value-type="float" office:value="1">
            <text:p>1</text:p>
          </table:table-cell>
          <table:table-cell table:style-name="ce22" office:value-type="string">
            <text:p>September</text:p>
          </table:table-cell>
          <table:table-cell table:style-name="ce22" office:value-type="string">
            <text:p>69--78</text:p>
          </table:table-cell>
          <table:table-cell table:style-name="ce22" office:value-type="float" office:value="2009">
            <text:p>2009</text:p>
          </table:table-cell>
          <table:table-cell table:style-name="ce22" office:value-type="string">
            <text:p>http://www.springerlink.com/index/10.1007/s11557-009-0620-6</text:p>
          </table:table-cell>
          <table:table-cell table:number-columns-repeated="4"/>
          <table:table-cell table:style-name="ce22" office:value-type="string">
            <text:p>bark beetle-associated fungi,dryocetes authographus,hylastes cunicularius,leptographium chlamydatum,leptographium curvisporum</text:p>
          </table:table-cell>
        </table:table-row>
        <table:table-row table:style-name="ro3">
          <table:table-cell table:style-name="ce22" office:value-type="string">
            <text:p>Jacobsen2010</text:p>
          </table:table-cell>
          <table:table-cell table:style-name="ce25" office:value-type="string">
            <text:p>Equally-weighted maxi-
mum parsimony heuristic searches were conducted in PAUP*
(Swofford, 2002), with ten random addition sequence replicates
and tree bisection–reconnection (TBR) branch-swapping. Separate
MP analyses were performed with the exclusion and inclusion of
indel characters. Potentially informative indel (insertion–deletion)
characters identified by alignment gaps were coded as binary char-
acters according to the method of modified complex indel coding
(Müller, 2006) implemented in the software SeqState 1.4 (Müller,
2005)... First, a partition homoge-
neity test (ILD tests: Farris et al., 1994) was conducted in PAUP*
4.0b10 (Swofford, 2002) to test for phylogenetic conflict between
the mtDNA and Z-intron DNA data sets. Only ingroup taxa and par-
simony-informative characters were considered for this test... The ILD test revealed no strong conflict between these two
independent estimates of the underlying species tree (p = 0.655).
 
</text:p>
          </table:table-cell>
          <table:table-cell table:style-name="ce22" office:value-type="float" office:value="0">
            <text:p>0</text:p>
          </table:table-cell>
          <table:table-cell table:style-name="ce22" office:value-type="string">
            <text:p>MCIC</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2" office:value-type="float" office:value="0.655">
            <text:p>0.655</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outgroups exc.</text:p>
          </table:table-cell>
          <table:table-cell table:number-columns-repeated="2"/>
          <table:table-cell table:style-name="ce22" office:value-type="string">
            <text:p>Jacobsen, Frode; Friedman, Nicholas R &amp; Omland, Kevin E</text:p>
          </table:table-cell>
          <table:table-cell table:style-name="ce22" office:value-type="string">
            <text:p>Congruence between nuclear and mitochondrial DNA: combination of multiple nuclear introns resolves a well-supported phylogeny of New World orioles (Icterus).</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1">
            <text:p>1</text:p>
          </table:table-cell>
          <table:table-cell table:style-name="ce22" office:value-type="string">
            <text:p>July</text:p>
          </table:table-cell>
          <table:table-cell table:style-name="ce22" office:value-type="string">
            <text:p>419--27</text:p>
          </table:table-cell>
          <table:table-cell table:style-name="ce22" office:value-type="float" office:value="2010">
            <text:p>2010</text:p>
          </table:table-cell>
          <table:table-cell table:style-name="ce22" office:value-type="string">
            <text:p>http://www.ncbi.nlm.nih.gov/pubmed/20363347</text:p>
          </table:table-cell>
          <table:table-cell table:style-name="ce22" office:value-type="string">
            <text:p>Elsevier Inc.</text:p>
          </table:table-cell>
          <table:table-cell/>
          <table:table-cell table:style-name="ce22" office:value-type="string">
            <text:p>Darwin's vision of a Tree of Life" showing evolutionary relationships among all extant species seems an increasingly feasible goal</text:p>
          </table:table-cell>
          <table:table-cell table:style-name="ce22" office:value-type="string">
            <text:p> at least for vertebrate animals. However</text:p>
          </table:table-cell>
          <table:table-cell table:style-name="ce22" office:value-type="string">
            <text:p> virtually all published molecular phylogenies for closely related animals are based on a single locus - maternally inherited mitochondrial DNA. New approaches using multiple nuclear loci are needed to test published trees and better resolve the twigs of the entire tree of life. Here we use New World orioles (Icterus) to test an approach based on combined analysis of six independent Z chromosome introns. Combined analysis of multiple introns using traditional phylogenetic methods resolved a well-supported species phylogeny of New World orioles. In fact</text:p>
          </table:table-cell>
          <table:table-cell table:style-name="ce22" office:value-type="string">
            <text:p> all major lineages of orioles and several sub-clades that are well-supported by previously published mtDNA data are also strongly supported by the combined nuclear Z-intron tree. The male-biased Z-intron tree presented here is overwhelmingly congruent with the female-exclusive mtDNA tree. A slow rate of mutation relative to mtDNA resulted in generally poorly resolved gene trees when intron loci were analyzed separately. However</text:p>
          </table:table-cell>
          <table:table-cell table:style-name="ce22" office:value-type="string">
            <text:p> strong phylogenetic signal for all but the most recent divergences emerged once multiple loci were concatenated and analyzed in combination. Although there clearly are conditions under which concatenation analysis of nuclear DNA can be misleading</text:p>
          </table:table-cell>
          <table:table-cell table:style-name="ce22" office:value-type="string">
            <text:p> the congruence between mitochondrial and nuclear estimates of the Icterus phylogeny suggests that concatenation remains a powerful tool for inferring phylogenetic relationships for all but very recent divergences."</text:p>
          </table:table-cell>
          <table:table-cell/>
          <table:table-cell table:style-name="ce22" office:value-type="string">
            <text:p>Animals,Bayes Theorem,Cell Nucleus,Cell Nucleus: genetics,DNA, Mitochondrial,DNA, Mitochondrial: genetics,Evolution, Molecular,Female,Introns,Introns: genetics,Likelihood Functions,Male,Models, Genetic,Phylogeny,Sequence Alignment,Sequence Analysis, DNA,Songbirds,Songbirds: classification,Songbirds: genetics</text:p>
          </table:table-cell>
        </table:table-row>
        <table:table-row table:style-name="ro3">
          <table:table-cell table:style-name="ce22" office:value-type="string">
            <text:p>Javonillo2010</text:p>
          </table:table-cell>
          <table:table-cell table:style-name="ce25" office:value-type="string">
            <text:p>To rapidly assess
congruence among partitions, incongruence length difference
(ILD) tests (Farris et al., 1995) were performed in WinClada ver.
1.00.08 (Nixon, 2002) after excluding uninformative characters
and reducing the number of taxa to those with data in all
partitions (n = 39 taxa). For each ILD test, 1000 replicates were
run, with two Wagner trees per replication. All pairwise gene com-
parisons were made (12S vs. 16S, 12S vs. COI, etc.), as well as
tests consisting of mitochondrial vs. nuclear partitions (i.e.,
12S+16S+COI vs. RAG2), protein-coding vs. non-protein-coding
genes (COI+RAG2 vs. 12S+16S), each gene vs. combined data, and
all genes simultaneously... All ILD tests re-
jected null hypotheses of congruence (for every test p = 0.0010)... Although ILD tests suggest that gene partitions, if analyzed indi-
vidually, would produce different topologies, the best phylogenetic
hypothesis results from simultaneous analysis of all partitions
(Kluge, 1989; Nixon and Carpenter, 1996). Nevertheless, the evolu-
tionary processes underlying the incongruence among partitions
are worthy of future exploration.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table-cell table:style-name="ce22" office:value-type="string">
            <text:p>2 wagner trees per rep</text:p>
          </table:table-cell>
          <table:table-cell table:style-name="ce22" office:value-type="float" office:value="0">
            <text:p>0</text:p>
          </table:table-cell>
          <table:table-cell table:style-name="ce26" office:value-type="string">
            <text:p>0.001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reduced dataset, suspicious → a lot of unreported pairwise tests</text:p>
          </table:table-cell>
          <table:table-cell table:style-name="ce22" office:value-type="string">
            <text:p>SERIOUS</text:p>
          </table:table-cell>
          <table:table-cell/>
          <table:table-cell table:style-name="ce22" office:value-type="string">
            <text:p>Javonillo, Robert; Malabarba, Luiz R; Weitzman, Stanley H &amp; Burns, John R</text:p>
          </table:table-cell>
          <table:table-cell table:style-name="ce22" office:value-type="string">
            <text:p>Relationships among major lineages of characid fishes (Teleostei: Ostariophysi: Characiformes), based on molecular sequence data.</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February</text:p>
          </table:table-cell>
          <table:table-cell table:style-name="ce22" office:value-type="string">
            <text:p>498--511</text:p>
          </table:table-cell>
          <table:table-cell table:style-name="ce22" office:value-type="float" office:value="2010">
            <text:p>2010</text:p>
          </table:table-cell>
          <table:table-cell table:style-name="ce22" office:value-type="string">
            <text:p>http://www.ncbi.nlm.nih.gov/pubmed/19720150</text:p>
          </table:table-cell>
          <table:table-cell table:style-name="ce22" office:value-type="string">
            <text:p>Elsevier Inc.</text:p>
          </table:table-cell>
          <table:table-cell/>
          <table:table-cell table:style-name="ce22" office:value-type="string">
            <text:p>The family Characidae is a group of freshwater bony fishes that exhibits high species-level diversity and whose members inhabit parts of Texas, Mexico, and Central and South America. Thus far, morphological data have been of limited use in discerning relationships among subfamilies and incertae sedis genera of the family Characidae. In this study, DNA sequence data from GenBank were combined with new sequences for analyses under Bayesian and parsimony schemes. Sequences fell into four gene partitions, with three genes in the mitochondrial subset (12S, 16S, COI genes) and one gene in the nuclear subset (RAG2 gene). Inferred Bayesian and parsimony-based phylogenies reject the monophyly of certain groups (e.g., Astyanax, Hyphessobrycon, and Bryconamericus), do not reject the monophyly of others (e.g., Cheirodontinae and clade A" of previous authors)</text:p>
          </table:table-cell>
          <table:table-cell table:style-name="ce22" office:value-type="string">
            <text:p> and present new sister-group hypotheses (e.g.</text:p>
          </table:table-cell>
          <table:table-cell table:style-name="ce22" office:value-type="string">
            <text:p> Brittanichthys sister to Paracheirodon). Sister to clade A is a lineage referred to herein as "clade B" which includes Exodon and exemplars from Cheirodontinae (the most basal lineage within clade B)</text:p>
          </table:table-cell>
          <table:table-cell table:style-name="ce22" office:value-type="string">
            <text:p> Aphyocharacinae</text:p>
          </table:table-cell>
          <table:table-cell table:style-name="ce22" office:value-type="string">
            <text:p> Tetragonopterinae</text:p>
          </table:table-cell>
          <table:table-cell table:style-name="ce22" office:value-type="string">
            <text:p> and Characinae (excluding Gnathocharax). "Clade C" is sister to A+B and contains representatives of large incertae sedis genera (e.g.</text:p>
          </table:table-cell>
          <table:table-cell table:style-name="ce22" office:value-type="string">
            <text:p> Hyphessobrycon</text:p>
          </table:table-cell>
          <table:table-cell table:style-name="ce22" office:value-type="string">
            <text:p> Hemigrammus)</text:p>
          </table:table-cell>
          <table:table-cell table:style-name="ce22" office:value-type="string">
            <text:p> as well as members of Stethaprioninae. Unless certain other subfamilial names are to be disregarded</text:p>
          </table:table-cell>
          <table:table-cell table:style-name="ce22" office:value-type="string">
            <text:p> the use of Tetragonopterinae should continue to be restricted to species of Tetragonopterus because other genera previously referred to this subfamily grouped in clades A or C</text:p>
          </table:table-cell>
          <table:table-cell table:style-name="ce22" office:value-type="string">
            <text:p> quite distant from Tetragonopterus."</text:p>
          </table:table-cell>
          <table:table-cell/>
          <table:table-cell table:style-name="ce22" office:value-type="string">
            <text:p>Animals,Bayes Theorem,Cell Nucleus,Cell Nucleus: genetics,DNA, Mitochondrial,DNA, Mitochondrial: genetics,Evolution, Molecular,Fishes,Fishes: classification,Fishes: genetics,Models, Genetic,Phylogeny,Sequence Alignment,Sequence Analysis, DNA</text:p>
          </table:table-cell>
        </table:table-row>
        <table:table-row table:style-name="ro3">
          <table:table-cell table:style-name="ce22" office:value-type="string">
            <text:p>Jezkova2009</text:p>
          </table:table-cell>
          <table:table-cell table:style-name="ce25" office:value-type="string">
            <text:p>An incongruence
length difference test (Farris et al., 1994), performed
with the program PAUP* (version 4.10b; Swofford,
2003), indicated that the sequences from the ND2
(1044 bp for A. poncensis, 1041 bp for A. cooki) and
Cyt b (1085 bp for A. poncensis, 1083 bp for A. cooki)
genes contained a congruent phylogenetic signal
(1000 replicates, P = 1.0) in the two anol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1.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Between 2 species</text:p>
          </table:table-cell>
          <table:table-cell table:style-name="ce22" office:value-type="string">
            <text:p>SERIOUS</text:p>
          </table:table-cell>
          <table:table-cell/>
          <table:table-cell table:style-name="ce22" office:value-type="string">
            <text:p>Jezkova, Tereza; Leal, Manuel &amp; Rodr\'{\i}guez-Robles, Javier a.</text:p>
          </table:table-cell>
          <table:table-cell table:style-name="ce22" office:value-type="string">
            <text:p>Living together but remaining apart: comparative phylogeography of Anolis poncensis and A. cooki, two lizards endemic to the aridlands of Puerto Rico</text:p>
          </table:table-cell>
          <table:table-cell table:style-name="ce22" office:value-type="string">
            <text:p>Biological Journal of the Linnean Society</text:p>
          </table:table-cell>
          <table:table-cell table:style-name="ce22" office:value-type="float" office:value="96">
            <text:p>96</text:p>
          </table:table-cell>
          <table:table-cell table:style-name="ce22" office:value-type="float" office:value="3">
            <text:p>3</text:p>
          </table:table-cell>
          <table:table-cell table:style-name="ce22" office:value-type="string">
            <text:p>February</text:p>
          </table:table-cell>
          <table:table-cell table:style-name="ce22" office:value-type="string">
            <text:p>617--634</text:p>
          </table:table-cell>
          <table:table-cell table:style-name="ce22" office:value-type="float" office:value="2009">
            <text:p>2009</text:p>
          </table:table-cell>
          <table:table-cell table:style-name="ce22" office:value-type="string">
            <text:p>http://doi.wiley.com/10.1111/j.1095-8312.2008.01147.x</text:p>
          </table:table-cell>
        </table:table-row>
        <table:table-row table:style-name="ro3">
          <table:table-cell table:style-name="ce22" office:value-type="string">
            <text:p>Jiang2009</text:p>
          </table:table-cell>
          <table:table-cell table:style-name="ce25" office:value-type="string">
            <text:p>To assess congruence among the different DNA re-
gions, i.e. (1) three cpDNA regions, (2) combined nuclear genes
(ITS vs. RPB2), (3) cpDNA vs. RPB2, (4) cpDNA vs. ITS, and (5) cpDNA
vs. nDNA, the maximum parsimony (MP)-based incongruence
length difference (ILD) test (Farris et al., 1994) as implemented in
PAUPÃ 4.0b10 (Swofford, 2002) was performed with 1000 replica-
tions of branch-and-bound search. Following Cunningham (1997),
Swofford (2002) and Peng and Wang (2008), we selected a P value
of 0.01 as a significance criterion for this test... The ILD test showed no significant incongruence among three
cpDNA fragments (P &gt; 0.01), so we combined these sequences into
a single dataset for further phylogenetic analyses... The P value for different combined DNA regions from the ILD
test were all above 0.01, which indicated no significant incongru-
ence among different sequenc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gt; 0.01</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3 loci one test</text:p>
          </table:table-cell>
          <table:table-cell table:style-name="ce22" office:value-type="string">
            <text:p>SERIOUS</text:p>
          </table:table-cell>
          <table:table-cell/>
          <table:table-cell table:style-name="ce22" office:value-type="string">
            <text:p>Jiang, Ling-Yan; Qian, Zeng-Qiang; Guo, Zhi-Gang; Wang, Chong &amp; Zhao, Gui-Fang</text:p>
          </table:table-cell>
          <table:table-cell table:style-name="ce22" office:value-type="string">
            <text:p>Polyploid origins in Gynostemma pentaphyllum (Cucurbitaceae) inferred from multiple gene sequences.</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1">
            <text:p>1</text:p>
          </table:table-cell>
          <table:table-cell table:style-name="ce22" office:value-type="string">
            <text:p>July</text:p>
          </table:table-cell>
          <table:table-cell table:style-name="ce22" office:value-type="string">
            <text:p>183--91</text:p>
          </table:table-cell>
          <table:table-cell table:style-name="ce22" office:value-type="float" office:value="2009">
            <text:p>2009</text:p>
          </table:table-cell>
          <table:table-cell table:style-name="ce22" office:value-type="string">
            <text:p>http://www.ncbi.nlm.nih.gov/pubmed/19292995</text:p>
          </table:table-cell>
          <table:table-cell table:style-name="ce22" office:value-type="string">
            <text:p>Elsevier Inc.</text:p>
          </table:table-cell>
          <table:table-cell/>
          <table:table-cell table:style-name="ce22" office:value-type="string">
            <text:p>The genus Gynostemma (Cucurbitaceae) constitutes a polyploid group of perennial creeping herbs, in whose evolution polyploidization is a key component. With the largest variety of cytotypes (2n=22, 44, 66 and 88) in Gynostemma, G. pentaphyllum is also the most widespread species in this genus. In the present study, we inferred the origins of polyploids in G. pentaphyllum using sequences of the plastid intergenic spacers (trnL-trnF, psbB-psbF and rpl20-rps12) and cloned DNA sequences from two nuclear regions (RPB2 and nrDNA ITS). Phylogenetic analyses of the separate and the combined nuclear gene datasets all supported autoploid origins of polyploids in G. pentaphyllum. Three polyploid populations were more closely related, indicating that significant genetic differentiation may have occurred between diploids and polyploids. We concluded that polyploidization might be an important evolutionary mechanism in the diversification of G. pentaphyllum. On the other hand, no chloroplast DNA (cpDNA) variation was detected in ingroups except the octoploid DL 8x, which possessed a different cpDNA haplotype from the other populations of G. pentaphyllum. This can be explained by limited sample sizes, possible extinction of its diploid progenitors and/or the occurrence of chloroplast transfer through hybridization with other Gynostemma species. However, the distribution of cytotypes in G. pentaphyllum was not as typical as many other autopolyploid complexes. Polyploidization failed to contribute significantly to the expansion of its geographic range. The geographic distribution of diploids and polyploids in G. pentaphyllum may be associated with the past ecological environments of different areas, especially during the glacial period.</text:p>
          </table:table-cell>
          <table:table-cell/>
          <table:table-cell table:style-name="ce22" office:value-type="string">
            <text:p>Cell Nucleus,Cell Nucleus: genetics,DNA, Chloroplast,DNA, Chloroplast: genetics,DNA, Plant,DNA, Plant: genetics,Evolution, Molecular,Genetics, Population,Genome, Plant,Gynostemma,Gynostemma: classification,Gynostemma: genetics,Models, Genetic,Phylogeny,Polyploidy,Sequence Alignment,Sequence Analysis, DNA</text:p>
          </table:table-cell>
        </table:table-row>
        <table:table-row table:style-name="ro3">
          <table:table-cell table:style-name="ce22" office:value-type="string">
            <text:p>Jin2010</text:p>
          </table:table-cell>
          <table:table-cell table:style-name="ce25" office:value-type="string">
            <text:p>Two adjoining fragments (genes encoding ND2 and tRNAs)
were analyzed together because they were judged congruent using
the Incongruence Length Different test (Farris et al., 1994). Analy-
ses were performed using PAUP* v. 4.0b10 (Swofford, 1998) unless
otherwise stated... MP analysis was performed using heuristic searches with TBR
branch swapping and 10 replicates of random addition of taxa;
only minimal trees were retained and zero-length branches were
collapsed. Results for the different weighing were congruent and
only results of equal weighting are shown.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text:p>
          </table:table-cell>
          <table:table-cell table:style-name="ce22" office:value-type="string">
            <text:p>SERIOUS</text:p>
          </table:table-cell>
          <table:table-cell/>
          <table:table-cell table:style-name="ce22" office:value-type="string">
            <text:p>Jin, Yuan-Ting &amp; Liu, Nai-Fa</text:p>
          </table:table-cell>
          <table:table-cell table:style-name="ce22" office:value-type="string">
            <text:p>Phylogeography of Phrynocephalus erythrurus from the Qiangtang Plateau of the Tibetan Plateau.</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3">
            <text:p>3</text:p>
          </table:table-cell>
          <table:table-cell table:style-name="ce22" office:value-type="string">
            <text:p>March</text:p>
          </table:table-cell>
          <table:table-cell table:style-name="ce22" office:value-type="string">
            <text:p>933--40</text:p>
          </table:table-cell>
          <table:table-cell table:style-name="ce22" office:value-type="float" office:value="2010">
            <text:p>2010</text:p>
          </table:table-cell>
          <table:table-cell table:style-name="ce22" office:value-type="string">
            <text:p>http://www.ncbi.nlm.nih.gov/pubmed/19900565</text:p>
          </table:table-cell>
          <table:table-cell table:style-name="ce22" office:value-type="string">
            <text:p>Elsevier Inc.</text:p>
          </table:table-cell>
          <table:table-cell/>
          <table:table-cell table:style-name="ce22" office:value-type="string">
            <text:p>Phrynocephalus erythrurus of the Qiangtang Plateau occupies the highest regions of any reptile on earth. Here, we report mitochondrial DNA haplotypes sampled throughout the distribution of P. erythrurus and analyze patterns of genetic divergence among populations. The species diverged into two major lineages/subspecies at 3.67mya corresponding to the Northern and Southern Qiangtang Plateau. The Northern Qiangtang lineage diverged into two subpopulations at 2.76mya separated by the Beilu River Region and Wulanwula Mountains. Haplotypes from the southern Qiangtang lineage diverged 0.98mya as a star-shaped pattern. Analyses of molecular variance indicated that most of the observed genetic variation occurred among populations/regions implying long-term interruptions to gene flow. There was no evidence of sudden recent range expansions within any of the clades/lineages. NCPA infers allopatric fragmentation and restricted gene flow as the most likely mechanisms of population differentiation. Our results also indicate the presence of at least three refugia since the Hongya glaciation. Mountain movement and glaciations since mid-Pliocene are considered to have shaped phylogenetic patterns of P. erythrurus. P. erythrurus parva is suggested as a valid subspecies of P. erythrurus. Using four calibration points, we estimate an evolutionary rate of 0.762\% divergence per lineage per million years for a mitochondrial genomic segment comprising the genes encoding ND2, tRNA(Trp) and tRNA(Ala).</text:p>
          </table:table-cell>
          <table:table-cell/>
          <table:table-cell table:style-name="ce22" office:value-type="string">
            <text:p>Animals,China,DNA, Mitochondrial,DNA, Mitochondrial: genetics,Evolution, Molecular,Gene Flow,Genetic Speciation,Genetic Variation,Genetics, Population,Haplotypes,Lizards,Lizards: classification,Lizards: genetics,Models, Genetic,Phylogeny,Sequence Alignment,Sequence Analysis, DNA</text:p>
          </table:table-cell>
        </table:table-row>
        <table:table-row table:style-name="ro3">
          <table:table-cell table:style-name="ce22" office:value-type="string">
            <text:p>Johnson2010</text:p>
          </table:table-cell>
          <table:table-cell table:style-name="ce25" office:value-type="string">
            <text:p>We tested for conflicting phylogenetic signals among the
three independent datasets using the incongruence length
difference (ILD) test (Farris et al., 1994) implemented in
PAUP4.0b10 (Swofford, 2002). The tests were conducted
using 500 replicate partitions, each subjected to heuristic
searches with simple taxon addition, tree bisection–recon-
nection (TBR) branch swapping and keeping no more than
500 trees per replicate. ILD tests were conducted for each
pair of genes, and pairs returning nonsignificant P values
were combined for the final analys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
            <text:p>0</text:p>
          </table:table-cell>
          <table:table-cell table:style-name="ce22" office:value-type="string">
            <text:p>Simple + TBR</text:p>
          </table:table-cell>
          <table:table-cell table:style-name="ce22" office:value-type="float" office:value="0">
            <text:p>0</text:p>
          </table:table-cell>
          <table:table-cell table:style-name="ce26" office:value-type="string">
            <text:p>All &gt; 0.4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simple?</text:p>
          </table:table-cell>
          <table:table-cell table:style-name="ce22" office:value-type="string">
            <text:p>SERIOUS</text:p>
          </table:table-cell>
          <table:table-cell/>
          <table:table-cell table:style-name="ce22" office:value-type="string">
            <text:p>Johnson, Marc T J; Smith, Stacey D &amp; Rausher, Mark D</text:p>
          </table:table-cell>
          <table:table-cell table:style-name="ce22" office:value-type="string">
            <text:p>Effects of plant sex on range distributions and allocation to reproduction.</text:p>
          </table:table-cell>
          <table:table-cell table:style-name="ce22" office:value-type="string">
            <text:p>The New phytologist</text:p>
          </table:table-cell>
          <table:table-cell table:style-name="ce22" office:value-type="float" office:value="186">
            <text:p>186</text:p>
          </table:table-cell>
          <table:table-cell table:style-name="ce22" office:value-type="float" office:value="3">
            <text:p>3</text:p>
          </table:table-cell>
          <table:table-cell table:style-name="ce22" office:value-type="string">
            <text:p>May</text:p>
          </table:table-cell>
          <table:table-cell table:style-name="ce22" office:value-type="string">
            <text:p>769--79</text:p>
          </table:table-cell>
          <table:table-cell table:style-name="ce22" office:value-type="float" office:value="2010">
            <text:p>2010</text:p>
          </table:table-cell>
          <table:table-cell table:style-name="ce22" office:value-type="string">
            <text:p>http://www.ncbi.nlm.nih.gov/pubmed/20180909</text:p>
          </table:table-cell>
          <table:table-cell table:number-columns-repeated="2"/>
          <table:table-cell table:style-name="ce22" office:value-type="string">
            <text:p>Despite an abundance of theory, few empirical studies have explored the ecological and evolutionary consequences of sex. We used a comparative phylogenetic approach to examine whether transitions between sexual and asexual reproduction are associated with changes in the size and distribution of species' geographical ranges, and their investment in reproduction. Here, we reconstructed the phylogeny of the genus Oenothera sections Oenothera and Calylophus (Onagraceae), which contain 35 sexual and 30 functionally asexual species. From each species, we collected data on the geographical distribution and variation in plant traits related to reproduction. Functionally asexual species occurred at higher latitudes, but did not differ in range size, compared with sexual species. Transitions to asexuality were associated with decreased investment in floral structures, including the length of petals, floral tubes and styles. Decreased anther size and increased seed size within asexual species also suggest altered allocation to male and female fitness. The observed range shifts are consistent with superior colonization of environments by asexual species following glaciation, and the observed changes in reproductive allocation support predictions made by models relating to the evolution of selfing. Our results suggest that the evolutionary consequences of asexual reproduction might be less restrictive than previously thought.</text:p>
          </table:table-cell>
          <table:table-cell/>
          <table:table-cell table:style-name="ce22" office:value-type="string">
            <text:p>Flowers,Flowers: physiology,Geography,Heterozygote,Oenothera,Oenothera: physiology,Phylogeny,Quantitative Trait, Heritable,Reproduction,Sex Characteristics</text:p>
          </table:table-cell>
        </table:table-row>
        <table:table-row table:style-name="ro3">
          <table:table-cell table:style-name="ce22" office:value-type="string">
            <text:p>Jung2010</text:p>
          </table:table-cell>
          <table:table-cell table:style-name="ce25" office:value-type="string">
            <text:p>Maximum parsimony (MP) analysis was implemented in
PAUP*4.0b10 (Swofford, 1998) using a heuristic search procedure,
tree bisection reconnection (TBR) branch swapping, and 1000 ran-
dom sequence additions with 10 trees held at each pseudoreplicate.
All characters were treated as unordered and equally weighted for
MP analysis. The partition-homogeneity test (Farris et al.,
1994), as implemented in PAUP*, was performed to test for signifi-
cant phylogenetic conflict between the three gene fragments. For MP analyses, the partition–homogeneity test found signifi-
cant phylogenetic conflict among all possible data partitions (gen-
erally P = 0.001). Nevertheless, there was no conflict between
major nodes found in the analysis of individual datasets. Thus,
the concatenated data set was analyzed.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table-cell table:style-name="ce26" office:value-type="string">
            <text:p>0.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3 loci one test</text:p>
          </table:table-cell>
          <table:table-cell table:style-name="ce22" office:value-type="string">
            <text:p>SERIOUS</text:p>
          </table:table-cell>
          <table:table-cell/>
          <table:table-cell table:style-name="ce22" office:value-type="string">
            <text:p>Jung, Sunghoon; Kim, Hyojoong; Yamada, Kazutaka &amp; Lee, Seunghwan</text:p>
          </table:table-cell>
          <table:table-cell table:style-name="ce22" office:value-type="string">
            <text:p>Molecular phylogeny and evolutionary habitat transition of the flower bugs (Heteroptera: Anthocoridae).</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3">
            <text:p>3</text:p>
          </table:table-cell>
          <table:table-cell table:style-name="ce22" office:value-type="string">
            <text:p>October</text:p>
          </table:table-cell>
          <table:table-cell table:style-name="ce22" office:value-type="string">
            <text:p>1173--1183</text:p>
          </table:table-cell>
          <table:table-cell table:style-name="ce22" office:value-type="float" office:value="2010">
            <text:p>2010</text:p>
          </table:table-cell>
          <table:table-cell table:style-name="ce22" office:value-type="string">
            <text:p>http://www.ncbi.nlm.nih.gov/pubmed/20888925</text:p>
          </table:table-cell>
          <table:table-cell table:style-name="ce22" office:value-type="string">
            <text:p>Elsevier Inc.</text:p>
          </table:table-cell>
          <table:table-cell/>
          <table:table-cell table:style-name="ce22" office:value-type="string">
            <text:p>We performed a molecular phylogenetic study of the Anthocoridae, the flower bugs, based on maximum likelihood, maximum parsimony, and Bayesian analyses of Ôê╝3000 base pairs (bp) of DNA sequence from the mitochondrial 16S rRNA and nuclear 18S rRNA and 28S rRNA genes for 44 taxa. Our phylogenetic analyses indicates that (i) the tribe Cardiastethini (Dufouriellini) could be a paraphyletic group, as the genera Amphiareus and Dysepicritus are not included in the tribe; (ii) the main subgroups, Oriini and Anthocorini, are monophyletic within Anthocoridae; (iii) three tribes of Blaptostethini, Xylocorini, and Scolopini are separated from the main anthocorid clade which is composed of Anthocorini, Cardiastethini, and Oriini, suggesting that Anthocoridae could not be monophyletic. We compared our molecular phylogeny to previous hypotheses of evolutionary relationships within Cimicoidea based on different anthocorid classification systems using alternative hypothesis tests (Kishino-Hasegawa and Shimodaira-Hasegawa tests). BayesTraits were used to examine the ancestral character states inferring historical habitat patterns of the Anthocoridae. Reconstruction of the ancestral habitat patterns of the Anthocoridae suggests that dead plants may have served as an important habitat for the common ancestor of anthocorids. The biological events such as diversification of angiosperms and anthocorid prey might have provided anthocorids with more habitat options, such as living plants; thereafter, Anthocorini and Amphiareus appeared to have evolved increasingly specialized habitat relationships.</text:p>
          </table:table-cell>
        </table:table-row>
        <table:table-row table:style-name="ro3">
          <table:table-cell table:style-name="ce22" office:value-type="string">
            <text:p>Kato2010</text:p>
          </table:table-cell>
          <table:table-cell table:style-name="ce25" office:value-type="string">
            <text:p>Incongruence length difference
(ILD) tests (Farris et al., 1994) based on 1000 replicates of heuristic
search algorithms (Swofford et al., 1996) were performed to exam-
ine conflicts among the loci. We performed ILD tests for all pairs of
loci (pairwise ILD test) and discarded tRNA-VAL, which showed
significant incongruence with other loci in the data set. Phyloge-
netic analyses were performed by applying both maximum
parsimony (MP) and Bayesian inference. The MP analysis was con-
ducted using PAUP* 4.0b10 (Swofford, 2002) by heuristic search
with 1000 random stepwise addition replicates, tree bisection–
reconnection branch swapping, and saving multiple trees
(MulTrees). All gaps in the data set were treated as missing data,
and ambiguous aligned sites were excluded from the analysis... The pairwise ILD test indicated that
tRNA-VAL (69 bp) significantly differed from other genes. There-
fore, we removed tRNA-Val from the data set and used 3699 bp
for the molecular phylogenetic analyses. We combined the
16SrRNA, 12SrRNA, COI, and EF-1a data sets, because the pairwise
ILD test indicated no significant conflict among these genes.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Kato, Toshihide; Bonet, Arturo; Yoshitake, Hiraku; Romero-N\'{a}poles, Jes\'{u}s; Jinbo, Utsugi; Ito, Motomi &amp; Shimada, Masakazu</text:p>
          </table:table-cell>
          <table:table-cell table:style-name="ce22" office:value-type="string">
            <text:p>Evolution of host utilization patterns in the seed beetle genus Mimosestes Bridwell (Coleoptera: Chrysomelidae: Bruchinae).</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3">
            <text:p>3</text:p>
          </table:table-cell>
          <table:table-cell table:style-name="ce22" office:value-type="string">
            <text:p>June</text:p>
          </table:table-cell>
          <table:table-cell table:style-name="ce22" office:value-type="string">
            <text:p>816--32</text:p>
          </table:table-cell>
          <table:table-cell table:style-name="ce22" office:value-type="float" office:value="2010">
            <text:p>2010</text:p>
          </table:table-cell>
          <table:table-cell table:style-name="ce22" office:value-type="string">
            <text:p>http://www.ncbi.nlm.nih.gov/pubmed/20211745</text:p>
          </table:table-cell>
          <table:table-cell table:style-name="ce22" office:value-type="string">
            <text:p>Elsevier Inc.</text:p>
          </table:table-cell>
          <table:table-cell/>
          <table:table-cell table:style-name="ce22" office:value-type="string">
            <text:p>The evolutionary history of diet breadth expansion and intergeneric host shifts in the seed beetle genus Mimosestes were reconstructed to investigate the process of host range expansion in phytophagous insects. The evolutionary correlation between diet breadth and variation in oviposition behavior of Mimosestes was also examined to estimate the process of generalist evolution within the genus. Ancestral state reconstruction based on a molecular phylogeny inferred from three mitochondrial markers (16S rRNA, 12S rRNA, and COI) and one nuclear marker (EF-1alpha) revealed that host utilization patterns were shaped by repeated colonizations to novel or pre-adapted host plants. Neither plant genus and species group level host conservatism nor an evolutionary tendency toward specialization was found in the genus, contrary to the expectations of plant-insect co-evolutionary theory. In addition, statistical analyses revealed that diet breadth was significantly correlated with oviposition behavior, suggesting that behavioral factors such as the oviposition preferences of female seed beetles affect the expansion of diet breadth in generalists.</text:p>
          </table:table-cell>
          <table:table-cell/>
          <table:table-cell table:style-name="ce22" office:value-type="string">
            <text:p>Animals,Beetles,Beetles: genetics,DNA, Mitochondrial,DNA, Mitochondrial: genetics,Evolution, Molecular,Feeding Behavior,Female,Oviposition,Oviposition: genetics,Phylogeny,Plants,Sequence Analysis, DNA,Species Specificity</text:p>
          </table:table-cell>
        </table:table-row>
        <table:table-row table:style-name="ro3">
          <table:table-cell table:style-name="ce22" office:value-type="string">
            <text:p>Kim2009</text:p>
          </table:table-cell>
          <table:table-cell table:style-name="ce25" office:value-type="string">
            <text:p>Gaps were excluded from the alignment but
each indel was recorded as a binary character according to
the “simple gap coding” method (Simmons and Ochoterena
2000). Sequence divergences were estimated on the basis of
pairwise genetic distance (p-distance). The phylogenetic
reconstruction of the sequences was performed by maximum
parsimony (MP) methods with the PAUP* program 4.0
(Swofford 2002), and all characters were coded as having
equal weight. Most parsimonious trees were searched with a
heuristic algorithm comprising tree bisection-reconnection,
branch swapping, MULPARS, and the alternative character
State...
Before combining the three
chloroplast data sets, congruence was assessed by comparing
the MP bootstrap trees for each data set and by conducting
the partition homogeneity test (Farris et al. 1995) with the
PAUP* program and 1,000 heuristic search replications...</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5">
            <text:p>0.5</text:p>
          </table:table-cell>
          <table:table-cell table:style-name="ce22" office:value-type="string">
            <text:p>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Kim, Changkyun; Na, Hye Ryun; Shin, Hyunchur &amp; Choi, Hong-Keun</text:p>
          </table:table-cell>
          <table:table-cell table:style-name="ce22" office:value-type="string">
            <text:p>Systematic Evaluation of Isoetes asiatica Makino (Isoetaceae) based on AFLP, nrITS, and Chloroplast DNA Sequences</text:p>
          </table:table-cell>
          <table:table-cell table:style-name="ce22" office:value-type="string">
            <text:p>Journal of Plant Biology</text:p>
          </table:table-cell>
          <table:table-cell table:style-name="ce22" office:value-type="float" office:value="52">
            <text:p>52</text:p>
          </table:table-cell>
          <table:table-cell table:style-name="ce22" office:value-type="float" office:value="6">
            <text:p>6</text:p>
          </table:table-cell>
          <table:table-cell table:style-name="ce22" office:value-type="string">
            <text:p>September</text:p>
          </table:table-cell>
          <table:table-cell table:style-name="ce22" office:value-type="string">
            <text:p>501--510</text:p>
          </table:table-cell>
          <table:table-cell table:style-name="ce22" office:value-type="float" office:value="2009">
            <text:p>2009</text:p>
          </table:table-cell>
          <table:table-cell table:style-name="ce22" office:value-type="string">
            <text:p>http://www.springerlink.com/index/10.1007/s12374-009-9064-4</text:p>
          </table:table-cell>
          <table:table-cell table:number-columns-repeated="4"/>
          <table:table-cell table:style-name="ce22" office:value-type="string">
            <text:p>aflp,asiatica,chloroplast dna,i,isoe}tes,molecular phylogeny,nrits</text:p>
          </table:table-cell>
        </table:table-row>
        <table:table-row table:style-name="ro3">
          <table:table-cell table:style-name="ce22" office:value-type="string">
            <text:p>Kissling2009</text:p>
          </table:table-cell>
          <table:table-cell table:style-name="ce25" office:value-type="string">
            <text:p>The congruence between the four independent cpDNA datasets
was tested by performing an incongruence length difference test
(ILD test; Farris et al., 1995) implemented in PAUP* 4.0b10 (Swof-
ford, 2002) as the partition–homogeneity test. The respective data
sets were congruent with each other (P = 0.82), thus a combined
matrix containing 174 accessions was built. Phylogenetic analyses were conducted using the maximum par-
simony (MP) criterion and Bayesian inference. MP analyses were
performed using PAUP* 4b10 (Swofford, 2002). Heuristic searches
were conducted using 1000 random taxon-addition-order repli-
cates with the tree-bisection-reconnection (TBR) branch swapping
option, saving thousand best trees per replicate.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8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4 loci, one test!</text:p>
          </table:table-cell>
          <table:table-cell table:style-name="ce22" office:value-type="string">
            <text:p>SERIOUS</text:p>
          </table:table-cell>
          <table:table-cell/>
          <table:table-cell table:style-name="ce22" office:value-type="string">
            <text:p>Kissling, Jonathan; Yuan, Yong-Ming; Ku}pfer, Philippe &amp; Mansion, Guilhem</text:p>
          </table:table-cell>
          <table:table-cell table:style-name="ce22" office:value-type="string">
            <text:p>The polyphyletic genus Sebaea (Gentianaceae): a step forward in understanding the morphological and karyological evolution of the Exaceae.</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3">
            <text:p>3</text:p>
          </table:table-cell>
          <table:table-cell table:style-name="ce22" office:value-type="string">
            <text:p>December</text:p>
          </table:table-cell>
          <table:table-cell table:style-name="ce22" office:value-type="string">
            <text:p>734--48</text:p>
          </table:table-cell>
          <table:table-cell table:style-name="ce22" office:value-type="float" office:value="2009">
            <text:p>2009</text:p>
          </table:table-cell>
          <table:table-cell table:style-name="ce22" office:value-type="string">
            <text:p>http://www.ncbi.nlm.nih.gov/pubmed/19646540</text:p>
          </table:table-cell>
          <table:table-cell table:style-name="ce22" office:value-type="string">
            <text:p>Elsevier Inc.</text:p>
          </table:table-cell>
          <table:table-cell/>
          <table:table-cell table:style-name="ce22" office:value-type="string">
            <text:p>Within the Gentianaceae-Exaceae, the most species-rich genus Sebaea has received very little attention in terms of phylogenetic or karyological investigations. As a result, the exact number of species remains vague and the relationships with the other members of the Exaceae poorly understood. In this paper, we provide the first comprehensive phylogeny of the Exaceae including most Sebaea species known so far based on four cpDNA sequence regions. In addition, morphological and karyological characters were mapped on the inferred phylogenetic trees to detect possible non-molecular synapomorphies. Our results reveal the paraphyly of Sebaea and highlight new generic relationships within the Exaceae. Sebaea pusilla (lineage S1--Lagenias) forms a highly supported and early diverging clade with Sebaeas.str. (clade S2 -Sebaea). A third clade of the former Sebaea s.l. (clade S3--Exochaenium) contains exclusively tropical African species, and is sister with a large clade containing all the remaining genera of Exaceae. Within the latter, the proposed sister relationships between the recently described Klackenbergia and Ornichia are highly supported. Optimization of several morphological characters onto the inferred phylogenetic trees reveals several synapomorphies for most highly supported clades. In particular, lineage S1 (Lagenias) is supported by medifixed anthers that are inserted at the base of the corolla tube and cubical seeds with polygonal testa cells; clade S2 (Sebaea) is supported by both the presence of secondary stigmas along the style and ridged seeds with rectangular testa cells arranged in row; clade S3 (Exochaenium) is supported by its particular gynoecium (stylar polymorphism and clavate, papillose stigma). Finally, karyological reconstructions suggest a basal number of x=7 for the Exaceae and several episodes of dysploidy leading to x=8 and 9.</text:p>
          </table:table-cell>
          <table:table-cell/>
          <table:table-cell table:style-name="ce22" office:value-type="string">
            <text:p>Bayes Theorem,DNA, Chloroplast,DNA, Chloroplast: genetics,DNA, Plant,DNA, Plant: genetics,Evolution, Molecular,Flowers,Flowers: anatomy \&amp; histology,Gentianaceae,Gentianaceae: anatomy \&amp; histology,Gentianaceae: classification,Gentianaceae: genetics,Karyotyping,Models, Genetic,Phylogeny,Sequence Alignment,Sequence Analysis, DNA</text:p>
          </table:table-cell>
        </table:table-row>
        <table:table-row table:style-name="ro3">
          <table:table-cell table:style-name="ce22" office:value-type="string">
            <text:p>Klymus2010</text:p>
          </table:table-cell>
          <table:table-cell table:style-name="ce25" office:value-type="string">
            <text:p>Phylogenetic analyses were conducted by creating
trees using maximum parsimony (MP) and maximum
likelihood (ML) methods. Maximum parsimony trees
were generated using PAUP 4.0b10 (Swofford, 2002).
Both the mtDNA and nuclear data sets were analysed
using heuristic searches with 100 random addition
sequences and TBR branch swapping... 
Tests for incongruency among the three nuclear frag-
ments were run using the incongruence length difference
(ILD; Farris et al., 1994) and Shimodaira–Hasegawa (SH;
Shimodaira &amp; Hasegawa, 1999) tests. The ILD test found
all three fragments to be congruent (P’s &gt; 0.05)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All &gt; 0.05</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no pvals, no multiple correction</text:p>
          </table:table-cell>
          <table:table-cell table:style-name="ce22" office:value-type="string">
            <text:p>SERIOUS</text:p>
          </table:table-cell>
          <table:table-cell/>
          <table:table-cell table:style-name="ce22" office:value-type="string">
            <text:p>Klymus, K E; Humfeld, S C; Marshall, V T; Cannatella, D &amp; Gerhardt, H C</text:p>
          </table:table-cell>
          <table:table-cell table:style-name="ce22" office:value-type="string">
            <text:p>Molecular patterns of differentiation in canyon treefrogs (Hyla arenicolor): evidence for introgressive hybridization with the Arizona treefrog (H. wrightorum) and correlations with advertisement call differences.</text:p>
          </table:table-cell>
          <table:table-cell table:style-name="ce22" office:value-type="string">
            <text:p>Journal of evolutionary biology</text:p>
          </table:table-cell>
          <table:table-cell table:style-name="ce22" office:value-type="float" office:value="23">
            <text:p>23</text:p>
          </table:table-cell>
          <table:table-cell table:style-name="ce22" office:value-type="float" office:value="7">
            <text:p>7</text:p>
          </table:table-cell>
          <table:table-cell table:style-name="ce22" office:value-type="string">
            <text:p>July</text:p>
          </table:table-cell>
          <table:table-cell table:style-name="ce22" office:value-type="string">
            <text:p>1425--35</text:p>
          </table:table-cell>
          <table:table-cell table:style-name="ce22" office:value-type="float" office:value="2010">
            <text:p>2010</text:p>
          </table:table-cell>
          <table:table-cell table:style-name="ce22" office:value-type="string">
            <text:p>http://www.pubmedcentral.nih.gov/articlerender.fcgi?artid=2907463\&amp;tool=pmcentrez\&amp;rendertype=abstract</text:p>
          </table:table-cell>
          <table:table-cell table:number-columns-repeated="2"/>
          <table:table-cell table:style-name="ce22" office:value-type="string">
            <text:p>Detection of genetic and behavioural diversity within morphologically similar species has led to the discovery of cryptic species complexes. We tested the hypothesis that US populations of the canyon treefrog (Hyla arenicolor) may consist of cryptic species by examining mate-attraction signals among three divergent clades defined by mtDNA. Using a multi-locus approach, we re-analysed phylogenetic relationships among the three clades and a closely related, but morphologically and behaviourally dissimilar species, the Arizona treefrog (H. wrightorum). We found evidence for introgression of H. wrightorum's mitochondrial genome into H. arenicolor. Additionally, the two-clade topology based on nuclear data is more congruent with patterns of call variation than the three-clade topology from the mitochondrial dataset. The magnitude of the call divergence is probably insufficient to promote isolation of the nuclear DNA-defined clades should they become sympatric, but further divergence in call properties significant in species identification could promote speciation in the future.</text:p>
          </table:table-cell>
          <table:table-cell/>
          <table:table-cell table:style-name="ce22" office:value-type="string">
            <text:p>advertisement calls</text:p>
          </table:table-cell>
        </table:table-row>
        <table:table-row table:style-name="ro3">
          <table:table-cell table:style-name="ce22" office:value-type="string">
            <text:p>Kobayashi2009</text:p>
          </table:table-cell>
          <table:table-cell table:style-name="ce25" office:value-type="string">
            <text:p>The congruence/incongruence
between molecular regions was evaluated by the Incongruence Length Difference
(ILD) test (Farris et al. 1994) with software PAUP* (Swofford 2002). The ILD test
by maximum parsimony (MP) heuristic search was performed with 1000 replications
and 100 initial maximum trees... Because the ILD test (Farris et al. 1994) yielded no significant difference between the
28S and ND2 gene regions at a 0.05 significant level (28S versus ND2, P = 0.932)
using the criteria of Darlu and Lecointre (2002), the MP and ML trees were reconstructed
using combined data set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932</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Kobayashi, Norio; Ohta, Yuri; Katoh, Toru; Kahono, Sih; Hartini, Sri &amp; Katakura, Haruo</text:p>
          </table:table-cell>
          <table:table-cell table:style-name="ce22" office:value-type="string">
            <text:p>Molecular phylogenetic analysis of three groups of Asian epilachnine ladybird beetles recognized by the female internal reproductive organs and modes of sperm transfer</text:p>
          </table:table-cell>
          <table:table-cell table:style-name="ce22" office:value-type="string">
            <text:p>Journal of Natural History</text:p>
          </table:table-cell>
          <table:table-cell table:style-name="ce22" office:value-type="float" office:value="43">
            <text:p>43</text:p>
          </table:table-cell>
          <table:table-cell table:style-name="ce22" office:value-type="float" office:value="27">
            <text:p>27</text:p>
          </table:table-cell>
          <table:table-cell table:style-name="ce22" office:value-type="string">
            <text:p>July</text:p>
          </table:table-cell>
          <table:table-cell table:style-name="ce22" office:value-type="string">
            <text:p>1637--1649</text:p>
          </table:table-cell>
          <table:table-cell table:style-name="ce22" office:value-type="float" office:value="2009">
            <text:p>2009</text:p>
          </table:table-cell>
          <table:table-cell table:style-name="ce22" office:value-type="string">
            <text:p>http://www.informaworld.com/openurl?genre=article\&amp;doi=10.1080/00222930902968817\&amp;magic=crossref||D404A21C5BB053405B1A640AFFD44AE3</text:p>
          </table:table-cell>
        </table:table-row>
        <table:table-row table:style-name="ro3">
          <table:table-cell table:style-name="ce22" office:value-type="string">
            <text:p>Lanterbecq2010</text:p>
          </table:table-cell>
          <table:table-cell table:style-name="ce25" office:value-type="string">
            <text:p>To test for incongruence between genes in the two datasets, we
conducted an incongruence length difference test (ILD; Farris
et al., 1994) in PAUP*4.0b4a (Swofford, 1998) (partition homoge-
neity method with 100 replicates). Invariable characters were re-
moved before starting the analysis (Cunningham, 1997). The two
ILD tests showed that the gene fragments in both datasets were
not significantly incongruent (ILD p &gt; 0.05) and could consequently
be combined in two multiple-genes datasets (see Lanterbecq et al.,
2006 for details on the myzostomid dataset)... Maximum parsimony (MP) and maximum likelihood (ML) anal-
yses were performed on the two datasets. MP analyses were per-
formed with PAUP*4.0b4a (Swofford, 1998) using a heuristic
search (SeqAdd and TBR branch-swapping).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5">
            <text:p>0.5</text:p>
          </table:table-cell>
          <table:table-cell table:style-name="ce22" office:value-type="string">
            <text:p>TBR</text:p>
          </table:table-cell>
          <table:table-cell table:style-name="ce22" office:value-type="float" office:value="0">
            <text:p>0</text:p>
          </table:table-cell>
          <table:table-cell table:style-name="ce26" office:value-type="string">
            <text:p>&gt; 0.05</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0">
            <text:p>0</text:p>
          </table:table-cell>
          <table:table-cell table:style-name="ce22" office:value-type="string">
            <text:p>refs Cunningham 97</text:p>
          </table:table-cell>
          <table:table-cell table:number-columns-repeated="2"/>
          <table:table-cell table:style-name="ce22" office:value-type="string">
            <text:p>Lanterbecq, D\'{e}borah; Rouse, Grey W &amp; Eeckhaut, Igor</text:p>
          </table:table-cell>
          <table:table-cell table:style-name="ce22" office:value-type="string">
            <text:p>Evidence for cospeciation events in the host-symbiont system involving crinoids (Echinodermata) and their obligate associates, the myzostomids (Myzostomida, Annelida).</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February</text:p>
          </table:table-cell>
          <table:table-cell table:style-name="ce22" office:value-type="string">
            <text:p>357--71</text:p>
          </table:table-cell>
          <table:table-cell table:style-name="ce22" office:value-type="float" office:value="2010">
            <text:p>2010</text:p>
          </table:table-cell>
          <table:table-cell table:style-name="ce22" office:value-type="string">
            <text:p>http://www.ncbi.nlm.nih.gov/pubmed/19686859</text:p>
          </table:table-cell>
          <table:table-cell table:style-name="ce22" office:value-type="string">
            <text:p>Elsevier Inc.</text:p>
          </table:table-cell>
          <table:table-cell/>
          <table:table-cell table:style-name="ce22" office:value-type="string">
            <text:p>Although molecular-based phylogenetic studies of hosts and their associates are increasingly common in the literature, no study to date has examined the hypothesis of coevolutionary process between hosts and commensals in the marine environment. The present work investigates the phylogenetic relationships among 16 species of obligate symbiont marine worms (Myzostomida) and their echinoderm hosts (Crinoidea) in order to estimate the phylogenetic congruence existing between the two lineages. The combination of a high species diversity in myzostomids, their host specificity, their wide variety of lifestyles and body shapes, and millions years of association, raises many questions about the underlying mechanisms triggering their diversification. The phylogenetic relationships, inferred using a three-genes dataset (18S rDNA, 16S rDNA, and COI) and two-genes dataset (18S rDNA, and COI) for the myzostomids and crinoids, respectively, were congruent with the literature. The overall congruence between the two phylogenies was statistically significant according to topology-based, distance-based, and data-based approaches: a significant pattern of cophylogeny was found, though not perfect probably resulting from occasional host switches, duplications or extinction events. A minimum of 8 cospeciation events was estimated, which is significantly higher than it would have been expected due to chance alone.</text:p>
          </table:table-cell>
          <table:table-cell/>
          <table:table-cell table:style-name="ce22" office:value-type="string">
            <text:p>Animals,Annelida,Annelida: classification,Annelida: genetics,DNA, Mitochondrial,DNA, Mitochondrial: genetics,DNA, Ribosomal,DNA, Ribosomal: genetics,Echinodermata,Echinodermata: classification,Echinodermata: genetics,Evolution, Molecular,Genetic Speciation,Phylogeny,Sequence Alignment,Sequence Analysis, DNA,Symbiosis,Symbiosis: genetics</text:p>
          </table:table-cell>
        </table:table-row>
        <table:table-row table:style-name="ro3">
          <table:table-cell table:style-name="ce22" office:value-type="string">
            <text:p>Lee2010</text:p>
          </table:table-cell>
          <table:table-cell table:style-name="ce25" office:value-type="string">
            <text:p>The incongruence length difference (ILD) test of Farris
et al. (1995) was implemented using the partition-
homogeneity test of PAUP* version 4.0b10 (Swofford
2002) to examine the extent of conflict between the ITS and cpDNA matrices for a comparable set of taxa. The test
was conducted by heuristic search with 100 replicates, using
10 simple additions. There was no clear conflict among the
four datasets examined by ILD test (P value=0.11), so all
regions were combined... In MP method, gap states were treated by
using the simple indel coding method as separate characters
(Simmons and Ochoterena 2000). Characters were treated
as unordered, and all character transformations were
weighted equally. Heuristic MP searches were replicated
1,000 times with 100 random stepwise addition of taxa,
tree-bisection-reconnection (TBR) branch swapping, and
saving multiple trees.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 simple + TBR</text:p>
          </table:table-cell>
          <table:table-cell table:style-name="ce22" office:value-type="float" office:value="0">
            <text:p>0</text:p>
          </table:table-cell>
          <table:table-cell table:style-name="ce26" office:value-type="string">
            <text:p>0.1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TS vs cp, but 4 loci</text:p>
          </table:table-cell>
          <table:table-cell table:style-name="ce22" office:value-type="string">
            <text:p>SEMI</text:p>
          </table:table-cell>
          <table:table-cell/>
          <table:table-cell table:style-name="ce22" office:value-type="string">
            <text:p>Lee, Chang Shook; Tsutsumi, Chie; Yukawa, Tomohisa &amp; Lee, Nam Sook</text:p>
          </table:table-cell>
          <table:table-cell table:style-name="ce22" office:value-type="string">
            <text:p>Two New Species of the Genus Liparis (Orchidaceae) from Korea Based on Morphological and Molecular Data</text:p>
          </table:table-cell>
          <table:table-cell table:style-name="ce22" office:value-type="string">
            <text:p>Journal of Plant Biology</text:p>
          </table:table-cell>
          <table:table-cell table:style-name="ce22" office:value-type="float" office:value="53">
            <text:p>53</text:p>
          </table:table-cell>
          <table:table-cell table:style-name="ce22" office:value-type="float" office:value="3">
            <text:p>3</text:p>
          </table:table-cell>
          <table:table-cell table:style-name="ce22" office:value-type="string">
            <text:p>May</text:p>
          </table:table-cell>
          <table:table-cell table:style-name="ce22" office:value-type="string">
            <text:p>190--200</text:p>
          </table:table-cell>
          <table:table-cell table:style-name="ce22" office:value-type="float" office:value="2010">
            <text:p>2010</text:p>
          </table:table-cell>
          <table:table-cell table:style-name="ce22" office:value-type="string">
            <text:p>http://www.springerlink.com/index/10.1007/s12374-010-9104-0</text:p>
          </table:table-cell>
          <table:table-cell table:number-columns-repeated="4"/>
          <table:table-cell table:style-name="ce22" office:value-type="string">
            <text:p>korea,liparis,liparis yongnoana sp,molecular phylogeny,nov,pterosepala sp</text:p>
          </table:table-cell>
        </table:table-row>
        <table:table-row table:style-name="ro3">
          <table:table-cell table:style-name="ce22" office:value-type="string">
            <text:p>Levin2009</text:p>
          </table:table-cell>
          <table:table-cell table:style-name="ce25" office:value-type="string">
            <text:p>Congruence among data sets was examined using incongruence
length difference tests (ILD; Farris et al., 1994, 1995) as imple-
mented by the partition homogeneity test in PAUP*. Two ILD tests
were conducted; one compared all four data sets simultaneously,
and the other compared only the two low-copy nuclear regions
NIA and GBSSI. For each test, 500 ILD replicates were conducted,
with 100 random-addition sequence replicates and TBR branch-
swapping; the MulTrees option was not in effect... All four data sets are incongruent (ILD test; P &lt; 0.01)... The topologies based on GBSSI and NIA are the most resolved,
resulting in more apparent incongruence; these two data sets are
also statistically incongruent (ILD test: P &lt; 0.0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lt; 0.01</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two tests (one pairwise), 4 loci</text:p>
          </table:table-cell>
          <table:table-cell table:style-name="ce22" office:value-type="string">
            <text:p>SERIOUS</text:p>
          </table:table-cell>
          <table:table-cell/>
          <table:table-cell table:style-name="ce22" office:value-type="string">
            <text:p>Levin, Rachel a; Blanton, Jessica &amp; Miller, Jill S</text:p>
          </table:table-cell>
          <table:table-cell table:style-name="ce22" office:value-type="string">
            <text:p>Phylogenetic utility of nuclear nitrate reductase: a multi-locus comparison of nuclear and chloroplast sequence data for inference of relationships among American Lycieae (Solanaceae).</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3">
            <text:p>3</text:p>
          </table:table-cell>
          <table:table-cell table:style-name="ce22" office:value-type="string">
            <text:p>March</text:p>
          </table:table-cell>
          <table:table-cell table:style-name="ce22" office:value-type="string">
            <text:p>608--17</text:p>
          </table:table-cell>
          <table:table-cell table:style-name="ce22" office:value-type="float" office:value="2009">
            <text:p>2009</text:p>
          </table:table-cell>
          <table:table-cell table:style-name="ce22" office:value-type="string">
            <text:p>http://www.ncbi.nlm.nih.gov/pubmed/19116172</text:p>
          </table:table-cell>
          <table:table-cell table:style-name="ce22" office:value-type="string">
            <text:p>Elsevier Inc.</text:p>
          </table:table-cell>
          <table:table-cell/>
          <table:table-cell table:style-name="ce22" office:value-type="string">
            <text:p>There has been considerable interest and research into the benefits of multiple low-copy nuclear regions for phylogenetic studies at low taxonomic levels. In this study, the phylogenetic utility of DNA sequence data from two low-copy nuclear genes, nitrate reductase (NIA) and granule-bound starch synthase I (GBSSI), was compared with data from nuclear ribosomal ITS and the cpDNA spacers trnT-trnF and trnD-trnT across 33 closely related taxa in tribe Lycieae (Solanaceae). The NIA data (introns 1-2) had the most parsimony-informative characters, with over twice the number provided by GBSSI, but NIA also had greater homoplasy. Although gene trees were generally concordant across the four regions, there were some notable areas of incongruence, suggesting both incomplete lineage sorting as well as possible reticulate origins.</text:p>
          </table:table-cell>
          <table:table-cell/>
          <table:table-cell table:style-name="ce22" office:value-type="string">
            <text:p>Cell Nucleus,Cell Nucleus: genetics,Chloroplasts,Chloroplasts: genetics,DNA, Chloroplast,DNA, Chloroplast: genetics,DNA, Plant,DNA, Plant: genetics,DNA, Ribosomal Spacer,DNA, Ribosomal Spacer: genetics,Likelihood Functions,Nitrate Reductase,Nitrate Reductase: genetics,Phylogeny,Sequence Alignment,Sequence Analysis, DNA,Solanaceae,Solanaceae: classification,Solanaceae: enzymology,Solanaceae: genetics,Starch Synthase,Starch Synthase: genetics</text:p>
          </table:table-cell>
        </table:table-row>
        <table:table-row table:style-name="ro3">
          <table:table-cell table:style-name="ce22" office:value-type="string">
            <text:p>Lewis-Rogers2010</text:p>
          </table:table-cell>
          <table:table-cell table:style-name="ce25" office:value-type="string">
            <text:p>Before data sets were combined, the null hypothesis of con-
gruence of phylogenetic signal between genes was tested using
the incongruence length difference test (Cunningham, 1997; Farris
et al., 1994, 1995) as implemented by the partition homogeneity
test in PAUP* 4.0b10 (Swofford, 2001). Following Wiens (1998)
and Liu and Miyamoto (1999), we analyzed each gene individually
and with the genes concatenated into a single analysis to more
fully explore the extent of congruence and conflict among datasets.
For all ILD tests, uninformative (invariant and autapomorphic)
characters were excluded and heuristic searches with random tax-
on sampling and tree bisection-reconstruction branch swapping
were conducted (Cunningham, 1997). To establish a null distribu-
tion for each test, 1000 random data partitions were generated and
ILDs were calculated for each replicate. The threshold for signifi-
cance was a P-value of 0.001 (Cunningham, 1997)... Results from
ILD tests suggest that all three genes share a similar history and
therefore, can be combined to infer phylogenetic relationship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RAS + TBR</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0">
            <text:p>0</text:p>
          </table:table-cell>
          <table:table-cell table:style-name="ce22" office:value-type="string">
            <text:p>missing! </text:p>
          </table:table-cell>
          <table:table-cell table:style-name="ce22" office:value-type="string">
            <text:p>SERIOUS</text:p>
          </table:table-cell>
          <table:table-cell/>
          <table:table-cell table:style-name="ce22" office:value-type="string">
            <text:p>Lewis-Rogers, Nicole &amp; Crandall, Keith a</text:p>
          </table:table-cell>
          <table:table-cell table:style-name="ce22" office:value-type="string">
            <text:p>Evolution of Picornaviridae: an examination of phylogenetic relationships and cophylogeny.</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3">
            <text:p>3</text:p>
          </table:table-cell>
          <table:table-cell table:style-name="ce22" office:value-type="string">
            <text:p>March</text:p>
          </table:table-cell>
          <table:table-cell table:style-name="ce22" office:value-type="string">
            <text:p>995--1005</text:p>
          </table:table-cell>
          <table:table-cell table:style-name="ce22" office:value-type="float" office:value="2010">
            <text:p>2010</text:p>
          </table:table-cell>
          <table:table-cell table:style-name="ce22" office:value-type="string">
            <text:p>http://www.ncbi.nlm.nih.gov/pubmed/19835964</text:p>
          </table:table-cell>
          <table:table-cell table:style-name="ce22" office:value-type="string">
            <text:p>Elsevier Inc.</text:p>
          </table:table-cell>
          <table:table-cell/>
          <table:table-cell table:style-name="ce22" office:value-type="string">
            <text:p>Picornaviruses are responsible for some of the most common and debilitating illnesses affecting humans and animals worldwide. To extend our knowledge of the evolution of picornaviruses and their molecular epidemiology, phylogenetic relationships among 11 genera and the unassigned seal picornavirus type 1 were estimated from the conserved proteins 2C, 3C(pro), and 3D(pol). Each gene was analyzed separately and as a combined dataset. Different tree topologies were recovered from each gene. However, their sequences were determined to be combinable based on our finding of no recombination among genera and failing to reject the hypothesis of homogeneity among datasets using ILD tests. The combined data tree topology was identical to the 3D(pol) gene tree; a topology largely consistent with previous phylogenetic hypotheses based on 3D(pol) and the coding genome. Phylogenetic trees estimated from six phenotypic characters were not congruent with those recovered from molecular datasets; further supporting the hypothesis that viral phenotypes are highly plastic. Finally, we tested the hypothesis of host-virus cophylogeny. Both global and individual tests of the relationships between host and virus trees failed to detect a significant association. These results emphasize the importance of horizontal transmission among host species for picornavirus diversification rather than vertical transmission accompanying speciation.</text:p>
          </table:table-cell>
          <table:table-cell/>
          <table:table-cell table:style-name="ce22" office:value-type="string">
            <text:p>Evolution, Molecular,Genes, Viral,Genome, Viral,Genotype,Host-Pathogen Interactions,Likelihood Functions,Models, Genetic,Phenotype,Phylogeny,Picornaviridae,Picornaviridae: genetics,RNA, Viral,RNA, Viral: genetics,Recombination, Genetic,Sequence Alignment,Sequence Analysis, RNA</text:p>
          </table:table-cell>
        </table:table-row>
        <table:table-row table:style-name="ro3">
          <table:table-cell table:style-name="ce22" office:value-type="string">
            <text:p>Li2010PSE</text:p>
          </table:table-cell>
          <table:table-cell table:style-name="ce25" office:value-type="string">
            <text:p>Gaps were coded
using GapCoder (Simmons and Ochoterena 2000)...
Maximum parsimony (MP) analyses were conducted
using PAUP 4.0b10 (Swofford 2001). Characters were
treated as unordered and unweighted. Heuristic searches
were conducted with tree-bisection reconnection (TBR)
branch swapping, MulTrees ON, and 10,000 random taxon
addition replicates holding 20 trees at each step. Bootstrap
support (BS) values for individual clades were calculated
by running 1,000 bootstrap replicates of the data, with
starting trees acquired by a single replicate of random
stepwise addition of taxa, under TBR branch swapping, and
MulTrees ON...
Congruence among the data sets (ITS, trnH-psbA, rpl16
intron, and trnL region) was evaluated with the partition
homogeneity test of Farris et al. (1994, 1995) implemented
in PAUP 4.0b10 (Swofford 2001), using 1,000 resampling
replicates under maximum parsimony, and all characters
equally weighted.. The partition homogeneity test
suggested that the four datasets were not significantly
incongruent (P = 0.05). Furthermore, previous studies
have questioned the validity of the incongruence length test
(Reeves et al. 2001; Yoder et al. 2001), and it may be more
reasonable to identify strongly supported topological con-
flict as a measure of incongruence (Wiens 1998). There-
fore, the four datasets were combined for phylogenetic
Analyses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RAS + TBR</text:p>
          </table:table-cell>
          <table:table-cell table:style-name="ce22" office:value-type="float" office:value="0">
            <text:p>0</text:p>
          </table:table-cell>
          <table:table-cell table:style-name="ce26" office:value-type="string">
            <text:p>0.05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Li, Hong-Tao; Yang, Jun-Bo; Li, De-Zhu; Mo}ller, Michael &amp; Shah, Amin</text:p>
          </table:table-cell>
          <table:table-cell table:style-name="ce22" office:value-type="string">
            <text:p>A molecular phylogenetic study of Hemsleya (Cucurbitaceae) based on ITS, rpl16, trnH-psbA, and trnL DNA sequences</text:p>
          </table:table-cell>
          <table:table-cell table:style-name="ce22" office:value-type="string">
            <text:p>Plant Systematics and Evolution</text:p>
          </table:table-cell>
          <table:table-cell table:style-name="ce22" office:value-type="float" office:value="285">
            <text:p>285</text:p>
          </table:table-cell>
          <table:table-cell table:style-name="ce27" office:value-type="string">
            <text:p>1-2</text:p>
          </table:table-cell>
          <table:table-cell table:style-name="ce22" office:value-type="string">
            <text:p>December</text:p>
          </table:table-cell>
          <table:table-cell table:style-name="ce22" office:value-type="string">
            <text:p>23--32</text:p>
          </table:table-cell>
          <table:table-cell table:style-name="ce22" office:value-type="float" office:value="2010">
            <text:p>2010</text:p>
          </table:table-cell>
          <table:table-cell table:style-name="ce22" office:value-type="string">
            <text:p>http://www.springerlink.com/index/10.1007/s00606-009-0252-y</text:p>
          </table:table-cell>
          <table:table-cell table:number-columns-repeated="4"/>
          <table:table-cell table:style-name="ce22" office:value-type="string">
            <text:p>biogeography \'{a} its \'{a},hemsleya \'{a} molecular phylogeny,trnh-psba \'{a} rpl16 \'{a},trnl,\'{a}</text:p>
          </table:table-cell>
        </table:table-row>
        <table:table-row table:style-name="ro3">
          <table:table-cell table:style-name="ce22" office:value-type="string">
            <text:p>Li2009a</text:p>
          </table:table-cell>
          <table:table-cell table:style-name="ce25" office:value-type="string">
            <text:p>Gaps resulting from the alignment were
treated as missing data... Missing data were coded as ‘‘N” in the analyses. The inclusion of
a limited amount of missing data was unlikely to distort the phy-
logenetic results in Bayesian Inference (BI) and Maximum Parsi-
mony (MP) analyses (Wiens et al., 2005; Wiens and Moen, 2008).
To examine possible incongruence in the combined data, we
used an incongruence length difference (ILD) test (Farris et al.,
1994), often referred to as a partition homogeneity test in PAUP*.
One hundred replicates of the ILD test with 10 random-addition se-
quences were implemented...The partition homogeneity test discovered significant incongru-
ence between the mtDNA and nuDNA data (P = 0.01). Therefore, we
considered the nuDNA and mtDNA trees separately.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Li, Jia-Tang; Che, Jing; Murphy, Robert W; Zhao, Hui; Zhao, Er-Mi; Rao, Ding-Qi &amp; Zhang, Ya-Ping</text:p>
          </table:table-cell>
          <table:table-cell table:style-name="ce22" office:value-type="string">
            <text:p>New insights to the molecular phylogenetics and generic assessment in the Rhacophoridae (Amphibia: Anura) based on five nuclear and three mitochondrial genes, with comments on the evolution of reproduction.</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2">
            <text:p>2</text:p>
          </table:table-cell>
          <table:table-cell table:style-name="ce22" office:value-type="string">
            <text:p>November</text:p>
          </table:table-cell>
          <table:table-cell table:style-name="ce22" office:value-type="string">
            <text:p>509--22</text:p>
          </table:table-cell>
          <table:table-cell table:style-name="ce22" office:value-type="float" office:value="2009">
            <text:p>2009</text:p>
          </table:table-cell>
          <table:table-cell table:style-name="ce22" office:value-type="string">
            <text:p>http://www.ncbi.nlm.nih.gov/pubmed/19616637</text:p>
          </table:table-cell>
          <table:table-cell table:style-name="ce22" office:value-type="string">
            <text:p>Elsevier Inc.</text:p>
          </table:table-cell>
          <table:table-cell/>
          <table:table-cell table:style-name="ce22" office:value-type="string">
            <text:p>The phylogenetic relationships among 12 genera of treefrogs (Family, Rhacophoridae), were investigated based on a large sequence data set, including five nuclear (brain-derived neurotrophic factor, proopiomelanocortin, recombination activating gene 1, tyrosinase, rhodopsin) and three mitochondrial (partial 12S and 16S ribosomal RNA and the complete valine t-RNA) genes. Phylogenetic analysis of the nuclear gene sequences resolved three major clades. The first group included Philautus, Pseudophilautus, Kurixalus, Gracixalus, and Theloderma moloch; Pseudophilautus and Kurixalus were sister taxa. The second group consisted of Nyctixalus and Theloderma. The third group contained Feihyla, Polypedates, Rhacophorus, and Chiromantis vittatus; Polypedates and Feihyla were sister taxa. Analyses of the nuclear and mitochondrial genes supported the following results: (1) Genus Liuixalus formed the sister group of all other rhacophorines. (2) Philautus, Theloderma, and Chiromantis were not resolved as monophyletic genera. Four groups, including Philautus ocellatus and P. hainanus, P. longchuanensis and P. gryllus, P. banaensis, and P. quyeti nested well within the genera Liuixalus, Pseudophilautus, Kurixalus, and Gracixalus, respectively. (3) Theloderma moloch and Chiromantis vittatus did not cluster with other species of Theloderma and Chiromantis, respectively. Foam nesting evolved only once, as did laying eggs in a jelly-like matrix containing some bubbles. Terrestrial direct development evolved twice in the Rhacophoridae.</text:p>
          </table:table-cell>
          <table:table-cell/>
          <table:table-cell table:style-name="ce22" office:value-type="string">
            <text:p>Animals,Anura,Anura: classification,Anura: genetics,Cell Nucleus,Cell Nucleus: genetics,DNA, Mitochondrial,DNA, Mitochondrial: genetics,Evolution, Molecular,Genes, Mitochondrial,Phylogeny,Reproduction,Reproduction: genetics,Sequence Analysis, DNA</text:p>
          </table:table-cell>
        </table:table-row>
        <table:table-row table:style-name="ro3">
          <table:table-cell table:style-name="ce22" office:value-type="string">
            <text:p>Li2010c</text:p>
          </table:table-cell>
          <table:table-cell table:style-name="ce25" office:value-type="string">
            <text:p>Potentially informative indels of these fragments were added as binary
characters (present or absent) to the sequence data
The congruence of the...
phylogenetic signal and combinability of ITS and cpDNA datasets
were assessed by visually comparing topologies of the strict con-
sensus trees. Farris et al.’s (1994) incongruence length difference
(ILD) test, implemented in PAUP (Swofford, 2002) as the parti-
tion-homogeneity test, was conducted on the combined data, and
revealed that the ITS and cpDNA data partitions are not homoge-
neous (P &lt; 0.05). Maxi-
mum parsimony (MP) heuristic searches were conducted with
the following options implemented: heuristic search mode with
all characters unordered and equally weighed, random stepwise
addition, TBR branch-swapping, with the MULTrees option on, col-
lapse branches if maximum length is zero, or collapse branches if
minimum length is zero when needed. To ensure that the heuristic
searches are not trapped in local optimality, 1000 replicates of ran-
dom stepwise sequence additions were performed to build the ini-
tial starting trees for the TBR branch-swapping. Gaps were treated
as missing</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5">
            <text:p>0.5</text:p>
          </table:table-cell>
          <table:table-cell table:style-name="ce22" office:value-type="string">
            <text:p>RAS + TBR</text:p>
          </table:table-cell>
          <table:table-cell table:style-name="ce22" office:value-type="float" office:value="0.5">
            <text:p>0.5</text:p>
          </table:table-cell>
          <table:table-cell table:style-name="ce26" office:value-type="string">
            <text:p>&lt; 0.05</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Li, Lin-Feng; Ha}kkinen, Markku; Yuan, Yong-Ming; Hao, Gang &amp; Ge, Xue-Jun</text:p>
          </table:table-cell>
          <table:table-cell table:style-name="ce22" office:value-type="string">
            <text:p>Molecular phylogeny and systematics of the banana family (Musaceae) inferred from multiple nuclear and chloroplast DNA fragments, with a special reference to the genus Musa.</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1">
            <text:p>1</text:p>
          </table:table-cell>
          <table:table-cell table:style-name="ce22" office:value-type="string">
            <text:p>October</text:p>
          </table:table-cell>
          <table:table-cell table:style-name="ce22" office:value-type="string">
            <text:p>1--10</text:p>
          </table:table-cell>
          <table:table-cell table:style-name="ce22" office:value-type="float" office:value="2010">
            <text:p>2010</text:p>
          </table:table-cell>
          <table:table-cell table:style-name="ce22" office:value-type="string">
            <text:p>http://dx.doi.org/10.1016/j.ympev.2010.06.021</text:p>
          </table:table-cell>
          <table:table-cell/>
          <table:table-cell table:style-name="ce22" office:value-type="string">
            <text:p>insufficient reporting</text:p>
          </table:table-cell>
          <table:table-cell table:style-name="ce22" office:value-type="string">
            <text:p>Musaceae is a small paleotropical family. Three genera have been recognised within this family although the generic delimitations remain controversial. Most species of the family (around 65 species) have been placed under the genus Musa and its infrageneric classification has long been disputed. In this study, we obtained nuclear ribosomal ITS and chloroplast (atpB-rbcL, rps16, and trnL-F) DNA sequences of 36 species (42 accessions of ingroups representing three genera) together with 10 accessions of ingroups retrieved from GenBank database and 4 accessions of outgroups, to construct the phylogeny of the family, with a special reference to the infrageneric classification of the genus Musa. Our phylogenetic analyses elaborated previous results in supporting the monophyly of the family and suggested that Musella and Ensete may be congeneric or at least closely related, but refuted the previous infrageneric classification of Musa. None of the five sections of Musa previously defined based on morphology was recovered as monophyletic group in the molecular phylogeny. Two infrageneric clades were identified, which corresponded well to the basic chromosome numbers of x=11 and 10/9/7, respectively: the former clade comprises species from the sections Musa and Rhodochlamys while the latter contains sections of Callimusa, Australimusa, and Ingentimusa.</text:p>
          </table:table-cell>
          <table:table-cell/>
          <table:table-cell table:style-name="ce22" office:value-type="string">
            <text:p>DNA, Chloroplast,DNA, Chloroplast: genetics,DNA, Plant,DNA, Plant: genetics,DNA, Ribosomal Spacer,DNA, Ribosomal Spacer: genetics,Musa,Musa: classification,Musa: genetics,Musaceae,Musaceae: classification,Musaceae: genetics,Phylogeny,Sequence Alignment,Sequence Analysis, DNA,randILD</text:p>
          </table:table-cell>
        </table:table-row>
        <table:table-row table:style-name="ro3">
          <table:table-cell table:style-name="ce22" office:value-type="string">
            <text:p>Li2010a</text:p>
          </table:table-cell>
          <table:table-cell table:style-name="ce25" office:value-type="string">
            <text:p>the partition
homogeneity test also failed to reject the hypothesis that the four
gene genealogies were statistically congruent (p = 0.99)... All aligned
nucleotide sites, including the insertions/deletions, were used to
identify sequence polymorphisms at each of the four loci... To examine whether the divergent lineages revealed by the ITS
sequences represented potentially reproductively isolated cryptic
species, we tested for congruence between genealogies from
different loci using the partition homogeneity test and the
topology-dependent permutation test. Consistent divergence
among groups of isolates across different genes would indicate
the existence of cryptic species, with each clade constituting a
phylogenetic species [25,46]. These analyses were conducted using
PAUP software [24].</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9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Li, Mochan; Liang, Junfeng; Li, Yanchun; Feng, Bang; Yang, Zhu-Liang; James, Timothy Y &amp; Xu, Jianping</text:p>
          </table:table-cell>
          <table:table-cell table:style-name="ce22" office:value-type="string">
            <text:p>Genetic diversity of Dahongjun, the commercially important Big Red Mushroom" from southern China."</text:p>
          </table:table-cell>
          <table:table-cell table:style-name="ce22" office:value-type="string">
            <text:p>PloS one</text:p>
          </table:table-cell>
          <table:table-cell table:style-name="ce22" office:value-type="float" office:value="5">
            <text:p>5</text:p>
          </table:table-cell>
          <table:table-cell table:style-name="ce22" office:value-type="float" office:value="5">
            <text:p>5</text:p>
          </table:table-cell>
          <table:table-cell table:style-name="ce22" office:value-type="string">
            <text:p>January</text:p>
          </table:table-cell>
          <table:table-cell table:style-name="ce22" office:value-type="string">
            <text:p>e10684</text:p>
          </table:table-cell>
          <table:table-cell table:style-name="ce22" office:value-type="float" office:value="2010">
            <text:p>2010</text:p>
          </table:table-cell>
          <table:table-cell table:style-name="ce22" office:value-type="string">
            <text:p>http://www.pubmedcentral.nih.gov/articlerender.fcgi?artid=2872671\&amp;tool=pmcentrez\&amp;rendertype=abstract</text:p>
          </table:table-cell>
          <table:table-cell table:number-columns-repeated="2"/>
          <table:table-cell table:style-name="ce22" office:value-type="string">
            <text:p>In southern China, a wild ectomycorrhizal mushroom commonly called Dahongjun" or "Big Red Mushroom" by the local residents</text:p>
          </table:table-cell>
          <table:table-cell table:style-name="ce22" office:value-type="string">
            <text:p> has been harvested</text:p>
          </table:table-cell>
          <table:table-cell table:style-name="ce22" office:value-type="string">
            <text:p> consumed</text:p>
          </table:table-cell>
          <table:table-cell table:style-name="ce22" office:value-type="string">
            <text:p> and/or exported as an exotic food for many years. Although ecologically and economically important</text:p>
          </table:table-cell>
          <table:table-cell table:style-name="ce22" office:value-type="string">
            <text:p> very little is known about this mushroom</text:p>
          </table:table-cell>
          <table:table-cell table:style-name="ce22" office:value-type="string">
            <text:p> including its diversity and population structure."</text:p>
          </table:table-cell>
          <table:table-cell/>
          <table:table-cell table:style-name="ce22" office:value-type="string">
            <text:p>Agaricales,Agaricales: genetics,Agaricales: isolation \&amp; purification,Base Sequence,China,Crops, Agricultural,Crops, Agricultural: economics,Crops, Agricultural: genetics,DNA, Concatenated,DNA, Concatenated: genetics,DNA, Intergenic,DNA, Intergenic: genetics,Genetic Variation,Geography,Haplotypes,Haplotypes: genetics,Phylogeny,Recombination, Genetic,Recombination, Genetic: genetics,Sequence Homology, Nucleic Acid</text:p>
          </table:table-cell>
        </table:table-row>
        <table:table-row table:style-name="ro3">
          <table:table-cell table:style-name="ce22" office:value-type="string">
            <text:p>Li2009b</text:p>
          </table:table-cell>
          <table:table-cell table:style-name="ce25" office:value-type="string">
            <text:p>The
incongruence of the glnA and glnII genes was evaluated
using the conservative length difference test (Farris et al.,
1994) implemented with PAUPÃ (Swofford, 2001). We used
random taxon addition (10 replicates), tree bisection–re-
connection branch swapping and heuristic searches with
10 000 repartitions of the data... The length incongruence test indicated that the two
datasets were incongruent with one another (P = 0.0001),
supporting the topological incongruence we observed. For
the Astragalus strains, the glnII tree was congruent with the
rrs tree, albeit more deeply branched, the exception being
the position of the strains in relation to M. loti.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1">
            <text:p>1</text:p>
          </table:table-cell>
          <table:table-cell table:style-name="ce22" office:value-type="string">
            <text:p>TBR + “heuristic seaches”</text:p>
          </table:table-cell>
          <table:table-cell table:style-name="ce22" office:value-type="float" office:value="0">
            <text:p>0</text:p>
          </table:table-cell>
          <table:table-cell table:style-name="ce26" office:value-type="string">
            <text:p>0.0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Li, Qiongfang; Zhang, Xiaoping; Zou, Ling; Chen, Qiang; Fewer, David P &amp; Lindstro}m, Kristina</text:p>
          </table:table-cell>
          <table:table-cell table:style-name="ce22" office:value-type="string">
            <text:p>Horizontal gene transfer and recombination shape mesorhizobial populations in the gene center of the host plants Astragalus luteolus and Astragalus ernestii in Sichuan, China.</text:p>
          </table:table-cell>
          <table:table-cell table:style-name="ce22" office:value-type="string">
            <text:p>FEMS microbiology ecology</text:p>
          </table:table-cell>
          <table:table-cell table:style-name="ce22" office:value-type="float" office:value="70">
            <text:p>70</text:p>
          </table:table-cell>
          <table:table-cell table:style-name="ce22" office:value-type="float" office:value="2">
            <text:p>2</text:p>
          </table:table-cell>
          <table:table-cell table:style-name="ce22" office:value-type="string">
            <text:p>November</text:p>
          </table:table-cell>
          <table:table-cell table:style-name="ce22" office:value-type="string">
            <text:p>71--9</text:p>
          </table:table-cell>
          <table:table-cell table:style-name="ce22" office:value-type="float" office:value="2009">
            <text:p>2009</text:p>
          </table:table-cell>
          <table:table-cell table:style-name="ce22" office:value-type="string">
            <text:p>http://www.ncbi.nlm.nih.gov/pubmed/19796139</text:p>
          </table:table-cell>
          <table:table-cell table:number-columns-repeated="2"/>
          <table:table-cell table:style-name="ce22" office:value-type="string">
            <text:p>Thirty-three rhizobial strains isolated from the root nodules of Astragalus luteolus and Astragalus ernestii growing on the west plateau at two different altitudes in Sichuan province, China, were characterized by amplified rDNA restriction analysis (ARDRA), amplified fragment length polymorphism (AFLP), and by sequencing of rrs, glnA, glnII and nifH. The ARDRA analysis revealed considerable genomic diversity. In AFLP analysis, 20 of 33 Astragalus rhizobia formed three distinct clades, with others dispersed into different groups with the reference strains. Phylogenetic analysis of the rrs gene of six representative strains showed that the isolates were members of the genus Mesorhizobium. Three of the isolates formed a sister clade to Mesorhizobium loti and Mesorhizobium ciceri, whereas the other three formed a sister clade to a clade harboring the species Mesorhizobium huakuii, Mesorhizobium plurifarum, Mesorhizobium septentrionale and Mesorhizobium amorphae, indicating the existence of two new species. Phylogenetic analysis of glnA and glnII confirmed the rrs phylogenies for four strains, but the trees were incongruent. The nifH sequences of the strains formed a monophyletic clade and were typical of those of mesorhizobia forming symbioses with inverted repeat lacking clade legume species. The incongruent phylogenies of the genes studied suggest that horizontal gene transfer and recombination shape mesorhizobial populations in the gene center of the host plants.</text:p>
          </table:table-cell>
          <table:table-cell/>
          <table:table-cell table:style-name="ce22" office:value-type="string">
            <text:p>Amplified Fragment Length Polymorphism Analysis,Astragalus Plant,Astragalus Plant: microbiology,China,DNA, Bacterial,DNA, Bacterial: genetics,DNA, Ribosomal,DNA, Ribosomal: genetics,Gene Transfer, Horizontal,Genes, Bacterial,Phylogeny,RNA, Ribosomal, 16S,RNA, Ribosomal, 16S: genetics,Rhizobium,Rhizobium: classification,Rhizobium: genetics,Sequence Analysis, DNA,Soil Microbiology</text:p>
          </table:table-cell>
        </table:table-row>
        <table:table-row table:style-name="ro3">
          <table:table-cell table:style-name="ce22" office:value-type="string">
            <text:p>Li2010b</text:p>
          </table:table-cell>
          <table:table-cell table:style-name="ce25" office:value-type="string">
            <text:p>Gaps were positioned to minimize nucleotide mismatches
and treated as missing data in phylogenetic analyses... The incongruence length difference (ILD) test of ITS and
rps16 intron datasets for the same 60 taxa was carried out in
PAUP* (Farris et al., 1994) to assess potential conflicts
between different DNA fragments. This test was implemented
with 100 partition-homogeneity test replicates, using a heuris-
tic search option with simple addition of taxa, TBR branch
swapping and MaxTrees set to 1000... the ILD test conducted on the combined data matrix
of common ITS and rps16 accessions was significant (ILD prob-
ability value 1⁄4 0.01), indicating that the two data sets are hetero-
geneous. The ITS and rps16 trees placed some species (mainly
those in the third evolutionary line) in contradictory positions,
which may reflect reticulate events in the evolutionary history
of these species, the potential mechanism of which is beyond
the scope of the present paper. However, the combined tree was
better resolved than any of the separate ITS and rps16 trees,
and trees derived from the combined dataset were mostly consist-
ent with respect to their major groupings; we therefore describe
the combined tree here. These results corroborated the irrelevance
of the significant ILD values in terms of combinability, as pro-
posed or confirmed by previous authors (Reeves et al., 2001;
Barker and Lutzoni, 2002; Inda et al., 2008; Mitsui et al.,
2008).</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5">
            <text:p>0.5</text:p>
          </table:table-cell>
          <table:table-cell table:style-name="ce22" office:value-type="string">
            <text:p>Simple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60taxa, “irrelevancy”</text:p>
          </table:table-cell>
          <table:table-cell table:number-columns-repeated="2"/>
          <table:table-cell table:style-name="ce22" office:value-type="string">
            <text:p>Li, Q.-Q.; Zhou, S.-D.; He, X.-J.; Yu, Y.; Zhang, Y.-C. &amp; Wei, X.-Q.</text:p>
          </table:table-cell>
          <table:table-cell table:style-name="ce22" office:value-type="string">
            <text:p>Phylogeny and biogeography of Allium (Amaryllidaceae: Allieae) based on nuclear ribosomal internal transcribed spacer and chloroplast rps16 sequences, focusing on the inclusion of species endemic to China</text:p>
          </table:table-cell>
          <table:table-cell table:style-name="ce22" office:value-type="string">
            <text:p>Annals of Botany</text:p>
          </table:table-cell>
          <table:table-cell table:style-name="ce22" office:value-type="float" office:value="106">
            <text:p>106</text:p>
          </table:table-cell>
          <table:table-cell table:style-name="ce22" office:value-type="float" office:value="5">
            <text:p>5</text:p>
          </table:table-cell>
          <table:table-cell table:style-name="ce22" office:value-type="string">
            <text:p>October</text:p>
          </table:table-cell>
          <table:table-cell table:style-name="ce22" office:value-type="string">
            <text:p>709--733</text:p>
          </table:table-cell>
          <table:table-cell table:style-name="ce22" office:value-type="float" office:value="2010">
            <text:p>2010</text:p>
          </table:table-cell>
          <table:table-cell table:style-name="ce22" office:value-type="string">
            <text:p>http://aob.oxfordjournals.org/cgi/doi/10.1093/aob/mcq177</text:p>
          </table:table-cell>
          <table:table-cell table:number-columns-repeated="4"/>
          <table:table-cell table:style-name="ce22" office:value-type="string">
            <text:p>allium,biogeography,classification,its,molecular phylogeny,rps16</text:p>
          </table:table-cell>
        </table:table-row>
        <table:table-row table:style-name="ro3">
          <table:table-cell table:style-name="ce22" office:value-type="string">
            <text:p>Light2009</text:p>
          </table:table-cell>
          <table:table-cell table:style-name="ce25" office:value-type="string">
            <text:p>Phylogenetic congruence of the nine molecular markers was
evaluated using the partition homogeneity test (PHT- or ILD-
test; Farris et al., 1994) in PAUP 4.0b10 (Swofford, 2003). One
thousand partition replicates were analyzed by maximum parsi-
mony (heuristic search option and random addition replicates of
tree bisection–reconnection branch swapping). The ILD-test de-
tected significant heterogeneity among the nine molecular
markers (P &lt; 0.008), and it was only when H3 was removed
from the data set that the ILD-test was not significant
(P &gt; 0.2). Therefore, along with analyzing each gene individually,
we also combined all genes into a single matrix and examined
this matrix both including (9-gene data set) and excluding (8-
gene data set) H3.
Phylogenetic analyses of individual and combined genes were
performed using maximum parsimony (MP), maximum likeli-
hood (ML) and Bayesian approaches. Equally weighted MP
searches were performed with 10 random addition replicates
and tree bisection–reconnection branch swapping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08, 0.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Light, Jessica E &amp; Reed, David L</text:p>
          </table:table-cell>
          <table:table-cell table:style-name="ce22" office:value-type="string">
            <text:p>Multigene analysis of phylogenetic relationships and divergence times of primate sucking lice (Phthiraptera: Anoplura).</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2">
            <text:p>2</text:p>
          </table:table-cell>
          <table:table-cell table:style-name="ce22" office:value-type="string">
            <text:p>February</text:p>
          </table:table-cell>
          <table:table-cell table:style-name="ce22" office:value-type="string">
            <text:p>376--90</text:p>
          </table:table-cell>
          <table:table-cell table:style-name="ce22" office:value-type="float" office:value="2009">
            <text:p>2009</text:p>
          </table:table-cell>
          <table:table-cell table:style-name="ce22" office:value-type="string">
            <text:p>http://www.ncbi.nlm.nih.gov/pubmed/19027083</text:p>
          </table:table-cell>
          <table:table-cell table:style-name="ce22" office:value-type="string">
            <text:p>Elsevier Inc.</text:p>
          </table:table-cell>
          <table:table-cell/>
          <table:table-cell table:style-name="ce22" office:value-type="string">
            <text:p>Cospeciation between hosts and parasites offers a unique opportunity to use information from parasites to infer events in host evolutionary history. Although lice (Insecta: Phthiraptera) are known to cospeciate with their hosts and have frequently served as important markers to infer host evolutionary history, most molecular studies are based on only one or two markers. Resulting phylogenies may, therefore, represent gene histories (rather than species histories), and analyses of multiple molecular markers are needed to increase confidence in the results of phylogenetic analyses. Herein, we phylogenetically examine nine molecular markers in primate sucking lice (Phthiraptera: Anoplura) and we use these markers to estimate divergence times among louse lineages. Individual and combined analyses of these nine markers are, for the most part, congruent, supporting relationships hypothesized in previous studies. Only one marker, the nuclear protein-coding gene Histone 3, has a significantly different tree topology compared to the other markers. The disparate evolutionary history of this marker, however, has no significant effect on topology or nodal support in the combined phylogenetic analyses. Therefore, phylogenetic results from the combined data set likely represent a solid hypothesis of species relationships. Additionally, we find that simultaneous use of multiple markers and calibration points provides the most reliable estimates of louse divergence times, in agreement with previous studies estimating divergences among species. Estimates of phylogenies and divergence times also allow us to verify the results of [Reed, D.L., Light, J.E., Allen, J.M., Kirchman, J.J., 2007. Pair of lice lost or parasites regained: the evolutionary history of anthropoid primate lice. BMC Biol. 5, 7.]; there was probable contact between gorilla and archaic hominids roughly 3 Ma resulting in a host switch of Pthirus lice from gorillas to archaic hominids. Thus, these results provide further evidence that data from cospeciating organisms can yield important information about the evolutionary history of their hosts.</text:p>
          </table:table-cell>
          <table:table-cell/>
          <table:table-cell table:style-name="ce22" office:value-type="string">
            <text:p>Animals,Anoplura,Anoplura: classification,Anoplura: genetics,Bayes Theorem,DNA, Mitochondrial,DNA, Mitochondrial: genetics,Evolution, Molecular,Genes, Insect,Genetic Markers,Genetic Speciation,Likelihood Functions,Models, Genetic,Phylogeny,Primates,Primates: parasitology,Sequence Alignment,Sequence Analysis, DNA</text:p>
          </table:table-cell>
        </table:table-row>
        <table:table-row table:style-name="ro3">
          <table:table-cell table:style-name="ce22" office:value-type="string">
            <text:p>VanderLinde2010</text:p>
          </table:table-cell>
          <table:table-cell table:style-name="ce25" office:value-type="string">
            <text:p>Because
of the number of species without overlapping data, we
did not test for congruence using, for example, a
partition-homogeneity test (Farris et al., 1994, 1995).</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rejected</text:p>
          </table:table-cell>
          <table:table-cell table:number-columns-repeated="2"/>
          <table:table-cell table:style-name="ce22" office:value-type="string">
            <text:p>van der Linde, Kim; Houle, David; Spicer, Greg S &amp; Steppan, Scott J</text:p>
          </table:table-cell>
          <table:table-cell table:style-name="ce22" office:value-type="string">
            <text:p>A supermatrix-based molecular phylogeny of the family Drosophilidae.</text:p>
          </table:table-cell>
          <table:table-cell table:style-name="ce22" office:value-type="string">
            <text:p>Genetical research</text:p>
          </table:table-cell>
          <table:table-cell table:style-name="ce22" office:value-type="float" office:value="92">
            <text:p>92</text:p>
          </table:table-cell>
          <table:table-cell table:style-name="ce22" office:value-type="float" office:value="1">
            <text:p>1</text:p>
          </table:table-cell>
          <table:table-cell table:style-name="ce22" office:value-type="string">
            <text:p>February</text:p>
          </table:table-cell>
          <table:table-cell table:style-name="ce22" office:value-type="string">
            <text:p>25--38</text:p>
          </table:table-cell>
          <table:table-cell table:style-name="ce22" office:value-type="float" office:value="2010">
            <text:p>2010</text:p>
          </table:table-cell>
          <table:table-cell table:style-name="ce22" office:value-type="string">
            <text:p>http://www.ncbi.nlm.nih.gov/pubmed/20433773</text:p>
          </table:table-cell>
          <table:table-cell table:number-columns-repeated="2"/>
          <table:table-cell table:style-name="ce22" office:value-type="string">
            <text:p>The genus Drosophila is diverse and heterogeneous and contains a large number of easy-to-rear species, so it is an attractive subject for comparative studies. The ability to perform such studies is currently compromised by the lack of a comprehensive phylogeny for Drosophila and related genera. The genus Drosophila as currently defined is known to be paraphyletic with respect to several other genera, but considerable uncertainty remains about other aspects of the phylogeny. Here, we estimate a phylogeny for 176 drosophilid (12 genera) and four non-drosophilid species, using gene sequences for up to 13 different genes per species (average: 4333 bp, five genes per species). This is the most extensive set of molecular data on drosophilids yet analysed. Phylogenetic analyses were conducted with maximum-likelihood (ML) and Bayesian approaches. Our analysis confirms that the genus Drosophila is paraphyletic with 100\% support in the Bayesian analysis and 90\% bootstrap support in the ML analysis. The subgenus Sophophora, which includes Drosophila melanogaster, is the sister clade of all the other subgenera as well as of most species of six other genera. This sister clade contains two large, well-supported subclades. The first subclade contains the Hawaiian Drosophila, the genus Scaptomyza, and the virilis-repleta radiation. The second contains the immigrans-tripunctata radiation as well as the genera Hirtodrosophila (except Hirtodrosophila duncani), Mycodrosophila, Zaprionus and Liodrosophila. We argue that these results support a taxonomic revision of the genus Drosophila.</text:p>
          </table:table-cell>
          <table:table-cell/>
          <table:table-cell table:style-name="ce22" office:value-type="string">
            <text:p>2010,supermatrix,treebase2:S10691</text:p>
          </table:table-cell>
        </table:table-row>
        <table:table-row table:style-name="ro3">
          <table:table-cell table:style-name="ce22" office:value-type="string">
            <text:p>Liu2010</text:p>
          </table:table-cell>
          <table:table-cell table:style-name="ce25" office:value-type="string">
            <text:p>For the combined dataset analysis, the 12S mRNA and 16S mRNA data were assigned partitions in
a single NEXUS file, and congruence between the two data partitions in the combined dataset was tested in a maximum
parsimony (MP) framework using the partition homogeneity test (Swofford, 2002), also referred to as the incongruence
length difference (ILD) test (Farris et al., 1994) as implemented in PAUP* version 4.0b10 (Swofford, 2002).
Standard unweighted MP were performed in PAUP* using heuristic searches with tree bisection–reconnection (TBR)
branch swapping and 1000 random-addition sequence replicates with 10 trees held at each step... An ILD test between the partial
12S and 16S rRNA sequence failed to reject the null hypothesis of homogeneity (P 1⁄4 0.58), and therefore phylogenetic analysis
was conducted with combined sequence.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5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Liu, Jian-Yong; Brown, Christopher L. &amp; Yang, Ting-Bao</text:p>
          </table:table-cell>
          <table:table-cell table:style-name="ce22" office:value-type="string">
            <text:p>Phylogenetic relationships of mullets (Mugilidae) in China Seas based on partial sequences of two mitochondrial genes</text:p>
          </table:table-cell>
          <table:table-cell table:style-name="ce22" office:value-type="string">
            <text:p>Biochemical Systematics and Ecology</text:p>
          </table:table-cell>
          <table:table-cell table:style-name="ce22" office:value-type="float" office:value="38">
            <text:p>38</text:p>
          </table:table-cell>
          <table:table-cell table:style-name="ce22" office:value-type="float" office:value="4">
            <text:p>4</text:p>
          </table:table-cell>
          <table:table-cell table:style-name="ce22" office:value-type="string">
            <text:p>August</text:p>
          </table:table-cell>
          <table:table-cell table:style-name="ce22" office:value-type="string">
            <text:p>647--655</text:p>
          </table:table-cell>
          <table:table-cell table:style-name="ce22" office:value-type="float" office:value="2010">
            <text:p>2010</text:p>
          </table:table-cell>
          <table:table-cell table:style-name="ce22" office:value-type="string">
            <text:p>http://linkinghub.elsevier.com/retrieve/pii/S0305197810000372</text:p>
          </table:table-cell>
          <table:table-cell table:style-name="ce22" office:value-type="string">
            <text:p>Elsevier Ltd</text:p>
          </table:table-cell>
        </table:table-row>
        <table:table-row table:style-name="ro3">
          <table:table-cell table:style-name="ce22" office:value-type="string">
            <text:p>Lo2009</text:p>
          </table:table-cell>
          <table:table-cell table:style-name="ce25" office:value-type="string">
            <text:p>For parsimony analyses, heuristic searches with 1000 random
addition, tree bisection and reconnection (TBR) branch swapping,
ACCTRAN optimization, MULTREES off, and with no more than 10
trees saved per replicate. The tree output was then used as the
starting point for a second round of searches with the same set-
tings except with MULTREES on...
However, in
order to test for the significance of congruence between nuclear
datasets, we conducted Incongruence Length Differences tests
(ILD; Farris et al., 1994), as implemented in PAUP* (Swofford,
2002; ‘partition homogeneity test’ option). We ran 1000 homoge-
neity replicates, each with 10 random sequence additions, under
the same settings of MP heuristic searches as outlined above, ex-
cept that MULTREES option was off... The ITS and LFY2
sequences were combined for tree reconstructions because no topo-
logical conflict was detected in the separate analyses of the two nu-
clear regions (Suppl. Figs. 3 and 4) and ILD test indicated no
significant difference between the two datasets (P = 0.067).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6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Lo, Eugenia Y Y; Stefanovic, Sasa; Christensen, Knud Ib &amp; Dickinson, Timothy a</text:p>
          </table:table-cell>
          <table:table-cell table:style-name="ce22" office:value-type="string">
            <text:p>Evidence for genetic association between East Asian and Western North American Crataegus L. (Rosaceae) and rapid divergence of the Eastern North American lineages based on multiple DNA sequences.</text:p>
          </table:table-cell>
          <table:table-cell table:style-name="ce22" office:value-type="string">
            <text:p>Molecular phylogenetics and evolution</text:p>
          </table:table-cell>
          <table:table-cell table:style-name="ce22" office:value-type="float" office:value="51">
            <text:p>51</text:p>
          </table:table-cell>
          <table:table-cell/>
          <table:table-cell table:style-name="ce22" office:value-type="string">
            <text:p>February</text:p>
          </table:table-cell>
          <table:table-cell table:style-name="ce22" office:value-type="string">
            <text:p>157--168</text:p>
          </table:table-cell>
          <table:table-cell table:style-name="ce22" office:value-type="float" office:value="2009">
            <text:p>2009</text:p>
          </table:table-cell>
          <table:table-cell table:style-name="ce22" office:value-type="string">
            <text:p>http://www.ncbi.nlm.nih.gov/pubmed/19640428</text:p>
          </table:table-cell>
          <table:table-cell table:number-columns-repeated="2"/>
          <table:table-cell table:style-name="ce22" office:value-type="string">
            <text:p>Phylogeographic relationships were constructed for 72 Old and New World Crataegus species using combinations of four chloroplast and up to five nuclear regions. Maximum parsimony, maximum likelihood, and Bayesian results yield consistent relationships among major lineages. The close associations of the East Asian and western North American species point toward ancient trans-Beringian migrations. Relationships among eastern North American species are poorly resolved and few groups are identified that are congruent with existing classifications. Scant variation and short internal branches among these species suggest rapid divergence associated with polyploidy and hybridization. Incongruence between the chloroplast and nuclear data, and morphology suggest hybrid origins of three species from an extinct European lineage (the male parent) and three different, North American, female parents. Europe and eastern North America are suggested as the most recent common areas for Crataegus; at least four dispersal events are inferred to explain the present distribution of the genus.</text:p>
          </table:table-cell>
          <table:table-cell/>
          <table:table-cell table:style-name="ce22" office:value-type="string">
            <text:p>beringian land bridge</text:p>
          </table:table-cell>
        </table:table-row>
        <table:table-row table:style-name="ro3">
          <table:table-cell table:style-name="ce22" office:value-type="string">
            <text:p>Logacheva2010</text:p>
          </table:table-cell>
          <table:table-cell table:style-name="ce25" office:value-type="string">
            <text:p>Maximum parsimony
analysis involved a heuristic search conducted with PAUP* using
tree bisection-reconnection (TBR) branch swapping with character
states specified as equally weighted. One thousand replicates with
random addition of sequences were performed. Bootstrap (BS) val-
ues (Felsenstein, 1985) were calculated from 1000 replicate analy-
ses with TBR branch swapping and random addition sequence of
taxa, saving 1000 most-parsimonious trees from each replicate.
The incongruence length difference test (ILD; Farris et al., 1995)
was carried out as implemented in PAUP* using the parsimony
optimality criterion and 1000 addition replicates... of the ILD test revealed that these loci yield significantly different
phylogenetic estimates (P = 0.026). However, when outgroups are
excluded and only members of tribe Tordylieae are considered,
the datasets yield congruent results (P = 0.09). Thus, data from all
accessions were combined for simultaneous analysis by taking into
account the numerous reports indicating that the results of an ILD
test do not adequately assess data combinability (e.g., Hipp et al.,
2004).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RAS + TBR</text:p>
          </table:table-cell>
          <table:table-cell table:style-name="ce22" office:value-type="float" office:value="0">
            <text:p>0</text:p>
          </table:table-cell>
          <table:table-cell table:style-name="ce26" office:value-type="string">
            <text:p>0.026, 0.0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exc outgroups, a posteriori</text:p>
          </table:table-cell>
          <table:table-cell table:style-name="ce22" office:value-type="string">
            <text:p>SERIOUS</text:p>
          </table:table-cell>
          <table:table-cell/>
          <table:table-cell table:style-name="ce22" office:value-type="string">
            <text:p>Logacheva, Maria D; Valiejo-Roman, Carmen M; Degtjareva, Galina V; Stratton, Jenny M; Downie, Stephen R; Samigullin, Tagir H &amp; Pimenov, Michael G</text:p>
          </table:table-cell>
          <table:table-cell table:style-name="ce22" office:value-type="string">
            <text:p>A comparison of nrDNA ITS and ETS loci for phylogenetic inference in the Umbelliferae: an example from tribe Tordylieae.</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1">
            <text:p>1</text:p>
          </table:table-cell>
          <table:table-cell table:style-name="ce22" office:value-type="string">
            <text:p>October</text:p>
          </table:table-cell>
          <table:table-cell table:style-name="ce22" office:value-type="string">
            <text:p>471--6</text:p>
          </table:table-cell>
          <table:table-cell table:style-name="ce22" office:value-type="float" office:value="2010">
            <text:p>2010</text:p>
          </table:table-cell>
          <table:table-cell table:style-name="ce22" office:value-type="string">
            <text:p>http://www.ncbi.nlm.nih.gov/pubmed/20538066</text:p>
          </table:table-cell>
          <table:table-cell table:style-name="ce22" office:value-type="string">
            <text:p>Elsevier Inc.</text:p>
          </table:table-cell>
          <table:table-cell/>
          <table:table-cell table:style-name="ce22" office:value-type="string">
            <text:p>The Umbelliferae is a large and taxonomically complex family of flowering plants whose phylogenetic relationships, particularly at low taxonomic levels, are generally obscure based on current and widely used molecular markers. Thus, information on the phylogenetic utility of additional molecular markers at these levels is highly favorable. We investigate the utility of nuclear ribosomal DNA (nrDNA) external transcribed spacer (ETS) sequences for phylogenetic inference in Umbelliferae tribe Tordylieae, a group whose relationships have been previously difficult to resolve owing to low sequence variability, and compare the results to those obtained from the nrDNA internal transcribed spacer (ITS) region. We report that the ETS region evolves at a slightly faster rate and has a higher percentage of parsimony informative characters than that of ITS and all chloroplast DNA loci examined to date. The ETS region is a valuable phylogenetic marker in Umbelliferae for low level analysis, especially when used in combination with ITS.</text:p>
          </table:table-cell>
          <table:table-cell/>
          <table:table-cell table:style-name="ce22" office:value-type="string">
            <text:p>Apiaceae,Apiaceae: classification,Apiaceae: genetics,Bayes Theorem,DNA, Plant,DNA, Plant: genetics,DNA, Ribosomal Spacer,DNA, Ribosomal Spacer: genetics,Evolution, Molecular,Genetic Markers,Phylogeny,Sequence Analysis, DNA</text:p>
          </table:table-cell>
        </table:table-row>
        <table:table-row table:style-name="ro3">
          <table:table-cell table:style-name="ce22" office:value-type="string">
            <text:p>Lombard2010</text:p>
          </table:table-cell>
          <table:table-cell table:style-name="ce25" office:value-type="string">
            <text:p>To determine whether the DNA sequence data sets were
congruent, a partition homogeneity test (PHT; Farris et al. 1994) of
all possible combinations, with 1 000 replications on all informative
characters was conducted in PAUP (Phylogenetic Analysis Using
Parsimony, v. 4.0b10; Swofford 2002). The partition homogeneity tests for all possible combinations
of the three gene regions used, consistently yielded a P-value of
0.001 for the four separate data sets. The 70 % reciprocal bootstrap
trees showed no conflict in tree topologies for the three gene
regions in each of the four separate data sets. Based on the tree
topologies of the 70 % reciprocal bootstrap trees and a P-value of
0.001 in the PHT (Cunningham 1997, Dettman et al. 2003) the DNA
sequences for the three gene regions were combined for each of
the four separate data set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00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incorrectly interpreted pvals</text:p>
          </table:table-cell>
          <table:table-cell table:style-name="ce22" office:value-type="string">
            <text:p>SERIOUS</text:p>
          </table:table-cell>
          <table:table-cell/>
          <table:table-cell table:style-name="ce22" office:value-type="string">
            <text:p>Lombard, L; Crous, P W; Wingfield, B D &amp; Wingfield, M J</text:p>
          </table:table-cell>
          <table:table-cell table:style-name="ce22" office:value-type="string">
            <text:p>Phylogeny and systematics of the genus Calonectria.</text:p>
          </table:table-cell>
          <table:table-cell table:style-name="ce22" office:value-type="string">
            <text:p>Studies in mycology</text:p>
          </table:table-cell>
          <table:table-cell table:style-name="ce22" office:value-type="float" office:value="66">
            <text:p>66</text:p>
          </table:table-cell>
          <table:table-cell/>
          <table:table-cell table:style-name="ce22" office:value-type="string">
            <text:p>January</text:p>
          </table:table-cell>
          <table:table-cell table:style-name="ce22" office:value-type="string">
            <text:p>31--69</text:p>
          </table:table-cell>
          <table:table-cell table:style-name="ce22" office:value-type="float" office:value="2010">
            <text:p>2010</text:p>
          </table:table-cell>
          <table:table-cell table:style-name="ce22" office:value-type="string">
            <text:p>http://www.pubmedcentral.nih.gov/articlerender.fcgi?artid=2886099\&amp;tool=pmcentrez\&amp;rendertype=abstract</text:p>
          </table:table-cell>
          <table:table-cell table:number-columns-repeated="2"/>
          <table:table-cell table:style-name="ce22" office:value-type="string">
            <text:p>Species of Calonectria are important plant pathogens, several of which have a worldwide distribution. Contemporary taxonomic studies on these fungi have chiefly relied on DNA sequence comparisons of the beta-tubulin gene region. Despite many new species being described, there has been no phylogenetic synthesis for the group since the last monographic study almost a decade ago. In the present study, the identity of a large collection of Calonectria isolates from various geographic regions was determined using morphological and DNA sequence comparisons. This resulted in the discovery of seven new species; Ca. densa, Ca. eucalypti, Ca. humicola, Ca. orientalis, Ca. pini, Ca. pseudoscoparia and Ca. sulawesiensis, bringing the total number of currently accepted Calonectria species to 68. A multigene phylogeny was subsequently constructed for all available Calonectria spp., employing seven gene regions, namely actin, beta-tubulin, calmodulin, histone H3, the internal transcribed spacer regions 1 and 2 and the 5.8S gene of the ribosomal RNA, 28S large subunit RNA gene and translation elongation 1-alpha. Based on these data 13 phylogenetic groups could be distinguished within the genus Calonectria that correlated with morphological features. Dichotomous and synoptic keys to all Calonectria spp. currently recognised are also provided.</text:p>
          </table:table-cell>
          <table:table-cell/>
          <table:table-cell table:style-name="ce22" office:value-type="string">
            <text:p>angustata,australiensis,boedijn,c,ca,canadensis,chinensis,citri,crous,curvata,curvispora,cylindrocladium,d,dna phylogeny,el-gholl,fawc,h,hyde,j,kang,klotz,l,lombard,m,new combinations - calonectria,reitsma,s,schoch,sexual compatibility,taxonomic novelties,taxonomy,victor,wingf</text:p>
          </table:table-cell>
        </table:table-row>
        <table:table-row table:style-name="ro3">
          <table:table-cell table:style-name="ce22" office:value-type="string">
            <text:p>Lovejoy2010</text:p>
          </table:table-cell>
          <table:table-cell table:style-name="ce25" office:value-type="string">
            <text:p>The parsimony-
based incongruence length difference test (ILD or partition homo-
geneity test of PAUP*) was employed to test the combinability of
data partitions (Farris et al., 1994; Swofford, 2002). Pairwise ILD
comparison between nuclear and mitochondrial partitions indi-
cated congruence (p &gt; 0.05), but pairwise comparisons of morphol-
ogy with each molecular partition (mtDNA and nuclear) indicated
incongruence (p &lt; 0.05). Combining incongruent data partitions
may contribute to greater phylogenetic accuracy (e.g., Yoder
et al., 2001). Therefore, we proceeded with total evidence analysis
(all partitions combined), but also assessed the phylogenetic con-
tribution of different partitions. For each analysis, we used the heu-
ristic search algorithm with 100 replicates of random addition of
taxa, and TBR branch swapping. All trees were rooted using Stern-
opygus macrurus, and gaps were treated as missing data.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gt; 0.05</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0">
            <text:p>0</text:p>
          </table:table-cell>
          <table:table-cell table:style-name="ce22" office:value-type="string">
            <text:p>missing!</text:p>
          </table:table-cell>
          <table:table-cell table:style-name="ce22" office:value-type="string">
            <text:p>SEMI</text:p>
          </table:table-cell>
          <table:table-cell/>
          <table:table-cell table:style-name="ce22" office:value-type="string">
            <text:p>Lovejoy, Nathan R; Lester, Kristie; Crampton, William G R; Marques, Fernando P L &amp; Albert, James S</text:p>
          </table:table-cell>
          <table:table-cell table:style-name="ce22" office:value-type="string">
            <text:p>Phylogeny, biogeography, and electric signal evolution of Neotropical knifefishes of the genus Gymnotus (Osteichthyes: Gymnotidae).</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1">
            <text:p>1</text:p>
          </table:table-cell>
          <table:table-cell table:style-name="ce22" office:value-type="string">
            <text:p>January</text:p>
          </table:table-cell>
          <table:table-cell table:style-name="ce22" office:value-type="string">
            <text:p>278--90</text:p>
          </table:table-cell>
          <table:table-cell table:style-name="ce22" office:value-type="float" office:value="2010">
            <text:p>2010</text:p>
          </table:table-cell>
          <table:table-cell table:style-name="ce22" office:value-type="string">
            <text:p>http://www.ncbi.nlm.nih.gov/pubmed/19761855</text:p>
          </table:table-cell>
          <table:table-cell table:style-name="ce22" office:value-type="string">
            <text:p>Elsevier Inc.</text:p>
          </table:table-cell>
          <table:table-cell/>
          <table:table-cell table:style-name="ce22" office:value-type="string">
            <text:p>The Neotropical knifefish genus Gymnotus is the most broadly distributed and the most diverse (34+species) gymnotiform genus. Its wide range includes both Central and South American drainages, including the Amazon, Orinoco, and La Plata Basins. Like all gymnotiforms, Gymnotus species produce weak electric fields for both navigation and communication, and these fields exhibit interspecific variation in electric waveform characteristics. Both biogeography and electric signal evolution can profitably be analyzed in a phylogenetic context. Here, we present a total evidence phylogeny for 19 Gymnotus species based on data from the mitochondrial cytochrome b and 16S genes (1558 bp), the nuclear RAG2 gene (1223 bp), and 113 morphological characters. Our phylogenetic hypothesis resolves five distinct Gymnotus lineages. In a previous morphology-based analysis, the Central American Gymnotus cylindricus lineage was hypothesized as the sister group to all other Gymnotus species. In our analysis, the G. cylindricus lineage is nested within South American species, and molecular age estimates support a relatively recent origin for the clade in Central America. Phylogenetic optimization of electric signal waveforms indicate that the ancestral state in Gymnotus is a multiphasic (4+phases of alternating polarity) condition, and independent phase loss has occurred in multiple lineages. Gymnotus is a model group for understanding Neotropical diversification and the evolution of communication at a continental scale.</text:p>
          </table:table-cell>
          <table:table-cell/>
          <table:table-cell table:style-name="ce22" office:value-type="string">
            <text:p>Animals,Bayes Theorem,Central America,Cytochromes b,Cytochromes b: genetics,DNA, Mitochondrial,DNA, Mitochondrial: genetics,Electrophysiological Phenomena,Evolution, Molecular,Geography,Gymnotiformes,Gymnotiformes: anatomy \&amp; histology,Gymnotiformes: classification,Gymnotiformes: genetics,Phylogeny,RNA, Ribosomal, 16S,RNA, Ribosomal, 16S: genetics,Sequence Alignment,Sequence Analysis, DNA,South America,Species Specificity</text:p>
          </table:table-cell>
        </table:table-row>
        <table:table-row table:style-name="ro3">
          <table:table-cell table:style-name="ce22" office:value-type="string">
            <text:p>Magro2010</text:p>
          </table:table-cell>
          <table:table-cell table:style-name="ce25" office:value-type="string">
            <text:p>Congruence among all pairs of genes studied was assessed by
the incongruence length difference test (ILD; Farris et al., 1994) as
implemented in PAUP, with all uninformative characters excluded
(Cunningham, 1997) using 1000 replicates and a MaxTree’s value
of 200. Since the result of the partition-homogeneity test was not
significant (P &gt; 0.05), we concatenated the different loci and the
combined dataset was analyzed.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text:p>
          </table:table-cell>
          <table:table-cell table:style-name="ce22" office:value-type="float" office:value="0">
            <text:p>0</text:p>
          </table:table-cell>
          <table:table-cell table:style-name="ce26" office:value-type="string">
            <text:p>&gt; 0.05</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0">
            <text:p>0</text:p>
          </table:table-cell>
          <table:table-cell table:number-columns-repeated="3"/>
          <table:table-cell table:style-name="ce22" office:value-type="string">
            <text:p>Magro, a; Lecompte, E; Magn\'{e}, F; Hemptinne, J-L &amp; Crouau-Roy, B</text:p>
          </table:table-cell>
          <table:table-cell table:style-name="ce22" office:value-type="string">
            <text:p>Phylogeny of ladybirds (Coleoptera: Coccinellidae): are the subfamilies monophyletic?</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3">
            <text:p>3</text:p>
          </table:table-cell>
          <table:table-cell table:style-name="ce22" office:value-type="string">
            <text:p>March</text:p>
          </table:table-cell>
          <table:table-cell table:style-name="ce22" office:value-type="string">
            <text:p>833--48</text:p>
          </table:table-cell>
          <table:table-cell table:style-name="ce22" office:value-type="float" office:value="2010">
            <text:p>2010</text:p>
          </table:table-cell>
          <table:table-cell table:style-name="ce22" office:value-type="string">
            <text:p>http://www.ncbi.nlm.nih.gov/pubmed/19903531</text:p>
          </table:table-cell>
          <table:table-cell table:style-name="ce22" office:value-type="string">
            <text:p>Elsevier Inc.</text:p>
          </table:table-cell>
          <table:table-cell/>
          <table:table-cell table:style-name="ce22" office:value-type="string">
            <text:p>The Coccinellidae (ladybirds) is a highly speciose family of the Coleoptera. Ladybirds are well known because of their use as biocontrol agents, and are the subject of many ecological studies. However, little is known about phylogenetic relationships of the Coccinellidae, and a precise evolutionary framework is needed for the family. This paper provides the first phylogenetic reconstruction of the relationships within the Coccinellidae based on analysis of five genes: the 18S and 28S rRNA nuclear genes and the mitochondrial 12S, 16S rRNA and cytochrome oxidase subunit I (COI) genes. The phylogenetic relationships of 67 terminal taxa, representative of all the subfamilies of the Coccinellidae (61 species, 37 genera), and relevant outgroups, were reconstructed using multiple approaches, including Bayesian inference with partitioning strategies. The recovered phylogenies are congruent and show that the Coccinellinae is monophyletic but the Coccidulinae, Epilachninae, Scymninae and Chilocorinae are paraphyletic. The tribe Chilocorini is identified as the sister-group of the Coccinellinae for the first time.</text:p>
          </table:table-cell>
          <table:table-cell/>
          <table:table-cell table:style-name="ce22" office:value-type="string">
            <text:p>Animals,Bayes Theorem,Beetles,Beetles: classification,Beetles: genetics,DNA, Mitochondrial,DNA, Mitochondrial: genetics,Evolution, Molecular,Food Preferences,Genes, Insect,Genetic Variation,Geography,Likelihood Functions,Models, Genetic,Phylogeny,RNA, Ribosomal,RNA, Ribosomal: genetics,Sequence Alignment,Sequence Analysis, DNA</text:p>
          </table:table-cell>
        </table:table-row>
        <table:table-row table:style-name="ro3">
          <table:table-cell table:style-name="ce22" office:value-type="string">
            <text:p>Malaquias2009a</text:p>
          </table:table-cell>
          <table:table-cell table:style-name="ce25" office:value-type="string">
            <text:p>To assess whether 18S rRNA, 28S rRNA and COI have significantly conflicting signals the incongruence length difference (ILD) test (Mickevich &amp; Farris 1981; Farris et al. 1994), implemented in PAUP*4.0 as the partition homogeneity test (Swofford 2002), was conducted after exclusion of invariant sites (Cunningham 1997a,b). Maximum parsimony (MP) and neighbor-joining (NJ)
analyses using LogDet paralinear distances were conducted
using PAUP*. Equally weighted parsimony analysis was
performed on each of the two categories of data sets using an
heuristic search with TBR branch-swapping algorithm,
multrees option, 1000 random additions, saving one tree at
each step, maxtrees set to 1000, and gaps treated as missing.
Robustness of each clade was assessed by BS support
(Felsenstein 1985) based on 500 replicates with heuristic
search, TBR branch-swapping algorithm, multrees option,
100 random additions, saving one tree at each step and
maxtrees set to 1000... The ILD test showed no significant conflicting signals
between the 18S rRNA and 28S rRNA sequences (P = 0.62),
but incongruence was detected when the COI sequences
were added to the data set (P = 0.03). The limitations of this
test have been documented by several authors (Dolphin et al.
2000; Barker &amp; Lutzoni 2002; Darlu &amp; Lecontre 2002;
Dowton &amp; Austin 2002), and even when the ILD test shows
incongruence between data sets the combined analysis can
provide better resolved trees (Collin 2003; Vonnemann et al.
2005; Williams &amp; Ozawa 2006), as observed here. Therefore,
analyses combining all genes were performed.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62, 0.03</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0">
            <text:p>0</text:p>
          </table:table-cell>
          <table:table-cell table:style-name="ce22" office:value-type="string">
            <text:p>3 loci two tests</text:p>
          </table:table-cell>
          <table:table-cell table:style-name="ce22" office:value-type="string">
            <text:p>SERIOUS</text:p>
          </table:table-cell>
          <table:table-cell/>
          <table:table-cell table:style-name="ce22" office:value-type="string">
            <text:p>Malaquias, Manuel Ant\'{o}nio E; Mackenzie-Dodds, Jacqueline; Bouchet, Philippe; Gosliner, Terrence &amp; Reid, David G</text:p>
          </table:table-cell>
          <table:table-cell table:style-name="ce22" office:value-type="string">
            <text:p>A molecular phylogeny of the Cephalaspidea sensu lato (Gastropoda: Euthyneura): Architectibranchia redefined and Runcinacea reinstated</text:p>
          </table:table-cell>
          <table:table-cell table:style-name="ce22" office:value-type="string">
            <text:p>Zoologica Scripta</text:p>
          </table:table-cell>
          <table:table-cell table:style-name="ce22" office:value-type="float" office:value="38">
            <text:p>38</text:p>
          </table:table-cell>
          <table:table-cell table:style-name="ce22" office:value-type="float" office:value="1">
            <text:p>1</text:p>
          </table:table-cell>
          <table:table-cell table:style-name="ce22" office:value-type="string">
            <text:p>January</text:p>
          </table:table-cell>
          <table:table-cell table:style-name="ce22" office:value-type="string">
            <text:p>23--41</text:p>
          </table:table-cell>
          <table:table-cell table:style-name="ce22" office:value-type="float" office:value="2009">
            <text:p>2009</text:p>
          </table:table-cell>
          <table:table-cell table:style-name="ce22" office:value-type="string">
            <text:p>http://doi.wiley.com/10.1111/j.1463-6409.2008.00354.x</text:p>
          </table:table-cell>
        </table:table-row>
        <table:table-row table:style-name="ro3">
          <table:table-cell table:style-name="ce22" office:value-type="string">
            <text:p>Malaquias2009</text:p>
          </table:table-cell>
          <table:table-cell table:style-name="ce25" office:value-type="string">
            <text:p>The datasets for each gene were analysed separately and in
combination. Sequences of the three genes were concatenated
after testing for significant heterogeneity of base frequencies
among taxa, and for significantly conflicting signals, using the
incongruence length difference (ILD) test (Mickevich &amp; Farris,
1981; Farris et al., 1994) implemented in paup* version 4.0 as
the partition homogeneity test (Swofford, 2002), after exclu-
sion of invariant sites (Cunningham, 1997a,b). Also, to test for
incongruence of signal between first, second and third codon
positions in the COI gene a further ILD test was conducted.
ILD tests were performed by heuristic search with 500
replicates, tree bisection–reconnection (TBR) branch swap-
ping, 10 random additions, saving two trees at each step and
maxtrees set to 1000... The ILD test showed no significantly conflicting
signals between the three data sets (P = 0.32), and none
between the three codon positions of the COI gene (P = 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32, 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3 loci one test * 2</text:p>
          </table:table-cell>
          <table:table-cell table:style-name="ce22" office:value-type="string">
            <text:p>SERIOUS</text:p>
          </table:table-cell>
          <table:table-cell/>
          <table:table-cell table:style-name="ce22" office:value-type="string">
            <text:p>Malaquias, Manuel Ant\'{o}nio E. &amp; Reid, David G.</text:p>
          </table:table-cell>
          <table:table-cell table:style-name="ce22" office:value-type="string">
            <text:p>Tethyan vicariance, relictualism and speciation: evidence from a global molecular phylogeny of the opisthobranch genus Bulla</text:p>
          </table:table-cell>
          <table:table-cell table:style-name="ce22" office:value-type="string">
            <text:p>Journal of Biogeography</text:p>
          </table:table-cell>
          <table:table-cell table:style-name="ce22" office:value-type="float" office:value="36">
            <text:p>36</text:p>
          </table:table-cell>
          <table:table-cell table:style-name="ce22" office:value-type="float" office:value="9">
            <text:p>9</text:p>
          </table:table-cell>
          <table:table-cell table:style-name="ce22" office:value-type="string">
            <text:p>September</text:p>
          </table:table-cell>
          <table:table-cell table:style-name="ce22" office:value-type="string">
            <text:p>1760--1777</text:p>
          </table:table-cell>
          <table:table-cell table:style-name="ce22" office:value-type="float" office:value="2009">
            <text:p>2009</text:p>
          </table:table-cell>
          <table:table-cell table:style-name="ce22" office:value-type="string">
            <text:p>http://doi.wiley.com/10.1111/j.1365-2699.2009.02118.x</text:p>
          </table:table-cell>
          <table:table-cell table:number-columns-repeated="4"/>
          <table:table-cell table:style-name="ce22" office:value-type="string">
            <text:p>allopatry,bulla,dispersal,diversification,relict species,speciation,tethys,uncorrelated relaxed-clock,vicariance</text:p>
          </table:table-cell>
        </table:table-row>
        <table:table-row table:style-name="ro3">
          <table:table-cell table:style-name="ce22" office:value-type="string">
            <text:p>Mantovani2009</text:p>
          </table:table-cell>
          <table:table-cell table:style-name="ce25" office:value-type="string">
            <text:p>Maximum Parsimony (MP)
and Maximum Likelihood (ML) dendrograms were
calculated using PAUP* 4.0b10 (Swofford 2001)
through a stepwise addition heuristic search with
TBR as branch-swapping option. Bootstrap values
were obtained after 2000 (MP) and 200 (ML)
replicates. In the MP analyses, gaps were considered
as missing data...
The possibility to analyse the three mtDNA
markers in a combined data set was tested with an
Incongruence Length Difference test (ILD test;
Farris et al. 1994, 1995), implemented in PAUP*,
after 500 replicates... MP trees calculated on the combined data
set (ILD test not significant, P = 0.952; see below)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1">
            <text:p>1</text:p>
          </table:table-cell>
          <table:table-cell table:style-name="ce22" office:value-type="string">
            <text:p>TBR</text:p>
          </table:table-cell>
          <table:table-cell table:style-name="ce22" office:value-type="float" office:value="0">
            <text:p>0</text:p>
          </table:table-cell>
          <table:table-cell table:style-name="ce26" office:value-type="string">
            <text:p>0.95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Mantovani, B.; Cesari, M. &amp; Scanabissi, F.</text:p>
          </table:table-cell>
          <table:table-cell table:style-name="ce22" office:value-type="string">
            <text:p>Molecular taxonomy and phylogeny of Italian Lepidurus taxa (Branchiopoda: Notostraca)</text:p>
          </table:table-cell>
          <table:table-cell table:style-name="ce22" office:value-type="string">
            <text:p>Italian Journal of Zoology</text:p>
          </table:table-cell>
          <table:table-cell table:style-name="ce22" office:value-type="float" office:value="76">
            <text:p>76</text:p>
          </table:table-cell>
          <table:table-cell table:style-name="ce22" office:value-type="float" office:value="4">
            <text:p>4</text:p>
          </table:table-cell>
          <table:table-cell table:style-name="ce22" office:value-type="string">
            <text:p>December</text:p>
          </table:table-cell>
          <table:table-cell table:style-name="ce22" office:value-type="string">
            <text:p>358--365</text:p>
          </table:table-cell>
          <table:table-cell table:style-name="ce22" office:value-type="float" office:value="2009">
            <text:p>2009</text:p>
          </table:table-cell>
          <table:table-cell table:style-name="ce22" office:value-type="string">
            <text:p>http://www.informaworld.com/openurl?genre=article\&amp;doi=10.1080/11250000802687461\&amp;magic=crossref||D404A21C5BB053405B1A640AFFD44AE3</text:p>
          </table:table-cell>
          <table:table-cell table:number-columns-repeated="4"/>
          <table:table-cell table:style-name="ce22" office:value-type="string">
            <text:p>12s,16s,cytochrome oxidase i,lepidurus apus,lepidurus couesii</text:p>
          </table:table-cell>
        </table:table-row>
        <table:table-row table:style-name="ro3">
          <table:table-cell table:style-name="ce22" office:value-type="string">
            <text:p>Marquinez2009</text:p>
          </table:table-cell>
          <table:table-cell table:style-name="ce25" office:value-type="string">
            <text:p>In order to test congruence among data-sets, we implemented
two tests in PAUPÃ version 4.0b10 (Swofford, 2002): (1) the ILD
Test (Farris et al., 1994) using combined ITS + rpS16 + psbA-trnH
partitioned nexus matrix, 1000 replicates of random addition se-
quences and a maximum of 10 trees retained per replicate; starting
trees were obtained via random stepwise addition with TBR branch
Swapping... The ILD test indicates combinability of the psbA-trnH, rpS16 and
ITS data-sets (P = 0.235)

</text:p>
          </table:table-cell>
          <table:table-cell table:style-name="ce22" office:value-type="float" office:value="0">
            <text:p>0</text:p>
          </table:table-cell>
          <table:table-cell table:style-name="ce22" office:value-type="string">
            <text:p>both</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5">
            <text:p>0.5</text:p>
          </table:table-cell>
          <table:table-cell table:style-name="ce22" office:value-type="string">
            <text:p>RAS + TBR</text:p>
          </table:table-cell>
          <table:table-cell table:style-name="ce22" office:value-type="float" office:value="0">
            <text:p>0</text:p>
          </table:table-cell>
          <table:table-cell table:style-name="ce26" office:value-type="string">
            <text:p>0.235</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3 loci one test</text:p>
          </table:table-cell>
          <table:table-cell table:style-name="ce22" office:value-type="string">
            <text:p>SERIOUS</text:p>
          </table:table-cell>
          <table:table-cell/>
          <table:table-cell table:style-name="ce22" office:value-type="string">
            <text:p>Marqu\'{\i}nez, Xavier; Lohmann, L\'{u}cia G; Salatino, Maria L Faria; Salatino, Antonio &amp; Gonz\'{a}lez, Favio</text:p>
          </table:table-cell>
          <table:table-cell table:style-name="ce22" office:value-type="string">
            <text:p>Generic relationships and dating of lineages in Winteraceae based on nuclear (ITS) and plastid (rpS16 and psbA-trnH) sequence data.</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2">
            <text:p>2</text:p>
          </table:table-cell>
          <table:table-cell table:style-name="ce22" office:value-type="string">
            <text:p>November</text:p>
          </table:table-cell>
          <table:table-cell table:style-name="ce22" office:value-type="string">
            <text:p>435--49</text:p>
          </table:table-cell>
          <table:table-cell table:style-name="ce22" office:value-type="float" office:value="2009">
            <text:p>2009</text:p>
          </table:table-cell>
          <table:table-cell table:style-name="ce22" office:value-type="string">
            <text:p>http://www.ncbi.nlm.nih.gov/pubmed/19580880</text:p>
          </table:table-cell>
          <table:table-cell table:style-name="ce22" office:value-type="string">
            <text:p>Elsevier Inc.</text:p>
          </table:table-cell>
          <table:table-cell/>
          <table:table-cell table:style-name="ce22" office:value-type="string">
            <text:p>Phylogenetic analyses of representative species from the five genera of Winteraceae (Drimys, Pseudowintera, Takhtajania, Tasmannia, and Zygogynum s.l.) were performed using ITS nuclear sequences and a combined data-set of ITS+psbA-trnH+rpS16 sequences (sampling of 30 and 15 species, respectively). Indel informativity using simple gap coding or gaps as a fifth character was examined in both data-sets. Parsimony and Bayesian analyses support the monophyly of Drimys, Tasmannia, and Zygogynum s.l., but do not support the monophyly of Belliolum, Zygogynum s.s., and Bubbia. Within Drimys, the combined data-set recovers two subclades. Divergence time estimates suggest that the splitting between Drimys and its sister clade (Pseudowintera+Zygogynum s.l.) occurred around the end of the Cretaceous; in contrast, the divergence between the two subclades within Drimys is more recent (15.5-18.5MY) and coincides in time with the Andean uplift. Estimates suggest that the earliest divergences within Winteraceae could have predated the first events of Gondwana fragmentation.</text:p>
          </table:table-cell>
          <table:table-cell/>
          <table:table-cell table:style-name="ce22" office:value-type="string">
            <text:p>DNA, Plant,DNA, Plant: genetics,DNA, Ribosomal Spacer,DNA, Ribosomal Spacer: genetics,Evolution, Molecular,Geography,Phylogeny,Plastids,Plastids: genetics,Sequence Analysis, DNA,Winteraceae,Winteraceae: classification,Winteraceae: genetics</text:p>
          </table:table-cell>
        </table:table-row>
        <table:table-row table:style-name="ro3">
          <table:table-cell table:style-name="ce22" office:value-type="string">
            <text:p>Marshall2010</text:p>
          </table:table-cell>
          <table:table-cell table:style-name="ce25" office:value-type="string">
            <text:p>We tested for incongruent histories
between the HSP70 and the EFL using the incongruence length
difference (ILD) test (Farris et al. 1994) for the data set of 24
individuals. The ILD tests a null hypothesis of clonality by com-
paring the summed tree length of the observed data with the
sums after random partitioning. We generated 1,000 trees in
PAUP* using heuristic searches with random sequence addi-
tion and TBR branch swapping limited to 106 rearrangements.
Our cut-off for significance was P , 0.01, and we excluded in-
variant characters (Cunningham 1997)... We repeated tests for index of association, PTLPT, and ILD
without LE7 and OI22B, but the significance of our results
was unchanged... When the two loci were analyzed separately, the ob-
served number of steps exceeded the minimum number of
steps only by 1 (EFL) or 4 (HSP70), but when the loci were
combined, the tree was 21 steps longer than the minimum
and the ILD test was significant (P = 0.001).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5">
            <text:p>0.5</text:p>
          </table:table-cell>
          <table:table-cell table:style-name="ce22" office:value-type="string">
            <text:p>RAS + TBR</text:p>
          </table:table-cell>
          <table:table-cell table:style-name="ce22" office:value-type="float" office:value="0">
            <text:p>0</text:p>
          </table:table-cell>
          <table:table-cell table:style-name="ce26" office:value-type="string">
            <text:p>0.001</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0">
            <text:p>0</text:p>
          </table:table-cell>
          <table:table-cell table:number-columns-repeated="3"/>
          <table:table-cell table:style-name="ce22" office:value-type="string">
            <text:p>Marshall, Wyth L &amp; Berbee, Mary L</text:p>
          </table:table-cell>
          <table:table-cell table:style-name="ce22" office:value-type="string">
            <text:p>Population-level analyses indirectly reveal cryptic sex and life history traits of Pseudoperkinsus tapetis (Ichthyosporea, Opisthokonta): a unicellular relative of the animals.</text:p>
          </table:table-cell>
          <table:table-cell table:style-name="ce22" office:value-type="string">
            <text:p>Molecular biology and evolution</text:p>
          </table:table-cell>
          <table:table-cell table:style-name="ce22" office:value-type="float" office:value="27">
            <text:p>27</text:p>
          </table:table-cell>
          <table:table-cell table:style-name="ce22" office:value-type="float" office:value="9">
            <text:p>9</text:p>
          </table:table-cell>
          <table:table-cell table:style-name="ce22" office:value-type="string">
            <text:p>September</text:p>
          </table:table-cell>
          <table:table-cell table:style-name="ce22" office:value-type="string">
            <text:p>2014--26</text:p>
          </table:table-cell>
          <table:table-cell table:style-name="ce22" office:value-type="float" office:value="2010">
            <text:p>2010</text:p>
          </table:table-cell>
          <table:table-cell table:style-name="ce22" office:value-type="string">
            <text:p>http://www.ncbi.nlm.nih.gov/pubmed/20360212</text:p>
          </table:table-cell>
          <table:table-cell table:number-columns-repeated="2"/>
          <table:table-cell table:style-name="ce22" office:value-type="string">
            <text:p>We use population genetics to detect the molecular footprint of a sexual cycle, of a haploid vegetative state, and of lack of host specificity in Pseudoperkinsus tapetis, a marine unicellular relative of the animals. Prior to this study, complete life cycles were not known for any of the unicellular lineages sharing common ancestry with multicellular animals and fungi. We established the first collection of conspecific cultures of any member from the unicellular opisthokont lineage ichthyosporea, isolating 126 cultures of P. tapetis from guts of marine invertebrates ranging from clams to sea cucumbers. We sequenced fragments of the elongation factor alpha-like (EFL) and heat-shock protein 70 (HSP70) genes for a subset of our isolates. Absence of heterozygotes from the EFL locus in 52 isolates provided evidence for haploidy. Phylogenetic incongruence and a lack of support for linkage between two loci from 34 sequenced isolates signified a history of recombination consistent with a sexual cycle. Shared haplotypes in different invertebrate species showed that P. tapetis was not host specific. Based on estimates of the frequency of sex and on observations of cultures, we propose that P. tapetis is transmitted between hosts via asexual endospores. New protists are continually being discovered, and, as this study illustrates, analysis of culturable collections from natural habitats can transform a species from a near unknown to a model system for better understanding the evolution of life histories.</text:p>
          </table:table-cell>
          <table:table-cell/>
          <table:table-cell table:style-name="ce22" office:value-type="string">
            <text:p>effective population size,ichthyosporea,mesomycetozoa,protist,pseudoperkinsus,recombination</text:p>
          </table:table-cell>
        </table:table-row>
        <table:table-row table:style-name="ro3">
          <table:table-cell table:style-name="ce22" office:value-type="string">
            <text:p>Maryanska-Nadachowska2010</text:p>
          </table:table-cell>
          <table:table-cell table:style-name="ce25" office:value-type="string">
            <text:p>The partition
homogeneity test (Farris et al., 1994, 1995), as implemented
in paup*, was then used to determine the validity of combining
mitochondrial (COI, CytB) genes into a single analysis. The
test was performed with 500 replications of MP search on
the randomly partitioned dataset, with five random taxon
additions and a limit of 5000 trees per replicate, and this
allowed further analyses on joined sequences. The partition
homogeneity test was also used to check for incongruence
between mitochondrial and nuclear (ITS2) sequences... The partition homo-
geneity test did not detect significant incongruence between
mitochondrial data, so analyses were conducted on the
combined dataset.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5">
            <text:p>0.5</text:p>
          </table:table-cell>
          <table:table-cell table:style-name="ce22" office:value-type="string">
            <text:p>5RAS  </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o pvals</text:p>
          </table:table-cell>
          <table:table-cell table:style-name="ce22" office:value-type="string">
            <text:p>SERIOUS</text:p>
          </table:table-cell>
          <table:table-cell/>
          <table:table-cell table:style-name="ce22" office:value-type="string">
            <text:p>Marya┼äska-Nadachowska, Anna; Drosopoulos, Sakis; Lachowska, Dorota; Kajtoch, ┼üukasz &amp; Kuznetsova, Valentina G.</text:p>
          </table:table-cell>
          <table:table-cell table:style-name="ce22" office:value-type="string">
            <text:p>Molecular phylogeny of the Mediterranean species of Philaenus (Hemiptera: Auchenorrhyncha: Aphrophoridae) using mitochondrial and nuclear DNA sequences</text:p>
          </table:table-cell>
          <table:table-cell table:style-name="ce22" office:value-type="string">
            <text:p>Systematic Entomology</text:p>
          </table:table-cell>
          <table:table-cell table:style-name="ce22" office:value-type="float" office:value="35">
            <text:p>35</text:p>
          </table:table-cell>
          <table:table-cell table:style-name="ce22" office:value-type="float" office:value="2">
            <text:p>2</text:p>
          </table:table-cell>
          <table:table-cell table:style-name="ce22" office:value-type="string">
            <text:p>April</text:p>
          </table:table-cell>
          <table:table-cell table:style-name="ce22" office:value-type="string">
            <text:p>318--328</text:p>
          </table:table-cell>
          <table:table-cell table:style-name="ce22" office:value-type="float" office:value="2010">
            <text:p>2010</text:p>
          </table:table-cell>
          <table:table-cell table:style-name="ce22" office:value-type="string">
            <text:p>http://blackwell-synergy.com/doi/abs/10.1111/j.1365-3113.2009.00510.x</text:p>
          </table:table-cell>
        </table:table-row>
        <table:table-row table:style-name="ro3">
          <table:table-cell table:style-name="ce22" office:value-type="string">
            <text:p>Matter2009</text:p>
          </table:table-cell>
          <table:table-cell table:style-name="ce25" office:value-type="string">
            <text:p>performed using PAUP* 4.0b10 [35], employing the branch
and bound search option for all data sets except for those
containing greater than 20 taxa; for these a heuristic search using
100 random addition sequence replicates was employed. Since
indels were not plentiful and the additional information did not
improve tree resolution, gaps were treated as missing data and not
scored. Outgroups were chosen based on homology and ease of
sequence alignment in order to root trees...Before combining any data sets, a partition homogeneity test
(otherwise known as the incongruence length difference test) [37],
was implemented in PAUP* 4.0b10 using 1000 branch and bound
search replications to determine compatibility. This test measures
the character congruence of two or more data sets. The null
hypothesis of congruence is accepted (P &gt; 0.05) by calculating the
probability that the sum of the most-parsimonious tree lengths
derived from random partitions of the data sets is equal to or lower
than the sum of the tree lengths from the individual data sets. If the
probability is low (P &lt; 0.05), i.e. the random partitions have more
homoplasy than the individual data sets, then the null hypothesis
of congruence is rejected. When the null hypothesis is rejected, the
data sets are considered incongruent and are not necessarily
suitable for combination.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bandb</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bandb? REALLY? 5 test results no indication of partitioning scheme used</text:p>
          </table:table-cell>
          <table:table-cell table:style-name="ce22" office:value-type="string">
            <text:p>SERIOUS</text:p>
          </table:table-cell>
          <table:table-cell/>
          <table:table-cell table:style-name="ce22" office:value-type="string">
            <text:p>Matter, Andrea M; Hoot, Sara B; Anderson, Patrick D; Neves, Susana S &amp; Cheng, Yi-Qiang</text:p>
          </table:table-cell>
          <table:table-cell table:style-name="ce22" office:value-type="string">
            <text:p>Valinomycin biosynthetic gene cluster in Streptomyces: conservation, ecology and evolution.</text:p>
          </table:table-cell>
          <table:table-cell table:style-name="ce22" office:value-type="string">
            <text:p>PloS one</text:p>
          </table:table-cell>
          <table:table-cell table:style-name="ce22" office:value-type="float" office:value="4">
            <text:p>4</text:p>
          </table:table-cell>
          <table:table-cell table:style-name="ce22" office:value-type="float" office:value="9">
            <text:p>9</text:p>
          </table:table-cell>
          <table:table-cell table:style-name="ce22" office:value-type="string">
            <text:p>January</text:p>
          </table:table-cell>
          <table:table-cell table:style-name="ce22" office:value-type="string">
            <text:p>e7194</text:p>
          </table:table-cell>
          <table:table-cell table:style-name="ce22" office:value-type="float" office:value="2009">
            <text:p>2009</text:p>
          </table:table-cell>
          <table:table-cell table:style-name="ce22" office:value-type="string">
            <text:p>http://www.pubmedcentral.nih.gov/articlerender.fcgi?artid=2746310\&amp;tool=pmcentrez\&amp;rendertype=abstract</text:p>
          </table:table-cell>
          <table:table-cell table:number-columns-repeated="2"/>
          <table:table-cell table:style-name="ce22" office:value-type="string">
            <text:p>Many Streptomyces strains are known to produce valinomycin (VLM) antibiotic and the VLM biosynthetic gene cluster (vlm) has been characterized in two independent isolates. Here we report the phylogenetic relationships of these strains using both parsimony and likelihood methods, and discuss whether the vlm gene cluster shows evidence of horizontal transmission common in natural product biosynthetic genes. Eight Streptomyces strains from around the world were obtained and sequenced for three regions of the two large nonribosomal peptide synthetase genes (vlm1 and vlm2) involved in VLM biosynthesis. The DNA sequences representing the vlm gene cluster are highly conserved among all eight environmental strains. The geographic distribution pattern of these strains and the strict congruence between the trees of the two vlm genes and the housekeeping genes, 16S rDNA and trpB, suggest vertical transmission of the vlm gene cluster in Streptomyces with no evidence of horizontal gene transfer. We also explored the relationship of the sequence of vlm genes to that of the cereulide biosynthetic genes (ces) found in Bacillus cereus and found them highly divergent from each other at DNA level (genetic distance values &gt;or= 95.6\%). It is possible that the vlm gene cluster and the ces gene cluster may share a relatively distant common ancestor but these two gene clusters have since evolved independently.</text:p>
          </table:table-cell>
          <table:table-cell/>
          <table:table-cell table:style-name="ce22" office:value-type="string">
            <text:p>Anti-Bacterial Agents,Anti-Bacterial Agents: chemistry,Anti-Bacterial Agents: metabolism,Bacillus cereus,Bacillus cereus: metabolism,Bayes Theorem,Biological Evolution,Ecology,Gene Transfer, Horizontal,Likelihood Functions,Multigene Family,Peptide Synthases,Peptide Synthases: metabolism,Phylogeny,Polymerase Chain Reaction,RNA, Ribosomal, 16S,RNA, Ribosomal, 16S: metabolism,Sequence Analysis, DNA,Streptomyces,Streptomyces: genetics,Streptomyces: metabolism,Valinomycin,Valinomycin: chemistry,Valinomycin: metabolism</text:p>
          </table:table-cell>
        </table:table-row>
        <table:table-row table:style-name="ro3">
          <table:table-cell table:style-name="ce22" office:value-type="string">
            <text:p>McDaniel2010</text:p>
          </table:table-cell>
          <table:table-cell table:style-name="ce25" office:value-type="string">
            <text:p>To assess the significance of the interlocus phylogenetic con-
flict, we compared the phylogenetic signal among loci (including
the indels) using the partition homogeneity test (Farris et al. 1994)
as implemented in PAUP∗ under parsimony with branch-and-
bound searches. We then conducted additional branch-and-bound
parsimony analyses on subsets of the complete dataset, pruning
isolates that were strongly supported in different topological loca-
tions across loci. We continued pruning isolates until the partition
homogeneity test yielded a nonsignificant result (i.e., no statisti-
cally significant topological conflict). Because we found evidence
of significant conflict when P. eurystomum, P. collenchymatum,
and several isolates of P. pyriforme were included in the analysis,
we did not estimate a genealogy from the combined data, but
rather constructed a species tree based on combinable splits in the
individual gene trees... The test indicated that the five regions have significantly different phylogenetic signals (P &lt; 0.001; Table 4).
To test whether particular taxa were a significant source of genealogical conflict, we iteratively pruned individuals from the
analysis and performed the test again. When the P. eurystomum
sequences were removed, the remaining data continued to show
significant discordance across the five loci (P = 0.001; Table 4).
This finding indicated that additional taxa were strongly supported
in distinct places in different genealogies. P. collenchymatum in
particular was strongly supported as sister to P. sphaericum in the
adk, apr, and atpB-rbcL genealogies (Fig. 2A,B,E), but sister to
P. pyriforme in the the papr, ho, and ITS genealogies (Fig.
2C,D,F). Accordingly, a nonsignificant partition homogeneity test
(i.e., no significant conflict) was achieved when P. collenchymatum, P. eurystomum, and the hybrid P. pyriforme isolates were
pruned from the alignment (Table 4).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5 loci, one test, taxonjackknifing</text:p>
          </table:table-cell>
          <table:table-cell table:style-name="ce22" office:value-type="string">
            <text:p>SERIOUS</text:p>
          </table:table-cell>
          <table:table-cell/>
          <table:table-cell table:style-name="ce22" office:value-type="string">
            <text:p>McDaniel, Stuart F; von Stackelberg, Mark; Richardt, Sandra; Quatrano, Ralph S; Reski, Ralf &amp; Rensing, Stefan a</text:p>
          </table:table-cell>
          <table:table-cell table:style-name="ce22" office:value-type="string">
            <text:p>The speciation history of the Physcomitrium--Physcomitrella species complex.</text:p>
          </table:table-cell>
          <table:table-cell table:style-name="ce22" office:value-type="string">
            <text:p>Evolution; international journal of organic evolution</text:p>
          </table:table-cell>
          <table:table-cell table:style-name="ce22" office:value-type="float" office:value="64">
            <text:p>64</text:p>
          </table:table-cell>
          <table:table-cell table:style-name="ce22" office:value-type="float" office:value="1">
            <text:p>1</text:p>
          </table:table-cell>
          <table:table-cell table:style-name="ce22" office:value-type="string">
            <text:p>January</text:p>
          </table:table-cell>
          <table:table-cell table:style-name="ce22" office:value-type="string">
            <text:p>217--31</text:p>
          </table:table-cell>
          <table:table-cell table:style-name="ce22" office:value-type="float" office:value="2010">
            <text:p>2010</text:p>
          </table:table-cell>
          <table:table-cell table:style-name="ce22" office:value-type="string">
            <text:p>http://www.ncbi.nlm.nih.gov/pubmed/19659592</text:p>
          </table:table-cell>
          <table:table-cell table:number-columns-repeated="2"/>
          <table:table-cell table:style-name="ce22" office:value-type="string">
            <text:p>A central problem in evolutionary biology is identifying factors that promote the evolution of reproductive isolation. Among mosses, biogeographic evidence indicates that the potential for migration is great, suggesting that biological factors other than geographic isolation may be critical for speciation in this group. The moss Physcomitrella patens (Funariaceae) has long been used as a model for interspecies hybridization and has recently emerged as an important model system for comparative genomics. We report genealogical analyses of six loci from several populations of P. patens and related species in the genus Physcomitrium. These results unambiguously indicate that the so-called genus Physcomitrella arose at least three times from distinct ancestors within the genus Physcomitrium. In spite of the evidence for natural hybridization in the Physcomitrella-Physcomitrium complex, genealogical and experimental hybridization data indicate that the taxonomically defined species are reproductively isolated. However, these analyses suggest that Physcomitrium eurystomum was formed from a hybridization event between two early diverging lineages in the complex, and that the ancestral population size of these lineages was much smaller than the current population sizes. We discuss these findings in the context of the inferred mating system in the Physcomitrella-Physcomitrium complex and patterns of speciation and diversification.</text:p>
          </table:table-cell>
          <table:table-cell/>
          <table:table-cell table:style-name="ce22" office:value-type="string">
            <text:p>Bryophyta,Bryophyta: classification,Bryophyta: physiology,Models, Biological,Polymerase Chain Reaction,Reproduction,Species Specificity</text:p>
          </table:table-cell>
        </table:table-row>
        <table:table-row table:style-name="ro3">
          <table:table-cell table:style-name="ce22" office:value-type="string">
            <text:p>Meerow2009</text:p>
          </table:table-cell>
          <table:table-cell table:style-name="ce25" office:value-type="string">
            <text:p> P values from the
incongruence length difference (ILD) tests [26,27] indicated that
the null hypothesis of congruence could be accepted for WRKY2
and 12, and 12 and 21 (p = 0.44 and 0.68, respectively). The latter
are in different major clades of the WRKY family phylogeny (1
and 2b, respectively). P values for all other pairwise combinations
were never lower than 0.01. The accuracy of the ILD as an arbiter
of combinability has declined steadily since Farris et al. [26,27]
first recommended a P-value of 0.05 as the threshold for
determining non-combinability. Numerous studies have
concluded that P-values,0.05, and even as low as 0.001, should
not preclude data set combination [28–36]. Based on these results,
and the fact that many of the same monophyletic groups were
resolved with each locus (Tables 1–2), we combined all seven loci
for phylogenetic analysis... Gaps were
coded as missing characters in the initial analyses, but were also
coded with the program SeqState [113], using the simple coding
(SIC) of Simmons and Ochoterena [114]. Before combining the
data sets, we performed an incongruence length difference test
(ILD = partition homogeneity test in PAUP* [26,27]) on all
pairwise combinations of loci to assess the degree of congruence
between them. One hundred heuristic searches were conducted,
each with 10 random addition replications, saving no more than
10 trees from each for TBR branch swapping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44, 0.6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teresting</text:p>
          </table:table-cell>
          <table:table-cell table:number-columns-repeated="2"/>
          <table:table-cell table:style-name="ce22" office:value-type="string">
            <text:p>Meerow, Alan W; Noblick, Larry; Borrone, James W; Couvreur, Thomas L P; Mauro-Herrera, Margarita; Hahn, William J; Kuhn, David N; Nakamura, Kyoko; Oleas, Nora H &amp; Schnell, Raymond J</text:p>
          </table:table-cell>
          <table:table-cell table:style-name="ce22" office:value-type="string">
            <text:p>Phylogenetic analysis of seven WRKY genes across the palm subtribe Attaleinae (Arecaceae) [corrected] identifies Syagrus as sister group of the coconut.</text:p>
          </table:table-cell>
          <table:table-cell table:style-name="ce22" office:value-type="string">
            <text:p>PloS one</text:p>
          </table:table-cell>
          <table:table-cell table:style-name="ce22" office:value-type="float" office:value="4">
            <text:p>4</text:p>
          </table:table-cell>
          <table:table-cell table:style-name="ce22" office:value-type="float" office:value="10">
            <text:p>10</text:p>
          </table:table-cell>
          <table:table-cell table:style-name="ce22" office:value-type="string">
            <text:p>January</text:p>
          </table:table-cell>
          <table:table-cell table:style-name="ce22" office:value-type="string">
            <text:p>e7353</text:p>
          </table:table-cell>
          <table:table-cell table:style-name="ce22" office:value-type="float" office:value="2009">
            <text:p>2009</text:p>
          </table:table-cell>
          <table:table-cell table:style-name="ce22" office:value-type="string">
            <text:p>http://www.pubmedcentral.nih.gov/articlerender.fcgi?artid=2752195\&amp;tool=pmcentrez\&amp;rendertype=abstract</text:p>
          </table:table-cell>
          <table:table-cell table:number-columns-repeated="2"/>
          <table:table-cell table:style-name="ce22" office:value-type="string">
            <text:p>BACKGROUND: The Cocoseae is one of 13 tribes of Arecaceae subfam. Arecoideae, and contains a number of palms with significant economic importance, including the monotypic and pantropical Cocos nucifera L., the coconut, the origins of which have been one of the abominable mysteries" of palm systematics for decades. Previous studies with predominantly plastid genes weakly supported American ancestry for the coconut but ambiguous sister relationships. In this paper</text:p>
          </table:table-cell>
          <table:table-cell table:style-name="ce22" office:value-type="string">
            <text:p> we use multiple single copy nuclear loci to address the phylogeny of the Cocoseae subtribe Attaleinae</text:p>
          </table:table-cell>
          <table:table-cell table:style-name="ce22" office:value-type="string">
            <text:p> and resolve the closest extant relative of the coconut. METHODOLOGY/PRINCIPAL FINDINGS: We present the results of combined analysis of DNA sequences of seven WRKY transcription factor loci across 72 samples of Arecaceae tribe Cocoseae subtribe Attaleinae</text:p>
          </table:table-cell>
          <table:table-cell table:style-name="ce22" office:value-type="string">
            <text:p> representing all genera classified within the subtribe</text:p>
          </table:table-cell>
          <table:table-cell table:style-name="ce22" office:value-type="string">
            <text:p> and three outgroup taxa with maximum parsimony</text:p>
          </table:table-cell>
          <table:table-cell table:style-name="ce22" office:value-type="string">
            <text:p> maximum likelihood</text:p>
          </table:table-cell>
          <table:table-cell table:style-name="ce22" office:value-type="string">
            <text:p> and Bayesian approaches</text:p>
          </table:table-cell>
          <table:table-cell table:style-name="ce22" office:value-type="string">
            <text:p> producing highly congruent and well-resolved trees that robustly identify the genus Syagrus as sister to Cocos and resolve novel and well-supported relationships among the other genera of the Attaleinae. We also address incongruence among the gene trees with gene tree reconciliation analysis</text:p>
          </table:table-cell>
          <table:table-cell table:style-name="ce22" office:value-type="string">
            <text:p> and assign estimated ages to the nodes of our tree. CONCLUSIONS/SIGNIFICANCE: This study represents the as yet most extensive phylogenetic analyses of Cocoseae subtribe Attaleinae. We present a well-resolved and supported phylogeny of the subtribe that robustly indicates a sister relationship between Cocos and Syagrus. This is not only of biogeographic interest</text:p>
          </table:table-cell>
          <table:table-cell table:style-name="ce22" office:value-type="string">
            <text:p> but will also open fruitful avenues of inquiry regarding evolution of functional genes useful for crop improvement. Establishment of two major clades of American Attaleinae occurred in the Oligocene (ca. 37 MYBP) in Eastern Brazil. The divergence of Cocos from Syagrus is estimated at 35 MYBP. The biogeographic and morphological congruence that we see for clades resolved in the Attaleinae suggests that WRKY loci are informative markers for investigating the phylogenetic relationships of the palm family."</text:p>
          </table:table-cell>
          <table:table-cell/>
          <table:table-cell table:style-name="ce22" office:value-type="string">
            <text:p>Arecaceae,Arecaceae: genetics,Bayes Theorem,Cocos,Cocos: genetics,DNA,DNA: metabolism,Evolution,Genes, Plant,Geography,Likelihood Functions,Microsatellite Repeats,Models, Genetic,Models, Statistical,Phylogeny,Plant Leaves,Plant Leaves: metabolism,Sequence Analysis, DNA,Transcription Factors,Transcription Factors: metabolism</text:p>
          </table:table-cell>
        </table:table-row>
        <table:table-row table:style-name="ro3">
          <table:table-cell table:style-name="ce22" office:value-type="string">
            <text:p>VanderMeijden2009</text:p>
          </table:table-cell>
          <table:table-cell table:style-name="ce25" office:value-type="string">
            <text:p>A homogeneity partition test (Farris et al., 1994) as imple-
mented in PAUPÃ version 4.0b10 (Swofford, 2002) did not reject
homogeneity of the five different markers (P = 0.17)...</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1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5 loci, one test</text:p>
          </table:table-cell>
          <table:table-cell table:style-name="ce22" office:value-type="string">
            <text:p>SERIOUS</text:p>
          </table:table-cell>
          <table:table-cell/>
          <table:table-cell table:style-name="ce22" office:value-type="string">
            <text:p>van der Meijden, Arie; Chiari, Ylenia; Mucedda, Mauro; Carranza, Salvador; Corti, Claudia &amp; Veith, Michael</text:p>
          </table:table-cell>
          <table:table-cell table:style-name="ce22" office:value-type="string">
            <text:p>Phylogenetic relationships of Sardinian cave salamanders, genus Hydromantes, based on mitochondrial and nuclear DNA sequence data.</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2">
            <text:p>2</text:p>
          </table:table-cell>
          <table:table-cell table:style-name="ce22" office:value-type="string">
            <text:p>May</text:p>
          </table:table-cell>
          <table:table-cell table:style-name="ce22" office:value-type="string">
            <text:p>399--404</text:p>
          </table:table-cell>
          <table:table-cell table:style-name="ce22" office:value-type="float" office:value="2009">
            <text:p>2009</text:p>
          </table:table-cell>
          <table:table-cell table:style-name="ce22" office:value-type="string">
            <text:p>http://www.ncbi.nlm.nih.gov/pubmed/19136065</text:p>
          </table:table-cell>
          <table:table-cell table:style-name="ce22" office:value-type="string">
            <text:p>Elsevier Inc.</text:p>
          </table:table-cell>
          <table:table-cell table:number-columns-repeated="3"/>
          <table:table-cell table:style-name="ce22" office:value-type="string">
            <text:p>Animals,Cell Nucleus,Cell Nucleus: genetics,DNA, Mitochondrial,DNA, Mitochondrial: genetics,Evolution, Molecular,Italy,Phylogeny,Sequence Alignment,Sequence Analysis, DNA,Urodela,Urodela: classification,Urodela: genetics</text:p>
          </table:table-cell>
        </table:table-row>
        <table:table-row table:style-name="ro3">
          <table:table-cell table:style-name="ce22" office:value-type="string">
            <text:p>Meimberg2009</text:p>
          </table:table-cell>
          <table:table-cell table:style-name="ce25" office:value-type="string">
            <text:p>Both datasets were incongruent with each other with
high significance, as indicated by an incongruence length
difference test (Farris et al. 1995) implemented in PAUP
(‘‘Hompart test’’).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text:p>
          </table:table-cell>
          <table:table-cell table:style-name="ce22" office:value-type="string">
            <text:p>SERIOUS</text:p>
          </table:table-cell>
          <table:table-cell/>
          <table:table-cell table:style-name="ce22" office:value-type="string">
            <text:p>Meimberg, Harald; Rischer, Heiko; Turini, Florian G.; Chamchumroon, Voradol; Dreyer, Michael; Sommaro, Marcella; Bringmann, Gerhard &amp; Heubl, Gu}nther</text:p>
          </table:table-cell>
          <table:table-cell table:style-name="ce22" office:value-type="string">
            <text:p>Evidence for species differentiation within the Ancistrocladus tectorius complex (Ancistrocladaceae) in Southeast Asia: a molecular approach</text:p>
          </table:table-cell>
          <table:table-cell table:style-name="ce22" office:value-type="string">
            <text:p>Plant Systematics and Evolution</text:p>
          </table:table-cell>
          <table:table-cell table:style-name="ce22" office:value-type="float" office:value="284">
            <text:p>284</text:p>
          </table:table-cell>
          <table:table-cell table:style-name="ce27" office:value-type="string">
            <text:p>1-2</text:p>
          </table:table-cell>
          <table:table-cell table:style-name="ce22" office:value-type="string">
            <text:p>December</text:p>
          </table:table-cell>
          <table:table-cell table:style-name="ce22" office:value-type="string">
            <text:p>77--98</text:p>
          </table:table-cell>
          <table:table-cell table:style-name="ce22" office:value-type="float" office:value="2009">
            <text:p>2009</text:p>
          </table:table-cell>
          <table:table-cell table:style-name="ce22" office:value-type="string">
            <text:p>http://www.springerlink.com/index/10.1007/s00606-009-0241-1</text:p>
          </table:table-cell>
          <table:table-cell table:number-columns-repeated="4"/>
          <table:table-cell table:style-name="ce22" office:value-type="string">
            <text:p>alkaloids,ancistrocladus \'{a} its \'{a},issr fingerprinting \'{a} naphthylisoquinoline,trnk intron \'{a}</text:p>
          </table:table-cell>
        </table:table-row>
        <table:table-row table:style-name="ro3">
          <table:table-cell table:style-name="ce22" office:value-type="string">
            <text:p>Melville2009</text:p>
          </table:table-cell>
          <table:table-cell table:style-name="ce25" office:value-type="string">
            <text:p>A partition homogeneity test (Farris et al., 1994) was used
to test for congruence between the three gene regions (N-termi-
nal, ZDD and core). The partition homogeneity test was per-
formed using heuristic searches with simple taxon addition
and TBR branch swapping, and replicated 100 times using PAUP
v. 4.0b10 (Swofford, 2002)... A partition homogeneity test of the three gene regions (N-ter-
minal, ZDD and core) for the RAG1 nucleotide sequence data re-
vealed the domains were significantly incongruent (p = 0.01).
Thus, there is significant signal conflict between these three gene
regions. In addition, each gene region was found to have a different
optimal model of evolution (Table 1), as selected by ModelTest ver-
sion 3.6 (Posada and Crandall, 1998).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Simple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3 loci one test</text:p>
          </table:table-cell>
          <table:table-cell table:style-name="ce22" office:value-type="string">
            <text:p>SERIOUS</text:p>
          </table:table-cell>
          <table:table-cell/>
          <table:table-cell table:style-name="ce22" office:value-type="string">
            <text:p>Melville, Jane &amp; Hale, Joshua M</text:p>
          </table:table-cell>
          <table:table-cell table:style-name="ce22" office:value-type="string">
            <text:p>Length variation in the in the N-terminal domain of the recombination-activating gene 1 (RAG1) across squamates.</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3">
            <text:p>3</text:p>
          </table:table-cell>
          <table:table-cell table:style-name="ce22" office:value-type="string">
            <text:p>January</text:p>
          </table:table-cell>
          <table:table-cell table:style-name="ce22" office:value-type="string">
            <text:p>898--903</text:p>
          </table:table-cell>
          <table:table-cell table:style-name="ce22" office:value-type="float" office:value="2009">
            <text:p>2009</text:p>
          </table:table-cell>
          <table:table-cell table:style-name="ce22" office:value-type="string">
            <text:p>http://www.ncbi.nlm.nih.gov/pubmed/19640441</text:p>
          </table:table-cell>
          <table:table-cell table:style-name="ce22" office:value-type="string">
            <text:p>Elsevier Inc.</text:p>
          </table:table-cell>
          <table:table-cell/>
          <table:table-cell table:style-name="ce22" office:value-type="string">
            <text:p>There is broad research divide between molecular phylogenetic studies and immunological protein studies. However, greater synergy between these research disciplines could potentially lead to a better understanding of evolutionary processes and patterns. A case in point is the recombination-activating gene 1 (RAG1), which has been widely used in phylogenetic studies. However, few phylogenetic studies have considered functional consequences of length variation in the RAG1 protein. We provide a phylogenetic investigation of the RAG1 protein across 151 squamate reptiles and incorporate a review of its primary structure, identifying high levels of length variation in the N-terminal domain.</text:p>
          </table:table-cell>
        </table:table-row>
        <table:table-row table:style-name="ro3">
          <table:table-cell table:style-name="ce22" office:value-type="string">
            <text:p>Mendonca2009</text:p>
          </table:table-cell>
          <table:table-cell table:style-name="ce25" office:value-type="string">
            <text:p>The incongruence length difference (ILD) test allowed
the two mtDNA fragments studied here to be combined.34
The close relationship between T. sherlocki and the members
of T. brasiliensis complex observed in previous results was
confirmed with a very slight robustness for MP analysi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Mendon\c{c}a, Vagner J; da Silva, Marco T a; de Ara\'{u}jo, Renato F; J\'{u}nior, Joaquim Martins; J\'{u}nior, Maur\'{\i}cio Bacci; Almeida, Carlos Eduardo; Costa, Jane; Graminha, M\'{a}rcia a S; Cicarelli, Regina M B &amp; da Rosa, Jo\ {a}o a</text:p>
          </table:table-cell>
          <table:table-cell table:style-name="ce22" office:value-type="string">
            <text:p>Phylogeny of Triatoma sherlocki (Hemiptera: Reduviidae: Triatominae) inferred from two mitochondrial genes suggests its location within the Triatoma brasiliensis complex.</text:p>
          </table:table-cell>
          <table:table-cell table:style-name="ce22" office:value-type="string">
            <text:p>The American journal of tropical medicine and hygiene</text:p>
          </table:table-cell>
          <table:table-cell table:style-name="ce22" office:value-type="float" office:value="81">
            <text:p>81</text:p>
          </table:table-cell>
          <table:table-cell table:style-name="ce22" office:value-type="float" office:value="5">
            <text:p>5</text:p>
          </table:table-cell>
          <table:table-cell table:style-name="ce22" office:value-type="string">
            <text:p>November</text:p>
          </table:table-cell>
          <table:table-cell table:style-name="ce22" office:value-type="string">
            <text:p>858--64</text:p>
          </table:table-cell>
          <table:table-cell table:style-name="ce22" office:value-type="float" office:value="2009">
            <text:p>2009</text:p>
          </table:table-cell>
          <table:table-cell table:style-name="ce22" office:value-type="string">
            <text:p>http://www.ncbi.nlm.nih.gov/pubmed/19861622</text:p>
          </table:table-cell>
          <table:table-cell table:number-columns-repeated="2"/>
          <table:table-cell table:style-name="ce22" office:value-type="string">
            <text:p>The phylogenetic position of Triatoma sherlocki within triatomines group was inferred by analyzing mtDNA fragments of Cyt B and 16S ribosomal RNA by using maximum parsimony and Bayesian analysis. Despite being differentiated from members of the T. brasiliensis complex on morphologic grounds, molecular phylogenetic analysis suggests T. sherlocki is a member of this complex; moreover, it was placed as a sister species of T. melanica. These suggestions were supported by robust credibility rates. Hence, we show evidence for the paraphyletic group of the Triatoma brasiliensis complex</text:p>
          </table:table-cell>
          <table:table-cell table:style-name="ce22" office:value-type="string">
            <text:p> which should be composed of T. brasiliensis brasiliensis, T. brasiliensis macromelasoma, T. juazeirensis, T. melanica, and T. sherlocki.</text:p>
          </table:table-cell>
          <table:table-cell/>
          <table:table-cell table:style-name="ce22" office:value-type="string">
            <text:p>Animals,Bayes Theorem,Brazil,Cytochromes b,Cytochromes b: genetics,Demography,Genes, Mitochondrial,Genes, Mitochondrial: genetics,Hemiptera,Hemiptera: genetics,Phylogeny,RNA, Ribosomal, 16S,RNA, Ribosomal, 16S: genetics</text:p>
          </table:table-cell>
        </table:table-row>
        <table:table-row table:style-name="ro3">
          <table:table-cell table:style-name="ce22" office:value-type="string">
            <text:p>Menezes2010</text:p>
          </table:table-cell>
          <table:table-cell table:style-name="ce25" office:value-type="string">
            <text:p>A partition homogeneity
test [31] implemented in PAUP* 4.0b10 [32] was per-
formed using 1,000 replications and 100 random addi-
tion replicates to compare phylogenetic signals between
different data partitions in Dat-CON... The partition homogeneity test did not show significant
differences between loci (p = 0.116; p ≥ 0.05) supporting
the congruence and subsequent combination of the three mitochondrial genes for ML analysi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text:p>
          </table:table-cell>
          <table:table-cell table:style-name="ce22" office:value-type="float" office:value="0">
            <text:p>0</text:p>
          </table:table-cell>
          <table:table-cell table:style-name="ce26" office:value-type="string">
            <text:p>0.116</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Menezes, Albert N; Bonvicino, Cibele R &amp; Seu\'{a}nez, Hector N</text:p>
          </table:table-cell>
          <table:table-cell table:style-name="ce22" office:value-type="string">
            <text:p>Identification, classification and evolution of owl monkeys (Aotus, Illiger 1811).</text:p>
          </table:table-cell>
          <table:table-cell table:style-name="ce22" office:value-type="string">
            <text:p>BMC evolutionary biology</text:p>
          </table:table-cell>
          <table:table-cell table:style-name="ce22" office:value-type="float" office:value="10">
            <text:p>10</text:p>
          </table:table-cell>
          <table:table-cell table:style-name="ce22" office:value-type="float" office:value="1">
            <text:p>1</text:p>
          </table:table-cell>
          <table:table-cell table:style-name="ce22" office:value-type="string">
            <text:p>January</text:p>
          </table:table-cell>
          <table:table-cell table:style-name="ce27" office:value-type="string">
            <text:p>248</text:p>
          </table:table-cell>
          <table:table-cell table:style-name="ce22" office:value-type="float" office:value="2010">
            <text:p>2010</text:p>
          </table:table-cell>
          <table:table-cell table:style-name="ce22" office:value-type="string">
            <text:p>http://www.biomedcentral.com/1471-2148/10/248</text:p>
          </table:table-cell>
          <table:table-cell table:number-columns-repeated="2"/>
          <table:table-cell table:style-name="ce22" office:value-type="string">
            <text:p>BACKGROUND: Owl monkeys, belonging to the genus Aotus, have been extensively used as animal models in biomedical research but few reports have focused on the taxonomy and phylogeography of this genus. Moreover, the morphological similarity of several Aotus species has led to frequent misidentifications, mainly at the boundaries of their distribution. In this study, sequence data from five mitochondrial regions and the nuclear, Y-linked, SRY gene were used for species identification and phylogenetic reconstructions using well characterized specimens of Aotus nancymaae, A. vociferans, A. lemurinus, A. griseimembra, A. trivirgatus, A. nigriceps, A. azarae boliviensis and A. infulatus. RESULTS: The complete MT-CO1, MT-TS1, MT-TD, MT-CO2, MT-CYB regions were sequenced in 18 Aotus specimens. ML and Bayesian topologies of concatenated data and separate regions allowed for the proposition of a tentative Aotus phylogeny, indicating that Aotus diverged some 4.62 Million years before present (MYBP). Similar analyses with included GenBank specimens were useful for assessing species identification of deposited data. CONCLUSIONS: Alternative phylogenetic reconstructions, when compared with karyotypic and biogeographic data, led to the proposition of evolutionary scenarios questioning the conventional diversification of this genus in monophyletic groups with grey and red necks. Moreover, genetic distance estimates and haplotypic differences were useful for species validations.</text:p>
          </table:table-cell>
          <table:table-cell/>
          <table:table-cell table:style-name="ce22" office:value-type="string">
            <text:p>Animals,Aotidae,Aotidae: classification,Aotidae: genetics,Bayes Theorem,Cell Nucleus,Cell Nucleus: genetics,DNA, Mitochondrial,DNA, Mitochondrial: genetics,Evolution,Karyotyping,Likelihood Functions,Models, Genetic,Phylogeny,Sequence Analysis, DNA,Species Specificity,randILD</text:p>
          </table:table-cell>
        </table:table-row>
        <table:table-row table:style-name="ro3">
          <table:table-cell table:style-name="ce22" office:value-type="string">
            <text:p>Meredith2010</text:p>
          </table:table-cell>
          <table:table-cell table:style-name="ce25" office:value-type="string">
            <text:p>PAUP 4.0b10
(Swofford 2002) was used to implement the partition
homogeneity test (Farris et al. 1994) with six partitions
corresponding to each of the gene segments, 1000
replicates, and ten taxon input orders per replicate. The
results of the partition homogeneity test were significant
(p=0.003). However, Cunningham (1997), Barker and
Lutzoni (2002), and Darlu and Lecointre (2002) suggested
that a significance threshold of 0.05 might be too conservative for the partition homogeneity test; Cunningham
(1997) suggested using a critical alpha value between 0.01
and 0.001. In contrast to Cunningham (1997) and others,
Dowton and Austin (2002) showed that the partition
homogeneity test sometimes results in estimates of congruence that are too high. Given the conflicting results reported
above for the bootstrap compatibility and partition homogeneity tests, and the uncertainty associated with interpreting
the results of partition homogeneity tests, we chose to
combine the six individual gene segments into a single
concatenation based on the results of bootstrap compatibility
tests.</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03</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6 loci one test, “ten taxon input orders per replicate”</text:p>
          </table:table-cell>
          <table:table-cell table:style-name="ce22" office:value-type="string">
            <text:p>SERIOUS</text:p>
          </table:table-cell>
          <table:table-cell/>
          <table:table-cell table:style-name="ce22" office:value-type="string">
            <text:p>Meredith, Robert W.; Mendoza, Miguel a.; Roberts, Karen K.; Westerman, Michael &amp; Springer, Mark S.</text:p>
          </table:table-cell>
          <table:table-cell table:style-name="ce22" office:value-type="string">
            <text:p>A Phylogeny and Timescale for the Evolution of Pseudocheiridae (Marsupialia: Diprotodontia) in Australia and New Guinea</text:p>
          </table:table-cell>
          <table:table-cell table:style-name="ce22" office:value-type="string">
            <text:p>Journal of Mammalian Evolution</text:p>
          </table:table-cell>
          <table:table-cell table:style-name="ce22" office:value-type="float" office:value="17">
            <text:p>17</text:p>
          </table:table-cell>
          <table:table-cell table:style-name="ce22" office:value-type="float" office:value="2">
            <text:p>2</text:p>
          </table:table-cell>
          <table:table-cell table:style-name="ce22" office:value-type="string">
            <text:p>March</text:p>
          </table:table-cell>
          <table:table-cell table:style-name="ce22" office:value-type="string">
            <text:p>75--99</text:p>
          </table:table-cell>
          <table:table-cell table:style-name="ce22" office:value-type="float" office:value="2010">
            <text:p>2010</text:p>
          </table:table-cell>
          <table:table-cell table:style-name="ce22" office:value-type="string">
            <text:p>http://www.springerlink.com/index/10.1007/s10914-010-9129-7</text:p>
          </table:table-cell>
          <table:table-cell table:number-columns-repeated="4"/>
          <table:table-cell table:style-name="ce22" office:value-type="string">
            <text:p>bracketing,marsupialia,new guinea,phylogenetic,pseudocheiridae,relaxed molecular clocks,stratigraphic bounding</text:p>
          </table:table-cell>
        </table:table-row>
        <table:table-row table:style-name="ro3">
          <table:table-cell table:style-name="ce22" office:value-type="string">
            <text:p>Meredith2010a</text:p>
          </table:table-cell>
          <table:table-cell table:style-name="ce25" office:value-type="string">
            <text:p>The appropriateness of combining the individual gene segments into a combined data set was tested using (1)
the partition homogeneity test (Farris et al., 1994; Swofford, 2002)
with each combination of partitions outlined below, 1000 replications, and 100 taxon input orders per replicates... Both the bootstrap compatibility method and
the partition homogeneity test (four partitions, p = 0.673; eight
partitions, p = 0.500; 11 partitions, p = 0.820) suggested that it
was appropriate to combine the individual segments into one
multigene data set... Gaps were treated as missing data in all analyses. Branch and bound analyses were employed to ﬁnd the shortest
tree(s) in MP analyses.</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bandb</text:p>
          </table:table-cell>
          <table:table-cell table:style-name="ce22" office:value-type="float" office:value="0">
            <text:p>0</text:p>
          </table:table-cell>
          <table:table-cell table:style-name="ce26" office:value-type="string">
            <text:p>0.673, 0.500, 0.82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ultiple loci, one test, “bandb” REALLY?</text:p>
          </table:table-cell>
          <table:table-cell table:style-name="ce22" office:value-type="string">
            <text:p>SERIOUS</text:p>
          </table:table-cell>
          <table:table-cell/>
          <table:table-cell table:style-name="ce22" office:value-type="string">
            <text:p>Meredith, Robert W; Pires, Marcelo N; Reznick, David N &amp; Springer, Mark S</text:p>
          </table:table-cell>
          <table:table-cell table:style-name="ce22" office:value-type="string">
            <text:p>Molecular phylogenetic relationships and the evolution of the placenta in Poecilia (Micropoecilia) (Poeciliidae: Cyprinodontiformes).</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2">
            <text:p>2</text:p>
          </table:table-cell>
          <table:table-cell table:style-name="ce22" office:value-type="string">
            <text:p>May</text:p>
          </table:table-cell>
          <table:table-cell table:style-name="ce22" office:value-type="string">
            <text:p>631--9</text:p>
          </table:table-cell>
          <table:table-cell table:style-name="ce22" office:value-type="float" office:value="2010">
            <text:p>2010</text:p>
          </table:table-cell>
          <table:table-cell table:style-name="ce22" office:value-type="string">
            <text:p>http://www.ncbi.nlm.nih.gov/pubmed/19922806</text:p>
          </table:table-cell>
          <table:table-cell table:style-name="ce22" office:value-type="string">
            <text:p>Elsevier Inc.</text:p>
          </table:table-cell>
          <table:table-cell/>
          <table:table-cell table:style-name="ce22" office:value-type="string">
            <text:p>Poeciliids are one of the most intensively studied groups within Cyprinodontiformes owing to their use as model organisms for experimental studies on natural and sexual selection, and comparative studies of life-history evolution. Life-history studies have demonstrated multiple origins of placentotrophy and superfetation in poeciliids, including the recent description of placentotrophy in three species of Poecilia (Micropoecilia): P. bifurca, P. branneri, and P. parae. Here, we use a concatenation of seven nuclear gene segments and two mitochondrial segments to examine relationships within Micropoecilia and between this subgenus and other subgenera in Poecilia (Mollienesia, Limia, Pamphorichthys, Acanthophacelus). The combined molecular data set (8668 bp) was analyzed with maximum parsimony, maximum likelihood, and Bayesian methods. We also employed a relaxed molecular clock method to estimate divergence times within Poecilia. All phylogenetic analyses with the combined DNA data set supported the monophyly of Poecilia and recovered a basal split between Poecilia (Acanthophacelus)+Poecilia (Micropoecilia) and the other three subgenera. Within Micropoecilia, P. bifurca grouped with P. branneri, and these joined P. parae to the exclusion of P. picta. Ancestral reconstructions based on parsimony and Bayesian methods suggest that placentotrophy evolved once in Micropoecilia in the common ancestor of P. bifurca, P. branneri, and P. parae. Divergence time estimates suggest that placentotrophy in Micropoecilia evolved in 4 million years.</text:p>
          </table:table-cell>
          <table:table-cell/>
          <table:table-cell table:style-name="ce22" office:value-type="string">
            <text:p>Animals,Bayes Theorem,Cell Nucleus,Cell Nucleus: genetics,DNA, Mitochondrial,DNA, Mitochondrial: genetics,Evolution, Molecular,Female,Phylogeny,Placenta,Poecilia,Poecilia: classification,Poecilia: genetics,Sequence Alignment,Sequence Analysis, DNA</text:p>
          </table:table-cell>
        </table:table-row>
        <table:table-row table:style-name="ro3">
          <table:table-cell table:style-name="ce22" office:value-type="string">
            <text:p>Meredith2009</text:p>
          </table:table-cell>
          <table:table-cell table:style-name="ce25" office:value-type="string">
            <text:p>The appropriateness of combining the individ-
ual gene segments into a multigene data set was tested using both
the partition homogeneity test (one test with five partitions for
each gene, 100 replicates, and 10 taxon input orders per replicate;
Farris et al., 1994; Swofford, 2002) The partition homogeneity test was signiﬁcant (P = 0.01), but the bootstrap compatibility method indicated
that it was appropriate to combine the data set. It should be noted
that the partition homogeneity test can be too conservative, which
leads to excessive type I errors (e.g. Cunningham, 1997; Barker and
Lutzoni, 2002; Darlu and Lecointre, 2002); Cunningham (1997)
suggests a critical alpha value of between 0.01 and 0.001. As a result, we elected to concatenate the individual gene segments into a
multigene data set</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5 loci, one test</text:p>
          </table:table-cell>
          <table:table-cell table:style-name="ce22" office:value-type="string">
            <text:p>SERIOUS</text:p>
          </table:table-cell>
          <table:table-cell/>
          <table:table-cell table:style-name="ce22" office:value-type="string">
            <text:p>Meredith, Robert W; Westerman, Michael &amp; Springer, Mark S</text:p>
          </table:table-cell>
          <table:table-cell table:style-name="ce22" office:value-type="string">
            <text:p>A phylogeny of Diprotodontia (Marsupialia) based on sequences for five nuclear genes.</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3">
            <text:p>3</text:p>
          </table:table-cell>
          <table:table-cell table:style-name="ce22" office:value-type="string">
            <text:p>June</text:p>
          </table:table-cell>
          <table:table-cell table:style-name="ce22" office:value-type="string">
            <text:p>554--71</text:p>
          </table:table-cell>
          <table:table-cell table:style-name="ce22" office:value-type="float" office:value="2009">
            <text:p>2009</text:p>
          </table:table-cell>
          <table:table-cell table:style-name="ce22" office:value-type="string">
            <text:p>http://www.ncbi.nlm.nih.gov/pubmed/19249373</text:p>
          </table:table-cell>
          <table:table-cell table:style-name="ce22" office:value-type="string">
            <text:p>Elsevier Inc.</text:p>
          </table:table-cell>
          <table:table-cell/>
          <table:table-cell table:style-name="ce22" office:value-type="string">
            <text:p>Even though the marsupial order Diprotodontia is one of the most heavily studied groups of Australasian marsupials, phylogenetic relationships within this group remain contentious. The more than 125 living species of Diprotodontia can be divided into two main groups: Vombatiformes (wombats and koalas) and Phalangerida. Phalangerida is composed of the kangaroos (Macropodidae, Potoroidae, and Hypsiprymnodontidae) and possums (Phalangeridae, Burramyidae, Petauridae, Pseudocheiridae, Tarsipedidae, and Acrobatidae). Much of the debate has focused on relationships among the families of possums and whether possums are monophyletic or paraphyletic. A limitation of previous investigations is that no study to date has investigated diprotodontian relationships using all genera. Here, we examine diprotodontian interrelationships using a nuclear multigene molecular data set representing all recognized extant diprotodontian genera. Maximum parsimony, maximum likelihood, and Bayesian methods were used to analyze sequence data obtained from protein-coding portions of ApoB, BRCA1, IRBP, Rag1, and vWF. We also applied a Bayesian relaxed molecular clock method to estimate times of divergence. Diprotodontia was rooted between Vombatiformes and Phalangerida. Within Phalangerida, the model-based methods strongly support possum paraphyly with Phalangeroidea (Burramyidae+Phalangeridae) grouping with the kangaroos (Macropodiformes) to the exclusion of Petauroidea (Tarsipedidae, Acrobatidae, Pseudocheiridae, and Petauridae). Within Petauroidea, Tarsipedidae grouped with both Petauridae and Pseudocheiridae to the exclusion of Acrobatidae. Our analyses also suggest that the diprotodontian genera Pseudochirops and Strigocuscus are paraphyletic and diphyletic, respectively, as currently recognized. Dating analyses suggest Diprotodontia diverged from other australidelphians in the late Paleocene to early Eocene with all interfamilial divergences occurring prior to the early Miocene except for the split between the Potoroidae and Macropodidae, which occurred sometime in the mid-Miocene. Ancestral state reconstructions using a Bayesian method suggest that the patagium evolved independently in the Acrobatidae, Petauridae, and Pseudocheiridae. Ancestral state reconstructions of ecological venue suggest that the ancestor of Diprotodontia was arboreal. Within Diprotodontia, the common ancestor of Macropodidae was reconstructed as terrestrial, suggesting that tree kangaroos (Dendrolagus) are secondarily arboreal.</text:p>
          </table:table-cell>
          <table:table-cell/>
          <table:table-cell table:style-name="ce22" office:value-type="string">
            <text:p>Animals,Australasia,Bayes Theorem,Cell Nucleus,Cell Nucleus: genetics,Evolution, Molecular,Likelihood Functions,Marsupialia,Marsupialia: classification,Marsupialia: genetics,Phylogeny,Sequence Alignment,Sequence Analysis, DNA,Species Specificity</text:p>
          </table:table-cell>
        </table:table-row>
        <table:table-row table:style-name="ro1">
          <table:table-cell table:style-name="ce22" office:value-type="string">
            <text:p>VanderMerwe2010</text:p>
          </table:table-cell>
          <table:table-cell table:number-columns-repeated="15"/>
          <table:table-cell table:style-name="ce22" office:value-type="string">
            <text:p>van der Merwe, Nicolaas a; Gryzenhout, Marieka; Steenkamp, Emma T; Wingfield, Brenda D &amp; Wingfield, Michael J</text:p>
          </table:table-cell>
          <table:table-cell table:style-name="ce22" office:value-type="string">
            <text:p>Multigene phylogenetic and population differentiation data confirm the existence of a cryptic species within Chrysoporthe cubensis.</text:p>
          </table:table-cell>
          <table:table-cell table:style-name="ce22" office:value-type="string">
            <text:p>Fungal biology</text:p>
          </table:table-cell>
          <table:table-cell table:style-name="ce22" office:value-type="float" office:value="114">
            <text:p>114</text:p>
          </table:table-cell>
          <table:table-cell table:style-name="ce27" office:value-type="string">
            <text:p>11-12</text:p>
          </table:table-cell>
          <table:table-cell/>
          <table:table-cell table:style-name="ce22" office:value-type="string">
            <text:p>966--79</text:p>
          </table:table-cell>
          <table:table-cell table:style-name="ce22" office:value-type="float" office:value="2010">
            <text:p>2010</text:p>
          </table:table-cell>
          <table:table-cell table:style-name="ce22" office:value-type="string">
            <text:p>http://www.ncbi.nlm.nih.gov/pubmed/21036341</text:p>
          </table:table-cell>
          <table:table-cell table:style-name="ce22" office:value-type="string">
            <text:p>Elsevier Ltd</text:p>
          </table:table-cell>
          <table:table-cell/>
          <table:table-cell table:style-name="ce22" office:value-type="string">
            <text:p>Chrysoporthe cubensis is one of the most important pathogens of Eucalyptus. Based on phylogenetic evidence and geographic origin, isolates of this fungus are known to reside in distinct 'South America' and 'Southeast Asia' clades. In this study, reproductive isolation amongst these isolates of C. cubensis was tested using gene flow statistics for 12 polymorphic loci, and to support these data, phylogenetic affiliations based on gene trees and a multigene phylogeny were used. Gene flow statistics between populations, and relative to the closely related Chrysoporthe austroafricana, were low and not significantly different (P&lt;0.05). Additionally, phylogenetic analyses of DNA sequence data for four gene regions convincingly distinguished the two subclades of C. cubensis. Isolates in the Southeast Asian subclade are described in the new species, Chrysoporthe deuterocubensis. Chrysoporthe cubensis and C. deuterocubensis represent closely related fungi that are thought to be native to South America and Southeast Asia, respectively. A technique is presented that allows for rapid differentiation between these species and that will aid in quarantine procedures to limit their spread to new environments.</text:p>
          </table:table-cell>
          <table:table-cell/>
          <table:table-cell table:style-name="ce22" office:value-type="string">
            <text:p>chrysoporthe deuterocubensis</text:p>
          </table:table-cell>
        </table:table-row>
        <table:table-row table:style-name="ro3">
          <table:table-cell table:style-name="ce22" office:value-type="string">
            <text:p>Miralles2010</text:p>
          </table:table-cell>
          <table:table-cell table:style-name="ce25" office:value-type="string">
            <text:p>Topological incongruence among partitions was tested using the
incongruence length difference (ILD) test (Michkevich and Farris,
1981; Farris et al., 1994). In this test, 10,000 heuristic searches
were carried out after removing all invariable characters from the
data set (Cunningham, 1997).</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04, 0.6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opological incongruence”</text:p>
          </table:table-cell>
          <table:table-cell table:number-columns-repeated="2"/>
          <table:table-cell table:style-name="ce22" office:value-type="string">
            <text:p>Miralles, a &amp; Carranza, S</text:p>
          </table:table-cell>
          <table:table-cell table:style-name="ce22" office:value-type="string">
            <text:p>Systematics and biogeography of the Neotropical genus Mabuya, with special emphasis on the Amazonian skink Mabuya nigropunctata (Reptilia, Scincidae).</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3">
            <text:p>3</text:p>
          </table:table-cell>
          <table:table-cell table:style-name="ce22" office:value-type="string">
            <text:p>March</text:p>
          </table:table-cell>
          <table:table-cell table:style-name="ce22" office:value-type="string">
            <text:p>857--69</text:p>
          </table:table-cell>
          <table:table-cell table:style-name="ce22" office:value-type="float" office:value="2010">
            <text:p>2010</text:p>
          </table:table-cell>
          <table:table-cell table:style-name="ce22" office:value-type="string">
            <text:p>http://www.ncbi.nlm.nih.gov/pubmed/19874906</text:p>
          </table:table-cell>
          <table:table-cell table:style-name="ce22" office:value-type="string">
            <text:p>Elsevier Inc.</text:p>
          </table:table-cell>
          <table:table-cell/>
          <table:table-cell table:style-name="ce22" office:value-type="string">
            <text:p>Phylogenetic analyses using up to 1532 base pairs (bp) of mitochondrial DNA from 106 specimens of Neotropical Mabuya, including 18 of the 19 recognized South American and Mesoamerican species, indicate that most species of the genus are monophyletic, including M. nigropunctata that had previously been reported to be paraphyletic. The present results shows that this species includes three highly divergent and largely allopatric lineages restricted to occidental, meridional, and oriental Amazonia. Our dataset demonstrates that previous claims regarding the paraphyletic status of M. nigropunctata and the phylogenetic relationships within this species complex based on the analysis of three mitochondrial and four nuclear genes (approx. 5000bp) were erroneous and resulted from two contaminated cytochrome b sequences. The phylogenetic results indicate that diversification in the Neotropical genus Mabuya started approximately in the Middle Miocene (15.5-13.4Ma). The divergence dates estimated for the Mabuya nigropunctata species complex suggest that the major cladogenetic events that produced the three main groups (occidental (oriental+meridional)) occurred during the Late Miocene. These estimations show that diversification within the M. nigropunctata species complex was not triggered by the climatic changes that occurred during the Pleistocene, as has been suggested by several authors. Rather, our data support the hypothesis that the late tertiary (essentially Miocene epoch) was a period that played a very important role in the generation of biological diversity in the Amazonian forests. Speciation between Mabuyacarvalhoi, endemic to the coastal mountain range of Venezuela, and M. croizati, restricted to the Guiana Shield, occurred during the Middle Miocene and may have been as the result of a vicariant event produced by the formation of the present day Orinoco river drainage basin and the consequent appearance of the Llanos del Orinoco, which acted as a barrier to dispersal between these two species. The split between M. bistriata and M. altamazonica and between the occidental and (meridional+oriental) clades of M. nigropunctata fits very well with the biogeographic split between the eastern and western Amazon basins reported for several other taxa.</text:p>
          </table:table-cell>
          <table:table-cell/>
          <table:table-cell table:style-name="ce22" office:value-type="string">
            <text:p>Animals,Cell Nucleus,Cell Nucleus: genetics,DNA, Mitochondrial,DNA, Mitochondrial: genetics,Evolution, Molecular,Genetic Speciation,Geography,Lizards,Lizards: anatomy \&amp; histology,Lizards: classification,Lizards: genetics,Phylogeny,Sequence Analysis, DNA</text:p>
          </table:table-cell>
        </table:table-row>
        <table:table-row table:style-name="ro3">
          <table:table-cell table:style-name="ce22" office:value-type="string">
            <text:p>Miranda2009</text:p>
          </table:table-cell>
          <table:table-cell table:style-name="ce25" office:value-type="string">
            <text:p>The incongruence length difference test was computed
to detect the presence of character conﬂict between cyt-b
and IRBP genes, as described by Farris et al. (1994, 1995)
and was implemented in WINCLADA version 0.9.9... The MP analyses were performed using heuristic search
with TBR branch swapping, MULPARS option, and 1000
random-addition replicat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Miranda, Gustavo B; Oliveira, Luiz F B; Andrades-Miranda, Jaqueline; Langguth, Alfredo; Callegari-Jacques, Sidia M &amp; Mattevi, Margarete S</text:p>
          </table:table-cell>
          <table:table-cell table:style-name="ce22" office:value-type="string">
            <text:p>Phylogenetic and phylogeographic patterns in sigmodontine rodents of the genus oligoryzomys.</text:p>
          </table:table-cell>
          <table:table-cell table:style-name="ce22" office:value-type="string">
            <text:p>The Journal of heredity</text:p>
          </table:table-cell>
          <table:table-cell table:style-name="ce22" office:value-type="float" office:value="100">
            <text:p>100</text:p>
          </table:table-cell>
          <table:table-cell table:style-name="ce22" office:value-type="float" office:value="3">
            <text:p>3</text:p>
          </table:table-cell>
          <table:table-cell/>
          <table:table-cell table:style-name="ce22" office:value-type="string">
            <text:p>309--21</text:p>
          </table:table-cell>
          <table:table-cell table:style-name="ce22" office:value-type="float" office:value="2009">
            <text:p>2009</text:p>
          </table:table-cell>
          <table:table-cell table:style-name="ce22" office:value-type="string">
            <text:p>http://www.ncbi.nlm.nih.gov/pubmed/19060234</text:p>
          </table:table-cell>
          <table:table-cell table:number-columns-repeated="2"/>
          <table:table-cell table:style-name="ce22" office:value-type="string">
            <text:p>The sigmodontine South American rodent genus Oligoryzomys was first described as a subgenus of the genus Oryzomys to group together species distinguished by morphological measurements. To describe the dispersion patterns of this genus in South America, in this study, a total of 100 sequences were analyzed and compared with sequences of 9 Oligoryzomys species from GenBank. The sequences comprised 90 mitochondrial cytochrome b genes and 10 nuclear interphotoreceptor retinoid-binding protein genes, from 75 individuals of 7 species from 27 localities. Topologies of different phylogenetic trees revealed Oligoryzomys as a monophyletic genus containing 2 main species groups, one designated as the Amazon-Cerrado" assemblage and the second as the "Pampa-Andean" clade. The north-to-south geographic pattern observed supports the hypothesis that the genus started from the northern Andes</text:p>
          </table:table-cell>
          <table:table-cell table:style-name="ce22" office:value-type="string">
            <text:p> occupied the Amazon and the Cerrado</text:p>
          </table:table-cell>
          <table:table-cell table:style-name="ce22" office:value-type="string">
            <text:p> and later inhabited the more southern regions of South America."</text:p>
          </table:table-cell>
          <table:table-cell/>
          <table:table-cell table:style-name="ce22" office:value-type="string">
            <text:p>Animals,Cytochromes b,Cytochromes b: genetics,DNA, Mitochondrial,Evolution, Molecular,Genetics, Population,Geography,Phylogeny,Sigmodontinae,Sigmodontinae: classification,Sigmodontinae: genetics,Species Specificity</text:p>
          </table:table-cell>
        </table:table-row>
        <table:table-row table:style-name="ro3">
          <table:table-cell table:style-name="ce22" office:value-type="string">
            <text:p>Moller2009</text:p>
          </table:table-cell>
          <table:table-cell table:style-name="ce25" office:value-type="string">
            <text:p>Combinability of data sets was determined using the incongruence length
difference (ILD) test of Farris et al. (1994, 1995), implemented in PAUP* as
the partition-homogeneity test, on 1000 replicates of repartitioning with treebisection-reconnection (TBR) on (Yuan et al., 2005)... The ILD test for combinability of our matrices showed some
incongruence between the data sets, but the probability values
were above the P = 0.05 threshold. The applicability of the ILD
test as a determinator of combinability of different data sets has
been discussed controversially, with Cunningham (1997) being
a proponent, while others opposed its use (Barker and Lutzoni,
2002; Hipp et al., 2004).</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Moller, M.; Pfosser, M.; Jang, C.-G.; Mayer, V.; Clark, a.; Hollingsworth, M. L.; Barfuss, M. H. J.; Wang, Y.-Z.; Kiehn, M. &amp; Weber, a.</text:p>
          </table:table-cell>
          <table:table-cell table:style-name="ce22" office:value-type="string">
            <text:p>A preliminary phylogeny of the 'didymocarpoid Gesneriaceae' based on three molecular data sets: Incongruence with available tribal classifications</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5">
            <text:p>5</text:p>
          </table:table-cell>
          <table:table-cell table:style-name="ce22" office:value-type="string">
            <text:p>May</text:p>
          </table:table-cell>
          <table:table-cell table:style-name="ce22" office:value-type="string">
            <text:p>989--1010</text:p>
          </table:table-cell>
          <table:table-cell table:style-name="ce22" office:value-type="float" office:value="2009">
            <text:p>2009</text:p>
          </table:table-cell>
          <table:table-cell table:style-name="ce22" office:value-type="string">
            <text:p>http://www.amjbot.org/cgi/doi/10.3732/ajb.0800291</text:p>
          </table:table-cell>
          <table:table-cell table:number-columns-repeated="4"/>
          <table:table-cell table:style-name="ce22" office:value-type="string">
            <text:p>150 and 160 genera,2004,and over 3200 species,atp b- rbc l,bayesian inference analysis,comprising between,family,gesneriaceae,gesneriaceae is a medium-sized,its,maximum parsimony,molecular phylogeny,old world,spacer,taxonomy,trnl-f intron-spacer,we-,weber</text:p>
          </table:table-cell>
        </table:table-row>
        <table:table-row table:style-name="ro3">
          <table:table-cell table:style-name="ce22" office:value-type="string">
            <text:p>Moore2010</text:p>
          </table:table-cell>
          <table:table-cell table:style-name="ce25" office:value-type="string">
            <text:p>The incongruence length difference (ILD) test (Farris et al.,
1994), as implemented in PAUP 4.0b10 (Swofford,
2002), was conducted to test for incongruence. Owing
to the propensity of the ILD test to type I error
(Cunningham, 1997), conﬂict was considered to be
signiﬁcant if the P value was below a = 0.01... Parsimony searches were
conducted heuristically in PAUP 4.0b10 (Swofford,
2002), with 10 000 random addition replicates, tree
bisection–reconnection (TBR) branch swapping and
MULTREES in effect... Results
of the ILD test suggest that nuclear and plastid data
are not signiﬁcantly discordant (P &gt; 0.01)</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0RAS + TBR</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Moore, Timothy E; Verboom, G Anthony &amp; Forest, F\'{e}lix</text:p>
          </table:table-cell>
          <table:table-cell table:style-name="ce22" office:value-type="string">
            <text:p>Phylogenetics and biogeography of the parasitic genus Thesium L . ( Santalaceae ), with an emphasis on the Cape of South Africa</text:p>
          </table:table-cell>
          <table:table-cell table:style-name="ce22" office:value-type="string">
            <text:p>Biological Journal of the Linnean Society</text:p>
          </table:table-cell>
          <table:table-cell table:number-columns-repeated="3"/>
          <table:table-cell table:style-name="ce22" office:value-type="string">
            <text:p>435--452</text:p>
          </table:table-cell>
          <table:table-cell table:style-name="ce22" office:value-type="float" office:value="2010">
            <text:p>2010</text:p>
          </table:table-cell>
        </table:table-row>
        <table:table-row table:style-name="ro3">
          <table:table-cell table:style-name="ce22" office:value-type="string">
            <text:p>Morgan2009</text:p>
          </table:table-cell>
          <table:table-cell table:style-name="ce25" office:value-type="string">
            <text:p>We incorporated indels into the analyses using the “simple indel coding” approach (Simmons and Ochoterena, 2000) because of their small number
and unambiguous alignments. All phylogenetic analyses were conducted with
the program PAUP* version 4.0b10 (Swofford, 2001) with equally weighted
character-state changes. All tree searches were heuristic searches employing
100 random taxon addition replicates, tree-bisection-reconnection (TBR)
branch swapping, and MulTrees... We conducted incongruence length difference (ILD) tests (Farris et al., 1994, 1995) on the 5S/ITS/ETS data set before
phylogenetic analysis to assess congruence of 5S data with ITS/ETS data. This
test employed the partition homogeneity option of PAUP* and consisted of 200
data partition replicates with simple taxon addition, TBR branch swapping... The partition homogeneity test of the 5S/ITS/ETS data set
resulted in a P value of 0.01, and the test of this data set with
Arida riparia excluded resulted in a P value of 0.2.</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200">
            <text:p>200</text:p>
          </table:table-cell>
          <table:table-cell table:style-name="ce22" office:value-type="float" office:value="0">
            <text:p>0</text:p>
          </table:table-cell>
          <table:table-cell table:style-name="ce22" office:value-type="string">
            <text:p>Simple + TBR</text:p>
          </table:table-cell>
          <table:table-cell table:style-name="ce22" office:value-type="float" office:value="0">
            <text:p>0</text:p>
          </table:table-cell>
          <table:table-cell table:style-name="ce26" office:value-type="string">
            <text:p>0.01, 0.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Morgan, D. R.; Korn, R.-L. &amp; Mugleston, S. L.</text:p>
          </table:table-cell>
          <table:table-cell table:style-name="ce22" office:value-type="string">
            <text:p>Insights into reticulate evolution in Machaerantherinae (Asteraceae: Astereae): 5S ribosomal RNA spacer variation, estimating support for incongruence, and constructing reticulate phylogenies</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5">
            <text:p>5</text:p>
          </table:table-cell>
          <table:table-cell table:style-name="ce22" office:value-type="string">
            <text:p>May</text:p>
          </table:table-cell>
          <table:table-cell table:style-name="ce22" office:value-type="string">
            <text:p>920--932</text:p>
          </table:table-cell>
          <table:table-cell table:style-name="ce22" office:value-type="float" office:value="2009">
            <text:p>2009</text:p>
          </table:table-cell>
          <table:table-cell table:style-name="ce22" office:value-type="string">
            <text:p>http://www.amjbot.org/cgi/doi/10.3732/ajb.0800308</text:p>
          </table:table-cell>
        </table:table-row>
        <table:table-row table:style-name="ro3">
          <table:table-cell table:style-name="ce22" office:value-type="string">
            <text:p>Moussalli2009</text:p>
          </table:table-cell>
          <table:table-cell table:style-name="ce25" office:value-type="string">
            <text:p>We examined the degree of congruence among
the different genes (16S, COI and ITS2) using the incongruencelength difference test in PAUP (Farris et al., 1995) with invariant
sites removed... There was no significant incongruence between the three gene
partitions based on the ILD test (16S + COI, p = 0.90; 16S + ITS2;
p = 0.61, COI + ITS2, p = 0.99)</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90, 0.61, 0.9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good example of a bad but acceptable reporting</text:p>
          </table:table-cell>
          <table:table-cell table:number-columns-repeated="2"/>
          <table:table-cell table:style-name="ce22" office:value-type="string">
            <text:p>Moussalli, Adnan; Herbert, David G &amp; Stuart-Fox, Devi</text:p>
          </table:table-cell>
          <table:table-cell table:style-name="ce22" office:value-type="string">
            <text:p>A phylogeny of the cannibal snails of southern Africa, genus Natalina sensu lato (Pulmonata: Rhytididae): assessing concordance between morphology and molecular data.</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1">
            <text:p>1</text:p>
          </table:table-cell>
          <table:table-cell table:style-name="ce22" office:value-type="string">
            <text:p>July</text:p>
          </table:table-cell>
          <table:table-cell table:style-name="ce22" office:value-type="string">
            <text:p>167--82</text:p>
          </table:table-cell>
          <table:table-cell table:style-name="ce22" office:value-type="float" office:value="2009">
            <text:p>2009</text:p>
          </table:table-cell>
          <table:table-cell table:style-name="ce22" office:value-type="string">
            <text:p>http://dx.doi.org/10.1016/j.ympev.2009.02.018</text:p>
          </table:table-cell>
          <table:table-cell table:number-columns-repeated="2"/>
          <table:table-cell table:style-name="ce22" office:value-type="string">
            <text:p>The genus Natalina Pilsbry, 1893 is a southern African endemic belonging to the Gondwanan family of carnivorous snails, Rhytididae. We present a well-resolved molecular phylogeny of the genus based on the mitochondrial 16S and COI genes and the nuclear ITS2 gene, and assess this in light of Watson's [Watson, H., 1934. Natalina and other South African snails. Proc. Malacol. Soc. Lond. 21, 150-193] supra-specific classification via a re-examination of 23 morphological characters including features of the shell, radula, external anatomy and distal reproductive tract. Ancestral reconstruction and character mapping based on the MK(1) model reveals broad concordance between morphology and the molecular phylogeny at the supra-specific level. Given this concordance and exceptionally deep divergences in the molecular data, we recommend the elevation of the subgenera Natalina s.s., Afrorhytida, and Capitina to generic status. At the species level, we identify several species complexes for which additional fine scale morphological and molecular appraisal is needed to qualify on the one hand incipient speciation with notable differentiation in shell form and body pigmentation, and on the other, phylogenetically deep yet morphologically cryptic diversity.</text:p>
          </table:table-cell>
          <table:table-cell/>
          <table:table-cell table:style-name="ce22" office:value-type="string">
            <text:p>Africa, Southern,Animals,Cell Nucleus,Cell Nucleus: genetics,DNA, Mitochondrial,DNA, Mitochondrial: genetics,Evolution, Molecular,Models, Genetic,Phylogeny,Sequence Alignment,Sequence Analysis, DNA,Snails,Snails: anatomy \&amp; histology,Snails: classification,Snails: genetics,Species Specificity,randILD</text:p>
          </table:table-cell>
        </table:table-row>
        <table:table-row table:style-name="ro3">
          <table:table-cell table:style-name="ce22" office:value-type="string">
            <text:p>Moyer2009</text:p>
          </table:table-cell>
          <table:table-cell table:style-name="ce25" office:value-type="string">
            <text:p>The ILD test was conducted using the HOMEPART
function of PAUP (1000 replicates using a branch and bound search strategy). Sig-
nificant incongruence was found among datasets; therefore we ex-
plored potential conflict using four approaches as follows: removal
of all characters from datasets with consistency index (CI) values
&lt;1.00 and reanalysis (parsimony only)...</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bandb</text:p>
          </table:table-cell>
          <table:table-cell table:style-name="ce22" office:value-type="float" office:value="0">
            <text:p>0</text:p>
          </table:table-cell>
          <table:table-cell table:style-name="ce26" office:value-type="string">
            <text:p>&lt; 0.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removal of all characters from datasets  “</text:p>
          </table:table-cell>
          <table:table-cell table:style-name="ce22" office:value-type="string">
            <text:p>SERIOUS</text:p>
          </table:table-cell>
          <table:table-cell/>
          <table:table-cell table:style-name="ce22" office:value-type="string">
            <text:p>Moyer, G R; Remington, R K &amp; Turner, T F</text:p>
          </table:table-cell>
          <table:table-cell table:style-name="ce22" office:value-type="string">
            <text:p>Incongruent gene trees, complex evolutionary processes, and the phylogeny of a group of North American minnows (Hybognathus Agassiz 1855).</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3">
            <text:p>3</text:p>
          </table:table-cell>
          <table:table-cell table:style-name="ce22" office:value-type="string">
            <text:p>March</text:p>
          </table:table-cell>
          <table:table-cell table:style-name="ce22" office:value-type="string">
            <text:p>514--25</text:p>
          </table:table-cell>
          <table:table-cell table:style-name="ce22" office:value-type="float" office:value="2009">
            <text:p>2009</text:p>
          </table:table-cell>
          <table:table-cell table:style-name="ce22" office:value-type="string">
            <text:p>http://www.ncbi.nlm.nih.gov/pubmed/19041406</text:p>
          </table:table-cell>
          <table:table-cell table:style-name="ce22" office:value-type="string">
            <text:p>Elsevier Inc.</text:p>
          </table:table-cell>
          <table:table-cell/>
          <table:table-cell table:style-name="ce22" office:value-type="string">
            <text:p>Hybognathus is a putatively monophyletic group of North American minnows containing seven extant species. Although much is known about the taxonomy, biology, and life history of Hybognathus species, their phylogenetic relations with each other remain unclear. We address this problem with partial sequences of mitochondrial cytochrome-b, 16S rRNA, and ND4 mtDNA genes and nuclear growth hormone (GH) and S7 introns from representatives of all Hybognathus species and four outgroup taxa. Phylogenetic analyses of these data corroborated previous studies on the monophyly of seven recognized species of Hybognathus, and indicated weak support for monophyly of the genus. Topological tests, however, revealed significant (all P&lt;0.001) conflict among molecular data sets. Ad hoc removal of taxa from topologies and subsequent testing indicated that incongruence was localized to two specific ingroup taxa (H. hayi and H. regius) and suggested that the conflict is a function of underlying processes that have generated the observed phylogenetic patterns. Hybridization (ancestral), which is commonplace in cyprinids, may best explain topological disagreements among datasets; however, retention of ancestral polymorphism and natural selection remain as alternative hypotheses. Our results highlight methodological and topological problems associated with estimating interspecific phylogenies from multiple genes.</text:p>
          </table:table-cell>
          <table:table-cell/>
          <table:table-cell table:style-name="ce22" office:value-type="string">
            <text:p>Animals,Cell Nucleus,Cell Nucleus: genetics,Cyprinidae,Cyprinidae: classification,Cyprinidae: genetics,DNA, Mitochondrial,DNA, Mitochondrial: genetics,Evolution, Molecular,Genetics, Population,Introns,Likelihood Functions,North America,Phylogeny,Sequence Analysis, DNA</text:p>
          </table:table-cell>
        </table:table-row>
        <table:table-row table:style-name="ro3">
          <table:table-cell table:style-name="ce22" office:value-type="string">
            <text:p>Muraji2010</text:p>
          </table:table-cell>
          <table:table-cell table:style-name="ce25" office:value-type="string">
            <text:p>Maximum
parsimony analyses were performed with PAUP*
ver. 4.0b10 (Swofford, 2003), using a heuristic
search procedure with TBR swapping and 100 max
tree options. The congruence of the two different
data sets was examined by the partition-homogeneity test (Farris et al, 1995) implemented in PAUP*... we combined data sets containing COI and
rDNA separately, because no signiﬁcant incongruence was detected by the partition-homogeneity
test between these data set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BR</text:p>
          </table:table-cell>
          <table:table-cell table:style-name="ce22" office:value-type="float" office:value="0">
            <text:p>0</text:p>
          </table:table-cell>
          <table:table-cell table:style-name="ce26" office:value-type="string">
            <text:p>0.23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Muraji, Masahiko; Hirai, Yoshio; Akino, Toshiharu; Wakamura, Sadao; Yasui, Hiroe; Arakaki, Norio; Nagayama, Atsushi; Ando, Tsunaki; Tanizaki, Shigeo &amp; Hokama, Yasuhiro</text:p>
          </table:table-cell>
          <table:table-cell table:style-name="ce22" office:value-type="string">
            <text:p>Relationship among local populations of the white grub beetle, Dasylepida ishigakiensis (Coleoptera: Scarabaeidae), detected by phylogenetic analysis based on the mitochondrial DNA sequence</text:p>
          </table:table-cell>
          <table:table-cell table:style-name="ce22" office:value-type="string">
            <text:p>Applied Entomology and Zoology</text:p>
          </table:table-cell>
          <table:table-cell table:style-name="ce22" office:value-type="float" office:value="45">
            <text:p>45</text:p>
          </table:table-cell>
          <table:table-cell table:style-name="ce22" office:value-type="float" office:value="2">
            <text:p>2</text:p>
          </table:table-cell>
          <table:table-cell/>
          <table:table-cell table:style-name="ce22" office:value-type="string">
            <text:p>289--296</text:p>
          </table:table-cell>
          <table:table-cell table:style-name="ce22" office:value-type="float" office:value="2010">
            <text:p>2010</text:p>
          </table:table-cell>
          <table:table-cell table:style-name="ce22" office:value-type="string">
            <text:p>http://joi.jlc.jst.go.jp/JST.JSTAGE/aez/2010.289?from=CrossRef</text:p>
          </table:table-cell>
          <table:table-cell table:number-columns-repeated="4"/>
          <table:table-cell table:style-name="ce22" office:value-type="string">
            <text:p>evolutionary history,insular populations,invasion,phylogeography,sugarcane pest</text:p>
          </table:table-cell>
        </table:table-row>
        <table:table-row table:style-name="ro3">
          <table:table-cell table:style-name="ce22" office:value-type="string">
            <text:p>Naczi2009</text:p>
          </table:table-cell>
          <table:table-cell table:style-name="ce25" office:value-type="string">
            <text:p>In order to assess the congruence of trees based on traditional and
nontraditional characters, I used the incongruence length difference test (ILD, Farris
et al., 1994). The method for estimating the probability value for ILD was to use the
partition homogeneity test in PAUP* 4.0b10 with heuristic search, 100 replicates,
and random addition of taxa with five replicates, as in Dowton &amp; Austin (2002)... The
incongruence length difference test indicates that the resulting trees are congruent
when the dataset is partitioned into macromorphologic and micromorphologic +
anatomic components (P=0.44 for ILD).</text:p>
          </table:table-cell>
          <table:table-cell table:style-name="ce22" office:value-type="float" office:value="0">
            <text:p>0</text:p>
          </table:table-cell>
          <table:table-cell table:style-name="ce22" office:value-type="string">
            <text:p>NA</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5RAS  </text:p>
          </table:table-cell>
          <table:table-cell table:style-name="ce22" office:value-type="float" office:value="0">
            <text:p>0</text:p>
          </table:table-cell>
          <table:table-cell table:style-name="ce26" office:value-type="string">
            <text:p>0.44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Naczi, Robert F. C.</text:p>
          </table:table-cell>
          <table:table-cell table:style-name="ce22" office:value-type="string">
            <text:p>Insights on Using Morphologic Data for Phylogenetic Analysis in Sedges (Cyperaceae)</text:p>
          </table:table-cell>
          <table:table-cell table:style-name="ce22" office:value-type="string">
            <text:p>The Botanical Review</text:p>
          </table:table-cell>
          <table:table-cell table:style-name="ce22" office:value-type="float" office:value="75">
            <text:p>75</text:p>
          </table:table-cell>
          <table:table-cell table:style-name="ce22" office:value-type="float" office:value="1">
            <text:p>1</text:p>
          </table:table-cell>
          <table:table-cell table:style-name="ce22" office:value-type="string">
            <text:p>January</text:p>
          </table:table-cell>
          <table:table-cell table:style-name="ce22" office:value-type="string">
            <text:p>67--95</text:p>
          </table:table-cell>
          <table:table-cell table:style-name="ce22" office:value-type="float" office:value="2009">
            <text:p>2009</text:p>
          </table:table-cell>
          <table:table-cell table:style-name="ce22" office:value-type="string">
            <text:p>http://www.springerlink.com/index/10.1007/s12229-008-9017-5</text:p>
          </table:table-cell>
          <table:table-cell table:number-columns-repeated="4"/>
          <table:table-cell table:style-name="ce22" office:value-type="string">
            <text:p>cyperaceae,morphology,phylogenetic analysis</text:p>
          </table:table-cell>
        </table:table-row>
        <table:table-row table:style-name="ro3">
          <table:table-cell table:style-name="ce22" office:value-type="string">
            <text:p>Nakamura2010</text:p>
          </table:table-cell>
          <table:table-cell table:style-name="ce25" office:value-type="string">
            <text:p>The combinability of the two cpDNA regions was
assessed using the incongruence length difference (ILD) test (Farris et al., 1994), with the partition homogeneity test
implemented in paup* 4.0b10 (Swofford, 2002)... The ILD test did not show significant incongruence between the two regions (P = 1.00).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1.0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Nakamura, Koh; Denda, Tetsuo; Kokubugata, Goro; Suwa, Rempei; {Aleck Yang}, T. Y.; Peng, Ching-I &amp; Yokota, Masatsugu</text:p>
          </table:table-cell>
          <table:table-cell table:style-name="ce22" office:value-type="string">
            <text:p>Phylogeography of Ophiorrhiza japonica (Rubiaceae) in continental islands, the Ryukyu Archipelago, Japan</text:p>
          </table:table-cell>
          <table:table-cell table:style-name="ce22" office:value-type="string">
            <text:p>Journal of Biogeography</text:p>
          </table:table-cell>
          <table:table-cell table:number-columns-repeated="2"/>
          <table:table-cell table:style-name="ce22" office:value-type="string">
            <text:p>July</text:p>
          </table:table-cell>
          <table:table-cell table:style-name="ce22" office:value-type="string">
            <text:p>no--no</text:p>
          </table:table-cell>
          <table:table-cell table:style-name="ce22" office:value-type="float" office:value="2010">
            <text:p>2010</text:p>
          </table:table-cell>
          <table:table-cell table:style-name="ce22" office:value-type="string">
            <text:p>http://doi.wiley.com/10.1111/j.1365-2699.2010.02342.x</text:p>
          </table:table-cell>
          <table:table-cell table:number-columns-repeated="4"/>
          <table:table-cell table:style-name="ce22" office:value-type="string">
            <text:p>continental islands,geographical distance,japan,japonica,landbridge,ophiorrhiza,phylogeny,phylogeography,pleistocene,pliocene,vicariance</text:p>
          </table:table-cell>
        </table:table-row>
        <table:table-row table:style-name="ro3">
          <table:table-cell table:style-name="ce22" office:value-type="string">
            <text:p>Naum2009</text:p>
          </table:table-cell>
          <table:table-cell table:style-name="ce25" office:value-type="string">
            <text:p>datasets were first analysed in PAUP* (Swofford, 2001) using the
principle of maximum parsimony (MP) under heuristic search
methods using tree bisection-reconnection (TBR) branch-swapping,
and 100 random taxon addition replicates...
Statistical congruence between genes was assessed using the ILD test (Farris et al., 1994) available in PAUP* (Swofford, 2001). Gene partitions were assembled as nexus files in interleaved format using the PAUP* text editor, such that each gene represented a single interleaved portion of the combined data matrix. In this fashion, data partitions were easily defined as the beginning and end of interleaved blocks of sequences. ILD comparisons were performed using the partition homogeneity test on the plant pathogenic strains shared among all eight gene datasets (hrcJ, hrcV, hrcC, hrcR, 16S rDNA, gapA, gyrA and gapA/gyrA), with 1000 data partitions using heuristic searches (Allard et al., 1999)... Finally, ILD testing comparing the virulence genes with one
another and with several housekeeping loci confirmed the
hypothesis of incongruence (P50.001, Table 4). Strikingly,
each pairwise comparison of the virulence genes with the
housekeeping loci resulted in a statistically significant P
value (P,0.05, Table 4), leading us to reject the null
hypothesis. This result indicates that the virulence
determinants examined in this study have all been subject
to some level of lateral transfer between the enterobacterial
plant pathogens. The only gene dataset comparison for
which we could not reject the null hypothesis (i.e. for
which the dataset partitions were found to be congruent
based on the ILD test) was between the hrcJ and hrcV
partitions. These results support our hypothesis that both
ancestral and recent HGT events have been driving the
evolution of virulence in the enterobacterial plant
pathogen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to 3 d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Naum, Marianna; Brown, Eric W &amp; Mason-Gamer, Roberta J</text:p>
          </table:table-cell>
          <table:table-cell table:style-name="ce22" office:value-type="string">
            <text:p>Phylogenetic evidence for extensive horizontal gene transfer of type III secretion system genes among enterobacterial plant pathogens.</text:p>
          </table:table-cell>
          <table:table-cell table:style-name="ce22" office:value-type="string">
            <text:p>Microbiology (Reading, England)</text:p>
          </table:table-cell>
          <table:table-cell table:style-name="ce22" office:value-type="float" office:value="155">
            <text:p>155</text:p>
          </table:table-cell>
          <table:table-cell table:style-name="ce22" office:value-type="string">
            <text:p>Pt 10</text:p>
          </table:table-cell>
          <table:table-cell table:style-name="ce22" office:value-type="string">
            <text:p>October</text:p>
          </table:table-cell>
          <table:table-cell table:style-name="ce22" office:value-type="string">
            <text:p>3187--99</text:p>
          </table:table-cell>
          <table:table-cell table:style-name="ce22" office:value-type="float" office:value="2009">
            <text:p>2009</text:p>
          </table:table-cell>
          <table:table-cell table:style-name="ce22" office:value-type="string">
            <text:p>http://www.ncbi.nlm.nih.gov/pubmed/19643761</text:p>
          </table:table-cell>
          <table:table-cell table:number-columns-repeated="2"/>
          <table:table-cell table:style-name="ce22" office:value-type="string">
            <text:p>This study uses sequences from four genes, which are involved in the formation of the type III secretion apparatus, to determine the role of horizontal gene transfer in the evolution of virulence genes for the enterobacterial plant pathogens. Sequences of Erwinia, Brenneria, Pectobacterium, Dickeya and Pantoea were compared (a) with one another, (b) with sequences of enterobacterial animal pathogens, and (c) with sequences of plant pathogenic gamma and beta proteobacteria, to evaluate probable paths of lateral exchange leading to the current distribution of virulence determinants among these micro-organisms. Phylogenies were reconstructed based on hrcC, hrcR, hrcJ and hrcV gene sequences using parsimony and maximum-likelihood algorithms. Virulence gene phylogenies were also compared with several housekeeping gene loci in order to evaluate patterns of lateral versus vertical acquisition. The resulting phylogenies suggest that multiple horizontal gene transfer events have occurred both within and among the enterobacterial plant pathogens and plant pathogenic gamma and beta proteobacteria. hrcJ sequences are the most similar, exhibiting anywhere from 2 to 50 \% variation at the nucleotide level, with the highest degree of variation present between plant and animal pathogen sequences. hrcV sequences are conserved among plant and animal pathogens at the N terminus. The C-terminal domain is conserved only among the enterobacterial plant pathogens, as are the hrcC and hrcR sequences. Additionally, hrcJ and hrcV sequence phylogenies suggest that at least some type III secretion system virulence genes from enterobacterial plant pathogens are related more closely to those of the genus Pseudomonas, a conclusion neither supported nor refuted by hrcC or hrcR.</text:p>
          </table:table-cell>
          <table:table-cell/>
          <table:table-cell table:style-name="ce22" office:value-type="string">
            <text:p>Bacterial Proteins,Bacterial Proteins: genetics,Cluster Analysis,Conserved Sequence,DNA, Bacterial,DNA, Bacterial: chemistry,DNA, Bacterial: genetics,Enterobacteriaceae,Enterobacteriaceae: genetics,Enterobacteriaceae: isolation \&amp; purification,Evolution, Molecular,Gene Transfer, Horizontal,Membrane Transport Proteins,Membrane Transport Proteins: genetics,Models, Biological,Molecular Sequence Data,Phylogeny,Plant Diseases,Plant Diseases: microbiology,Sequence Analysis, DNA,Sequence Homology,Virulence Factors,Virulence Factors: genetics</text:p>
          </table:table-cell>
        </table:table-row>
        <table:table-row table:style-name="ro3">
          <table:table-cell table:style-name="ce22" office:value-type="string">
            <text:p>Near2009</text:p>
          </table:table-cell>
          <table:table-cell table:style-name="ce25" office:value-type="string">
            <text:p>True incongruence between data sets should involve more than a simple comparison of tree topologies
resulting from separate analyses of multiple data
sets (Mickevich and Farris, ’81; Farris et al., ’94;
de Queiroz et al., ’95; Huelsenbeck et al., ’96a;
Baker et al., ’98), because the differences may
involve the phylogenetic relationships of only a
subset of all the sampled lineages, or the incongruence may derive from divergent patterns of
character diversiﬁcation among the contrasted
data sets (e.g. long-branch attraction).</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number-columns-repeated="3"/>
          <table:table-cell table:style-name="ce22" office:value-type="string">
            <text:p>Near, Thomas J.</text:p>
          </table:table-cell>
          <table:table-cell table:style-name="ce22" office:value-type="string">
            <text:p>\Conflict and resolution between phylogenies inferred from molecular and phenotypic data sets for hagfish, lampreys, and gnathostomes.\</text:p>
          </table:table-cell>
          <table:table-cell table:style-name="ce22" office:value-type="string">
            <text:p>Journal of experimental zoology. Part B, Molecular and developmental evolution</text:p>
          </table:table-cell>
          <table:table-cell table:style-name="ce22" office:value-type="float" office:value="312">
            <text:p>312</text:p>
          </table:table-cell>
          <table:table-cell table:style-name="ce22" office:value-type="float" office:value="7">
            <text:p>7</text:p>
          </table:table-cell>
          <table:table-cell/>
          <table:table-cell table:style-name="ce22" office:value-type="string">
            <text:p>749--761</text:p>
          </table:table-cell>
          <table:table-cell table:style-name="ce22" office:value-type="float" office:value="2009">
            <text:p>2009</text:p>
          </table:table-cell>
          <table:table-cell table:style-name="ce22" office:value-type="string">
            <text:p>http://www3.interscience.wiley.com/cgi-bin/abstract/122368769/ABSTRACT</text:p>
          </table:table-cell>
          <table:table-cell table:number-columns-repeated="2"/>
          <table:table-cell table:style-name="ce22" office:value-type="string">
            <text:p>\{One of the most problematic issues in vertebrate phylogenetics is the disagreement between phenotypic and molecular inferences regarding the relationships among hagfishes, lampreys, and gnathostomes. Phenotypic characters support monophyly of lampreys and gnathostomes, whereas nearly all published analyses of molecular data sets support monophyly of hagfishes and lampreys. In this study I present results of phylogenetic analyses of combined phenotypic and molecular data sets that focus on relationships among hagfishes, lampreys, and gnathostomes. Maximum parsimony analyses of 115 phenotypic characters combined with 4,638 rRNA sites and more than 10,000 amino acids each result in monophyly of lampreys and gnathostomes, demonstrating that the addition of relatively few phenotypic characters can alter phylogenetic inferences from large molecular data sets. On the other hand, Bayesian analyses of the combined data sets support monophyly of hagfish and lampreys, indicating that model-based analyses may be prone to data swamping</text:p>
          </table:table-cell>
          <table:table-cell table:style-name="ce22" office:value-type="string">
            <text:p> where the phylogenetic signal of the larger molecular data sets overwhelm the signal present in the much smaller phenotypic data set. Nodes that relate hagfish and lampreys were recovered at a low frequency in parametric bootstrapping analyses, indicating that the timing of diversification among hagfishes, lampreys, and gnathostomes has created a difficult phylogenetic problem for molecular data. The fact that addition of relatively few phenotypic characters can alter phylogenetic inferences of cyclostome monophyly obtained from molecular data sets, and the inability of simulated data sets to recover key nodes in the craniate phylogeny provide reasons to view the strong support for cyclostome monophyly inferred from molecular data sets with a measured degree of skepticism.\}</text:p>
          </table:table-cell>
          <table:table-cell/>
          <table:table-cell table:style-name="ce22" office:value-type="string">
            <text:p>123,basal\_phylogeny,morphology\_vs\_molecules,nonewdata</text:p>
          </table:table-cell>
        </table:table-row>
        <table:table-row table:style-name="ro3">
          <table:table-cell table:style-name="ce22" office:value-type="string">
            <text:p>Ngamskulrungroj2009</text:p>
          </table:table-cell>
          <table:table-cell table:style-name="ce25" office:value-type="string">
            <text:p>Prior to combined analyses the combinability of the data were
explored using incongruence length difference/partition homogeneity test (ILD/PHT) [67,68] implanted in PAUP. To avoid
detecting incongruence that is expected within lineages (see
below), IDL/PHT was restricted to datasets containing only single
reference strains representing the major haploid molecular types
and the major lineages obtained by the phylogenetic analyses the Cryptococcus species complex (strains: ATCC90112, WM148,
M27053, WM626, HamdenC3-1, RV58146, WM629, JEC21,
WM179, MCS022, WM178, RB52, WM175, LA644, WM779,
M27055, LA390 and LA568). The ILD/PHT analysis used only
informative characters and entailed a random stepwise-addition
maximum parsimony heuristic searches with 10000 replicates
(TBR; maxtrees = 500). Since a significance threshold of 0.05
forces the ILD/PHT computation to be too conservative [30], the
null hypothesis of congruence was rejected only if P &lt; 0.0001... For VNI and
VGIII, we observed evidence of linkage equilibrium, but the ILD/
PHT analysis data showed the presence of clonality. Among global
isolates, our results reflect clonality for most molecular types within
the Cryptococcus species complex except VGII, but they do not
reject the possibility of sexual reproduction within any molecular
type if sampled within a circumscribed population [e.g. 47]. The
ILD/PHT P value for each gene combined individually (P values
ranged from 0.010 for ACT:PLB1 to 0.835 for URA5:IDE) and all
genes combined (P = 0.002) showed no significant incongruence
using a cut off point of 0.0001 [30], indicating a low degree or
absence of recombination between the major molecular types,
when only strains representative of the main lineages were used.</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02, 0.835</text:p>
          </table:table-cell>
          <table:table-cell table:style-name="ce22" office:value-type="float" office:value="0">
            <text:p>0</text:p>
          </table:table-cell>
          <table:table-cell table:style-name="ce22" office:value-type="float" office:value="1.0E-4">
            <text:p>0.0001</text:p>
          </table:table-cell>
          <table:table-cell table:style-name="ce22" office:value-type="float" office:value="1">
            <text:p>1</text:p>
          </table:table-cell>
          <table:table-cell table:style-name="ce22" office:value-type="string">
            <text:p>moved goalposts</text:p>
          </table:table-cell>
          <table:table-cell table:style-name="ce22" office:value-type="string">
            <text:p>SERIOUS</text:p>
          </table:table-cell>
          <table:table-cell/>
          <table:table-cell table:style-name="ce22" office:value-type="string">
            <text:p>Ngamskulrungroj, Popchai; Gilgado, Felix; Faganello, Josiane; Litvintseva, Anastasia P; Leal, Ana Lusia; Tsui, Kin Ming; Mitchell, Thomas G; Vainstein, Marilene Henning &amp; Meyer, Wieland</text:p>
          </table:table-cell>
          <table:table-cell table:style-name="ce22" office:value-type="string">
            <text:p>Genetic diversity of the Cryptococcus species complex suggests that Cryptococcus gattii deserves to have varieties.</text:p>
          </table:table-cell>
          <table:table-cell table:style-name="ce22" office:value-type="string">
            <text:p>PloS one</text:p>
          </table:table-cell>
          <table:table-cell table:style-name="ce22" office:value-type="float" office:value="4">
            <text:p>4</text:p>
          </table:table-cell>
          <table:table-cell table:style-name="ce22" office:value-type="float" office:value="6">
            <text:p>6</text:p>
          </table:table-cell>
          <table:table-cell table:style-name="ce22" office:value-type="string">
            <text:p>January</text:p>
          </table:table-cell>
          <table:table-cell table:style-name="ce22" office:value-type="string">
            <text:p>e5862</text:p>
          </table:table-cell>
          <table:table-cell table:style-name="ce22" office:value-type="float" office:value="2009">
            <text:p>2009</text:p>
          </table:table-cell>
          <table:table-cell table:style-name="ce22" office:value-type="string">
            <text:p>http://www.pubmedcentral.nih.gov/articlerender.fcgi?artid=2690690\&amp;tool=pmcentrez\&amp;rendertype=abstract</text:p>
          </table:table-cell>
          <table:table-cell table:number-columns-repeated="2"/>
          <table:table-cell table:style-name="ce22" office:value-type="string">
            <text:p>The Cryptococcus species complex contains two sibling taxa, Cryptococcus neoformans and Cryptococcus gattii. Both species are basidiomycetous yeasts and major pathogens of humans and other mammals. Genotyping methods have identified major haploid molecular types of C. neoformans (VNI, VNII, VNB and VNIV) and of C. gattii (VGI, VGII, VGIII and VGIV). To investigate the phylogenetic relationships among these haploid genotypes, we selected 73 strains from 2000 globally collected isolates investigated in our previous typing studies, representing each of these genotypes and carried out multigene sequence analyses using four genetically unlinked nuclear loci, ACT1, IDE, PLB1 and URA5. The separate or combined sequence analyses of all four loci revealed seven clades with significant support for each molecular type. However, three strains of each species revealed some incongruence between the original molecular type and the sequence-based type obtained here. The topology of the individual gene trees was identical for each clade of C. neoformans but incongruent for the clades of C. gattii indicating recent recombination events within C. gattii. There was strong evidence of recombination in the global VGII population. Both parsimony and likelihood analyses supported three major clades of C. neoformans (VNI/VNB, VNII and VNIV) and four major clades of C. gattii (VGI, VGII, VGIII and VGIV). The sequence variation between VGI, VGIII and VGIV was similar to that between VNI/VNB and VNII. MATa was for the first time identified for VGIV. The VNIV and VGII clades are basal to the C. neoformans or the C. gattii clade, respectively. Divergence times among the seven haploid monophyletic lineages in the Cryptococcus species complex were estimated by applying the hypothesis of the molecular clock. The genetic variation found among all of these haploid monophyletic lineages indicates that they warrant varietal status.</text:p>
          </table:table-cell>
          <table:table-cell/>
          <table:table-cell table:style-name="ce22" office:value-type="string">
            <text:p>Animals,Base Sequence,Cell Lineage,Cryptococcus,Cryptococcus: genetics,Cryptococcus: physiology,Genes, Mating Type, Fungal,Genetic Variation,Haploidy,Humans,Molecular Sequence Data,Mycological Typing Techniques,Mycological Typing Techniques: methods,Phylogeny,Recombination, Genetic,Sequence Analysis, DNA,Sequence Homology, Nucleic Acid,Species Specificity</text:p>
          </table:table-cell>
        </table:table-row>
        <table:table-row table:style-name="ro3">
          <table:table-cell table:style-name="ce22" office:value-type="string">
            <text:p>Nicolas2009</text:p>
          </table:table-cell>
          <table:table-cell table:style-name="ce25" office:value-type="string">
            <text:p>An incongruence length difference (ILD) test
(Farris et al., 1994) was conducted to assess congruence among
the individual datasets before combining data. This was achieved
by running 100 iterations of the partition homogeneity test in
PAUP. Maximum parsimony (MP) was employed in the phylogenetic analysis of the separate datasets and of the combined dataset,
using PAUP* (Swofford, 2001), with heuristic searches, equally
weighed characters, stepwise addition, random addition of sequences, and accelerated-transformation character-state optimization (ACCTRAN). One hundred replicates were run under the TBR
branch-swapping algorithm, saving no more than 1000 trees per
Replicate... The ILD test indicated a lack of signiﬁcant incongruence between the two data partitions (p = 0.26), suggesting their combinability.</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5">
            <text:p>0.5</text:p>
          </table:table-cell>
          <table:table-cell table:style-name="ce22" office:value-type="string">
            <text:p>RAS + TBR</text:p>
          </table:table-cell>
          <table:table-cell table:style-name="ce22" office:value-type="float" office:value="0">
            <text:p>0</text:p>
          </table:table-cell>
          <table:table-cell table:style-name="ce26" office:value-type="string">
            <text:p>0.26</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Nicolas, Antoine N &amp; Plunkett, Gregory M</text:p>
          </table:table-cell>
          <table:table-cell table:style-name="ce22" office:value-type="string">
            <text:p>The demise of subfamily Hydrocotyloideae (Apiaceae) and the re-alignment of its genera across the entire order Apiales.</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1">
            <text:p>1</text:p>
          </table:table-cell>
          <table:table-cell table:style-name="ce22" office:value-type="string">
            <text:p>October</text:p>
          </table:table-cell>
          <table:table-cell table:style-name="ce22" office:value-type="string">
            <text:p>134--51</text:p>
          </table:table-cell>
          <table:table-cell table:style-name="ce22" office:value-type="float" office:value="2009">
            <text:p>2009</text:p>
          </table:table-cell>
          <table:table-cell table:style-name="ce22" office:value-type="string">
            <text:p>http://www.ncbi.nlm.nih.gov/pubmed/19549570</text:p>
          </table:table-cell>
          <table:table-cell table:style-name="ce22" office:value-type="string">
            <text:p>Elsevier Inc.</text:p>
          </table:table-cell>
          <table:table-cell/>
          <table:table-cell table:style-name="ce22" office:value-type="string">
            <text:p>As circumscribed by Drude, the umbellifer subfamily Hydrocotyloideae posed a major hindrance to resolving the phylogeny of order Apiales. Previous studies have suggested its polyphyly, but have not had sufficient sampling to address the issue fully. To put an end to the out-dated concept of Hydrocotyloideae, we investigated the placement of 40 of the 42 genera once placed in the subfamily, using extensive taxon sampling across the entire order. Molecular phylogenies were constructed using plastid sequences of the rpl16 intron and the trnD-trnT regions and revealed at least six hydrocotyloid lineages dispersed across both families Apiaceae and Araliaceae. The most speciose of these clades corresponds to the recently erected subfamily Azorelloideae. Another lineage includes genera grouped in Mackinlayoideae, where relationships are well resolved. Platysace appears paraphyletic with respect to Homalosciadium, and their placement is well supported as a basal lineage in Apiaceae. The type genus, Hydrocotyle, belongs to a supported clade in Araliaceae. The placements of Hermas as sister to a clade consisting of Apiaceae subfamilies Apioideae and Saniculoideae, and of Choritaenia as sister to Lichtensteinia in a clade with affinities to both Apioideae and Saniculoideae, calls into question the circumscriptions of the two subfamilies. Finally, plastid data suggest that many former hydrocotyloid genera are non-monophyletic (e.g., Azorella, Schizeilema, and Eremocharis) and are in dire need of additional phylogenetic and taxonomic studies.</text:p>
          </table:table-cell>
          <table:table-cell/>
          <table:table-cell table:style-name="ce22" office:value-type="string">
            <text:p>Apiaceae,Apiaceae: classification,Apiaceae: genetics,DNA, Plant,DNA, Plant: genetics,Evolution, Molecular,Introns,Phylogeny,Plastids,Plastids: genetics,Sequence Alignment,Sequence Analysis, DNA</text:p>
          </table:table-cell>
        </table:table-row>
        <table:table-row table:style-name="ro3">
          <table:table-cell table:style-name="ce22" office:value-type="string">
            <text:p>Nyari2009</text:p>
          </table:table-cell>
          <table:table-cell table:style-name="ce25" office:value-type="string">
            <text:p>Phylogenetic reconstruction and analyses
An incongruence length difference (ILD) test (Farris et al., 1994)
was performed through the program PAUP 4b10 (Swofford, 2002),
by running 1000 heuristic replicates of the partition homogeneity
test, to test for potential incongruence in phylogenetic signal between genes... The partition homogeneity test revealed no signiﬁcant difference in phylogenetic signal (P = 0.84) between the three genes, so
all subsequent analyses were performed on the combined dataset.</text:p>
          </table:table-cell>
          <table:table-cell table:style-name="ce22" office:value-type="float" office:value="0">
            <text:p>0</text:p>
          </table:table-cell>
          <table:table-cell table:style-name="ce22" office:value-type="string">
            <text:p>not coded</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8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Ny\'{a}ri, Arp\'{a}d S; Peterson, a Townsend; Rice, Nathan H &amp; Moyle, Robert G</text:p>
          </table:table-cell>
          <table:table-cell table:style-name="ce22" office:value-type="string">
            <text:p>Phylogenetic relationships of flowerpeckers (Aves: Dicaeidae): novel insights into the evolution of a tropical passerine clade.</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3">
            <text:p>3</text:p>
          </table:table-cell>
          <table:table-cell table:style-name="ce22" office:value-type="string">
            <text:p>December</text:p>
          </table:table-cell>
          <table:table-cell table:style-name="ce22" office:value-type="string">
            <text:p>613--9</text:p>
          </table:table-cell>
          <table:table-cell table:style-name="ce22" office:value-type="float" office:value="2009">
            <text:p>2009</text:p>
          </table:table-cell>
          <table:table-cell table:style-name="ce22" office:value-type="string">
            <text:p>http://www.ncbi.nlm.nih.gov/pubmed/19576993</text:p>
          </table:table-cell>
          <table:table-cell table:style-name="ce22" office:value-type="string">
            <text:p>Elsevier Inc.</text:p>
          </table:table-cell>
          <table:table-cell/>
          <table:table-cell table:style-name="ce22" office:value-type="string">
            <text:p>Understanding the relationships and evolution of flowerpeckers has been challenging, particularly as no phylogenetic study has as yet assessed the group. Here, we present a first such analysis of this clade based on sequences of two mitochondrial genes and one nuclear intron. Our analyses offer strong support for monophyly of the Dicaeidae. Within the family, 4 Dicaeum species (D. chrysorrheum, D. melanoxanthum, D. agile, and D. everetii) had closer affinity to Prionochilus, although tests of alternative topologies could not reject reciprocal monophyly of the two genera. Across the family, overall bill shape trends from more stout bills basally to more slender and medium bills, whereas sexual dichromatism and plumage patterns show much more homoplasy. Taxonomically, generic allocations may need to be changed to reflect historical relationships better.</text:p>
          </table:table-cell>
          <table:table-cell/>
          <table:table-cell table:style-name="ce22" office:value-type="string">
            <text:p>Animals,Cell Nucleus,Cell Nucleus: genetics,DNA, Mitochondrial,DNA, Mitochondrial: genetics,Evolution, Molecular,Feathers,Genes, Mitochondrial,Introns,Passeriformes,Passeriformes: anatomy \&amp; histology,Passeriformes: classification,Passeriformes: genetics,Phylogeny,Pigmentation,Sequence Analysis, DNA,Sex Characteristics</text:p>
          </table:table-cell>
        </table:table-row>
        <table:table-row table:style-name="ro3">
          <table:table-cell table:style-name="ce22" office:value-type="string">
            <text:p>Nzoue2009</text:p>
          </table:table-cell>
          <table:table-cell table:style-name="ce25" office:value-type="string">
            <text:p>Incongruence length difference tests (ILD) [7] implemented in PAUP4 were used to determine if gene
markers had congruent signals under parsimony criterion... ILD tests performed
under parsimony criterion showed no congruence
between the various datasets (all P values were &lt; 0.05;
not shown). Following Dowton and Austin [4], such
results may be explained by the fact that ILD tests are
unlikely to be an effective measure of congruence when
two datasets differ markedly in size (our datasets varied
from 344 to 659 bp in alignment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lt; 0.05</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size diff D&amp;A invoked to explain low scores</text:p>
          </table:table-cell>
          <table:table-cell table:style-name="ce28" office:value-type="string">
            <text:p>SERIOUS</text:p>
          </table:table-cell>
          <table:table-cell/>
          <table:table-cell table:style-name="ce22" office:value-type="string">
            <text:p>Nzou\'{e}, a; Mich\'{e}, L; Klonowska, a; Laguerre, G; de Lajudie, P &amp; Moulin, L</text:p>
          </table:table-cell>
          <table:table-cell table:style-name="ce22" office:value-type="string">
            <text:p>Multilocus sequence analysis of bradyrhizobia isolated from Aeschynomene species in Senegal.</text:p>
          </table:table-cell>
          <table:table-cell table:style-name="ce22" office:value-type="string">
            <text:p>Systematic and applied microbiology</text:p>
          </table:table-cell>
          <table:table-cell table:style-name="ce22" office:value-type="float" office:value="32">
            <text:p>32</text:p>
          </table:table-cell>
          <table:table-cell table:style-name="ce22" office:value-type="float" office:value="6">
            <text:p>6</text:p>
          </table:table-cell>
          <table:table-cell table:style-name="ce22" office:value-type="string">
            <text:p>September</text:p>
          </table:table-cell>
          <table:table-cell table:style-name="ce22" office:value-type="string">
            <text:p>400--12</text:p>
          </table:table-cell>
          <table:table-cell table:style-name="ce22" office:value-type="float" office:value="2009">
            <text:p>2009</text:p>
          </table:table-cell>
          <table:table-cell table:style-name="ce22" office:value-type="string">
            <text:p>http://www.ncbi.nlm.nih.gov/pubmed/19556090</text:p>
          </table:table-cell>
          <table:table-cell table:number-columns-repeated="2"/>
          <table:table-cell table:style-name="ce22" office:value-type="string">
            <text:p>This study reports the multilocus sequence analysis (MLSA) of nine house-keeping gene fragments (atpD, dnaK, glnA, glnB, gltA, gyrB, recA, rpoB and thrC) on a collection of 38 Bradyrhizobium isolated from Aeschynomene species in Senegal, which had previously been characterised by several phenotypic and genotypic techniques, allowing a comparative analysis of MLSA resolution power for species delineation in this genus. The nifH locus was also studied to compare house-keeping and symbiotic gene phylogenies and obtain insights into the unusual symbiotic properties of these Aeschynomene symbionts. Phylogenetic analyses (maximum likelihood, Bayesian) of concatenated nine loci produced a well-resolved phylogeny of the strain collection separating photosynthetic bradyrhizobial strains (PB) from non-photosynthetic bradyrhizobial (NPB) ones. The PB clade was interpreted as the remains an expanding ancient species that presently shows high diversification, giving rise to potential new species. B. denitrificans LMG8443 and BTAi1 strains formed a sub-clade that was identified as recently emerging new species. Congruence analyses (by Shimodaira-Hasegawa (S-H) tests) identified three gene-fragments (dnaK, glnB and recA) that should be preferred for MLSA analyses in Bradyrhizobium genus. The nine loci or nifH phylogenies were not correlated with the unusual symbiotic properties of PB (nod-dependent/nod-independent). Advantages and drawbacks of MLSA for species delineation in Bradyrhizobium are discussed.</text:p>
          </table:table-cell>
          <table:table-cell/>
          <table:table-cell table:style-name="ce22" office:value-type="string">
            <text:p>Bacterial Proteins,Bacterial Proteins: genetics,Bacterial Typing Techniques,Bradyrhizobium,Bradyrhizobium: classification,Bradyrhizobium: genetics,Bradyrhizobium: isolation \&amp; purification,DNA, Bacterial,DNA, Bacterial: analysis,Fabaceae,Fabaceae: microbiology,Nitrogen Fixation,Nitrogen Fixation: genetics,Oxidoreductases,Oxidoreductases: genetics,Photosynthesis,Phylogeny,Senegal,Sequence Analysis, DNA,Sequence Analysis, DNA: methods,Species Specificity</text:p>
          </table:table-cell>
        </table:table-row>
        <table:table-row table:style-name="ro3">
          <table:table-cell table:style-name="ce22" office:value-type="string">
            <text:p>O'Donnell2009</text:p>
          </table:table-cell>
          <table:table-cell table:style-name="ce25" office:value-type="string">
            <text:p>Compatibility between the EF-1a and IGS rDNA datasets was assessed using the partition-homogeneity test (PHT; Farris et al.,
1994) as implemented in PAUP*, and Compat.py version 3.0 (Kauff
and Lutzoni, 2002a,b). For the Compat analysis, the two datasets
(EF-1a, 634 characters, 101 synapomorphies; IGS rDNA, 2220 characters, 583 synapomorphies) were initially analyzed separately
using MP as implemented in PAUP* (Swofford, 2002)... To identify whether there was any potential incongruence
among the bipartitions, a 69 h test run of the partition-homogeneity test was conducted in PAUP* based on 100 replicates yielded a P
value of 0.01, indicating that the datasets harbored signiﬁcant heterogeneity. Moreover, because the sum of lengths in the original
partition (i.e., 1691 steps) was 233–270 steps shorter than the 99
shufﬂed partitions, we feel justiﬁed in assuming the P value after
1000 replicates would approximate 0.001.</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very interesting</text:p>
          </table:table-cell>
          <table:table-cell table:number-columns-repeated="2"/>
          <table:table-cell table:style-name="ce22" office:value-type="string">
            <text:p>O'Donnell, Kerry; Gueidan, C\'{e}cile; Sink, Stacy; Johnston, Peter R; Crous, Pedro W; Glenn, Anthony; Riley, Ron; Zitomer, Nicholas C; Colyer, Patrick; Waalwijk, Cees; Lee, Theo Van Der; Moretti, Antonio; Kang, Seogchan; Kim, Hye-Seon; Geiser, David M; Juba, Jean H; Baayen, Robert P; Cromey, Matthew G; Bithell, Sean; Sutton, Deanna a; Skovgaard, Kerstin; Ploetz, Randy; {Corby Kistler}, H; Elliott, Monica; Davis, Mike &amp; Sarver, Brice a J</text:p>
          </table:table-cell>
          <table:table-cell table:style-name="ce22" office:value-type="string">
            <text:p>A two-locus DNA sequence database for typing plant and human pathogens within the Fusarium oxysporum species complex.</text:p>
          </table:table-cell>
          <table:table-cell table:style-name="ce22" office:value-type="string">
            <text:p>Fungal genetics and biology : FG \&amp; B</text:p>
          </table:table-cell>
          <table:table-cell table:style-name="ce22" office:value-type="float" office:value="46">
            <text:p>46</text:p>
          </table:table-cell>
          <table:table-cell table:style-name="ce22" office:value-type="float" office:value="12">
            <text:p>12</text:p>
          </table:table-cell>
          <table:table-cell table:style-name="ce22" office:value-type="string">
            <text:p>December</text:p>
          </table:table-cell>
          <table:table-cell table:style-name="ce22" office:value-type="string">
            <text:p>936--48</text:p>
          </table:table-cell>
          <table:table-cell table:style-name="ce22" office:value-type="float" office:value="2009">
            <text:p>2009</text:p>
          </table:table-cell>
          <table:table-cell table:style-name="ce22" office:value-type="string">
            <text:p>http://www.ncbi.nlm.nih.gov/pubmed/19715767</text:p>
          </table:table-cell>
          <table:table-cell table:style-name="ce22" office:value-type="string">
            <text:p>Elsevier Inc.</text:p>
          </table:table-cell>
          <table:table-cell/>
          <table:table-cell table:style-name="ce22" office:value-type="string">
            <text:p>We constructed a two-locus database, comprising partial translation elongation factor (EF-1alpha) gene sequences and nearly full-length sequences of the nuclear ribosomal intergenic spacer region (IGS rDNA) for 850 isolates spanning the phylogenetic breadth of the Fusarium oxysporum species complex (FOSC). Of the 850 isolates typed, 101 EF-1alpha, 203 IGS rDNA, and 256 two-locus sequence types (STs) were differentiated. Analysis of the combined dataset suggests that two-thirds of the STs might be associated with a single host plant. This analysis also revealed that the 26 STs associated with human mycoses were genetically diverse, including several which appear to be nosocomial in origin. A congruence analysis, comparing partial EF-1alpha and IGS rDNA bootstrap consensus, identified a significant number of conflicting relationships dispersed throughout the bipartitions, suggesting that some of the IGS rDNA sequences may be non-orthologous. We also evaluated enniatin, fumonisin and moniliformin mycotoxin production in vitro within a phylogenetic framework.</text:p>
          </table:table-cell>
          <table:table-cell/>
          <table:table-cell table:style-name="ce22" office:value-type="string">
            <text:p>Base Sequence,Conserved Sequence,Cross Infection,Cross Infection: microbiology,DNA Fingerprinting,DNA, Fungal,DNA, Fungal: genetics,DNA, Ribosomal,DNA, Ribosomal Spacer,DNA, Ribosomal Spacer: genetics,DNA, Ribosomal: genetics,Databases, Nucleic Acid,Evolution, Molecular,Fusarium,Fusarium: classification,Fusarium: genetics,Fusarium: metabolism,Humans,Mycological Typing Techniques,Mycoses,Mycoses: microbiology,Mycotoxins,Mycotoxins: biosynthesis,Mycotoxins: genetics,Peptide Elongation Factor 1,Peptide Elongation Factor 1: genetics,Phylogeny,Plant Diseases,Plant Diseases: microbiology,Plants,Plants: microbiology,RNA, Ribosomal, 18S,RNA, Ribosomal, 18S: genetics,Sequence Alignment,Sequence Analysis, DNA,Species Specificity</text:p>
          </table:table-cell>
        </table:table-row>
        <table:table-row table:style-name="ro3">
          <table:table-cell table:style-name="ce22" office:value-type="string">
            <text:p>Oberlander2009</text:p>
          </table:table-cell>
          <table:table-cell table:style-name="ce25" office:value-type="string">
            <text:p>Parsimony
analyses had the following settings: 1000 random-addition-sequence heuristic searches, using TBR branch-swapping, saving the
10 shortest trees per replicate... Tests for incongruence between the ITS and trnL-F
data were conducted using the partition homogeneity test in PAUP
(ILD test; Farris et al., 1995) One thousand bootstrap replicates were
conducted using the same settings as heuristic parsimony searches... In addition,
the partition homogeneity test did not support incongruence of
the two data sets (P = 0.138), so only the results of the combined
analyses are presented here (Fig. 1).</text:p>
          </table:table-cell>
          <table:table-cell table:style-name="ce22" office:value-type="float" office:value="0">
            <text:p>0</text:p>
          </table:table-cell>
          <table:table-cell table:style-name="ce22" office:value-type="string">
            <text:p>not coded</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13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Oberlander, K C; Emshwiller, E; Bellstedt, D U &amp; Dreyer, L L</text:p>
          </table:table-cell>
          <table:table-cell table:style-name="ce22" office:value-type="string">
            <text:p>A model of bulb evolution in the eudicot genus Oxalis (Oxalidaceae).</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1">
            <text:p>1</text:p>
          </table:table-cell>
          <table:table-cell table:style-name="ce22" office:value-type="string">
            <text:p>April</text:p>
          </table:table-cell>
          <table:table-cell table:style-name="ce22" office:value-type="string">
            <text:p>54--63</text:p>
          </table:table-cell>
          <table:table-cell table:style-name="ce22" office:value-type="float" office:value="2009">
            <text:p>2009</text:p>
          </table:table-cell>
          <table:table-cell table:style-name="ce22" office:value-type="string">
            <text:p>http://www.ncbi.nlm.nih.gov/pubmed/19070669</text:p>
          </table:table-cell>
          <table:table-cell table:style-name="ce22" office:value-type="string">
            <text:p>Elsevier Inc.</text:p>
          </table:table-cell>
          <table:table-cell/>
          <table:table-cell table:style-name="ce22" office:value-type="string">
            <text:p>The origins and monophyly of the bulbous habit in the eudicot genus Oxalis are uncertain, but key character state transitions in the evolution of true bulbs are currently thought to be reflected in extant pseudobulbous and other geophytic taxa. We test the relationships between the two major groups of bulbous Oxalis taxa, namely the southern African lineage which is centered in the speciose Cape Floristic Region (CFR), and the New World section Ionoxalis, by including the rhizomatous geophyte Oxalis acetosella, the caudiciform stem succulent Oxalis articulata, and the rhizomiform pseudobulbous Oxalis triangularis, in combined phylogenetic analyses of nrITS and trnL-F sequence data. We optimize several key bulbous characters in ancestral state reconstructions on produced phylogenies. Results of our analyses indicate that the evolution of bulbous characters in the genus is more complex than previously thought. Although the two major bulb types are homologous, the rhizomiform pseudobulbous habit arises from within true bulbs, and in most reconstructions the caudiciform stem succulent O. articulata is inferred to have secondarily lost several distinctive bulbous characters. O. acetosella is not as closely related to the bulbous lineage as previously thought. More sampling from other key taxa are needed before the order in which key bulbous characters were acquired can be verified. We discuss these results in terms of the taxonomic and ecological implications for the CFR Oxalis taxa.</text:p>
          </table:table-cell>
          <table:table-cell/>
          <table:table-cell table:style-name="ce22" office:value-type="string">
            <text:p>Africa, Southern,Angiosperms,Angiosperms: genetics,Bayes Theorem,Evolution,Likelihood Functions,Phylogeny,Plant Roots</text:p>
          </table:table-cell>
        </table:table-row>
        <table:table-row table:style-name="ro3">
          <table:table-cell table:style-name="ce22" office:value-type="string">
            <text:p>Olah-Hemmings2010</text:p>
          </table:table-cell>
          <table:table-cell table:style-name="ce25" office:value-type="string">
            <text:p>Before
phylogenetic analysis of the concatenated (ND2+Cyt b)
sequence data of the haplotype exemplars, we applied the
partition homogeneity test (Farris et al., 1995) in PAUP v.
4.0b10 (Swofford, 2002) which indicated that the two genes
were congruent (P= 1.00).</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1.0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Ol\'{a}h-Hemmings, V.; Jaeger, J. R.; Sredl, M. J.; Schlaepfer, M. a.; Jennings, R. D.; Drost, C. a.; Bradford, D. F. &amp; Riddle, B. R.</text:p>
          </table:table-cell>
          <table:table-cell table:style-name="ce22" office:value-type="string">
            <text:p>Phylogeography of declining relict and lowland leopard frogs in the desert Southwest of North America</text:p>
          </table:table-cell>
          <table:table-cell table:style-name="ce22" office:value-type="string">
            <text:p>Journal of Zoology</text:p>
          </table:table-cell>
          <table:table-cell table:style-name="ce22" office:value-type="float" office:value="280">
            <text:p>280</text:p>
          </table:table-cell>
          <table:table-cell table:style-name="ce22" office:value-type="float" office:value="4">
            <text:p>4</text:p>
          </table:table-cell>
          <table:table-cell table:style-name="ce22" office:value-type="string">
            <text:p>April</text:p>
          </table:table-cell>
          <table:table-cell table:style-name="ce22" office:value-type="string">
            <text:p>343--354</text:p>
          </table:table-cell>
          <table:table-cell table:style-name="ce22" office:value-type="float" office:value="2010">
            <text:p>2010</text:p>
          </table:table-cell>
          <table:table-cell table:style-name="ce22" office:value-type="string">
            <text:p>http://blackwell-synergy.com/doi/abs/10.1111/j.1469-7998.2009.00667.x</text:p>
          </table:table-cell>
          <table:table-cell table:number-columns-repeated="4"/>
          <table:table-cell table:style-name="ce22" office:value-type="string">
            <text:p>desert,lithobates,mitochondrial dna,mojave,population structure,rana onca,rana yavapaiensis,sonoran desert</text:p>
          </table:table-cell>
        </table:table-row>
        <table:table-row table:style-name="ro3">
          <table:table-cell table:style-name="ce22" office:value-type="string">
            <text:p>Olmstead2009</text:p>
          </table:table-cell>
          <table:table-cell table:style-name="ce25" office:value-type="string">
            <text:p>The results of the incongruence length difference test (Farris et al., 1994; as implemented in PAUP*)
indicate that the two regions are not signiﬁcantly different from
two, similarly sized, random partitions of the combined data set
(P = 0.16)</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5">
            <text:p>0.5</text:p>
          </table:table-cell>
          <table:table-cell table:style-name="ce22" office:value-type="string">
            <text:p>RAS + TBR</text:p>
          </table:table-cell>
          <table:table-cell table:style-name="ce22" office:value-type="float" office:value="0">
            <text:p>0</text:p>
          </table:table-cell>
          <table:table-cell table:style-name="ce26" office:value-type="string">
            <text:p>0.16</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Olmstead, R. G.; Zjhra, M. L.; Lohmann, L. G.; Grose, S. O. &amp; Eckert, a. J.</text:p>
          </table:table-cell>
          <table:table-cell table:style-name="ce22" office:value-type="string">
            <text:p>A molecular phylogeny and classification of Bignoniaceae</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9">
            <text:p>9</text:p>
          </table:table-cell>
          <table:table-cell table:style-name="ce22" office:value-type="string">
            <text:p>August</text:p>
          </table:table-cell>
          <table:table-cell table:style-name="ce22" office:value-type="string">
            <text:p>1731--1743</text:p>
          </table:table-cell>
          <table:table-cell table:style-name="ce22" office:value-type="float" office:value="2009">
            <text:p>2009</text:p>
          </table:table-cell>
          <table:table-cell table:style-name="ce22" office:value-type="string">
            <text:p>http://www.amjbot.org/cgi/doi/10.3732/ajb.0900004</text:p>
          </table:table-cell>
        </table:table-row>
        <table:table-row table:style-name="ro3">
          <table:table-cell table:style-name="ce22" office:value-type="string">
            <text:p>Oskoueiyan2010</text:p>
          </table:table-cell>
          <table:table-cell table:style-name="ce25" office:value-type="string">
            <text:p>Combinability of these three datasets was assessed using the
partition homogeneity test (the incongruence length difference test of Farris et al., 1995) as implemented in PAUP*. The test
was conducted with invariant characters excluded (Cunningham, 1997) using the heuristic search option involving 100
replications of random addition sequence and TBR branch swapping with 1000 homogeneity replicates.</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7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variant excluded</text:p>
          </table:table-cell>
          <table:table-cell table:number-columns-repeated="2"/>
          <table:table-cell table:style-name="ce22" office:value-type="string">
            <text:p>Oskoueiyan, Roghayeh; {Kazempour Osaloo}, Shahrokh; Maassoumi, Ali Asghar; Nejadsattari, Taher &amp; Mozaffarian, Valiollah</text:p>
          </table:table-cell>
          <table:table-cell table:style-name="ce22" office:value-type="string">
            <text:p>Phylogenetic status of Vavilovia formosa (Fabaceae-Fabeae) based on nrDNA ITS and cpDNA sequences</text:p>
          </table:table-cell>
          <table:table-cell table:style-name="ce22" office:value-type="string">
            <text:p>Biochemical Systematics and Ecology</text:p>
          </table:table-cell>
          <table:table-cell table:style-name="ce22" office:value-type="float" office:value="38">
            <text:p>38</text:p>
          </table:table-cell>
          <table:table-cell table:style-name="ce22" office:value-type="float" office:value="3">
            <text:p>3</text:p>
          </table:table-cell>
          <table:table-cell table:style-name="ce22" office:value-type="string">
            <text:p>June</text:p>
          </table:table-cell>
          <table:table-cell table:style-name="ce22" office:value-type="string">
            <text:p>313--319</text:p>
          </table:table-cell>
          <table:table-cell table:style-name="ce22" office:value-type="float" office:value="2010">
            <text:p>2010</text:p>
          </table:table-cell>
          <table:table-cell table:style-name="ce22" office:value-type="string">
            <text:p>http://linkinghub.elsevier.com/retrieve/pii/S0305197810000414</text:p>
          </table:table-cell>
          <table:table-cell table:style-name="ce22" office:value-type="string">
            <text:p>Elsevier Ltd</text:p>
          </table:table-cell>
        </table:table-row>
        <table:table-row table:style-name="ro3">
          <table:table-cell table:style-name="ce22" office:value-type="string">
            <text:p>Oswald2009</text:p>
          </table:table-cell>
          <table:table-cell table:style-name="ce25" office:value-type="string">
            <text:p>Maximum parsimony reconstructions
were obtained with the branch-and-bound search procedures in PAUP 4.0b7 (Swofford, 2001); maximum likelihood phylogenetic reconstructions were obtained with heuristic searches. Sequence data for each locus was combined and subjected to a partition homogeneity test (Farris et al., 1994, 1995) with 100 replications (Farris et al., 1994,
1995), also implemented in PAUP. Phylogenetic signal was
not signiﬁcantly different (P= 0.61) across loci, and phylogenetic reconstructions were generated for the combined
Data</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6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Oswald, K. J.; Rohde, F. C.; Arndt, R. G.; Grady, J. M. &amp; Quattro, J. M.</text:p>
          </table:table-cell>
          <table:table-cell table:style-name="ce22" office:value-type="string">
            <text:p>Evolutionarily independent genes and genomes and insights on genetic structure, evolution and conservation of the collis group of darters</text:p>
          </table:table-cell>
          <table:table-cell table:style-name="ce22" office:value-type="string">
            <text:p>Animal Conservation</text:p>
          </table:table-cell>
          <table:table-cell table:style-name="ce22" office:value-type="float" office:value="12">
            <text:p>12</text:p>
          </table:table-cell>
          <table:table-cell table:style-name="ce22" office:value-type="float" office:value="4">
            <text:p>4</text:p>
          </table:table-cell>
          <table:table-cell table:style-name="ce22" office:value-type="string">
            <text:p>August</text:p>
          </table:table-cell>
          <table:table-cell table:style-name="ce22" office:value-type="string">
            <text:p>374--383</text:p>
          </table:table-cell>
          <table:table-cell table:style-name="ce22" office:value-type="float" office:value="2009">
            <text:p>2009</text:p>
          </table:table-cell>
          <table:table-cell table:style-name="ce22" office:value-type="string">
            <text:p>http://doi.wiley.com/10.1111/j.1469-1795.2009.00261.x</text:p>
          </table:table-cell>
          <table:table-cell table:number-columns-repeated="4"/>
          <table:table-cell table:style-name="ce22" office:value-type="string">
            <text:p>collis,esu,mtdna,scndna</text:p>
          </table:table-cell>
        </table:table-row>
        <table:table-row table:style-name="ro3">
          <table:table-cell table:style-name="ce22" office:value-type="string">
            <text:p>Perez2010</text:p>
          </table:table-cell>
          <table:table-cell table:style-name="ce25" office:value-type="string">
            <text:p>Maximum parsimony analysis
was performed using the heuristic search option with
simple taxa additions and tree bisection and reconnection
(TBR) as the branch-swapping algorithm... ITS and EF1-α sequence datasets were examined for
congruence by using the Partition Homogeneity Test in
PAUP (Farris et al. 1995; Huelsenbeck et al. 1996)... Gaps generated
in the alignment process during the comparison were
treated as missing data...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Simple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P\'{e}rez, C. a.; Wingfield, M. J.; Slippers, B.; Altier, N. a. &amp; Blanchette, R. a.</text:p>
          </table:table-cell>
          <table:table-cell table:style-name="ce22" office:value-type="string">
            <text:p>Endophytic and canker-associated Botryosphaeriaceae occurring on non-native Eucalyptus and native Myrtaceae trees in Uruguay</text:p>
          </table:table-cell>
          <table:table-cell table:style-name="ce22" office:value-type="string">
            <text:p>Fungal Diversity</text:p>
          </table:table-cell>
          <table:table-cell table:style-name="ce22" office:value-type="float" office:value="41">
            <text:p>41</text:p>
          </table:table-cell>
          <table:table-cell table:style-name="ce22" office:value-type="float" office:value="1">
            <text:p>1</text:p>
          </table:table-cell>
          <table:table-cell table:style-name="ce22" office:value-type="string">
            <text:p>January</text:p>
          </table:table-cell>
          <table:table-cell table:style-name="ce22" office:value-type="string">
            <text:p>53--69</text:p>
          </table:table-cell>
          <table:table-cell table:style-name="ce22" office:value-type="float" office:value="2010">
            <text:p>2010</text:p>
          </table:table-cell>
          <table:table-cell table:style-name="ce22" office:value-type="string">
            <text:p>http://www.springerlink.com/index/10.1007/s13225-009-0014-8</text:p>
          </table:table-cell>
          <table:table-cell table:number-columns-repeated="4"/>
          <table:table-cell table:style-name="ce22" office:value-type="string">
            <text:p>botryosphaeria,diplodia,lasiodiplodia,neofusicoccum,spencermartinsia</text:p>
          </table:table-cell>
        </table:table-row>
        <table:table-row table:style-name="ro3">
          <table:table-cell table:style-name="ce22" office:value-type="string">
            <text:p>Perez-Portela2009</text:p>
          </table:table-cell>
          <table:table-cell table:style-name="ce25" office:value-type="string">
            <text:p>Topological incongruence among genes was tested using the
incongruence length difference (ILD) test using PAUP (Farris
et al., 1994; Swofford, 2002). In this test, 6000 heuristic searches
were carried out after the removal of all invariable characters from
the data set... The ILD test showed incongruence between the
phylogenies obtained from 18S rDNA and COI sequences. Such lack
of coherence was also found by Stach and Turbeville (2002).</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variant excluded</text:p>
          </table:table-cell>
          <table:table-cell table:style-name="ce22" office:value-type="string">
            <text:p>SERIOUS</text:p>
          </table:table-cell>
          <table:table-cell/>
          <table:table-cell table:style-name="ce22" office:value-type="string">
            <text:p>P\'{e}rez-Portela, R; Bishop, J D D; Davis, a R &amp; Turon, X</text:p>
          </table:table-cell>
          <table:table-cell table:style-name="ce22" office:value-type="string">
            <text:p>Phylogeny of the families Pyuridae and Styelidae (Stolidobranchiata, Ascidiacea) inferred from mitochondrial and nuclear DNA sequences.</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3">
            <text:p>3</text:p>
          </table:table-cell>
          <table:table-cell table:style-name="ce22" office:value-type="string">
            <text:p>March</text:p>
          </table:table-cell>
          <table:table-cell table:style-name="ce22" office:value-type="string">
            <text:p>560--70</text:p>
          </table:table-cell>
          <table:table-cell table:style-name="ce22" office:value-type="float" office:value="2009">
            <text:p>2009</text:p>
          </table:table-cell>
          <table:table-cell table:style-name="ce22" office:value-type="string">
            <text:p>http://www.ncbi.nlm.nih.gov/pubmed/19059353</text:p>
          </table:table-cell>
          <table:table-cell table:style-name="ce22" office:value-type="string">
            <text:p>Elsevier Inc.</text:p>
          </table:table-cell>
          <table:table-cell/>
          <table:table-cell table:style-name="ce22" office:value-type="string">
            <text:p>The Order Stolidobranchiata comprises the families Pyuridae, Styelidae and Molgulidae. Early molecular data was consistent with monophyly of the Stolidobranchiata and also the Molgulidae. Internal phylogeny and relationships between Styelidae and Pyuridae were inconclusive however. In order to clarify these points we used mitochondrial and nuclear sequences from 31 species of Styelidae and 25 of Pyuridae. Phylogenetic trees recovered the Pyuridae as a monophyletic clade, and their genera appeared as monophyletic with the exception of Pyura. The Styelidae, on the other hand, appeared as a paraphyletic group split into several clades. One of them was formed by solitary oviparous species, of which the Pyuridae were a sister group. A second clade included the colonial genera Botryllus, Botrylloides and Symplegma. The remaining colonial and solitary genera formed several poorly resolved clades. One of the more species genus, Polycarpa, was shown to be polyphyletic, and the species Styela plicata grouped into two genetically distant clades suggesting the existence of two cryptic species. The internal phylogeny of Styelidae has bearings on the origin of coloniality in this family. We suggest to abandon the traditional division of colonial forms into social and compound species and use instead the categories of aggregated colonies that do not have common vascular systems, and integrated colonies, that do possess such systems. Our molecular results indicate that there have been several independent acquisitions of coloniality in the Styelidae, and that viviparity may be a pre-adaptation for a colonial life-style.</text:p>
          </table:table-cell>
          <table:table-cell/>
          <table:table-cell table:style-name="ce22" office:value-type="string">
            <text:p>Animals,Bayes Theorem,Cell Nucleus,Cell Nucleus: genetics,DNA, Mitochondrial,DNA, Mitochondrial: genetics,DNA, Ribosomal,DNA, Ribosomal: genetics,Evolution, Molecular,Genetic Speciation,Likelihood Functions,Mitochondria,Mitochondria: genetics,Phylogeny,Sequence Alignment,Sequence Analysis, DNA,Urochordata,Urochordata: classification,Urochordata: genetics</text:p>
          </table:table-cell>
        </table:table-row>
        <table:table-row table:style-name="ro3">
          <table:table-cell table:style-name="ce22" office:value-type="string">
            <text:p>Palero2009</text:p>
          </table:table-cell>
          <table:table-cell table:style-name="ce25" office:value-type="string">
            <text:p>To examine possible incongruence between genes, we used
the incongruence length difference (ILD) test (Farris et al., 1994)
referred to as a partition homogeneity test in PAUP 4.0b10a (Swofford, 2003). A total of 1000 replicates of the ILD test with 10 random addition sequences were run... The partition homogeneity test showed no evidence
of a conﬂicting phylogenetic signal between the gene regions studied (P = 0.55).</text:p>
          </table:table-cell>
          <table:table-cell table:style-name="ce22" office:value-type="float" office:value="0">
            <text:p>0</text:p>
          </table:table-cell>
          <table:table-cell table:style-name="ce22" office:value-type="string">
            <text:p>not coded</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text:p>
          </table:table-cell>
          <table:table-cell table:style-name="ce22" office:value-type="float" office:value="0">
            <text:p>0</text:p>
          </table:table-cell>
          <table:table-cell table:style-name="ce26" office:value-type="string">
            <text:p>0.55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Palero, Ferran; Crandall, Keith a; Abell\'{o}, Pere; Macpherson, Enrique &amp; Pascual, Marta</text:p>
          </table:table-cell>
          <table:table-cell table:style-name="ce22" office:value-type="string">
            <text:p>Phylogenetic relationships between spiny, slipper and coral lobsters (Crustacea, Decapoda, Achelata).</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1">
            <text:p>1</text:p>
          </table:table-cell>
          <table:table-cell table:style-name="ce22" office:value-type="string">
            <text:p>January</text:p>
          </table:table-cell>
          <table:table-cell table:style-name="ce22" office:value-type="string">
            <text:p>152--62</text:p>
          </table:table-cell>
          <table:table-cell table:style-name="ce22" office:value-type="float" office:value="2009">
            <text:p>2009</text:p>
          </table:table-cell>
          <table:table-cell table:style-name="ce22" office:value-type="string">
            <text:p>http://www.ncbi.nlm.nih.gov/pubmed/18957325</text:p>
          </table:table-cell>
          <table:table-cell table:style-name="ce22" office:value-type="string">
            <text:p>Elsevier Inc.</text:p>
          </table:table-cell>
          <table:table-cell/>
          <table:table-cell table:style-name="ce22" office:value-type="string">
            <text:p>Molecular data can aid in the resolution of conflicting hypotheses generated through difficulties in the interpretation of morphological data and/or an incomplete fossil record. Moreover, the reconstruction of phylogenetic relationships using molecular data may help to trace back the origin of morphological innovations which had a major impact on the radiation of a taxonomical group. In this work, different nuclear (18S, 28S, and H3) and mitochondrial (16S and COI) gene regions were sequenced in a total of 35 Achelatan species to test conflicting hypotheses of evolutionary relationships within the Achelata infraorder and solve the taxonomic disagreements in the group. The combined molecular dataset strongly supports the hypothesis that Achelata is a monophyletic group composed of two main families: Palinuridae and Scyllaridae. Synaxidae is found to be a polyphyletic group, which should be included within Palinuridae. Consequently, our results indicate that the origin of the stridulating organ occurred only once during Achelata evolution. Finally, the two main clades found within the Scyllaridae are in agreement with previous inferences based on adult morphological data. The dating of divergence of Achelata obtained with a relaxed-clock model is compatible with previous hypotheses of a Triassic origin of the Achelata.</text:p>
          </table:table-cell>
          <table:table-cell/>
          <table:table-cell table:style-name="ce22" office:value-type="string">
            <text:p>Animals,Cell Nucleus,Cell Nucleus: genetics,DNA,DNA: genetics,Decapoda (Crustacea),Decapoda (Crustacea): anatomy \&amp; histology,Decapoda (Crustacea): classification,Decapoda (Crustacea): genetics,Mitochondria,Mitochondria: genetics,Phylogeny</text:p>
          </table:table-cell>
        </table:table-row>
        <table:table-row table:style-name="ro3">
          <table:table-cell table:style-name="ce22" office:value-type="string">
            <text:p>PALMA2010</text:p>
          </table:table-cell>
          <table:table-cell table:style-name="ce25" office:value-type="string">
            <text:p>Congruence between cyt B
and NADH1 data sets was tested using the partition
homogeneity test (Farris et al., 1994) implemented in
PAUP* 4.0b10 with 1000 replicates, excluding
invariant characters (Cunningham, 1997). For parsimony analysis we treated all characters as unordered with four possible states (A, C, G, and T), and
we used the characters that were phylogenetically
Informative... On the other hand, the partition homogeneity test suggested that our data sets were not
signiﬁcantly incongruent (P = 0.01), following the criteria of Cunningham (1997). Therefore, these data
were combined for further phylogenetic analysis.</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following C97?</text:p>
          </table:table-cell>
          <table:table-cell table:style-name="ce22" office:value-type="string">
            <text:p>SERIOUS</text:p>
          </table:table-cell>
          <table:table-cell/>
          <table:table-cell table:style-name="ce22" office:value-type="string">
            <text:p>PALMA, R. EDUARDO; RODR\'{I}GUEZ-SERRANO, ENRIQUE; RIVERA-MILLA, ERIC; HERNANDEZ, CRISTIAN E.; SALAZAR-BRAVO, JORGE; CARMA, MARIA I.; BELMAR-LUCERO, SEBASTIAN; GUTIERREZ-TAPIA, PABLO; ZEBALLOS, HORACIO &amp; YATES, TERRY L.</text:p>
          </table:table-cell>
          <table:table-cell table:style-name="ce22" office:value-type="string">
            <text:p>Phylogenetic relationships of the pygmy rice rats of the genus Oligoryzomys Bangs, 1900 (Rodentia, Sigmodontinae)</text:p>
          </table:table-cell>
          <table:table-cell table:style-name="ce22" office:value-type="string">
            <text:p>Zoological Journal of the Linnean Society</text:p>
          </table:table-cell>
          <table:table-cell table:style-name="ce22" office:value-type="float" office:value="160">
            <text:p>160</text:p>
          </table:table-cell>
          <table:table-cell table:style-name="ce22" office:value-type="float" office:value="3">
            <text:p>3</text:p>
          </table:table-cell>
          <table:table-cell table:style-name="ce22" office:value-type="string">
            <text:p>August</text:p>
          </table:table-cell>
          <table:table-cell table:style-name="ce22" office:value-type="string">
            <text:p>no--no</text:p>
          </table:table-cell>
          <table:table-cell table:style-name="ce22" office:value-type="float" office:value="2010">
            <text:p>2010</text:p>
          </table:table-cell>
          <table:table-cell table:style-name="ce22" office:value-type="string">
            <text:p>http://doi.wiley.com/10.1111/j.1096-3642.2009.00621.x</text:p>
          </table:table-cell>
          <table:table-cell table:number-columns-repeated="4"/>
          <table:table-cell table:style-name="ce22" office:value-type="string">
            <text:p>randILD</text:p>
          </table:table-cell>
        </table:table-row>
        <table:table-row table:style-name="ro3">
          <table:table-cell table:style-name="ce22" office:value-type="string">
            <text:p>Papadopoulou2010</text:p>
          </table:table-cell>
          <table:table-cell table:style-name="ce25" office:value-type="string">
            <text:p>Incongruence Length Difference (ILD) test (Farris et al.
1994). Tree lengths were calculated using parsimony
searches in PAUP* 4.0b10 (Swofford 2002) with 1,000 random addition sequence replicates and gaps treated as ‘‘5th
state.’’ We separately selected the alignment strategy for
each locus that gave the lowest score for the ratio ILD/length
of the combined-analysis tree (Wheeler and Hayashi 1998)
with respect to the protein-coding regions and then tested
the overall congruence of the resulting data set (partitioned
as cox1—rrnL—28S—Mp20 exon—Mp20 intron) using the
partition homogeneity test in PAUP* with 100 replicates.
Parsimony analysis of the combined data set was performed in PAUP* with 1,000 random addition sequence
replicates and gaps treated either as 5th state or as ‘‘missing
Data,’’... The resulting concatenated matrix was
highly congruent among the five partitions (P = 0.98; par-
tition homogeneity test)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9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Papadopoulou, Anna; Anastasiou, Ioannis &amp; Vogler, Alfried P</text:p>
          </table:table-cell>
          <table:table-cell table:style-name="ce22" office:value-type="string">
            <text:p>Revisiting the insect mitochondrial molecular clock: the mid-Aegean trench calibration.</text:p>
          </table:table-cell>
          <table:table-cell table:style-name="ce22" office:value-type="string">
            <text:p>Molecular biology and evolution</text:p>
          </table:table-cell>
          <table:table-cell table:style-name="ce22" office:value-type="float" office:value="27">
            <text:p>27</text:p>
          </table:table-cell>
          <table:table-cell table:style-name="ce22" office:value-type="float" office:value="7">
            <text:p>7</text:p>
          </table:table-cell>
          <table:table-cell table:style-name="ce22" office:value-type="string">
            <text:p>July</text:p>
          </table:table-cell>
          <table:table-cell table:style-name="ce22" office:value-type="string">
            <text:p>1659--72</text:p>
          </table:table-cell>
          <table:table-cell table:style-name="ce22" office:value-type="float" office:value="2010">
            <text:p>2010</text:p>
          </table:table-cell>
          <table:table-cell table:style-name="ce22" office:value-type="string">
            <text:p>http://www.ncbi.nlm.nih.gov/pubmed/20167609</text:p>
          </table:table-cell>
          <table:table-cell table:number-columns-repeated="2"/>
          <table:table-cell table:style-name="ce22" office:value-type="string">
            <text:p>Phylogenetic trees in insects are frequently dated by applying a standard" mitochondrial DNA (mtDNA) clock estimated at 2.3\% My(-1)</text:p>
          </table:table-cell>
          <table:table-cell table:style-name="ce22" office:value-type="string">
            <text:p> but despite its wide use reliable calibration points have been lacking. Here</text:p>
          </table:table-cell>
          <table:table-cell table:style-name="ce22" office:value-type="string">
            <text:p> we used a well-established biogeographic barrier</text:p>
          </table:table-cell>
          <table:table-cell table:style-name="ce22" office:value-type="string">
            <text:p> the mid-Aegean trench separating the western and eastern Aegean archipelago</text:p>
          </table:table-cell>
          <table:table-cell table:style-name="ce22" office:value-type="string">
            <text:p> to estimate substitution rates in tenebrionid beetles. Cytochrome oxidase I (cox1) for six codistributed genera across 28 islands (444 individuals) on both sides of the mid-Aegean trench revealed 60 independently coalescing entities delimited with a mixed Yule-coalescent model. One representative per entity was used for phylogenetic analysis of mitochondrial (cox1</text:p>
          </table:table-cell>
          <table:table-cell table:style-name="ce22" office:value-type="string">
            <text:p> 16S rRNA) and nuclear (Mp20</text:p>
          </table:table-cell>
          <table:table-cell table:style-name="ce22" office:value-type="string">
            <text:p> 28S rRNA) genes. Six nodes marked geographically congruent east-west splits whose separation was largely contemporaneous and likely to reflect the formation of the mid-Aegean trench at 9-12 Mya. Based on these "known" dates</text:p>
          </table:table-cell>
          <table:table-cell table:style-name="ce22" office:value-type="string">
            <text:p> a divergence rate of 3.54\% My(-1) for the cox1 gene (2.69\% when combined with the 16S rRNA gene) was obtained under the preferred partitioning scheme and substitution model selected using Bayes factors. An extensive survey suggests that discrepancies in mtDNA substitution rates in the entomological literature can be attributed to the use of different substitution models</text:p>
          </table:table-cell>
          <table:table-cell table:style-name="ce22" office:value-type="string">
            <text:p> the use of different mitochondrial gene regions</text:p>
          </table:table-cell>
          <table:table-cell table:style-name="ce22" office:value-type="string">
            <text:p> mixing of intraspecific with interspecific data</text:p>
          </table:table-cell>
          <table:table-cell table:style-name="ce22" office:value-type="string">
            <text:p> and not accounting for variance in coalescent times or postseparation gene flow. Different treatments of these factors in the literature confound estimates of mtDNA substitution rates in opposing directions and obscure lineage-specific differences in rates when comparing data from various sources."</text:p>
          </table:table-cell>
          <table:table-cell/>
          <table:table-cell table:style-name="ce22" office:value-type="string">
            <text:p>bayesian relaxed clock,insects,mitochondrial dna rates,molecular clock calibration,tenebrionidae</text:p>
          </table:table-cell>
        </table:table-row>
        <table:table-row table:style-name="ro3">
          <table:table-cell table:style-name="ce22" office:value-type="string">
            <text:p>Patane2009</text:p>
          </table:table-cell>
          <table:table-cell table:style-name="ce25" office:value-type="string">
            <text:p>The
ILD test (Farris et al., 1994) as implemented in PAUP* was used
to assess congruence among the different partitions, using RELL
sampling for a total of 1000 random permutations... The ILD test did not indicate signiﬁcant differences in the phylogenetic signal among the nine different
partitions (P = 0.705), and thus we concatenated these partitions
for combined analysis</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705</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variant excluded</text:p>
          </table:table-cell>
          <table:table-cell table:number-columns-repeated="2"/>
          <table:table-cell table:style-name="ce22" office:value-type="string">
            <text:p>Patan\'{e}, Jos\'{e} S L; Weckstein, Jason D; Aleixo, Alexandre &amp; Bates, John M</text:p>
          </table:table-cell>
          <table:table-cell table:style-name="ce22" office:value-type="string">
            <text:p>Evolutionary history of Ramphastos toucans: molecular phylogenetics, temporal diversification, and biogeography.</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3">
            <text:p>3</text:p>
          </table:table-cell>
          <table:table-cell table:style-name="ce22" office:value-type="string">
            <text:p>December</text:p>
          </table:table-cell>
          <table:table-cell table:style-name="ce22" office:value-type="string">
            <text:p>923--34</text:p>
          </table:table-cell>
          <table:table-cell table:style-name="ce22" office:value-type="float" office:value="2009">
            <text:p>2009</text:p>
          </table:table-cell>
          <table:table-cell table:style-name="ce22" office:value-type="string">
            <text:p>http://www.ncbi.nlm.nih.gov/pubmed/19699308</text:p>
          </table:table-cell>
          <table:table-cell table:style-name="ce22" office:value-type="string">
            <text:p>Elsevier Inc.</text:p>
          </table:table-cell>
          <table:table-cell/>
          <table:table-cell table:style-name="ce22" office:value-type="string">
            <text:p>The toucan genus Ramphastos (Piciformes: Ramphastidae) has been a model in the formulation of Neotropical paleobiogeographic hypotheses. Weckstein (2005) reported on the phylogenetic history of this genus based on three mitochondrial genes, but some relationships were weakly supported and one of the subspecies of R. vitellinus (citreolaemus) was unsampled. This study expands on Weckstein (2005) by adding more DNA sequence data (including a nuclear marker) and more samples, including R. v. citreolaemus. Maximum parsimony, maximum likelihood, and Bayesian methods recovered similar trees, with nodes showing high support. A monophyletic R. vitellinus complex was strongly supported as the sister-group to R. brevis. The results also confirmed that the southeastern and northern populations of R. vitellinus ariel are paraphyletic. R. v. citreolaemus is sister to the Amazonian subspecies of the vitellinus complex. Using three protein-coding genes (COI, cytochrome-b and ND2) and interval-calibrated nodes under a Bayesian relaxed-clock framework, we infer that ramphastid genera originated in the middle Miocene to early Pliocene, Ramphastos species originated between late Miocene and early Pleistocene, and intra-specific divergences took place throughout the Pleistocene. Parsimony-based reconstruction of ancestral areas indicated that evolution of the four trans-Andean Ramphastos taxa (R. v. citreolaemus, R. a. swainsonii, R. brevis and R. sulfuratus) was associated with four independent dispersals from the cis-Andean region. The last pulse of Andean uplift may have been important for the evolution of R. sulfuratus, whereas the origin of the other trans-Andean Ramphastos taxa is consistent with vicariance due to drying events in the lowland forests north of the Andes. Estimated rates of molecular evolution were higher than the standard" bird rate of 2\% substitutions/site/million years for two of the three genes analyzed (cytochrome-b and ND2)."</text:p>
          </table:table-cell>
          <table:table-cell/>
          <table:table-cell table:style-name="ce22" office:value-type="string">
            <text:p>Animals,Bayes Theorem,Birds,Birds: classification,Birds: genetics,Cell Nucleus,Cell Nucleus: genetics,DNA, Mitochondrial,DNA, Mitochondrial: genetics,Evolution, Molecular,Genetics, Population,Geography,Likelihood Functions,Models, Genetic,Phylogeny,Sequence Alignment,Sequence Analysis, DNA,South America,Tropical Climate</text:p>
          </table:table-cell>
        </table:table-row>
        <table:table-row table:style-name="ro3">
          <table:table-cell table:style-name="ce22" office:value-type="string">
            <text:p>Pavlic2009</text:p>
          </table:table-cell>
          <table:table-cell table:style-name="ce25" office:value-type="string">
            <text:p>To determine whether analyses of combined sequences can be
conducted, statistical congruence was tested using a partition
homogeneity test (PHT) (Farris et al., 1995; Huelsenbeck et al.,
1996). The PHT was performed in PAUP (Phylogenetic Analysis
Using Parsimony) 4.0b10 (Swofford, 2000) using 1000 replicates
and the heuristic standard search options.
Maximum-parsimony (MP) genealogies, for single genes and all
ﬁve genes combined, were constructed in PAUP version 4.0b10
(Swofford, 2000), using the heuristic search function with 1000
random addition replicates and tree bisection and reconstruction
(TBR) selected as branch swapping algorithm. Gaps were treated
As ﬁfth characters and all characters were unordered and of equal
weight. Insertions/deletions (indels), irrespective of their size were
each treated as one evolutionary event and weighted as one base
Substitution... The partition homogeneity test for all the data-
sets combined indicated that there was no significant conflict
among the datasets (P &gt; 0.05) (Cunningham, 1997).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missing!</text:p>
          </table:table-cell>
          <table:table-cell table:style-name="ce22" office:value-type="string">
            <text:p>SERIOUS</text:p>
          </table:table-cell>
          <table:table-cell/>
          <table:table-cell table:style-name="ce22" office:value-type="string">
            <text:p>Pavlic, Draginja; Slippers, Bernard; Coutinho, Teresa a &amp; Wingfield, Michael J</text:p>
          </table:table-cell>
          <table:table-cell table:style-name="ce22" office:value-type="string">
            <text:p>Multiple gene genealogies and phenotypic data reveal cryptic species of the Botryosphaeriaceae: a case study on the Neofusicoccum parvum/N. ribis complex.</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2">
            <text:p>2</text:p>
          </table:table-cell>
          <table:table-cell table:style-name="ce22" office:value-type="string">
            <text:p>May</text:p>
          </table:table-cell>
          <table:table-cell table:style-name="ce22" office:value-type="string">
            <text:p>259--68</text:p>
          </table:table-cell>
          <table:table-cell table:style-name="ce22" office:value-type="float" office:value="2009">
            <text:p>2009</text:p>
          </table:table-cell>
          <table:table-cell table:style-name="ce22" office:value-type="string">
            <text:p>http://www.ncbi.nlm.nih.gov/pubmed/19152837</text:p>
          </table:table-cell>
          <table:table-cell table:style-name="ce22" office:value-type="string">
            <text:p>Elsevier Inc.</text:p>
          </table:table-cell>
          <table:table-cell/>
          <table:table-cell table:style-name="ce22" office:value-type="string">
            <text:p>Neofusicoccum parvum and N. ribis (Botryosphaeriaceae, Ascomycetes) are closely related, plant pathogenic fungi with a world-wide distribution on a wide range of woody hosts. Species boundaries in the N. parvum/N. ribis complex have eluded definition, despite the application of various tools for characterisation. In this study, we test the hypothesis that only one species exists amongst isolates from the N. parvum/N. ribis complex, identified from Syzygiumcordatum trees across their native distribution in South Africa. Genealogical concordance phylogenetic species recognition (GCPSR) was applied based on concordance of genealogies obtained from DNA sequence data for five nuclear loci. These data showed that the single species hypothesis must be rejected. Rather, all analyses support the existence of three previously unrecognised, cryptic species within the N. parvum/N.ribis complex from S. cordatum, in addition to N. parvum and N. ribis. The three lineages reflecting these cryptic taxa are sympatric across their geographical range, indicating barriers to gene flow other than geographic isolation. Phenotypic characters failed to detect all the species uncovered by the GCPSR. Sequence data of the Internal Transcribed Spacer (ITS) of the ribosomal DNA locus, which is thought to be useful for barcoding in fungi, did not distinguish all the species with confidence. RNA polymerase II subunit (RPB2) was the most informative to distinguish all the species a posteriori to the application of GCPSR. The results reflect the critical importance of using multiple gene genealogies and adequate sampling to identify cryptic species and to characterise the true diversity within the Botryosphaeriaceae.</text:p>
          </table:table-cell>
          <table:table-cell/>
          <table:table-cell table:style-name="ce22" office:value-type="string">
            <text:p>Ascomycota,Ascomycota: classification,Ascomycota: genetics,Ascomycota: physiology,DNA, Fungal,DNA, Fungal: genetics,DNA, Ribosomal Spacer,DNA, Ribosomal Spacer: genetics,Evolution, Molecular,Gene Flow,Genes, Fungal,Genetic Speciation,Geography,Phylogeny,Polymorphism, Single Nucleotide,Sequence Alignment,Sequence Analysis, DNA,South Africa,Species Specificity</text:p>
          </table:table-cell>
        </table:table-row>
        <table:table-row table:style-name="ro3">
          <table:table-cell table:style-name="ce22" office:value-type="string">
            <text:p>Peat2010</text:p>
          </table:table-cell>
          <table:table-cell table:style-name="ce25" office:value-type="string">
            <text:p>Incongruence length difference (partition homogeneity) tests
(Farris et al., 1995) were conducted in PAUP (Swofford, 2002) to
check for combinability of datasets... Partitioned homogeneity test results indicated a lack of incongruence (p &lt; 0.05) between all pairwise comparison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wrongway around</text:p>
          </table:table-cell>
          <table:table-cell table:style-name="ce22" office:value-type="string">
            <text:p>SERIOUS</text:p>
          </table:table-cell>
          <table:table-cell/>
          <table:table-cell table:style-name="ce22" office:value-type="string">
            <text:p>Peat, Scott M; Ffrench-Constant, Richard H; Waterfield, Nick R; Marokh\'{a}zi, Judit; Fodor, Andras &amp; Adams, Byron J</text:p>
          </table:table-cell>
          <table:table-cell table:style-name="ce22" office:value-type="string">
            <text:p>A robust phylogenetic framework for the bacterial genus Photorhabdus and its use in studying the evolution and maintenance of bioluminescence: a case for 16S, gyrB, and glnA.</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2">
            <text:p>2</text:p>
          </table:table-cell>
          <table:table-cell table:style-name="ce22" office:value-type="string">
            <text:p>November</text:p>
          </table:table-cell>
          <table:table-cell table:style-name="ce22" office:value-type="string">
            <text:p>728--40</text:p>
          </table:table-cell>
          <table:table-cell table:style-name="ce22" office:value-type="float" office:value="2010">
            <text:p>2010</text:p>
          </table:table-cell>
          <table:table-cell table:style-name="ce22" office:value-type="string">
            <text:p>http://dx.doi.org/10.1016/j.ympev.2010.08.012</text:p>
          </table:table-cell>
          <table:table-cell table:number-columns-repeated="2"/>
          <table:table-cell table:style-name="ce22" office:value-type="string">
            <text:p>Photorhabdus spp., the only known bioluminescent terrestrial bacteria are well known for their symbiotic association with heterorhabditid nematodes. This association, along with their ability to kill insects, has aroused interest in the evolutionary relationships within this bacterial group. Currently, three species are recognized within the genus Photorhabdus; P. temperata and P. luminescens, which are endosymbionts of Heterorhabditis spp., and P. asymbiotica, which has been isolated from human wounds and has recently been shown to also have a heterorhabditid nematode vector. To examine phylogenetic relationships among these taxa, we utilize total evidence Bayesian, likelihood, and parsimony based analyses of three genetic loci (16S rRNA gene, gyrB, and glnA) to construct a robust evolutionary hypothesis for the genus Photorhabdus. Here we use this phylogeny to evaluate existing specific and sub-specific taxonomic statements within the genus, identify previously undescribed Photorhabdus strains, test the utility of 16S rRNA gene, gyrB, and glnA in resolving various levels of relationships within the genus, and, finally, to investigate the evolution of bioluminescence. The genes examined produced the most robust phylogenetic hypothesis to date for the genus Photorhabdus, as indicated by strong bootstrap and posterior probability values at previously unresolved or poorly resolved nodes. We show that glnA is particularly useful in resolving specific and intra-specific relationships poorly resolved in other studies. We conclude that P. asymbiotica is the sister group to P. luminescens and that the new strains HIT and JUN should be given a new group designation within P. asymbiotica. Furthermore, we reveal a pattern of decline in bioluminescent intensity through the evolution of Photorhabdus, suggesting that this may be a trait acquired and maintained under previous ecological (aquatic) selection pressures that is now gradually being lost in its terrestrial environment.</text:p>
          </table:table-cell>
          <table:table-cell/>
          <table:table-cell table:style-name="ce22" office:value-type="string">
            <text:p>16s rrna gene,bathstaff,bioluminescence,glna,gyrb,heterorhabditis,photorhabdus,phylogenetic systematics,randILD</text:p>
          </table:table-cell>
        </table:table-row>
        <table:table-row table:style-name="ro3">
          <table:table-cell table:style-name="ce22" office:value-type="string">
            <text:p>Perea2010</text:p>
          </table:table-cell>
          <table:table-cell table:style-name="ce25" office:value-type="string">
            <text:p>MP analysis was conducted with
TBR branch swapping and 10 random stepwise additions using the heuristic search algorithm. Analyses
were performed on each independent data set and on
the total data matrix after check homogeneity among
Partitions [146] Confidences for this analysis were estimated by bootstrapping (500 repetitions) [147]....</text:p>
          </table:table-cell>
          <table:table-cell table:style-name="ce22" office:value-type="float" office:value="0">
            <text:p>0</text:p>
          </table:table-cell>
          <table:table-cell table:style-name="ce22" office:value-type="string">
            <text:p>not coded</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
            <text:p>0</text:p>
          </table:table-cell>
          <table:table-cell table:style-name="ce22" office:value-type="string">
            <text:p>1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correctly refers to rep as bootstrap, missing completely</text:p>
          </table:table-cell>
          <table:table-cell table:style-name="ce22" office:value-type="string">
            <text:p>SERIOUS</text:p>
          </table:table-cell>
          <table:table-cell/>
          <table:table-cell table:style-name="ce22" office:value-type="string">
            <text:p>Perea, Silvia; Bo}hme, Madelaine; Zupancic, Primoz; Freyhof, Jo}rg; Sanda, Radek; Ozulu─ƒ, Mu}fit; Abdoli, Asghar &amp; Doadrio, Ignacio</text:p>
          </table:table-cell>
          <table:table-cell table:style-name="ce22" office:value-type="string">
            <text:p>Phylogenetic relationships and biogeographical patterns in Circum-Mediterranean subfamily Leuciscinae (Teleostei, Cyprinidae) inferred from both mitochondrial and nuclear data.</text:p>
          </table:table-cell>
          <table:table-cell table:style-name="ce22" office:value-type="string">
            <text:p>BMC evolutionary biology</text:p>
          </table:table-cell>
          <table:table-cell table:style-name="ce22" office:value-type="float" office:value="10">
            <text:p>10</text:p>
          </table:table-cell>
          <table:table-cell table:style-name="ce22" office:value-type="float" office:value="1">
            <text:p>1</text:p>
          </table:table-cell>
          <table:table-cell table:style-name="ce22" office:value-type="string">
            <text:p>January</text:p>
          </table:table-cell>
          <table:table-cell table:style-name="ce27" office:value-type="string">
            <text:p>265</text:p>
          </table:table-cell>
          <table:table-cell table:style-name="ce22" office:value-type="float" office:value="2010">
            <text:p>2010</text:p>
          </table:table-cell>
          <table:table-cell table:style-name="ce22" office:value-type="string">
            <text:p>http://www.biomedcentral.com/1471-2148/10/265</text:p>
          </table:table-cell>
          <table:table-cell/>
          <table:table-cell table:style-name="ce22" office:value-type="string">
            <text:p>not really done. no mention of reps or p-value</text:p>
          </table:table-cell>
          <table:table-cell table:style-name="ce22" office:value-type="string">
            <text:p>BACKGROUND: Leuciscinae is a subfamily belonging to the Cyprinidae fish family that is widely distributed in Circum-Mediterranean region. Many efforts have been carried out to deciphering the evolutionary history of this group. Thus, different biogeographical scenarios have tried to explain the colonization of Europe and Mediterranean area by cyprinids, such as the north dispersal" or the "Lago Mare dispersal" models. Most recently</text:p>
          </table:table-cell>
          <table:table-cell table:style-name="ce22" office:value-type="string">
            <text:p> Pleistocene glaciations influenced the distribution of leuciscins</text:p>
          </table:table-cell>
          <table:table-cell table:style-name="ce22" office:value-type="string">
            <text:p> especially in North and Central Europe. Weighing up these biogeographical scenarios</text:p>
          </table:table-cell>
          <table:table-cell table:style-name="ce22" office:value-type="string">
            <text:p> this paper constitutes not only the first attempt at deciphering the mitochondrial and nuclear relationships of Mediterranean leuciscins but also a test of biogeographical hypotheses that could have determined the current distribution of Circum-Mediterranean leuciscins. RESULTS: A total of 4439 characters (mitochondrial + nuclear) from 321 individuals of 176 leuciscine species rendered a well-supported phylogeny</text:p>
          </table:table-cell>
          <table:table-cell table:style-name="ce22" office:value-type="string">
            <text:p> showing fourteen main lineages. Analyses of independent mitochondrial and nuclear markers supported the same main lineages</text:p>
          </table:table-cell>
          <table:table-cell table:style-name="ce22" office:value-type="string">
            <text:p> but basal relationships were not concordant. Moreover</text:p>
          </table:table-cell>
          <table:table-cell table:style-name="ce22" office:value-type="string">
            <text:p> some incongruence was found among independent mitochondrial and nuclear phylogenies. The monophyly of some poorly known genera such as Pseudophoxinus and Petroleuciscus was rejected. Representatives of both genera belong to different evolutionary lineages. Timing of cladogenetic events among the main leuciscine lineages was gained using mitochondrial and all genes data set. CONCLUSIONS: Adaptations to a predatory lifestyle or miniaturization have superimposed the morphology of some species. These species have been separated into different genera</text:p>
          </table:table-cell>
          <table:table-cell table:style-name="ce22" office:value-type="string">
            <text:p> which are not supported by a phylogenetic framework. Such is the case of the genera Pseudophoxinus and Petroleuciscus</text:p>
          </table:table-cell>
          <table:table-cell table:style-name="ce22" office:value-type="string">
            <text:p> which real taxonomy is not well known. The diversification of leuciscine lineages has been determined by intense vicariant events following the paleoclimatological and hydrogeological history of Mediterranean region. We propose different colonization models of Mediterranean region during the early Oligocene. Later vicariance events promoted Leuciscinae diversification during Oligocene and Miocene periods. Our data corroborate the presence of leuciscins in North Africa before the Messinian salinity crisis. Indeed</text:p>
          </table:table-cell>
          <table:table-cell table:style-name="ce22" office:value-type="string">
            <text:p> Messinian period appears as a stage of gradually Leuciscinae diversification. The rise of humidity at the beginning of the Pliocene promoted the colonization and posterior isolation of newly established freshwater populations. Finally</text:p>
          </table:table-cell>
          <table:table-cell table:style-name="ce22" office:value-type="string">
            <text:p> Pleistocene glaciations determined the current European distribution of some leuciscine species."</text:p>
          </table:table-cell>
          <table:table-cell/>
          <table:table-cell table:style-name="ce22" office:value-type="string">
            <text:p>randILD</text:p>
          </table:table-cell>
        </table:table-row>
        <table:table-row table:style-name="ro3">
          <table:table-cell table:style-name="ce22" office:value-type="string">
            <text:p>Pereira2010</text:p>
          </table:table-cell>
          <table:table-cell table:style-name="ce25" office:value-type="string">
            <text:p>The incongruence length difference test (ILD test; Farris
et al. 1994) was used to determine if tree topologies
obtained from both rDNA genes were signiﬁcantly incongruent. This analysis was carried out using MP heuristic
searches and 1,000 bootstrap pseudoreplicates in PAUP
4.0b... In spite of these topological differences, the 18S and
28S trees were congruent (ILD test, P = 0.28), suggesting
that differences were the result of poorly resolved relationships in both data sets.</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2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bootstraps”</text:p>
          </table:table-cell>
          <table:table-cell table:number-columns-repeated="2"/>
          <table:table-cell table:style-name="ce22" office:value-type="string">
            <text:p>Pereira, Tiago Jos\'{e}; Fonseca, Gustavo; Mundo-Ocampo, Manuel; Guilherme, Bet\^{a}nia Cristina &amp; Rocha-Olivares, Axay\'{a}catl</text:p>
          </table:table-cell>
          <table:table-cell table:style-name="ce22" office:value-type="string">
            <text:p>Diversity of free-living marine nematodes (Enoplida) from Baja California assessed by integrative taxonomy</text:p>
          </table:table-cell>
          <table:table-cell table:style-name="ce22" office:value-type="string">
            <text:p>Marine Biology</text:p>
          </table:table-cell>
          <table:table-cell table:style-name="ce22" office:value-type="float" office:value="157">
            <text:p>157</text:p>
          </table:table-cell>
          <table:table-cell table:style-name="ce22" office:value-type="float" office:value="8">
            <text:p>8</text:p>
          </table:table-cell>
          <table:table-cell table:style-name="ce22" office:value-type="string">
            <text:p>April</text:p>
          </table:table-cell>
          <table:table-cell table:style-name="ce22" office:value-type="string">
            <text:p>1665--1678</text:p>
          </table:table-cell>
          <table:table-cell table:style-name="ce22" office:value-type="float" office:value="2010">
            <text:p>2010</text:p>
          </table:table-cell>
          <table:table-cell table:style-name="ce22" office:value-type="string">
            <text:p>http://www.springerlink.com/index/10.1007/s00227-010-1439-z</text:p>
          </table:table-cell>
        </table:table-row>
        <table:table-row table:style-name="ro3">
          <table:table-cell table:style-name="ce22" office:value-type="string">
            <text:p>Perrie2009</text:p>
          </table:table-cell>
          <table:table-cell table:style-name="ce25" office:value-type="string">
            <text:p>For the two different sample sets, the relevant loci were concatenated, following
pairwise partition homogeneity tests in PAUPÃ with invariant sites
removed (Farris et al., 1994). Redundant concatenated sequences
were omitted before analyses. Insertion/deletion (indels) events
were treated as missing data, but MP for the nine-species set
was repeated with unambiguous and informative indels recoded
as binary characters. Phylogenies for each concatenated taxa set
were constructed in PAUPÃ using maximum parsimony (MP) and
maximum likelihood (ML). A heuristic search algorithm with 100
random addition sequence replicates and TBR branch-swapping
was used for both methods... There were no signiﬁcant results for the pairwise partition
homogeneity tests, with p-values ranging from 0.47 to 1.0 for the
nine-species set, and 0.98–0.99 for the 18-species set.</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2" office:value-type="string">
            <text:p>to 2 d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o multiple corrections</text:p>
          </table:table-cell>
          <table:table-cell table:number-columns-repeated="2"/>
          <table:table-cell table:style-name="ce22" office:value-type="string">
            <text:p>Perrie, Leon R &amp; Shepherd, Lara D</text:p>
          </table:table-cell>
          <table:table-cell table:style-name="ce22" office:value-type="string">
            <text:p>Reconstructing the species phylogeny of Pseudopanax (Araliaceae), a genus of hybridising trees.</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3">
            <text:p>3</text:p>
          </table:table-cell>
          <table:table-cell table:style-name="ce22" office:value-type="string">
            <text:p>September</text:p>
          </table:table-cell>
          <table:table-cell table:style-name="ce22" office:value-type="string">
            <text:p>774--83</text:p>
          </table:table-cell>
          <table:table-cell table:style-name="ce22" office:value-type="float" office:value="2009">
            <text:p>2009</text:p>
          </table:table-cell>
          <table:table-cell table:style-name="ce22" office:value-type="string">
            <text:p>http://www.ncbi.nlm.nih.gov/pubmed/19500681</text:p>
          </table:table-cell>
          <table:table-cell table:style-name="ce22" office:value-type="string">
            <text:p>Elsevier Inc.</text:p>
          </table:table-cell>
          <table:table-cell/>
          <table:table-cell table:style-name="ce22" office:value-type="string">
            <text:p>Pseudopanax (Araliaceae) comprises 12 tree species of diverse morphology and ecology, and is endemic to New Zealand. It is notable for the hybridisation that occurs between P. crassifolius and P. lessonii, which have very different leaves and habits. To provide context for the study of this hybridisation and other investigations, we examined the phylogeny of Pseudopanax using chloroplast DNA sequences (c.5900 base-pairs) and AFLP DNA-fingerprinting. Both approaches resolve two principal groups within Pseudopanax--the Arboreus group and the Crassifolius+Lessonii union--but how they are related to other genera remains unclear. There is, nevertheless, little compelling evidence against the monophyly of Pseudopanax, making unnecessary the recent re-segregation of the Arboreus group as Neopanax. The chloroplast data provided minimal additional resolution, although the position of P. linearis was discordant compared to other data. Analyses of the AFLP data strongly recovered each species, aside from the morphologically heterogeneous P. colensoi, and the two mainland species (P. arboreus and P. crassifolius) that each contained a nested island-endemic (P. kermadecensis and P. chathamicus, respectively). However, relationships amongst species within the two principal groups were poorly resolved. An example was the uncertainty of whether P. crassifolius grouped with P. lessonii and its allies, or the morphologically similar species it had been previously placed with. This in turn raises the issue of how hybridisation might affect phylogenies and the ability to reconstruct them, even when using multiple, independent markers.</text:p>
          </table:table-cell>
          <table:table-cell/>
          <table:table-cell table:style-name="ce22" office:value-type="string">
            <text:p>Amplified Fragment Length Polymorphism Analysis,Araliaceae,Araliaceae: classification,Araliaceae: genetics,DNA Fingerprinting,DNA, Chloroplast,DNA, Chloroplast: genetics,DNA, Plant,DNA, Plant: genetics,Evolution, Molecular,Genetic Speciation,Hybridization, Genetic,New Zealand,Phylogeny,Sequence Alignment,Sequence Analysis, DNA,Species Specificity,Trees,Trees: classification,Trees: genetics</text:p>
          </table:table-cell>
        </table:table-row>
        <table:table-row table:style-name="ro3">
          <table:table-cell table:style-name="ce22" office:value-type="string">
            <text:p>Plazzi2010</text:p>
          </table:table-cell>
          <table:table-cell table:style-name="ce25" office:value-type="string">
            <text:p>We chose
this kind of analysis because other methods (Templeton, 1983; Larson, 1994; Farris et al., 1995a, 1995b) measure overall levels of
agreement between partitions in the data set, but they cannot
show which parts of a tree are in conﬂict among partitions (Wiens,
1998; Lambkin et al., 2002).</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rejected</text:p>
          </table:table-cell>
          <table:table-cell table:number-columns-repeated="2"/>
          <table:table-cell table:style-name="ce22" office:value-type="string">
            <text:p>Plazzi, Federico &amp; Passamonti, Marco</text:p>
          </table:table-cell>
          <table:table-cell table:style-name="ce22" office:value-type="string">
            <text:p>Towards a molecular phylogeny of Mollusks: bivalves' early evolution as revealed by mitochondrial genes.</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2">
            <text:p>2</text:p>
          </table:table-cell>
          <table:table-cell table:style-name="ce22" office:value-type="string">
            <text:p>November</text:p>
          </table:table-cell>
          <table:table-cell table:style-name="ce22" office:value-type="string">
            <text:p>641--57</text:p>
          </table:table-cell>
          <table:table-cell table:style-name="ce22" office:value-type="float" office:value="2010">
            <text:p>2010</text:p>
          </table:table-cell>
          <table:table-cell table:style-name="ce22" office:value-type="string">
            <text:p>http://www.ncbi.nlm.nih.gov/pubmed/20817110</text:p>
          </table:table-cell>
          <table:table-cell table:style-name="ce22" office:value-type="string">
            <text:p>Elsevier Inc.</text:p>
          </table:table-cell>
          <table:table-cell/>
          <table:table-cell table:style-name="ce22" office:value-type="string">
            <text:p>Despite huge fossil, morphological and molecular data, bivalves' early evolutionary history is still a matter of debate: recently, established phylogeny has been mostly challenged by DNA studies, and little agreement has been reached in literature, because of a substantial lack of widely-accepted methodological approaches to retrieve and analyze bivalves' molecular data. Here we present a molecular phylogeny of the class based on four mitochondrial genes (12s, 16s, cox1, cytb) and a methodological pipeline that proved to be useful to obtain robust results. Actually, best-performing taxon sampling and alignment strategies were tested, and several data partitioning and molecular evolution models were analyzed, thus demonstrating the utility of Bayesian inference and the importance of molding and implementing non-trivial evolutionary models. Therefore, our analysis allowed to target many taxonomic questions of Bivalvia, and to obtain a complete time calibration of the tree depicting bivalves' earlier natural history main events, which mostly dated in the late Cambrian.</text:p>
          </table:table-cell>
        </table:table-row>
        <table:table-row table:style-name="ro3">
          <table:table-cell table:style-name="ce22" office:value-type="string">
            <text:p>Pohl2009</text:p>
          </table:table-cell>
          <table:table-cell table:style-name="ce25" office:value-type="string">
            <text:p>The incongruence length difference (ILD) test [75] imple-
mented as partition homogeneity test in PAUP 4.0 for
assessing incongruence between character sets showed
that the three opsin gene partitions are congruent regard-
less of whether slower (P = 0.057) or faster (P=0.191)
evolving copies are used, but the addition of EF-1 and
EF-1 + COI to the opsin data results in incongruent data
sets in which the different partitions are evolving non-
homogeneously (P &lt; 0.001 for both slower/faster data sets
for both combinations). Since the utility of the ILD test
has been challenged [76], however, we analyzed the data
partitioned (by gene) and un-partitioned.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BR</text:p>
          </table:table-cell>
          <table:table-cell table:style-name="ce22" office:value-type="float" office:value="0">
            <text:p>0</text:p>
          </table:table-cell>
          <table:table-cell table:style-name="ce26" office:value-type="string">
            <text:p>0.057, 0.191, 0.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ultiple loci, one test</text:p>
          </table:table-cell>
          <table:table-cell table:style-name="ce22" office:value-type="string">
            <text:p>SERIOUS</text:p>
          </table:table-cell>
          <table:table-cell/>
          <table:table-cell table:style-name="ce22" office:value-type="string">
            <text:p>Pohl, N\'{e}lida; Sison-Mangus, Marilou P; Yee, Emily N; Liswi, Saif W &amp; Briscoe, Adriana D</text:p>
          </table:table-cell>
          <table:table-cell table:style-name="ce22" office:value-type="string">
            <text:p>Impact of duplicate gene copies on phylogenetic analysis and divergence time estimates in butterflies.</text:p>
          </table:table-cell>
          <table:table-cell table:style-name="ce22" office:value-type="string">
            <text:p>BMC evolutionary biology</text:p>
          </table:table-cell>
          <table:table-cell table:style-name="ce22" office:value-type="float" office:value="9">
            <text:p>9</text:p>
          </table:table-cell>
          <table:table-cell/>
          <table:table-cell table:style-name="ce22" office:value-type="string">
            <text:p>January</text:p>
          </table:table-cell>
          <table:table-cell table:style-name="ce27" office:value-type="string">
            <text:p>99</text:p>
          </table:table-cell>
          <table:table-cell table:style-name="ce22" office:value-type="float" office:value="2009">
            <text:p>2009</text:p>
          </table:table-cell>
          <table:table-cell table:style-name="ce22" office:value-type="string">
            <text:p>http://www.pubmedcentral.nih.gov/articlerender.fcgi?artid=2689175\&amp;tool=pmcentrez\&amp;rendertype=abstract</text:p>
          </table:table-cell>
          <table:table-cell table:number-columns-repeated="2"/>
          <table:table-cell table:style-name="ce22" office:value-type="string">
            <text:p>BACKGROUND: The increase in availability of genomic sequences for a wide range of organisms has revealed gene duplication to be a relatively common event. Encounters with duplicate gene copies have consequently become almost inevitable in the context of collecting gene sequences for inferring species trees. Here we examine the effect of incorporating duplicate gene copies evolving at different rates on tree reconstruction and time estimation of recent and deep divergences in butterflies. RESULTS: Sequences from ultraviolet-sensitive (UVRh), blue-sensitive (BRh), and long-wavelength sensitive (LWRh) opsins,EF-1 and COI were obtained from 27 taxa representing the five major butterfly families (5535 bp total). Both BRh and LWRh are present in multiple copies in some butterfly lineages and the different copies evolve at different rates. Regardless of the phylogenetic reconstruction method used, we found that analyses of combined data sets using either slower or faster evolving copies of duplicate genes resulted in a single topology in agreement with our current understanding of butterfly family relationships based on morphology and molecules. Interestingly, individual analyses of BRh and LWRh sequences also recovered these family-level relationships. Two different relaxed clock methods resulted in similar divergence time estimates at the shallower nodes in the tree, regardless of whether faster or slower evolving copies were used, with larger discrepancies observed at deeper nodes in the phylogeny. The time of divergence between the monarch butterfly Danaus plexippus and the queen D. gilippus (15.3-35.6 Mya) was found to be much older than the time of divergence between monarch co-mimic Limenitis archippus and red-spotted purple L. arthemis (4.7-13.6 Mya), and overlapping with the time of divergence of the co-mimetic passionflower butterflies Heliconius erato and H. melpomene (13.5-26.1 Mya). Our family-level results are congruent with recent estimates found in the literature and indicate an age of 84-113 million years for the divergence of all butterfly families. CONCLUSION: These results are consistent with diversification of the butterfly families following the radiation of angiosperms and suggest that some classes of opsin genes may be usefully employed for both phylogenetic reconstruction and divergence time estimation.</text:p>
          </table:table-cell>
          <table:table-cell/>
          <table:table-cell table:style-name="ce22" office:value-type="string">
            <text:p>Animals,Bayes Theorem,Butterflies,Butterflies: anatomy \&amp; histology,Butterflies: classification,Butterflies: genetics,Evolution, Molecular,Genes, Duplicate,Genes, Insect,Likelihood Functions,Models, Genetic,Opsins,Opsins: genetics,Phylogeny,Sequence Alignment,Sequence Analysis, DNA</text:p>
          </table:table-cell>
        </table:table-row>
        <table:table-row table:style-name="ro3">
          <table:table-cell table:style-name="ce22" office:value-type="string">
            <text:p>Pola2010</text:p>
          </table:table-cell>
          <table:table-cell table:style-name="ce25" office:value-type="string">
            <text:p>Incongruence length differences (ILD) tests (Farris et al., 1994) were conducted using the partition homogeneity test in PAUP* 4.0b10
(Swofford, 2002) to determine the congruence between the different
sets of data (Cunningham, 1997). Test settings consisted of 10 random stepwise additions (100 replicates) with TBR branch swapping.
Analyses were performed using parsimony (with the heuristic
search option) as the optimality criterion... The congruency of the H3, COI, and 16S trees (p = 0.99) allowed
these markers to be combined into a single analysis (Cunningham,
1997).</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9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ultiple loci, one test</text:p>
          </table:table-cell>
          <table:table-cell table:style-name="ce22" office:value-type="string">
            <text:p>SERIOUS</text:p>
          </table:table-cell>
          <table:table-cell/>
          <table:table-cell table:style-name="ce22" office:value-type="string">
            <text:p>Pola, Marta &amp; Gosliner, Terrence M</text:p>
          </table:table-cell>
          <table:table-cell table:style-name="ce22" office:value-type="string">
            <text:p>The first molecular phylogeny of cladobranchian opisthobranchs (Mollusca, Gastropoda, Nudibranchia).</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3">
            <text:p>3</text:p>
          </table:table-cell>
          <table:table-cell table:style-name="ce22" office:value-type="string">
            <text:p>September</text:p>
          </table:table-cell>
          <table:table-cell table:style-name="ce22" office:value-type="string">
            <text:p>931--41</text:p>
          </table:table-cell>
          <table:table-cell table:style-name="ce22" office:value-type="float" office:value="2010">
            <text:p>2010</text:p>
          </table:table-cell>
          <table:table-cell table:style-name="ce22" office:value-type="string">
            <text:p>http://www.ncbi.nlm.nih.gov/pubmed/20460158</text:p>
          </table:table-cell>
          <table:table-cell table:style-name="ce22" office:value-type="string">
            <text:p>Elsevier Inc.</text:p>
          </table:table-cell>
          <table:table-cell/>
          <table:table-cell table:style-name="ce22" office:value-type="string">
            <text:p>The first molecular phylogeny is presented for the highly diverse, opisthobranch molluscan Cladobranchia. This study, the most comprehensive for Cladobranchia to date, used new sequences of two mitochondrial and one nuclear genes for 95 specimens from 22 families and 38 genera with a species of Pleurobranchoidea as outgroup. Although our results do not resolve all the relationships within the Cladobranchia, there are significant findings that have implications for the systematics of the Cladobranchia. Cladobranchia represents a monophyletic group within the Nudibranchia with the exception of a clade containing species of Melibe. These species share a deletion of four codons in the COI gene that may account for their strong divergence from the remainder of the Cladobranchia. Bornellidae is the sister group to the rest of Cladobranchia, but this relationship is weakly supported. A series of well-supported clades within Cladobranchia show little structure as to their relationships to each other in the current analysis. The relationships of Tethys and Hancockidae to other Cladobranchia remain unresolved. Pseudobornella orientalis is here transferred to Dendronotus as D. orientalis. With this systematic change Bornellidae and Dendronotidae are now monophyletic. Lomanotus appears as the sister group to a monophyletic Aeolidida, but this relationship is not strongly supported. Scyllaeidae is monophyletic in this study with Scyllaea being sister taxon to Notobryon. The Proctonotidae are monophyletic and are clearly nested in the Cladobranchia. Dotoidae is monophyletic when Pinufius is included in this clade. Doriodomorpha is sister taxon to the Arminidae. Within Arminidae, Dermatobranchus and Armina, as they are presently constructed, are not monophyletic. There is an interesting potential sister group relationship between Dirona albolineata and Lemina millecra that requires additional exploration with expanded taxon sampling. In this study, Marianina rosea is nested within Tritoniidae, thus we consider Aranucidae, and its synonym Marianinidae, as a junior synonym of Tritoniidae to preserve the monophyly of Tritoniidae.</text:p>
          </table:table-cell>
          <table:table-cell/>
          <table:table-cell table:style-name="ce22" office:value-type="string">
            <text:p>Animals,Bayes Theorem,Cell Nucleus,Cell Nucleus: genetics,DNA, Mitochondrial,DNA, Mitochondrial: genetics,Evolution, Molecular,Gastropoda,Gastropoda: classification,Gastropoda: genetics,Likelihood Functions,Models, Genetic,Phylogeny,Sequence Alignment,Sequence Analysis, DNA</text:p>
          </table:table-cell>
        </table:table-row>
        <table:table-row table:style-name="ro3">
          <table:table-cell table:style-name="ce22" office:value-type="string">
            <text:p>Pouyani2010</text:p>
          </table:table-cell>
          <table:table-cell table:style-name="ce25" office:value-type="string">
            <text:p>To test the expediency of combining the data from
both genes, the incongruence length difference (ILD)
test, also known as the partition homogeneity test
(Farris, Kluge &amp; Bult, 1994; Swofford, 2003), was
applied to the data set after all invariant characters
had been removed (Cunningham, 1997)... Bothe the MP and ML analyses were conducted
with the program PAUP 4.0b10 (Swofford, 2003),
using a heuristic search and the closest step-wise
sequence addition algorithm. Most-parsimonious
trees were generated with 100 random-addition
sequences and the tree-bisection-reconnection (TBR)
algorithm, for branch swapping. For the MP analysis,
equal weighting of all three codon positions was used,
because saturation was generally low... The ILD test indicated no signiﬁcant incongruence between the two genes, with a P value of 0.654.</text:p>
          </table:table-cell>
          <table:table-cell table:style-name="ce22" office:value-type="float" office:value="0">
            <text:p>0</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65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variant excluded</text:p>
          </table:table-cell>
          <table:table-cell table:number-columns-repeated="2"/>
          <table:table-cell table:style-name="ce22" office:value-type="string">
            <text:p>Pouyani, E. Rastegar; Pouyani, N. Rastegar; Noureini, S. Kazemi; Joger, U. &amp; Wink, M.</text:p>
          </table:table-cell>
          <table:table-cell table:style-name="ce22" office:value-type="string">
            <text:p>Molecular phylogeny of the Eremias persica complex of the Iranian plateau (Reptilia: Lacertidae), based on mtDNA sequences</text:p>
          </table:table-cell>
          <table:table-cell table:style-name="ce22" office:value-type="string">
            <text:p>Zoological Journal of the Linnean Society</text:p>
          </table:table-cell>
          <table:table-cell table:style-name="ce22" office:value-type="float" office:value="158">
            <text:p>158</text:p>
          </table:table-cell>
          <table:table-cell table:style-name="ce22" office:value-type="float" office:value="3">
            <text:p>3</text:p>
          </table:table-cell>
          <table:table-cell table:style-name="ce22" office:value-type="string">
            <text:p>March</text:p>
          </table:table-cell>
          <table:table-cell table:style-name="ce22" office:value-type="string">
            <text:p>641--660</text:p>
          </table:table-cell>
          <table:table-cell table:style-name="ce22" office:value-type="float" office:value="2010">
            <text:p>2010</text:p>
          </table:table-cell>
          <table:table-cell table:style-name="ce22" office:value-type="string">
            <text:p>http://doi.wiley.com/10.1111/j.1096-3642.2009.00553.x</text:p>
          </table:table-cell>
        </table:table-row>
        <table:table-row table:style-name="ro3">
          <table:table-cell table:style-name="ce22" office:value-type="string">
            <text:p>Price2010</text:p>
          </table:table-cell>
          <table:table-cell table:style-name="ce25" office:value-type="string">
            <text:p>To ascertain whether the data from each gene region could be
combined into a single data set, the Incongruence Length Difference (partition homogeneity) test (Farris et al., 1994) with 1000
replicates was conducted in PAUP* v.4.0b10 (Swofford, 2003) with
invariant characters removed (Cunningham, 1997) as the number
of variable characters differed between each gene region.
Parsimony analysis was conducted using PAUP* as follows: a
simple heuristic search with TBR branch swapping enforced was
conducted to approximate the length of the shortest tree. Following this a heuristic search with 1000 random addition replicates
was conducted, starting from random trees and keeping a single
tree less than or equal to the shortest tree, for each replicate... The
ILD tests indicated that the data sets were not significantly differ-
ent so the individual gene datasets were combined into two data-
sets (MT, p = 0.72; ALL, p = 0.93).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72, 0.93</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ultiple loci, one test, *invariant excluded</text:p>
          </table:table-cell>
          <table:table-cell table:style-name="ce22" office:value-type="string">
            <text:p>SERIOUS</text:p>
          </table:table-cell>
          <table:table-cell/>
          <table:table-cell table:style-name="ce22" office:value-type="string">
            <text:p>Price, B W; Barker, N P &amp; Villet, M H</text:p>
          </table:table-cell>
          <table:table-cell table:style-name="ce22" office:value-type="string">
            <text:p>A watershed study on genetic diversity: phylogenetic analysis of the Platypleura plumosa (Hemiptera: Cicadidae) complex reveals catchment-specific lineages.</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March</text:p>
          </table:table-cell>
          <table:table-cell table:style-name="ce22" office:value-type="string">
            <text:p>617--26</text:p>
          </table:table-cell>
          <table:table-cell table:style-name="ce22" office:value-type="float" office:value="2010">
            <text:p>2010</text:p>
          </table:table-cell>
          <table:table-cell table:style-name="ce22" office:value-type="string">
            <text:p>http://www.ncbi.nlm.nih.gov/pubmed/19833219</text:p>
          </table:table-cell>
          <table:table-cell table:style-name="ce22" office:value-type="string">
            <text:p>Elsevier Inc.</text:p>
          </table:table-cell>
          <table:table-cell/>
          <table:table-cell table:style-name="ce22" office:value-type="string">
            <text:p>Historical biogeography studies have at their disposal a small suite of vicariance models to explain genetic differentiation within and between species. One of these processes involves the role of river catchments and their associated watersheds, in driving diversification and is applicable to both aquatic and terrestrial organisms. Although the idea of catchments structuring the genetic history of aquatic organisms is reasonably well understood, their effect on terrestrial organisms has largely been overlooked, with relevant studies being limited in scope. South Africa presents a perfect test-bed for elucidating this mechanism of diversification due to its rich biodiversity, range of climatic environments and many large river catchments. Here we use the cicadas of the Platypleura plumosa complex to highlight the importance of catchments and their associated watersheds in driving diversification of terrestrial invertebrates that lack an aquatic life-stage. Population structure was found to correspond to primary and in some cases secondary catchments; highlighting the need to include information on catchment structure when formulating hypotheses of population diversification. Recognizing that climate change in the near future is likely to alter the environment, and particularly precipitation patterns, insight into recent patterns of population change related to catchments may be useful in a conservation context.</text:p>
          </table:table-cell>
          <table:table-cell/>
          <table:table-cell table:style-name="ce22" office:value-type="string">
            <text:p>Animals,Bayes Theorem,DNA, Mitochondrial,DNA, Mitochondrial: genetics,Ecosystem,Genetic Variation,Hemiptera,Hemiptera: classification,Hemiptera: genetics,Models, Genetic,Phylogeny,Population Dynamics,Sequence Analysis, DNA,South Africa,Species Specificity</text:p>
          </table:table-cell>
        </table:table-row>
        <table:table-row table:style-name="ro3">
          <table:table-cell table:style-name="ce22" office:value-type="string">
            <text:p>Puslednik2009</text:p>
          </table:table-cell>
          <table:table-cell table:style-name="ce25" office:value-type="string">
            <text:p>To determine whether signiﬁcant incongruence existed between the mitochondrial and nuclear datasets, incongruence
length difference (ILD) tests (Farris et al., 1994) were conducted
by excluding all invariant sites and using the partition homogeneity test in PAUP* 4.08b (Swofford, 2002) with 100 iterations... The ILD test indicated signiﬁcant congruence between the 16S
and ITS-2 datasets (p = 0.20).</text:p>
          </table:table-cell>
          <table:table-cell table:style-name="ce22" office:value-type="float" office:value="0">
            <text:p>0</text:p>
          </table:table-cell>
          <table:table-cell table:style-name="ce22" office:value-type="string">
            <text:p>missing in one, gap as 5th in other</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2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variant excluded</text:p>
          </table:table-cell>
          <table:table-cell table:style-name="ce22" office:value-type="string">
            <text:p>SERIOUS</text:p>
          </table:table-cell>
          <table:table-cell/>
          <table:table-cell table:style-name="ce22" office:value-type="string">
            <text:p>Puslednik, Louise; Ponder, Winston F; Dowton, Mark &amp; Davis, Andrew R</text:p>
          </table:table-cell>
          <table:table-cell table:style-name="ce22" office:value-type="string">
            <text:p>Examining the phylogeny of the Australasian Lymnaeidae (Heterobranchia: Pulmonata: Gastropoda) using mitochondrial, nuclear and morphological markers.</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3">
            <text:p>3</text:p>
          </table:table-cell>
          <table:table-cell table:style-name="ce22" office:value-type="string">
            <text:p>September</text:p>
          </table:table-cell>
          <table:table-cell table:style-name="ce22" office:value-type="string">
            <text:p>643--59</text:p>
          </table:table-cell>
          <table:table-cell table:style-name="ce22" office:value-type="float" office:value="2009">
            <text:p>2009</text:p>
          </table:table-cell>
          <table:table-cell table:style-name="ce22" office:value-type="string">
            <text:p>http://www.ncbi.nlm.nih.gov/pubmed/19362157</text:p>
          </table:table-cell>
          <table:table-cell table:style-name="ce22" office:value-type="string">
            <text:p>Elsevier Inc.</text:p>
          </table:table-cell>
          <table:table-cell/>
          <table:table-cell table:style-name="ce22" office:value-type="string">
            <text:p>We examined the species groups relationships of the freshwater snail genus Austropeplea using mitochondrial, nuclear and morphological markers in addition to traditional methods of shell shape analysis. Based primarily on the results of a combined molecular and morphological analysis, samples of the nominal species A. tomentosa form distinct lineages. The New Zealand populations of A. tomentosa are a very distinct lineage from any of the Australian populations attributed to A. tomentosa. Furthermore, within the Australian group, three lineages, south Australia, Tasmania and eastern Australia, appear to have undergone recent and/or rapid speciation events. Samples assigned to A. lessoni were resolved as two distinct lineages, representing the eastern and northern Australian populations. Kutikina hispida was resolved within the Australian A. tomentosa clade. Molecular results for A. viridis suggests that it is also composed of at least two distinct lineages that could be treated as species. Incongruence observed between the single mitochondrial, nuclear and morphological topologies highlight the importance of using a number of different datasets in the delimitation of species-group taxa.</text:p>
          </table:table-cell>
          <table:table-cell/>
          <table:table-cell table:style-name="ce22" office:value-type="string">
            <text:p>Animals,Australia,Cell Nucleus,Cell Nucleus: genetics,DNA, Mitochondrial,DNA, Mitochondrial: genetics,DNA, Ribosomal Spacer,DNA, Ribosomal Spacer: genetics,Evolution, Molecular,Genetic Speciation,New Zealand,Phylogeny,RNA, Ribosomal, 16S,RNA, Ribosomal, 16S: genetics,Sequence Alignment,Sequence Analysis, DNA,Snails,Snails: anatomy \&amp; histology,Snails: classification,Snails: genetics,Species Specificity,Tasmania</text:p>
          </table:table-cell>
        </table:table-row>
        <table:table-row table:style-name="ro3">
          <table:table-cell table:style-name="ce22" office:value-type="string">
            <text:p>Razo-Mendivil2010</text:p>
          </table:table-cell>
          <table:table-cell table:style-name="ce25" office:value-type="string">
            <text:p>An incongruence
length difference (ILD) test (Farris et al., 1994, 1995) was performed to assess whether the nuclear and mitochondrial data sets
warranted combination. This test was implemented in PAUP*
4.0b10 (‘‘partition homogeneity test”; Swofford, D.L., 2002. PAUP:
Phylogenetic Analysis Using Parsimony. Version PAUP* 4.0b10.
Sinauer Associates, Sunderland, Massachusetts, USA), with 1000
ILD replicates, 10 random addition sequences per replicate, and
tree-bisection-reconnection (TBR) branch swapping... The ILD test provided no indication of
incongruence between nuclear and mitochondrial gene (P = 0.09),
validating the joint analysis of the two gene sequenc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Razo-Mendivil, Ulises; V\'{a}zquez-Dom\'{\i}nguez, Ella; Rosas-Valdez, Rogelio; de Le\'{o}n, Gerardo P\'{e}rez-Ponce &amp; Nadler, Steven a</text:p>
          </table:table-cell>
          <table:table-cell table:style-name="ce22" office:value-type="string">
            <text:p>Phylogenetic analysis of nuclear and mitochondrial DNA reveals a complex of cryptic species in Crassicutis cichlasomae (Digenea: Apocreadiidae), a parasite of Middle-American cichlids.</text:p>
          </table:table-cell>
          <table:table-cell table:style-name="ce22" office:value-type="string">
            <text:p>International journal for parasitology</text:p>
          </table:table-cell>
          <table:table-cell table:style-name="ce22" office:value-type="float" office:value="40">
            <text:p>40</text:p>
          </table:table-cell>
          <table:table-cell table:style-name="ce22" office:value-type="float" office:value="4">
            <text:p>4</text:p>
          </table:table-cell>
          <table:table-cell table:style-name="ce22" office:value-type="string">
            <text:p>March</text:p>
          </table:table-cell>
          <table:table-cell table:style-name="ce22" office:value-type="string">
            <text:p>471--86</text:p>
          </table:table-cell>
          <table:table-cell table:style-name="ce22" office:value-type="float" office:value="2010">
            <text:p>2010</text:p>
          </table:table-cell>
          <table:table-cell table:style-name="ce22" office:value-type="string">
            <text:p>http://www.ncbi.nlm.nih.gov/pubmed/19853608</text:p>
          </table:table-cell>
          <table:table-cell table:style-name="ce22" office:value-type="string">
            <text:p>Australian Society for Parasitology Inc.</text:p>
          </table:table-cell>
          <table:table-cell/>
          <table:table-cell table:style-name="ce22" office:value-type="string">
            <text:p>We obtained nuclear ITS-1 and mitochondrial cox1 sequences from 225 Crassicutis cichlasomae adults collected in 12 species of cichlids from 32 localities to prospect for the presence of cryptic species. This trematode is commonly found in species of cichlids over a wide geographic range in Middle-America. Population-level phylogenetic analyses of ITS-1 and cox1, assessments of genetic and haplotype diversity, and morphological observations revealed that C. cichlasomae represents a complex of seven cryptic species for which no morphological diagnostic characters have been discovered thus far. Bayesian and Maximum Likelihood analyses of concatenated datasets (906 bp) recovered eight lineages of C. cichlasomae, all with high posterior probabilities and bootstrap branch support. Values of genetic divergence between clades ranged from 1.0\% to 5.2\% for ITS-1, and from 7.2\% to 30.0\% for cox1. Morphological study of more than 300 individuals did not reveal structural diagnostic traits for the species defined using molecular evidence. These observations indicate that some traditional morphological characters (e.g., testes position) have substantial intra-specific variation, and should be used with caution when classifying C. cichlasomae and their sister taxa. Additionally, phylogenetic analyses did not reveal a strict correlation between these cryptic species and their host species or geographic distribution, however it appears that genetic distinctiveness of these cryptic species was influenced by the diversification and biogeographical history of Middle-American cichlids.</text:p>
          </table:table-cell>
          <table:table-cell/>
          <table:table-cell table:style-name="ce22" office:value-type="string">
            <text:p>Animals,Cichlids,Cichlids: parasitology,Cluster Analysis,DNA, Helminth,DNA, Helminth: chemistry,DNA, Helminth: genetics,DNA, Mitochondrial,DNA, Mitochondrial: chemistry,DNA, Mitochondrial: genetics,DNA, Ribosomal Spacer,DNA, Ribosomal Spacer: chemistry,DNA, Ribosomal Spacer: genetics,Electron Transport Complex IV,Electron Transport Complex IV: genetics,Geography,Helminth Proteins,Helminth Proteins: genetics,Molecular Sequence Data,Phylogeny,Sequence Analysis, DNA,Sequence Homology,Trematoda,Trematoda: classification,Trematoda: genetics,Trematoda: isolation \&amp; purification,Trematode Infections,Trematode Infections: parasitology,Trematode Infections: veterinary</text:p>
          </table:table-cell>
        </table:table-row>
        <table:table-row table:style-name="ro3">
          <table:table-cell table:style-name="ce22" office:value-type="string">
            <text:p>Reding2009</text:p>
          </table:table-cell>
          <table:table-cell table:style-name="ce25" office:value-type="string">
            <text:p>We conducted a homogeneity partition test (ILD,
Farris et al. 1995) with heuristic search, as implemented in the
program PAUP v. 4.0.b10 (Swofford 2002), to evaluate the
congruence of phylogenetic signal between the two sequence sets... The partition-homogeneity test was non-signiﬁcant
( p=0.10), indicating congruence between the different
gene regions and justifying the concatenation of the
nucDNA sequences into a single data matrix, but we
also analysed the introns and exon separately.</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1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Reding, Dawn M; Foster, Jeffrey T; James, Helen F; Pratt, H Douglas &amp; Fleischer, Robert C</text:p>
          </table:table-cell>
          <table:table-cell table:style-name="ce22" office:value-type="string">
            <text:p>Convergent evolution of 'creepers' in the Hawaiian honeycreeper radiation.</text:p>
          </table:table-cell>
          <table:table-cell table:style-name="ce22" office:value-type="string">
            <text:p>Biology letters</text:p>
          </table:table-cell>
          <table:table-cell table:style-name="ce22" office:value-type="float" office:value="5">
            <text:p>5</text:p>
          </table:table-cell>
          <table:table-cell table:style-name="ce22" office:value-type="float" office:value="2">
            <text:p>2</text:p>
          </table:table-cell>
          <table:table-cell table:style-name="ce22" office:value-type="string">
            <text:p>April</text:p>
          </table:table-cell>
          <table:table-cell table:style-name="ce22" office:value-type="string">
            <text:p>221--4</text:p>
          </table:table-cell>
          <table:table-cell table:style-name="ce22" office:value-type="float" office:value="2009">
            <text:p>2009</text:p>
          </table:table-cell>
          <table:table-cell table:style-name="ce22" office:value-type="string">
            <text:p>http://www.pubmedcentral.nih.gov/articlerender.fcgi?artid=2665804\&amp;tool=pmcentrez\&amp;rendertype=abstract</text:p>
          </table:table-cell>
          <table:table-cell table:number-columns-repeated="2"/>
          <table:table-cell table:style-name="ce22" office:value-type="string">
            <text:p>Natural selection plays a fundamental role in the ecological theory of adaptive radiation. A prediction of this theory is the convergent evolution of traits in lineages experiencing similar environments. The Hawaiian honeycreepers are a spectacular example of adaptive radiation and may demonstrate convergence, but uncertainty about phylogenetic relationships within the group has made it difficult to assess such evolutionary patterns. We examine the phylogenetic relationships of the Hawaii creeper (Oreomystis mana), a bird that in a suite of morphological, ecological and behavioural traits closely resembles the Kauai creeper (Oreomystis bairdi), but whose mitochondrial DNA (mtDNA) and osteology suggest a relationship with the amakihis (Hemignathus in part) and akepas (Loxops). We analysed nuclear DNA sequence data from 11 relevant honeycreeper taxa and one outgroup to test whether the character contradiction results from historical hybridization and mtDNA introgression, or convergent evolution. We found no evidence of past hybridization, a phenomenon that remains undocumented in Hawaiian honeycreepers, and confirmed mtDNA and osteological evidence that the Hawaii creeper is most closely related to the amakihis and akepas. Thus, the morphological, ecological and behavioural similarities between the evolutionarily distant Hawaii and Kauai creepers represent an extreme example of convergent evolution and demonstrate how natural selection can lead to repeatable evolutionary outcomes.</text:p>
          </table:table-cell>
          <table:table-cell/>
          <table:table-cell table:style-name="ce22" office:value-type="string">
            <text:p>Animals,Biological Evolution,DNA, Mitochondrial,DNA, Mitochondrial: genetics,Hawaii,Selection, Genetic,Sequence Analysis, DNA,Songbirds,Songbirds: genetics</text:p>
          </table:table-cell>
        </table:table-row>
        <table:table-row table:style-name="ro3">
          <table:table-cell table:style-name="ce22" office:value-type="string">
            <text:p>Regina2010</text:p>
          </table:table-cell>
          <table:table-cell table:style-name="ce25" office:value-type="string">
            <text:p>The above genes were aligned individually using
ClustalX [37], adjusted manually and then concatenated with our
mitochondrial rps3 exon 2/3 sequence after testing their congruence by the partition homogeneity test [9]...</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Regina, Teresa M R &amp; Quagliariello, Carla</text:p>
          </table:table-cell>
          <table:table-cell table:style-name="ce22" office:value-type="string">
            <text:p>Lineage-specific group II intron gains and losses of the mitochondrial rps3 gene in gymnosperms.</text:p>
          </table:table-cell>
          <table:table-cell table:style-name="ce22" office:value-type="string">
            <text:p>Plant physiology and biochemistry : PPB / Soci\'{e}t\'{e} fran\c{c}aise de physiologie v\'{e}g\'{e}tale</text:p>
          </table:table-cell>
          <table:table-cell table:style-name="ce22" office:value-type="float" office:value="48">
            <text:p>48</text:p>
          </table:table-cell>
          <table:table-cell table:style-name="ce22" office:value-type="float" office:value="8">
            <text:p>8</text:p>
          </table:table-cell>
          <table:table-cell table:style-name="ce22" office:value-type="string">
            <text:p>August</text:p>
          </table:table-cell>
          <table:table-cell table:style-name="ce22" office:value-type="string">
            <text:p>646--54</text:p>
          </table:table-cell>
          <table:table-cell table:style-name="ce22" office:value-type="float" office:value="2010">
            <text:p>2010</text:p>
          </table:table-cell>
          <table:table-cell table:style-name="ce22" office:value-type="string">
            <text:p>http://www.ncbi.nlm.nih.gov/pubmed/20605476</text:p>
          </table:table-cell>
          <table:table-cell table:style-name="ce22" office:value-type="string">
            <text:p>Elsevier Masson SAS</text:p>
          </table:table-cell>
          <table:table-cell/>
          <table:table-cell table:style-name="ce22" office:value-type="string">
            <text:p>According to PCR assays and sequencing, we now report the shared presence of two rps3 introns, namely the rps3i74 and the rps3i249, in the mitochondria of all the classes representing the surviving lineages of gymnosperms, and unveil several lineages experiencing intron loss. Interestingly, the rps3 intron gains and losses within the four groups of gymnosperms let us sort out the Pinaceae and the non-Pinaceae into intron (+)- and intron (-)-lineages, respectively. Worthy of mention is also the finding that only Gnetum within the Gnetales harbours both the rps3 introns. This intron distribution pattern is consistent with the hypothesis that the two rps3 introns were likely present in the common ancestor of the seed plants and, then, independently lost in the non-Pinaceae during gymnosperm evolution. The derived secondary structural model of the novel group IIA intron improves our understanding of the significance and origin of the extraordinary length polymorphisms observed among rps3i249 orthologs. Despite the remarkable structural plasticity to adopt and reject introns, the rps3 mRNAs undergo accurate processing by splicing and extensive editing in gymnosperm mitochondria. This study provides additional insights into the evolutionarily high dynamics of mitochondrial introns which may come and go in closely related plant species. The turnover of the mitochondrial rps3 group II introns seen among lineages of seed plants further suggests that these introns might be an additional signature to discriminate between particularly cryptical taxonomic groups for which there is a need of a further evaluation of their evolutionary affiliation.</text:p>
          </table:table-cell>
          <table:table-cell/>
          <table:table-cell table:style-name="ce22" office:value-type="string">
            <text:p>Base Sequence,DNA, Plant,DNA, Plant: chemistry,DNA, Plant: genetics,Evolution, Molecular,Gnetum,Gnetum: genetics,Gymnosperms,Gymnosperms: classification,Gymnosperms: genetics,Introns,Introns: genetics,Mitochondrial Proteins,Mitochondrial Proteins: genetics,Molecular Sequence Data,Nucleic Acid Conformation,Phylogeny,Pinaceae,Pinaceae: classification,Pinaceae: genetics,Plant Proteins,Plant Proteins: genetics,Ribosomal Proteins,Ribosomal Proteins: genetics,Sequence Analysis, DNA</text:p>
          </table:table-cell>
        </table:table-row>
        <table:table-row table:style-name="ro3">
          <table:table-cell table:style-name="ce22" office:value-type="string">
            <text:p>Rheindt2009</text:p>
          </table:table-cell>
          <table:table-cell table:style-name="ce25" office:value-type="string">
            <text:p>Heuristic searches as implemented in PAUP* v. 4.0b10
(Swofford 2002) were run under default settings to carry out
MP and ML analyses. MP searches involved 100 replicates.
PAUP* was also employed to undertake an incongruence
length difference (ILD) test (Farris et al. 1994) to test for
partition homogeneity (with 100 bootstrap replicates)...Despite statistical incongruence between the two partitions
indicated by an ILD test (P = 0.01), the best ML topology
of the Fib5 dataset was not significantly different from trees
constrained to show the mtDNA topology... 
 Despite incongruence between partitions according to the
ILD test and different patterns of nucleotide diversity
(Fig. 3), there was no conﬂict in the topologies yielded by
Fib5 and ND2 according to the Shimodaira–Hasegawa test</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bootstraps</text:p>
          </table:table-cell>
          <table:table-cell table:number-columns-repeated="2"/>
          <table:table-cell table:style-name="ce22" office:value-type="string">
            <text:p>Rheindt, Frank E.; Christidis, Les &amp; Norman, Janette a.</text:p>
          </table:table-cell>
          <table:table-cell table:style-name="ce22" office:value-type="string">
            <text:p>Genetic introgression, incomplete lineage sorting and faulty taxonomy create multiple cases of polyphyly in a montane clade of tyrant-flycatchers ( Elaenia , Tyrannidae)</text:p>
          </table:table-cell>
          <table:table-cell table:style-name="ce22" office:value-type="string">
            <text:p>Zoologica Scripta</text:p>
          </table:table-cell>
          <table:table-cell table:style-name="ce22" office:value-type="float" office:value="38">
            <text:p>38</text:p>
          </table:table-cell>
          <table:table-cell table:style-name="ce22" office:value-type="float" office:value="2">
            <text:p>2</text:p>
          </table:table-cell>
          <table:table-cell table:style-name="ce22" office:value-type="string">
            <text:p>March</text:p>
          </table:table-cell>
          <table:table-cell table:style-name="ce22" office:value-type="string">
            <text:p>143--153</text:p>
          </table:table-cell>
          <table:table-cell table:style-name="ce22" office:value-type="float" office:value="2009">
            <text:p>2009</text:p>
          </table:table-cell>
          <table:table-cell table:style-name="ce22" office:value-type="string">
            <text:p>http://doi.wiley.com/10.1111/j.1463-6409.2008.00369.x</text:p>
          </table:table-cell>
        </table:table-row>
        <table:table-row table:style-name="ro3">
          <table:table-cell table:style-name="ce22" office:value-type="string">
            <text:p>Ribas2009</text:p>
          </table:table-cell>
          <table:table-cell table:style-name="ce25" office:value-type="string">
            <text:p>The incongruence length difference (ILD) test (Farris et al.,
1994, 1995) implemented in paup*4.0b10 (Swofford, 2001)
was employed to check for congruence of phylogenetic signal
between the two mitochondrial genes and between nuclear and
mitochondrial regions... Maximum parsimony (MP) and maximum likelihood (ML)
analyses were conducted in paup* 4.0b10 through heuristic
searches, and tree bisection–reconnection branch swapping
with the starting tree obtained by stepwise addition with 10
random additions of taxa. MP analyses were conducted with all
characters equally weighted... There was a 12-bp insertion
common to sequences of chrysopterus and cyanoptera, and
when the MP analysis was run with gaps being considered as a
‘5th state’... The partition homogeneity
test did not indicate conflict of phylogenetic signal between
the two mitochondrial genes (cyt b and ND2, P = 0.55), nor
among the three codon positions within these genes
(P = 0.94). The test also did not indicate conflict between
mitochondrial and nuclear BFib7 data (P = 0.08)...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55, 0.94, 0.0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hree codon, one test</text:p>
          </table:table-cell>
          <table:table-cell table:style-name="ce22" office:value-type="string">
            <text:p>SERIOUS</text:p>
          </table:table-cell>
          <table:table-cell/>
          <table:table-cell table:style-name="ce22" office:value-type="string">
            <text:p>Ribas, Camila C.; Miyaki, Cristina Y. &amp; Cracraft, Joel</text:p>
          </table:table-cell>
          <table:table-cell table:style-name="ce22" office:value-type="string">
            <text:p>Phylogenetic relationships, diversification and biogeography in Neotropical Brotogeris parakeets</text:p>
          </table:table-cell>
          <table:table-cell table:style-name="ce22" office:value-type="string">
            <text:p>Journal of Biogeography</text:p>
          </table:table-cell>
          <table:table-cell table:style-name="ce22" office:value-type="float" office:value="36">
            <text:p>36</text:p>
          </table:table-cell>
          <table:table-cell table:style-name="ce22" office:value-type="float" office:value="9">
            <text:p>9</text:p>
          </table:table-cell>
          <table:table-cell table:style-name="ce22" office:value-type="string">
            <text:p>September</text:p>
          </table:table-cell>
          <table:table-cell table:style-name="ce22" office:value-type="string">
            <text:p>1712--1729</text:p>
          </table:table-cell>
          <table:table-cell table:style-name="ce22" office:value-type="float" office:value="2009">
            <text:p>2009</text:p>
          </table:table-cell>
          <table:table-cell table:style-name="ce22" office:value-type="string">
            <text:p>http://blackwell-synergy.com/doi/abs/10.1111/j.1365-2699.2009.02131.x</text:p>
          </table:table-cell>
          <table:table-cell table:number-columns-repeated="4"/>
          <table:table-cell table:style-name="ce22" office:value-type="string">
            <text:p>amazonia,biogeography,birds,brotogeris,camila c,correspondence,diversification,molecular clock,molecular phylogeny,neotropics,psittacidae,ribas,south america</text:p>
          </table:table-cell>
        </table:table-row>
        <table:table-row table:style-name="ro3">
          <table:table-cell table:style-name="ce22" office:value-type="string">
            <text:p>Robe2010</text:p>
          </table:table-cell>
          <table:table-cell table:style-name="ce25" office:value-type="string">
            <text:p>Before combining the individual datasets, pairwise Partition Homogeneity Tests (PHT) (Farris et al. 1994, 1995),
as implemented in PAUP 4.0b10, were conducted to test for
incongruence between the different loci. This test was
implemented under the parsimony criterion with 1,000
replications, for each of which 100 starting trees were
generated by random stepwise addition followed by TBR in
order to obtain the null distribution... All the MP trees were obtained with gaps treated as a
new state... Phylogenetic analyses individually conducted on each of
the two mitochondrial partitions, as well as on the concatenated mitochondrial dataset (Fig. 1a–c), yielded incongruent results, although in general the Bayesian, ML, NJ
and MP methods recovered similar topologies within each
of these datasets.</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1">
            <text:p>1</text:p>
          </table:table-cell>
          <table:table-cell table:style-name="ce22" office:value-type="string">
            <text:p>nearly perfect, no multiple correction</text:p>
          </table:table-cell>
          <table:table-cell table:number-columns-repeated="2"/>
          <table:table-cell table:style-name="ce22" office:value-type="string">
            <text:p>Robe, L J; Cordeiro, J; Loreto, E L S &amp; Valente, V L S</text:p>
          </table:table-cell>
          <table:table-cell table:style-name="ce22" office:value-type="string">
            <text:p>Taxonomic boundaries, phylogenetic relationships and biogeography of the Drosophila willistoni subgroup (Diptera: Drosophilidae).</text:p>
          </table:table-cell>
          <table:table-cell table:style-name="ce22" office:value-type="string">
            <text:p>Genetica</text:p>
          </table:table-cell>
          <table:table-cell table:style-name="ce22" office:value-type="float" office:value="138">
            <text:p>138</text:p>
          </table:table-cell>
          <table:table-cell table:style-name="ce22" office:value-type="float" office:value="6">
            <text:p>6</text:p>
          </table:table-cell>
          <table:table-cell table:style-name="ce22" office:value-type="string">
            <text:p>June</text:p>
          </table:table-cell>
          <table:table-cell table:style-name="ce22" office:value-type="string">
            <text:p>601--17</text:p>
          </table:table-cell>
          <table:table-cell table:style-name="ce22" office:value-type="float" office:value="2010">
            <text:p>2010</text:p>
          </table:table-cell>
          <table:table-cell table:style-name="ce22" office:value-type="string">
            <text:p>http://www.ncbi.nlm.nih.gov/pubmed/20049511</text:p>
          </table:table-cell>
          <table:table-cell table:number-columns-repeated="2"/>
          <table:table-cell table:style-name="ce22" office:value-type="string">
            <text:p>The Drosophila willistoni subgroup represents a complex with varying taxonomic levels. It encompasses D. willistoni and its five sibling species: D. equinoxialis, D. insularis, D. paulistorum, D. pavlovskiana and D. tropicalis. Of these, D. equinoxialis, D. tropicalis and D. willistoni present differentiation at subspecific level, whereas D. paulistorum represents a superspecies, formed by six semispecies. Despite this taxonomic and evolutionary complexity, many of these semi and subspecific taxa have not yet had their phylogenetic status tested in an explicitly molecular study. Aiming to contribute to the understanding of the evolution of this challenging group, we analyzed nucleotide sequences from two mitochondrial and four nuclear datasets, both individually and simultaneously, through different phylogenetic methods. High levels of incongruence were detected among partitions, especially concerning the mitochondrial sequences. As this incongruence was found to be statistically significant and robust to the use of different models and approaches, and basically restricted to mitochondrial loci, we suggest that it may stem mainly from hybridization-mediated asymmetrical introgression. Despite this, our nuclear data finally led to a phylogenetic hypothesis which further refines several aspects related to the willistoni subgroup phylogeny. In this respect, D. insularis, D. tropicalis, D. willistoni and D. equinoxialis successively branched off from the willistoni subgroup main stem, which recently subdivided to produce D. paulistorum and D. pavlovskiana. As regards the semispecies evolution, we found evidence of a recent diversification, which highly influenced the obtained results due to the associated small levels of genetic differentiation, further worsened by the possibly associated incompletely sorted ancestral polymorphisms and by the possibility of introgression. This study also raises the question of whether these semispecies are monophyletic at all. This reasoning is particularly interesting when one considers that similar levels of reproductive isolation could be attained through infection with different Wolbachia strains.</text:p>
          </table:table-cell>
          <table:table-cell/>
          <table:table-cell table:style-name="ce22" office:value-type="string">
            <text:p>Animals,Drosophila,Drosophila: classification,Drosophila: genetics,Drosophila: microbiology,Evolution,Phylogeny,Wolbachia</text:p>
          </table:table-cell>
        </table:table-row>
        <table:table-row table:style-name="ro3">
          <table:table-cell table:style-name="ce22" office:value-type="string">
            <text:p>Robe2010a</text:p>
          </table:table-cell>
          <table:table-cell table:style-name="ce25" office:value-type="string">
            <text:p>Congruence between partitions and topologies was
evaluated with the partition homogeneity test (PHT; Farris
et al. 1994, 1995; supplementary material—Table 2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1">
            <text:p>1</text:p>
          </table:table-cell>
          <table:table-cell table:style-name="ce22" office:value-type="string">
            <text:p>no multiple corrections</text:p>
          </table:table-cell>
          <table:table-cell table:number-columns-repeated="2"/>
          <table:table-cell table:style-name="ce22" office:value-type="string">
            <text:p>Robe, Lizandra J.; Loreto, Elgion L. S. &amp; Valente, Vera L. S.</text:p>
          </table:table-cell>
          <table:table-cell table:style-name="ce22" office:value-type="string">
            <text:p>Radiation of the ,, Drosophila ÔÇ£ subgenus (Drosophilidae, Diptera) in the Neotropics</text:p>
          </table:table-cell>
          <table:table-cell table:style-name="ce22" office:value-type="string">
            <text:p>Journal of Zoological Systematics and Evolutionary Research</text:p>
          </table:table-cell>
          <table:table-cell table:style-name="ce22" office:value-type="float" office:value="48">
            <text:p>48</text:p>
          </table:table-cell>
          <table:table-cell table:style-name="ce27" office:value-type="string">
            <text:p>November 2009</text:p>
          </table:table-cell>
          <table:table-cell table:style-name="ce22" office:value-type="string">
            <text:p>February</text:p>
          </table:table-cell>
          <table:table-cell table:style-name="ce22" office:value-type="string">
            <text:p>310--321</text:p>
          </table:table-cell>
          <table:table-cell table:style-name="ce22" office:value-type="float" office:value="2010">
            <text:p>2010</text:p>
          </table:table-cell>
          <table:table-cell table:style-name="ce22" office:value-type="string">
            <text:p>http://blackwell-synergy.com/doi/abs/10.1111/j.1439-0469.2009.00563.x</text:p>
          </table:table-cell>
          <table:table-cell table:number-columns-repeated="4"/>
          <table:table-cell table:style-name="ce22" office:value-type="string">
            <text:p>amd gene,ddc gene,divergence times estimates,drosophila,phylogeny,subgenus</text:p>
          </table:table-cell>
        </table:table-row>
        <table:table-row table:style-name="ro3">
          <table:table-cell table:style-name="ce22" office:value-type="string">
            <text:p>Robe2010b</text:p>
          </table:table-cell>
          <table:table-cell table:style-name="ce25" office:value-type="string">
            <text:p>Before concatenation, the partitions were tested for congruence
through the use of the incongruence length diﬀerence (ILD) test (Farris
et al. 1994, 1995), which is referred to as the partition homogeneity test
(PHT) in PAUP. This test was implemented under the parsimony
Criterion with 1000 replications, for each of which 100 starting trees
were generated by random stepwise addition followed by TBR in order
to obtain the null distribution... The PHT results revealed that the amd and ddc phylogenetic
signals are not signiﬁcantly heterogeneous (p = 0.166).</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166</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heterogeneous”?</text:p>
          </table:table-cell>
          <table:table-cell table:style-name="ce22" office:value-type="string">
            <text:p>SERIOUS</text:p>
          </table:table-cell>
          <table:table-cell/>
          <table:table-cell table:style-name="ce22" office:value-type="string">
            <text:p>Robe, Lizandra J; Valente, Vera L S &amp; Loreto, Elgion L S</text:p>
          </table:table-cell>
          <table:table-cell table:style-name="ce22" office:value-type="string">
            <text:p>Phylogenetic relationships and macro-evolutionary patterns within the Drosophila tripunctata radiation" (Diptera: Drosophilidae)."</text:p>
          </table:table-cell>
          <table:table-cell table:style-name="ce22" office:value-type="string">
            <text:p>Genetica</text:p>
          </table:table-cell>
          <table:table-cell table:style-name="ce22" office:value-type="float" office:value="138">
            <text:p>138</text:p>
          </table:table-cell>
          <table:table-cell table:style-name="ce22" office:value-type="float" office:value="7">
            <text:p>7</text:p>
          </table:table-cell>
          <table:table-cell table:style-name="ce22" office:value-type="string">
            <text:p>July</text:p>
          </table:table-cell>
          <table:table-cell table:style-name="ce22" office:value-type="string">
            <text:p>725--35</text:p>
          </table:table-cell>
          <table:table-cell table:style-name="ce22" office:value-type="float" office:value="2010">
            <text:p>2010</text:p>
          </table:table-cell>
          <table:table-cell table:style-name="ce22" office:value-type="string">
            <text:p>http://www.ncbi.nlm.nih.gov/pubmed/20376692</text:p>
          </table:table-cell>
          <table:table-cell table:number-columns-repeated="2"/>
          <table:table-cell table:style-name="ce22" office:value-type="string">
            <text:p>Despite previous efforts, the evolutionary history of the immigrans-tripunctata clade remains obscure in part due to its hypothesized origin through a rapid radiation. We performed a supermatrix analysis (3,243 base pairs) coupled with richness patterns, environmental phylogenetic signal and radiation tests in order to address phylogenetic relationships and macro-evolutionary hypotheses within this complex group of species. We propose a well-supported evolutionary scenario for the immigrans-tripunctata clade species, in which the tripunctata radiation" was monophyletic and subdivided into three main lineages: the first including D. pallidipennis (pallidipennis group) imbedded among members of the tripunctata group; the second clustering the cardini and guarani groups; and the third grouping representatives from the tripunctata</text:p>
          </table:table-cell>
          <table:table-cell table:style-name="ce22" office:value-type="string">
            <text:p> calloptera and guaramunu groups. Therefore</text:p>
          </table:table-cell>
          <table:table-cell table:style-name="ce22" office:value-type="string">
            <text:p> we hypothesize that the tripunctata group encompasses a diphyletic taxon</text:p>
          </table:table-cell>
          <table:table-cell table:style-name="ce22" office:value-type="string">
            <text:p> with one clade including the pallidipennis group and the other showing a close affinity to the calloptera and guaramunu groups. Our results also suggest that niche evolution seems to have played a central role in the evolutionary history of the tripunctata species "radiation" allowing effective dispersion and diversification in the Neotropics</text:p>
          </table:table-cell>
          <table:table-cell table:style-name="ce22" office:value-type="string">
            <text:p> possibly in a southwards direction. Although the data as a whole support the notion that this occurred through rapid and successive speciation events</text:p>
          </table:table-cell>
          <table:table-cell table:style-name="ce22" office:value-type="string">
            <text:p> the radiation hypothesis remains to be further corroborated."</text:p>
          </table:table-cell>
          <table:table-cell/>
          <table:table-cell table:style-name="ce22" office:value-type="string">
            <text:p>drosophila phylogeny \'{a},evolution \'{a},immigrans-tripunctata clade \'{a} niche,phylogenetic niche conservatism \'{a},radiation</text:p>
          </table:table-cell>
        </table:table-row>
        <table:table-row table:style-name="ro3">
          <table:table-cell table:style-name="ce22" office:value-type="string">
            <text:p>Rodas2009</text:p>
          </table:table-cell>
          <table:table-cell table:style-name="ce25" office:value-type="string">
            <text:p>Nucleotide substitutions were treated as unordered, unweighted characters. Maximum
parsimony trees were found using the heuristic search option with unlimited random
addition replicates with the tree bisection reconstruction (TBR) as branch swapping
algorithm. Gaps were treated as fifth character. Support for clades was assessed by 1000
bootstrap replicates (Felsenstein 1985). Statistical congruence between ITS rDNA and
EF1-a sequence data sets was tested using the partition homogeneity test (Farris et al.
1995; Huelsenbeck et al. 1996) in paup. These tests revealed that the data were congruent
and subsequently were analysed together... A partition homogeneity test of the full data set
indicated that these datasets were congruent (p = 0.60).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unlimited” RAS + TBR</text:p>
          </table:table-cell>
          <table:table-cell table:style-name="ce22" office:value-type="float" office:value="0">
            <text:p>0</text:p>
          </table:table-cell>
          <table:table-cell table:style-name="ce26" office:value-type="string">
            <text:p>0.6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Rodas, C. a.; Slippers, B.; Gryzenhout, M. &amp; Wingfield, M. J.</text:p>
          </table:table-cell>
          <table:table-cell table:style-name="ce22" office:value-type="string">
            <text:p>Botryosphaeriaceae associated with Eucalyptus canker diseases in Colombia</text:p>
          </table:table-cell>
          <table:table-cell table:style-name="ce22" office:value-type="string">
            <text:p>Forest Pathology</text:p>
          </table:table-cell>
          <table:table-cell table:style-name="ce22" office:value-type="float" office:value="39">
            <text:p>39</text:p>
          </table:table-cell>
          <table:table-cell table:style-name="ce22" office:value-type="float" office:value="2">
            <text:p>2</text:p>
          </table:table-cell>
          <table:table-cell table:style-name="ce22" office:value-type="string">
            <text:p>April</text:p>
          </table:table-cell>
          <table:table-cell table:style-name="ce22" office:value-type="string">
            <text:p>110--123</text:p>
          </table:table-cell>
          <table:table-cell table:style-name="ce22" office:value-type="float" office:value="2009">
            <text:p>2009</text:p>
          </table:table-cell>
          <table:table-cell table:style-name="ce22" office:value-type="string">
            <text:p>http://doi.wiley.com/10.1111/j.1439-0329.2008.00569.x</text:p>
          </table:table-cell>
        </table:table-row>
        <table:table-row table:style-name="ro3">
          <table:table-cell table:style-name="ce22" office:value-type="string">
            <text:p>Rodriguez2010</text:p>
          </table:table-cell>
          <table:table-cell table:style-name="ce25" office:value-type="string">
            <text:p>The Incongruence Length Difference test
(ILD: [31], [32]) was used to identify instances of incongruence
within and between the nuclear and mitochondrial markers. The
resulting alignments and the combined data sets of mitochondrial,
nuclear, and all markers were analyzed using random and
consensus sectorial searches, tree drifting, and 100 rounds of tree
fusing in TNT v1.1 [33]. In all analyses, gaps were treated as
ambiguous (?) rather than as a fifth state... The ILD test did not detect
significant incongruence for the comparison between mitochon-
drial and nuclear data sets nor within mitochondrial (12S, 16S and
COIII) and nuclear (18S and 28S) data sets at p = 0.05.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Rodr\'{\i}guez, Estefan\'{\i}a &amp; Daly, Marymegan</text:p>
          </table:table-cell>
          <table:table-cell table:style-name="ce22" office:value-type="string">
            <text:p>Phylogenetic relationships among deep-sea and chemosynthetic sea anemones: actinoscyphiidae and actinostolidae (Actiniaria: Mesomyaria).</text:p>
          </table:table-cell>
          <table:table-cell table:style-name="ce22" office:value-type="string">
            <text:p>PloS one</text:p>
          </table:table-cell>
          <table:table-cell table:style-name="ce22" office:value-type="float" office:value="5">
            <text:p>5</text:p>
          </table:table-cell>
          <table:table-cell table:style-name="ce22" office:value-type="float" office:value="6">
            <text:p>6</text:p>
          </table:table-cell>
          <table:table-cell table:style-name="ce22" office:value-type="string">
            <text:p>January</text:p>
          </table:table-cell>
          <table:table-cell table:style-name="ce22" office:value-type="string">
            <text:p>e10958</text:p>
          </table:table-cell>
          <table:table-cell table:style-name="ce22" office:value-type="float" office:value="2010">
            <text:p>2010</text:p>
          </table:table-cell>
          <table:table-cell table:style-name="ce22" office:value-type="string">
            <text:p>http://www.pubmedcentral.nih.gov/articlerender.fcgi?artid=2881040\&amp;tool=pmcentrez\&amp;rendertype=abstract</text:p>
          </table:table-cell>
          <table:table-cell table:number-columns-repeated="2"/>
          <table:table-cell table:style-name="ce22" office:value-type="string">
            <text:p>Sea anemones (Cnidaria, Actiniaria) are present in all marine ecosystems, including chemosynthetic environments. The high level of endemicity of sea anemones in chemosynthetic environments and the taxonomic confusion in many of the groups to which these animals belong makes their systematic relationships obscure. We use five molecular markers to explore the phylogenetic relationships of the superfamily Mesomyaria, which includes most of the species that live in chemosynthetic, deep-sea, and polar sea habitats and to test the monophyly of the recently defined clades Actinostolina and Chemosynthina. We found that sea anemones of chemosynthetic environments derive from at least two different lineages: one lineage including acontiate deep-sea taxa and the other primarily encompassing shallow-water taxa.</text:p>
          </table:table-cell>
          <table:table-cell/>
          <table:table-cell table:style-name="ce22" office:value-type="string">
            <text:p>Animals,Phylogeny,Polymerase Chain Reaction,Sea Anemones,Sea Anemones: classification,Sea Anemones: physiology,Species Specificity</text:p>
          </table:table-cell>
        </table:table-row>
        <table:table-row table:style-name="ro3">
          <table:table-cell table:style-name="ce22" office:value-type="string">
            <text:p>Rodriguez-Robles2010</text:p>
          </table:table-cell>
          <table:table-cell table:style-name="ce25" office:value-type="string">
            <text:p>An
incongruence length difference (ILD) test (Farris et al.
1994) performed with the program PAUP* (version
4.10b; Swofford 2003) indicated that the sequences from
the ND2 (1044 bp) and Cyt b (957 bp) genes contained
congruent phylogenetic signal (100 replicates, P = 0.74).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74</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Rodr\'{\i}guez-Robles, Javier a; Jezkova, Tereza &amp; Leal, Manuel</text:p>
          </table:table-cell>
          <table:table-cell table:style-name="ce22" office:value-type="string">
            <text:p>Climatic stability and genetic divergence in the tropical insular lizard Anolis krugi, the Puerto Rican 'Lagartijo Jardinero de la Monta\~na'.</text:p>
          </table:table-cell>
          <table:table-cell table:style-name="ce22" office:value-type="string">
            <text:p>Molecular ecology</text:p>
          </table:table-cell>
          <table:table-cell table:style-name="ce22" office:value-type="float" office:value="19">
            <text:p>19</text:p>
          </table:table-cell>
          <table:table-cell table:style-name="ce22" office:value-type="float" office:value="9">
            <text:p>9</text:p>
          </table:table-cell>
          <table:table-cell table:style-name="ce22" office:value-type="string">
            <text:p>May</text:p>
          </table:table-cell>
          <table:table-cell table:style-name="ce22" office:value-type="string">
            <text:p>1860--76</text:p>
          </table:table-cell>
          <table:table-cell table:style-name="ce22" office:value-type="float" office:value="2010">
            <text:p>2010</text:p>
          </table:table-cell>
          <table:table-cell table:style-name="ce22" office:value-type="string">
            <text:p>http://www.ncbi.nlm.nih.gov/pubmed/20374489</text:p>
          </table:table-cell>
          <table:table-cell table:number-columns-repeated="2"/>
          <table:table-cell table:style-name="ce22" office:value-type="string">
            <text:p>Two factors that can lead to geographic structuring in conspecific populations are barriers to dispersal and climatic stability. Populations that occur in different physiographic regions may be restricted to those areas by physical and/or ecological barriers, which may facilitate the formation of phylogeographic clades. Long-term climatic stability can also promote genetic diversification, because new clades are more likely to evolve in areas that experience lesser climatic shifts. We conducted a phylogeographic study of the Puerto Rican lizard Anolis krugi to assess whether populations of this anole show genetic discontinuities across the species' range, and if they do, whether these breaks coincide with the boundaries of the five physiographic regions of Puerto Rico. We also assessed whether interpopulation genetic distances in A. krugi are positively correlated with relative climatic stability in the island. Anolis krugi exhibits genetic structuring, but the phylogroups do not correspond to the physiographic regions of Puerto Rico. We used climatic reconstructions of two environmental extremes of the Quaternary period, the present conditions and those during the last glacial maximum (LGM), to quantify the degree of climatic stability between sampling locations. We documented positive correlations between genetic distances and relative climatic stability, although these associations were not significant when corrected for autocorrelation. Principal component analyses indicated the existence of climatic niche differences between some phylogeographic clades of A. krugi. The approach that we employed to assess the relationship between climatic stability and the genetic architecture of A. krugi can also be used to investigate the impact of factors such as the spatial distribution of food sources, parasites, predators or competitors on the genetic landscape of a species.</text:p>
          </table:table-cell>
          <table:table-cell/>
          <table:table-cell table:style-name="ce22" office:value-type="string">
            <text:p>2010,accepted 24 february 2010,ary diversification,caribbean sea,climatic stability,cytochrome b,ecological niche models,evolution-,mitochondrial dna,nd2,phylogeography,population genetics,puerto,quaternary,received 7 may 2009,revision received 21 february,rico,west indies</text:p>
          </table:table-cell>
        </table:table-row>
        <table:table-row table:style-name="ro3">
          <table:table-cell table:style-name="ce22" office:value-type="string">
            <text:p>Rodriguez2009</text:p>
          </table:table-cell>
          <table:table-cell table:style-name="ce25" office:value-type="string">
            <text:p>We
explored the congruence of the different gene phylogenies
in potato using ILD tests. From the 12 original COSII in
potatoes, 66 pairwise comparisons were made with a level
of significance of 0.00076 (= 0.05/66), and nine of them
showed a high level of discordance (p = 0.0006). Three of
these COSII (COS2c, COS5c and COS7b) counted for
eight of these nine discordances (p = 0.0004), and the last
one was between COS11 and COS10b (p = 0.0006)... Indels were scored by the simple gap scoring
method [49] using SeqState 1.40... Multiple
ILD tests comparing all COSII sequenced in each data set
were performed and the sequential Bonferroni correction
was used to control for multiple comparisons [34,58].
First, we performed one ILD test to see if all COSII
sequenced in each data set can be combined together. Given that they did not pass the test, we proceeded to make all the possible pairwise comparisons within each
data set to identify the COSII that were congruent. A total
of 66 pairwise comparisons were made for the potato data
set, 153 for the tomato data set and 55 for the potato and
tomato data set.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0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vastly insufficient information provided</text:p>
          </table:table-cell>
          <table:table-cell table:style-name="ce22" office:value-type="string">
            <text:p>SERIOUS</text:p>
          </table:table-cell>
          <table:table-cell/>
          <table:table-cell table:style-name="ce22" office:value-type="string">
            <text:p>Rodriguez, Flor; Wu, Feinan; An\'{e}, C\'{e}cile; Tanksley, Steve &amp; Spooner, David M</text:p>
          </table:table-cell>
          <table:table-cell table:style-name="ce22" office:value-type="string">
            <text:p>Do potatoes and tomatoes have a single evolutionary history, and what proportion of the genome supports this history?</text:p>
          </table:table-cell>
          <table:table-cell table:style-name="ce22" office:value-type="string">
            <text:p>BMC evolutionary biology</text:p>
          </table:table-cell>
          <table:table-cell table:style-name="ce22" office:value-type="float" office:value="9">
            <text:p>9</text:p>
          </table:table-cell>
          <table:table-cell table:style-name="ce22" office:value-type="float" office:value="1">
            <text:p>1</text:p>
          </table:table-cell>
          <table:table-cell table:style-name="ce22" office:value-type="string">
            <text:p>January</text:p>
          </table:table-cell>
          <table:table-cell table:style-name="ce27" office:value-type="string">
            <text:p>191</text:p>
          </table:table-cell>
          <table:table-cell table:style-name="ce22" office:value-type="float" office:value="2009">
            <text:p>2009</text:p>
          </table:table-cell>
          <table:table-cell table:style-name="ce22" office:value-type="string">
            <text:p>http://www.biomedcentral.com/1471-2148/9/191</text:p>
          </table:table-cell>
          <table:table-cell table:number-columns-repeated="2"/>
          <table:table-cell table:style-name="ce22" office:value-type="string">
            <text:p>BACKGROUND: Phylogenies reconstructed with only one or a few independently inherited loci may be unresolved or incongruent due to taxon and gene sampling, horizontal gene transfer, or differential selection and lineage sorting at individual loci. In an effort to remedy this situation, we examined the utility of conserved orthologous set (COSII) nuclear loci to elucidate the phylogenetic relationships among 29 diploid Solanum species in the sister clades that include tomato and potato, and in Datura inoxia as a far outgroup. We screened 40 COSII markers with intron content over 60\% that are mapped in different chromosomes; selected a subset of 19 by the presence of single band amplification of size mostly between 600 and 1200 bp; sequenced these 19 COSII markers, and performed phylogenetic analyses with individual and concatenated datasets. The present study attempts to provide a fully resolved phylogeny among the main clades in potato and tomato that can help to identify the appropriate markers for future studies using additional species. RESULTS: Among potatoes, when total evidence is invoked, one single predominant history is highlighted with complete resolution within and among the three main clades. It also supports the hypothesis of the North and Central American B-genome origin of the tuber-bearing members of Solanum sect. Petota and shows a clear division between A genomes in clades 3 and 4, and B genomes in clade 1+2. On the other hand, when a prior agreement approach is invoked other potato evolutionary histories are revealed but with less support. These alternative histories could be explained by past hybridization, or fast rates of speciation. In the case of tomato, the analyses with all sequence data completely resolved 19 of 21 clades, for the first time revealed the monophyly of five clades, and gave further support for the recent segregation of new species from the former Solanum peruvianum. Concordance analyses revealed and summarized the extensive discordance among COSII markers. Some potential reasons for discordance could be methodological, to include systematic errors due to using a wrong model of sequence evolution, coupled with long branches, or mixtures of branch lengths within COSII, or undetected paralogy or alignment bias. Other reasons could be biological processes such as hybridization or lineage sorting. CONCLUSION: This study confirms and quantifies the utility of using DNA sequences from different parts of the genome in phylogenetic studies to avoid possible bias in the sampling. It shows that 11-18 loci are enough to get the dominant history in this group of Solanum, but more loci would be needed to discern the distribution of gene genealogies in more depth, and thus detect which mechanism most likely shaped the discordance.</text:p>
          </table:table-cell>
          <table:table-cell/>
          <table:table-cell table:style-name="ce22" office:value-type="string">
            <text:p>Alleles,Bayes Theorem,Cell Nucleus,Cell Nucleus: genetics,DNA, Plant,DNA, Plant: genetics,Evolution, Molecular,Genetic Markers,Genome, Plant,Lycopersicon esculentum,Lycopersicon esculentum: genetics,Models, Genetic,Phylogeny,Sequence Alignment,Sequence Analysis, DNA,Solanum tuberosum,Solanum tuberosum: genetics,randILD</text:p>
          </table:table-cell>
        </table:table-row>
        <table:table-row table:style-name="ro3">
          <table:table-cell table:style-name="ce22" office:value-type="string">
            <text:p>Roquet2009</text:p>
          </table:table-cell>
          <table:table-cell table:style-name="ce25" office:value-type="string">
            <text:p>In order to investigate if there was
significant incongruence between the rbcL and the trnL-F datasets,
we performed a partition homogeneity test (Farris et al., 1994)
with PAUPÃ 4.0b10 (Swofford, 2002) with 10 homogeneity repli-
cates, 10 random-addition sequences, tree bisection–reconnection
(TBR) branch-swapping on best trees and MulTrees option... Moreover, no significant incongruence between the
two datasets was detected with the partition homogeneity test
(P = 0.60). 
</text:p>
          </table:table-cell>
          <table:table-cell table:style-name="ce22" office:value-type="float" office:value="0">
            <text:p>0</text:p>
          </table:table-cell>
          <table:table-cell table:style-name="ce22" office:value-type="string">
            <text:p>NA</text:p>
          </table:table-cell>
          <table:table-cell table:style-name="ce22" office:value-type="float" office:value="0">
            <text:p>0</text:p>
          </table:table-cell>
          <table:table-cell table:style-name="ce22" office:value-type="float" office:value="10">
            <text:p>1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6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oo few reps</text:p>
          </table:table-cell>
          <table:table-cell table:style-name="ce22" office:value-type="string">
            <text:p>SERIOUS</text:p>
          </table:table-cell>
          <table:table-cell/>
          <table:table-cell table:style-name="ce22" office:value-type="string">
            <text:p>Roquet, Cristina; Sanmart\'{\i}n, Isabel; Garcia-Jacas, N\'{u}ria; S\'{a}ez, Lloren\c{c}; Susanna, Alfonso; Wikstro}m, Niklas &amp; Aldasoro, Juan Jos\'{e}</text:p>
          </table:table-cell>
          <table:table-cell table:style-name="ce22" office:value-type="string">
            <text:p>Reconstructing the history of Campanulaceae with a Bayesian approach to molecular dating and dispersal-vicariance analyses.</text:p>
          </table:table-cell>
          <table:table-cell table:style-name="ce22" office:value-type="string">
            <text:p>Molecular phylogenetics and evolution</text:p>
          </table:table-cell>
          <table:table-cell table:style-name="ce22" office:value-type="float" office:value="52">
            <text:p>52</text:p>
          </table:table-cell>
          <table:table-cell table:style-name="ce22" office:value-type="float" office:value="3">
            <text:p>3</text:p>
          </table:table-cell>
          <table:table-cell table:style-name="ce22" office:value-type="string">
            <text:p>September</text:p>
          </table:table-cell>
          <table:table-cell table:style-name="ce22" office:value-type="string">
            <text:p>575--87</text:p>
          </table:table-cell>
          <table:table-cell table:style-name="ce22" office:value-type="float" office:value="2009">
            <text:p>2009</text:p>
          </table:table-cell>
          <table:table-cell table:style-name="ce22" office:value-type="string">
            <text:p>http://www.ncbi.nlm.nih.gov/pubmed/19464379</text:p>
          </table:table-cell>
          <table:table-cell table:style-name="ce22" office:value-type="string">
            <text:p>Elsevier Inc.</text:p>
          </table:table-cell>
          <table:table-cell/>
          <table:table-cell table:style-name="ce22" office:value-type="string">
            <text:p>We reconstruct here the spatial and temporal evolution of the Campanula alliance in order to better understand its evolutionary history. To increase phylogenetic resolution among major groups (Wahlenbergieae-Campanuleae), new sequences from the rbcL region were added to the trnL-F dataset obtained in a previous study. These phylogenies were used to infer ancestral areas and divergence times in Campanula and related genera using a Bayesian approach to molecular dating and dispersal-vicariance analyses that takes into account phylogenetic uncertainty. The new phylogenetic analysis confirms Platycodoneae as the sister group of Wahlenbergieae-Campanuleae, the two last ones inter-graded into a well-supported clade. Biogeographic and dating analyses suggest that Western Asia and the Eastern Mediterranean have played a major role as centers of migration and diversification within the Campanula alliance, probably in relation to the intense orogenic activity that took place in this region during the Late Neogene, and that could have promoted isolation and allopatric speciation within lineages. Diversification rates within several Campanula lineages would have increased at the end of the Miocene, coinciding with the Messinian Stage. Strong selective pressures from climate changes and the expansion of mountainous regions during this period are suggested to explain the adaptation to drought, cold or disturbed environments observed in many Campanula species. Several independent long-distance dispersal events to North America are inferred within the Rapunculus clade, which seem to be related to high ploidy levels.</text:p>
          </table:table-cell>
          <table:table-cell/>
          <table:table-cell table:style-name="ce22" office:value-type="string">
            <text:p>Bayes Theorem,Campanulaceae,Campanulaceae: classification,Campanulaceae: genetics,DNA, Plant,DNA, Plant: genetics,Evolution, Molecular,Genes, Plant,Genetic Speciation,Geography,Phylogeny,Ribulose-Bisphosphate Carboxylase,Ribulose-Bisphosphate Carboxylase: genetics,Sequence Alignment,Sequence Analysis, DNA</text:p>
          </table:table-cell>
        </table:table-row>
        <table:table-row table:style-name="ro3">
          <table:table-cell table:style-name="ce22" office:value-type="string">
            <text:p>Rosell2010</text:p>
          </table:table-cell>
          <table:table-cell table:style-name="ce25" office:value-type="string">
            <text:p>We analyzed data matrices by marker, in combined analyses
with congruent markers as assessed by the incongruence length
difference test (ILD, Farris et al., 1995), and also the five loci to-
gether. We included potentially informative characters only, which
were unordered and weighted equally. We treated gaps as missing
data and performed analyses in NONA 2.0 (Goloboff, 1999) using
the parsimony ratchet (Nixon, 1999) with WinClada v.1.00.08 (Nix-
on, 2002) as a shell program... We assessed
congruence between each marker using ILD tests as implemented
in WinClada v.1.00.08, running 1000 replicates... Each marker separately recovered only certain
groups of species. Fig. 3 includes the results of psbA-trnH and NIAi3
in isolation, and of the combined analyses of the other nuclear
markers, which were congruent according to ILD tests. Pairwise
ILD tests showed that significant incongruence was mostly
restricted to psbA-trnH and NIAi3 with respect to all the other
markers. No significant incongruence was found between PEPC and ETS (p = 0.393), PEPC and ITS (p = 0.114), ETS and ITS (p = 0.173),
and between psbA-trnH and ITS (p = 0.06).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winclada</text:p>
          </table:table-cell>
          <table:table-cell table:style-name="ce22" office:value-type="float" office:value="0">
            <text:p>0</text:p>
          </table:table-cell>
          <table:table-cell table:style-name="ce26" office:value-type="string">
            <text:p>to 3 dp</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significant results reported but not shown, what is the significance criterion?</text:p>
          </table:table-cell>
          <table:table-cell table:style-name="ce22" office:value-type="string">
            <text:p>SERIOUS</text:p>
          </table:table-cell>
          <table:table-cell/>
          <table:table-cell table:style-name="ce22" office:value-type="string">
            <text:p>Rosell, Julieta A; Olson, Mark E; Weeks, Andrea; De-Nova, J Arturo; Lemos, Rosalinda Medina; Camacho, Jacqueline P\'{e}rez; Feria, Teresa P; G\'{o}mez-Bermejo, Roberto; Montero, Juan C &amp; Eguiarte, Luis E</text:p>
          </table:table-cell>
          <table:table-cell table:style-name="ce22" office:value-type="string">
            <text:p>Diversification in species complexes: tests of species origin and delimitation in the Bursera simaruba clade of tropical trees (Burseraceae).</text:p>
          </table:table-cell>
          <table:table-cell table:style-name="ce22" office:value-type="string">
            <text:p>Molecular phylogenetics and evolution</text:p>
          </table:table-cell>
          <table:table-cell table:style-name="ce22" office:value-type="float" office:value="57">
            <text:p>57</text:p>
          </table:table-cell>
          <table:table-cell table:style-name="ce22" office:value-type="float" office:value="2">
            <text:p>2</text:p>
          </table:table-cell>
          <table:table-cell table:style-name="ce22" office:value-type="string">
            <text:p>November</text:p>
          </table:table-cell>
          <table:table-cell table:style-name="ce22" office:value-type="string">
            <text:p>798--811</text:p>
          </table:table-cell>
          <table:table-cell table:style-name="ce22" office:value-type="float" office:value="2010">
            <text:p>2010</text:p>
          </table:table-cell>
          <table:table-cell table:style-name="ce22" office:value-type="string">
            <text:p>http://dx.doi.org/10.1016/j.ympev.2010.08.004</text:p>
          </table:table-cell>
          <table:table-cell table:number-columns-repeated="2"/>
          <table:table-cell table:style-name="ce22" office:value-type="string">
            <text:p>Molecular phylogenies are invaluable for testing morphology-based species delimitation in species complexes, as well as for examining hypotheses regarding the origination of species in these groups. Using five nucleotide markers, we reconstructed the phylogeny of the Bursera simaruba species complex of neotropical trees to test the notion that four satellite" species originated from populations of the most widely distributed member of the genus</text:p>
          </table:table-cell>
          <table:table-cell table:style-name="ce22" office:value-type="string">
            <text:p> B. simaruba</text:p>
          </table:table-cell>
          <table:table-cell table:style-name="ce22" office:value-type="string">
            <text:p> which the satellites strongly resemble. In addition to molecular phylogenetic reconstruction</text:p>
          </table:table-cell>
          <table:table-cell table:style-name="ce22" office:value-type="string">
            <text:p> we tested species delimitation of B. simaruba and the satellites using multivariate analyses of morphological and ecological characters. The analyses evaluated the taxonomic value of these traditional characters and pinpointed those in need of further study</text:p>
          </table:table-cell>
          <table:table-cell table:style-name="ce22" office:value-type="string">
            <text:p> such as the expression of pubescence. Phylogenetic data rejected the origin of three satellite species from their purported ancestor</text:p>
          </table:table-cell>
          <table:table-cell table:style-name="ce22" office:value-type="string">
            <text:p> B. simaruba</text:p>
          </table:table-cell>
          <table:table-cell table:style-name="ce22" office:value-type="string">
            <text:p> and we ascribe their morphological similarity to convergence or parallelism. The fourth satellite species likely represents one end of a spectrum of inflorescence length variation within B. simaruba and is conspecific. Despite its marked morphological variability</text:p>
          </table:table-cell>
          <table:table-cell table:style-name="ce22" office:value-type="string">
            <text:p> we recovered B. simaruba as a single valid species</text:p>
          </table:table-cell>
          <table:table-cell table:style-name="ce22" office:value-type="string">
            <text:p> which implies that it maintains genetic cohesion among distant populations throughout its vast range."</text:p>
          </table:table-cell>
          <table:table-cell/>
          <table:table-cell table:style-name="ce22" office:value-type="string">
            <text:p>antilles,convergence,mexico,parallelism,paraphyletic species,plasticity,randILD</text:p>
          </table:table-cell>
        </table:table-row>
        <table:table-row table:style-name="ro3">
          <table:table-cell table:style-name="ce22" office:value-type="string">
            <text:p>Rousseau-Gueutin2009</text:p>
          </table:table-cell>
          <table:table-cell table:style-name="ce25" office:value-type="string">
            <text:p>Sequence data were analyzed using PAUP* v4.0b10 (Swofford,
2001) with heuristic search and the default search options... Congruence between the GBSSI-2 and DHAR datasets containing
diploid species was assessed using the Incongruence Length Differ-
ence (ILD) test of Farris et al. (1994) implemented in PAUP* v4.0b10
as partition homogeneity tests... To assess the congruence between the GBSSI-2 and DHAR data-
sets, the Incongruence Length Difference (ILD) test was used on all
diploid taxa and resulted in a value of P = 0.01. Following this ini-
tial screen, the ILD test was used again to investigate the nature of
the incongruence. To determine if F. bucharica was the main cause
of the incongruence between data partitions, its sequence was re-
moved from the initial analysis based on the GBSSI-2 and DHAR
datasets. After its removal, the ILD test resulted in a no significant
incongruence (P = 0.15).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defaults</text:p>
          </table:table-cell>
          <table:table-cell table:style-name="ce22" office:value-type="float" office:value="0">
            <text:p>0</text:p>
          </table:table-cell>
          <table:table-cell table:style-name="ce26" office:value-type="string">
            <text:p>0.01, 0.15</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single sp jackknife</text:p>
          </table:table-cell>
          <table:table-cell table:style-name="ce22" office:value-type="string">
            <text:p>SERIOUS</text:p>
          </table:table-cell>
          <table:table-cell/>
          <table:table-cell table:style-name="ce22" office:value-type="string">
            <text:p>Rousseau-Gueutin, M; Gaston, a; A\i}nouche, a; A\i}nouche, M L; Olbricht, K; Staudt, G; Richard, L &amp; Denoyes-Rothan, B</text:p>
          </table:table-cell>
          <table:table-cell table:style-name="ce22" office:value-type="string">
            <text:p>Tracking the evolutionary history of polyploidy in Fragaria L. (strawberry): new insights from phylogenetic analyses of low-copy nuclear genes.</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3">
            <text:p>3</text:p>
          </table:table-cell>
          <table:table-cell table:style-name="ce22" office:value-type="string">
            <text:p>June</text:p>
          </table:table-cell>
          <table:table-cell table:style-name="ce22" office:value-type="string">
            <text:p>515--30</text:p>
          </table:table-cell>
          <table:table-cell table:style-name="ce22" office:value-type="float" office:value="2009">
            <text:p>2009</text:p>
          </table:table-cell>
          <table:table-cell table:style-name="ce22" office:value-type="string">
            <text:p>http://www.ncbi.nlm.nih.gov/pubmed/19166953</text:p>
          </table:table-cell>
          <table:table-cell table:style-name="ce22" office:value-type="string">
            <text:p>Elsevier Inc.</text:p>
          </table:table-cell>
          <table:table-cell/>
          <table:table-cell table:style-name="ce22" office:value-type="string">
            <text:p>Phylogenetic utility of two nuclear genes (GBSSI-2 and DHAR) was explored in genus Fragaria in order to clarify phylogenetic relationships among taxa and to elucidate the origin of the polyploid species. Orthology of the amplified products was assessed by several methods. Our results strongly suggest the loss of one GBSSI duplicated copy (GBSSI-1) in the Fragariinae subtribe. Phylogenetic analyses provided new insights into the evolutionary history of Fragaria, such as evidence supporting the presence of three main diploid genomic pools in the genus and demonstrating the occurrence of independent events of polyploidisation. In addition, the data provide evidence supporting an allopolyploid origin of the hexaploid F. moschata, and the octoploids F. chiloensis, F. iturupensis and F. virginiana. Accordingly, a new pattern summarizing our present knowledge on the Fragaria evolutionary history is proposed. Additionally, sequence analyses also revealed relaxed constraints on homoeologous copies at high ploidy level, as demonstrated by deletion events within DHAR coding sequences of some allo-octoploid haplotypes.</text:p>
          </table:table-cell>
          <table:table-cell/>
          <table:table-cell table:style-name="ce22" office:value-type="string">
            <text:p>Amino Acid Sequence,Cell Nucleus,Cell Nucleus: genetics,DNA, Plant,DNA, Plant: genetics,Diploidy,Evolution, Molecular,Fragaria,Fragaria: classification,Fragaria: genetics,Genes, Plant,Genome, Plant,Molecular Sequence Data,Oxidoreductases,Oxidoreductases: genetics,Phylogeny,Plant Proteins,Plant Proteins: genetics,Polyploidy,Sequence Alignment,Sequence Analysis, DNA,Species Specificity,Starch Synthase,Starch Synthase: genetics</text:p>
          </table:table-cell>
        </table:table-row>
        <table:table-row table:style-name="ro3">
          <table:table-cell table:style-name="ce22" office:value-type="string">
            <text:p>Rowe2010</text:p>
          </table:table-cell>
          <table:table-cell table:style-name="ce25" office:value-type="string">
            <text:p>Genes were
analysed separately and in combination, following partition-
homogeneity tests for combinability (PHT; Farris et al., 1995)
using paup* (version 4.0b10; Swofford, 2002). Maximum
parsimony (MP) and maximum likelihood (ML) analyses were
also performed using paup*. MP analyses employed equal
weighting and heuristic searches with 10 random additions of
tree bisection–reconnection (TBR) branch-swapping...</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Rowe, Diane L.; Dunn, Katherine a.; Adkins, Ronald M. &amp; Honeycutt, Rodney L.</text:p>
          </table:table-cell>
          <table:table-cell table:style-name="ce22" office:value-type="string">
            <text:p>Molecular clocks keep dispersal hypotheses afloat: evidence for trans-Atlantic rafting by rodents</text:p>
          </table:table-cell>
          <table:table-cell table:style-name="ce22" office:value-type="string">
            <text:p>Journal of Biogeography</text:p>
          </table:table-cell>
          <table:table-cell table:style-name="ce22" office:value-type="float" office:value="37">
            <text:p>37</text:p>
          </table:table-cell>
          <table:table-cell table:style-name="ce22" office:value-type="float" office:value="2">
            <text:p>2</text:p>
          </table:table-cell>
          <table:table-cell table:style-name="ce22" office:value-type="string">
            <text:p>February</text:p>
          </table:table-cell>
          <table:table-cell table:style-name="ce22" office:value-type="string">
            <text:p>305--324</text:p>
          </table:table-cell>
          <table:table-cell table:style-name="ce22" office:value-type="float" office:value="2010">
            <text:p>2010</text:p>
          </table:table-cell>
          <table:table-cell table:style-name="ce22" office:value-type="string">
            <text:p>http://doi.wiley.com/10.1111/j.1365-2699.2009.02190.x</text:p>
          </table:table-cell>
          <table:table-cell table:number-columns-repeated="4"/>
          <table:table-cell table:style-name="ce22" office:value-type="string">
            <text:p>dispersal,fossil,historical biogeography,hystricognathi,ltd,molecular clocks,phylogenetics,rodents,vicariance,┬¬ 2009 blackwell publishing</text:p>
          </table:table-cell>
        </table:table-row>
        <table:table-row table:style-name="ro3">
          <table:table-cell table:style-name="ce22" office:value-type="string">
            <text:p>Rua2010</text:p>
          </table:table-cell>
          <table:table-cell table:style-name="ce25" office:value-type="string">
            <text:p>Indels
were coded as present/absent only when the alignment of
the flanking sequences was unambiguous. A total of 15
indels between 1 and 17 bp were coded and analyzed...
Congruence of both data sets was tested through ILD
test (Farris et al. 1995) under k values ranging between 3
and 20, using a custom TNT script (Goloboff et al. 2003b;
Ramırez 2006)... Although morphological and molecular data sets were
significantly incongruent at 99% confidence level under all
k values tried, combined analysis were performed in order
to maximize the explanatory power of the available evi-
dence (Nixon and Carpenter 1996). Nevertheless, both data
sets were also analyzed separately for comparison.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tnt k=3 to 20</text:p>
          </table:table-cell>
          <table:table-cell table:style-name="ce22" office:value-type="float" office:value="0">
            <text:p>0</text:p>
          </table:table-cell>
          <table:table-cell table:style-name="ce26" office:value-type="string">
            <text:p>&lt; 0.01</text:p>
          </table:table-cell>
          <table:table-cell table:style-name="ce22" office:value-type="float" office:value="0">
            <text:p>0</text:p>
          </table:table-cell>
          <table:table-cell table:style-name="ce22" office:value-type="float" office:value="0.01">
            <text:p>0.01</text:p>
          </table:table-cell>
          <table:table-cell/>
          <table:table-cell table:style-name="ce22" office:value-type="string">
            <text:p>uses R06 script</text:p>
          </table:table-cell>
          <table:table-cell table:style-name="ce22" office:value-type="string">
            <text:p>SERIOUS</text:p>
          </table:table-cell>
          <table:table-cell/>
          <table:table-cell table:style-name="ce22" office:value-type="string">
            <text:p>Rua, Gabriel; Speranza, Pablo; Vaio, Magdalena &amp; Arakaki, M\'{o}nica</text:p>
          </table:table-cell>
          <table:table-cell table:style-name="ce22" office:value-type="string">
            <text:p>A phylogenetic analysis of the genus \&amp;lt;i\&amp;gt;Paspalum\&amp;lt;/i\&amp;gt; (Poaceae) based on cpDNA and morphology</text:p>
          </table:table-cell>
          <table:table-cell table:style-name="ce22" office:value-type="string">
            <text:p>Plant Systematics and Evolution</text:p>
          </table:table-cell>
          <table:table-cell table:style-name="ce22" office:value-type="float" office:value="288">
            <text:p>288</text:p>
          </table:table-cell>
          <table:table-cell table:style-name="ce22" office:value-type="float" office:value="3">
            <text:p>3</text:p>
          </table:table-cell>
          <table:table-cell table:style-name="ce22" office:value-type="string">
            <text:p>September</text:p>
          </table:table-cell>
          <table:table-cell table:style-name="ce22" office:value-type="string">
            <text:p>227--243</text:p>
          </table:table-cell>
          <table:table-cell table:style-name="ce22" office:value-type="float" office:value="2010">
            <text:p>2010</text:p>
          </table:table-cell>
          <table:table-cell table:style-name="ce22" office:value-type="string">
            <text:p>http://www.springerlink.com/content/xr6174u814834u83</text:p>
          </table:table-cell>
          <table:table-cell table:style-name="ce22" office:value-type="string">
            <text:p>Springer Wien</text:p>
          </table:table-cell>
          <table:table-cell/>
          <table:table-cell table:style-name="ce22" office:value-type="string">
            <text:p>With about 350 species, Paspalum is one of the richest genera within the Poaceae. Its species inhabit ecologically diverse areas along the Americas and they are largely responsible for the biodiversity of grassland ecosystems in South America. Despite its size and relevance, no phylogeny of the genus as a whole is currently available and infrageneric relationships remain uncertain. Many Paspalum species consist of sexual-diploid and apomictic-polyploid cytotypes, and several have arisen through hybridization. In this paper we explore the phylogenetic structure of Paspalum using sequence data of four non-coding cpDNA fragments from a wide array of species which were combined with morphological data for a subset of diploid taxa. Our results confirmed the general monophyly of Paspalum if P. inaequivalve is excluded and the small genus Thrasyopsis is included. Only one of the four currently recognized subgenera was monophyletic but nested within the remainder of the genus. Some informal morphological groups were found to be polyphyletic. The placement of known allopolyploid groups is generally congruent with previously stated hypotheses although some species with shared genomic formulae formed paraphyletic arrangements. Other species formed a basal grade including mostly umbrophilous or hygrophilous species. It is hypothesized that the genus may have diversified as a consequence of the expansion of C4 grass-dominated grasslands in South America.</text:p>
          </table:table-cell>
          <table:table-cell/>
          <table:table-cell table:style-name="ce22" office:value-type="string">
            <text:p>refs\_ram06</text:p>
          </table:table-cell>
        </table:table-row>
        <table:table-row table:style-name="ro3">
          <table:table-cell table:style-name="ce22" office:value-type="string">
            <text:p>Ruiz2009</text:p>
          </table:table-cell>
          <table:table-cell table:style-name="ce25" office:value-type="string">
            <text:p>A partition homogeneity test (Farris
et al., 1994, 1995) as implemented in PAUP* was used to estimate
incongruence length differences (ILD) (Mickevich and Farris, 1981).
Heuristic searches (TBR, max. trees = 500) in each partition were
done with 20-sequence addition replicates, with invariant charac-
ters removed (Cunningham, 1997). Congruence between coding
genes (cox1-cox2 and EF1a C0) and the ribosomal genes was tested
with the latter genes aligned with the different gap penalties de-
scribed above for either the full sequence length (CW), or for the
variable regions (MX) only.
Because empirical and simulated data have demonstrated the
potential failure of the ILD test under certain conditions (Dolphin
et al., 2000; Barker and Lutzoni, 2002; Darlu and Lecointre,
2002), we also measured the congruence between different mark-
ers using Bremer Support.. Matrices of cox1-cox2 and EF-1a C0 were congruent (ILD:
P &gt; 0.05). Therefore we combined these two partitions to measure
the incongruence with the variously aligned data partitions.
The ILD test revealed that 18S was most congruent when using
the lowest values of the weighting range (GOP: 1, GEP: 0.25,
P = 0.49; Table 4). There was incongruence between 28S and pro-
tein coding genes for all parameter settings (P value = 0.001) when
full sequence lengths were aligned with CW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20RAS + TBR</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invariant excluded</text:p>
          </table:table-cell>
          <table:table-cell table:number-columns-repeated="2"/>
          <table:table-cell table:style-name="ce22" office:value-type="string">
            <text:p>Ruiz, Carlos; Jordal, Bjarte &amp; Serrano, Jos\'{e}</text:p>
          </table:table-cell>
          <table:table-cell table:style-name="ce22" office:value-type="string">
            <text:p>Molecular phylogeny of the tribe Sphodrini (Coleoptera: Carabidae) based on mitochondrial and nuclear markers.</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1">
            <text:p>1</text:p>
          </table:table-cell>
          <table:table-cell table:style-name="ce22" office:value-type="string">
            <text:p>January</text:p>
          </table:table-cell>
          <table:table-cell table:style-name="ce22" office:value-type="string">
            <text:p>44--58</text:p>
          </table:table-cell>
          <table:table-cell table:style-name="ce22" office:value-type="float" office:value="2009">
            <text:p>2009</text:p>
          </table:table-cell>
          <table:table-cell table:style-name="ce22" office:value-type="string">
            <text:p>http://www.ncbi.nlm.nih.gov/pubmed/18948213</text:p>
          </table:table-cell>
          <table:table-cell table:style-name="ce22" office:value-type="string">
            <text:p>Elsevier Inc.</text:p>
          </table:table-cell>
          <table:table-cell/>
          <table:table-cell table:style-name="ce22" office:value-type="string">
            <text:p>A phylogenetic analysis of 6.4 kb of nucleotide sequence data from seven genes (mitochondrial cox1-cox2 and tRNA(leu), and nuclear Ef-1alpha C0, Ef-1alpha C1, 28S, and 18S) was done to reconstruct the phylogenetic relationships of the ground-beetle tribe Sphodrini. Gene regions of variable nucleotide length were aligned using both a secondary structure model, Clustal W, and a combination of the two. Sensitivity analysis was performed in order to explore the effect of alignment methods. The ribosomal and protein-coding genes were largely congruent based on the ILD test and partitioned Bremer support measures. MtDNA analysis provided high resolution and high support for most clades. The tribe Sphodrini and the related tribes Platynini, Pterostichini and Zabrini made up monophyletic clades, but the relationship between them was weakly resolved and sensitive to alignment strategy. Previously suggested relationships between subtribes of Sphodrini were not corroborated, and only the subtribe Atranopsina revealed high support as the sister clade to the other subtribes. The analyses clearly demonstrated the importance of exploring effects of alignment methods that may become particularly important in resolving polytomies and nodes with low support.</text:p>
          </table:table-cell>
          <table:table-cell/>
          <table:table-cell table:style-name="ce22" office:value-type="string">
            <text:p>Animals,Base Sequence,Beetles,Beetles: classification,Beetles: genetics,Cell Nucleus,Cell Nucleus: genetics,Genes, Mitochondrial,Genes, Mitochondrial: genetics,Genetic Markers,Genetic Markers: genetics,Phylogeny,Sensitivity and Specificity,Sequence Alignment</text:p>
          </table:table-cell>
        </table:table-row>
        <table:table-row table:style-name="ro3">
          <table:table-cell table:style-name="ce22" office:value-type="string">
            <text:p>Ruiz-Sanchez2010</text:p>
          </table:table-cell>
          <table:table-cell table:style-name="ce25" office:value-type="string">
            <text:p>Parsimony bootstrapping support for internal
branches was estimated with 1000 replicates using TBR branch
swapping, with 10 random entry orders saving one tree per repli-
cate. The potential incongruence of the molecular and morpholog-
ical data sets was tested using the incongruence length difference
(ILD) test of Farris et al. (1994) as implemented in WinClada... The ILD test
revealed no incongruence between the chloroplast and the nuclear
datasets (P = 0.1517).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151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Ruiz-Sanchez, Eduardo &amp; Sosa, Victoria</text:p>
          </table:table-cell>
          <table:table-cell table:style-name="ce22" office:value-type="string">
            <text:p>Delimiting species boundaries within the Neotropical bamboo Otatea (Poaceae: Bambusoideae) using molecular, morphological and ecological data.</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2">
            <text:p>2</text:p>
          </table:table-cell>
          <table:table-cell table:style-name="ce22" office:value-type="string">
            <text:p>March</text:p>
          </table:table-cell>
          <table:table-cell table:style-name="ce22" office:value-type="string">
            <text:p>344--56</text:p>
          </table:table-cell>
          <table:table-cell table:style-name="ce22" office:value-type="float" office:value="2010">
            <text:p>2010</text:p>
          </table:table-cell>
          <table:table-cell table:style-name="ce22" office:value-type="string">
            <text:p>http://www.ncbi.nlm.nih.gov/pubmed/19897047</text:p>
          </table:table-cell>
          <table:table-cell table:style-name="ce22" office:value-type="string">
            <text:p>Elsevier Inc.</text:p>
          </table:table-cell>
          <table:table-cell/>
          <table:table-cell table:style-name="ce22" office:value-type="string">
            <text:p>Species delimitation is a task that has engaged taxonomists for more than two centuries. Recently, it has been demonstrated that molecular data and ecological niche modeling are useful in species delimitation. In this paper multiple data sets (molecular, morphological, ecological) were utilized to set limits for the species belonging to the Neotropical bamboo Otatea, because there is disagreement about species circumscriptions and also because the genus has an interesting distribution, with most of its populations in Mexico and a single disjunct population in Colombia. Molecular and morphological phylogenetic analyses recovered trees with conflicting topologies. Tree-based morphological and character-based analyses recognized the same entities. Ecological niche models and PCA/MANOVAS agreed with the recognition of the same entities that resulted from the morphological analyses. Morphological analyses retrieved clades supported by diagnostic characters and coherent geographical distributions. Based on these results seven entities should be recognized in Otatea, instead of the three previously described species.</text:p>
          </table:table-cell>
          <table:table-cell/>
          <table:table-cell table:style-name="ce22" office:value-type="string">
            <text:p>Colombia,DNA, Chloroplast,DNA, Chloroplast: genetics,DNA, Plant,DNA, Plant: genetics,Ecosystem,Evolution, Molecular,Genetic Speciation,Genetics, Population,Haplotypes,Mexico,Models, Biological,Phylogeny,Poaceae,Poaceae: anatomy \&amp; histology,Poaceae: classification,Poaceae: genetics,Sequence Alignment,Sequence Analysis, DNA,Species Specificity</text:p>
          </table:table-cell>
        </table:table-row>
        <table:table-row table:style-name="ro3">
          <table:table-cell table:style-name="ce22" office:value-type="string">
            <text:p>Saarma2009</text:p>
          </table:table-cell>
          <table:table-cell table:style-name="ce25" office:value-type="string">
            <text:p>To determine whether the 5 different nuclear genes
had significantly different signals, the incongruence-
length difference (ILD) test (Farris et al. 1995)
alias ‘ partition homogeneity test’ implemented in
PAUP*4.0b10 (Swofford, 1998) was used. The
homogeneities between all 5 nuclear gene sequences
were calculated in a pairwise manner with the branch-
and-bound search option, using 1000 replicates... Using the ILD test, no incongruence was 
found between the 5 nuclear gen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bandb</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o pvals</text:p>
          </table:table-cell>
          <table:table-cell table:style-name="ce22" office:value-type="string">
            <text:p>SERIOUS</text:p>
          </table:table-cell>
          <table:table-cell/>
          <table:table-cell table:style-name="ce22" office:value-type="string">
            <text:p>Saarma, U; J\ {o}gisalu, I; Moks, E; Varcasia, a; Lavikainen, a; Oksanen, a; Simsek, S; Andresiuk, V; Denegri, G; Gonz\'{a}lez, L M; Ferrer, E; G\'{a}rate, T; Rinaldi, L &amp; Maravilla, P</text:p>
          </table:table-cell>
          <table:table-cell table:style-name="ce22" office:value-type="string">
            <text:p>A novel phylogeny for the genus Echinococcus, based on nuclear data, challenges relationships based on mitochondrial evidence.</text:p>
          </table:table-cell>
          <table:table-cell table:style-name="ce22" office:value-type="string">
            <text:p>Parasitology</text:p>
          </table:table-cell>
          <table:table-cell table:style-name="ce22" office:value-type="float" office:value="136">
            <text:p>136</text:p>
          </table:table-cell>
          <table:table-cell table:style-name="ce22" office:value-type="float" office:value="3">
            <text:p>3</text:p>
          </table:table-cell>
          <table:table-cell table:style-name="ce22" office:value-type="string">
            <text:p>March</text:p>
          </table:table-cell>
          <table:table-cell table:style-name="ce22" office:value-type="string">
            <text:p>317--28</text:p>
          </table:table-cell>
          <table:table-cell table:style-name="ce22" office:value-type="float" office:value="2009">
            <text:p>2009</text:p>
          </table:table-cell>
          <table:table-cell table:style-name="ce22" office:value-type="string">
            <text:p>http://www.ncbi.nlm.nih.gov/pubmed/19154654</text:p>
          </table:table-cell>
          <table:table-cell table:number-columns-repeated="2"/>
          <table:table-cell table:style-name="ce22" office:value-type="string">
            <text:p>The taxonomic status of Echinococcus, an important zoonotic cestode genus, has remained controversial, despite numerous attempts to revise it. Although mitochondrial DNA (mtDNA) has been the source of markers of choice for reconstructing the phylogeny of the genus, results derived from mtDNA have led to significant inconsistencies with earlier species classifications based on phenotypic analysis. Here, we used nuclear DNA markers to test the phylogenic relationships of members of the genus Echinococcus. The analysis of sequence data for 5 nuclear genes revealed a significantly different phylogeny for Echinococcus from that proposed on the basis of mitochondrial DNA sequence data, but was in agreement with earlier species classifications. The most notable results from the nuclear phylogeny were (1) E. multilocularis was placed as basal taxon, (2) all genotypes of Echinococcus granulosus grouped as a monophyletic entity, and (3) genotypes G8 and G10 clustered together. We conclude that the analysis of nuclear DNA data provides a more reliable means of inferring phylogenetic relationships within Echinococcus than mtDNA and suggest that mtDNA should not be used as the sole source of markers in future studies where the goal is to reconstruct a phylogeny that does not only reflect a maternal lineage, but aims to describe the evolutionary history at species level or higher.</text:p>
          </table:table-cell>
          <table:table-cell/>
          <table:table-cell table:style-name="ce22" office:value-type="string">
            <text:p>Animals,Cell Nucleus,Cell Nucleus: chemistry,Cell Nucleus: genetics,DNA, Helminth,DNA, Helminth: analysis,DNA, Helminth: genetics,DNA, Mitochondrial,DNA, Mitochondrial: genetics,Echinococcus,Echinococcus: classification,Echinococcus: genetics,Genome, Helminth,Helminth Proteins,Helminth Proteins: genetics,Molecular Sequence Data,Phylogeny,Sequence Analysis, DNA,Species Specificity</text:p>
          </table:table-cell>
        </table:table-row>
        <table:table-row table:style-name="ro1">
          <table:table-cell table:style-name="ce22" office:value-type="string">
            <text:p>Salariato2010</text:p>
          </table:table-cell>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does not ref FARRIS!</text:p>
          </table:table-cell>
          <table:table-cell table:number-columns-repeated="2"/>
          <table:table-cell table:style-name="ce22" office:value-type="string">
            <text:p>Salariato, Diego L; Zuloaga, Fernando O; Giussani, Liliana M &amp; Morrone, Osvaldo</text:p>
          </table:table-cell>
          <table:table-cell table:style-name="ce22" office:value-type="string">
            <text:p>Molecular phylogeny of the subtribe Melinidinae (Poaceae: Panicoideae: Paniceae) and evolutionary trends in the homogenization of inflorescences.</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1">
            <text:p>1</text:p>
          </table:table-cell>
          <table:table-cell table:style-name="ce22" office:value-type="string">
            <text:p>July</text:p>
          </table:table-cell>
          <table:table-cell table:style-name="ce22" office:value-type="string">
            <text:p>355--369</text:p>
          </table:table-cell>
          <table:table-cell table:style-name="ce22" office:value-type="float" office:value="2010">
            <text:p>2010</text:p>
          </table:table-cell>
          <table:table-cell table:style-name="ce22" office:value-type="string">
            <text:p>http://www.ncbi.nlm.nih.gov/pubmed/20152916</text:p>
          </table:table-cell>
          <table:table-cell table:style-name="ce22" office:value-type="string">
            <text:p>Elsevier Inc.</text:p>
          </table:table-cell>
          <table:table-cell/>
          <table:table-cell table:style-name="ce22" office:value-type="string">
            <text:p>The subtribe Melinidinae (Poaceae: Panicoideae: Paniceae) includes 14 genera that present the PCK photosynthetic subtype in addition to several other unique and also common characters. The purpose of this research was (1) to test the monophyly of the subtribe Melinidinae, including 331 ndhF sequences of Panicoids and related genera, (2) to analyze the phylogenetic relationships among genera of Melinidinae using four cpDNA regions, and (3) to study evolutionary trends in the homogenization of inflorescences. As a result, the monophyly of Melinidinae is supported if Urochloa venosa is excluded from the subtribe. Alloteropsis semialata subsp. semialata, an unusual PCK species, is here confirmed within the Forest shade clade. Within Melinidinae, Urochloa and Eriochloa appeared as paraphyletic and polyphyletic genera, respectively. Finally, the general trend in the evolution of the inflorescences in Melinidinae seems to be the reduction from non-homogenized to complete homogenized inflorescences.</text:p>
          </table:table-cell>
        </table:table-row>
        <table:table-row table:style-name="ro3">
          <table:table-cell table:style-name="ce22" office:value-type="string">
            <text:p>Samain2009</text:p>
          </table:table-cell>
          <table:table-cell table:style-name="ce25" office:value-type="string">
            <text:p>Statistical tests for incongruence
(e.g. incongruence length difference test, Farris et al. 1994)
were not conducted because these tests have been shown to
be unreliable under certain conditions (Hipp et al. 2004).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explicitly rejected</text:p>
          </table:table-cell>
          <table:table-cell table:number-columns-repeated="2"/>
          <table:table-cell table:style-name="ce22" office:value-type="string">
            <text:p>Samain, Marie-St\'{e}phanie; Vanderschaeve, Liesbeth; Chaerle, Peter; Goetghebeur, Paul; Neinhuis, Christoph &amp; Wanke, Stefan</text:p>
          </table:table-cell>
          <table:table-cell table:style-name="ce22" office:value-type="string">
            <text:p>Is morphology telling the truth about the evolution of the species rich genus Peperomia (Piperaceae)?</text:p>
          </table:table-cell>
          <table:table-cell table:style-name="ce22" office:value-type="string">
            <text:p>Plant Systematics and Evolution</text:p>
          </table:table-cell>
          <table:table-cell table:style-name="ce22" office:value-type="float" office:value="278">
            <text:p>278</text:p>
          </table:table-cell>
          <table:table-cell table:style-name="ce27" office:value-type="string">
            <text:p>1-2</text:p>
          </table:table-cell>
          <table:table-cell table:style-name="ce22" office:value-type="string">
            <text:p>February</text:p>
          </table:table-cell>
          <table:table-cell table:style-name="ce22" office:value-type="string">
            <text:p>1--21</text:p>
          </table:table-cell>
          <table:table-cell table:style-name="ce22" office:value-type="float" office:value="2009">
            <text:p>2009</text:p>
          </table:table-cell>
          <table:table-cell table:style-name="ce22" office:value-type="string">
            <text:p>http://www.springerlink.com/index/10.1007/s00606-008-0113-0</text:p>
          </table:table-cell>
          <table:table-cell table:number-columns-repeated="4"/>
          <table:table-cell table:style-name="ce22" office:value-type="string">
            <text:p>26s \'{a} key innovation,phylogeny \'{a} matk \'{a},trnk intron \'{a} its,\'{a},\'{a} species-rich genus \'{a}</text:p>
          </table:table-cell>
        </table:table-row>
        <table:table-row table:style-name="ro3">
          <table:table-cell table:style-name="ce22" office:value-type="string">
            <text:p>SAMPAYO2009</text:p>
          </table:table-cell>
          <table:table-cell table:style-name="ce25" office:value-type="string">
            <text:p>Deletions were incorporated
as a fifth character state and indels were represented as a
single evolutionary event. To determine whether the data
sets could be analysed in concatenation, a ‘partition-
homogeneity’ or ‘incongruence length difference (ILD)’ test was run. Phylogenetic incongruence indicates that different
partitions (or gene regions) undergo a distinct evolutionary
history (Farris et al. 1995). Although the ILD test has limitations
(Ramírez 2006), it showed phylogenetic incongruence of all
DNA regions (P = 0.01) and supported the concatenated
analyses.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SAMPAYO, E. M.; DOVE, S. &amp; LAJEUNESSE, T. C.</text:p>
          </table:table-cell>
          <table:table-cell table:style-name="ce22" office:value-type="string">
            <text:p>Cohesive molecular genetic data delineate species diversity in the dinoflagellate genus Symbiodinium</text:p>
          </table:table-cell>
          <table:table-cell table:style-name="ce22" office:value-type="string">
            <text:p>Molecular Ecology</text:p>
          </table:table-cell>
          <table:table-cell table:style-name="ce22" office:value-type="float" office:value="18">
            <text:p>18</text:p>
          </table:table-cell>
          <table:table-cell table:style-name="ce22" office:value-type="float" office:value="3">
            <text:p>3</text:p>
          </table:table-cell>
          <table:table-cell/>
          <table:table-cell table:style-name="ce22" office:value-type="string">
            <text:p>500--519</text:p>
          </table:table-cell>
          <table:table-cell table:style-name="ce22" office:value-type="float" office:value="2009">
            <text:p>2009</text:p>
          </table:table-cell>
          <table:table-cell table:style-name="ce22" office:value-type="string">
            <text:p>http://www.ingentaconnect.com/content/bsc/mecol/2009/00000018/00000003/art00009</text:p>
          </table:table-cell>
          <table:table-cell table:style-name="ce22" office:value-type="string">
            <text:p>Blackwell Publishing Ltd</text:p>
          </table:table-cell>
          <table:table-cell/>
          <table:table-cell table:style-name="ce22" office:value-type="string">
            <text:p>Abstract The diversity of symbiotic dinoflagellates (Symbiodinium) in pocilloporid corals originating from various reef habitats surrounding Heron Island, southern Great Barrier Reef, was examined by targeting ribosomal, mitochondrial, and chloroplast genes using six methods that analyse for sequence differences. The ability of each of 13 genetic analyses to characterize eight ecologically distinct Symbiodinium spp. was dependent on the level of conservation of the gene region targeted and the technique used. Other than differences in resolution, phylogenetic reconstructions using nuclear and organelle gene sequences were complementary and when combined produced a well-resolved phylogeny. Analysis of the ribosomal internal transcribed spacers using denaturing gradient gel electrophoresis fingerprinting in combination with sequencing of dominant bands provided a precise method for rapidly resolving and characterizing symbionts into ecologically and evolutionarily distinct units of diversity. Single-stranded conformation polymorphisms of the nuclear ribosomal large subunit (D1/D2 domain) identified the same number of ecologically distinct Symbiodinium spp., but profiles were less distinctive. The repetitive sequencing of bacterially cloned ITS2 polymerase chain reaction amplifications generated numerous sequence variants that clustered together according to the symbiont under analysis. The phylogenetic relationships between these clusters show how intragenomic variation in the ribosomal array diverges among closely related eukaryotic genomes. The strong correlation between phylogenetically independent lineages with different ecological and physiological attributes establishes a clear basis for assigning species designations to members of the genus Symbiodinium.</text:p>
          </table:table-cell>
          <table:table-cell/>
          <table:table-cell table:style-name="ce22" office:value-type="string">
            <text:p>refs\_ram06</text:p>
          </table:table-cell>
        </table:table-row>
        <table:table-row table:style-name="ro3">
          <table:table-cell table:style-name="ce22" office:value-type="string">
            <text:p>Sanders2010</text:p>
          </table:table-cell>
          <table:table-cell table:style-name="ce25" office:value-type="string">
            <text:p>Separate analyses of each locus were consistent in topology and node support, and the incongruence length difference (=partition homogeneity) test (Farris et al., 1994) provided no evidence for significant heterogeneity among the three loci (p &gt; 0.80)... Maxi-
mum parsimony tree searches were heuristic with 1000 random
step-wise sequence addition replicates and tree-bisection-recon-
nection (TBR) branch swapping.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gt; 0.8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hree loci, one test</text:p>
          </table:table-cell>
          <table:table-cell table:style-name="ce22" office:value-type="string">
            <text:p>SERIOUS</text:p>
          </table:table-cell>
          <table:table-cell/>
          <table:table-cell table:style-name="ce22" office:value-type="string">
            <text:p>Sanders, Kate L; Mumpuni; Hamidy, Amir; Head, Jason J &amp; Gower, David J</text:p>
          </table:table-cell>
          <table:table-cell table:style-name="ce22" office:value-type="string">
            <text:p>Phylogeny and divergence times of filesnakes (Acrochordus): inferences from morphology, fossils and three molecular loci.</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3">
            <text:p>3</text:p>
          </table:table-cell>
          <table:table-cell table:style-name="ce22" office:value-type="string">
            <text:p>September</text:p>
          </table:table-cell>
          <table:table-cell table:style-name="ce22" office:value-type="string">
            <text:p>857--67</text:p>
          </table:table-cell>
          <table:table-cell table:style-name="ce22" office:value-type="float" office:value="2010">
            <text:p>2010</text:p>
          </table:table-cell>
          <table:table-cell table:style-name="ce22" office:value-type="string">
            <text:p>http://www.ncbi.nlm.nih.gov/pubmed/20434568</text:p>
          </table:table-cell>
          <table:table-cell table:style-name="ce22" office:value-type="string">
            <text:p>Elsevier Inc.</text:p>
          </table:table-cell>
          <table:table-cell/>
          <table:table-cell table:style-name="ce22" office:value-type="string">
            <text:p>Acrochordus is a species-poor but highly distinctive aquatic snake genus currently distributed from India to the western edge of the Pacific. We provide the first phylogeny for the three extant species using Bayesian and parsimony analyses of one mitochondrial and two nuclear gene sequences. Acrochordus javanicus is strongly recovered as sister to A. arafurae+A. granulatus, counter to expectations from superficial ecology, external phenotype and former taxonomy. We review and revise key fossil calibrations for dating snake divergences. Bayesian relaxed-clock analysis of the two nuclear loci yields deep interspecific divergences among extant species that occurred during the Miocene approximately 16 and approximately 20Mya (million years ago), pre-dating at least two of the three other living marine snake lineages. New morphological data for A. arafurae, and our molecular timescale, provide support for the placement of fossil taxon A. dehmi within the Acrochordus crown group, as sister to A. javanicus among nominate species. Finally, Acrochordus phylogeny provides an improved basis for taxon selection and character polarization in higher snake phylogenetics. Our study highlights the three Acrochordus species as old and highly distinct lineages that comprise an important component of the threatened Indo-Australian biodiversity.</text:p>
          </table:table-cell>
          <table:table-cell/>
          <table:table-cell table:style-name="ce22" office:value-type="string">
            <text:p>Animals,Bayes Theorem,Cell Nucleus,Cell Nucleus: genetics,DNA, Mitochondrial,DNA, Mitochondrial: genetics,Evolution, Molecular,Fossils,Phylogeny,Sequence Alignment,Sequence Analysis, DNA,Snakes,Snakes: anatomy \&amp; histology,Snakes: classification,Snakes: genetics</text:p>
          </table:table-cell>
        </table:table-row>
        <table:table-row table:style-name="ro3">
          <table:table-cell table:style-name="ce22" office:value-type="string">
            <text:p>Sasakawa2009</text:p>
          </table:table-cell>
          <table:table-cell table:style-name="ce25" office:value-type="string">
            <text:p>For the combined data, no signifi-
cant incongruence among the partitions was confirmed
by an incongruence length difference test (Farris et al.
1994) with 1000 replicates of heuristic search algorithms... The tree search of MP analy-
sis was a heuristic search of 100 random addition analy-
ses of tree bisection–reconstruction branch swapping
with the MulTrees option activated.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Sasakawa, K\^{o}ji &amp; Kubota, K\^{o}hei</text:p>
          </table:table-cell>
          <table:table-cell table:style-name="ce22" office:value-type="string">
            <text:p>Phylogeny of ground beetles subgenus Nialoe ( s. lat. ) Tanaka (Coleoptera: Carabidae; genus Pterostichus ): A molecular phylogenetic approach</text:p>
          </table:table-cell>
          <table:table-cell table:style-name="ce22" office:value-type="string">
            <text:p>Entomological Science</text:p>
          </table:table-cell>
          <table:table-cell table:style-name="ce22" office:value-type="float" office:value="12">
            <text:p>12</text:p>
          </table:table-cell>
          <table:table-cell table:style-name="ce22" office:value-type="float" office:value="3">
            <text:p>3</text:p>
          </table:table-cell>
          <table:table-cell table:style-name="ce22" office:value-type="string">
            <text:p>September</text:p>
          </table:table-cell>
          <table:table-cell table:style-name="ce22" office:value-type="string">
            <text:p>308--313</text:p>
          </table:table-cell>
          <table:table-cell table:style-name="ce22" office:value-type="float" office:value="2009">
            <text:p>2009</text:p>
          </table:table-cell>
          <table:table-cell table:style-name="ce22" office:value-type="string">
            <text:p>http://doi.wiley.com/10.1111/j.1479-8298.2009.00337.x</text:p>
          </table:table-cell>
          <table:table-cell table:number-columns-repeated="4"/>
          <table:table-cell table:style-name="ce22" office:value-type="string">
            <text:p>mitochondrial dna,molecular phylogeny,nuclear dna,taxonomy</text:p>
          </table:table-cell>
        </table:table-row>
        <table:table-row table:style-name="ro3">
          <table:table-cell table:style-name="ce22" office:value-type="string">
            <text:p>Sass2010</text:p>
          </table:table-cell>
          <table:table-cell table:style-name="ce25" office:value-type="string">
            <text:p>Gaps were treated as missing
Data... Congruence among the independent gene regions for the sam-
pled species was examined using the Incongruence Length Differ-
ence (ILD) test (Farris et al., 1994) as implemented in PAUP
with 1000 bootstrap replicates, each with 10 random addition replicates after non-parsimony informative characters had been re-
moved. The ILD test was performed between all four gene regions,
and between ETS and the three remaining gene regions... The ILD test found significant differences among all four gene
regions (P = 0.001) due to the significant difference between ETS
and the other three gene regions (P = 0.002): when ETS was ex-
cluded, incongruence detected between the remaining gene re-
gions was low (P = 0.068)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text:p>
          </table:table-cell>
          <table:table-cell table:style-name="ce22" office:value-type="float" office:value="0">
            <text:p>0</text:p>
          </table:table-cell>
          <table:table-cell table:style-name="ce26" office:value-type="string">
            <text:p>to 3 dp</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multiple loci, one test</text:p>
          </table:table-cell>
          <table:table-cell table:style-name="ce22" office:value-type="string">
            <text:p>SERIOUS</text:p>
          </table:table-cell>
          <table:table-cell/>
          <table:table-cell table:style-name="ce22" office:value-type="string">
            <text:p>Sass, Chodon &amp; Specht, Chelsea D</text:p>
          </table:table-cell>
          <table:table-cell table:style-name="ce22" office:value-type="string">
            <text:p>Phylogenetic estimation of the core Bromelioids with an emphasis on the genus Aechmea (Bromeliaceae).</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2">
            <text:p>2</text:p>
          </table:table-cell>
          <table:table-cell table:style-name="ce22" office:value-type="string">
            <text:p>May</text:p>
          </table:table-cell>
          <table:table-cell table:style-name="ce22" office:value-type="string">
            <text:p>559--71</text:p>
          </table:table-cell>
          <table:table-cell table:style-name="ce22" office:value-type="float" office:value="2010">
            <text:p>2010</text:p>
          </table:table-cell>
          <table:table-cell table:style-name="ce22" office:value-type="string">
            <text:p>http://www.ncbi.nlm.nih.gov/pubmed/20064621</text:p>
          </table:table-cell>
          <table:table-cell table:style-name="ce22" office:value-type="string">
            <text:p>Elsevier Inc.</text:p>
          </table:table-cell>
          <table:table-cell/>
          <table:table-cell table:style-name="ce22" office:value-type="string">
            <text:p>We developed a phylogeny of the core Bromelioideae including Aechmea and related genera, with the specific goals of investigating the monophyly of Aechmea and its allied genera, redefining monophyletic lineages for taxonomic revision, and investigating the biogeographic history of the group. Chloroplast, nuclear ribosomal, and low copy nuclear DNA sequences from 150 species within the Bromelioideae were used to develop the phylogeny. Phylogenies constructed with the combined four gene dataset provided sufficient resolution for investigating evolutionary relationships among species. Many genera are nested within Aechmea, or are rendered para- or polyphyletic by inclusion of Aechmea species. Several genera and subgenera of Aechmea with species in disjunct geographic locations are found to be polyphyletic, divided into separate clades that reflect geographic distribution rather than morphological similarity. This suggests that certain morphological characteristics thought to be indicative of common ancestry have instead evolved multiple times in parallel (i.e. ecological conservatism), possibly indicative of local adaptations to an epiphytic habit across the range of the Bromelioideae. These apparently homoplastic morphological characters used to assign species to genera or subgenera may be useful taxonomically when geography is also taken into account.</text:p>
          </table:table-cell>
          <table:table-cell/>
          <table:table-cell table:style-name="ce22" office:value-type="string">
            <text:p>Bayes Theorem,Bromeliaceae,Bromeliaceae: classification,Bromeliaceae: genetics,Cell Nucleus,Cell Nucleus: genetics,DNA, Chloroplast,DNA, Chloroplast: genetics,DNA, Plant,DNA, Plant: genetics,DNA, Ribosomal,DNA, Ribosomal: genetics,Evolution, Molecular,Geography,Likelihood Functions,Models, Genetic,Phylogeny,Sequence Alignment,Sequence Analysis, DNA</text:p>
          </table:table-cell>
        </table:table-row>
        <table:table-row table:style-name="ro3">
          <table:table-cell table:style-name="ce22" office:value-type="string">
            <text:p>Sawabe2009</text:p>
          </table:table-cell>
          <table:table-cell table:style-name="ce25" office:value-type="string">
            <text:p>Discordance between sequence data from different loci was
evaluated by means of the incongruence length difference test (ILD)
implemented in PAUP 4b10 (5)... Incongruence in tree topology is a sign of recombination
or hybridization among bacterial species (4, 17–21). We
observed significant incongruence between gapA and ftsZ
(p=0.001), and between gapA and topA (p=0.029) using the
ILD test.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01, 0.02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extbook insufficient</text:p>
          </table:table-cell>
          <table:table-cell table:number-columns-repeated="2"/>
          <table:table-cell table:style-name="ce22" office:value-type="string">
            <text:p>Sawabe, Tomoo; Koizumi, Shinichi; Fukui, Youhei; Nakagawa, Satoshi; Ivanova, Elena P.; Kita-Tsukamoto, Kumiko; Kogure, Kazuhiro &amp; Thompson, Fabiano L.</text:p>
          </table:table-cell>
          <table:table-cell table:style-name="ce22" office:value-type="string">
            <text:p>Mutation is the Main Driving Force in the Diversification of the Vibrio splendidus Clade</text:p>
          </table:table-cell>
          <table:table-cell table:style-name="ce22" office:value-type="string">
            <text:p>Microbes and Environments</text:p>
          </table:table-cell>
          <table:table-cell table:style-name="ce22" office:value-type="float" office:value="24">
            <text:p>24</text:p>
          </table:table-cell>
          <table:table-cell table:style-name="ce22" office:value-type="float" office:value="4">
            <text:p>4</text:p>
          </table:table-cell>
          <table:table-cell/>
          <table:table-cell table:style-name="ce22" office:value-type="string">
            <text:p>281--285</text:p>
          </table:table-cell>
          <table:table-cell table:style-name="ce22" office:value-type="float" office:value="2009">
            <text:p>2009</text:p>
          </table:table-cell>
          <table:table-cell table:style-name="ce22" office:value-type="string">
            <text:p>http://joi.jlc.jst.go.jp/JST.JSTAGE/jsme2/ME09128?from=CrossRef</text:p>
          </table:table-cell>
          <table:table-cell table:number-columns-repeated="4"/>
          <table:table-cell table:style-name="ce22" office:value-type="string">
            <text:p>1,2,22,described by beijerinck,diversification,dna-,in 1900 as a,luminous marine bacterium,multilocus sequence analysis,nomic status of this,population biology,species was confirmed through,the taxo-,vibrio splendidus,vibrio splendidus was originally,vibrios</text:p>
          </table:table-cell>
        </table:table-row>
        <table:table-row table:style-name="ro3">
          <table:table-cell table:style-name="ce22" office:value-type="string">
            <text:p>Schonhofer2010</text:p>
          </table:table-cell>
          <table:table-cell table:style-name="ce25" office:value-type="string">
            <text:p>The 28S/cytb-alignment was tested for heterogeneityusing the partition homogeneity test (Farris et al., 1994), imple-
mented in PAUP, to assess the appropriateness of combining the
data partitions. In PAUP we conducted heuristic
searches with 100 random addition replicates and tree–bisec-
tion–reconnection (TBR) branch swapping; gaps were treated as
5th base... The result of the partition homogeneity test just missed the
cut-off value to allow combination of 28S and cytb data
(P = 0.01; a value P &gt; 0.01 is not significant [Cunningham,
1997]). Incongruence between 28S and mitochondrial genes is
frequently reported without conflicting topologies, when the surveyed taxonomic level does include taxa of different families.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1</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1">
            <text:p>1</text:p>
          </table:table-cell>
          <table:table-cell table:style-name="ce22" office:value-type="string">
            <text:p>not significant? REALLY?</text:p>
          </table:table-cell>
          <table:table-cell table:style-name="ce22" office:value-type="string">
            <text:p>SERIOUS</text:p>
          </table:table-cell>
          <table:table-cell/>
          <table:table-cell table:style-name="ce22" office:value-type="string">
            <text:p>Scho}nhofer, Axel L &amp; Martens, Jochen</text:p>
          </table:table-cell>
          <table:table-cell table:style-name="ce22" office:value-type="string">
            <text:p>Hidden Mediterranean diversity: assessing species taxa by molecular phylogeny within the opilionid family Trogulidae (Arachnida, Opiliones).</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1">
            <text:p>1</text:p>
          </table:table-cell>
          <table:table-cell table:style-name="ce22" office:value-type="string">
            <text:p>January</text:p>
          </table:table-cell>
          <table:table-cell table:style-name="ce22" office:value-type="string">
            <text:p>59--75</text:p>
          </table:table-cell>
          <table:table-cell table:style-name="ce22" office:value-type="float" office:value="2010">
            <text:p>2010</text:p>
          </table:table-cell>
          <table:table-cell table:style-name="ce22" office:value-type="string">
            <text:p>http://www.ncbi.nlm.nih.gov/pubmed/19840858</text:p>
          </table:table-cell>
          <table:table-cell table:style-name="ce22" office:value-type="string">
            <text:p>Elsevier Inc.</text:p>
          </table:table-cell>
          <table:table-cell/>
          <table:table-cell table:style-name="ce22" office:value-type="string">
            <text:p>This is the first comprehensive study to evaluate the relationships between the western palearctic harvestman families Dicranolasmatidae, Trogulidae and Nemastomatidae with focus on the phylogeny and systematics of Trogulidae, using combined sequence data of the nuclear 28S rRNA and the mitochondrial cytochrome b gene. Bayesian analysis and Maximum parsimony do not reliably resolve Dicranolasma as distinct family but place it on a similar phylogenetic level as several lineages of Trogulidae. Nemastomatidae and Trogulidae turned out to be monophyletic, as did genera Anelasmocephalus and Trogulus within the Trogulidae. The genera Calathocratus, Platybessobius and Trogulocratus each appeared para or polyphyletic, respectively and are synonymized with Calathocratus. The monotypic genus Kofiniotis is well supported. We show molecular data to be in general concordance with taxa characterized by morphology. Molecular data are especially useful to calibrate morphological characters for systematic purposes within homogeneous taxa. In the majority of closely related valid species we show the lowest level of genetic distance to be not lower than 5\%. By this threshold in terms of traditionally accepted species the estimated number of species turns out to be 1.5-2.4 times higher than previously believed. With respect to European fauna cryptic diversity in Trogulidae is obviously extraordinarily high and hitherto largely underestimated.</text:p>
          </table:table-cell>
          <table:table-cell/>
          <table:table-cell table:style-name="ce22" office:value-type="string">
            <text:p>Animals,Arachnida,Arachnida: anatomy \&amp; histology,Arachnida: classification,Arachnida: genetics,Bayes Theorem,DNA, Mitochondrial,DNA, Mitochondrial: genetics,Evolution, Molecular,Genetic Speciation,Phylogeny,RNA, Ribosomal, 28S,RNA, Ribosomal, 28S: genetics,Sequence Alignment,Sequence Analysis, DNA</text:p>
          </table:table-cell>
        </table:table-row>
        <table:table-row table:style-name="ro3">
          <table:table-cell table:style-name="ce22" office:value-type="string">
            <text:p>Schrire2009</text:p>
          </table:table-cell>
          <table:table-cell table:style-name="ce25" office:value-type="string">
            <text:p>Indels scored were unequivocally
alignable and coded as binary (presence/absence) following Simmons and
Ochoterena (2000)... Parsimony analysis using
the program PAUP* version beta 10 (Swofford, 2002) followed search strate-
gies reported in Schrire et al. (2003) designed to detect the globally optimum
solutions (e.g., maximum trees set at 10 000 and invoking steepest descent and
retention of multiple parsimonious trees). A total of 10 000 bootstrap (Felsenstein,
1985) replicates was analyzed with less stringent search options (e.g., invoking
neither steepest descent nor retention of multiple parsimonious trees) such that
clade support values were biased low. Conflict among data sets was evaluated
by an incongruence length difference test (Farris et al., 1995) using the settings
as described for the bootstrap analysis (and excluding uninformative charac-
ters), and by comparing bootstrap trees from the individual data partitions,
identifying incongruence only when conflicting clades were marked by boot-
strap supports of over 80%, a conservative threshold... The results of an incongruence length difference test sug-
gested conflict between the molecular and morphological data
sets (p = 0.000171).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0017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impossible with that many reps!</text:p>
          </table:table-cell>
          <table:table-cell table:style-name="ce22" office:value-type="string">
            <text:p>SERIOUS</text:p>
          </table:table-cell>
          <table:table-cell/>
          <table:table-cell table:style-name="ce22" office:value-type="string">
            <text:p>Schrire, B. D.; Lavin, M.; Barker, N. P. &amp; Forest, F.</text:p>
          </table:table-cell>
          <table:table-cell table:style-name="ce22" office:value-type="string">
            <text:p>Phylogeny of the tribe Indigofereae (Leguminosae-Papilionoideae): Geographically structured more in succulent-rich and temperate settings than in grass-rich environments</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4">
            <text:p>4</text:p>
          </table:table-cell>
          <table:table-cell table:style-name="ce22" office:value-type="string">
            <text:p>March</text:p>
          </table:table-cell>
          <table:table-cell table:style-name="ce22" office:value-type="string">
            <text:p>816--852</text:p>
          </table:table-cell>
          <table:table-cell table:style-name="ce22" office:value-type="float" office:value="2009">
            <text:p>2009</text:p>
          </table:table-cell>
          <table:table-cell table:style-name="ce22" office:value-type="string">
            <text:p>http://www.amjbot.org/cgi/doi/10.3732/ajb.0800185</text:p>
          </table:table-cell>
          <table:table-cell table:number-columns-repeated="4"/>
          <table:table-cell table:style-name="ce22" office:value-type="string">
            <text:p>2005a,750 species,and 19th,biogeography,character evolution,dispersal limitation,distribution and c,fabaceae,genus in legumes,indigofera,indigofera with a worldwide,indigofereae,is the third largest,lecular phylogeny,leguminosae,mo-,rates analysis,schrire</text:p>
          </table:table-cell>
        </table:table-row>
        <table:table-row table:style-name="ro3">
          <table:table-cell table:style-name="ce22" office:value-type="string">
            <text:p>Shih2009</text:p>
          </table:table-cell>
          <table:table-cell table:style-name="ce25" office:value-type="string">
            <text:p>For a combined analysis of 16S rRNA and COI,
phylogenetic congruence among the two dataset parti-
tions was tested under the maximum parsimony (MP)
criterion using the incongruent length difference (ILD)
test (Farris et al., 1994) implemented in the PAUP*
program (vers. 4.0b10, Swofford, 2003) as the partition
homogeneity test. The parameters included 1,000 reiter-
ations of an heuristic search with 100 randomly added
sequence replications, TBR branch swapping, using
Steepest Descent, and the MULTREES option enabled.
The topologies of the two data sets were congruent
(P = 0.4), and so the sequences were combined... Gaps
in MP tree construction were treated as missing data.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4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Shih, Hsi-Te; Kamrani, Ehsan; Davie, Peter J. F. &amp; Liu, Min-Yun</text:p>
          </table:table-cell>
          <table:table-cell table:style-name="ce22" office:value-type="string">
            <text:p>Genetic evidence for the recognition of two fiddler crabs, Uca iranica and U.┬áalbimana (Crustacea: Brachyura: Ocypodidae), from the northwestern Indian Ocean, with notes on the U.┬álactea species-complex</text:p>
          </table:table-cell>
          <table:table-cell table:style-name="ce22" office:value-type="string">
            <text:p>Hydrobiologia</text:p>
          </table:table-cell>
          <table:table-cell table:style-name="ce22" office:value-type="float" office:value="635">
            <text:p>635</text:p>
          </table:table-cell>
          <table:table-cell table:style-name="ce22" office:value-type="float" office:value="1">
            <text:p>1</text:p>
          </table:table-cell>
          <table:table-cell table:style-name="ce22" office:value-type="string">
            <text:p>September</text:p>
          </table:table-cell>
          <table:table-cell table:style-name="ce22" office:value-type="string">
            <text:p>373--382</text:p>
          </table:table-cell>
          <table:table-cell table:style-name="ce22" office:value-type="float" office:value="2009">
            <text:p>2009</text:p>
          </table:table-cell>
          <table:table-cell table:style-name="ce22" office:value-type="string">
            <text:p>http://www.springerlink.com/index/10.1007/s10750-009-9930-6</text:p>
          </table:table-cell>
          <table:table-cell table:number-columns-repeated="4"/>
          <table:table-cell table:style-name="ce22" office:value-type="string">
            <text:p>16s rrna \'{a} cytochrome,oxidase i \'{a},persian gulf \'{a} red,sea \'{a} biogeography</text:p>
          </table:table-cell>
        </table:table-row>
        <table:table-row table:style-name="ro3">
          <table:table-cell table:style-name="ce22" office:value-type="string">
            <text:p>Siedchlag2010</text:p>
          </table:table-cell>
          <table:table-cell table:style-name="ce25" office:value-type="string">
            <text:p>The partition homogeneity test (Farris et al., 1994) using PAUP*
(1000 replicates) indicated that the three gene regions could be ana-
lyzed together.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hree loci, one test</text:p>
          </table:table-cell>
          <table:table-cell table:style-name="ce22" office:value-type="string">
            <text:p>SERIOUS</text:p>
          </table:table-cell>
          <table:table-cell/>
          <table:table-cell table:style-name="ce22" office:value-type="string">
            <text:p>Siedchlag, Ana Carolina; Benozzati, Maria L\'{u}cia; Passoni, Jos\'{e} Carlos &amp; Rodrigues, Miguel Trefaut</text:p>
          </table:table-cell>
          <table:table-cell table:style-name="ce22" office:value-type="string">
            <text:p>Genetic structure, phylogeny, and biogeography of Brazilian eyelid-less lizards of genera Calyptommatus and Nothobachia (Squamata, Gymnophthalmidae) as inferred from mitochondrial DNA sequences.</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2">
            <text:p>2</text:p>
          </table:table-cell>
          <table:table-cell table:style-name="ce22" office:value-type="string">
            <text:p>August</text:p>
          </table:table-cell>
          <table:table-cell table:style-name="ce22" office:value-type="string">
            <text:p>622--630</text:p>
          </table:table-cell>
          <table:table-cell table:style-name="ce22" office:value-type="float" office:value="2010">
            <text:p>2010</text:p>
          </table:table-cell>
          <table:table-cell table:style-name="ce22" office:value-type="string">
            <text:p>http://www.ncbi.nlm.nih.gov/pubmed/20434569</text:p>
          </table:table-cell>
          <table:table-cell table:style-name="ce22" office:value-type="string">
            <text:p>Elsevier Inc.</text:p>
          </table:table-cell>
          <table:table-cell/>
          <table:table-cell table:style-name="ce22" office:value-type="string">
            <text:p>Calyptommatus and Nothobachia genera of gymnophthalmid lizards are restricted to sandy open habitats on S\~{a}o Francisco River margins, northeastern Brazil. Phylogenetic relationships and geographic distribution of the four recognized species of Calyptommatus were analyzed from partial mitochondrial cyt b, 12S, and 16S rRNA genes sequencing, taking allopatric populations of the monotypic Nothobachia ablephara as the outgroup. In Calyptommatus a basal split separated C. sinebrachiatus, a species restricted to the eastern bank of the river, from the three other species. In this clade, C. confusionibus, found on western margin, was recovered as the sister group of the two other species, C. leiolepis and C. nicterus, from opposite margins. According to approximate date estimations, C. sinebrachiatus would have separated from the other congeneric species by 4.4-6.5my, and C. nicterus, also from eastern bank, would be diverging by 1.8-2.6my from C. leiolepis, the sister species on the opposite margin. C. confusionibus and C. leiolepis, both from western sandy areas, would be differentiating by 2.8-5.0my. Divergence times of about 3.0-4.0my were estimated for allopatric populations of Nothobachia restricted to western margin. Significant differences in 16S rRNA secondary structure relatively to other vertebrates are reported. Distinct evolutionary patterns are proposed for different taxa in those sandy areas, probably related to historical changes in the course of S\~{a}o Francisco River.</text:p>
          </table:table-cell>
        </table:table-row>
        <table:table-row table:style-name="ro3">
          <table:table-cell table:style-name="ce22" office:value-type="string">
            <text:p>Silberfeld2010</text:p>
          </table:table-cell>
          <table:table-cell table:style-name="ce25" office:value-type="string">
            <text:p>Due to the presence of missing data in our alignments, the ILD
test (Farris et al., 1994) and partitioned likelihood support (Lee and
Hugall, 2003) cannot be used to evaluate data congruence.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table-cell table:style-name="ce22" office:value-type="string">
            <text:p>INCORRECT</text:p>
          </table:table-cell>
          <table:table-cell/>
          <table:table-cell table:style-name="ce22" office:value-type="string">
            <text:p>Silberfeld, Thomas; Leigh, Jessica W; Verbruggen, Heroen; Cruaud, Corinne; de Reviers, Bruno &amp; Rousseau, Florence</text:p>
          </table:table-cell>
          <table:table-cell table:style-name="ce22" office:value-type="string">
            <text:p>A multi-locus time-calibrated phylogeny of the brown algae (Heterokonta, Ochrophyta, Phaeophyceae): Investigating the evolutionary nature of the brown algal crown radiation"."</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2">
            <text:p>2</text:p>
          </table:table-cell>
          <table:table-cell table:style-name="ce22" office:value-type="string">
            <text:p>August</text:p>
          </table:table-cell>
          <table:table-cell table:style-name="ce22" office:value-type="string">
            <text:p>659--74</text:p>
          </table:table-cell>
          <table:table-cell table:style-name="ce22" office:value-type="float" office:value="2010">
            <text:p>2010</text:p>
          </table:table-cell>
          <table:table-cell table:style-name="ce22" office:value-type="string">
            <text:p>http://www.ncbi.nlm.nih.gov/pubmed/20412862</text:p>
          </table:table-cell>
          <table:table-cell table:style-name="ce22" office:value-type="string">
            <text:p>Elsevier Inc.</text:p>
          </table:table-cell>
          <table:table-cell/>
          <table:table-cell table:style-name="ce22" office:value-type="string">
            <text:p>The most conspicuous feature in previous phaeophycean phylogenies is a large polytomy known as the brown algal crown radiation (BACR). The BACR encompasses 10 out of the 17 currently recognized brown algal orders. A recent study has been able to resolve a few nodes of the BACR, suggesting that it may be a soft polytomy caused by a lack of signal in molecular markers. The present work aims to refine relationships within the BACR and investigate the nature and timeframe of the diversification in question using a dual approach. A multi-marker phylogeny of the brown algae was built from 10 mitochondrial, plastid and nuclear loci (&gt;10,000 nt) of 72 phaeophycean taxa, resulting in trees with well-resolved inter-ordinal relationships within the BACR. Using Bayesian relaxed molecular clock analysis, it is shown that the BACR is likely to represent a gradual diversification spanning most of the Lower Cretaceous rather than a sudden radiation. Non-molecular characters classically used in ordinal delimitation were mapped on the molecular topology to study their evolutionary history.</text:p>
          </table:table-cell>
          <table:table-cell/>
          <table:table-cell table:style-name="ce22" office:value-type="string">
            <text:p>Algae, Brown,Algae, Brown: classification,Algae, Brown: genetics,Bayes Theorem,Cell Nucleus,Cell Nucleus: genetics,DNA, Algal,DNA, Algal: genetics,DNA, Mitochondrial,DNA, Mitochondrial: genetics,Evolution, Molecular,Models, Genetic,Phylogeny,Plastids,Plastids: genetics,Sequence Alignment,Sequence Analysis, DNA</text:p>
          </table:table-cell>
        </table:table-row>
        <table:table-row table:style-name="ro3">
          <table:table-cell table:style-name="ce22" office:value-type="string">
            <text:p>Sin2009</text:p>
          </table:table-cell>
          <table:table-cell table:style-name="ce25" office:value-type="string">
            <text:p>Before the combined data set
was analyzed, incongruence length difference (ILD) test (Farris et al.,
1995) referred to as a partition homogeneity test in PAUP 4.0b10
(Swofford, 2002) was used to examine possible incongruence
between genes. One thousand replicates of the ILD test were
performed. No evidence was presented for phylogenetic conflict
between COI and 16S gene partitions (P = 0.436), justifying a combined
data approach... Heuristic MP and ML searches were
made using tree bisection reconnection (TBR) branch swapping with
random addition sequence replicates. The starting tree for branch-
swapping was obtained by stepwise addition. Gaps were treated as
missing characters.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RAS + TBR</text:p>
          </table:table-cell>
          <table:table-cell table:style-name="ce22" office:value-type="float" office:value="0">
            <text:p>0</text:p>
          </table:table-cell>
          <table:table-cell table:style-name="ce26" office:value-type="string">
            <text:p>0.436</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Sin, Y; Yau, C &amp; Chu, K</text:p>
          </table:table-cell>
          <table:table-cell table:style-name="ce22" office:value-type="string">
            <text:p>Morphological and genetic differentiation of two loliginid squids, Uroteuthis (Photololigo) chinensis and Uroteuthis (Photololigo) edulis (Cephalopoda: Loliginidae), in Asia</text:p>
          </table:table-cell>
          <table:table-cell table:style-name="ce22" office:value-type="string">
            <text:p>Journal of Experimental Marine Biology and Ecology</text:p>
          </table:table-cell>
          <table:table-cell table:style-name="ce22" office:value-type="float" office:value="369">
            <text:p>369</text:p>
          </table:table-cell>
          <table:table-cell table:style-name="ce22" office:value-type="float" office:value="1">
            <text:p>1</text:p>
          </table:table-cell>
          <table:table-cell table:style-name="ce22" office:value-type="string">
            <text:p>February</text:p>
          </table:table-cell>
          <table:table-cell table:style-name="ce22" office:value-type="string">
            <text:p>22--30</text:p>
          </table:table-cell>
          <table:table-cell table:style-name="ce22" office:value-type="float" office:value="2009">
            <text:p>2009</text:p>
          </table:table-cell>
          <table:table-cell table:style-name="ce22" office:value-type="string">
            <text:p>http://linkinghub.elsevier.com/retrieve/pii/S0022098108005418</text:p>
          </table:table-cell>
          <table:table-cell table:style-name="ce22" office:value-type="string">
            <text:p>Elsevier B.V.</text:p>
          </table:table-cell>
        </table:table-row>
        <table:table-row table:style-name="ro3">
          <table:table-cell table:style-name="ce22" office:value-type="string">
            <text:p>Smith2010</text:p>
          </table:table-cell>
          <table:table-cell table:style-name="ce25" office:value-type="string">
            <text:p>performed on the three primary anatomical partitions using the
partition homogeneity test implemented in PAUP* 4.0b10 [66].
These analyses were performed with the fossil taxa excluded from
the dataset, as several fossil taxa cannot be scored for characters in
one or more anatomical partition (e.g., all included plotopterids
lack cranial material), or can only be scored for a limited amount
of characters (e.g., Prophaethon and Lithoptila are missing data for
most pectoral characters). The first test compared all three major
partitions (cranial, pectoral, pelvic) at the same time, utilizing
heuristic searches of 500 pseudoreplicates with 25 random
addition sequence replicates per pseudoreplicate. The remaining
ILD tests were pairwise comparisons of anatomical partititions
(i.e., cranial vs. pectoral, cranial vs. pelvic, pectoral vs. pelvic) and
utilized heuristic searches of 200 pseudoreplicates with 20 random
addition sequence replicates per pseudoreplicate... The incongruence length difference test comparing the three
major anatomical regions (cranial, pectoral, pelvic) recovered a
significant difference in phylogenetic signal between partitions
(p = 0.002). The pairwise ILD tests suggest that this incongruence
may primarily be between the pectoral and pelvic anatomical
partitions, which was the only one of the three pairwise ILD tests
that recovered significant incongruence (p = 0.005; cranial vs.
pectoral p = 0.115; cranial vs. pelvic p = 0.205). The strict
consenses of most parsimonious trees resulting from each of the
partitioned analyses are presented in Figures 4–6.</text:p>
          </table:table-cell>
          <table:table-cell table:number-columns-repeated="2"/>
          <table:table-cell table:style-name="ce22" office:value-type="float" office:value="0">
            <text:p>0</text:p>
          </table:table-cell>
          <table:table-cell table:style-name="ce22" office:value-type="float" office:value="500">
            <text:p>500</text:p>
          </table:table-cell>
          <table:table-cell table:style-name="ce22" office:value-type="float" office:value="0">
            <text:p>0</text:p>
          </table:table-cell>
          <table:table-cell table:style-name="ce22" office:value-type="string">
            <text:p>25RAS</text:p>
          </table:table-cell>
          <table:table-cell/>
          <table:table-cell table:style-name="ce26" office:value-type="string">
            <text:p>0.002, 0.115, 0.205</text:p>
          </table:table-cell>
          <table:table-cell table:style-name="ce22" office:value-type="float" office:value="0">
            <text:p>0</text:p>
          </table:table-cell>
          <table:table-cell table:style-name="ce22" office:value-type="float" office:value="0.005">
            <text:p>0.005</text:p>
          </table:table-cell>
          <table:table-cell table:style-name="ce22" office:value-type="float" office:value="1">
            <text:p>1</text:p>
          </table:table-cell>
          <table:table-cell table:style-name="ce22" office:value-type="string">
            <text:p>morphological</text:p>
          </table:table-cell>
          <table:table-cell table:number-columns-repeated="2"/>
          <table:table-cell table:style-name="ce22" office:value-type="string">
            <text:p>Smith, Nathan D.</text:p>
          </table:table-cell>
          <table:table-cell table:style-name="ce22" office:value-type="string">
            <text:p>Phylogenetic Analysis of Pelecaniformes (Aves) Based on Osteological Data: Implications for Waterbird Phylogeny and Fossil Calibration Studies</text:p>
          </table:table-cell>
          <table:table-cell table:style-name="ce22" office:value-type="string">
            <text:p>PLoS ONE</text:p>
          </table:table-cell>
          <table:table-cell table:style-name="ce22" office:value-type="float" office:value="5">
            <text:p>5</text:p>
          </table:table-cell>
          <table:table-cell table:style-name="ce22" office:value-type="float" office:value="10">
            <text:p>10</text:p>
          </table:table-cell>
          <table:table-cell table:style-name="ce22" office:value-type="string">
            <text:p>October</text:p>
          </table:table-cell>
          <table:table-cell table:style-name="ce22" office:value-type="string">
            <text:p>e13354</text:p>
          </table:table-cell>
          <table:table-cell table:style-name="ce22" office:value-type="float" office:value="2010">
            <text:p>2010</text:p>
          </table:table-cell>
          <table:table-cell table:style-name="ce22" office:value-type="string">
            <text:p>http://dx.plos.org/10.1371/journal.pone.0013354</text:p>
          </table:table-cell>
          <table:table-cell table:style-name="ce22" office:value-type="string">
            <text:p>Public Library of Science</text:p>
          </table:table-cell>
          <table:table-cell/>
          <table:table-cell table:style-name="ce25" office:value-type="string">
            <text:p>Background Debate regarding the monophyly and relationships of the avian order Pelecaniformes represents a classic example of discord between morphological and molecular estimates of phylogeny. This lack of consensus hampers interpretation of the group's fossil record, which has major implications for understanding patterns of character evolution (e.g., the evolution of wing-propelled diving) and temporal diversification (e.g., the origins of modern families). Relationships of the Pelecaniformes were inferred through parsimony analyses of an osteological dataset encompassing 59 taxa and 464 characters. The relationships of the Plotopteridae, an extinct family of wing-propelled divers, and several other fossil pelecaniforms (Limnofregata, Prophaethon, Lithoptila, ?Borvocarbo stoeffelensis) were also assessed. The antiquity of these taxa and their purported status as stem members of extant families makes them valuable for studies of higher-level avian diversification.
Methodology/Principal Findings Pelecaniform monophyly is not recovered, with Phaethontidae recovered as distantly related to all other pelecaniforms, which are supported as a monophyletic Steganopodes. Some anatomical partitions of the dataset possess different phylogenetic signals, and partitioned analyses reveal that these discrepancies are localized outside of Steganopodes, and primarily due to a few labile taxa. The Plotopteridae are recovered as the sister taxon to Phalacrocoracoidea, and the relationships of other fossil pelecaniforms representing key calibration points are well supported, including Limnofregata (sister taxon to Fregatidae), Prophaethon and Lithoptila (successive sister taxa to Phaethontidae), and ?Borvocarbo stoeffelensis (sister taxon to Phalacrocoracidae). These relationships are invariant when ÔÇÿbackboneÔÇÖ constraints based on recent avian phylogenies are imposed.
Conclusions/Significance Relationships of extant pelecaniforms inferred from morphology are more congruent with molecular phylogenies than previously assumed, though notable conflicts remain. The phylogenetic position of the Plotopteridae implies that wing-propelled diving evolved independently in plotopterids and penguins, representing a remarkable case of convergent evolution. Despite robust support for the placement of fossil taxa representing key calibration points, the successive outgroup relationships of several ÔÇ£stem fossil + crown familyÔÇØ clades are variable and poorly supported across recent studies of avian phylogeny. Thus, the impact these fossils have on inferred patterns of temporal diversification depends heavily on the resolution of deep nodes in avian phylogeny.</text:p>
          </table:table-cell>
          <table:table-cell/>
          <table:table-cell table:style-name="ce22" office:value-type="string">
            <text:p>Evolutionary Biology,Evolutionary Biology/Evolutionary Ecology,Evolutionary Biology/Paleontology,Research Article,randILD</text:p>
          </table:table-cell>
        </table:table-row>
        <table:table-row table:style-name="ro3">
          <table:table-cell table:style-name="ce22" office:value-type="string">
            <text:p>Smith2009</text:p>
          </table:table-cell>
          <table:table-cell table:style-name="ce25" office:value-type="string">
            <text:p>Phylogenetic congruence of the two data sets was tested with a partition homogeneity
test (Farris et al., 1994); 500 partition replicates were analysed under maximum parsimony using heuristic searches in PAUP version 4.0b10 (Swofford, 2003)... Partition homogeneity tests rejected phylogenetic congruence,
justifying separate analyses of the cytochrome b and control region sequence</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02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did not combine</text:p>
          </table:table-cell>
          <table:table-cell table:number-columns-repeated="2"/>
          <table:table-cell table:style-name="ce22" office:value-type="string">
            <text:p>Smith, P J; Struthers, C D; Paulin, C D; McVeagh, S M &amp; Daley, R K</text:p>
          </table:table-cell>
          <table:table-cell table:style-name="ce22" office:value-type="string">
            <text:p>Shallow genetic and morphological divergence among seaperches in the South Pacific (family Scorpaenidae; genus Helicolenus).</text:p>
          </table:table-cell>
          <table:table-cell table:style-name="ce22" office:value-type="string">
            <text:p>Journal of fish biology</text:p>
          </table:table-cell>
          <table:table-cell table:style-name="ce22" office:value-type="float" office:value="74">
            <text:p>74</text:p>
          </table:table-cell>
          <table:table-cell table:style-name="ce22" office:value-type="float" office:value="5">
            <text:p>5</text:p>
          </table:table-cell>
          <table:table-cell table:style-name="ce22" office:value-type="string">
            <text:p>April</text:p>
          </table:table-cell>
          <table:table-cell table:style-name="ce22" office:value-type="string">
            <text:p>1104--28</text:p>
          </table:table-cell>
          <table:table-cell table:style-name="ce22" office:value-type="float" office:value="2009">
            <text:p>2009</text:p>
          </table:table-cell>
          <table:table-cell table:style-name="ce22" office:value-type="string">
            <text:p>http://www.ncbi.nlm.nih.gov/pubmed/20735622</text:p>
          </table:table-cell>
          <table:table-cell table:number-columns-repeated="2"/>
          <table:table-cell table:style-name="ce22" office:value-type="string">
            <text:p>The phylogenetic relationships among populations of seaperch, Helicolenus spp., in the south-west Pacific were examined with mtDNA markers. Parts of the cytochrome b gene [459 base pair (bp)] and the control region (448 bp) were sequenced in 58 specimens from the south-west Pacific and four specimens of Helicolenus lengerichi from Chile. Only one clade was recognized in New Zealand coastal waters, despite a wide range of colour morphs. This clade also occurred in the mid Tasman Sea on the Norfolk Ridge and around Tasmania and Victoria. A second sympatric clade was identified around Tasmania and Victoria and to the west of New Zealand. A third allopatric clade was identified to the north of New Zealand and in deep water on the Chatham Rise and a fourth clade on the Foundation Seamounts and the Louisville Ridge. Helicolenus lengerichi from Chile formed a fifth clade. Assuming a molecular clock, the clades were estimated to have diverged c. 0.7-2.6 million years ago. Only two clades, around Tasmania and Victoria, were separated using morphology, colour (in live) and dorsal-fin soft ray counts and were confirmed as Helicolenus percoides and Helicolenus barathri. Two characters, orbit diameter and colour variation, previously used to identify two species in New Zealand waters were unreliable characters for species discrimination. Principle component analyses of 11 morphological measures from 67 individuals did not delineate the clades. A canonical discriminant analysis was able to separate four of the five clades, but mean discriminate probabilities were low (77.6\%), except for the five Chilean specimens of H. lengerichi (100\%).</text:p>
          </table:table-cell>
          <table:table-cell/>
          <table:table-cell table:style-name="ce22" office:value-type="string">
            <text:p>Animals,Chile,DNA, Mitochondrial,DNA, Mitochondrial: genetics,Evolution, Molecular,New Zealand,Pacific Ocean,Perches,Perches: anatomy \&amp; histology,Perches: classification,Perches: genetics,Phylogeny,Principal Component Analysis,Sequence Alignment,Sequence Analysis, DNA</text:p>
          </table:table-cell>
        </table:table-row>
        <table:table-row table:style-name="ro3">
          <table:table-cell table:style-name="ce22" office:value-type="string">
            <text:p>Snijman2010</text:p>
          </table:table-cell>
          <table:table-cell table:style-name="ce25" office:value-type="string">
            <text:p>Gaps were coded as missing characters
in all of the analyses, as there were no informative indels in
either matrix. Before combining the ITS and ndhF data sets,
we performed an incongruence length difference test (ILD =
partition homogeneity test in PAUP) on the matrices (Farris
et al., 1994, 1995) to assess the degree of congruence between
them. One thousand heuristic searches were conducted for the
ILD, each with 10 random addition replications, saving no more
than 20 trees from each for TBR branch swapping... The ILD resulted in the rejection of the null hypothesis that
the ndhF and ITS alignments were congruent (P = 0.01),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Snijman, D.a. &amp; a.W. Meerow</text:p>
          </table:table-cell>
          <table:table-cell table:style-name="ce22" office:value-type="string">
            <text:p>Floral and macroecological evolution within Cyrtanthus (Amaryllidaceae): Inferences from combined analyses of plastid ndhF and nrDNA ITS sequences</text:p>
          </table:table-cell>
          <table:table-cell table:style-name="ce22" office:value-type="string">
            <text:p>South African Journal of Botany</text:p>
          </table:table-cell>
          <table:table-cell table:style-name="ce22" office:value-type="float" office:value="76">
            <text:p>76</text:p>
          </table:table-cell>
          <table:table-cell table:style-name="ce22" office:value-type="float" office:value="2">
            <text:p>2</text:p>
          </table:table-cell>
          <table:table-cell table:style-name="ce22" office:value-type="string">
            <text:p>April</text:p>
          </table:table-cell>
          <table:table-cell table:style-name="ce22" office:value-type="string">
            <text:p>217--238</text:p>
          </table:table-cell>
          <table:table-cell table:style-name="ce22" office:value-type="float" office:value="2010">
            <text:p>2010</text:p>
          </table:table-cell>
          <table:table-cell table:style-name="ce22" office:value-type="string">
            <text:p>http://linkinghub.elsevier.com/retrieve/pii/S0254629909003196</text:p>
          </table:table-cell>
          <table:table-cell table:style-name="ce22" office:value-type="string">
            <text:p>SAAB</text:p>
          </table:table-cell>
          <table:table-cell table:number-columns-repeated="3"/>
          <table:table-cell table:style-name="ce22" office:value-type="string">
            <text:p>africa,amaryllidaceae,cyrtanthus,floral morphology,molecular systematics,monocotyledons</text:p>
          </table:table-cell>
        </table:table-row>
        <table:table-row table:style-name="ro3">
          <table:table-cell table:style-name="ce22" office:value-type="string">
            <text:p>Sotome2009</text:p>
          </table:table-cell>
          <table:table-cell table:style-name="ce25" office:value-type="string">
            <text:p>Dataset congruence
was tested with the incongruence length difference (ILD)
test (Farris et al. 1994) as implemented in PAUP* 4.0b10
(‘partition-homogeneity test’). A P value of &lt;0.05 was
considered statistically significant... An ILD test showed no significant incongruence between
LSU and ITS datasets (P=0.07).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7</text:p>
          </table:table-cell>
          <table:table-cell table:style-name="ce22" office:value-type="float" office:value="0">
            <text:p>0</text:p>
          </table:table-cell>
          <table:table-cell table:style-name="ce22" office:value-type="float" office:value="0.05">
            <text:p>0.05</text:p>
          </table:table-cell>
          <table:table-cell table:number-columns-repeated="4"/>
          <table:table-cell table:style-name="ce22" office:value-type="string">
            <text:p>Sotome, Kozue; Hattori, Tsutomu; Ota, Yuko; Lee, Su See; Vikineswary, Sabaratnam; Abdullah, Noorlidah &amp; Kakishima, Makoto</text:p>
          </table:table-cell>
          <table:table-cell table:style-name="ce22" office:value-type="string">
            <text:p>Taxonomic study of Asian species of Echinochaete (Polyporaceae, Basidiomycota) and description of E. maximipora sp. nov.</text:p>
          </table:table-cell>
          <table:table-cell table:style-name="ce22" office:value-type="string">
            <text:p>Mycological Progress</text:p>
          </table:table-cell>
          <table:table-cell table:style-name="ce22" office:value-type="float" office:value="8">
            <text:p>8</text:p>
          </table:table-cell>
          <table:table-cell table:style-name="ce22" office:value-type="float" office:value="2">
            <text:p>2</text:p>
          </table:table-cell>
          <table:table-cell table:style-name="ce22" office:value-type="string">
            <text:p>March</text:p>
          </table:table-cell>
          <table:table-cell table:style-name="ce22" office:value-type="string">
            <text:p>123--132</text:p>
          </table:table-cell>
          <table:table-cell table:style-name="ce22" office:value-type="float" office:value="2009">
            <text:p>2009</text:p>
          </table:table-cell>
          <table:table-cell table:style-name="ce22" office:value-type="string">
            <text:p>http://www.springerlink.com/index/10.1007/s11557-009-0584-6</text:p>
          </table:table-cell>
          <table:table-cell table:number-columns-repeated="4"/>
          <table:table-cell table:style-name="ce22" office:value-type="string">
            <text:p>key,morphological observations,new species,phylogenetic analysis,polypore</text:p>
          </table:table-cell>
        </table:table-row>
        <table:table-row table:style-name="ro3">
          <table:table-cell table:style-name="ce22" office:value-type="string">
            <text:p>Stenglein2010</text:p>
          </table:table-cell>
          <table:table-cell table:style-name="ce25" office:value-type="string">
            <text:p>Gaps were treated as a fifth state.
Clade stability was assessed by 10 000 parsimony bootstrap
replications (Felsenstein 1985). Analyses were conducted us-
ing implicit enumeration (number of taxa &lt;25). Preceding
the combined analysis, the congruence among datasets was
measured by the ‘Incongruence Length Difference’ test ILD
(Farris et al. 1995) using the WinClada program ver. 1.00.08... According to
the results of the ILD test, the nuclear and mitochondrial char-
acters were not significantly incongruent (P = 1.0).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1.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Stenglein, S a; Rodriguero, M S; Chandler, E; Jennings, P; Salerno, G L &amp; Nicholson, P</text:p>
          </table:table-cell>
          <table:table-cell table:style-name="ce22" office:value-type="string">
            <text:p>Phylogenetic relationships of Fusarium poae based on EF-1 alpha and mtSSU sequences.</text:p>
          </table:table-cell>
          <table:table-cell table:style-name="ce22" office:value-type="string">
            <text:p>Fungal biology</text:p>
          </table:table-cell>
          <table:table-cell table:style-name="ce22" office:value-type="float" office:value="114">
            <text:p>114</text:p>
          </table:table-cell>
          <table:table-cell table:style-name="ce22" office:value-type="float" office:value="1">
            <text:p>1</text:p>
          </table:table-cell>
          <table:table-cell table:style-name="ce22" office:value-type="string">
            <text:p>January</text:p>
          </table:table-cell>
          <table:table-cell table:style-name="ce22" office:value-type="string">
            <text:p>96--106</text:p>
          </table:table-cell>
          <table:table-cell table:style-name="ce22" office:value-type="float" office:value="2010">
            <text:p>2010</text:p>
          </table:table-cell>
          <table:table-cell table:style-name="ce22" office:value-type="string">
            <text:p>http://www.ncbi.nlm.nih.gov/pubmed/20965066</text:p>
          </table:table-cell>
          <table:table-cell table:style-name="ce22" office:value-type="string">
            <text:p>Elsevier Ltd</text:p>
          </table:table-cell>
          <table:table-cell/>
          <table:table-cell table:style-name="ce22" office:value-type="string">
            <text:p>A molecular phylogenetic analysis of Fusarium poae isolates from South America (Argentina) and Europe (mainly England, Germany, Italy) was performed using 98 F. poae, four Fusarium culmorum, two Fusarium sporotrichioides and one Fusarium langsethiae isolates. Phylogenetic analyses were performed using nuclear (translation elongation factor 1-alpha, EF-1 alpha) and mitochondrial (mitochondrial small subunit rDNA, mtSSU) sequences. Partitioned (each dataset separately) and combined (EF-1 alpha+mtSSU) analyses did not reveal any clear correlations from the inferred branching topology, between the distribution of observed haplotypes and the geographic origin and/or host species. Results from the present study confirmed that isolates from F. poae form a monophyletic group, and the low variability within isolates from a broad geographic range suggests a common lineage history. Among F. poae isolates from Argentina, however, some were found to possess an insert within mtSSU with structural similarities to group IC2 introns. F. poae isolates differing by the presence/absence of a mtSSU insertion were characterized further by analysis of a portion of the Tri5 gene, but this sequence was unable to reveal variability. The presence of this insert only within isolates from Argentina suggests that evolutionary events (insertions/deletions) are probably taking place within the Argentinian F. poae isolates, and that the acquisition of this insert occurred after geographic isolation of the Argentinian and European populations.</text:p>
          </table:table-cell>
        </table:table-row>
        <table:table-row table:style-name="ro3">
          <table:table-cell table:style-name="ce22" office:value-type="string">
            <text:p>Stone2009</text:p>
          </table:table-cell>
          <table:table-cell table:style-name="ce25" office:value-type="string">
            <text:p>A conditional combined analysis after
using the incongruence length difference test (Farris
et al., 1994) was conducted with only the recA and rpoB
sequences; here, two of these branches were better
resolved although another branch (M. porcinum and its
sister taxa) was less resolved (46%).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review article</text:p>
          </table:table-cell>
          <table:table-cell table:number-columns-repeated="2"/>
          <table:table-cell table:style-name="ce22" office:value-type="string">
            <text:p>Stone, Anne C; Wilbur, Alicia K; Buikstra, Jane E &amp; Roberts, Charlotte a</text:p>
          </table:table-cell>
          <table:table-cell table:style-name="ce22" office:value-type="string">
            <text:p>Tuberculosis and leprosy in perspective.</text:p>
          </table:table-cell>
          <table:table-cell table:style-name="ce22" office:value-type="string">
            <text:p>American journal of physical anthropology</text:p>
          </table:table-cell>
          <table:table-cell table:style-name="ce22" office:value-type="string">
            <text:p>140 Suppl </text:p>
          </table:table-cell>
          <table:table-cell/>
          <table:table-cell table:style-name="ce22" office:value-type="string">
            <text:p>January</text:p>
          </table:table-cell>
          <table:table-cell table:style-name="ce22" office:value-type="string">
            <text:p>66--94</text:p>
          </table:table-cell>
          <table:table-cell table:style-name="ce22" office:value-type="float" office:value="2009">
            <text:p>2009</text:p>
          </table:table-cell>
          <table:table-cell table:style-name="ce22" office:value-type="string">
            <text:p>http://www.ncbi.nlm.nih.gov/pubmed/19890861</text:p>
          </table:table-cell>
          <table:table-cell table:number-columns-repeated="2"/>
          <table:table-cell table:style-name="ce22" office:value-type="string">
            <text:p>Two of humankind's most socially and psychologically devastating diseases, tuberculosis and leprosy, have been the subject of intensive paleopathological research due to their antiquity, a presumed association with human settlement and subsistence patterns, and their propensity to leave characteristic lesions on skeletal and mummified remains. Despite a long history of medical research and the development of effective chemotherapy, these diseases remain global health threats even in the 21st century, and as such, their causative agents Mycobacterium tuberculosis and M. leprae, respectively, have recently been the subject of molecular genetics research. The new genome-level data for several mycobacterial species have informed extensive phylogenetic analyses that call into question previously accepted theories concerning the origins and antiquity of these diseases. Of special note is the fact that all new models are in broad agreement that human TB predated that in other animals, including cattle and other domesticates, and that this disease originated at least 35,000 years ago and probably closer to 2.6 million years ago. In this work, we review current phylogenetic and biogeographic models derived from molecular biology and explore their implications for the global development of TB and leprosy, past and present. In so doing, we also briefly review the skeletal evidence for TB and leprosy, explore the current status of these pathogens, critically consider current methods for identifying ancient mycobacterial DNA, and evaluate coevolutionary models.</text:p>
          </table:table-cell>
          <table:table-cell/>
          <table:table-cell table:style-name="ce22" office:value-type="string">
            <text:p>Anthropology, Physical,Anthropology, Physical: history,Evolution,Fossils,History, Ancient,Humans,Leprosy,Leprosy: epidemiology,Leprosy: history,Mycobacterium leprae,Mycobacterium leprae: genetics,Mycobacterium tuberculosis,Mycobacterium tuberculosis: genetics,Phylogeny,Tuberculosis,Tuberculosis: epidemiology,Tuberculosis: history</text:p>
          </table:table-cell>
        </table:table-row>
        <table:table-row table:style-name="ro3">
          <table:table-cell table:style-name="ce22" office:value-type="string">
            <text:p>Strandberg2010</text:p>
          </table:table-cell>
          <table:table-cell table:style-name="ce25" office:value-type="string">
            <text:p>In order to determine whether phylogenetic signals of the dif-
ferent datasets were in significant conflict, we used the partition
homogeneity (PH) test (Farris et al., 1995a, 1995b) in PAUPÃ 4.0b
(Swofford, 2003), with 1000 replicates and the heuristic general
search option. This test randomly shuffles informative sites among
pairs of loci, and if the datasets are compatible, shuffling of sites
between the loci should not produce summed tree lengths greater
than that produced by the observed data. We tested the datasets
between reproductive and non-reproductive coding gene datasets,
in all possible pair-wise combinations. In addition, PH tests were
performed between the datasets of all coding genes and the micro-
satellite flanking regions. For all loci, we used one strain per taxon
in the test. For pre-2 we did not include the strains showing intra-
specific divergence, i.e. FGSC 8842 (N. perkinsii) and FGSC 8901 (N.
intermedia A). The null hypothesis of congruence was rejected if
P &lt; 0.05... The results from PH-tests indicate that all non-reproductive
gene datasets were in significant conflict with each of the mat-gene
datasets (p &lt; 0.05; Table 2). This pattern was also found for the
microsatellite-flanking datasets, with the exception of the DMG
microsatellite dataset which was not in conflict with any of the
mat datasets. For pre-1 and pre-2, we found 19 of the 36 pair-wise
comparisons in conflict with the non-reproductive and microsatel-
lite-flanking loci (p &lt; 0.05; Table 2).
All investigated non-reproductive genes were found to be con-
gruent (p &gt; 0.05), with the exception of tef-1, which was incongru-
ent with act and pkc (Table 3). The DMG microsatellite marker was
congruent with all non-reproductive genes, which was also the
case for TML with the exception of comparison with act. Conflicts
were found between TMI, QMA and the majority of the non-repro-
ductive genes (Table 3).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style-name="ce22" office:value-type="string">
            <text:p>lots of pvals, no multiple correction</text:p>
          </table:table-cell>
          <table:table-cell table:number-columns-repeated="2"/>
          <table:table-cell table:style-name="ce22" office:value-type="string">
            <text:p>Strandberg, R; Nygren, K; Menkis, A; James, T Y; Wik, L; Stajich, J E &amp; Johannesson, H</text:p>
          </table:table-cell>
          <table:table-cell table:style-name="ce22" office:value-type="string">
            <text:p>Conflict between reproductive gene trees and species phylogeny among heterothallic and pseudohomothallic members of the filamentous ascomycete genus Neurospora</text:p>
          </table:table-cell>
          <table:table-cell table:style-name="ce22" office:value-type="string">
            <text:p>Fungal Genetics And Biology</text:p>
          </table:table-cell>
          <table:table-cell table:style-name="ce22" office:value-type="float" office:value="47">
            <text:p>47</text:p>
          </table:table-cell>
          <table:table-cell table:style-name="ce22" office:value-type="float" office:value="10">
            <text:p>10</text:p>
          </table:table-cell>
          <table:table-cell/>
          <table:table-cell table:style-name="ce22" office:value-type="string">
            <text:p>869--878</text:p>
          </table:table-cell>
          <table:table-cell table:style-name="ce22" office:value-type="float" office:value="2010">
            <text:p>2010</text:p>
          </table:table-cell>
          <table:table-cell table:style-name="ce22" office:value-type="string">
            <text:p>http://dx.doi.org/10.1016/j.fgb.2010.06.008</text:p>
          </table:table-cell>
          <table:table-cell table:number-columns-repeated="2"/>
          <table:table-cell table:style-name="ce22" office:value-type="string">
            <text:p>In this study, we investigated the genealogies of genes important for sexual identity, i.e. mating-type (mat) and pheromone-receptor (pre) genes, among heterothallic and peudohomothallic taxa of Neurospora. The resulting genealogies were compared with the species phylogeny derived from non-coding sequences. We found conflicting topologies between the reproductive genealogies and the species phylogeny, and these conflicts were supported by both node support analyses and likelihood tests on the relative fit of datasets to alternative phylogenetic hypotheses. We argue that reproductive genes are more permeable to gene flow, i.e. are more often introgressed between species of Neurospora, than other parts of the genome. Certain conflicts between the species phylogeny and both mat genealogies were observed, suggesting that the two mating-type idiomorphs were selectively introgressed into a species from a single ancestral source. Taken together, the results presented here highlight complex evolutionary trajectories of reproductive genes in the fungal kingdom, which may be of importance for reproductive behavior in natural populations.</text:p>
          </table:table-cell>
          <table:table-cell/>
          <table:table-cell table:style-name="ce22" office:value-type="string">
            <text:p>2010,Fungal Genetics And Biology,treebase2:S10703</text:p>
          </table:table-cell>
        </table:table-row>
        <table:table-row table:style-name="ro3">
          <table:table-cell table:style-name="ce22" office:value-type="string">
            <text:p>Streicher2009</text:p>
          </table:table-cell>
          <table:table-cell table:style-name="ce25" office:value-type="string">
            <text:p>To test for significant phylogenetic heterogeneity between pairs
of gene regions, we used an Incongruence Length Difference (ILD)
test (Farris et al., 1994) with 2000 iterations as implemented in
PAUPÃ 4.0b10... Maximum Parsimony (MP) analysis was
conducted under heuristic search criteria using TBR branch swap-
ping and 10 random addition sequence replicates with all charac-
ters weighted equally and gaps considered missing data... The ILD test
found that the separate data partitions did not produce signifi-
cantly different topologies (p = 0.17).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2000">
            <text:p>2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1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Streicher, J; Crawford, A &amp; Edwards, C</text:p>
          </table:table-cell>
          <table:table-cell table:style-name="ce22" office:value-type="string">
            <text:p>Multilocus molecular phylogenetic analysis of the montane Craugastor podiciferus species complex (Anura: Craugastoridae) in Isthmian Central America</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3">
            <text:p>3</text:p>
          </table:table-cell>
          <table:table-cell/>
          <table:table-cell table:style-name="ce22" office:value-type="string">
            <text:p>620--630</text:p>
          </table:table-cell>
          <table:table-cell table:style-name="ce22" office:value-type="float" office:value="2009">
            <text:p>2009</text:p>
          </table:table-cell>
          <table:table-cell table:style-name="ce22" office:value-type="string">
            <text:p>http://dx.doi.org/10.1016/j.ympev.2009.07.011</text:p>
          </table:table-cell>
          <table:table-cell table:number-columns-repeated="4"/>
          <table:table-cell table:style-name="ce22" office:value-type="string">
            <text:p>2009,treebase1:S2444,treebase2:S10103</text:p>
          </table:table-cell>
        </table:table-row>
        <table:table-row table:style-name="ro3">
          <table:table-cell table:style-name="ce22" office:value-type="string">
            <text:p>Sun2009</text:p>
          </table:table-cell>
          <table:table-cell table:style-name="ce25" office:value-type="string">
            <text:p> Insertion/deletion (indel) in the data was coded using presence/ absence (0/1)... Phylogenetic analysis using the maximum parsimony (MP) method was performed with the computer program PAUP*
version 4 beta 10 Win (Swofford, 2003) for two separate data sets, one containing only base pair substitutions and other
containing only the coded indels. All characters were specified as unweighted and unordered. The most parsimonious trees
were obtained by performing a heuristic search using the Tree Bisection-Reconnection (TBR) option with MulTrees on, and
ten replications of random addition sequence with the stepwise addition option. Multiple parsimonious trees were combined
to form a strict consensus tree. In order to infer the robustness of clades, bootstrap values with 1000 replications (Felsenstein,
1985) were calculated by performing a heuristic search using the TBR option with MulTrees off. An incongruence length
difference (ILD) test was performed to determine whether the two types of data (base pair substitution or indels) produced
phylogenetic trees that were congruent with each other (Farris et al., 1994)... The phylogenetic utility of indels is evaluated by the incongruence length difference test that shows significantly phylogenetic incongruence between parsimony
trees based on base pair substitution data or indel data alone (ILD test; P = 0.02).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2</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16 vs 58 pars inform chars, wrong conclusion from test</text:p>
          </table:table-cell>
          <table:table-cell table:style-name="ce22" office:value-type="string">
            <text:p>SERIOUS</text:p>
          </table:table-cell>
          <table:table-cell/>
          <table:table-cell table:style-name="ce22" office:value-type="string">
            <text:p>Sun, Genlou &amp; Ma, Xuezheng</text:p>
          </table:table-cell>
          <table:table-cell table:style-name="ce22" office:value-type="string">
            <text:p>Nucleotide diversity and minisatellite in chloroplast Asp(GUC)ÔÇôThr(GGU) region in Elymus trachycaulus complex, Elymus alaskanus and Elymus caninus</text:p>
          </table:table-cell>
          <table:table-cell table:style-name="ce22" office:value-type="string">
            <text:p>Biochemical Systematics and Ecology</text:p>
          </table:table-cell>
          <table:table-cell table:style-name="ce22" office:value-type="float" office:value="37">
            <text:p>37</text:p>
          </table:table-cell>
          <table:table-cell table:style-name="ce22" office:value-type="float" office:value="2">
            <text:p>2</text:p>
          </table:table-cell>
          <table:table-cell table:style-name="ce22" office:value-type="string">
            <text:p>April</text:p>
          </table:table-cell>
          <table:table-cell table:style-name="ce22" office:value-type="string">
            <text:p>67--75</text:p>
          </table:table-cell>
          <table:table-cell table:style-name="ce22" office:value-type="float" office:value="2009">
            <text:p>2009</text:p>
          </table:table-cell>
          <table:table-cell table:style-name="ce22" office:value-type="string">
            <text:p>http://linkinghub.elsevier.com/retrieve/pii/S0305197808001786</text:p>
          </table:table-cell>
          <table:table-cell table:style-name="ce22" office:value-type="string">
            <text:p>Elsevier Ltd</text:p>
          </table:table-cell>
        </table:table-row>
        <table:table-row table:style-name="ro3">
          <table:table-cell table:style-name="ce22" office:value-type="string">
            <text:p>Sun2009a</text:p>
          </table:table-cell>
          <table:table-cell table:style-name="ce25" office:value-type="string">
            <text:p>Phylogenetic congruence between tree topologies of
16S rDNA and IGS was assessed using the incongruence
length difference test (Farris et al. 1995) implemented in paup
as the partition-homogeneity test (Swofford 2002) (p = 1.00)...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1.0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Sun, H.; Jin, Y.; Zhang, D.; Yang, S.; Li, Q.; Song, D. &amp; Zhou, K.</text:p>
          </table:table-cell>
          <table:table-cell table:style-name="ce22" office:value-type="string">
            <text:p>Mitochondrial sequence data reveals the phylogeny of the Asian Helice group of crabs (Decapoda: Brachyura: Varunidae)</text:p>
          </table:table-cell>
          <table:table-cell table:style-name="ce22" office:value-type="string">
            <text:p>Journal of Zoological Systematics and Evolutionary Research</text:p>
          </table:table-cell>
          <table:table-cell table:style-name="ce22" office:value-type="float" office:value="47">
            <text:p>47</text:p>
          </table:table-cell>
          <table:table-cell table:style-name="ce22" office:value-type="float" office:value="4">
            <text:p>4</text:p>
          </table:table-cell>
          <table:table-cell table:style-name="ce22" office:value-type="string">
            <text:p>November</text:p>
          </table:table-cell>
          <table:table-cell table:style-name="ce22" office:value-type="string">
            <text:p>322--327</text:p>
          </table:table-cell>
          <table:table-cell table:style-name="ce22" office:value-type="float" office:value="2009">
            <text:p>2009</text:p>
          </table:table-cell>
          <table:table-cell table:style-name="ce22" office:value-type="string">
            <text:p>http://doi.wiley.com/10.1111/j.1439-0469.2008.00509.x</text:p>
          </table:table-cell>
          <table:table-cell table:number-columns-repeated="4"/>
          <table:table-cell table:style-name="ce22" office:value-type="string">
            <text:p>helicana,helice,mitochondrial genes,phylogeny,pseudohelice</text:p>
          </table:table-cell>
        </table:table-row>
        <table:table-row table:style-name="ro3">
          <table:table-cell table:style-name="ce22" office:value-type="string">
            <text:p>Surveswaran2009</text:p>
          </table:table-cell>
          <table:table-cell table:style-name="ce25" office:value-type="string">
            <text:p>The ITS and cpDNA datasets were first separately analyzed
 to detect possible hybridization, and combined analysis
was also performed after the incongruence length differ-
ence (ILD) test (Farris et al. 1994) as implemented in
PAUP using 100 replicates with random stepwise sequence
addition and tree bisection-reconnection (TBR) branch
swapping. Gaps were encoded according to the simple
coding scheme of Simmons and Ochoterena (2000)... the combinability of the ITS and
cpDNA sequences was confirmed with the partition homogeneity test and ILD test (Farris et al. 1994; Swofford
2002).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5">
            <text:p>0.5</text:p>
          </table:table-cell>
          <table:table-cell table:style-name="ce22" office:value-type="string">
            <text:p>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Surveswaran, Siddharthan; Kamble, Mayur Y.; Yadav, Shrirang R. &amp; Sun, Mei</text:p>
          </table:table-cell>
          <table:table-cell table:style-name="ce22" office:value-type="string">
            <text:p>Molecular phylogeny of Ceropegia (Asclepiadoideae, Apocynaceae) from Indian Western Ghats</text:p>
          </table:table-cell>
          <table:table-cell table:style-name="ce22" office:value-type="string">
            <text:p>Plant Systematics and Evolution</text:p>
          </table:table-cell>
          <table:table-cell table:style-name="ce22" office:value-type="float" office:value="281">
            <text:p>281</text:p>
          </table:table-cell>
          <table:table-cell table:style-name="ce27" office:value-type="string">
            <text:p>1-4</text:p>
          </table:table-cell>
          <table:table-cell table:style-name="ce22" office:value-type="string">
            <text:p>April</text:p>
          </table:table-cell>
          <table:table-cell table:style-name="ce22" office:value-type="string">
            <text:p>51--63</text:p>
          </table:table-cell>
          <table:table-cell table:style-name="ce22" office:value-type="float" office:value="2009">
            <text:p>2009</text:p>
          </table:table-cell>
          <table:table-cell table:style-name="ce22" office:value-type="string">
            <text:p>http://www.springerlink.com/index/10.1007/s00606-009-0182-8</text:p>
          </table:table-cell>
          <table:table-cell table:number-columns-repeated="4"/>
          <table:table-cell table:style-name="ce22" office:value-type="string">
            <text:p>ceropegia \'{a} brachystelma \'{a},ceropegieae \'{a},ghats \'{a} asclepiadoideae \'{a},molecular phylogeny \'{a} western</text:p>
          </table:table-cell>
        </table:table-row>
        <table:table-row table:style-name="ro3">
          <table:table-cell table:style-name="ce22" office:value-type="string">
            <text:p>TACHI2010</text:p>
          </table:table-cell>
          <table:table-cell table:style-name="ce25" office:value-type="string">
            <text:p>Partition homogeneity tests were performed using PAUP to
examine the level of conflict between each gene region (Farris
et al., 1994, 1995). The tests were conducted with 1000
replicates and ten random addition sequences, and the limit
(1 000 000 rearrangements) was imposed for each partition-
subset replicate in all combinations... The partition homogeneity tests for each pair of genes
were significantly different in all combinations. As indicated
(Fig. 1), the incongruence generated by the partition homo-
geneity tests was probably influenced by the different substitu-
tion rates (Barker &amp; Lutzoni, 2002; Darlu &amp; Lecointre, 2002).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o pvals</text:p>
          </table:table-cell>
          <table:table-cell table:style-name="ce22" office:value-type="string">
            <text:p>SERIOUS</text:p>
          </table:table-cell>
          <table:table-cell/>
          <table:table-cell table:style-name="ce22" office:value-type="string">
            <text:p>TACHI, TAKUJI &amp; SHIMA, HIROSHI</text:p>
          </table:table-cell>
          <table:table-cell table:style-name="ce22" office:value-type="string">
            <text:p>Molecular phylogeny of the subfamily Exoristinae (Diptera, Tachinidae), with discussions on the evolutionary history of female oviposition strategy</text:p>
          </table:table-cell>
          <table:table-cell table:style-name="ce22" office:value-type="string">
            <text:p>Systematic Entomology</text:p>
          </table:table-cell>
          <table:table-cell table:style-name="ce22" office:value-type="float" office:value="35">
            <text:p>35</text:p>
          </table:table-cell>
          <table:table-cell table:style-name="ce22" office:value-type="float" office:value="1">
            <text:p>1</text:p>
          </table:table-cell>
          <table:table-cell table:style-name="ce22" office:value-type="string">
            <text:p>January</text:p>
          </table:table-cell>
          <table:table-cell table:style-name="ce22" office:value-type="string">
            <text:p>148--163</text:p>
          </table:table-cell>
          <table:table-cell table:style-name="ce22" office:value-type="float" office:value="2010">
            <text:p>2010</text:p>
          </table:table-cell>
          <table:table-cell table:style-name="ce22" office:value-type="string">
            <text:p>http://doi.wiley.com/10.1111/j.1365-3113.2009.00497.x</text:p>
          </table:table-cell>
          <table:table-cell table:number-columns-repeated="4"/>
          <table:table-cell table:style-name="ce22" office:value-type="string">
            <text:p>2010,treebase1:S2388,treebase2:S10048</text:p>
          </table:table-cell>
        </table:table-row>
        <table:table-row table:style-name="ro3">
          <table:table-cell table:style-name="ce22" office:value-type="string">
            <text:p>Tanaka2010</text:p>
          </table:table-cell>
          <table:table-cell table:style-name="ce25" office:value-type="string">
            <text:p>For combined sequence data, incongruence of rbcL
and cox3 sequences was evaluated using the partition
homogeneity/incongruence-length difference (ILD) test
(Farris et al., 1995; Cunningham, 1997) implemented in
PAUPÃ 4.0b10 (Swofford, 2002) before inferring phyloge-
netic trees (1000 replicates, 10 replicate random taxon
Addition)... Subsequently, the ILD test was performed on
the rbcL and cox3 gene sequences of 39 OTUs (37
ectocarpalean OTUs and two non-ectocarpalean
taxa) after removing 3rd codon positions from the
cox3 data. The ILD test gave a p-value = 0.0560.
In the light of Cunningham’s conclusions (1997)
that the accuracy of phylogenetic inference in a
combined data declines set when the p-value is
less than 0.001, we used the combined data set for
the phylogenetic analys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text:p>
          </table:table-cell>
          <table:table-cell table:style-name="ce22" office:value-type="float" office:value="0">
            <text:p>0</text:p>
          </table:table-cell>
          <table:table-cell table:style-name="ce26" office:value-type="string">
            <text:p>0.0560</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1">
            <text:p>1</text:p>
          </table:table-cell>
          <table:table-cell table:style-name="ce22" office:value-type="string">
            <text:p>chose sig level</text:p>
          </table:table-cell>
          <table:table-cell table:style-name="ce22" office:value-type="string">
            <text:p>SERIOUS</text:p>
          </table:table-cell>
          <table:table-cell/>
          <table:table-cell table:style-name="ce22" office:value-type="string">
            <text:p>Tanaka, Atsuko; Uwai, Shinya; Nelson, Wendy &amp; Kawai, Hiroshi</text:p>
          </table:table-cell>
          <table:table-cell table:style-name="ce22" office:value-type="string">
            <text:p>Phaeophysema gen. nov. and Vimineoleathesia gen. nov., new brown algal genera for the minute Japanese members of the genus Leathesia</text:p>
          </table:table-cell>
          <table:table-cell table:style-name="ce22" office:value-type="string">
            <text:p>European Journal of Phycology</text:p>
          </table:table-cell>
          <table:table-cell table:style-name="ce22" office:value-type="float" office:value="45">
            <text:p>45</text:p>
          </table:table-cell>
          <table:table-cell table:style-name="ce22" office:value-type="float" office:value="1">
            <text:p>1</text:p>
          </table:table-cell>
          <table:table-cell table:style-name="ce22" office:value-type="string">
            <text:p>February</text:p>
          </table:table-cell>
          <table:table-cell table:style-name="ce22" office:value-type="string">
            <text:p>107--115</text:p>
          </table:table-cell>
          <table:table-cell table:style-name="ce22" office:value-type="float" office:value="2010">
            <text:p>2010</text:p>
          </table:table-cell>
          <table:table-cell table:style-name="ce22" office:value-type="string">
            <text:p>http://www.informaworld.com/openurl?genre=article\&amp;doi=10.1080/09670260903383271\&amp;magic=crossref||D404A21C5BB053405B1A640AFFD44AE3</text:p>
          </table:table-cell>
          <table:table-cell table:number-columns-repeated="4"/>
          <table:table-cell table:style-name="ce22" office:value-type="string">
            <text:p>botrytella,cox3,ectocarpales,leathesia,molecular phylogeny,nov,phaeophysema gen,rbcl,vimineoleathesia</text:p>
          </table:table-cell>
        </table:table-row>
        <table:table-row table:style-name="ro3">
          <table:table-cell table:style-name="ce22" office:value-type="string">
            <text:p>Tang2010</text:p>
          </table:table-cell>
          <table:table-cell table:style-name="ce25" office:value-type="string">
            <text:p>The homogeneity
across 20 fragments was tested using the incongruence length dif-
ference (ILD) test (Farris et al., 1994), as implemented in PAUP
4.0b10 (Swofford, 2002). Heuristic searches were performed with
10 random addition replicates and bisection–reconnection (TBR)
branch swapping... gaps treated as missing data... we performed the incongruence length differ-
ence (ILD) test and found no significant incongruence among 20
fragments as a whole (P = 0.228). The result is consistent with
the hypothesis that all chloroplast fragments evolved along the
same underlying topology


</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22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20 loci, one test</text:p>
          </table:table-cell>
          <table:table-cell table:style-name="ce22" office:value-type="string">
            <text:p>SERIOUS</text:p>
          </table:table-cell>
          <table:table-cell/>
          <table:table-cell table:style-name="ce22" office:value-type="string">
            <text:p>Tang, Liang; Zou, Xin-hui; Achoundong, Gaston; Potgieter, Christina; Second, Gerard; Zhang, Da-yong &amp; Ge, Song</text:p>
          </table:table-cell>
          <table:table-cell table:style-name="ce22" office:value-type="string">
            <text:p>Phylogeny and biogeography of the rice tribe (Oryzeae): evidence from combined analysis of 20 chloroplast fragments.</text:p>
          </table:table-cell>
          <table:table-cell table:style-name="ce22" office:value-type="string">
            <text:p>Molecular phylogenetics and evolution</text:p>
          </table:table-cell>
          <table:table-cell table:style-name="ce22" office:value-type="float" office:value="54">
            <text:p>54</text:p>
          </table:table-cell>
          <table:table-cell table:style-name="ce22" office:value-type="float" office:value="1">
            <text:p>1</text:p>
          </table:table-cell>
          <table:table-cell table:style-name="ce22" office:value-type="string">
            <text:p>January</text:p>
          </table:table-cell>
          <table:table-cell table:style-name="ce22" office:value-type="string">
            <text:p>266--77</text:p>
          </table:table-cell>
          <table:table-cell table:style-name="ce22" office:value-type="float" office:value="2010">
            <text:p>2010</text:p>
          </table:table-cell>
          <table:table-cell table:style-name="ce22" office:value-type="string">
            <text:p>http://www.ncbi.nlm.nih.gov/pubmed/19683587</text:p>
          </table:table-cell>
          <table:table-cell table:style-name="ce22" office:value-type="string">
            <text:p>Elsevier Inc.</text:p>
          </table:table-cell>
          <table:table-cell/>
          <table:table-cell table:style-name="ce22" office:value-type="string">
            <text:p>Based on sequences of 20 chloroplast fragments, we generated a fully resolved phylogeny of Oryzeae and estimated divergence times of its major lineages as well as explored the historical biogeography of the tribe. Our results (1) confirmed the monophyly of Oryzeae and two-subtribe subdivision; (2) indicated that Maltebrunia, Potamophila and Prosphytochloa were genetically distinct enough to deserve generic status but Maltebrunia and Prosphytochloa were sister groups in the subtribe Oryzinae while Potamophila was a member in the subtribe Zizaniinae; (3) suggested that the previously unresolved phylogeny of the subtribe Zizaniinae was most likely explained by insufficient data due to rapid radiation; (4) provided the first well-corroborated timescale for the origin and divergence of Oryzeae, with the crown node of Oryzeae and the deepest split of Oryza at approximately 24 and 15MYA, respectively; (5) developed a biogeographic history of the tribe and substantiated the important roles of long-distance dispersal in the origin and diversification of the tribe Oryzeae.</text:p>
          </table:table-cell>
          <table:table-cell/>
          <table:table-cell table:style-name="ce22" office:value-type="string">
            <text:p>Bayes Theorem,Chloroplasts,Chloroplasts: genetics,DNA, Chloroplast,DNA, Chloroplast: genetics,DNA, Plant,DNA, Plant: genetics,Evolution, Molecular,Geography,Oryza sativa,Oryza sativa: classification,Oryza sativa: genetics,Phylogeny,Sequence Alignment,Sequence Analysis, DNA</text:p>
          </table:table-cell>
        </table:table-row>
        <table:table-row table:style-name="ro3">
          <table:table-cell table:style-name="ce22" office:value-type="string">
            <text:p>Teasdale2009</text:p>
          </table:table-cell>
          <table:table-cell table:style-name="ce25" office:value-type="string">
            <text:p>A partition homogeneity
test (PHT; Swofford, 1998), also known as incongru-
ence-length difference (ILD; Farris et al., 1994, 1995),
was performed using PAUP. Only those taxa that were
available for both data sets were examined. A random
addition heuristic search was conducted using 100 repli-
cates; the resulting p-value determined the probability of
rejecting the null hypothesis of congruence (or homoge-
neity) of the two data sets... Gaps were treated as miss-
ing data... a partition homogeneity test between
the group-I intron and SSU data sets found that
they were incongruent with p = 0.01 (data not
shown). This is consistent with the hypothesis
that these group-I introns may still undergo occa-
sional horizontal gene transfer...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RAS  </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Teasdale, Brian; West, Andrew; Klein, Anita &amp; Mathieson, Arthur</text:p>
          </table:table-cell>
          <table:table-cell table:style-name="ce22" office:value-type="string">
            <text:p>Distribution and evolution of variable group-I introns in the small ribosomal subunit of North Atlantic Porphyra (Bangiales, Rhodophyta)</text:p>
          </table:table-cell>
          <table:table-cell table:style-name="ce22" office:value-type="string">
            <text:p>European Journal of Phycology</text:p>
          </table:table-cell>
          <table:table-cell table:style-name="ce22" office:value-type="float" office:value="44">
            <text:p>44</text:p>
          </table:table-cell>
          <table:table-cell table:style-name="ce22" office:value-type="float" office:value="2">
            <text:p>2</text:p>
          </table:table-cell>
          <table:table-cell table:style-name="ce22" office:value-type="string">
            <text:p>May</text:p>
          </table:table-cell>
          <table:table-cell table:style-name="ce22" office:value-type="string">
            <text:p>171--182</text:p>
          </table:table-cell>
          <table:table-cell table:style-name="ce22" office:value-type="float" office:value="2009">
            <text:p>2009</text:p>
          </table:table-cell>
          <table:table-cell table:style-name="ce22" office:value-type="string">
            <text:p>http://www.informaworld.com/openurl?genre=article\&amp;doi=10.1080/09670260802590877\&amp;magic=crossref||D404A21C5BB053405B1A640AFFD44AE3</text:p>
          </table:table-cell>
        </table:table-row>
        <table:table-row table:style-name="ro3">
          <table:table-cell table:style-name="ce22" office:value-type="string">
            <text:p>Tello2010</text:p>
          </table:table-cell>
          <table:table-cell table:style-name="ce25" office:value-type="string">
            <text:p>Prior to undertaking phylogenetic analysis, we used
the incongruence length difference (ILD) test (Farris
et al., 1995a,b)... Parsimony searches were implemented using heuristic
unconstrained searches of optimal trees using TBR
branch-swapping within each of 1000 replicates of
random taxon-addition sequences and keeping up to
five trees per replication... The ILD test implemented in PAUP* (called the
partition homogeneity test), using each gene as a
partition, returned a significant value (P = 0.01),
indicating that the two genes may contain conflicting
phylogenetic signals. The characteristics of these two
genes do not exhibit the attributes known to bias the ILD
test, such as a disparate level of homoplasy (Dolphin
et al., 2000), extreme differences in rate heterogeneity
(Barker and Lutzoni, 2002; Darlu and Lecointre, 2002),
or uncertain sequence alignments (Messenger and
McGuire, 1998). However, it is possible that rejection
of the hypothesis of phylogenetic congruence by the ILD
test was still caused by differences in rate heterogeneity
and sequence size (Barker and Lutzoni, 2002; Darlu and
Lecointre, 2002; Dowton and Austin, 2002). RAG-1 has
a site-specific substitution rate approximately 1.6 times
more homogeneous than RAG-2 and is approximately
2.5 times larger (Table 1). These differences may affect
the ILD test result through their effect on the amount of
phylogenetic structure in the data (Barker and Lutzoni,
2002). Furthermore, the appropriate level of significance
for P values in ILD tests has been questioned (Sullivan,
1996; Cunningham, 1997a,b), suggesting the possibility
that the test is a fundamentally flawed estimator of data
combinability (Yoder et al., 2001). All of this cast further doubt on the direct interpretation of ILD P scores.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5"/>
          <table:table-cell table:style-name="ce22" office:value-type="string">
            <text:p>Cladistics</text:p>
          </table:table-cell>
          <table:table-cell table:number-columns-repeated="4"/>
          <table:table-cell table:style-name="ce22" office:value-type="float" office:value="2010">
            <text:p>2010</text:p>
          </table:table-cell>
        </table:table-row>
        <table:table-row table:style-name="ro3">
          <table:table-cell table:style-name="ce22" office:value-type="string">
            <text:p>Temkin2010</text:p>
          </table:table-cell>
          <table:table-cell table:style-name="ce25" office:value-type="string">
            <text:p>To evaluate the degree of incongruence between the
data sets quantitatively, the incongruence-length differ-
ence tests (ILD; [64-66]) were performed in PAUP*
4.0d105 [55] [but see, e.g., [67,68] for criticisms of the
ILD test]. The ILD tests were done simultaneously on
the four individual locus matrices as well as pairwise on
the complete data set. The tests were performed under
parsimony using 100 replicates, where each replicate
consisted of 10 random-addition sequences (RAS), with
one tree retained per iteration, followed by tree bisec-
tion and reconnection (TBR; [69]) branch swapping to
Completion... The ILD tests performed simultaneously on all four
molecular data partitions showed that the complete data
set was homogeneous (P = 0.15), suggesting that com-
bining molecular partitions in a phylogenetic analysis
was not likely to reduce phylogenetic accuracy. The
pairwise ILD tests, revealed, however, that only the rDNA partitions were entirely congruent (18S:28S, P =
0.35; 18S:16S, P = 0.71; 28S:16S, P = 0.99), whereas the
H3 data set was congruent with 16S (P = 0.15), but not
with the nuclear rDNA loci (18S:H3, P = 0.01; 28S:H3,
P = 0.01). Despite the fact that the appropriate threshold
of incongruence is not known, it has been argued that a
significance threshold of 0.05 might be too conservative
for the ILD test [110,111]. Given the overall homogene-
ity of the combined data and marginal incongruence of
H3 data, the data-set incongruence was not likely to
render an analysis of the combined data misleading.
Consequently, the phylogenetic inference based on the
combined data was the preferred description of pterioi-
dean relationships, but one must be cautious when
interpreting the results with regard to the contribution
of the H3 data.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2" office:value-type="string">
            <text:p>to 2 dp</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reduced dataset 19 taxa</text:p>
          </table:table-cell>
          <table:table-cell table:number-columns-repeated="2"/>
          <table:table-cell table:style-name="ce22" office:value-type="string">
            <text:p>Temkin, Ilya</text:p>
          </table:table-cell>
          <table:table-cell table:style-name="ce22" office:value-type="string">
            <text:p>Molecular Phylogeny of Pearl Oysters and their Relatives (Mollusca, Bivalvia, Pterioidea).</text:p>
          </table:table-cell>
          <table:table-cell table:style-name="ce22" office:value-type="string">
            <text:p>BMC evolutionary biology</text:p>
          </table:table-cell>
          <table:table-cell table:style-name="ce22" office:value-type="float" office:value="10">
            <text:p>10</text:p>
          </table:table-cell>
          <table:table-cell table:style-name="ce22" office:value-type="float" office:value="1">
            <text:p>1</text:p>
          </table:table-cell>
          <table:table-cell table:style-name="ce22" office:value-type="string">
            <text:p>November</text:p>
          </table:table-cell>
          <table:table-cell table:style-name="ce27" office:value-type="string">
            <text:p>342</text:p>
          </table:table-cell>
          <table:table-cell table:style-name="ce22" office:value-type="float" office:value="2010">
            <text:p>2010</text:p>
          </table:table-cell>
          <table:table-cell table:style-name="ce22" office:value-type="string">
            <text:p>http://www.ncbi.nlm.nih.gov/pubmed/21059254</text:p>
          </table:table-cell>
          <table:table-cell table:style-name="ce22" office:value-type="string">
            <text:p>BioMed Central Ltd</text:p>
          </table:table-cell>
          <table:table-cell/>
          <table:table-cell table:style-name="ce22" office:value-type="string">
            <text:p>ABSTRACT: BACKGROUND: The superfamily Pterioidea is a morphologically and ecologically diverse lineage of epifaunal marine bivalves distributed throughout the tropical and subtropical continental shelf regions. This group includes commercially important pearl culture species and model organisms used for medical studies of biomineralization. Recent morphological treatment of selected pterioideans and molecular phylogenetic analyses of higher-level relationships in Bivalvia have challenged the traditional view that pterioidean families are monophyletic. This issue is examined here in light of molecular data sets composed of DNA sequences for nuclear and mitochondrial loci, and a published character data set of anatomical and shell morphological characters. RESULTS: The present study is the first comprehensive species-level analysis of the Pterioidea to produce a well-resolved, robust phylogenetic hypothesis for nearly all extant taxa. The data were analyzed for potential biases due to taxon and character sampling, and idiosyncracies of different molecular evolutionary processes. The congruence and contribution of different partitions were quantified, and the sensitivity of clade stability to alignment parameters was explored. CONCLUSIONS: Four primary conclusions were reached: (1) the results strongly supported the monophyly of the Pterioidea; (2) none of the previously defined families (except for the monotypic Pulvinitidae) were monophyletic; (3) the arrangement of the genera was novel and unanticipated, however strongly supported and robust to changes in alignment parameters; and (4) optimizing key morphological characters onto topologies derived from the analysis of molecular data revealed many instances of homoplasy and uncovered synapomorphies for major nodes. Additionally, a complete species-level sampling of the genus Pinctada provided further insights into the on-going controversy regarding the taxonomic identity of major pearl culture species.</text:p>
          </table:table-cell>
        </table:table-row>
        <table:table-row table:style-name="ro3">
          <table:table-cell table:style-name="ce22" office:value-type="string">
            <text:p>DelaTorre-Barcena2009</text:p>
          </table:table-cell>
          <table:table-cell table:style-name="ce25" office:value-type="string">
            <text:p>Due to computational
constraints within PAUP, we limited the number of individual
pairwise comparisons, and generated random samples of paired
ILD comparisons corresponding to 10% of the total dataset, and
performed pairwise ILD tests on this random sample of
combinations of these subsets (data not shown)...</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de la Torre-B\'{a}rcena, Jose Eduardo; Kolokotronis, Sergios-Orestis; Lee, Ernest K; Stevenson, Dennis Wm; Brenner, Eric D; Katari, Manpreet S; Coruzzi, Gloria M &amp; DeSalle, Rob</text:p>
          </table:table-cell>
          <table:table-cell table:style-name="ce22" office:value-type="string">
            <text:p>The impact of outgroup choice and missing data on major seed plant phylogenetics using genome-wide EST data.</text:p>
          </table:table-cell>
          <table:table-cell table:style-name="ce22" office:value-type="string">
            <text:p>PloS one</text:p>
          </table:table-cell>
          <table:table-cell table:style-name="ce22" office:value-type="float" office:value="4">
            <text:p>4</text:p>
          </table:table-cell>
          <table:table-cell table:style-name="ce22" office:value-type="float" office:value="6">
            <text:p>6</text:p>
          </table:table-cell>
          <table:table-cell table:style-name="ce22" office:value-type="string">
            <text:p>January</text:p>
          </table:table-cell>
          <table:table-cell table:style-name="ce22" office:value-type="string">
            <text:p>e5764</text:p>
          </table:table-cell>
          <table:table-cell table:style-name="ce22" office:value-type="float" office:value="2009">
            <text:p>2009</text:p>
          </table:table-cell>
          <table:table-cell table:style-name="ce22" office:value-type="string">
            <text:p>http://www.ncbi.nlm.nih.gov/pubmed/19503618</text:p>
          </table:table-cell>
          <table:table-cell table:number-columns-repeated="2"/>
          <table:table-cell table:style-name="ce22" office:value-type="string">
            <text:p>BACKGROUND: Genome level analyses have enhanced our view of phylogenetics in many areas of the tree of life. With the production of whole genome DNA sequences of hundreds of organisms and large-scale EST databases a large number of candidate genes for inclusion into phylogenetic analysis have become available. In this work, we exploit the burgeoning genomic data being generated for plant genomes to address one of the more important plant phylogenetic questions concerning the hierarchical relationships of the several major seed plant lineages (angiosperms, Cycadales, Gingkoales, Gnetales, and Coniferales), which continues to be a work in progress, despite numerous studies using single, few or several genes and morphology datasets. Although most recent studies support the notion that gymnosperms and angiosperms are monophyletic and sister groups, they differ on the topological arrangements within each major group. METHODOLOGY: We exploited the EST database to construct a supermatrix of DNA sequences (over 1,200 concatenated orthologous gene partitions for 17 taxa) to examine non-flowering seed plant relationships. This analysis employed programs that offer rapid and robust orthology determination of novel, short sequences from plant ESTs based on reference seed plant genomes. Our phylogenetic analysis retrieved an unbiased (with respect to gene choice), well-resolved and highly supported phylogenetic hypothesis that was robust to various outgroup combinations. CONCLUSIONS: We evaluated character support and the relative contribution of numerous variables (e.g. gene number, missing data, partitioning schemes, taxon sampling and outgroup choice) on tree topology, stability and support metrics. Our results indicate that while missing characters and order of addition of genes to an analysis do not influence branch support, inadequate taxon sampling and limited choice of outgroup(s) can lead to spurious inference of phylogeny when dealing with phylogenomic scale data sets. As expected, support and resolution increases significantly as more informative characters are added, until reaching a threshold, beyond which support metrics stabilize, and the effect of adding conflicting characters is minimized.</text:p>
          </table:table-cell>
          <table:table-cell/>
          <table:table-cell table:style-name="ce22" office:value-type="string">
            <text:p>Arabidopsis,Arabidopsis: genetics,Data Interpretation, Statistical,Databases, Genetic,Expressed Sequence Tags,Genes, Plant,Genome, Plant,Genomics,Likelihood Functions,Models, Genetic,Phylogeny,Plants,Seeds,Seeds: metabolism,Sequence Analysis, DNA</text:p>
          </table:table-cell>
        </table:table-row>
        <table:table-row table:style-name="ro3">
          <table:table-cell table:style-name="ce22" office:value-type="string">
            <text:p>Tourle2009</text:p>
          </table:table-cell>
          <table:table-cell table:style-name="ce25" office:value-type="string">
            <text:p>Differences in topology between trees from COI
and 28S were assessed by an incongruence length difference
(ILD) test (Farris et al., 1994)... An ILD test verified that the two gene regions produced
different tree topologies (P = 0.048). Removing sequences found
in the COI matrix that were missing from 28S did not alleviate
the incongruence between the two gene trees (P = 0.002).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048, 0.002</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Tourle, R; Downie, D a &amp; Villet, M H</text:p>
          </table:table-cell>
          <table:table-cell table:style-name="ce22" office:value-type="string">
            <text:p>Flies in the ointment: a morphological and molecular comparison of Lucilia cuprina and Lucilia sericata (Diptera: Calliphoridae) in South Africa.</text:p>
          </table:table-cell>
          <table:table-cell table:style-name="ce22" office:value-type="string">
            <text:p>Medical and veterinary entomology</text:p>
          </table:table-cell>
          <table:table-cell table:style-name="ce22" office:value-type="float" office:value="23">
            <text:p>23</text:p>
          </table:table-cell>
          <table:table-cell table:style-name="ce22" office:value-type="float" office:value="1">
            <text:p>1</text:p>
          </table:table-cell>
          <table:table-cell table:style-name="ce22" office:value-type="string">
            <text:p>March</text:p>
          </table:table-cell>
          <table:table-cell table:style-name="ce22" office:value-type="string">
            <text:p>6--14</text:p>
          </table:table-cell>
          <table:table-cell table:style-name="ce22" office:value-type="float" office:value="2009">
            <text:p>2009</text:p>
          </table:table-cell>
          <table:table-cell table:style-name="ce22" office:value-type="string">
            <text:p>http://www.ncbi.nlm.nih.gov/pubmed/19019139</text:p>
          </table:table-cell>
          <table:table-cell table:number-columns-repeated="2"/>
          <table:table-cell table:style-name="ce22" office:value-type="string">
            <text:p>Complementary nuclear (28S rRNA) and mitochondrial (COI) genes were sequenced from blowflies that phenotypically resembled Lucilia cuprina (W.), Lucilia sericata (Meigen) or exhibited characters of both species. The aim was to test a long-held hypothesis that these species hybridize under natural conditions in South Africa (Ullyett, 1945). Blowflies were obtained predominantly from the Cape Town metropolitan area, but reference samples were acquired for L. sericata from Pretoria. Several L. cuprina-like flies were shown to possess a conflicting combination of nuclear and mitochondrial genes that has also been seen in Hawaiian specimens. Homoplasy, sampling of pseudogenes, hybridization and incomplete lineage sorting are discussed as possible hypotheses for the pattern and the latter is concluded to represent the most likely explanation.</text:p>
          </table:table-cell>
          <table:table-cell/>
          <table:table-cell table:style-name="ce22" office:value-type="string">
            <text:p>Animals,Diptera,Diptera: anatomy \&amp; histology,Diptera: genetics,Electron Transport Complex IV,Electron Transport Complex IV: genetics,Female,Genes, Mitochondrial,Haplotypes,Male,Phylogeny,RNA, Ribosomal, 28S,RNA, Ribosomal, 28S: genetics,South Africa</text:p>
          </table:table-cell>
        </table:table-row>
        <table:table-row table:style-name="ro3">
          <table:table-cell table:style-name="ce22" office:value-type="string">
            <text:p>Tsang2009</text:p>
          </table:table-cell>
          <table:table-cell table:style-name="ce25" office:value-type="string">
            <text:p>For a combined 
gene analysis, sequence data from the three mitochondrial 
genes were first analysed separately to determine any 
nodes with high conflicts among different data sets. The 
phylogenetic congruence among the data sets was further 
tested under parsimony criterion using incongruent length 
difference (ILD) test (Farris et al. 1994) implemented in 
paup* version 4.0b10 as the partition-homogeneity test 
(Swofford 2002)...</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Tsang, Ling Ming; Chan, Benny Kwok Kan; Shih, Fu-Long; Chu, Ka Hou &amp; {Allen Chen}, Chaolun</text:p>
          </table:table-cell>
          <table:table-cell table:style-name="ce22" office:value-type="string">
            <text:p>Host-associated speciation in the coral barnacle Wanella milleporae (Cirripedia: Pyrgomatidae) inhabiting the Millepora coral.</text:p>
          </table:table-cell>
          <table:table-cell table:style-name="ce22" office:value-type="string">
            <text:p>Molecular ecology</text:p>
          </table:table-cell>
          <table:table-cell table:style-name="ce22" office:value-type="float" office:value="18">
            <text:p>18</text:p>
          </table:table-cell>
          <table:table-cell table:style-name="ce22" office:value-type="float" office:value="7">
            <text:p>7</text:p>
          </table:table-cell>
          <table:table-cell table:style-name="ce22" office:value-type="string">
            <text:p>April</text:p>
          </table:table-cell>
          <table:table-cell table:style-name="ce22" office:value-type="string">
            <text:p>1463--75</text:p>
          </table:table-cell>
          <table:table-cell table:style-name="ce22" office:value-type="float" office:value="2009">
            <text:p>2009</text:p>
          </table:table-cell>
          <table:table-cell table:style-name="ce22" office:value-type="string">
            <text:p>http://www.ncbi.nlm.nih.gov/pubmed/19368648</text:p>
          </table:table-cell>
          <table:table-cell table:number-columns-repeated="2"/>
          <table:table-cell table:style-name="ce22" office:value-type="string">
            <text:p>Speciation by host shift is a common phenomenon observed in many symbiotic animals. The symbiont-host interaction is highly dynamic, but it is poorly documented in the marine realm. In the present study, we examined the genetic and morphological differentiation of the coral barnacle Wanella milleporae (obligate to fire corals) collected from four different Millepora host species in Taiwan to investigate the host specificity of this barnacle. Phylogenetic analysis of mitochondrial COI gene for 241 individuals of Wanella revealed five distinct clades, whose sequence divergences are comparable to values between other cogeneric barnacle species. The five clades also differ in shell and opercular plate morphology and colour. Genetic and morphological differentiations together strongly suggest the presence of cryptic species. Although the five clades do not display species-level host specificity, they showed a significant difference in preference on host growth form. Clades 1 and 2 were predominantly found on encrusting Millepora exaesa and Millepora platyphylla, while clades 3, 4 and 5 live exclusively on branching-form fire corals Millepora dichotoma and Millepora tenella. Phylogeny inferred from the combined mitochondrial COI, 16S and 12S (2182 bp) analysis suggests the division of the five clades into two major lineages congruent with the morphology of the host coral. Multiple independent invasions to the same form of host and subsequent speciation are evident in the Red Sea and Taiwan. Our results indicate that ecological/sympatric speciation could occur in marine symbiotic invertebrates through host shift and specialization. It appears that, as in their terrestrial counterparts, host-symbiont radiations in the marine realm are more prevalent than we expected and thus warrant further investigation.</text:p>
          </table:table-cell>
          <table:table-cell/>
          <table:table-cell table:style-name="ce22" office:value-type="string">
            <text:p>Animals,Anthozoa,DNA, Mitochondrial,DNA, Mitochondrial: genetics,Evolution, Molecular,Genes, Mitochondrial,Genetic Speciation,Phylogeny,Sequence Alignment,Sequence Analysis, DNA,Species Specificity,Symbiosis,Taiwan,Thoracica,Thoracica: anatomy \&amp; histology,Thoracica: classification,Thoracica: genetics</text:p>
          </table:table-cell>
        </table:table-row>
        <table:table-row table:style-name="ro3">
          <table:table-cell table:style-name="ce22" office:value-type="string">
            <text:p>Tsutsui2009</text:p>
          </table:table-cell>
          <table:table-cell table:style-name="ce25" office:value-type="string">
            <text:p>As with the MP analysis, all nucleotide sites with gaps were
initially excluded, and insertions and deletions (indels)
were not recorded. In the case of mtDNA, however, indels
were coded using the simple indel coding method
(Simmons and Ochoterena 2000) implemented in SeqState... Congruence among sequence datasets was examined
with the incongruence length difference (ILD) test (Farris
et al. 1994), implemented in PAUP* v.4.0. In order to
prepare counterpart sequences, Pinus ponderosa was
deleted from the mtDNA dataset, and P. canariensis from
the cpDNA and nrDNA datasets. Pinus kwangtungensis in
the cpDNA dataset was used as a counterpart of P. fenze-
liana in the mtDNA and nrDNA datasets. Nuclear DNA
datasets contained two allelic sequences in some taxa when
the samples were heterozygous. For the ILD test using the
nrDNA datasets, we adjusted the numbers of sequences in
both datasets by using the same sequence twice in another
dataset (1?1 and 2?1). The ILD tests were performed with
1,000 replications of heuristic search with TBR branch
swapping, and simple sequence addition. The ILD
test showed that the incongruity between nad1 and nad5
was just not significant at the 5% level (P = 0.052). Thus,
to avoid combining different phylogenetic information,
both separate and combined datasets were analyzed.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5">
            <text:p>0.5</text:p>
          </table:table-cell>
          <table:table-cell table:style-name="ce22" office:value-type="string">
            <text:p>Simple + TBR</text:p>
          </table:table-cell>
          <table:table-cell table:style-name="ce22" office:value-type="float" office:value="0">
            <text:p>0</text:p>
          </table:table-cell>
          <table:table-cell table:style-name="ce26" office:value-type="string">
            <text:p>0.052</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Tsutsui, Kiyomi; Suwa, Atsushi; Sawada, Kei'ichi; Kato, Toshihide; Ohsawa, Takeshi a &amp; Watano, Yasuyuki</text:p>
          </table:table-cell>
          <table:table-cell table:style-name="ce22" office:value-type="string">
            <text:p>Incongruence among mitochondrial, chloroplast and nuclear gene trees in Pinus subgenus Strobus (Pinaceae).</text:p>
          </table:table-cell>
          <table:table-cell table:style-name="ce22" office:value-type="string">
            <text:p>Journal of plant research</text:p>
          </table:table-cell>
          <table:table-cell table:style-name="ce22" office:value-type="float" office:value="122">
            <text:p>122</text:p>
          </table:table-cell>
          <table:table-cell table:style-name="ce22" office:value-type="float" office:value="5">
            <text:p>5</text:p>
          </table:table-cell>
          <table:table-cell table:style-name="ce22" office:value-type="string">
            <text:p>September</text:p>
          </table:table-cell>
          <table:table-cell table:style-name="ce22" office:value-type="string">
            <text:p>509--21</text:p>
          </table:table-cell>
          <table:table-cell table:style-name="ce22" office:value-type="float" office:value="2009">
            <text:p>2009</text:p>
          </table:table-cell>
          <table:table-cell table:style-name="ce22" office:value-type="string">
            <text:p>http://www.ncbi.nlm.nih.gov/pubmed/19529882</text:p>
          </table:table-cell>
          <table:table-cell table:number-columns-repeated="2"/>
          <table:table-cell table:style-name="ce22" office:value-type="string">
            <text:p>Introgression has been considered to be one of main factors leading to phylogenetic incongruence among different datasets at lower taxonomic levels. In the plants of Pinaceae, the mtDNA, cpDNA, and nuclear DNA (nrDNA) may have different evolutionary histories through introgression because they are inherited maternally, paternally and biparentally, respectively. We compared mtDNA, cpDNA, and two low-copy nrDNA phylogenetic trees in the genus Pinus subgenus Strobus, in order to detect unknown past introgression events in this group. nrDNA trees were mostly congruent with the cpDNA tree, and supported the recent sectional and subsectional classification system. In contrast, mtDNA trees split the members of sect. Quinquefoliae into two groups that were not observed in the other gene trees. The factors constituting incongruence may be divided into the following two categories: the different splits within subsect. Strobus, and the non-monophyly of subsect. Gerardianae. The former was hypothesized to have been caused by the past introgression of cpDNA, mtDNA or both between Eurasian and North American species through Beringia. The latter was likely caused by the chimeric structure of the mtDNA sequence of P. bungeana, which might have originated through past hybridization, or through a horizontal transfer event and subsequent recombination.</text:p>
          </table:table-cell>
          <table:table-cell/>
          <table:table-cell table:style-name="ce22" office:value-type="string">
            <text:p>Base Sequence,Cell Nucleus,Cell Nucleus: genetics,Chloroplasts,Chloroplasts: genetics,DNA, Chloroplast,DNA, Chloroplast: genetics,DNA, Mitochondrial,DNA, Mitochondrial: genetics,Genes, Mitochondrial,Genes, Mitochondrial: genetics,Genes, Plant,Geography,Molecular Sequence Data,Phylogeny,Pinus,Pinus: genetics</text:p>
          </table:table-cell>
        </table:table-row>
        <table:table-row table:style-name="ro3">
          <table:table-cell table:style-name="ce22" office:value-type="string">
            <text:p>Turner2010</text:p>
          </table:table-cell>
          <table:table-cell table:style-name="ce25" office:value-type="string">
            <text:p>This
fragment and the corresponding part in the other taxa were kept as
separate blocks in the final alignment, with the characters of one
block coded as missing (see ‘Yponomeuta nexus file’, Text S1 in the
Supplementary Material). No attempt was made to code this
substitution event as a separate character, as the final trees for all
three sequences already showed these western Palaearctic taxa as a
Clade... Maximum parsimony (MP) analyses were done with PAUP*4.0,
version b10 [40]. The search parameters were set to branch-and-
bound search or heuristic search with 100 Random Addition
Sequences and TBR branch swapping... The congruence of the different sequences was tested with the
Incongruence Length Difference test [47,48; but see 49] under the
same search parameters as for the maximum parsimony analyses,
except that 1000 Random Addition Sequences were used and only
a single tree was kept... To begin with, the ILD test was run on the total data set
partitioned into the three different gene sequences. The resulting p
value (999 randomisations) is 0.001. The same test was then run
on the three possible two-sequence subsets of the total data set.
Only the subset consisting of the two mitochondrial genes shows
some congruence between the partitions (at p = 0.045). Therefore,
the incongruence can be ascribed to the (nuclear) ITS-1 sequence.
Because weighting the characters might influence the congruence
of the different partitions [51,52], the ILD test was repeated with
the character weights set to the values obtained after successive
weighting of the set of active characters or of the individual
sequences. The probability increases from p = 0.045 to 0.149 with
the successively weighted data. When the weights are set to the
values obtained for the individual genes, all combinations remain
incongruent at p = 0.001, which is not surprising as the
incongruence is then reinforced rather than diminished.
Such incongruence does not necessarily indicate different
histories for the separate partitions: several authors [53–55] have
argued that different proportions of uninformative characters in
the partitions can lead to the ILD test showing them to be
incongruent. We therefore repeated the ILD tests with all
uninformative characters deleted, but the results did not change.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999">
            <text:p>999</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to 3 dp</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number-columns-repeated="3"/>
          <table:table-cell table:style-name="ce22" office:value-type="string">
            <text:p>Turner, Hubert; Lieshout, Niek; {Van Ginkel}, Wil E &amp; Menken, Steph B J</text:p>
          </table:table-cell>
          <table:table-cell table:style-name="ce22" office:value-type="string">
            <text:p>Molecular phylogeny of the small ermine moth genus Yponomeuta (Lepidoptera, Yponomeutidae) in the palaearctic.</text:p>
          </table:table-cell>
          <table:table-cell table:style-name="ce22" office:value-type="string">
            <text:p>PloS one</text:p>
          </table:table-cell>
          <table:table-cell table:style-name="ce22" office:value-type="float" office:value="5">
            <text:p>5</text:p>
          </table:table-cell>
          <table:table-cell table:style-name="ce22" office:value-type="float" office:value="3">
            <text:p>3</text:p>
          </table:table-cell>
          <table:table-cell table:style-name="ce22" office:value-type="string">
            <text:p>January</text:p>
          </table:table-cell>
          <table:table-cell table:style-name="ce22" office:value-type="string">
            <text:p>e9933</text:p>
          </table:table-cell>
          <table:table-cell table:style-name="ce22" office:value-type="float" office:value="2010">
            <text:p>2010</text:p>
          </table:table-cell>
          <table:table-cell table:style-name="ce22" office:value-type="string">
            <text:p>http://www.ncbi.nlm.nih.gov/pubmed/20360968</text:p>
          </table:table-cell>
          <table:table-cell table:number-columns-repeated="2"/>
          <table:table-cell table:style-name="ce22" office:value-type="string">
            <text:p>BACKGROUND: The small ermine moth genus Yponomeuta (Lepidoptera, Yponomeutidae) contains 76 species that are specialist feeders on hosts from Celastraceae, Rosaceae, Salicaceae, and several other plant families. The genus is a model for studies in the evolution of phytophagous insects and their host-plant associations. Here, we reconstruct the phylogeny to provide a solid framework for these studies, and to obtain insight into the history of host-plant use and the biogeography of the genus. METHODOLOGY/PRINCIPAL FINDINGS: DNA sequences from an internal transcribed spacer region (ITS-1) and from the 16S rDNA (16S) and cytochrome oxidase (COII) mitochondrial genes were collected from 20-23 (depending on gene) species and two outgroup taxa to reconstruct the phylogeny of the Palaearctic members of this genus. Sequences were analysed using three different phylogenetic methods (parsimony, likelihood, and Bayesian inference). CONCLUSIONS/SIGNIFICANCE: Roughly the same patterns are retrieved irrespective of the method used, and they are similar among the three genes. Monophyly is well supported for a clade consisting of the Japanese (but not the Dutch) population of Yponomeuta sedellus and Y. yanagawanus, a Y. kanaiellus-polystictus clade, and a Rosaceae-feeding, western Palaearctic clade (Y. cagnagellus-irrorellus clade). Within these clades, relationships are less well supported, and the patterns between the different gene trees are not so similar. The position of the remaining taxa is also variable among the gene trees and rather weakly supported. The phylogenetic information was used to elucidate patterns of biogeography and resource use. In the Palaearctic, the genus most likely originated in the Far East, feeding on Celastraceae, dispersing to the West concomitant with a shift to Rosaceae and further to Salicaceae. The association of Y. cagnagellus with Euonymus europaeus (Celastraceae), however, is a reversal. The only oligophagous species, Y. padellus, belongs to the derived western Palaearctic clade, evidence that specialisation is reversible.</text:p>
          </table:table-cell>
        </table:table-row>
        <table:table-row table:style-name="ro3">
          <table:table-cell table:style-name="ce22" office:value-type="string">
            <text:p>Vaezi2009</text:p>
          </table:table-cell>
          <table:table-cell table:style-name="ce25" office:value-type="string">
            <text:p>Indels were coded using the simple gap-coding method
(Simmons and Ochoterena, 2000)... One of the most frequently used strategies to infer species phy-
logeny from multiple genes is to combine data (Kluge, 1989),
although many authors have indicated that this strategy is not
suitable for genes with different histories (Bull et al., 1993; DeQue-
iroz et al., 1995). To determine whether the genes under study
have had similar evolutionary histories, we used the incongruence
length difference (ILD) test (Farris et al., 1994) coupled with the
BIONJ algorithm (ILD-BIONJ) (Gascuel, 1997) to detect the presence
of strongly supported character conflict among individual data sets
within a combined analysis. Cunningham (1997) concluded that
the ILD test performed the best in predicting when data should
be combined, compared with the tests of Templeton (1983) and
Rodrigo et al. (1993). ILD test is not only sensitive to variations
of substitution rates (Darlu and Lecointre, 2002) but also its P-val-
ues correlate poorly with improvement in phylogenetic resolution
(Barker and Lutzoni, 2002). Zelwer and Daubin (2004) has shown
that ILD-BIONJ test is faster with higher performance than ILD test.
This test requires two matrices of identical sizes. The number of se-
quences in the two matrices differs (44 for the ITS and 62 for the
GAPDH, Table 2). To combine the two matrices for a species where
a single ITS ribotype corresponds to two alleles of GAPDH, the rib-
otype sequence was duplicated so that each GAPDH allele had a
corresponding ITS sequence. One hundred replications with heu-
ristic searches and TBR branch swapping were used to assess the
congruence between the two data sets. The test was implemented
in PAUP* version 4b 10 (Swofford, 2002) using the partition homo-
geneity test... The ILD-BIONJ congruence test rejected the null hypothesis of
congruence (P-value = 0.01) between the ITS and GAPDH data sets.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1">
            <text:p>1</text:p>
          </table:table-cell>
          <table:table-cell table:style-name="ce22" office:value-type="string">
            <text:p>TBR + “heuristic seaches”</text:p>
          </table:table-cell>
          <table:table-cell table:style-name="ce22" office:value-type="float" office:value="0">
            <text:p>0</text:p>
          </table:table-cell>
          <table:table-cell table:style-name="ce26" office:value-type="string">
            <text:p>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Vaezi, Jamil &amp; Brouillet, Luc</text:p>
          </table:table-cell>
          <table:table-cell table:style-name="ce22" office:value-type="string">
            <text:p>Phylogenetic relationships among diploid species of Symphyotrichum (Asteraceae: Astereae) based on two nuclear markers, ITS and GAPDH.</text:p>
          </table:table-cell>
          <table:table-cell table:style-name="ce22" office:value-type="string">
            <text:p>Molecular phylogenetics and evolution</text:p>
          </table:table-cell>
          <table:table-cell table:style-name="ce22" office:value-type="float" office:value="51">
            <text:p>51</text:p>
          </table:table-cell>
          <table:table-cell table:style-name="ce22" office:value-type="float" office:value="3">
            <text:p>3</text:p>
          </table:table-cell>
          <table:table-cell table:style-name="ce22" office:value-type="string">
            <text:p>June</text:p>
          </table:table-cell>
          <table:table-cell table:style-name="ce22" office:value-type="string">
            <text:p>540--53</text:p>
          </table:table-cell>
          <table:table-cell table:style-name="ce22" office:value-type="float" office:value="2009">
            <text:p>2009</text:p>
          </table:table-cell>
          <table:table-cell table:style-name="ce22" office:value-type="string">
            <text:p>http://www.ncbi.nlm.nih.gov/pubmed/19289175</text:p>
          </table:table-cell>
          <table:table-cell table:style-name="ce22" office:value-type="string">
            <text:p>Elsevier Inc.</text:p>
          </table:table-cell>
          <table:table-cell/>
          <table:table-cell table:style-name="ce22" office:value-type="string">
            <text:p>The mostly North American subtribe Symphyotrichinae (Asteraceae: Astereae) comprises Canadanthus, Ampelaster, Psilactis, Almutaster, and Symphyotrichum. Intergeneric and interspecific relationships within the subtribe have been investigated in the past, particularly by Nesom [Nesom, G.L., 1994. Review of the taxonomy of Aster sensu lato (Asteraceae: Astereae), emphasizing the new world species, Phytologia 77, 141-297] and Semple [Semple, J.C., 2005. Classification of Symphyotrichum. Available from: &lt;http://www.jcsemple.uwaterloo.ca/Symphyotrichumclassification.htm/&gt;], using morphological and cytological approaches. Symphyotrichum is the largest and most complex genus within the subtribe and includes four subgenera: Symphyotrichum (x=7, 8), Virgulus (x=4, 5), Astropolium (x=5), and Chapmaniani (x=7). In this study we used two nuclear markers, the nrDNA internal transcribed spacer (ITS) and the low-copy nuclear gene glyceraldehyde 3-phosphate dehydrogenase (GAPDH), to resolve intergeneric and interspecific relationships within the subtribe at the diploid level, and to determine whether our phylogenies validate the classifications of Nesom or Semple. Our results confirm the distinct generic status of Canadanthus and Ampelaster, whereas Psilactis and Almutaster form a polytomy with Symphyotrichum. Within Symphyotrichum, subg. Virgulus is monophyletic based on ITS and appears polyphyletic based on GAPDH. Neither the ITS nor the GAPDH analyses support a distinct status for subg. Astropolium, which groups within subg. Symphyotrichum. In general, interspecific relationships within Symphyotrichum are unresolved. Lack of resolution may be interpreted as a case of recent and rapid evolutionary radiation.</text:p>
          </table:table-cell>
          <table:table-cell/>
          <table:table-cell table:style-name="ce22" office:value-type="string">
            <text:p>Asteraceae,Asteraceae: classification,Asteraceae: genetics,Cell Nucleus,Cell Nucleus: genetics,DNA, Plant,DNA, Plant: genetics,DNA, Ribosomal Spacer,DNA, Ribosomal Spacer: genetics,Diploidy,Evolution, Molecular,Genes, Plant,Glyceraldehyde-3-Phosphate Dehydrogenases,Glyceraldehyde-3-Phosphate Dehydrogenases: genetic,Models, Genetic,Phylogeny,Sequence Alignment,Sequence Analysis, DNA,Species Specificity</text:p>
          </table:table-cell>
        </table:table-row>
        <table:table-row table:style-name="ro3">
          <table:table-cell table:style-name="ce22" office:value-type="string">
            <text:p>Vargas-Ramirez2010</text:p>
          </table:table-cell>
          <table:table-cell table:style-name="ce25" office:value-type="string">
            <text:p>The combinability of all sequence partitions
was tested using the incongruence length difference test (ILD test;
Farris et al., 1995) as implemented in PAUP* 4.0b10 (Swofford,
2002), with 1000 replicates to generate the null distribution. No
significant incongruence was revealed for any of the tested settings
(mitochondrial fragments: p = 0.08; nuclear sequences: p = 0.49;
nuclear and mitochondrial data sets combined: p = 0.25)... MP and ML analyses were performed in PAUP* 4.0b10 using
heuristic searches with 100 random addition sequences of taxa
using the tree bisection-reconnection branch swapping option;
bootstrap support values were calculated for MP with 1000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08, 0.49, 025</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Vargas-Ram\'{\i}rez, Mario; Vences, Miguel; Branch, William R; Daniels, Savel R; Glaw, Frank; Hofmeyr, Margaretha D; Kuchling, Gerald; Maran, J\'{e}r\^{o}me; Papenfuss, Theodore J; Sirok\'{y}, Pavel; Vieites, David R &amp; Fritz, Uwe</text:p>
          </table:table-cell>
          <table:table-cell table:style-name="ce22" office:value-type="string">
            <text:p>Deep genealogical lineages in the widely distributed African helmeted terrapin: evidence from mitochondrial and nuclear DNA (Testudines: Pelomedusidae: Pelomedusa subrufa).</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1">
            <text:p>1</text:p>
          </table:table-cell>
          <table:table-cell table:style-name="ce22" office:value-type="string">
            <text:p>July</text:p>
          </table:table-cell>
          <table:table-cell table:style-name="ce22" office:value-type="string">
            <text:p>428--40</text:p>
          </table:table-cell>
          <table:table-cell table:style-name="ce22" office:value-type="float" office:value="2010">
            <text:p>2010</text:p>
          </table:table-cell>
          <table:table-cell table:style-name="ce22" office:value-type="string">
            <text:p>http://www.ncbi.nlm.nih.gov/pubmed/20332032</text:p>
          </table:table-cell>
          <table:table-cell table:number-columns-repeated="2"/>
          <table:table-cell table:style-name="ce22" office:value-type="string">
            <text:p>We investigated the phylogeographic differentiation of the widely distributed African helmeted terrapin Pelomedusa subrufa based on 1503 base pairs of mitochondrial DNA (partial cyt b and ND4 genes with adjacent tRNAs) and 1937 bp of nuclear DNA (partial Rag1, Rag2, R35 genes). Congruent among different analyses, nine strongly divergent mitochondrial clades were found, representing three major geographical groupings: (1) A northern group which includes clades I from Cameroon, II from Ghana and Ivory Coast, III from Benin, Burkina Faso and Niger, IV from the Central African Republic, and V from Kenya, (2) a northeastern group consisting of clades VI from Somalia, and VII from Saudi Arabia and Yemen, and (3) a southern group comprising clade VIII from Botswana, the Democratic Republic of Congo, Madagascar and Malawi, and clade IX from South Africa. Malagasy and continental African populations were not clearly differentiated, indicating very recent arrival or introduction of Pelomedusa in Madagascar. The southern group was in some phylogenetic analyses sister to Pelusios, rendering Pelomedusa paraphyletic with respect to that genus. However, using partitioned Bayesian analyses and sequence data of the three nuclear genes, Pelomedusa was monophyletic, suggesting that its mitochondrial paraphyly is due to either ancient introgressive hybridization or phylogenetic noise. Otherwise, nuclear sequence data recovered a lower level of divergence, but corroborated the general differentiation pattern of Pelomedusa as revealed by mtDNA. This, and the depth of the divergences between clades, indicates ancient differentiation. The divergences observed fall within, and in part exceed considerably, the differentiation typically occurring among chelonian species. To test whether Pelomedusa is best considered a single species composed of deep genealogical lineages, or a complex of up to nine distinct species, we suggest a future taxonomic revision that should (1) extend the geographical sampling of molecular data, specifically focusing on contact zones and the possible sympatric occurrence of lineages without admixture, and (2) evaluate the morphology of the various genealogical lineages using the type specimens or topotypical material of the numerous junior synonyms of P. subrufa.</text:p>
          </table:table-cell>
        </table:table-row>
        <table:table-row table:style-name="ro3">
          <table:table-cell table:style-name="ce22" office:value-type="string">
            <text:p>Vasconcelos2010</text:p>
          </table:table-cell>
          <table:table-cell table:style-name="ce25" office:value-type="string">
            <text:p>Any topological incongruence between partitions was tested
using the incongruence length difference (ILD) test (Michke-
vich &amp; Farris, 1981; Farris et al., 1994), with 10,000 heuristic
searches performed after removing all invariable characters
(Cunningham, 1997)... he ILD test
(P &gt; 0.60) similarly showed that the two independent data sets
were not incongruent.</text:p>
          </table:table-cell>
          <table:table-cell table:style-name="ce22" office:value-type="float" office:value="0">
            <text:p>0</text:p>
          </table:table-cell>
          <table:table-cell table:style-name="ce22" office:value-type="string">
            <text:p>NA</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gt; 0.6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variant excluded</text:p>
          </table:table-cell>
          <table:table-cell table:number-columns-repeated="2"/>
          <table:table-cell table:style-name="ce22" office:value-type="string">
            <text:p>Vasconcelos, Raquel; Carranza, Salvador &amp; {James Harris}, D.</text:p>
          </table:table-cell>
          <table:table-cell table:style-name="ce22" office:value-type="string">
            <text:p>Insight into an island radiation: the Tarentola geckos of the Cape Verde archipelago</text:p>
          </table:table-cell>
          <table:table-cell table:style-name="ce22" office:value-type="string">
            <text:p>Journal of Biogeography</text:p>
          </table:table-cell>
          <table:table-cell table:number-columns-repeated="2"/>
          <table:table-cell table:style-name="ce22" office:value-type="string">
            <text:p>February</text:p>
          </table:table-cell>
          <table:table-cell table:style-name="ce22" office:value-type="string">
            <text:p>1047--1060</text:p>
          </table:table-cell>
          <table:table-cell table:style-name="ce22" office:value-type="float" office:value="2010">
            <text:p>2010</text:p>
          </table:table-cell>
          <table:table-cell table:style-name="ce22" office:value-type="string">
            <text:p>http://blackwell-synergy.com/doi/abs/10.1111/j.1365-2699.2009.02254.x</text:p>
          </table:table-cell>
          <table:table-cell table:number-columns-repeated="4"/>
          <table:table-cell table:style-name="ce22" office:value-type="string">
            <text:p>12s,biogeography,cape verde islands,cyt b,geckos,island radiation</text:p>
          </table:table-cell>
        </table:table-row>
        <table:table-row table:style-name="ro3">
          <table:table-cell table:style-name="ce22" office:value-type="string">
            <text:p>Velona2010</text:p>
          </table:table-cell>
          <table:table-cell table:style-name="ce25" office:value-type="string">
            <text:p>Partition Homogeneity test (ILD test)
(Farris et al., 1995) was used to determine if the two genes could
be analyzed in a combined dataset. Significance of P was computed
after 100 replicates (P = 0.99, allowed combined dataset)... Maximum Parsimony (TBR branch swapping, taxon stepwise
addition with 500 random replicates; gaps coded as 5th base)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500RAS + TBR</text:p>
          </table:table-cell>
          <table:table-cell table:style-name="ce22" office:value-type="float" office:value="0">
            <text:p>0</text:p>
          </table:table-cell>
          <table:table-cell table:style-name="ce26" office:value-type="string">
            <text:p>0.99</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Velon\`{a}, Alessandro; Ghesini, Silvia; Luchetti, Andrea; Marini, Mario &amp; Mantovani, Barbara</text:p>
          </table:table-cell>
          <table:table-cell table:style-name="ce22" office:value-type="string">
            <text:p>Starting from Crete, a phylogenetic re-analysis of the genus Reticulitermes in the Mediterranean area.</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3">
            <text:p>3</text:p>
          </table:table-cell>
          <table:table-cell table:style-name="ce22" office:value-type="string">
            <text:p>September</text:p>
          </table:table-cell>
          <table:table-cell table:style-name="ce22" office:value-type="string">
            <text:p>1051--8</text:p>
          </table:table-cell>
          <table:table-cell table:style-name="ce22" office:value-type="float" office:value="2010">
            <text:p>2010</text:p>
          </table:table-cell>
          <table:table-cell table:style-name="ce22" office:value-type="string">
            <text:p>http://www.ncbi.nlm.nih.gov/pubmed/20433930</text:p>
          </table:table-cell>
          <table:table-cell table:number-columns-repeated="2"/>
          <table:table-cell table:style-name="ce22" office:value-type="string">
            <text:p>Owing to its peculiar paleogeographic history, Crete island is one of the most interesting biodiversity hotspots within the Aegean area. We here analyze the lineage diversity of Cretan Reticulitermes termites obtained on mitochondrial genes (COII and 16S) and nuclear Inter-SINE loci. The evolutionary pattern here detected shows a high correlation between clade divergence and geological events of the specific geographical area. The new haplotypes identified in Crete converge with those of specimens collected in northern Turkey, Thrace and Macedonia/Calcydia: this allows to suggest a unique genetic lineage for the Aegean area. A taxonomic and phylogenetic re-analysis of the Reticulitermes genus in Mediterranean Europe agrees with the species rank suggested for Reticulitermes balkanensis and Reticulitermes urbis, as well as for Reticulitermes banyulensis and Reticulitermes grassei from France and the Iberian peninsula. A level of divergence compatible with a specific rank of differentiation is scored also among the three Reticulitermes lucifugus subspecies from Italy and Corse, with the Sardo-Corsican entity basal to the other taxa. In the eastern area, the Aegean" entity</text:p>
          </table:table-cell>
          <table:table-cell table:style-name="ce22" office:value-type="string">
            <text:p> including the Cretan lineages</text:p>
          </table:table-cell>
          <table:table-cell table:style-name="ce22" office:value-type="string">
            <text:p> results the most apical clade while R. urbis</text:p>
          </table:table-cell>
          <table:table-cell table:style-name="ce22" office:value-type="string">
            <text:p> distributed along the East Adriatic shores and Peloponnesus</text:p>
          </table:table-cell>
          <table:table-cell table:style-name="ce22" office:value-type="string">
            <text:p> lays as the most basal one."</text:p>
          </table:table-cell>
          <table:table-cell/>
          <table:table-cell table:style-name="ce22" office:value-type="string">
            <text:p>Animals,DNA, Mitochondrial,DNA, Mitochondrial: genetics,Evolution, Molecular,Greece,Haplotypes,Isoptera,Isoptera: classification,Isoptera: genetics,Likelihood Functions,Mediterranean Region,Models, Genetic,Phylogeny,Sequence Analysis, DNA</text:p>
          </table:table-cell>
        </table:table-row>
        <table:table-row table:style-name="ro3">
          <table:table-cell table:style-name="ce22" office:value-type="string">
            <text:p>VILA2010</text:p>
          </table:table-cell>
          <table:table-cell table:style-name="ce25" office:value-type="string">
            <text:p>The incongruence length differ-
ence (ILD) test (Farris et al., 1994) was performed to
study the homogeneity between our mitochondrial
and nuclear datasets. The test was performed with
PAUP* using heuristic searches with tree bisection–
reconnection (TBR) branch swapping and 100 random
taxon addition replicates, saving no more than ten
equally parsimonious trees per replicate. Only parsi-
mony informative sites were included. No significant
conflict (P = 0.98) was detected by the ILD test
between the mitochondrial (COI + tRNALeu + COII)
and nuclear (ITS2) data. Thus, we combined mito-
chondrial and nuclear sequences to improve phyloge-
netic signal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98</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number-columns-repeated="3"/>
          <table:table-cell table:style-name="ce22" office:value-type="string">
            <text:p>VILA, ROGER; LUKHTANOV, VLADIMIR A.; TALAVERA, GERARD; GIL-T., FELIPE &amp; PIERCE, NAOMI E.</text:p>
          </table:table-cell>
          <table:table-cell table:style-name="ce22" office:value-type="string">
            <text:p>How common are dot-like distributions? Taxonomical oversplitting in western European Agrodiaetus (Lepidoptera: Lycaenidae) revealed by chromosomal and molecular markers</text:p>
          </table:table-cell>
          <table:table-cell table:style-name="ce22" office:value-type="string">
            <text:p>Biological Journal of the Linnean Society</text:p>
          </table:table-cell>
          <table:table-cell table:style-name="ce22" office:value-type="float" office:value="101">
            <text:p>101</text:p>
          </table:table-cell>
          <table:table-cell table:style-name="ce22" office:value-type="float" office:value="1">
            <text:p>1</text:p>
          </table:table-cell>
          <table:table-cell table:style-name="ce22" office:value-type="string">
            <text:p>September</text:p>
          </table:table-cell>
          <table:table-cell table:style-name="ce22" office:value-type="string">
            <text:p>130--154</text:p>
          </table:table-cell>
          <table:table-cell table:style-name="ce22" office:value-type="float" office:value="2010">
            <text:p>2010</text:p>
          </table:table-cell>
          <table:table-cell table:style-name="ce22" office:value-type="string">
            <text:p>http://doi.wiley.com/10.1111/j.1095-8312.2010.01481.x</text:p>
          </table:table-cell>
          <table:table-cell/>
          <table:table-cell table:style-name="ce25" office:value-type="string">
            <text:p>p=0.98
 </text:p>
          </table:table-cell>
          <table:table-cell table:number-columns-repeated="2"/>
          <table:table-cell table:style-name="ce22" office:value-type="string">
            <text:p>randILD</text:p>
          </table:table-cell>
        </table:table-row>
        <table:table-row table:style-name="ro3">
          <table:table-cell table:style-name="ce22" office:value-type="string">
            <text:p>Vilela2009</text:p>
          </table:table-cell>
          <table:table-cell table:style-name="ce25" office:value-type="string">
            <text:p>Large insertions were coded
as one event by excluding all but one nucleotide per insertion.
Parsimony analysis used a heuristic approach with TBR
branch swapping...
The incongruence length difference test (Farris
et al. 1994) or partition homogeneity test (Huelsenbeck et al.
1996) was implemented in PAUP 40b010... The test for conflict among individual gene trees
(ILD or PHT for CHS4, ADP-rf, gp43-like protein, ITS, and kex)
found no conflict ( p = 1.0) when no more than two individuals
of each well-supported clade were included (Coccidioides immi-
tis, Coccidioides posadasii, A. dermatitidis, A. capsulatum, P. brasi-
liensis 1, 2, 14, 17; L. loboi 16, 24, 28, 37) to avoid the obvious
conflict expected among recombining or potentially recom-
bining individuals.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TBR + “heuristic seaches”</text:p>
          </table:table-cell>
          <table:table-cell table:style-name="ce22" office:value-type="float" office:value="0">
            <text:p>0</text:p>
          </table:table-cell>
          <table:table-cell table:style-name="ce26" office:value-type="string">
            <text:p>1.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Vilela, Raquel; Rosa, Patricia S; Belone, Andr\'{e}a F F; Taylor, John W; Di\'{o}rio, Suzana M &amp; Mendoza, Leonel</text:p>
          </table:table-cell>
          <table:table-cell table:style-name="ce22" office:value-type="string">
            <text:p>Molecular phylogeny of animal pathogen Lacazia loboi inferred from rDNA and DNA coding sequences.</text:p>
          </table:table-cell>
          <table:table-cell table:style-name="ce22" office:value-type="string">
            <text:p>Mycological research</text:p>
          </table:table-cell>
          <table:table-cell table:style-name="ce22" office:value-type="float" office:value="113">
            <text:p>113</text:p>
          </table:table-cell>
          <table:table-cell table:style-name="ce22" office:value-type="string">
            <text:p>Pt 8</text:p>
          </table:table-cell>
          <table:table-cell table:style-name="ce22" office:value-type="string">
            <text:p>August</text:p>
          </table:table-cell>
          <table:table-cell table:style-name="ce22" office:value-type="string">
            <text:p>851--7</text:p>
          </table:table-cell>
          <table:table-cell table:style-name="ce22" office:value-type="float" office:value="2009">
            <text:p>2009</text:p>
          </table:table-cell>
          <table:table-cell table:style-name="ce22" office:value-type="string">
            <text:p>http://www.ncbi.nlm.nih.gov/pubmed/19439181</text:p>
          </table:table-cell>
          <table:table-cell table:number-columns-repeated="2"/>
          <table:table-cell table:style-name="ce22" office:value-type="string">
            <text:p>Lacazia loboi is a geographically restricted, uncultivated fungal pathogen of humans and dolphins. Previous investigations using 18S small unit rDNA, chitin synthase 2 and gp43 DNA sequences positioned L. loboi as a close relative of Paracoccidioides brasiliensis. However, given the few individuals of L. loboi studied and the high degree of genetic variation observed in P. brasiliensis, the existence of L. loboi as an independent species has been questioned. To investigate the phylogenetic position of this species, we conducted a phylogenetic analysis using 20 L. loboi collections (L. loboi was obtained from proven cases of lacaziosis and 14 collections were maintained in mice, the others were analyzed from DNA taken directly from infected human tissue.). L. loboi DNA sequence was compared to that from 17 P. brasiliensis strains that represented the known variation in this species, and outgroup taxa in the Onygenales (Ajellomyces and Coccidioides species). Our analyses used DNA sequence from ITS rRNA, and partial coding sequences of chitin synthase 4, ADP-ribosylation factor, and gp43. Nucleotide variation among strains of L. loboi was minor but numerous nucleotide mismatches and multiple gaps were found for these gene regions among members in the Ajellomycetaceae, including P. brasiliensis. Phylogenies inferred using neighbor-joining, maximum parsimony and Bayesian analyses showed no significant conflict and depicted L. loboi as a well-supported, monophyletic group that was sister to the Paracoccidioides clade. These results argue for maintaining L. loboi as a taxon independent from Paracoccidioides within the Ajellomycetaceae.</text:p>
          </table:table-cell>
          <table:table-cell/>
          <table:table-cell table:style-name="ce22" office:value-type="string">
            <text:p>Animals,DNA, Fungal,DNA, Fungal: genetics,DNA, Ribosomal,DNA, Ribosomal: genetics,Fungal Proteins,Fungal Proteins: genetics,Humans,Mice,Molecular Sequence Data,Mycoses,Mycoses: microbiology,Onygenales,Onygenales: classification,Onygenales: genetics,Onygenales: isolation \&amp; purification,Open Reading Frames,Phylogeny</text:p>
          </table:table-cell>
        </table:table-row>
        <table:table-row table:style-name="ro3">
          <table:table-cell table:style-name="ce22" office:value-type="string">
            <text:p>Wang2009</text:p>
          </table:table-cell>
          <table:table-cell table:style-name="ce25" office:value-type="string">
            <text:p>MP analyses
were performed using heuristic search with 1000 repli-
cates of random stepwise addition and tree bisection-
reconnection (TBR) branch swapping in PAUP version
4.0b10 [38]. Gaps were treated as missing data... Congruence between
SDBE and Os125 was evaluated using the partition homo-
geneity test (PHT) [42], implemented in PAUP with 1000
replicates, random taxon addition (10 replicates), and
one tree saved per replicate. Results from the PHT indicated that incongruence between these two genes was P = 
0.01, ten folds higher than the suggested (P &lt; 0.001) by 
Cunningham [43].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2" office:value-type="float" office:value="0.01">
            <text:p>0.01</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1">
            <text:p>1</text:p>
          </table:table-cell>
          <table:table-cell table:style-name="ce22" office:value-type="string">
            <text:p>did C97 really unambiguously suggest 0.001?</text:p>
          </table:table-cell>
          <table:table-cell table:style-name="ce22" office:value-type="string">
            <text:p>SERIOUS</text:p>
          </table:table-cell>
          <table:table-cell/>
          <table:table-cell table:style-name="ce22" office:value-type="string">
            <text:p>Wang, Baosheng; Ding, Zhuoya; Liu, Wei; Pan, Jin; Li, Changbao; Ge, Song &amp; Zhang, Daming</text:p>
          </table:table-cell>
          <table:table-cell table:style-name="ce22" office:value-type="string">
            <text:p>Polyploid evolution in Oryza officinalis complex of the genus Oryza.</text:p>
          </table:table-cell>
          <table:table-cell table:style-name="ce22" office:value-type="string">
            <text:p>BMC evolutionary biology</text:p>
          </table:table-cell>
          <table:table-cell table:style-name="ce22" office:value-type="float" office:value="9">
            <text:p>9</text:p>
          </table:table-cell>
          <table:table-cell/>
          <table:table-cell table:style-name="ce22" office:value-type="string">
            <text:p>January</text:p>
          </table:table-cell>
          <table:table-cell table:style-name="ce27" office:value-type="string">
            <text:p>250</text:p>
          </table:table-cell>
          <table:table-cell table:style-name="ce22" office:value-type="float" office:value="2009">
            <text:p>2009</text:p>
          </table:table-cell>
          <table:table-cell table:style-name="ce22" office:value-type="string">
            <text:p>http://www.pubmedcentral.nih.gov/articlerender.fcgi?artid=2770061\&amp;tool=pmcentrez\&amp;rendertype=abstract</text:p>
          </table:table-cell>
          <table:table-cell table:number-columns-repeated="2"/>
          <table:table-cell table:style-name="ce22" office:value-type="string">
            <text:p>Polyploidization is a prominent process in plant evolution, whereas the mechanism and tempo-spatial process remained poorly understood. Oryza officinalis complex, a polyploid complex in the genus Oryza, could exemplify the issues not only for it covering a variety of ploidy levels, but also for the pantropical geographic pattern of its polyploids in Asia, Africa, Australia and Americas, in which a pivotal genome, the C-genome, witnessed all the polyploidization process.</text:p>
          </table:table-cell>
          <table:table-cell/>
          <table:table-cell table:style-name="ce22" office:value-type="string">
            <text:p>DNA, Plant,DNA, Plant: genetics,Evolution, Molecular,Genes, Plant,Genome, Plant,In Situ Hybridization, Fluorescence,Oryza sativa,Oryza sativa: classification,Oryza sativa: genetics,Phylogeny,Polyploidy,Sequence Analysis, DNA</text:p>
          </table:table-cell>
        </table:table-row>
        <table:table-row table:style-name="ro3">
          <table:table-cell table:style-name="ce22" office:value-type="string">
            <text:p>Wang2010</text:p>
          </table:table-cell>
          <table:table-cell table:style-name="ce25" office:value-type="string">
            <text:p>The incongruence length di¡erence (ILD) test (Farris,
Kallersjo, Kluge &amp; Bult 1994) was carried out to test
the compatibility of the two mitochondrial segments
using PAUP version 4.10b (Swo¡ord 2003), and the
result indicated a congruent phylogenetic signal
(P = 0.48) for the sequences of these two segments.
Therefore, the two datasets could be combined for
the following analyse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48</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Wang, Chenghui; Li, Sifa; Nagy, Zolt\'{a}n Tam\'{a}s; Lehoczky, Istv\'{a}n; Huang, Len; Zhao, Yan; Song, Xiao &amp; Jeney, Zsigmond</text:p>
          </table:table-cell>
          <table:table-cell table:style-name="ce22" office:value-type="string">
            <text:p>Molecular genetic structure and relationship of Chinese and Hungarian common carp (Cyprinus carpio L.) strains based on mitochondrial sequence</text:p>
          </table:table-cell>
          <table:table-cell table:style-name="ce22" office:value-type="string">
            <text:p>Aquaculture Research</text:p>
          </table:table-cell>
          <table:table-cell table:style-name="ce22" office:value-type="float" office:value="41">
            <text:p>41</text:p>
          </table:table-cell>
          <table:table-cell table:style-name="ce22" office:value-type="float" office:value="9">
            <text:p>9</text:p>
          </table:table-cell>
          <table:table-cell table:style-name="ce22" office:value-type="string">
            <text:p>August</text:p>
          </table:table-cell>
          <table:table-cell table:style-name="ce22" office:value-type="string">
            <text:p>1339--1347</text:p>
          </table:table-cell>
          <table:table-cell table:style-name="ce22" office:value-type="float" office:value="2010">
            <text:p>2010</text:p>
          </table:table-cell>
          <table:table-cell table:style-name="ce22" office:value-type="string">
            <text:p>http://doi.wiley.com/10.1111/j.1365-2109.2009.02422.x</text:p>
          </table:table-cell>
          <table:table-cell table:number-columns-repeated="4"/>
          <table:table-cell table:style-name="ce22" office:value-type="string">
            <text:p>cyprinus carpio l,domesticated populations,genetic variability and,mtdna,wild and</text:p>
          </table:table-cell>
        </table:table-row>
        <table:table-row table:style-name="ro3">
          <table:table-cell table:style-name="ce22" office:value-type="string">
            <text:p>Wang2010a</text:p>
          </table:table-cell>
          <table:table-cell table:style-name="ce25" office:value-type="string">
            <text:p>Given the different evo-
lutionary rates of the COII and the D-loop, the
incongruence length difference (ILD) test (Farris et al.,
1994) was carried out to test the compatibility of the
two mitochondrial segments using the program P A U P
version 4.10b (Swofford, 2003), and the results indi-
cated a congruent phylogenetic signal (P = 0.57) for
the sequences of these two segments. Therefore, the
two datasets could be combined for the following
Analyses.</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5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Wang, Chenghui; Liu, Hao; Liu, Zhizhi; Wang, Jun; Zou, Jixin &amp; Li, Xuejun</text:p>
          </table:table-cell>
          <table:table-cell table:style-name="ce22" office:value-type="string">
            <text:p>Mitochondrial genetic diversity and gene flow of common carp from main river drainages in China</text:p>
          </table:table-cell>
          <table:table-cell table:style-name="ce22" office:value-type="string">
            <text:p>Freshwater Biology</text:p>
          </table:table-cell>
          <table:table-cell table:style-name="ce22" office:value-type="float" office:value="55">
            <text:p>55</text:p>
          </table:table-cell>
          <table:table-cell table:style-name="ce22" office:value-type="float" office:value="9">
            <text:p>9</text:p>
          </table:table-cell>
          <table:table-cell table:style-name="ce22" office:value-type="string">
            <text:p>September</text:p>
          </table:table-cell>
          <table:table-cell table:style-name="ce22" office:value-type="string">
            <text:p>1905--1915</text:p>
          </table:table-cell>
          <table:table-cell table:style-name="ce22" office:value-type="float" office:value="2010">
            <text:p>2010</text:p>
          </table:table-cell>
          <table:table-cell table:style-name="ce22" office:value-type="string">
            <text:p>http://doi.wiley.com/10.1111/j.1365-2427.2010.02424.x</text:p>
          </table:table-cell>
          <table:table-cell table:number-columns-repeated="4"/>
          <table:table-cell table:style-name="ce22" office:value-type="string">
            <text:p>cyprinus carpio l,gene flow,genetic differentiation,mtdna,subspecies</text:p>
          </table:table-cell>
        </table:table-row>
        <table:table-row table:style-name="ro3">
          <table:table-cell table:style-name="ce22" office:value-type="string">
            <text:p>Wang2009a</text:p>
          </table:table-cell>
          <table:table-cell table:style-name="ce25" office:value-type="string">
            <text:p>In the MP analyses, trees were inferred using heuristic
search option with tree bisection reconnection (TBR)
branch swapping and 1,000 random sequence additions,
maxtrees were 100... Partition homogeneity
analysis (Farris et al. 1995; Huelsenbeck et al. 1996) was
used to determine if the two data sets (gpd and Alt a 1)
could be combined... Results of the
partition-homogeneity test (P=0.043) indicated that the Alt
a 1 and gpd gene trees reflect the same underlying
Phylogeny.
</text:p>
          </table:table-cell>
          <table:table-cell table:style-name="ce22" office:value-type="float" office:value="0">
            <text:p>0</text:p>
          </table:table-cell>
          <table:table-cell table:style-name="ce22" office:value-type="float" office:value="1">
            <text:p>1</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043</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0.043 “not sig”</text:p>
          </table:table-cell>
          <table:table-cell table:style-name="ce22" office:value-type="string">
            <text:p>SERIOUS</text:p>
          </table:table-cell>
          <table:table-cell/>
          <table:table-cell table:style-name="ce22" office:value-type="string">
            <text:p>Wang, Yong; Pei, Yun-Fei; Zhang, Kai &amp; Zhang, Xiu-Guo</text:p>
          </table:table-cell>
          <table:table-cell table:style-name="ce22" office:value-type="string">
            <text:p>Molecular and morphological description of a new species of Ulocladium from Southern China</text:p>
          </table:table-cell>
          <table:table-cell table:style-name="ce22" office:value-type="string">
            <text:p>Mycological Progress</text:p>
          </table:table-cell>
          <table:table-cell table:style-name="ce22" office:value-type="float" office:value="8">
            <text:p>8</text:p>
          </table:table-cell>
          <table:table-cell table:style-name="ce22" office:value-type="float" office:value="3">
            <text:p>3</text:p>
          </table:table-cell>
          <table:table-cell table:style-name="ce22" office:value-type="string">
            <text:p>April</text:p>
          </table:table-cell>
          <table:table-cell table:style-name="ce22" office:value-type="string">
            <text:p>207--214</text:p>
          </table:table-cell>
          <table:table-cell table:style-name="ce22" office:value-type="float" office:value="2009">
            <text:p>2009</text:p>
          </table:table-cell>
          <table:table-cell table:style-name="ce22" office:value-type="string">
            <text:p>http://www.springerlink.com/index/10.1007/s11557-009-0592-6</text:p>
          </table:table-cell>
          <table:table-cell table:number-columns-repeated="4"/>
          <table:table-cell table:style-name="ce22" office:value-type="string">
            <text:p>alt a 1,gpd,phylogeny,taxonomy</text:p>
          </table:table-cell>
        </table:table-row>
        <table:table-row table:style-name="ro3">
          <table:table-cell table:style-name="ce22" office:value-type="string">
            <text:p>Wares2009</text:p>
          </table:table-cell>
          <table:table-cell table:style-name="ce25" office:value-type="string">
            <text:p>Phylogenetic analysis of data from both loci used PAUP*4.0b10 (Swofford, 2002).
Characters from the cyt b locus were partitioned into respective codon positions, and
characters from the TF locus were partitioned into intron and exon regions, as well
as codon positions within the exon. Areas of ambiguous alignment, including indels,
were removed from the intron regions for analysis using Gblocks 0.91b (Castresana,
2000). No indels were observed in the cyt b data, and only one 3 bp indel relative to
Cyprinus carpio L. is present in the TF exon data... The two loci
were also compared using a partition homogeneity test (Farris et al., 1994) performed in
PAUP*4.0b10... Overall comparison of phylogenetic inference using a partition homogeneity test,
however, suggested no significant difference between the two genes (P &gt; 0.10).

</text:p>
          </table:table-cell>
          <table:table-cell table:style-name="ce22" office:value-type="float" office:value="0">
            <text:p>0</text:p>
          </table:table-cell>
          <table:table-cell table:style-name="ce22" office:value-type="string">
            <text:p>not coded</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10</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Wares, J P</text:p>
          </table:table-cell>
          <table:table-cell table:style-name="ce22" office:value-type="string">
            <text:p>Evolutionary dynamics of transferrin in Notropis.</text:p>
          </table:table-cell>
          <table:table-cell table:style-name="ce22" office:value-type="string">
            <text:p>Journal of fish biology</text:p>
          </table:table-cell>
          <table:table-cell table:style-name="ce22" office:value-type="float" office:value="74">
            <text:p>74</text:p>
          </table:table-cell>
          <table:table-cell table:style-name="ce22" office:value-type="float" office:value="5">
            <text:p>5</text:p>
          </table:table-cell>
          <table:table-cell table:style-name="ce22" office:value-type="string">
            <text:p>April</text:p>
          </table:table-cell>
          <table:table-cell table:style-name="ce22" office:value-type="string">
            <text:p>1056--69</text:p>
          </table:table-cell>
          <table:table-cell table:style-name="ce22" office:value-type="float" office:value="2009">
            <text:p>2009</text:p>
          </table:table-cell>
          <table:table-cell table:style-name="ce22" office:value-type="string">
            <text:p>http://www.ncbi.nlm.nih.gov/pubmed/20735619</text:p>
          </table:table-cell>
          <table:table-cell table:number-columns-repeated="2"/>
          <table:table-cell table:style-name="ce22" office:value-type="string">
            <text:p>This study reports on the development of comparative data for the transferrin (TF) gene in cyprinid fishes, focusing on the genus Notropis. While previous studies have suggested varied patterns of adaptation influencing the diversity at this gene locus both within and among species, sequence data for (TF) in Notropis exhibit limited evidence for selection. However, there are significant effects of sequence variation associated with Notropis lutipinnis, suggesting some form of diversifying selection acting among populations of this species. Overall, the gene performs well as a second locus for phylogenetic and biogeographic inference and may help improve description of the pattern and the process of diversification in Notropis.</text:p>
          </table:table-cell>
          <table:table-cell/>
          <table:table-cell table:style-name="ce22" office:value-type="string">
            <text:p>Animals,Cyprinidae,Cyprinidae: classification,Cyprinidae: genetics,DNA, Mitochondrial,DNA, Mitochondrial: genetics,Evolution, Molecular,Fish Proteins,Fish Proteins: genetics,Genetic Variation,Genetics, Population,Geography,Phylogeny,Sequence Analysis, DNA,Transferrin,Transferrin: genetics</text:p>
          </table:table-cell>
        </table:table-row>
        <table:table-row table:style-name="ro3">
          <table:table-cell table:style-name="ce22" office:value-type="string">
            <text:p>Wares2009a</text:p>
          </table:table-cell>
          <table:table-cell table:style-name="ce25" office:value-type="string">
            <text:p>This
approach was confirmed through pairwise partition homogeneity
tests of our loci; the nLTRS locus, in all pairwise comparisons,
appeared to be significantly incompatible (p,0.001). Only 1 of 3
remaining pairwise tests (mt16S vs. nEF1a) generated a similar
result, but each of these loci were easily compatible with nNAKAS
(p.0.025 for both). Nearly identical results were obtained when
invariant characters were excluded, as shown in simulation studies
[27]; since significance probabilities for this test tend to indicate
improved phylogenetic signal when p.0.01, and the test in
general is overly conservative [28,29], nEF1a was retained... The phylogenetic signal at each locus was 
evaluated in pairwise comparisons with each other locus using a 
partition homogeneity test [52] implemented in PAUP*. Each 
comparison involved 1000 permutations and was repeated with 
and without constant characters. A concatenated data set 
(generated with the fused matrix export option in Mesquite and 
using only individuals for which at least 2 loci were fully 
sequenced, with missing information coded distinctly from gapped 
characters) was evaluated for similar performance. 
</text:p>
          </table:table-cell>
          <table:table-cell table:style-name="ce22" office:value-type="float" office:value="0">
            <text:p>0</text:p>
          </table:table-cell>
          <table:table-cell table:style-name="ce22" office:value-type="string">
            <text:p>(gaps as 5th) 0</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to 3 dp</text:p>
          </table:table-cell>
          <table:table-cell table:style-name="ce22" office:value-type="float" office:value="0">
            <text:p>0</text:p>
          </table:table-cell>
          <table:table-cell table:style-name="ce22" office:value-type="float" office:value="0.001">
            <text:p>0.001</text:p>
          </table:table-cell>
          <table:table-cell table:style-name="ce22" office:value-type="float" office:value="1">
            <text:p>1</text:p>
          </table:table-cell>
          <table:table-cell table:style-name="ce22" office:value-type="string">
            <text:p>0.025 = “easily compatible”</text:p>
          </table:table-cell>
          <table:table-cell table:style-name="ce22" office:value-type="string">
            <text:p>SERIOUS</text:p>
          </table:table-cell>
          <table:table-cell/>
          <table:table-cell table:style-name="ce22" office:value-type="string">
            <text:p>Wares, John P; Pankey, M Sabrina; Pitombo, Fabio; Daglio, Liza G\'{o}mez &amp; Achituv, Yair</text:p>
          </table:table-cell>
          <table:table-cell table:style-name="ce22" office:value-type="string">
            <text:p>A shallow phylogeny" of shallow barnacles (chthamalus)."</text:p>
          </table:table-cell>
          <table:table-cell table:style-name="ce22" office:value-type="string">
            <text:p>PloS one</text:p>
          </table:table-cell>
          <table:table-cell table:style-name="ce22" office:value-type="float" office:value="4">
            <text:p>4</text:p>
          </table:table-cell>
          <table:table-cell table:style-name="ce22" office:value-type="float" office:value="5">
            <text:p>5</text:p>
          </table:table-cell>
          <table:table-cell table:style-name="ce22" office:value-type="string">
            <text:p>January</text:p>
          </table:table-cell>
          <table:table-cell table:style-name="ce22" office:value-type="string">
            <text:p>e5567</text:p>
          </table:table-cell>
          <table:table-cell table:style-name="ce22" office:value-type="float" office:value="2009">
            <text:p>2009</text:p>
          </table:table-cell>
          <table:table-cell table:style-name="ce22" office:value-type="string">
            <text:p>http://www.ncbi.nlm.nih.gov/pubmed/19440543</text:p>
          </table:table-cell>
          <table:table-cell table:number-columns-repeated="2"/>
          <table:table-cell table:style-name="ce22" office:value-type="string">
            <text:p>BACKGROUND: We present a multi-locus phylogenetic analysis of the shallow water (high intertidal) barnacle genus Chthamalus, focusing on member species in the western hemisphere. Understanding the phylogeny of this group improves interpretation of classical ecological work on competition, distributional changes associated with climate change, and the morphological evolution of complex cirripede phenotypes. METHODOLOGY AND FINDINGS: We use traditional and Bayesian phylogenetic and 'deep coalescent' approaches to identify a phylogeny that supports the monophyly of the mostly American 'fissus group' of Chthamalus, but that also supports a need for taxonomic revision of Chthamalus and Microeuraphia. Two deep phylogeographic breaks were also found within the range of two tropical American taxa (C. angustitergum and C. southwardorum) as well. CONCLUSIONS: Our data, which include two novel gene regions for phylogenetic analysis of cirripedes, suggest that much more evaluation of the morphological evolutionary history and taxonomy of Chthamalid barnacles is necessary. These data and associated analyses also indicate that the radiation of species in the late Pliocene and Pleistocene was very rapid, and may provide new insights toward speciation via transient allopatry or ecological barriers.</text:p>
          </table:table-cell>
          <table:table-cell/>
          <table:table-cell table:style-name="ce22" office:value-type="string">
            <text:p>Animals,Bayes Theorem,Evolution, Molecular,Phylogeny,Polymerase Chain Reaction,Thoracica,Thoracica: classification,Thoracica: genetics</text:p>
          </table:table-cell>
        </table:table-row>
        <table:table-row table:style-name="ro3">
          <table:table-cell table:style-name="ce22" office:value-type="string">
            <text:p>Warren2009</text:p>
          </table:table-cell>
          <table:table-cell table:style-name="ce25" office:value-type="string">
            <text:p>In
order to investigate incongruence among data partitions
(Mickevich &amp; Farris, 1981; Farris et al., 1994), we con-
ducted separate analyses of each of the four datasets, as
discussed above. The wingless, Ef-1a, and morphology
partitions contributed positively to the overall support for
the most parsimonious topology.</text:p>
          </table:table-cell>
          <table:table-cell table:style-name="ce22" office:value-type="string">
            <text:p>NA</text:p>
          </table:table-cell>
          <table:table-cell table:style-name="ce22" office:value-type="string">
            <text:p>(as missing) 1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did not perform ILD test</text:p>
          </table:table-cell>
          <table:table-cell table:number-columns-repeated="2"/>
          <table:table-cell table:style-name="ce22" office:value-type="string">
            <text:p>Warren, Andrew D.; Ogawa, Joshua R. &amp; Brower, Andrew V. Z.</text:p>
          </table:table-cell>
          <table:table-cell table:style-name="ce22" office:value-type="string">
            <text:p>Revised classification of the family Hesperiidae (Lepidoptera: Hesperioidea) based on combined molecular and morphological data</text:p>
          </table:table-cell>
          <table:table-cell table:style-name="ce22" office:value-type="string">
            <text:p>Systematic Entomology</text:p>
          </table:table-cell>
          <table:table-cell table:style-name="ce22" office:value-type="float" office:value="34">
            <text:p>34</text:p>
          </table:table-cell>
          <table:table-cell table:style-name="ce22" office:value-type="float" office:value="3">
            <text:p>3</text:p>
          </table:table-cell>
          <table:table-cell table:style-name="ce22" office:value-type="string">
            <text:p>July</text:p>
          </table:table-cell>
          <table:table-cell table:style-name="ce22" office:value-type="string">
            <text:p>467--523</text:p>
          </table:table-cell>
          <table:table-cell table:style-name="ce22" office:value-type="float" office:value="2009">
            <text:p>2009</text:p>
          </table:table-cell>
          <table:table-cell table:style-name="ce22" office:value-type="string">
            <text:p>http://doi.wiley.com/10.1111/j.1365-3113.2008.00463.x</text:p>
          </table:table-cell>
        </table:table-row>
        <table:table-row table:style-name="ro3">
          <table:table-cell table:style-name="ce22" office:value-type="string">
            <text:p>Wei2010</text:p>
          </table:table-cell>
          <table:table-cell table:style-name="ce25" office:value-type="string">
            <text:p>The incon-
gruence length difference test (ILD) (Farris et al., 1994) was used
to assess congruence between different cpDNA regions. For the
LEAFY gene, all sequences of distinct clones were included in the
phylogenetic analysis... For the MP analysis, branch-and-
bound searches were conducted with the MULTREES option. Gaps
in the cpDNA data matrix were treated as single events, while all
character states in the LEAFY gene matrix were specified as unor-
dered and equally weighted, with gaps treated as missing data... The ILD test showed no incongruence (p = 1) between the five
cpDNA fragments, so we combined all of them into a single dataset
for phylogenetic analysis. 

</text:p>
          </table:table-cell>
          <table:table-cell table:style-name="ce22" office:value-type="float" office:value="0">
            <text:p>0</text:p>
          </table:table-cell>
          <table:table-cell table:style-name="ce22" office:value-type="string">
            <text:p>both</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bandb</text:p>
          </table:table-cell>
          <table:table-cell table:style-name="ce22" office:value-type="float" office:value="0">
            <text:p>0</text:p>
          </table:table-cell>
          <table:table-cell table:style-name="ce26" office:value-type="string">
            <text:p>1.0 </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gaps scored in one, missing in other</text:p>
          </table:table-cell>
          <table:table-cell table:style-name="ce22" office:value-type="string">
            <text:p>SERIOUS</text:p>
          </table:table-cell>
          <table:table-cell/>
          <table:table-cell table:style-name="ce22" office:value-type="string">
            <text:p>Wei, Xiao-Xin; Yang, Zu-Yu; Li, Yan &amp; Wang, Xiao-Quan</text:p>
          </table:table-cell>
          <table:table-cell table:style-name="ce22" office:value-type="string">
            <text:p>Molecular phylogeny and biogeography of Pseudotsuga (Pinaceae): insights into the floristic relationship between Taiwan and its adjacent areas.</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3">
            <text:p>3</text:p>
          </table:table-cell>
          <table:table-cell table:style-name="ce22" office:value-type="string">
            <text:p>June</text:p>
          </table:table-cell>
          <table:table-cell table:style-name="ce22" office:value-type="string">
            <text:p>776--85</text:p>
          </table:table-cell>
          <table:table-cell table:style-name="ce22" office:value-type="float" office:value="2010">
            <text:p>2010</text:p>
          </table:table-cell>
          <table:table-cell table:style-name="ce22" office:value-type="string">
            <text:p>http://www.ncbi.nlm.nih.gov/pubmed/20214996</text:p>
          </table:table-cell>
          <table:table-cell table:style-name="ce22" office:value-type="string">
            <text:p>Elsevier Inc.</text:p>
          </table:table-cell>
          <table:table-cell/>
          <table:table-cell table:style-name="ce22" office:value-type="string">
            <text:p>Climatic oscillations and geological events play major roles in shaping species diversity and the distribution of plants. The mechanisms underlying the high level of plant species diversity in eastern Asia are hotly debated. In this study, five cpDNA regions, two mtDNA fragments and one nuclear gene (LEAFY) were employed to investigate species diversification and the historical biogeography of Pseudotsuga (Pinaceae), a genus with a typical eastern Asia and western North America disjunct distribution. Both the nuclear LEAFY gene and cpDNA phylogenies strongly suggest that eastern Asian and North American species are monophyletic, respectively. Within the eastern Asia clade, the cpDNA tree placed P. japonica as sister to the rest of the Asian species, but the LEAFY gene tree showed a sister relationship between P. japonica-P. sinensis-P. gaussenii and P. brevifolia-P. forrestii. Molecular dating indicated that the Asian species last shared a common ancestor 20.26+/-5.84 mya and the species diversification of Pseudotsuga was correlated with the Tertiary climatic and tectonic changes. These results, together with the fossil evidence, suggest that Pseudotsuga might have originated from North America and then migrated to eastern Asia by the Bering land bridge during the early Miocene. The Taiwanese species P. wilsoniana harbored two divergent types of LEAFY sequences, which implies that this species might have originated by hybridization between P. brevifolia or its ancestor and the ancestor of P. japonica-P. sinensis-P. gaussenii. Our study also suggests that Taiwan is closely related to both southwest and east China in flora.</text:p>
          </table:table-cell>
          <table:table-cell/>
          <table:table-cell table:style-name="ce22" office:value-type="string">
            <text:p>Cell Nucleus,Cell Nucleus: genetics,DNA, Chloroplast,DNA, Chloroplast: genetics,DNA, Mitochondrial,DNA, Mitochondrial: genetics,DNA, Plant,DNA, Plant: genetics,Evolution, Molecular,Far East,Genes, Plant,Genetics, Population,Geography,North America,Phylogeny,Pseudotsuga,Pseudotsuga: genetics,Sequence Alignment,Sequence Analysis, DNA,Taiwan</text:p>
          </table:table-cell>
        </table:table-row>
        <table:table-row table:style-name="ro3">
          <table:table-cell table:style-name="ce22" office:value-type="string">
            <text:p>Wild2009</text:p>
          </table:table-cell>
          <table:table-cell table:style-name="ce25" office:value-type="string">
            <text:p>Phylogenetic congruence among the different loci and
between the concatenated nuclear and mitochondrial loci
was explored in a parsimony framework using an incongru-
ence length difference test (ILD, Farris et al., 1994) imple-
mented with 10 000 replicates in PAUP*... Parsimony analyses were implemented using
the heuristic search function in PAUP* 4.0b10 with all
characters weighted equally and gaps in DNA sequence
treated as missing data. Each search involved 1000 random
addition sequence replicates and the tree bisection and
reconnection (TBR) branch-swapping algorithm... No significant partition heterogeneity occurs
among the three nuclear loci (ILD test, P = 0.221)... The
concatenated nuclear data and the mitochondrial COI
data, however, show significant heterogeneity (ILD test,
P = 0.0031).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0">
            <text:p>10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221, 0.003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Wild, Alexander L.</text:p>
          </table:table-cell>
          <table:table-cell table:style-name="ce22" office:value-type="string">
            <text:p>Evolution of the Neotropical ant genus Linepithema</text:p>
          </table:table-cell>
          <table:table-cell table:style-name="ce22" office:value-type="string">
            <text:p>Systematic Entomology</text:p>
          </table:table-cell>
          <table:table-cell table:style-name="ce22" office:value-type="float" office:value="34">
            <text:p>34</text:p>
          </table:table-cell>
          <table:table-cell table:style-name="ce22" office:value-type="float" office:value="1">
            <text:p>1</text:p>
          </table:table-cell>
          <table:table-cell table:style-name="ce22" office:value-type="string">
            <text:p>January</text:p>
          </table:table-cell>
          <table:table-cell table:style-name="ce22" office:value-type="string">
            <text:p>49--62</text:p>
          </table:table-cell>
          <table:table-cell table:style-name="ce22" office:value-type="float" office:value="2009">
            <text:p>2009</text:p>
          </table:table-cell>
          <table:table-cell table:style-name="ce22" office:value-type="string">
            <text:p>http://doi.wiley.com/10.1111/j.1365-3113.2008.00435.x</text:p>
          </table:table-cell>
        </table:table-row>
        <table:table-row table:style-name="ro3">
          <table:table-cell table:style-name="ce22" office:value-type="string">
            <text:p>Wu2010</text:p>
          </table:table-cell>
          <table:table-cell table:style-name="ce25" office:value-type="string">
            <text:p>During all analyses, all gaps (eight indels within all
cpDNA sequences of A. przewalskianum) were coded as
binary states (0 or 1)... We used incongruence
length difference (ILD) test (Farris et al. 1995) to assess
congruence between data from the five regions of
cpDNA, implemented in PAUP* 4.0b10 (Swofford
2002). The results indicated that all the P values
between any two of the five regions were approxi-
mately 0.5–1, suggesting high homogeneity between
them. These five cpDNA regions were thus combined
in the following analyses. MP analyses involved
a heuristic search strategy with 100 replicates of ran-
dom addition of sequences, in combination with ACC-
TRAN character optimization, MULPARS + TBR branch
swapping and STEEPEST DESCENT options on
</text:p>
          </table:table-cell>
          <table:table-cell table:style-name="ce22" office:value-type="float" office:value="0">
            <text:p>0</text:p>
          </table:table-cell>
          <table:table-cell table:style-name="ce22" office:value-type="string">
            <text:p>(gaps as 5th) 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5 – 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any tests, pvals not shown</text:p>
          </table:table-cell>
          <table:table-cell table:style-name="ce22" office:value-type="string">
            <text:p>SERIOUS</text:p>
          </table:table-cell>
          <table:table-cell/>
          <table:table-cell table:style-name="ce22" office:value-type="string">
            <text:p>Wu, Li-Li; Cui, Xie-Kui; Milne, Richard I; Sun, Yong-Shuai &amp; Liu, Jian-Quan</text:p>
          </table:table-cell>
          <table:table-cell table:style-name="ce22" office:value-type="string">
            <text:p>Multiple autopolyploidizations and range expansion of Allium przewalskianum Regel. (Alliaceae) in the Qinghai-Tibetan Plateau.</text:p>
          </table:table-cell>
          <table:table-cell table:style-name="ce22" office:value-type="string">
            <text:p>Molecular ecology</text:p>
          </table:table-cell>
          <table:table-cell table:style-name="ce22" office:value-type="float" office:value="19">
            <text:p>19</text:p>
          </table:table-cell>
          <table:table-cell table:style-name="ce22" office:value-type="float" office:value="8">
            <text:p>8</text:p>
          </table:table-cell>
          <table:table-cell table:style-name="ce22" office:value-type="string">
            <text:p>April</text:p>
          </table:table-cell>
          <table:table-cell table:style-name="ce22" office:value-type="string">
            <text:p>1691--704</text:p>
          </table:table-cell>
          <table:table-cell table:style-name="ce22" office:value-type="float" office:value="2010">
            <text:p>2010</text:p>
          </table:table-cell>
          <table:table-cell table:style-name="ce22" office:value-type="string">
            <text:p>http://www.ncbi.nlm.nih.gov/pubmed/20345685</text:p>
          </table:table-cell>
          <table:table-cell table:number-columns-repeated="2"/>
          <table:table-cell table:style-name="ce22" office:value-type="string">
            <text:p>We used the Allium przewalskianum diploid-tetraploid complex on the Qinghai-Tibetan Plateau (QTP) as a model to examine how this complex responded to the Quaternary climatic oscillations, and whether multiple autopolyploidizations have occurred. We sequenced five chloroplast DNA (cpDNA) fragments (accD-psaI, trnH-psbA, trnL-trnF, trnS-trnG and rpl16-intron) in 306 individuals (all of known ploidy level) from 48 populations across the distribution of this species complex. We identified a total of 32 haplotypes-11 in diploids only, 13 in tetraploids only, and 8 found in both cytotypes. This, plus network analyses, indicated that tetraploids have arisen independently from diploids at least eight times. Most populations in the eastern QTP contained multiple haplotypes, but only a single haplotype was found for 17 tetraploid populations on the western QTP, suggesting a recent colonization of the western QTP. We further found that this species complex underwent an earlier range expansion around 5-150 thousand years ago (kya), after the largest glacial period (800-170 kya) in the QTP. In addition, the high frequencies of tetraploids in the QTP suggested that the tetraploid A. przewalskianum cytotype has evolutionary advantages over diploids in colonizing and/or surviving the arid habitats of the QTP.</text:p>
          </table:table-cell>
          <table:table-cell/>
          <table:table-cell table:style-name="ce22" office:value-type="string">
            <text:p>Allium,Allium: genetics,China,DNA, Chloroplast,DNA, Chloroplast: genetics,DNA, Plant,DNA, Plant: genetics,Evolution, Molecular,Genetics, Population,Geography,Haplotypes,Phylogeny,Polyploidy,Sequence Analysis, DNA</text:p>
          </table:table-cell>
        </table:table-row>
        <table:table-row table:style-name="ro3">
          <table:table-cell table:style-name="ce22" office:value-type="string">
            <text:p>Wu2010a</text:p>
          </table:table-cell>
          <table:table-cell table:style-name="ce25" office:value-type="string">
            <text:p>Partition Homo-
geneity Tests (Farris et al. 1995) implemented in PAUP
4.0b10 (Swofford 2002) were conducted for 100 replicates... For the maximum parsi-
mony (MP) analysis, heuristic searches were performed for
1000 replicates of random sequence additions with tree
bisection–reconnection (TBR) as the branch-swapping
algorithm in PAUP 4.0b10. Gaps were treated as missing
Data... Results from the Partition Homogeneity Test suggested
that mitochondrial ND2 and cytb genes were congruent
with each other (P = 0.36). However, significant incongru-
ence was revealed among ND2, cytb and RAG-1
(P = 0.01). Removing the third codon position in mito-
chondrial genes did not result in a homogeneous data set
(P = 0.01). Therefore, we concatenated the two mitochon-
drial genes (total 2355 bp) in the phylogenetic inference
but analysed RAG-1 separately.</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36, 0.01, 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3 loci one test</text:p>
          </table:table-cell>
          <table:table-cell table:style-name="ce22" office:value-type="string">
            <text:p>SERIOUS</text:p>
          </table:table-cell>
          <table:table-cell/>
          <table:table-cell table:style-name="ce22" office:value-type="string">
            <text:p>Wu, Yunke; Wang, Yuezhao; Jiang, Ke; Chen, Xin &amp; Hanken, James</text:p>
          </table:table-cell>
          <table:table-cell table:style-name="ce22" office:value-type="string">
            <text:p>Homoplastic evolution of external colouration in Asian stout newts ( Pachytriton ) inferred from molecular phylogeny</text:p>
          </table:table-cell>
          <table:table-cell table:style-name="ce22" office:value-type="string">
            <text:p>Zoologica Scripta</text:p>
          </table:table-cell>
          <table:table-cell table:style-name="ce22" office:value-type="float" office:value="39">
            <text:p>39</text:p>
          </table:table-cell>
          <table:table-cell table:style-name="ce22" office:value-type="float" office:value="1">
            <text:p>1</text:p>
          </table:table-cell>
          <table:table-cell table:style-name="ce22" office:value-type="string">
            <text:p>January</text:p>
          </table:table-cell>
          <table:table-cell table:style-name="ce22" office:value-type="string">
            <text:p>9--22</text:p>
          </table:table-cell>
          <table:table-cell table:style-name="ce22" office:value-type="float" office:value="2010">
            <text:p>2010</text:p>
          </table:table-cell>
          <table:table-cell table:style-name="ce22" office:value-type="string">
            <text:p>http://doi.wiley.com/10.1111/j.1463-6409.2009.00400.x</text:p>
          </table:table-cell>
        </table:table-row>
        <table:table-row table:style-name="ro3">
          <table:table-cell table:style-name="ce22" office:value-type="string">
            <text:p>Xia2009</text:p>
          </table:table-cell>
          <table:table-cell table:style-name="ce25" office:value-type="string">
            <text:p>..gaps were coded as missing data...
For combined sequence data, the incongruence-length-difference (ILD) test
(Farris et al., 1994) was conducted, using the partition homogeneity test in
PAUP* 4.0b10 (Swofford, 2002), to examine the congruence between nuclear
ITS and chloroplast data sets. Test settings were 100 random stepwise additions
and 1000 replicates of heuristic search with TBR branch swapping (Farris et al.,
1994). The resulting P value was used to determine whether the two data sets
had significant incongruence (P &lt; 0.05). We excluded species from the com-
bined data set if they only had ITS or cpDNA sequences available...</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5">
            <text:p>0.5</text:p>
          </table:table-cell>
          <table:table-cell table:style-name="ce26" office:value-type="string">
            <text:p>&lt; 0.05</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Xia, Z.; Wang, Y.-Z. &amp; Smith, J. F.</text:p>
          </table:table-cell>
          <table:table-cell table:style-name="ce22" office:value-type="string">
            <text:p>Familial placement and relations of Rehmannia and Triaenophora (Scrophulariaceae s.l.) inferred from five gene regions</text:p>
          </table:table-cell>
          <table:table-cell table:style-name="ce22" office:value-type="string">
            <text:p>American Journal of Botany</text:p>
          </table:table-cell>
          <table:table-cell table:style-name="ce22" office:value-type="float" office:value="96">
            <text:p>96</text:p>
          </table:table-cell>
          <table:table-cell table:style-name="ce22" office:value-type="float" office:value="2">
            <text:p>2</text:p>
          </table:table-cell>
          <table:table-cell table:style-name="ce22" office:value-type="string">
            <text:p>February</text:p>
          </table:table-cell>
          <table:table-cell table:style-name="ce22" office:value-type="string">
            <text:p>519--530</text:p>
          </table:table-cell>
          <table:table-cell table:style-name="ce22" office:value-type="float" office:value="2009">
            <text:p>2009</text:p>
          </table:table-cell>
          <table:table-cell table:style-name="ce22" office:value-type="string">
            <text:p>http://www.amjbot.org/cgi/doi/10.3732/ajb.0800195</text:p>
          </table:table-cell>
          <table:table-cell table:number-columns-repeated="4"/>
          <table:table-cell table:style-name="ce22" office:value-type="string">
            <text:p>dna sequence,familial placement,lato,orobanchaceae,phylogenetic relations,rehmannia,scrophulariaceae sensu,triaenophora</text:p>
          </table:table-cell>
        </table:table-row>
        <table:table-row table:style-name="ro3">
          <table:table-cell table:style-name="ce22" office:value-type="string">
            <text:p>Xie2009</text:p>
          </table:table-cell>
          <table:table-cell table:style-name="ce25" office:value-type="string">
            <text:p>Congruence between nrITS and the combined plastid
data sets were tested using the incongruence length difference
(ILD) test (Farris et al., 1994) as implemented by the parti-
tion homogeneity test in PAUP* for 100 replicates (heuristic search, simple addition, TBR branching swapping), each saving a
maximum of 100 trees per replicate. This method has been criti-
cized recently (Siddall, 1997; Dolphin et al., 2000; Reeves et al.,
2001; Yoder et al., 2001; Norup et al., 2006). Siddall (1997) points
out that the ILD test does not actually reveal the amount of incon-
gruence, and can be insensitive to small but significant topological
differences suggested by the different data sets. Therefore we com-
bined the two data sets to explore whether resolution and support
would be improved by increasing the amount of sequencing data... Gaps were treated as missing data...The 
ILD test of the nrITS and the plastid data gave p = 0.01, suggesting 
heterogeneity of the two data sets... The data sets were also significantly different based on the 
  ILD test (p = 0.01) when the five conflicting accessions were ex- 
      cluded from the analysis. Therefore, our rationale for combining 
      the nuclear and plastid data was based on this apparent non-re- 
      lated heterogeneity of the data with phylogenetic histories, given 
      that the congruent sections of the tree still showed a significant con- 
        flict in the ILD test. These results corroborated the irrelevance of the 
          significant ILD values in terms of combinability, as proposed by pre- 
            vious authors (e.g., Barker and Lutzoni, 2002; Berry et al., 2004; Inda 
            et al., 2008).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5">
            <text:p>0.5</text:p>
          </table:table-cell>
          <table:table-cell table:style-name="ce22" office:value-type="string">
            <text:p>Simple + TBR</text:p>
          </table:table-cell>
          <table:table-cell table:style-name="ce22" office:value-type="float" office:value="0">
            <text:p>0</text:p>
          </table:table-cell>
          <table:table-cell table:style-name="ce26" office:value-type="string">
            <text:p>0.01, 0.0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rrelevant”</text:p>
          </table:table-cell>
          <table:table-cell table:number-columns-repeated="2"/>
          <table:table-cell table:style-name="ce22" office:value-type="string">
            <text:p>Xie, Lei; Wagner, Warren L; Ree, Richard H; Berry, Paul E &amp; Wen, Jun</text:p>
          </table:table-cell>
          <table:table-cell table:style-name="ce22" office:value-type="string">
            <text:p>Molecular phylogeny, divergence time estimates, and historical biogeography of Circaea (Onagraceae) in the Northern Hemisphere.</text:p>
          </table:table-cell>
          <table:table-cell table:style-name="ce22" office:value-type="string">
            <text:p>Molecular phylogenetics and evolution</text:p>
          </table:table-cell>
          <table:table-cell table:style-name="ce22" office:value-type="float" office:value="53">
            <text:p>53</text:p>
          </table:table-cell>
          <table:table-cell table:style-name="ce22" office:value-type="float" office:value="3">
            <text:p>3</text:p>
          </table:table-cell>
          <table:table-cell table:style-name="ce22" office:value-type="string">
            <text:p>December</text:p>
          </table:table-cell>
          <table:table-cell table:style-name="ce22" office:value-type="string">
            <text:p>995--1009</text:p>
          </table:table-cell>
          <table:table-cell table:style-name="ce22" office:value-type="float" office:value="2009">
            <text:p>2009</text:p>
          </table:table-cell>
          <table:table-cell table:style-name="ce22" office:value-type="string">
            <text:p>http://www.ncbi.nlm.nih.gov/pubmed/19751838</text:p>
          </table:table-cell>
          <table:table-cell table:style-name="ce22" office:value-type="string">
            <text:p>Elsevier Inc.</text:p>
          </table:table-cell>
          <table:table-cell/>
          <table:table-cell table:style-name="ce22" office:value-type="string">
            <text:p>Circaea (Onagraceae) consists of eight species and six subspecies distributed in Eurasia and North America. The sister group of Circaea was recently shown to be Fuchsia, which comprises 107 species primarily distributed in montane Central and South America, including four species occurring in the South Pacific islands. Three plastid markers (petB-petD, rpl16, and trnL-F) and nrITS sequences from 13 of the 14 taxa of Circaea were sequenced and used to reconstruct the phylogenetic and biogeographic history of the genus. Parsimony and Bayesian analyses support that (1) Circaea is monophyletic; (2) the bilocular group is a weakly supported clade nested within the unilocular grade; (3) neither the C. alpina complex nor the C. canadensis complex is monophyletic; and (4) the western North American C. alpina subsp. pacifica diverged first in the genus. Divergence time estimates based on the Bayesian relaxed" clock methods suggest that the earliest Circaea divergence occurred minimally at 16.17 mya (95\% HPD: 7.69-24.53 mya). Biogeographic analyses using divergence-vicariance analysis (DIVA) and a likelihood method support the New World origin of Circaea. Three independent dispersal events between Eurasia and North America via the Bering land bridge were inferred within Circaea. Higher taxon diversity of Circaea in eastern Asia was probably caused by geologic and ecological changes during the late Tertiary in the Northern Hemisphere."</text:p>
          </table:table-cell>
          <table:table-cell/>
          <table:table-cell table:style-name="ce22" office:value-type="string">
            <text:p>Bayes Theorem,Cell Nucleus,Cell Nucleus: genetics,DNA, Plant,DNA, Plant: genetics,DNA, Ribosomal Spacer,DNA, Ribosomal Spacer: genetics,Evolution, Molecular,Geography,Likelihood Functions,Models, Genetic,Onagraceae,Onagraceae: classification,Onagraceae: genetics,Phylogeny,Plastids,Plastids: genetics,Sequence Alignment,Sequence Analysis, DNA</text:p>
          </table:table-cell>
        </table:table-row>
        <table:table-row table:style-name="ro3">
          <table:table-cell table:style-name="ce22" office:value-type="string">
            <text:p>Xie2010</text:p>
          </table:table-cell>
          <table:table-cell table:style-name="ce25" office:value-type="string">
            <text:p>Topological incongruence among partitions (combined plastid,
two nuclear markers, and combined plastid and nuclear markers)
was tested using the incongruence length difference (ILD) test (Far-
ris et al., 1994). In this test, 1000 heuristic searches were carried
out after the removal of all invariable characters from the data
set (Cunningham, 1997)... he MP analyses used branch-and-
bound or heuristic searches with 1000 random addition sequence
replicates, tree bisection-reconnection (TBR) branch swapping,
and MULTREES on. All character states were treated as unordered
and equally weighted, with gaps as missing data... The ILD test between the plastid and the nuclear partitions sug-
gested a P value of 0.008, though the phylogenies resulting from
the two data sets were topologically highly congruent only with
minor conflicts (Figs. 2 and 3). Samples of Fothergilla gardenii and
 Mytilaria laosensis may account for this incongruence (Fig. 3).
When these two samples were removed, the ILD test suggested a
value of 0.841 showing their impact on the analysis... The phylogenies resulting from the ETS and ITS data sets were
topologically highly congruent, and the ILD test resulted in a P va-
lue of 0.061, indicating the congruence between the two data sets.
For these reasons, the two nuclear regions were combined in
Analyses.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0RAS + TBR</text:p>
          </table:table-cell>
          <table:table-cell table:style-name="ce22" office:value-type="float" office:value="0">
            <text:p>0</text:p>
          </table:table-cell>
          <table:table-cell table:style-name="ce26" office:value-type="string">
            <text:p>0.008, 0.841</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invariant excluded, spp jackknifed</text:p>
          </table:table-cell>
          <table:table-cell table:style-name="ce22" office:value-type="string">
            <text:p>SERIOUS</text:p>
          </table:table-cell>
          <table:table-cell/>
          <table:table-cell table:style-name="ce22" office:value-type="string">
            <text:p>Xie, Lei; Yi, Ting-Shuang; Li, Rong; Li, De-Zhu &amp; Wen, Jun</text:p>
          </table:table-cell>
          <table:table-cell table:style-name="ce22" office:value-type="string">
            <text:p>Evolution and biogeographic diversification of the witch-hazel genus (Hamamelis L., Hamamelidaceae) in the Northern Hemisphere.</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2">
            <text:p>2</text:p>
          </table:table-cell>
          <table:table-cell table:style-name="ce22" office:value-type="string">
            <text:p>February</text:p>
          </table:table-cell>
          <table:table-cell table:style-name="ce22" office:value-type="string">
            <text:p>675--689</text:p>
          </table:table-cell>
          <table:table-cell table:style-name="ce22" office:value-type="float" office:value="2010">
            <text:p>2010</text:p>
          </table:table-cell>
          <table:table-cell table:style-name="ce22" office:value-type="string">
            <text:p>http://www.ncbi.nlm.nih.gov/pubmed/20171295</text:p>
          </table:table-cell>
          <table:table-cell table:style-name="ce22" office:value-type="string">
            <text:p>Elsevier Inc.</text:p>
          </table:table-cell>
          <table:table-cell/>
          <table:table-cell table:style-name="ce22" office:value-type="string">
            <text:p>The evolution of the eastern Asian and eastern North American disjunction of the witch-hazel genus Hamamelis L. (Hamamelidaceae) was examined through phylogenetic and biogeographic analyses. Phylogenetic relationships of all Hamamelis species were reconstructed using parsimony and Bayesian analyses of sequence data from six plastid (trnL-F, psaA-ycf3, rps16, matK, atpB-rbcL, and psbA-trnH) and two nuclear (ITS and ETS) DNA regions. The phylogeny was then used to infer the biogeographic origin and subsequent diversification using both event-based (DIVA) and maximum likelihood (LAGRANGE) methods incorporating fossil data. The times of divergence within Hamamelis were estimated with the Bayesian approach using the program BEAST. A very low level of molecular variation was detected in both the plastid and the nuclear DNA regions within Hamamelis. The combined analyses resulted in a phylogeny of the genus with higher resolution and support values. Hamamelis was supported to be monophyletic with H. mollis from eastern China diverged first in the genus. All North American species formed a clade and was sister to the eastern Asian H. japonica. Within the North American clade, H. mexicana was sister to H. vernalis, and the recently described species H. ovalis was found to be closely related to the widespread species H. virginiana. The stem age of Hamamelis was estimated to be at the Eocene (51.2mya, with 95\% HDP: 49.0-54.6mya), and the crown age of the genus was dated to be at the late Miocene (9.7mya, with 95\% HDP: 3.6-18.1mya, or 10.6mya, with 95\% HDP: 4.2-19.6mya). The disjunction between the eastern Asian and the eastern North American species was dated to be 7.1mya (95\% HDP: 3.1-13.6mya) or 7.7mya (95\% HDP: 3.4-13.6mya). Biogeographic analyses incorporating fossils resulted in more equally possible solutions at the stem lineage of Hamamelis than those including extant species only. Eastern Asia is inferred to be the most-likely area for the origin of Hamamelis. The current disjunction was due to the extinction in western North America and Europe from Eocene to late Miocene, and later migration from eastern Asia into North America. The Bering land bridge was hypothesized to have played an important role in the evolution of this disjunction. The current species diversity of the genus was the result of relatively recent diversification events during the late Miocene rather than long accumulation of lineages from the early Tertiary.</text:p>
          </table:table-cell>
        </table:table-row>
        <table:table-row table:style-name="ro3">
          <table:table-cell table:style-name="ce22" office:value-type="string">
            <text:p>Xu2010</text:p>
          </table:table-cell>
          <table:table-cell table:style-name="ce25" office:value-type="string">
            <text:p>Congruence be-
tween the chloroplast and the mitochondrial data was examined
using the incongruence length difference (ILD) test (Farris et al.,
1994) implemented in PAUP 4.0b10 (Swofford, 2003). This test
employed 100 replicates, each with 10 random sequence additions,
and the resulting P value was used to determine whether the two
datasets had significant incongruence (0.05)... Maximum parsimony (MP) searches were performed with 1000
random taxon addition replicates followed by tree bisection-recon-
nection branch swapping in PAUPÃ 4.0b10. Gaps were treated as
missing data... A partition homogeneity test suggested that the chloroplast
and the mitochondrial data sets were congruent (P = 0.354). Thus
phylogenetic analyses were performed on the combined organellar
Data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
            <text:p>100</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354</text:p>
          </table:table-cell>
          <table:table-cell table:style-name="ce22" office:value-type="float" office:value="0">
            <text:p>0</text:p>
          </table:table-cell>
          <table:table-cell table:style-name="ce22" office:value-type="float" office:value="0.05">
            <text:p>0.05</text:p>
          </table:table-cell>
          <table:table-cell table:style-name="ce22" office:value-type="float" office:value="1">
            <text:p>1</text:p>
          </table:table-cell>
          <table:table-cell table:number-columns-repeated="3"/>
          <table:table-cell table:style-name="ce22" office:value-type="string">
            <text:p>Xu, Xinwei; Walters, Christina; Antolin, Michael F; Alexander, Mara L; Lutz, Sue; Ge, Song &amp; Wen, Jun</text:p>
          </table:table-cell>
          <table:table-cell table:style-name="ce22" office:value-type="string">
            <text:p>Phylogeny and biogeography of the eastern Asian-North American disjunct wild-rice genus (Zizania L., Poaceae).</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3">
            <text:p>3</text:p>
          </table:table-cell>
          <table:table-cell table:style-name="ce22" office:value-type="string">
            <text:p>June</text:p>
          </table:table-cell>
          <table:table-cell table:style-name="ce22" office:value-type="string">
            <text:p>1008--17</text:p>
          </table:table-cell>
          <table:table-cell table:style-name="ce22" office:value-type="float" office:value="2010">
            <text:p>2010</text:p>
          </table:table-cell>
          <table:table-cell table:style-name="ce22" office:value-type="string">
            <text:p>http://www.ncbi.nlm.nih.gov/pubmed/19944174</text:p>
          </table:table-cell>
          <table:table-cell table:style-name="ce22" office:value-type="string">
            <text:p>Elsevier Inc.</text:p>
          </table:table-cell>
          <table:table-cell/>
          <table:table-cell table:style-name="ce22" office:value-type="string">
            <text:p>The wild-rice genus Zizania includes four species disjunctly distributed in eastern Asia and North America, with three species (Z. aquatica, Z. palustris, and Z. texana) in North America and one (Z. latifolia) in eastern Asia. The phylogeny of Zizania was constructed using sequences of seven DNA fragments (atpB-rbcL, matK, rps16, trnL-F, trnH-psbA, nad1, and Adh1a) from chloroplast, mitochondrial, and nuclear genomes. Zizania is shown to be monophyletic with the North American species forming a clade and the eastern Asian Z. latifolia sister to the North American clade. The divergence between the eastern Asian Z. latifolia and the North American clade was dated to be 3.74 (95\% HPD: 1.04-7.23) million years ago (mya) using the Bayesian dating method with the combined atpB-rbcL, matK, rps16, trnL-F, and nad1 data. Biogeographic analyses using a likelihood method suggest the North American origin of Zizania and its migration into eastern Asia via the Bering land bridge. Among the three North American species, the organellar data and the haplotype network of the nuclear Adh1a gene show a close relationship between Z. palustris and the narrowly distributed endangered species Z. texana. Bayesian dating estimated the divergence of North American Zizania to be 0.71 (95\% HPD: 0.12-1.54) mya in the Pleistocene. The non-monophyly of Z. palustris and Z. aquatica in the organellar and nuclear data is most likely caused by incomplete lineage sorting, yet low-frequency unidirectional introgression of Z. palustris into Z. aquatica is present in the nuclear data as well.</text:p>
          </table:table-cell>
        </table:table-row>
        <table:table-row table:style-name="ro3">
          <table:table-cell table:style-name="ce22" office:value-type="string">
            <text:p>Yang2010</text:p>
          </table:table-cell>
          <table:table-cell table:style-name="ce25" office:value-type="string">
            <text:p>The incongruence length difference (ILD) test
(Farris et al. 1994, 1995) was employed to measure
the conflict between two different datasets prior to
combining the data. This test, implemented as the
partition homogeneity test in phylogenetic analysis
using parsimony (PAUP), determines if the original
data partitions differ significantly from randomly
shuffled partitions of the combined dataset. Two
hundred replicates were performed on parsimony-
informative characters using TBR branch swapping,
and Maxtrees are set at 200. After assessing data
congruence, datasets were combined to provide a
total-evidence phylogenetic estimate. The ILD test revealed no significant incongruence
between the datasets in any combined analysis. All
the combined datasets analyzed in this study
yielded insignificant P values, indicating congruence
(Table III)..
</text:p>
          </table:table-cell>
          <table:table-cell table:style-name="ce22" office:value-type="float" office:value="0">
            <text:p>0</text:p>
          </table:table-cell>
          <table:table-cell/>
          <table:table-cell table:style-name="ce22" office:value-type="float" office:value="0">
            <text:p>0</text:p>
          </table:table-cell>
          <table:table-cell table:style-name="ce22" office:value-type="float" office:value="200">
            <text:p>200</text:p>
          </table:table-cell>
          <table:table-cell table:style-name="ce22" office:value-type="float" office:value="1">
            <text:p>1</text:p>
          </table:table-cell>
          <table:table-cell table:style-name="ce22" office:value-type="string">
            <text:p>TBR</text:p>
          </table:table-cell>
          <table:table-cell table:style-name="ce22" office:value-type="float" office:value="0">
            <text:p>0</text:p>
          </table:table-cell>
          <table:table-cell table:style-name="ce26" office:value-type="string">
            <text:p>to 2 dp</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number-columns-repeated="3"/>
          <table:table-cell table:style-name="ce22" office:value-type="string">
            <text:p>Yang, J.; Wang, X. M.; Li, S. &amp; Zhao, G. F.</text:p>
          </table:table-cell>
          <table:table-cell table:style-name="ce22" office:value-type="string">
            <text:p>What is the phylogenetic placement of Dipteronia dyerana Henry? An example of plant species placement based on nucleotide sequences</text:p>
          </table:table-cell>
          <table:table-cell table:style-name="ce22" office:value-type="string">
            <text:p>Plant Biosystems - An International Journal Dealing with all Aspects of Plant Biology</text:p>
          </table:table-cell>
          <table:table-cell table:style-name="ce22" office:value-type="float" office:value="144">
            <text:p>144</text:p>
          </table:table-cell>
          <table:table-cell table:style-name="ce22" office:value-type="float" office:value="3">
            <text:p>3</text:p>
          </table:table-cell>
          <table:table-cell table:style-name="ce22" office:value-type="string">
            <text:p>September</text:p>
          </table:table-cell>
          <table:table-cell table:style-name="ce22" office:value-type="string">
            <text:p>634--643</text:p>
          </table:table-cell>
          <table:table-cell table:style-name="ce22" office:value-type="float" office:value="2010">
            <text:p>2010</text:p>
          </table:table-cell>
          <table:table-cell table:style-name="ce22" office:value-type="string">
            <text:p>http://www.informaworld.com/openurl?genre=article\&amp;doi=10.1080/11263504.2010.490032\&amp;magic=crossref||D404A21C5BB053405B1A640AFFD44AE3</text:p>
          </table:table-cell>
          <table:table-cell table:number-columns-repeated="4"/>
          <table:table-cell table:style-name="ce22" office:value-type="string">
            <text:p>dipteronia dyerana henry,nucleotide sequences,phylogenetic placement,species delimitation</text:p>
          </table:table-cell>
        </table:table-row>
        <table:table-row table:style-name="ro3">
          <table:table-cell table:style-name="ce22" office:value-type="string">
            <text:p>Yesson2009</text:p>
          </table:table-cell>
          <table:table-cell table:style-name="ce25" office:value-type="string">
            <text:p>Before undertaking phylogenetic analyses, the incongruence
length difference test (Farris et al., 1994) was carried out using
the HOMPART command in paup* 4b10 (Swofford, 2002)
using 1000 replicates. Both generic and specific level data sets
showed no significant incongruence at the 1% level (generic
level analysis, P = 0.56; specific level analysis, P = 0.03). The
1% level of significance was chosen because the 5% level has
been shown to be insufficient to reject congruence (Darlu &amp;
Lecointre, 2002). Given the similar topologies produced from
each data set, and the low resolution of the trnL-F phylogeny,
we considered it preferable to implement a total evidence
approach, and present our main results based on the combined
Data.</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6" office:value-type="string">
            <text:p>0.56, 0.03</text:p>
          </table:table-cell>
          <table:table-cell table:style-name="ce22" office:value-type="float" office:value="1">
            <text:p>1</text:p>
          </table:table-cell>
          <table:table-cell table:style-name="ce22" office:value-type="float" office:value="0.01">
            <text:p>0.01</text:p>
          </table:table-cell>
          <table:table-cell table:style-name="ce22" office:value-type="float" office:value="1">
            <text:p>1</text:p>
          </table:table-cell>
          <table:table-cell table:style-name="ce22" office:value-type="string">
            <text:p>justified using 0.01</text:p>
          </table:table-cell>
          <table:table-cell table:number-columns-repeated="2"/>
          <table:table-cell table:style-name="ce22" office:value-type="string">
            <text:p>Yesson, C.; Toomey, N. H. &amp; Culham, a.</text:p>
          </table:table-cell>
          <table:table-cell table:style-name="ce22" office:value-type="string">
            <text:p>Cyclamen : time, sea and speciation biogeography using a temporally calibrated phylogeny</text:p>
          </table:table-cell>
          <table:table-cell table:style-name="ce22" office:value-type="string">
            <text:p>Journal of Biogeography</text:p>
          </table:table-cell>
          <table:table-cell table:style-name="ce22" office:value-type="float" office:value="36">
            <text:p>36</text:p>
          </table:table-cell>
          <table:table-cell table:style-name="ce22" office:value-type="float" office:value="7">
            <text:p>7</text:p>
          </table:table-cell>
          <table:table-cell table:style-name="ce22" office:value-type="string">
            <text:p>July</text:p>
          </table:table-cell>
          <table:table-cell table:style-name="ce22" office:value-type="string">
            <text:p>1234--1252</text:p>
          </table:table-cell>
          <table:table-cell table:style-name="ce22" office:value-type="float" office:value="2009">
            <text:p>2009</text:p>
          </table:table-cell>
          <table:table-cell table:style-name="ce22" office:value-type="string">
            <text:p>http://doi.wiley.com/10.1111/j.1365-2699.2008.01971.x</text:p>
          </table:table-cell>
          <table:table-cell table:number-columns-repeated="4"/>
          <table:table-cell table:style-name="ce22" office:value-type="string">
            <text:p>allopatric speciation,bayesian analysis,cyclamen,diva,historical biogeogra-,mediterranean,molecular dating,myrsinaceae,palaeoclimate,phy,secondary</text:p>
          </table:table-cell>
        </table:table-row>
        <table:table-row table:style-name="ro3">
          <table:table-cell table:style-name="ce22" office:value-type="string">
            <text:p>Yi2009</text:p>
          </table:table-cell>
          <table:table-cell table:style-name="ce25" office:value-type="string">
            <text:p>Six hundred sixty-six parsimony-informa-
tive characters were included in maximum parsimony analyses,
and all characters were assigned equal weights and states treated
as unordered. Parameters for the MP tree were as follows: 100 ran-
dom-addition sequences, and TBR branch swapping.
The partition homogeneity test with 1000 replications (Farris
et al., 1994; Cunningham, 1997) was applied to the combined data
matrix using PAUP* 4.0b10 to explore the conflict between data
sets. No significant incongruence was found in any combined data sets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no pvals</text:p>
          </table:table-cell>
          <table:table-cell table:style-name="ce22" office:value-type="string">
            <text:p>SERIOUS</text:p>
          </table:table-cell>
          <table:table-cell/>
          <table:table-cell table:style-name="ce22" office:value-type="string">
            <text:p>Yi, Zhenzhen; Song, Weibo; Clamp, John C; Chen, Zigui; Gao, Shan &amp; Zhang, Qianqian</text:p>
          </table:table-cell>
          <table:table-cell table:style-name="ce22" office:value-type="string">
            <text:p>Reconsideration of systematic relationships within the order Euplotida (Protista, Ciliophora) using new sequences of the gene coding for small-subunit rRNA and testing the use of combined data sets to construct phylogenies of the Diophrys-complex.</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3">
            <text:p>3</text:p>
          </table:table-cell>
          <table:table-cell table:style-name="ce22" office:value-type="string">
            <text:p>March</text:p>
          </table:table-cell>
          <table:table-cell table:style-name="ce22" office:value-type="string">
            <text:p>599--607</text:p>
          </table:table-cell>
          <table:table-cell table:style-name="ce22" office:value-type="float" office:value="2009">
            <text:p>2009</text:p>
          </table:table-cell>
          <table:table-cell table:style-name="ce22" office:value-type="string">
            <text:p>http://www.ncbi.nlm.nih.gov/pubmed/19121402</text:p>
          </table:table-cell>
          <table:table-cell table:style-name="ce22" office:value-type="string">
            <text:p>Elsevier Inc.</text:p>
          </table:table-cell>
          <table:table-cell/>
          <table:table-cell table:style-name="ce22" office:value-type="string">
            <text:p>Comprehensive molecular analyses of phylogenetic relationships within euplotid ciliates are relatively rare, and the relationships among some families remain questionable. We performed phylogenetic analyses of the order Euplotida based on new sequences of the gene coding for small-subunit RNA (SSrRNA) from a variety of taxa across the entire order as well as sequences from some of these taxa of other genes (ITS1-5.8S-ITS2 region and histone H4) that have not been included in previous analyses. Phylogenetic trees based on SSrRNA gene sequences constructed with four different methods had a consistent branching pattern that included the following features: (1) the typical" euplotids comprised a paraphyletic assemblage composed of two divergent clades (family Uronychiidae and families Euplotidae-Certesiidae-Aspidiscidae-Gastrocirrhidae)</text:p>
          </table:table-cell>
          <table:table-cell table:style-name="ce22" office:value-type="string">
            <text:p> (2) in the family Uronychiidae</text:p>
          </table:table-cell>
          <table:table-cell table:style-name="ce22" office:value-type="string">
            <text:p> the genera Uronychia and Paradiophrys formed a clearly outlined</text:p>
          </table:table-cell>
          <table:table-cell table:style-name="ce22" office:value-type="string">
            <text:p> well-supported clade that seemed to be rather divergent from Diophrys and Diophryopsis</text:p>
          </table:table-cell>
          <table:table-cell table:style-name="ce22" office:value-type="string">
            <text:p> suggesting that the Diophrys-complex may have had a longer and more separate evolutionary history than previously supposed</text:p>
          </table:table-cell>
          <table:table-cell table:style-name="ce22" office:value-type="string">
            <text:p> (3) inclusion of 12 new SSrRNA sequences in analyses of Euplotidae revealed two new clades of species within the family and cast additional doubt on the present classification of genera within the family</text:p>
          </table:table-cell>
          <table:table-cell table:style-name="ce22" office:value-type="string">
            <text:p> and (4) the intraspecific divergence among five species of Aspidisca was far greater than those of closely related genera. The ITS1-5.8S-ITS2 coding regions and partial histone H4 genes of six morphospecies in the Diophrys-complex were sequenced along with their SSrRNA genes and used to compare phylogenies constructed from single data sets to those constructed from combined sets. Results indicated that combined analyses could be used to construct more reliable</text:p>
          </table:table-cell>
          <table:table-cell table:style-name="ce22" office:value-type="string">
            <text:p> less ambiguous phylogenies of complex groups like the order Euplotida</text:p>
          </table:table-cell>
          <table:table-cell table:style-name="ce22" office:value-type="string">
            <text:p> because they provide a greater amount and diversity of information."</text:p>
          </table:table-cell>
          <table:table-cell/>
          <table:table-cell table:style-name="ce22" office:value-type="string">
            <text:p>Animals,Base Sequence,Bayes Theorem,Ciliophora,Ciliophora: classification,Ciliophora: genetics,DNA, Protozoan,DNA, Protozoan: genetics,DNA, Ribosomal Spacer,DNA, Ribosomal Spacer: genetics,Evolution, Molecular,Molecular Sequence Data,Phylogeny,RNA, Ribosomal,RNA, Ribosomal: genetics,Sequence Alignment,Sequence Analysis, DNA</text:p>
          </table:table-cell>
        </table:table-row>
        <table:table-row table:style-name="ro3">
          <table:table-cell table:style-name="ce22" office:value-type="string">
            <text:p>Yi2009a</text:p>
          </table:table-cell>
          <table:table-cell table:style-name="ce25" office:value-type="string">
            <text:p>To explore the conflict between data sets, the par-
tition homogeneity test (Farris et al., 1994; Cunning-
ham, 1997) was applied to the combined data matrix
using the partition homogeneity test in PAUP*
4.0b10, with 1000 replications. SSrRNA and alpha-
tubulin gene sequences were found to be significantly
incongruent by using the partition homogeneity test
(P = 0.039). We therefore did not use the combined
data for analyses... For MP analyses,
500 parsimony-informative characters were included
in our study. Parameters for the MP tree were as
follows: 100 random-addition sequences, and tree
bisection-reconnection branch swapping.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2" office:value-type="float" office:value="0.039">
            <text:p>0.039</text:p>
          </table:table-cell>
          <table:table-cell table:style-name="ce22" office:value-type="float" office:value="0">
            <text:p>0</text:p>
          </table:table-cell>
          <table:table-cell table:style-name="ce22" office:value-type="float" office:value="0.05">
            <text:p>0.05</text:p>
          </table:table-cell>
          <table:table-cell/>
          <table:table-cell table:style-name="ce22" office:value-type="string">
            <text:p>did not combine</text:p>
          </table:table-cell>
          <table:table-cell table:number-columns-repeated="2"/>
          <table:table-cell table:style-name="ce22" office:value-type="string">
            <text:p>Yi, Zhenzhen; Song, Weibo; Stoeck, Thorsten; Al-Rasheid, Khaled a. S.; Al-Khedhairy, Abdulaziz a.; Gong, Jun; Ma, Hongwei &amp; Chen, Zigui</text:p>
          </table:table-cell>
          <table:table-cell table:style-name="ce22" office:value-type="string">
            <text:p>Phylogenetic analyses suggest that Psammomitra (Ciliophora, Urostylida) should represent an urostylid family, based on small subunit rRNA and alpha-tubulin gene sequence information</text:p>
          </table:table-cell>
          <table:table-cell table:style-name="ce22" office:value-type="string">
            <text:p>Zoological Journal of the Linnean Society</text:p>
          </table:table-cell>
          <table:table-cell table:style-name="ce22" office:value-type="float" office:value="157">
            <text:p>157</text:p>
          </table:table-cell>
          <table:table-cell table:style-name="ce22" office:value-type="float" office:value="2">
            <text:p>2</text:p>
          </table:table-cell>
          <table:table-cell table:style-name="ce22" office:value-type="string">
            <text:p>October</text:p>
          </table:table-cell>
          <table:table-cell table:style-name="ce22" office:value-type="string">
            <text:p>227--236</text:p>
          </table:table-cell>
          <table:table-cell table:style-name="ce22" office:value-type="float" office:value="2009">
            <text:p>2009</text:p>
          </table:table-cell>
          <table:table-cell table:style-name="ce22" office:value-type="string">
            <text:p>http://doi.wiley.com/10.1111/j.1096-3642.2008.00524.x</text:p>
          </table:table-cell>
        </table:table-row>
        <table:table-row table:style-name="ro3">
          <table:table-cell table:style-name="ce22" office:value-type="string">
            <text:p>Zhenzhen2010</text:p>
          </table:table-cell>
          <table:table-cell table:style-name="ce25" office:value-type="string">
            <text:p>Maximum
parsimony (MP) analysis was performed with
PAUP* 4.0b10 (Swofford, 2002) and the reliability
of the internal branches was estimated by the
bootstrap method with 1 000 replicates (Felsenstein,
1985). For MP analyses, 333 parsimony informative
characters were included in our study. Parameters for
the MP tree were as follows: 100 random-addition
sequences, and Tree bisection-reconnection (TBR)
branch swapping...
To explore the conflict between datasets, the
partition homogeneity test (Farris et al., 1994;
Cunningham, 1997) was applied to the combined
data matrix using the partition homogeneity test in
PAUP* 4.0b10, with 1 000 replications... The partition homogeneity test (incongruence
length difference, ILD) suggested no conflicting phylogenetic signal among different single
datasets (P=0.250 0). Therefore, all three single
datasets were concatenated into a single dataset
containing 2 134 aligned nucleotide sites (Table 2)
and 448 parsimony informative sites... The ILD tests indicated that the degree of
heterogeneity was not significant among the three
partitions (Table 2).

</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0RAS + TBR</text:p>
          </table:table-cell>
          <table:table-cell table:style-name="ce22" office:value-type="float" office:value="0">
            <text:p>0</text:p>
          </table:table-cell>
          <table:table-cell table:style-name="ce26" office:value-type="string">
            <text:p>0.3700, 0.0900, 0.2500</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number-columns-repeated="3"/>
          <table:table-cell table:style-name="ce22" office:value-type="string">
            <text:p>Yi, Zhenzhen; Wang, Yangang; Lin, Xiaofeng; Al-Rasheid, Khaled a. S. &amp; Song, Weibo</text:p>
          </table:table-cell>
          <table:table-cell table:style-name="ce22" office:value-type="string">
            <text:p>Phylogeny of subclass Scuticociliatia (Protozoa, Ciliophora) using combined data inferred from genetic, morphological, and morphogenetic evidence</text:p>
          </table:table-cell>
          <table:table-cell table:style-name="ce22" office:value-type="string">
            <text:p>Chinese Journal of Oceanology and Limnology</text:p>
          </table:table-cell>
          <table:table-cell table:style-name="ce22" office:value-type="float" office:value="28">
            <text:p>28</text:p>
          </table:table-cell>
          <table:table-cell table:style-name="ce22" office:value-type="float" office:value="4">
            <text:p>4</text:p>
          </table:table-cell>
          <table:table-cell table:style-name="ce22" office:value-type="string">
            <text:p>June</text:p>
          </table:table-cell>
          <table:table-cell table:style-name="ce22" office:value-type="string">
            <text:p>778--784</text:p>
          </table:table-cell>
          <table:table-cell table:style-name="ce22" office:value-type="float" office:value="2010">
            <text:p>2010</text:p>
          </table:table-cell>
          <table:table-cell table:style-name="ce22" office:value-type="string">
            <text:p>http://www.springerlink.com/index/10.1007/s00343-010-9100-8</text:p>
          </table:table-cell>
          <table:table-cell table:number-columns-repeated="4"/>
          <table:table-cell table:style-name="ce22" office:value-type="string">
            <text:p>ciliophora,combined data,phylogenetic analyses,scuticociliatia</text:p>
          </table:table-cell>
        </table:table-row>
        <table:table-row table:style-name="ro3">
          <table:table-cell table:style-name="ce22" office:value-type="string">
            <text:p>Yu2009</text:p>
          </table:table-cell>
          <table:table-cell table:style-name="ce25" office:value-type="string">
            <text:p>As to dataset II, prior to phy-
logenetic analyses, the degree of heterogeneity between the
mtDNA and nuDNA was investigated using the partition homoge-
neity test (Farris et al., 1994) in PAUPÃ v4.0b10 (Swofford, 2002)
with 1000 replicates and 10 random sequence additions... The partition homogeneity test revealed no significant conflict-
ing phylogenetic signals between mtDNA and nuDNA (P = 0.247)</text:p>
          </table:table-cell>
          <table:table-cell table:style-name="ce22" office:value-type="float" office:value="0">
            <text:p>0</text:p>
          </table:table-cell>
          <table:table-cell table:style-name="ce22" office:value-type="float" office:value="1">
            <text:p>1</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TBR</text:p>
          </table:table-cell>
          <table:table-cell table:style-name="ce22" office:value-type="float" office:value="0">
            <text:p>0</text:p>
          </table:table-cell>
          <table:table-cell table:style-name="ce26" office:value-type="string">
            <text:p>0.247</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Yu, Guohua; Rao, Dingqi; Zhang, Mingwang &amp; Yang, Junxing</text:p>
          </table:table-cell>
          <table:table-cell table:style-name="ce22" office:value-type="string">
            <text:p>Re-examination of the phylogeny of Rhacophoridae (Anura) based on mitochondrial and nuclear DNA.</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3">
            <text:p>3</text:p>
          </table:table-cell>
          <table:table-cell table:style-name="ce22" office:value-type="string">
            <text:p>March</text:p>
          </table:table-cell>
          <table:table-cell table:style-name="ce22" office:value-type="string">
            <text:p>571--9</text:p>
          </table:table-cell>
          <table:table-cell table:style-name="ce22" office:value-type="float" office:value="2009">
            <text:p>2009</text:p>
          </table:table-cell>
          <table:table-cell table:style-name="ce22" office:value-type="string">
            <text:p>http://www.ncbi.nlm.nih.gov/pubmed/19100849</text:p>
          </table:table-cell>
          <table:table-cell table:style-name="ce22" office:value-type="string">
            <text:p>Elsevier Inc.</text:p>
          </table:table-cell>
          <table:table-cell/>
          <table:table-cell table:style-name="ce22" office:value-type="string">
            <text:p>The phylogenetic relationships among rhacophorid frogs are under dispute. We use partial sequences of three mitochondrial (12S rRNA, 16S rRNA, and cytochrome b) and three nuclear protein-coding (Rag-1, rhodopsin exon 1, and tyrosinase exon 1) genes from 57 ingroup taxa and eight outgroup taxa to propose a hypothesis for phylogenetic relationships within Rhacophoridae. Our results support recognition of the genus Feihyla, and Chiromantis is the sister taxon to the clade formed by Feihyla, Polypedates and Rhacophorus. We place Aquixalus odontotarsus within Kurixalus, and the remaining species of Aquixalus and Philautus jinxiuensis into the genus Gracixalus. We give Philautus (Kirtixalus) the rank of genus and place Philautus menglaensis within it. The division of species groups among Chinese Rhacophorus needs revision, and a cryptic species is revealed within Rhacophorus nigropunctatus. Rhacophorus pingbianensis is considered a synonym of Rhacophorus omeimontis. The validity of Rhacophorus hui is confirmed by present molecular evidence.</text:p>
          </table:table-cell>
          <table:table-cell/>
          <table:table-cell table:style-name="ce22" office:value-type="string">
            <text:p>Animals,Anura,Anura: classification,Anura: genetics,Bayes Theorem,Cell Nucleus,Cell Nucleus: genetics,Cytochromes b,Cytochromes b: genetics,Evolution, Molecular,Genetic Speciation,Likelihood Functions,Mitochondria,Mitochondria: genetics,Phylogeny,RNA, Ribosomal,RNA, Ribosomal, 16S,RNA, Ribosomal, 16S: genetics,RNA, Ribosomal: genetics,Sequence Alignment,Sequence Analysis, DNA</text:p>
          </table:table-cell>
        </table:table-row>
        <table:table-row table:style-name="ro3">
          <table:table-cell table:style-name="ce22" office:value-type="string">
            <text:p>Zarrei2009</text:p>
          </table:table-cell>
          <table:table-cell table:style-name="ce25" office:value-type="string">
            <text:p>Owing to the unreliability of the partition homogeneity test
in assessing combinability (Farris et al., 1995) as shown by
several authors (Reeves et al., 2001; Yoder et al., 2001;
Rønsted et al., 2005), incongruence between the plastid and
ITS data was investigated by comparing the combined
results (Figs 3 and 4) with the those of the separate analyses
(Figs 1 and 2) with respect to level of resolution and bootstrap
support.
</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6"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NA</text:p>
          </table:table-cell>
          <table:table-cell table:style-name="ce22" office:value-type="string">
            <text:p>rejected</text:p>
          </table:table-cell>
          <table:table-cell table:number-columns-repeated="2"/>
          <table:table-cell table:style-name="ce22" office:value-type="string">
            <text:p>Zarrei, M; Wilkin, P; Fay, M F; Ingrouille, M J; Zarre, S &amp; Chase, M W</text:p>
          </table:table-cell>
          <table:table-cell table:style-name="ce22" office:value-type="string">
            <text:p>Molecular systematics of Gagea and Lloydia (Liliaceae; Liliales): implications of analyses of nuclear ribosomal and plastid DNA sequences for infrageneric classification.</text:p>
          </table:table-cell>
          <table:table-cell table:style-name="ce22" office:value-type="string">
            <text:p>Annals of botany</text:p>
          </table:table-cell>
          <table:table-cell table:style-name="ce22" office:value-type="float" office:value="104">
            <text:p>104</text:p>
          </table:table-cell>
          <table:table-cell table:style-name="ce22" office:value-type="float" office:value="1">
            <text:p>1</text:p>
          </table:table-cell>
          <table:table-cell table:style-name="ce22" office:value-type="string">
            <text:p>July</text:p>
          </table:table-cell>
          <table:table-cell table:style-name="ce22" office:value-type="string">
            <text:p>125--42</text:p>
          </table:table-cell>
          <table:table-cell table:style-name="ce22" office:value-type="float" office:value="2009">
            <text:p>2009</text:p>
          </table:table-cell>
          <table:table-cell table:style-name="ce22" office:value-type="string">
            <text:p>http://www.pubmedcentral.nih.gov/articlerender.fcgi?artid=2706717\&amp;tool=pmcentrez\&amp;rendertype=abstract</text:p>
          </table:table-cell>
          <table:table-cell table:number-columns-repeated="2"/>
          <table:table-cell table:style-name="ce22" office:value-type="string">
            <text:p>BACKGROUND AND AIMS: Gagea is a Eurasian genus of petaloid monocots, with a few species in North Africa, comprising between 70 and approximately 275 species depending on the author. Lloydia (thought to be the closest relative of Gagea) consists of 12-20 species that have a mostly eastern Asian distribution. Delimitation of these genera and their subdivisions are unresolved questions in Liliaceae taxonomy. The objective of this study is to evaluate generic and infrageneric circumscription of Gagea and Lloydia using DNA sequence data. METHODS: A phylogenetic study of Gagea and Lloydia (Liliaceae) was conducted using sequences of nuclear ribosomal internal transcribed spacer (ITS) and plastid (rpl16 intron, trnL intron, trnL-F spacer, matK and the psbA-trnH spacer) DNA regions. This included 149 accessions (seven as outgroups), with multiple accessions of some taxa; 552 sequences were included, of which 393 were generated as part of this research. KEY RESULTS: A close relationship of Gagea and Lloydia was confirmed in analyses using different datasets, but neither Gagea nor Lloydia forms a monophyletic group as currently circumscribed; however, the ITS and plastid analyses did not produce congruent results for the placement of Lloydia relative to the major groups within Gagea. Gagea accessions formed five moderately to strongly supported clades in all trees, with most Lloydia taxa positioned at the basal nodes; in the strict consensus trees from the combined data a basal polytomy occurs. There is limited congruence between the classical, morphology-derived infrageneric taxonomy in Gagea (including Lloydia) and clades in the present phylogenetic analyses. CONCLUSIONS: The analyses support monophyly of Gagea/Lloydia collectively, and they clearly comprise a single lineage, as some previous authors have hypothesized. The results provide the basis for a new classification of Gagea that has support from some morphological features. Incongruence between plastid and nuclear ITS results is interpreted as potentially due to ancient hybridization and/or paralogy of ITS rDNA.</text:p>
          </table:table-cell>
          <table:table-cell/>
          <table:table-cell table:style-name="ce22" office:value-type="string">
            <text:p>DNA, Plant,DNA, Plant: genetics,DNA, Ribosomal Spacer,DNA, Ribosomal Spacer: genetics,Liliaceae,Liliaceae: classification,Liliaceae: genetics,Molecular Sequence Data,Phylogeny,Plastids,Plastids: genetics,Sequence Analysis, DNA</text:p>
          </table:table-cell>
        </table:table-row>
        <table:table-row table:style-name="ro3">
          <table:table-cell table:style-name="ce22" office:value-type="string">
            <text:p>Zeng2010</text:p>
          </table:table-cell>
          <table:table-cell table:style-name="ce25" office:value-type="string">
            <text:p>Congruence of datasets was assessed using the incongruence
length difference (ILD) test (Farris et al., 1994) implemented in
PAUP* ver. 4.0b10 (Swofford, 2003). We used 1000 homogeneity
replicates. Heuristic search with initial trees obtained by random
addition, NNI (nearest-neighbor interchange) branch swapping,
and ten random addition sequences following Sjolin et al. (2005).
Uninformative characters were excluded prior to ILD tests as they
may overestimate the level of incongruence (Cunningham, 1997;
Lee, 2001). Different combinations of datasets were also analyzed.
Comparisons among the eight individual chloroplast sequences
using the ILD test indicated that none of them was significantly
incongruent (P = 0.086–0.675). The ILD value for the entire dataset
was 0.675, suggesting congruence among the datasets... gaps were trea-
ted as missing data.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
            <text:p>0</text:p>
          </table:table-cell>
          <table:table-cell table:style-name="ce22" office:value-type="string">
            <text:p>10RAS + NNI</text:p>
          </table:table-cell>
          <table:table-cell table:style-name="ce22" office:value-type="float" office:value="0">
            <text:p>0</text:p>
          </table:table-cell>
          <table:table-cell table:style-name="ce26" office:value-type="string">
            <text:p>0.086–0.675</text:p>
          </table:table-cell>
          <table:table-cell table:number-columns-repeated="2"/>
          <table:table-cell table:style-name="ce22" office:value-type="float" office:value="0">
            <text:p>0</text:p>
          </table:table-cell>
          <table:table-cell table:style-name="ce22" office:value-type="string">
            <text:p>pvals not explicitly report, no multiple correction</text:p>
          </table:table-cell>
          <table:table-cell table:style-name="ce22" office:value-type="string">
            <text:p>SERIOUS</text:p>
          </table:table-cell>
          <table:table-cell/>
          <table:table-cell table:style-name="ce22" office:value-type="string">
            <text:p>Zeng, Chun-Xia; Zhang, Yu-Xiao; Triplett, Jimmy K; Yang, Jun-Bo &amp; Li, De-Zhu</text:p>
          </table:table-cell>
          <table:table-cell table:style-name="ce22" office:value-type="string">
            <text:p>Large multi-locus plastid phylogeny of the tribe Arundinarieae (Poaceae: Bambusoideae) reveals ten major lineages and low rate of molecular divergence.</text:p>
          </table:table-cell>
          <table:table-cell table:style-name="ce22" office:value-type="string">
            <text:p>Molecular phylogenetics and evolution</text:p>
          </table:table-cell>
          <table:table-cell table:style-name="ce22" office:value-type="float" office:value="56">
            <text:p>56</text:p>
          </table:table-cell>
          <table:table-cell table:style-name="ce22" office:value-type="float" office:value="2">
            <text:p>2</text:p>
          </table:table-cell>
          <table:table-cell table:style-name="ce22" office:value-type="string">
            <text:p>August</text:p>
          </table:table-cell>
          <table:table-cell table:style-name="ce22" office:value-type="string">
            <text:p>821--39</text:p>
          </table:table-cell>
          <table:table-cell table:style-name="ce22" office:value-type="float" office:value="2010">
            <text:p>2010</text:p>
          </table:table-cell>
          <table:table-cell table:style-name="ce22" office:value-type="string">
            <text:p>http://www.ncbi.nlm.nih.gov/pubmed/20381627</text:p>
          </table:table-cell>
          <table:table-cell table:style-name="ce22" office:value-type="string">
            <text:p>Elsevier Inc.</text:p>
          </table:table-cell>
          <table:table-cell/>
          <table:table-cell table:style-name="ce22" office:value-type="string">
            <text:p>The temperate bamboos (tribe Arundinarieae) are notorious for being taxonomically extremely difficult. China contains some of the world's greatest diversity of the tribe Arundinarieae, with most genera and species endemic. Previous investigation into phylogenetic relationships of the temperate bamboos revealed several major clades, but emphasis on the species-level relationships among taxa in North America and Japan. To further elucidate relationships among the temperate bamboos, a very broad sampling of Chinese representatives was examined. We produced 9463 bp of sequences from eight non-coding chloroplast regions for 146 species in 26 genera and 5 outgroups. The loci sequenced were atpI/H, psaA-ORF170, rpl32-trnL, rpoB-trnC, rps16-trnQ, trnD/T, trnS/G, and trnT/L. Phylogenetic analyses using maximum parsimony and Bayesian inference supported the monophyly of Arundinarieae. The two major subtribes, Arundinariinae and Shibataeinae, defined on the basis of different synflorescence types, were indicated to be polyphyletic. Most genera in this tribe were confirmed to be paraphyletic or polyphyletic. The cladograms suggest that Arundinarieae is divided into ten major lineages. In addition to six lineages suggested in a previous molecular study (Bergbamboes, the African alpine bamboos, Chimonocalamus, the Shibataea clade, the Phyllostachys clade, and the Arundinaria clade), four additional lineages were recovered in our results, each represented by a single species: Gaoligongshania megalothyrsa, Indocalamus sinicus, Indocalamus wilsonii, Thamnocalamus spathiflorus. Our analyses also indicate that (1) even more than 9000 bp of fast-evolving plastid sequence data cannot resolve the inter- and infra-relationships among and within the ten lineages of the tribe Arundinarieae; (2) an extensive sampling is indispensable for phylogeny reconstruction in this tribe, especially given that many genera appear to be paraphyletic or polyphyletic. Perhaps the ideal way to further illuminate relationships among the temperate bamboos is to sample multiple nuclear loci or whole chloroplast sequences in order to obtain sufficient variation.</text:p>
          </table:table-cell>
          <table:table-cell/>
          <table:table-cell table:style-name="ce22" office:value-type="string">
            <text:p>Bayes Theorem,China,Chloroplasts,Chloroplasts: genetics,DNA, Chloroplast,DNA, Chloroplast: genetics,DNA, Plant,DNA, Plant: genetics,Evolution, Molecular,Models, Genetic,Phylogeny,Poaceae,Poaceae: classification,Poaceae: genetics,Sequence Alignment,Sequence Analysis, DNA</text:p>
          </table:table-cell>
        </table:table-row>
        <table:table-row table:style-name="ro3">
          <table:table-cell table:style-name="ce22" office:value-type="string">
            <text:p>Zhang2009</text:p>
          </table:table-cell>
          <table:table-cell table:style-name="ce25" office:value-type="string">
            <text:p>congruence was determined with incongruence length difference
(ILD) tests (Farris et al., 1994). This test was implemented in the
computer program PAUPÃ version 4.0b10 (Swofford, 2002) as de-
scribed in Wang et al. (2004). The data sets compared were trnS–
trnG versus rbcL and nuclear data versus chloroplast data. From
the results of the ILD tests, three data sets were employed in anal-
yses: ITS, cpDNA (trnS–trnG region + rbcL), and combined 3-gene... The MP
analyses were conducted with the heuristic search option in
PAUP. Searches were conducted over 100 random-taxon-addition
replicates with tree bisection-reconnection branch-swapping,
steepest descent, and MulTrees in effect. All characters and states
were weighted equally and unordered. All trees from the replicates
were swapped to completion, all shortest trees were saved, and a
strict consensus tree was computed. [FROM WANG ea04: using 500 heuristic-search randomizations, simple ad-
dition sequence, and TBR swapping, with uninformative characters excluded,
one tree held at each step, MulTrees not enforced, and no more than 2000
trees saved per randomization.]... The data partitions trnS–trnG region versus rbcL and ITS versus
cpDNA were not significantly incongruent on the basis of the ILD
tests (both P = 0.056). Therefore we combined all cpDNA data into
a single data set for a cpDNA analysis, and combined all data
(ITS + cpDNA) into a single 3-gene data set for a combined analysis.

</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500">
            <text:p>500</text:p>
          </table:table-cell>
          <table:table-cell table:style-name="ce22" office:value-type="float" office:value="0.5">
            <text:p>0.5</text:p>
          </table:table-cell>
          <table:table-cell table:style-name="ce22" office:value-type="string">
            <text:p>Simple + TBR</text:p>
          </table:table-cell>
          <table:table-cell table:style-name="ce22" office:value-type="float" office:value="0">
            <text:p>0</text:p>
          </table:table-cell>
          <table:table-cell table:style-name="ce26" office:value-type="string">
            <text:p>0.056, 0.056</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number-columns-repeated="3"/>
          <table:table-cell table:style-name="ce22" office:value-type="string">
            <text:p>Zhang, Mingli; Fritsch, Peter W &amp; Cruz, Boni C</text:p>
          </table:table-cell>
          <table:table-cell table:style-name="ce22" office:value-type="string">
            <text:p>Phylogeny of Caragana (Fabaceae) based on DNA sequence data from rbcL, trnS-trnG, and ITS.</text:p>
          </table:table-cell>
          <table:table-cell table:style-name="ce22" office:value-type="string">
            <text:p>Molecular phylogenetics and evolution</text:p>
          </table:table-cell>
          <table:table-cell table:style-name="ce22" office:value-type="float" office:value="50">
            <text:p>50</text:p>
          </table:table-cell>
          <table:table-cell table:style-name="ce22" office:value-type="float" office:value="3">
            <text:p>3</text:p>
          </table:table-cell>
          <table:table-cell table:style-name="ce22" office:value-type="string">
            <text:p>March</text:p>
          </table:table-cell>
          <table:table-cell table:style-name="ce22" office:value-type="string">
            <text:p>547--59</text:p>
          </table:table-cell>
          <table:table-cell table:style-name="ce22" office:value-type="float" office:value="2009">
            <text:p>2009</text:p>
          </table:table-cell>
          <table:table-cell table:style-name="ce22" office:value-type="string">
            <text:p>http://www.ncbi.nlm.nih.gov/pubmed/19100848</text:p>
          </table:table-cell>
          <table:table-cell table:style-name="ce22" office:value-type="string">
            <text:p>Elsevier Inc.</text:p>
          </table:table-cell>
          <table:table-cell/>
          <table:table-cell table:style-name="ce22" office:value-type="string">
            <text:p>Phylogenetic relationships of 48 species of Caragana (Fabaceae: tribe Hedysareae) and one representative each of Astragalus, Calophaca, Halimodendron, and Hedysarum are estimated from DNA sequences of the rbcL gene, trnS-trnG intron and spacer, and ITS region. At least one representative of all five sections and 12 series within Caragana are included. Analyses yielded strongly supported clades corresponding to sections Caragana, Bracteolatae, and Frutescentes. The species of section Jubatae are distributed among three strongly supported clades, i.e., one with the species of section Bracteolatae, another with two species of section Spinosae, and a third as sister to section Frutescentes. All but the last of these six clades are corroborated by at least one unambiguously traced morphological character. The placement of the other four species of section Spinosae are not well supported and lack unambiguous morphological synapomorphies, and the samples of Calophaca and Halimodendron nest within Caragana with weak support.</text:p>
          </table:table-cell>
          <table:table-cell/>
          <table:table-cell table:style-name="ce22" office:value-type="string">
            <text:p>Bayes Theorem,DNA, Chloroplast,DNA, Chloroplast: genetics,DNA, Plant,DNA, Plant: genetics,DNA, Ribosomal Spacer,DNA, Ribosomal Spacer: genetics,Evolution, Molecular,Fabaceae,Fabaceae: anatomy \&amp; histology,Fabaceae: classification,Fabaceae: genetics,Genetic Variation,Genome, Plant,Introns,Likelihood Functions,Phylogeny,Sequence Analysis, DNA,Species Specificity</text:p>
          </table:table-cell>
        </table:table-row>
        <table:table-row table:style-name="ro3">
          <table:table-cell table:style-name="ce22" office:value-type="string">
            <text:p>Zhao2010</text:p>
          </table:table-cell>
          <table:table-cell table:style-name="ce25" office:value-type="string">
            <text:p>Unweighted Parsimony (UP) analyses were performed
using PAUP* 4.0b10 (Swofford 2004), and consisted of 1000
heuristic search replicates with unordered characters, starting
trees obtained via stepwise addition, random sequence
addition, tree bisection-reconnection (TBR) branch swap-
ping, and gaps treated as missing data...
Prior to combining, the homogeneity of the partitioned ITS and nLSU data sets (Farris et al. 1995) was determined in PAUP* using 1,000 homogenetiy replicates with the same heuristic search settings used in the UP analyses.</text:p>
          </table:table-cell>
          <table:table-cell table:style-name="ce22" office:value-type="float" office:value="0">
            <text:p>0</text:p>
          </table:table-cell>
          <table:table-cell table:style-name="ce22" office:value-type="string">
            <text:p>(as missing) 1 </text:p>
          </table:table-cell>
          <table:table-cell table:style-name="ce22" office:value-type="float" office:value="0">
            <text:p>0</text:p>
          </table:table-cell>
          <table:table-cell table:style-name="ce22" office:value-type="float" office:value="1000">
            <text:p>1000</text:p>
          </table:table-cell>
          <table:table-cell table:style-name="ce22" office:value-type="float" office:value="0.5">
            <text:p>0.5</text:p>
          </table:table-cell>
          <table:table-cell table:style-name="ce22" office:value-type="string">
            <text:p>RAS + TBR</text:p>
          </table:table-cell>
          <table:table-cell table:style-name="ce22" office:value-type="float" office:value="1">
            <text:p>1</text:p>
          </table:table-cell>
          <table:table-cell table:style-name="ce26" office:value-type="string">
            <text:p>NA</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style-name="ce22" office:value-type="string">
            <text:p>Missing! (completely)</text:p>
          </table:table-cell>
          <table:table-cell table:style-name="ce22" office:value-type="string">
            <text:p>SERIOUS</text:p>
          </table:table-cell>
          <table:table-cell/>
          <table:table-cell table:style-name="ce22" office:value-type="string">
            <text:p>Zhao, Rui-lin; Desjardin, Dennis E.; Soytong, Kasem; Perry, Brian a. &amp; Hyde, Kevin D.</text:p>
          </table:table-cell>
          <table:table-cell table:style-name="ce22" office:value-type="string">
            <text:p>A monograph of Micropsalliota in Northern Thailand based on morphological and molecular data</text:p>
          </table:table-cell>
          <table:table-cell table:style-name="ce22" office:value-type="string">
            <text:p>Fungal Diversity</text:p>
          </table:table-cell>
          <table:table-cell table:style-name="ce22" office:value-type="float" office:value="45">
            <text:p>45</text:p>
          </table:table-cell>
          <table:table-cell table:style-name="ce22" office:value-type="float" office:value="1">
            <text:p>1</text:p>
          </table:table-cell>
          <table:table-cell table:style-name="ce22" office:value-type="string">
            <text:p>August</text:p>
          </table:table-cell>
          <table:table-cell table:style-name="ce22" office:value-type="string">
            <text:p>33--79</text:p>
          </table:table-cell>
          <table:table-cell table:style-name="ce22" office:value-type="float" office:value="2010">
            <text:p>2010</text:p>
          </table:table-cell>
          <table:table-cell table:style-name="ce22" office:value-type="string">
            <text:p>http://www.springerlink.com/index/10.1007/s13225-010-0050-4</text:p>
          </table:table-cell>
          <table:table-cell table:number-columns-repeated="4"/>
          <table:table-cell table:style-name="ce22" office:value-type="string">
            <text:p>agaricaceae,agaricus,hymenagaricus,phylogenetic analyses,taxonomy,tropics</text:p>
          </table:table-cell>
        </table:table-row>
        <table:table-row table:style-name="ro3">
          <table:table-cell table:style-name="ce22" office:value-type="string">
            <text:p>Zimkus2010</text:p>
          </table:table-cell>
          <table:table-cell table:style-name="ce25" office:value-type="string">
            <text:p>Given that the 12S rRNA and 16S rRNA fragments have similar
function and structure (coding for ribosomal RNA), they were con-
sidered a single partition together with the short intervening
tRNA-valine. Homogeneity between mitochondrial 12S rRNA and
16S rRNA was tested and verified using the incongruence length
difference test (ILD; Farris et al., 1994, 1995) implemented in
PAUP*4.0b10 (Swofford, 2002). Heterogeneity between mitochon-
drial and nuclear data partitions was also tested in this manner.
Whether to analyze partitions separately or to combine data re-
mains somewhat controversial, and suitability of the ILD test has
been questioned because it cannot be used directly to address
questions of phylogenetic accuracy (Hipp et al., 2004). Therefore,
regardless of ILD results, data partitions were analyzed separately
for mitochondrial DNA (12S rRNA, valine-tRNA, and 16S rRNA) and
the nuclear locus (RAG-1), as well as a combination of mitochon-
drial and nuclear sequences (total molecular evidence) to explore
the nature of the data... MP heuristic searches were conducted in
PAUP*4.0b10 (Swofford, 2002) with 1000 random sequence-addi-
tion replicates and TBR branch swapping. Gaps were treated as
missing data. We estimated nodal support using non-parametric
bootstrapping (1000 pseudo-replicates) with heuristic searches
involving 10 random sequence-addition replicates implemented
in PAUP*... The ILD test demonstrated significant heterogeneity (P = 0.004)
between mitochondrial and nuclear datasets and confirmed homo-
geneity between mitochondrial 12S and 16S rRNA (P = 0.065).
Although heterogeneity was demonstrated, mitochondrial and nu-
clear partitions were combined to investigate the resolution of
phrynobatrachid phylogeny</text:p>
          </table:table-cell>
          <table:table-cell table:style-name="ce22" office:value-type="float" office:value="0">
            <text:p>0</text:p>
          </table:table-cell>
          <table:table-cell table:style-name="ce22" office:value-type="string">
            <text:p>(as missing) 1 </text:p>
          </table:table-cell>
          <table:table-cell table:style-name="ce22" office:value-type="float" office:value="1">
            <text:p>1</text:p>
          </table:table-cell>
          <table:table-cell table:style-name="ce22" office:value-type="string">
            <text:p>NA</text:p>
          </table:table-cell>
          <table:table-cell table:style-name="ce22" office:value-type="float" office:value="0">
            <text:p>0</text:p>
          </table:table-cell>
          <table:table-cell table:style-name="ce22" office:value-type="string">
            <text:p>10RAS + TBR</text:p>
          </table:table-cell>
          <table:table-cell table:style-name="ce22" office:value-type="float" office:value="0">
            <text:p>0</text:p>
          </table:table-cell>
          <table:table-cell table:style-name="ce26" office:value-type="string">
            <text:p>0.004, 0.065</text:p>
          </table:table-cell>
          <table:table-cell table:style-name="ce22" office:value-type="float" office:value="1">
            <text:p>1</text:p>
          </table:table-cell>
          <table:table-cell table:style-name="ce22" office:value-type="string">
            <text:p>NA</text:p>
          </table:table-cell>
          <table:table-cell table:style-name="ce22" office:value-type="float" office:value="1">
            <text:p>1</text:p>
          </table:table-cell>
          <table:table-cell table:number-columns-repeated="3"/>
          <table:table-cell table:style-name="ce22" office:value-type="string">
            <text:p>Zimkus, B; Ro}del, M &amp; Hillers, A</text:p>
          </table:table-cell>
          <table:table-cell table:style-name="ce22" office:value-type="string">
            <text:p>Complex patterns of continental speciation: molecular phylogenetics and biogeography of sub-Saharan puddle frogs (Phrynobatrachus).</text:p>
          </table:table-cell>
          <table:table-cell table:style-name="ce22" office:value-type="string">
            <text:p>Molecular Phylogenetics And Evolution</text:p>
          </table:table-cell>
          <table:table-cell table:style-name="ce22" office:value-type="float" office:value="55">
            <text:p>55</text:p>
          </table:table-cell>
          <table:table-cell table:style-name="ce22" office:value-type="float" office:value="3">
            <text:p>3</text:p>
          </table:table-cell>
          <table:table-cell/>
          <table:table-cell table:style-name="ce22" office:value-type="string">
            <text:p>883--900</text:p>
          </table:table-cell>
          <table:table-cell table:style-name="ce22" office:value-type="float" office:value="2010">
            <text:p>2010</text:p>
          </table:table-cell>
          <table:table-cell table:style-name="ce22" office:value-type="string">
            <text:p>http://dx.doi.org/10.1016/j.ympev.2009.12.012</text:p>
          </table:table-cell>
          <table:table-cell table:number-columns-repeated="4"/>
          <table:table-cell table:style-name="ce22" office:value-type="string">
            <text:p>2010,biogeography,speciation,treebase1:S2597,treebase2:S10240</text:p>
          </table:table-cell>
        </table:table-row>
        <table:table-row table:style-name="ro1">
          <table:table-cell table:number-columns-repeated="3"/>
          <table:table-cell table:style-name="ce22" table:formula="oooc:=SUM([.D1:.D278])" office:value-type="float" office:value="126">
            <text:p>126</text:p>
          </table:table-cell>
          <table:table-cell table:number-columns-repeated="8"/>
          <table:table-cell table:style-name="ce22" table:formula="oooc:=SUM([.M1:.M278])" office:value-type="float" office:value="214">
            <text:p>214</text:p>
          </table:table-cell>
        </table:table-row>
        <table:table-row table:style-name="ro1">
          <table:table-cell table:number-columns-repeated="3"/>
          <table:table-cell table:style-name="ce22" table:formula="oooc:=(278-3)-22" office:value-type="float" office:value="253">
            <text:p>253</text:p>
          </table:table-cell>
          <table:table-cell table:number-columns-repeated="8"/>
          <table:table-cell table:style-name="ce22" table:formula="oooc:=COUNTIF([.M2:.M278];0)" office:value-type="float" office:value="32">
            <text:p>32</text:p>
          </table:table-cell>
          <table:table-cell/>
          <table:table-cell table:style-name="ce22" table:formula="oooc:=COUNTIF([.O2:.O278];&quot;SERIOUS&quot;)" office:value-type="float" office:value="103">
            <text:p>103</text:p>
          </table:table-cell>
        </table:table-row>
        <table:table-row table:style-name="ro1">
          <table:table-cell table:number-columns-repeated="3"/>
          <table:table-cell table:style-name="ce22" table:formula="oooc:=126/253" office:value-type="float" office:value="0.4980237154150198">
            <text:p>0.498023715</text:p>
          </table:table-cell>
          <table:table-cell table:number-columns-repeated="8"/>
          <table:table-cell table:style-name="ce22" table:formula="oooc:=32/(214+32)" office:value-type="float" office:value="0.13008130081300814">
            <text:p>0.130081301</text:p>
          </table:table-cell>
          <table:table-cell/>
          <table:table-cell table:style-name="ce22" office:value-type="float" office:value="276">
            <text:p>276</text:p>
          </table:table-cell>
        </table:table-row>
        <table:table-row table:style-name="ro1">
          <table:table-cell table:number-columns-repeated="3"/>
          <table:table-cell table:style-name="ce22" table:formula="oooc:=COUNTIF([.D3:.D278];&quot;NA&quot;)" office:value-type="float" office:value="22">
            <text:p>22</text:p>
          </table:table-cell>
          <table:table-cell table:number-columns-repeated="10"/>
          <table:table-cell table:style-name="ce22" table:formula="oooc:=103/276" office:value-type="float" office:value="0.37318840579710144">
            <text:p>0.373188406</text:p>
          </table:table-cell>
        </table:table-row>
        <table:table-row table:number-rows-repeated="1" table:style-name="ro1"/>
        <table:table-row table:style-name="ro1">
          <table:table-cell table:number-columns-repeated="8"/>
          <table:table-cell table:style-name="ce21" table:formula="oooc:=SUM([.I1:.I283])" office:value-type="float" office:value="49.5">
            <text:p>49.5</text:p>
          </table:table-cell>
          <table:table-cell table:style-name="ce26" office:value-type="string">
            <text:p>sig levels</text:p>
          </table:table-cell>
          <table:table-cell table:style-name="ce28" office:value-type="float" office:value="0.05">
            <text:p>0.05</text:p>
          </table:table-cell>
          <table:table-cell table:style-name="ce22" table:formula="oooc:=COUNTIF([.L3:.L278];&quot;=0.05&quot;)" office:value-type="float" office:value="34">
            <text:p>34</text:p>
          </table:table-cell>
        </table:table-row>
        <table:table-row table:style-name="ro1">
          <table:table-cell table:number-columns-repeated="10"/>
          <table:table-cell table:style-name="ce26" office:value-type="string">
            <text:p>0.01</text:p>
          </table:table-cell>
          <table:table-cell table:style-name="ce22" table:formula="oooc:=COUNTIF([.L3:.L278];&quot;=0.01&quot;)" office:value-type="float" office:value="17">
            <text:p>17</text:p>
          </table:table-cell>
        </table:table-row>
        <table:table-row table:style-name="ro1">
          <table:table-cell table:number-columns-repeated="10"/>
          <table:table-cell table:style-name="ce28" office:value-type="float" office:value="0.001">
            <text:p>0.001</text:p>
          </table:table-cell>
          <table:table-cell table:style-name="ce22" table:formula="oooc:=COUNTIF([.L3:.L278];&quot;=0.001&quot;)" office:value-type="float" office:value="7">
            <text:p>7</text:p>
          </table:table-cell>
        </table:table-row>
        <table:table-row table:style-name="ro1">
          <table:table-cell table:number-columns-repeated="10"/>
          <table:table-cell table:style-name="ce22" office:value-type="string">
            <text:p>other</text:p>
          </table:table-cell>
          <table:table-cell table:style-name="ce22" table:formula="oooc:=(COUNTIF([.L3:.L278];&quot;&gt;0.00001&quot;))-[.L288]" office:value-type="float" office:value="3">
            <text:p>3</text:p>
          </table:table-cell>
        </table:table-row>
        <table:table-row table:style-name="ro1">
          <table:table-cell table:number-columns-repeated="11"/>
          <table:table-cell table:style-name="ce22" table:formula="oooc:=SUM([.L284:.L286])" office:value-type="float" office:value="58">
            <text:p>5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177">
      <number:text-content/>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